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Basic/script-lc.xml" manifest:media-type="text/xml"/>
  <manifest:file-entry manifest:full-path="Basic/VBAProject/script-lb.xml" manifest:media-type="text/xml"/>
  <manifest:file-entry manifest:full-path="Basic/VBAProject/ThisWorkbook.xml" manifest:media-type="text/xml"/>
  <manifest:file-entry manifest:full-path="Basic/VBAProject/Module1.xml" manifest:media-type="text/xml"/>
  <manifest:file-entry manifest:full-path="Basic/VBAProject/Sheet2.xml" manifest:media-type="text/xml"/>
  <manifest:file-entry manifest:full-path="Basic/VBAProject/Sheet1 (Control Panel).xml" manifest:media-type="text/xml"/>
  <manifest:file-entry manifest:full-path="Basic/VBAProject/Sheet1.xml" manifest:media-type="text/xml"/>
  <manifest:file-entry manifest:full-path="Basic/VBAProject/Sheet3.xml" manifest:media-type="text/xml"/>
  <manifest:file-entry manifest:full-path="Basic/Standard/script-lb.xml" manifest:media-type="text/xml"/>
  <manifest:file-entry manifest:full-path="Basic/Standard/Sheet6.xml" manifest:media-type="text/xml"/>
  <manifest:file-entry manifest:full-path="Basic/Standard/Sheet5.xml" manifest:media-type="text/xml"/>
  <manifest:file-entry manifest:full-path="Basic/Standard/Sheet4.xml" manifest:media-type="text/xml"/>
  <manifest:file-entry manifest:full-path="Basic/Standard/Sheet3.xml" manifest:media-type="text/xml"/>
  <manifest:file-entry manifest:full-path="Basic/Standard/Sheet2.xml" manifest:media-type="text/xml"/>
  <manifest:file-entry manifest:full-path="Basic/Standard/Sheet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Trebuchet MS" svg:font-family="'Trebuchet M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55pt"/>
    </style:style>
    <style:style style:name="co2" style:family="table-column">
      <style:table-column-properties fo:break-before="auto" style:column-width="108.54pt"/>
    </style:style>
    <style:style style:name="co3" style:family="table-column">
      <style:table-column-properties fo:break-before="auto" style:column-width="66.76pt"/>
    </style:style>
    <style:style style:name="co4" style:family="table-column">
      <style:table-column-properties fo:break-before="auto" style:column-width="15.7pt"/>
    </style:style>
    <style:style style:name="co5" style:family="table-column">
      <style:table-column-properties fo:break-before="auto" style:column-width="49.86pt"/>
    </style:style>
    <style:style style:name="co6" style:family="table-column">
      <style:table-column-properties fo:break-before="auto" style:column-width="270pt"/>
    </style:style>
    <style:style style:name="co7" style:family="table-column">
      <style:table-column-properties fo:break-before="auto" style:column-width="48.39pt"/>
    </style:style>
    <style:style style:name="co8" style:family="table-column">
      <style:table-column-properties fo:break-before="auto" style:column-width="13.8pt"/>
    </style:style>
    <style:style style:name="co9" style:family="table-column">
      <style:table-column-properties fo:break-before="auto" style:column-width="89.01pt"/>
    </style:style>
    <style:style style:name="co10" style:family="table-column">
      <style:table-column-properties fo:break-before="auto" style:column-width="9.95pt"/>
    </style:style>
    <style:style style:name="co11" style:family="table-column">
      <style:table-column-properties fo:break-before="auto" style:column-width="184.9pt"/>
    </style:style>
    <style:style style:name="co12" style:family="table-column">
      <style:table-column-properties fo:break-before="auto" style:column-width="81.35pt"/>
    </style:style>
    <style:style style:name="co13" style:family="table-column">
      <style:table-column-properties fo:break-before="auto" style:column-width="22.99pt"/>
    </style:style>
    <style:style style:name="co14" style:family="table-column">
      <style:table-column-properties fo:break-before="auto" style:column-width="60.21pt"/>
    </style:style>
    <style:style style:name="co15" style:family="table-column">
      <style:table-column-properties fo:break-before="auto" style:column-width="76.65pt"/>
    </style:style>
    <style:style style:name="co16" style:family="table-column">
      <style:table-column-properties fo:break-before="auto" style:column-width="75.54pt"/>
    </style:style>
    <style:style style:name="co17" style:family="table-column">
      <style:table-column-properties fo:break-before="auto" style:column-width="135.81pt"/>
    </style:style>
    <style:style style:name="co18" style:family="table-column">
      <style:table-column-properties fo:break-before="auto" style:column-width="140.74pt"/>
    </style:style>
    <style:style style:name="co19" style:family="table-column">
      <style:table-column-properties fo:break-before="auto" style:column-width="22.2pt"/>
    </style:style>
    <style:style style:name="co20" style:family="table-column">
      <style:table-column-properties fo:break-before="auto" style:column-width="95.5pt"/>
    </style:style>
    <style:style style:name="co21" style:family="table-column">
      <style:table-column-properties fo:break-before="auto" style:column-width="105.85pt"/>
    </style:style>
    <style:style style:name="co22" style:family="table-column">
      <style:table-column-properties fo:break-before="auto" style:column-width="71.35pt"/>
    </style:style>
    <style:style style:name="co23" style:family="table-column">
      <style:table-column-properties fo:break-before="auto" style:column-width="4.96pt"/>
    </style:style>
    <style:style style:name="co24" style:family="table-column">
      <style:table-column-properties fo:break-before="auto" style:column-width="88.61pt"/>
    </style:style>
    <style:style style:name="co25" style:family="table-column">
      <style:table-column-properties fo:break-before="auto" style:column-width="82.86pt"/>
    </style:style>
    <style:style style:name="co26" style:family="table-column">
      <style:table-column-properties fo:break-before="auto" style:column-width="69.79pt"/>
    </style:style>
    <style:style style:name="co27" style:family="table-column">
      <style:table-column-properties fo:break-before="auto" style:column-width="104.34pt"/>
    </style:style>
    <style:style style:name="co28" style:family="table-column">
      <style:table-column-properties fo:break-before="auto" style:column-width="140.4pt"/>
    </style:style>
    <style:style style:name="co29" style:family="table-column">
      <style:table-column-properties fo:break-before="auto" style:column-width="64.06pt"/>
    </style:style>
    <style:style style:name="co30" style:family="table-column">
      <style:table-column-properties fo:break-before="auto" style:column-width="105.11pt"/>
    </style:style>
    <style:style style:name="co31" style:family="table-column">
      <style:table-column-properties fo:break-before="auto" style:column-width="65.59pt"/>
    </style:style>
    <style:style style:name="co32" style:family="table-column">
      <style:table-column-properties fo:break-before="auto" style:column-width="73.9pt"/>
    </style:style>
    <style:style style:name="co33" style:family="table-column">
      <style:table-column-properties fo:break-before="auto" style:column-width="250.1pt"/>
    </style:style>
    <style:style style:name="co34" style:family="table-column">
      <style:table-column-properties fo:break-before="auto" style:column-width="62.5pt"/>
    </style:style>
    <style:style style:name="co35" style:family="table-column">
      <style:table-column-properties fo:break-before="auto" style:column-width="135.01pt"/>
    </style:style>
    <style:style style:name="co36" style:family="table-column">
      <style:table-column-properties fo:break-before="auto" style:column-width="231.7pt"/>
    </style:style>
    <style:style style:name="co37" style:family="table-column">
      <style:table-column-properties fo:break-before="auto" style:column-width="119.31pt"/>
    </style:style>
    <style:style style:name="co38" style:family="table-column">
      <style:table-column-properties fo:break-before="auto" style:column-width="93.66pt"/>
    </style:style>
    <style:style style:name="co39" style:family="table-column">
      <style:table-column-properties fo:break-before="auto" style:column-width="99.21pt"/>
    </style:style>
    <style:style style:name="co40" style:family="table-column">
      <style:table-column-properties fo:break-before="auto" style:column-width="102.81pt"/>
    </style:style>
    <style:style style:name="co41" style:family="table-column">
      <style:table-column-properties fo:break-before="auto" style:column-width="71.69pt"/>
    </style:style>
    <style:style style:name="ro1" style:family="table-row">
      <style:table-row-properties style:row-height="13.8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5.39pt" fo:break-before="auto" style:use-optimal-row-height="true"/>
    </style:style>
    <style:style style:name="ro4" style:family="table-row">
      <style:table-row-properties style:row-height="8.45pt" fo:break-before="auto" style:use-optimal-row-height="false"/>
    </style:style>
    <style:style style:name="ro5" style:family="table-row">
      <style:table-row-properties style:row-height="14.26pt" fo:break-before="auto" style:use-optimal-row-height="false"/>
    </style:style>
    <style:style style:name="ro6" style:family="table-row">
      <style:table-row-properties style:row-height="15pt" fo:break-before="auto" style:use-optimal-row-height="true"/>
    </style:style>
    <style:style style:name="ro7" style:family="table-row">
      <style:table-row-properties style:row-height="14.26pt" fo:break-before="auto" style:use-optimal-row-height="true"/>
    </style:style>
    <style:style style:name="ro8" style:family="table-row">
      <style:table-row-properties style:row-height="21.74pt" fo:break-before="auto" style:use-optimal-row-height="false"/>
    </style:style>
    <style:style style:name="ro9" style:family="table-row">
      <style:table-row-properties style:row-height="21.94pt" fo:break-before="auto" style:use-optimal-row-height="false"/>
    </style:style>
    <style:style style:name="ro10" style:family="table-row">
      <style:table-row-properties style:row-height="23.84pt" fo:break-before="auto" style:use-optimal-row-height="false"/>
    </style:style>
    <style:style style:name="ro11" style:family="table-row">
      <style:table-row-properties style:row-height="15.76pt" fo:break-before="auto" style:use-optimal-row-height="false"/>
    </style:style>
    <style:style style:name="ro12" style:family="table-row">
      <style:table-row-properties style:row-height="13.89pt" fo:break-before="auto" style:use-optimal-row-height="true"/>
    </style:style>
    <style:style style:name="ro13" style:family="table-row">
      <style:table-row-properties style:row-height="21.4pt" fo:break-before="auto" style:use-optimal-row-height="false"/>
    </style:style>
    <style:style style:name="ro14" style:family="table-row">
      <style:table-row-properties style:row-height="12.95pt" fo:break-before="auto" style:use-optimal-row-height="false"/>
    </style:style>
    <style:style style:name="ro15" style:family="table-row">
      <style:table-row-properties style:row-height="14.66pt" fo:break-before="auto" style:use-optimal-row-height="true"/>
    </style:style>
    <style:style style:name="ro16" style:family="table-row">
      <style:table-row-properties style:row-height="8.84pt" fo:break-before="auto" style:use-optimal-row-height="false"/>
    </style:style>
    <style:style style:name="ro17" style:family="table-row">
      <style:table-row-properties style:row-height="6.94pt" fo:break-before="auto" style:use-optimal-row-height="false"/>
    </style:style>
    <style:style style:name="ro18" style:family="table-row">
      <style:table-row-properties style:row-height="5.64pt" fo:break-before="auto" style:use-optimal-row-height="false"/>
    </style:style>
    <style:style style:name="ro19" style:family="table-row">
      <style:table-row-properties style:row-height="4.9pt" fo:break-before="auto" style:use-optimal-row-height="false"/>
    </style:style>
    <style:style style:name="ro20" style:family="table-row">
      <style:table-row-properties style:row-height="30.76pt" fo:break-before="auto" style:use-optimal-row-height="true"/>
    </style:style>
    <style:style style:name="ro21" style:family="table-row">
      <style:table-row-properties style:row-height="15.76pt" fo:break-before="auto" style:use-optimal-row-height="true"/>
    </style:style>
    <style:style style:name="ro22" style:family="table-row">
      <style:table-row-properties style:row-height="15.31pt" fo:break-before="auto" style:use-optimal-row-height="true"/>
    </style:style>
    <style:style style:name="ro23" style:family="table-row">
      <style:table-row-properties style:row-height="22.05pt" fo:break-before="auto" style:use-optimal-row-height="true"/>
    </style:style>
    <style:style style:name="ro24" style:family="table-row">
      <style:table-row-properties style:row-height="17.35pt" fo:break-before="auto" style:use-optimal-row-height="true"/>
    </style:style>
    <style:style style:name="ro25" style:family="table-row">
      <style:table-row-properties style:row-height="21.4pt" fo:break-before="auto" style:use-optimal-row-height="true"/>
    </style:style>
    <style:style style:name="ta1" style:family="table" style:master-page-name="PageStyle_5f_Control_20_Panel">
      <style:table-properties table:display="true" style:writing-mode="lr-tb" tableooo:tab-color="#000000"/>
    </style:style>
    <style:style style:name="ta2" style:family="table" style:master-page-name="PageStyle_5f_Profile">
      <style:table-properties table:display="true" style:writing-mode="lr-tb" tableooo:tab-color="#90c226"/>
    </style:style>
    <style:style style:name="ta3" style:family="table" style:master-page-name="Default">
      <style:table-properties table:display="true" style:writing-mode="lr-tb" tableooo:tab-color="#e6b91e"/>
    </style:style>
    <style:style style:name="ta4" style:family="table" style:master-page-name="Default">
      <style:table-properties table:display="true" style:writing-mode="lr-tb" tableooo:tab-color="#e76618"/>
    </style:style>
    <style:style style:name="ta5" style:family="table" style:master-page-name="Default">
      <style:table-properties table:display="true" style:writing-mode="lr-tb" tableooo:tab-color="#c42f1a"/>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number:date-style style:name="N84">
      <number:year number:style="long"/>
      <number:text>-</number:text>
      <number:month number:style="long"/>
      <number:text>-</number:text>
      <number:day number:style="long"/>
    </number:date-style>
    <number:date-style style:name="N10084" number:language="en" number:country="US">
      <number:year number:style="long"/>
      <number:text>-</number:text>
      <number:month number:style="long"/>
      <number:text>-</number:text>
      <number:day number:style="long"/>
    </number:date-style>
    <number:number-style style:name="N10106P0" style:volatile="true" number:language="en" number:country="US">
      <number:number number:decimal-places="0" loext:min-decimal-places="0" number:min-integer-digits="1" number:grouping="true"/>
      <number:text> </number:text>
    </number:number-style>
    <number:number-style style:name="N10106" number:language="en" number:country="US">
      <number:text>(</number:text>
      <number:number number:decimal-places="0" loext:min-decimal-places="0" number:min-integer-digits="1" number:grouping="true"/>
      <number:text>)</number:text>
      <style:map style:condition="value()&gt;=0" style:apply-style-name="N10106P0"/>
    </number:number-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17.4pt" style:writing-mode="page"/>
      <style:text-properties fo:color="#000000" style:text-outline="false" style:text-line-through-style="none" style:text-line-through-type="none" style:font-name="Trebuchet M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ce108" style:family="table-cell" style:parent-style-name="Default">
      <style:text-properties fo:font-weight="bold" style:font-weight-asian="bold" style:font-weight-complex="bold"/>
    </style:style>
    <style:style style:name="ce4" style:family="table-cell" style:parent-style-name="Default">
      <style:table-cell-properties fo:background-color="#dbf4ca"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style>
    <style:style style:name="ce6" style:family="table-cell" style:parent-style-name="Default" style:data-style-name="N10145">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11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11" style:family="table-cell" style:parent-style-name="Default" style:data-style-name="N1014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style>
    <style:style style:name="ce123" style:family="table-cell" style:parent-style-name="Default">
      <style:table-cell-properties fo:background-color="#fff200"/>
    </style:style>
    <style:style style:name="ce12" style:family="table-cell" style:parent-style-name="Default">
      <style:table-cell-properties style:rotation-align="non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style:rotation-align="none"/>
    </style:style>
    <style:style style:name="ce14"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rotation-align="non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8" style:family="table-cell" style:parent-style-name="Default">
      <style:table-cell-properties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style>
    <style:style style:name="ce19"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54a021" style:text-outline="false" style:text-line-through-style="none" style:text-line-through-type="none" style:font-name="Trebuchet M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20_Built-in_20_Currency" style:data-style-name="N15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20_Built-in_20_Currency" style:data-style-name="N15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126">
      <style:table-cell-properties style:diagonal-bl-tr="none" style:diagonal-tl-br="none" fo:border="none" style:rotation-align="non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style>
    <style:style style:name="ce27" style:family="table-cell" style:parent-style-name="Excel_20_Built-in_20_Currency" style:data-style-name="N149">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51">
      <style:table-cell-properties style:rotation-align="none"/>
      <style:map style:condition="cell-content()&gt;0" style:apply-style-name="ConditionalStyle_5f_26" style:base-cell-address="Profile.N24"/>
      <style:map style:condition="cell-content()&lt;0" style:apply-style-name="ConditionalStyle_5f_25" style:base-cell-address="Profile.N24"/>
    </style:style>
    <style:style style:name="ce30" style:family="table-cell" style:parent-style-name="Default" style:data-style-name="N151">
      <style:table-cell-properties style:rotation-align="none"/>
    </style:style>
    <style:style style:name="ce31" style:family="table-cell" style:parent-style-name="Default" style:data-style-name="N150">
      <style:table-cell-properties style:rotation-align="none"/>
    </style:style>
    <style:style style:name="ce32" style:family="table-cell" style:parent-style-name="Default" style:data-style-name="N1">
      <style:table-cell-properties style:rotation-align="none"/>
    </style:style>
    <style:style style:name="ce33"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47">
      <style:table-cell-properties style:rotation-align="none"/>
    </style:style>
    <style:style style:name="ce35" style:family="table-cell" style:parent-style-name="Default" style:data-style-name="N10126">
      <style:table-cell-properties style:rotation-align="none"/>
    </style:style>
    <style:style style:name="ce36" style:family="table-cell" style:parent-style-name="Default">
      <style:table-cell-properties style:diagonal-bl-tr="none" style:diagonal-tl-br="none" fo:background-color="transparent" fo:border="none" style:rotation-align="none"/>
    </style:style>
    <style:style style:name="ce37"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ce38" style:family="table-cell" style:parent-style-name="Default" style:data-style-name="N10084">
      <style:table-cell-properties style:rotation-align="none"/>
    </style:style>
    <style:style style:name="ce39" style:family="table-cell" style:parent-style-name="Default">
      <style:table-cell-properties fo:border-bottom="0.74pt solid #c0e474" fo:background-color="#90c226" style:diagonal-bl-tr="none" style:diagonal-tl-br="none" style:text-align-source="value-type" style:repeat-content="false" fo:wrap-option="no-wrap" fo:border-left="0.74pt solid #c0e474" style:direction="ltr" fo:border-right="none" style:rotation-angle="0" style:rotation-align="none" style:shrink-to-fit="false" fo:border-top="0.74pt solid #c0e474" style:vertical-align="middle"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fo:border-bottom="0.74pt solid #c0e474" fo:background-color="#eaf6d1" style:diagonal-bl-tr="none" style:diagonal-tl-br="none" style:text-align-source="value-type" style:repeat-content="false" fo:wrap-option="no-wrap" fo:border-left="0.74pt solid #c0e474"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Default">
      <style:table-cell-properties fo:border-bottom="0.74pt solid #c0e474" style:diagonal-bl-tr="none" style:diagonal-tl-br="none" style:text-align-source="value-type" style:repeat-content="false" fo:wrap-option="no-wrap" fo:border-left="0.74pt solid #c0e474" style:direction="ltr" fo:border-right="none" style:rotation-angle="0" style:rotation-align="none" style:shrink-to-fit="false" fo:border-top="0.74pt solid #c0e474"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Default">
      <style:table-cell-properties fo:border-bottom="0.74pt solid #c0e474" fo:background-color="#eaf6d1" style:diagonal-bl-tr="none" style:diagonal-tl-br="none" style:text-align-source="value-type" style:repeat-content="false" fo:wrap-option="no-wrap" fo:border-left="0.74pt solid #c0e474" style:direction="ltr" fo:border-right="none" style:rotation-angle="0" style:rotation-align="none" style:shrink-to-fit="false" fo:border-top="0.74pt solid #c0e474"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90c226" style:diagonal-bl-tr="none" style:diagonal-tl-br="none" style:text-align-source="fix" style:repeat-content="false" fo:wrap-option="no-wrap" fo:border="0.74pt solid #c0e474"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7" style:family="table-cell" style:parent-style-name="Default">
      <style:table-cell-properties fo:border-bottom="0.74pt solid #c0e474" style:diagonal-bl-tr="none" style:diagonal-tl-br="none" style:text-align-source="value-type" style:repeat-content="false" fo:background-color="transparent" fo:wrap-option="no-wrap" fo:border-left="0.74pt solid #c0e474"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fo:border-bottom="0.74pt solid #c0e474" fo:background-color="#90c226" style:diagonal-bl-tr="none" style:diagonal-tl-br="none" style:text-align-source="value-type" style:repeat-content="false" fo:wrap-option="no-wrap" fo:border-left="none" style:direction="ltr" fo:border-right="0.74pt solid #c0e474" style:rotation-angle="0" style:rotation-align="none" style:shrink-to-fit="false" fo:border-top="0.74pt solid #c0e474" style:vertical-align="middle"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Excel_20_Built-in_20_Currency" style:data-style-name="N149">
      <style:table-cell-properties fo:border-bottom="0.74pt solid #c0e474" fo:background-color="#eaf6d1" style:cell-protect="protected" style:print-content="true" style:diagonal-bl-tr="none" style:diagonal-tl-br="none" style:text-align-source="fix" style:repeat-content="false" fo:wrap-option="no-wrap" fo:border-left="none" style:direction="ltr" fo:border-right="0.74pt solid #c0e474"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Excel_20_Built-in_20_Currency" style:data-style-name="N149">
      <style:table-cell-properties fo:border-bottom="0.74pt solid #c0e474" style:cell-protect="protected" style:print-content="true" style:diagonal-bl-tr="none" style:diagonal-tl-br="none" style:text-align-source="fix" style:repeat-content="false" fo:background-color="transparent" fo:wrap-option="no-wrap" fo:border-left="none" style:direction="ltr" fo:border-right="0.74pt solid #c0e474" style:rotation-angle="0" style:rotation-align="none" style:shrink-to-fit="false" fo:border-top="0.74pt solid #c0e474"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Excel_20_Built-in_20_Comma" style:data-style-name="N10146">
      <style:table-cell-properties fo:border-bottom="0.74pt solid #c0e474" fo:background-color="#eaf6d1" style:cell-protect="protected" style:print-content="true" style:diagonal-bl-tr="none" style:diagonal-tl-br="none" style:text-align-source="value-type" style:repeat-content="false" fo:wrap-option="wrap" fo:border-left="none" style:direction="ltr" fo:border-right="0.74pt solid #c0e474" style:rotation-angle="0" style:rotation-align="none" style:shrink-to-fit="false" fo:border-top="0.74pt solid #c0e474"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Default" style:data-style-name="N2">
      <style:table-cell-properties fo:border-bottom="0.74pt solid #c0e474" style:diagonal-bl-tr="none" style:diagonal-tl-br="none" style:text-align-source="fix" style:repeat-content="false" fo:wrap-option="wrap" fo:border-left="none" style:direction="ltr" fo:border-right="0.74pt solid #c0e474" style:rotation-angle="0" style:rotation-align="none" style:shrink-to-fit="false" fo:border-top="0.74pt solid #c0e474"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 style:family="table-cell" style:parent-style-name="Default">
      <style:table-cell-properties fo:border-bottom="0.74pt solid #c0e474" fo:background-color="#90c226" style:diagonal-bl-tr="none" style:diagonal-tl-br="none" style:text-align-source="fix" style:repeat-content="false" fo:wrap-option="no-wrap" fo:border-left="none" style:direction="ltr" fo:border-right="0.74pt solid #c0e474" style:rotation-angle="0" style:rotation-align="none" style:shrink-to-fit="false" fo:border-top="0.74pt solid #c0e474"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Excel_20_Built-in_20_Currency" style:data-style-name="N153">
      <style:table-cell-properties fo:border-bottom="0.74pt solid #c0e474" fo:background-color="#eaf6d1" style:cell-protect="protected" style:print-content="true" style:diagonal-bl-tr="none" style:diagonal-tl-br="none" style:text-align-source="fix" style:repeat-content="false" fo:wrap-option="no-wrap" fo:border-left="none" style:direction="ltr" fo:border-right="0.74pt solid #c0e474"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Excel_20_Built-in_20_Currency" style:data-style-name="N153">
      <style:table-cell-properties fo:border-bottom="0.74pt solid #c0e474" style:cell-protect="protected" style:print-content="true" style:diagonal-bl-tr="none" style:diagonal-tl-br="none" style:text-align-source="fix" style:repeat-content="false" fo:background-color="transparent" fo:wrap-option="no-wrap" fo:border-left="none" style:direction="ltr" fo:border-right="0.74pt solid #c0e474" style:rotation-angle="0" style:rotation-align="none" style:shrink-to-fit="false" fo:border-top="0.74pt solid #c0e474"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Excel_20_Built-in_20_Currency" style:data-style-name="N3">
      <style:table-cell-properties fo:border-bottom="0.74pt solid #c0e474" fo:background-color="#eaf6d1" style:cell-protect="protected" style:print-content="true" style:diagonal-bl-tr="none" style:diagonal-tl-br="none" style:text-align-source="fix" style:repeat-content="false" fo:wrap-option="no-wrap" fo:border-left="none" style:direction="ltr" fo:border-right="0.74pt solid #c0e474" style:rotation-angle="0" style:rotation-align="none" style:shrink-to-fit="false" fo:border-top="0.74pt solid #c0e474"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xcel_20_Built-in_20_Percent" style:data-style-name="N11">
      <style:table-cell-properties fo:border-bottom="0.74pt solid #c0e474" fo:background-color="#eaf6d1" style:cell-protect="protected" style:print-content="true" style:diagonal-bl-tr="none" style:diagonal-tl-br="none" style:text-align-source="fix" style:repeat-content="false" fo:wrap-option="no-wrap" fo:border-left="none" style:direction="ltr" fo:border-right="0.74pt solid #c0e474" style:rotation-angle="0" style:rotation-align="none" style:shrink-to-fit="false" fo:border-top="0.74pt solid #c0e474"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8" style:family="table-cell" style:parent-style-name="Excel_20_Built-in_20_Currency" style:data-style-name="N153">
      <style:table-cell-properties fo:border-bottom="0.74pt solid #c0e474" style:cell-protect="protected" style:print-content="true" style:diagonal-bl-tr="none" style:diagonal-tl-br="none" style:text-align-source="fix" style:repeat-content="false" fo:background-color="transparent" fo:wrap-option="no-wrap" fo:border-left="none" style:direction="ltr" fo:border-right="0.74pt solid #c0e474"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9" style:family="table-cell" style:parent-style-name="Excel_20_Built-in_20_Currency" style:data-style-name="N0">
      <style:table-cell-properties fo:border-bottom="0.74pt solid #c0e474" fo:background-color="#eaf6d1" style:cell-protect="protected" style:print-content="true" style:diagonal-bl-tr="none" style:diagonal-tl-br="none" style:text-align-source="fix" style:repeat-content="false" fo:wrap-option="no-wrap" fo:border-left="none" style:direction="ltr" fo:border-right="0.74pt solid #c0e474" style:rotation-angle="0" style:rotation-align="none" style:shrink-to-fit="false" fo:border-top="0.74pt solid #c0e474"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0" style:family="table-cell" style:parent-style-name="Excel_20_Built-in_20_Currency" style:data-style-name="N149">
      <style:table-cell-properties fo:border-bottom="0.74pt solid #c0e474" fo:background-color="#eaf6d1" style:cell-protect="protected" style:print-content="true" style:diagonal-bl-tr="none" style:diagonal-tl-br="none" style:text-align-source="fix" style:repeat-content="false" fo:wrap-option="no-wrap" fo:border-left="none" style:direction="ltr" fo:border-right="0.74pt solid #c0e474" style:rotation-angle="0" style:rotation-align="none" style:shrink-to-fit="false" fo:border-top="0.74pt solid #c0e474"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1" style:family="table-cell" style:parent-style-name="Excel_20_Built-in_20_Currency" style:data-style-name="N149">
      <style:table-cell-properties fo:border-bottom="0.74pt solid #c0e474" style:cell-protect="protected" style:print-content="true" style:diagonal-bl-tr="none" style:diagonal-tl-br="none" style:text-align-source="fix" style:repeat-content="false" fo:background-color="transparent" fo:wrap-option="no-wrap" fo:border-left="none" style:direction="ltr" fo:border-right="0.74pt solid #c0e474"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2" style:family="table-cell" style:parent-style-name="Excel_20_Built-in_20_Percent" style:data-style-name="N151">
      <style:table-cell-properties fo:border-bottom="0.74pt solid #c0e474" style:cell-protect="protected" style:print-content="true" style:diagonal-bl-tr="none" style:diagonal-tl-br="none" style:text-align-source="fix" style:repeat-content="false" fo:background-color="transparent" fo:wrap-option="no-wrap" fo:border-left="none" style:direction="ltr" fo:border-right="0.74pt solid #c0e474"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4" style:family="table-cell" style:parent-style-name="Default">
      <style:table-cell-properties fo:border-bottom="none" fo:background-color="#90c226" style:diagonal-bl-tr="none" style:diagonal-tl-br="none" style:text-align-source="fix" style:repeat-content="false" fo:wrap-option="no-wrap" fo:border-left="0.74pt solid #c0e473" style:direction="ltr" fo:border-right="0.74pt solid #c0e473" style:rotation-angle="0" style:rotation-align="none" style:shrink-to-fit="false" fo:border-top="0.74pt solid #c0e473"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 style:family="table-cell" style:parent-style-name="Default">
      <style:table-cell-properties fo:border-bottom="0.74pt solid #c0e473" fo:background-color="#90c226" style:diagonal-bl-tr="none" style:diagonal-tl-br="none" fo:border-left="0.74pt solid #c0e473" fo:border-right="none" style:rotation-align="none" fo:border-top="none"/>
      <style:text-properties fo:color="#ffffff"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order-bottom="none" fo:background-color="#eaf6d1" style:diagonal-bl-tr="none" style:diagonal-tl-br="none" style:text-align-source="value-type" style:repeat-content="false" fo:wrap-option="no-wrap" fo:border-left="0.74pt solid #c0e474"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Default">
      <style:table-cell-properties fo:border-bottom="none" style:diagonal-bl-tr="none" style:diagonal-tl-br="none" style:text-align-source="value-type" style:repeat-content="false" fo:wrap-option="no-wrap" fo:border-left="0.74pt solid #c0e474" style:direction="ltr" fo:border-right="none" style:rotation-angle="0" style:rotation-align="none" style:shrink-to-fit="false" fo:border-top="0.74pt solid #c0e474"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table-cell-properties fo:border-bottom="none" fo:background-color="#eaf6d1" style:diagonal-bl-tr="none" style:diagonal-tl-br="none" style:text-align-source="value-type" style:repeat-content="false" fo:wrap-option="wrap" fo:border-left="0.74pt solid #c0e474" style:direction="ltr" fo:border-right="none" style:rotation-angle="0" style:rotation-align="none" style:shrink-to-fit="false" fo:border-top="0.74pt solid #c0e474"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Default">
      <style:table-cell-properties fo:border-bottom="0.74pt solid #c0e474" fo:background-color="#eaf6d1" style:diagonal-bl-tr="none" style:diagonal-tl-br="none" style:text-align-source="value-type" style:repeat-content="false" fo:wrap-option="no-wrap" fo:border-left="0.74pt solid #c0e473"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 style:family="table-cell" style:parent-style-name="Default">
      <style:table-cell-properties fo:border-bottom="0.74pt solid #c0e474" style:diagonal-bl-tr="none" style:diagonal-tl-br="none" style:text-align-source="value-type" style:repeat-content="false" fo:wrap-option="no-wrap" fo:border-left="0.74pt solid #c0e473" style:direction="ltr" fo:border-right="none" style:rotation-angle="0" style:rotation-align="none" style:shrink-to-fit="false" fo:border-top="0.74pt solid #c0e474"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table-cell-properties fo:border-bottom="0.74pt solid #c0e474" fo:background-color="#eaf6d1" style:diagonal-bl-tr="none" style:diagonal-tl-br="none" style:text-align-source="value-type" style:repeat-content="false" fo:wrap-option="no-wrap" fo:border-left="0.74pt solid #c0e473" style:direction="ltr" fo:border-right="none" style:rotation-angle="0" style:rotation-align="none" style:shrink-to-fit="false" fo:border-top="0.74pt solid #c0e474"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fo:border-bottom="0.74pt solid #c0e473" fo:background-color="#eaf6d1" style:diagonal-bl-tr="none" style:diagonal-tl-br="none" style:text-align-source="value-type" style:repeat-content="false" fo:wrap-option="no-wrap" fo:border-left="0.74pt solid #c0e473" style:direction="ltr" fo:border-right="none" style:rotation-angle="0" style:rotation-align="none" style:shrink-to-fit="false" fo:border-top="0.74pt solid #c0e474"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6" style:family="table-cell" style:parent-style-name="Default">
      <style:table-cell-properties fo:border-bottom="0.74pt solid #c0e473" fo:background-color="#eaf6d1" style:diagonal-bl-tr="none" style:diagonal-tl-br="none" style:text-align-source="value-type" style:repeat-content="false" fo:wrap-option="no-wrap" fo:border-left="0.74pt solid #c0e473" style:direction="ltr" fo:border-right="none" style:rotation-angle="0" style:rotation-align="none" style:shrink-to-fit="false" fo:border-top="0.74pt solid #c0e473"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Default">
      <style:table-cell-properties fo:border-bottom="0.74pt solid #c0e473" style:diagonal-bl-tr="none" style:diagonal-tl-br="none" style:text-align-source="value-type" style:repeat-content="false" fo:wrap-option="no-wrap" fo:border-left="0.74pt solid #c0e473" style:direction="ltr" fo:border-right="none" style:rotation-angle="0" style:rotation-align="none" style:shrink-to-fit="false" fo:border-top="0.74pt solid #c0e473"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Default">
      <style:table-cell-properties fo:border-bottom="none" fo:background-color="#90c226" style:diagonal-bl-tr="none" style:diagonal-tl-br="none" style:text-align-source="fix" style:repeat-content="false" fo:wrap-option="no-wrap" fo:border-left="none" style:direction="ltr" fo:border-right="none" style:rotation-angle="0" style:rotation-align="none" style:shrink-to-fit="false" fo:border-top="0.74pt solid #c0e473"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9" style:family="table-cell" style:parent-style-name="Default">
      <style:table-cell-properties fo:border-bottom="0.74pt solid #c0e473" fo:background-color="#90c22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table-cell-properties fo:background-color="#eaf6d1"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c0e474"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 style:family="table-cell" style:parent-style-name="Default">
      <style:table-cell-properties fo:border-bottom="none" fo:background-color="#eaf6d1" style:diagonal-bl-tr="none" style:diagonal-tl-br="none" style:text-align-source="value-type" style:repeat-content="false" fo:wrap-option="wrap" fo:border-left="none" style:direction="ltr" fo:border-right="none" style:rotation-angle="0" style:rotation-align="none" style:shrink-to-fit="false" fo:border-top="0.74pt solid #c0e474"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3" style:family="table-cell" style:parent-style-name="Default">
      <style:table-cell-properties fo:border-bottom="none" fo:background-color="#eaf6d1" style:diagonal-bl-tr="none" style:diagonal-tl-br="none" style:text-align-source="value-type" style:repeat-content="false" fo:wrap-option="no-wrap" fo:border-left="none" style:direction="ltr" fo:border-right="none" style:rotation-angle="0" style:rotation-align="none" style:shrink-to-fit="false" fo:border-top="0.74pt solid #c0e474"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4" style:family="table-cell" style:parent-style-name="Default">
      <style:table-cell-properties fo:border-bottom="0.74pt solid #c0e474" style:diagonal-bl-tr="none" style:diagonal-tl-br="none" style:text-align-source="value-type" style:repeat-content="false" fo:wrap-option="wrap" fo:border-left="none" style:direction="ltr" fo:border-right="none" style:rotation-angle="0" style:rotation-align="none" style:shrink-to-fit="false" fo:border-top="0.74pt solid #c0e474"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 style:family="table-cell" style:parent-style-name="Default">
      <style:table-cell-properties fo:border-bottom="0.74pt solid #c0e474" fo:background-color="#eaf6d1"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fo:border-bottom="0.74pt solid #c0e474" fo:background-color="#eaf6d1" style:diagonal-bl-tr="none" style:diagonal-tl-br="none" style:text-align-source="value-type" style:repeat-content="false" fo:wrap-option="no-wrap" fo:border-left="none" style:direction="ltr" fo:border-right="none" style:rotation-angle="0" style:rotation-align="none" style:shrink-to-fit="false" fo:border-top="0.74pt solid #c0e474"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Default">
      <style:table-cell-properties fo:border-bottom="0.74pt solid #c0e473" fo:background-color="#eaf6d1" style:diagonal-bl-tr="none" style:diagonal-tl-br="none" style:text-align-source="value-type" style:repeat-content="false" fo:wrap-option="no-wrap" fo:border-left="none" style:direction="ltr" fo:border-right="none" style:rotation-angle="0" style:rotation-align="none" style:shrink-to-fit="false" fo:border-top="0.74pt solid #c0e474"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fo:border-bottom="0.74pt solid #c0e473" fo:background-color="#eaf6d1" style:diagonal-bl-tr="none" style:diagonal-tl-br="none" style:text-align-source="value-type" style:repeat-content="false" fo:wrap-option="no-wrap" fo:border-left="none" style:direction="ltr" fo:border-right="none" style:rotation-angle="0" style:rotation-align="none" style:shrink-to-fit="false" fo:border-top="0.74pt solid #c0e473"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9" style:family="table-cell" style:parent-style-name="Default">
      <style:table-cell-properties fo:border-bottom="0.74pt solid #c0e473" style:diagonal-bl-tr="none" style:diagonal-tl-br="none" style:text-align-source="value-type" style:repeat-content="false" fo:wrap-option="wrap" fo:border-left="none" style:direction="ltr" fo:border-right="none" style:rotation-angle="0" style:rotation-align="none" style:shrink-to-fit="false" fo:border-top="0.74pt solid #c0e473"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data-style-name="N152">
      <style:table-cell-properties fo:background-color="#eaf6d1"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1" style:family="table-cell" style:parent-style-name="Default" style:data-style-name="N15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c0e474"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 style:family="table-cell" style:parent-style-name="Default" style:data-style-name="N152">
      <style:table-cell-properties fo:border-bottom="none" fo:background-color="#eaf6d1" style:diagonal-bl-tr="none" style:diagonal-tl-br="none" style:text-align-source="fix" style:repeat-content="false" fo:wrap-option="wrap" fo:border-left="none" style:direction="ltr" fo:border-right="none" style:rotation-angle="0" style:rotation-align="none" style:shrink-to-fit="false" fo:border-top="0.74pt solid #c0e474"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 style:family="table-cell" style:parent-style-name="Default" style:data-style-name="N152">
      <style:table-cell-properties fo:border-bottom="0.74pt solid #c0e474" style:diagonal-bl-tr="none" style:diagonal-tl-br="none" style:text-align-source="fix" style:repeat-content="false" fo:wrap-option="wrap" fo:border-left="none" style:direction="ltr" fo:border-right="none" style:rotation-angle="0" style:rotation-align="none" style:shrink-to-fit="false" fo:border-top="0.74pt solid #c0e474"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 style:family="table-cell" style:parent-style-name="Excel_20_Built-in_20_Percent" style:data-style-name="N151">
      <style:table-cell-properties fo:border-bottom="0.74pt solid #c0e474" fo:background-color="#eaf6d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Excel_20_Built-in_20_Percent" style:data-style-name="N151">
      <style:table-cell-properties fo:border-bottom="0.74pt solid #c0e474"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c0e474"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Excel_20_Built-in_20_Percent" style:data-style-name="N151">
      <style:table-cell-properties fo:border-bottom="0.74pt solid #c0e474" fo:background-color="#eaf6d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c0e474"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 style:family="table-cell" style:parent-style-name="Excel_20_Built-in_20_Percent" style:data-style-name="N151">
      <style:table-cell-properties fo:border-bottom="0.74pt solid #c0e473" fo:background-color="#eaf6d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c0e474"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Excel_20_Built-in_20_Percent" style:data-style-name="N151">
      <style:table-cell-properties fo:border-bottom="0.74pt solid #c0e473" fo:background-color="#eaf6d1"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c0e473"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Excel_20_Built-in_20_Percent" style:data-style-name="N151">
      <style:table-cell-properties fo:border-bottom="0.74pt solid #c0e473" style:cell-protect="protected" style:print-content="true" style:diagonal-bl-tr="none" style:diagonal-tl-br="none" style:text-align-source="value-type" style:repeat-content="false" fo:background-color="transparent" fo:wrap-option="wrap" fo:border-left="none" style:direction="ltr" fo:border-right="none" style:rotation-angle="0" style:rotation-align="none" style:shrink-to-fit="false" fo:border-top="0.74pt solid #c0e473"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Default">
      <style:table-cell-properties fo:border-bottom="none" fo:background-color="#90c226" style:diagonal-bl-tr="none" style:diagonal-tl-br="none" style:text-align-source="fix" style:repeat-content="false" fo:wrap-option="no-wrap" fo:border-left="none" style:direction="ltr" fo:border-right="0.74pt solid #c0e473" style:rotation-angle="0" style:rotation-align="none" style:shrink-to-fit="false" fo:border-top="0.74pt solid #c0e473"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 style:family="table-cell" style:parent-style-name="Default">
      <style:table-cell-properties fo:border-bottom="0.74pt solid #c0e473" fo:background-color="#90c226" style:diagonal-bl-tr="none" style:diagonal-tl-br="none" style:text-align-source="fix" style:repeat-content="false" fo:wrap-option="no-wrap" fo:border-left="none" style:direction="ltr" fo:border-right="0.74pt solid #c0e473"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2" style:family="table-cell" style:parent-style-name="Excel_20_Built-in_20_Percent" style:data-style-name="N151">
      <style:table-cell-properties fo:border-bottom="0.74pt solid #c0e474" fo:background-color="#eaf6d1" style:cell-protect="protected" style:print-content="true" style:diagonal-bl-tr="none" style:diagonal-tl-br="none" style:text-align-source="fix" style:repeat-content="false" fo:wrap-option="no-wrap" fo:border-left="none" style:direction="ltr" fo:border-right="0.74pt solid #c0e473"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3" style:family="table-cell" style:parent-style-name="Excel_20_Built-in_20_Percent" style:data-style-name="N151">
      <style:table-cell-properties fo:border-bottom="0.74pt solid #c0e474" style:cell-protect="protected" style:print-content="true" style:diagonal-bl-tr="none" style:diagonal-tl-br="none" style:text-align-source="fix" style:repeat-content="false" fo:background-color="transparent" fo:wrap-option="wrap" fo:border-left="none" style:direction="ltr" fo:border-right="0.74pt solid #c0e473" style:rotation-angle="0" style:rotation-align="none" style:shrink-to-fit="false" fo:border-top="0.74pt solid #c0e474"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4" style:family="table-cell" style:parent-style-name="Excel_20_Built-in_20_Percent" style:data-style-name="N151">
      <style:table-cell-properties fo:border-bottom="0.74pt solid #c0e474" fo:background-color="#eaf6d1" style:cell-protect="protected" style:print-content="true" style:diagonal-bl-tr="none" style:diagonal-tl-br="none" style:text-align-source="fix" style:repeat-content="false" fo:wrap-option="no-wrap" fo:border-left="none" style:direction="ltr" fo:border-right="0.74pt solid #c0e473" style:rotation-angle="0" style:rotation-align="none" style:shrink-to-fit="false" fo:border-top="0.74pt solid #c0e474"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 style:family="table-cell" style:parent-style-name="Excel_20_Built-in_20_Percent" style:data-style-name="N151">
      <style:table-cell-properties fo:border-bottom="0.74pt solid #c0e473" fo:background-color="#eaf6d1" style:cell-protect="protected" style:print-content="true" style:diagonal-bl-tr="none" style:diagonal-tl-br="none" style:text-align-source="fix" style:repeat-content="false" fo:wrap-option="no-wrap" fo:border-left="none" style:direction="ltr" fo:border-right="0.74pt solid #c0e473" style:rotation-angle="0" style:rotation-align="none" style:shrink-to-fit="false" fo:border-top="0.74pt solid #c0e474"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Excel_20_Built-in_20_Percent" style:data-style-name="N151">
      <style:table-cell-properties fo:border-bottom="0.74pt solid #c0e473" fo:background-color="#eaf6d1" style:cell-protect="protected" style:print-content="true" style:diagonal-bl-tr="none" style:diagonal-tl-br="none" style:text-align-source="value-type" style:repeat-content="false" fo:wrap-option="no-wrap" fo:border-left="none" style:direction="ltr" fo:border-right="0.74pt solid #c0e473" style:rotation-angle="0" style:rotation-align="none" style:shrink-to-fit="false" fo:border-top="0.74pt solid #c0e473"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 style:family="table-cell" style:parent-style-name="Excel_20_Built-in_20_Percent" style:data-style-name="N151">
      <style:table-cell-properties fo:border-bottom="0.74pt solid #c0e473" style:cell-protect="protected" style:print-content="true" style:diagonal-bl-tr="none" style:diagonal-tl-br="none" style:text-align-source="value-type" style:repeat-content="false" fo:background-color="transparent" fo:wrap-option="wrap" fo:border-left="none" style:direction="ltr" fo:border-right="0.74pt solid #c0e473" style:rotation-angle="0" style:rotation-align="none" style:shrink-to-fit="false" fo:border-top="0.74pt solid #c0e473"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Default" style:data-style-name="N152">
      <style:table-cell-properties fo:border-bottom="none" fo:background-color="#eaf6d1" style:diagonal-bl-tr="none" style:diagonal-tl-br="none" style:text-align-source="fix" style:repeat-content="false" fo:wrap-option="no-wrap" fo:border-left="none" style:direction="ltr" fo:border-right="0.74pt solid #c0e474"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Default" style:data-style-name="N152">
      <style:table-cell-properties fo:border-bottom="none" style:diagonal-bl-tr="none" style:diagonal-tl-br="none" style:text-align-source="fix" style:repeat-content="false" fo:wrap-option="wrap" fo:border-left="none" style:direction="ltr" fo:border-right="0.74pt solid #c0e474" style:rotation-angle="0" style:rotation-align="none" style:shrink-to-fit="false" fo:border-top="0.74pt solid #c0e474"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Default" style:data-style-name="N152">
      <style:table-cell-properties fo:border-bottom="none" fo:background-color="#eaf6d1" style:diagonal-bl-tr="none" style:diagonal-tl-br="none" style:text-align-source="fix" style:repeat-content="false" fo:wrap-option="wrap" fo:border-left="none" style:direction="ltr" fo:border-right="0.74pt solid #c0e474" style:rotation-angle="0" style:rotation-align="none" style:shrink-to-fit="false" fo:border-top="0.74pt solid #c0e474"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152">
      <style:table-cell-properties fo:border-bottom="0.74pt solid #c0e474" style:diagonal-bl-tr="none" style:diagonal-tl-br="none" style:text-align-source="fix" style:repeat-content="false" fo:wrap-option="wrap" fo:border-left="none" style:direction="ltr" fo:border-right="0.74pt solid #c0e474" style:rotation-angle="0" style:rotation-align="none" style:shrink-to-fit="false" fo:border-top="0.74pt solid #c0e474"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style>
    <style:style style:name="ce10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style>
    <style:style style:name="ce225" style:family="table-cell" style:parent-style-name="Default" style:data-style-name="N151">
      <style:table-cell-properties style:rotation-align="none"/>
      <style:map style:condition="cell-content()&gt;0" style:apply-style-name="ConditionalStyle_5f_24" style:base-cell-address="'Key Items'.K28"/>
      <style:map style:condition="cell-content()&lt;0" style:apply-style-name="ConditionalStyle_5f_23" style:base-cell-address="'Key Items'.K28"/>
    </style:style>
    <style:style style:name="ce109" style:family="table-cell" style:parent-style-name="Default" style:data-style-name="N10134">
      <style:table-cell-properties style:rotation-align="none"/>
    </style:style>
    <style:style style:name="ce110" style:family="table-cell" style:parent-style-name="Default" style:data-style-name="N84">
      <style:table-cell-properties style:rotation-align="none"/>
    </style:style>
    <style:style style:name="ce111" style:family="table-cell" style:parent-style-name="Excel_20_Built-in_20_Currency"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Excel_20_Built-in_20_Currency" style:data-style-name="N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data-style-name="N148">
      <style:table-cell-properties style:rotation-align="none"/>
    </style:style>
    <style:style style:name="ce114"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Default">
      <style:table-cell-properties fo:border-bottom="none" fo:background-color="#90c226" style:diagonal-bl-tr="none" style:diagonal-tl-br="none" style:text-align-source="value-type" style:repeat-content="false" fo:wrap-option="no-wrap" fo:border-left="0.74pt solid #c0e473" style:direction="ltr" fo:border-right="none" style:rotation-angle="0" style:rotation-align="none" style:shrink-to-fit="false" fo:border-top="0.74pt solid #c0e473" style:vertical-align="middle" loext:vertical-justify="auto"/>
      <style:paragraph-properties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2" style:family="table-cell" style:parent-style-name="Default">
      <style:table-cell-properties fo:border-bottom="0.74pt solid #c0e474" fo:background-color="#90c226" style:diagonal-bl-tr="none" style:diagonal-tl-br="none" style:text-align-source="value-type" style:repeat-content="false" fo:wrap-option="no-wrap" fo:border-left="0.74pt solid #c0e474"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3" style:family="table-cell" style:parent-style-name="Default">
      <style:table-cell-properties fo:border-bottom="none" fo:background-color="#eaf6d1" style:diagonal-bl-tr="none" style:diagonal-tl-br="none" style:text-align-source="value-type" style:repeat-content="false" fo:wrap-option="no-wrap" fo:border-left="0.74pt solid #c0e474"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4" style:family="table-cell" style:parent-style-name="Default">
      <style:table-cell-properties fo:border-bottom="0.74pt solid #c0e474" style:diagonal-bl-tr="none" style:diagonal-tl-br="none" style:text-align-source="value-type" style:repeat-content="false" fo:wrap-option="no-wrap" fo:border-left="0.74pt solid #c0e474" style:direction="ltr" fo:border-right="none" style:rotation-angle="0" style:rotation-align="none" style:shrink-to-fit="false" fo:border-top="0.74pt solid #c0e474" style:vertical-align="bottom" loext:vertical-justify="auto"/>
      <style:paragraph-properties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1" style:family="table-cell" style:parent-style-name="Default">
      <style:table-cell-properties fo:border-bottom="none" fo:background-color="#90c226" style:diagonal-bl-tr="none" style:diagonal-tl-br="none" style:text-align-source="fix" style:repeat-content="false" fo:wrap-option="no-wrap" fo:border-left="0.74pt solid #c0e473" style:direction="ltr" fo:border-right="0.74pt solid #c0e473" style:rotation-angle="0" style:rotation-align="none" style:shrink-to-fit="false" fo:border-top="0.74pt solid #c0e473"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fo:border-bottom="0.74pt solid #c0e473" fo:background-color="#90c226" style:diagonal-bl-tr="none" style:diagonal-tl-br="none" style:text-align-source="fix" style:repeat-content="false" fo:wrap-option="no-wrap" fo:border-left="0.74pt solid #c0e473"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7" style:family="table-cell" style:parent-style-name="Default" style:data-style-name="N149">
      <style:table-cell-properties fo:border-bottom="none" fo:background-color="#eaf6d1" style:diagonal-bl-tr="none" style:diagonal-tl-br="none" style:text-align-source="fix" style:repeat-content="false" fo:wrap-option="no-wrap" fo:border-left="0.74pt solid #c0e473"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Excel_20_Built-in_20_Percent" style:data-style-name="N151">
      <style:table-cell-properties fo:border-bottom="0.74pt solid #c0e474" style:cell-protect="protected" style:print-content="true" style:diagonal-bl-tr="none" style:diagonal-tl-br="none" style:text-align-source="fix" style:repeat-content="false" fo:background-color="transparent" fo:wrap-option="wrap" fo:border-left="0.74pt solid #c0e473" style:direction="ltr" fo:border-right="none" style:rotation-angle="0" style:rotation-align="none" style:shrink-to-fit="false" fo:border-top="0.74pt solid #c0e474"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9" style:family="table-cell" style:parent-style-name="Default" style:data-style-name="N153">
      <style:table-cell-properties fo:border-bottom="none" fo:background-color="#eaf6d1" style:diagonal-bl-tr="none" style:diagonal-tl-br="none" style:text-align-source="fix" style:repeat-content="false" fo:wrap-option="no-wrap" fo:border-left="0.74pt solid #c0e473"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0" style:family="table-cell" style:parent-style-name="Default">
      <style:table-cell-properties fo:border-bottom="none" fo:background-color="#90c226" style:diagonal-bl-tr="none" style:diagonal-tl-br="none" style:text-align-source="fix" style:repeat-content="false" fo:wrap-option="no-wrap" fo:border-left="none" style:direction="ltr" fo:border-right="none" style:rotation-angle="0" style:rotation-align="none" style:shrink-to-fit="false" fo:border-top="0.74pt solid #c0e473"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1" style:family="table-cell" style:parent-style-name="Default">
      <style:table-cell-properties fo:border-bottom="0.74pt solid #c0e473" fo:background-color="#90c22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2" style:family="table-cell" style:parent-style-name="Default" style:data-style-name="N149">
      <style:table-cell-properties fo:background-color="#eaf6d1"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3" style:family="table-cell" style:parent-style-name="Excel_20_Built-in_20_Percent" style:data-style-name="N151">
      <style:table-cell-properties fo:border-bottom="0.74pt solid #c0e474"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c0e474"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data-style-name="N153">
      <style:table-cell-properties fo:background-color="#eaf6d1"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5" style:family="table-cell" style:parent-style-name="Default">
      <style:table-cell-properties fo:border-bottom="0.74pt solid #c0e473" fo:background-color="#90c22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70c0" style:text-outline="false" style:text-line-through-style="none" style:text-line-through-type="none" style:font-name="Trebuchet M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6" style:family="table-cell" style:parent-style-name="Default" style:data-style-name="N153">
      <style:table-cell-properties fo:background-color="#eaf6d1"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70c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Excel_20_Built-in_20_Percent" style:data-style-name="N151">
      <style:table-cell-properties fo:border-bottom="0.74pt solid #c0e474"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c0e474" style:vertical-align="bottom" loext:vertical-justify="auto"/>
      <style:paragraph-properties fo:text-align="end" css3t:text-justify="auto" fo:margin-left="0pt" style:writing-mode="page"/>
      <style:text-properties fo:color="#0070c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8" style:family="table-cell" style:parent-style-name="Default" style:data-style-name="N149">
      <style:table-cell-properties fo:background-color="#eaf6d1"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70c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9" style:family="table-cell" style:parent-style-name="Default">
      <style:table-cell-properties fo:border-bottom="none" fo:background-color="#90c226" style:diagonal-bl-tr="none" style:diagonal-tl-br="none" style:text-align-source="fix" style:repeat-content="false" fo:wrap-option="no-wrap" fo:border-left="none" style:direction="ltr" fo:border-right="0.74pt solid #c0e473" style:rotation-angle="0" style:rotation-align="none" style:shrink-to-fit="false" fo:border-top="0.74pt solid #c0e473"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0" style:family="table-cell" style:parent-style-name="Default">
      <style:table-cell-properties fo:border-bottom="0.74pt solid #c0e473" fo:background-color="#90c226" style:diagonal-bl-tr="none" style:diagonal-tl-br="none" style:text-align-source="fix" style:repeat-content="false" fo:wrap-option="no-wrap" fo:border-left="none" style:direction="ltr" fo:border-right="0.74pt solid #c0e473" style:rotation-angle="0" style:rotation-align="none" style:shrink-to-fit="false" fo:border-top="none" style:vertical-align="bottom" loext:vertical-justify="auto"/>
      <style:paragraph-properties fo:text-align="center" css3t:text-justify="auto" fo:margin-left="0pt" style:writing-mode="page"/>
      <style:text-properties fo:color="#0070c0" style:text-outline="false" style:text-line-through-style="none" style:text-line-through-type="none" style:font-name="Trebuchet M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1" style:family="table-cell" style:parent-style-name="Default" style:data-style-name="N153">
      <style:table-cell-properties fo:border-bottom="none" fo:background-color="#eaf6d1" style:diagonal-bl-tr="none" style:diagonal-tl-br="none" style:text-align-source="fix" style:repeat-content="false" fo:wrap-option="no-wrap" fo:border-left="none" style:direction="ltr" fo:border-right="0.74pt solid #c0e473" style:rotation-angle="0" style:rotation-align="none" style:shrink-to-fit="false" fo:border-top="none" style:vertical-align="bottom" loext:vertical-justify="auto"/>
      <style:paragraph-properties fo:text-align="end" css3t:text-justify="auto" fo:margin-left="0pt" style:writing-mode="page"/>
      <style:text-properties fo:color="#0070c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2" style:family="table-cell" style:parent-style-name="Excel_20_Built-in_20_Percent" style:data-style-name="N151">
      <style:table-cell-properties fo:border-bottom="0.74pt solid #c0e474" style:cell-protect="protected" style:print-content="true" style:diagonal-bl-tr="none" style:diagonal-tl-br="none" style:text-align-source="fix" style:repeat-content="false" fo:background-color="transparent" fo:wrap-option="wrap" fo:border-left="none" style:direction="ltr" fo:border-right="0.74pt solid #c0e473" style:rotation-angle="0" style:rotation-align="none" style:shrink-to-fit="false" fo:border-top="0.74pt solid #c0e474" style:vertical-align="bottom" loext:vertical-justify="auto"/>
      <style:paragraph-properties fo:text-align="end" css3t:text-justify="auto" fo:margin-left="0pt" style:writing-mode="page"/>
      <style:text-properties fo:color="#0070c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3" style:family="table-cell" style:parent-style-name="Default" style:data-style-name="N149">
      <style:table-cell-properties fo:border-bottom="none" fo:background-color="#eaf6d1" style:diagonal-bl-tr="none" style:diagonal-tl-br="none" style:text-align-source="fix" style:repeat-content="false" fo:wrap-option="no-wrap" fo:border-left="none" style:direction="ltr" fo:border-right="0.74pt solid #c0e473" style:rotation-angle="0" style:rotation-align="none" style:shrink-to-fit="false" fo:border-top="none" style:vertical-align="bottom" loext:vertical-justify="auto"/>
      <style:paragraph-properties fo:text-align="end" css3t:text-justify="auto" fo:margin-left="0pt" style:writing-mode="page"/>
      <style:text-properties fo:color="#0070c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4" style:family="table-cell" style:parent-style-name="Excel_20_Built-in_20_Percent">
      <style:table-cell-properties fo:border-bottom="0.74pt solid #c0e474" style:cell-protect="protected" style:print-content="true" style:diagonal-bl-tr="none" style:diagonal-tl-br="none" style:text-align-source="fix" style:repeat-content="false" fo:background-color="transparent" fo:wrap-option="wrap" fo:border-left="0.74pt solid #c0e473" style:direction="ltr" fo:border-right="none" style:rotation-angle="0" style:rotation-align="none" style:shrink-to-fit="false" fo:border-top="0.74pt solid #c0e474"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5" style:family="table-cell" style:parent-style-name="Excel_20_Built-in_20_Percent">
      <style:table-cell-properties fo:border-bottom="0.74pt solid #c0e474"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c0e474"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3" style:family="table-cell" style:parent-style-name="Default" style:data-style-name="N151">
      <style:table-cell-properties style:rotation-align="none"/>
      <style:map style:condition="cell-content()&gt;0" style:apply-style-name="ConditionalStyle_5f_22" style:base-cell-address="'Key Estimates'.M28"/>
      <style:map style:condition="cell-content()&lt;0" style:apply-style-name="ConditionalStyle_5f_21" style:base-cell-address="'Key Estimates'.M28"/>
    </style:style>
    <style:style style:name="ce258" style:family="table-cell" style:parent-style-name="Default">
      <style:table-cell-properties style:text-align-source="fix" style:repeat-content="false" style:rotation-align="none"/>
      <style:paragraph-properties fo:text-align="end" fo:margin-left="0pt"/>
    </style:style>
    <style:style style:name="ce286" style:family="table-cell" style:parent-style-name="Default">
      <style:table-cell-properties style:rotation-align="non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7" style:family="table-cell" style:parent-style-name="Default">
      <style:table-cell-properties fo:border-bottom="none" fo:background-color="#eaf6d1" style:diagonal-bl-tr="none" style:diagonal-tl-br="none" style:text-align-source="value-type" style:repeat-content="false" fo:wrap-option="no-wrap" fo:border-left="0.74pt solid #c0e474"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8" style:family="table-cell" style:parent-style-name="Default">
      <style:table-cell-properties fo:border-bottom="0.74pt solid #c0e474" style:diagonal-bl-tr="none" style:diagonal-tl-br="none" style:text-align-source="value-type" style:repeat-content="false" fo:wrap-option="no-wrap" fo:border-left="0.74pt solid #c0e474" style:direction="ltr" fo:border-right="none" style:rotation-angle="0" style:rotation-align="none" style:shrink-to-fit="false" fo:border-top="0.74pt solid #c0e474" style:vertical-align="middle" loext:vertical-justify="auto"/>
      <style:paragraph-properties css3t:text-justify="auto" fo:margin-left="0pt"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3" style:family="table-cell" style:parent-style-name="Default">
      <style:table-cell-properties fo:border-bottom="none" fo:background-color="#90c226" style:diagonal-bl-tr="none" style:diagonal-tl-br="none" style:text-align-source="fix" style:repeat-content="false" fo:wrap-option="no-wrap" fo:border-left="0.74pt solid #c0e473" style:direction="ltr" fo:border-right="0.74pt solid #c0e473" style:rotation-angle="0" style:rotation-align="none" style:shrink-to-fit="false" fo:border-top="0.74pt solid #c0e473"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9" style:family="table-cell" style:parent-style-name="Default" style:data-style-name="N153">
      <style:table-cell-properties fo:border-bottom="none" fo:background-color="#eaf6d1" style:diagonal-bl-tr="none" style:diagonal-tl-br="none" style:text-align-source="fix" style:repeat-content="false" fo:wrap-option="no-wrap" fo:border-left="0.74pt solid #c0e473"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0" style:family="table-cell" style:parent-style-name="Excel_20_Built-in_20_Percent" style:data-style-name="N151">
      <style:table-cell-properties fo:border-bottom="0.74pt solid #c0e474" style:cell-protect="protected" style:print-content="true" style:diagonal-bl-tr="none" style:diagonal-tl-br="none" style:text-align-source="fix" style:repeat-content="false" fo:background-color="transparent" fo:wrap-option="wrap" fo:border-left="0.74pt solid #c0e473" style:direction="ltr" fo:border-right="none" style:rotation-angle="0" style:rotation-align="none" style:shrink-to-fit="false" fo:border-top="0.74pt solid #c0e474"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1" style:family="table-cell" style:parent-style-name="Excel_20_Built-in_20_Currency" style:data-style-name="N149">
      <style:table-cell-properties fo:border-bottom="none" fo:background-color="#eaf6d1" style:cell-protect="protected" style:print-content="true" style:diagonal-bl-tr="none" style:diagonal-tl-br="none" style:text-align-source="fix" style:repeat-content="false" fo:wrap-option="no-wrap" fo:border-left="0.74pt solid #c0e473"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3" style:family="table-cell" style:parent-style-name="Default" style:data-style-name="N153">
      <style:table-cell-properties fo:background-color="#eaf6d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4" style:family="table-cell" style:parent-style-name="Excel_20_Built-in_20_Percent" style:data-style-name="N151">
      <style:table-cell-properties fo:border-bottom="0.74pt solid #c0e474"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c0e474"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5" style:family="table-cell" style:parent-style-name="Excel_20_Built-in_20_Currency" style:data-style-name="N149">
      <style:table-cell-properties fo:background-color="#eaf6d1"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6" style:family="table-cell" style:parent-style-name="Default">
      <style:table-cell-properties fo:border-bottom="0.74pt solid #c0e473" fo:background-color="#90c226" style:diagonal-bl-tr="none" style:diagonal-tl-br="none" style:text-align-source="fix" style:repeat-content="false" fo:wrap-option="no-wrap" fo:border-left="none" style:direction="ltr" fo:border-right="0.74pt solid #c0e473"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7" style:family="table-cell" style:parent-style-name="Default" style:data-style-name="N153">
      <style:table-cell-properties fo:border-bottom="none" fo:background-color="#eaf6d1" style:diagonal-bl-tr="none" style:diagonal-tl-br="none" style:text-align-source="fix" style:repeat-content="false" fo:wrap-option="no-wrap" fo:border-left="none" style:direction="ltr" fo:border-right="0.74pt solid #c0e473"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8" style:family="table-cell" style:parent-style-name="Excel_20_Built-in_20_Percent" style:data-style-name="N151">
      <style:table-cell-properties fo:border-bottom="0.74pt solid #c0e474" style:cell-protect="protected" style:print-content="true" style:diagonal-bl-tr="none" style:diagonal-tl-br="none" style:text-align-source="fix" style:repeat-content="false" fo:background-color="transparent" fo:wrap-option="wrap" fo:border-left="none" style:direction="ltr" fo:border-right="0.74pt solid #c0e473" style:rotation-angle="0" style:rotation-align="none" style:shrink-to-fit="false" fo:border-top="0.74pt solid #c0e474"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9" style:family="table-cell" style:parent-style-name="Excel_20_Built-in_20_Currency" style:data-style-name="N149">
      <style:table-cell-properties fo:border-bottom="none" fo:background-color="#eaf6d1" style:cell-protect="protected" style:print-content="true" style:diagonal-bl-tr="none" style:diagonal-tl-br="none" style:text-align-source="fix" style:repeat-content="false" fo:wrap-option="no-wrap" fo:border-left="none" style:direction="ltr" fo:border-right="0.74pt solid #c0e473"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0" style:family="table-cell" style:parent-style-name="Default">
      <style:table-cell-properties fo:border-bottom="none" fo:background-color="#90c226" style:diagonal-bl-tr="none" style:diagonal-tl-br="none" style:text-align-source="fix" style:repeat-content="false" fo:wrap-option="no-wrap" fo:border-left="0.74pt solid #c0e473" style:direction="ltr" fo:border-right="none" style:rotation-angle="0" style:rotation-align="none" style:shrink-to-fit="false" fo:border-top="0.74pt solid #c0e473"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1" style:family="table-cell" style:parent-style-name="Default" style:data-style-name="N153">
      <style:table-cell-properties fo:border-bottom="none" fo:background-color="#eaf6d1" style:diagonal-bl-tr="none" style:diagonal-tl-br="none" style:text-align-source="fix" style:repeat-content="false" fo:wrap-option="no-wrap" fo:border-left="0.74pt solid #c0e473" style:direction="ltr" fo:border-right="none" style:rotation-angle="0" style:rotation-align="none" style:shrink-to-fit="false" fo:border-top="0.74pt solid #c0e473"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2" style:family="table-cell" style:parent-style-name="Excel_20_Built-in_20_Currency" style:data-style-name="N149">
      <style:table-cell-properties fo:border-bottom="none" fo:background-color="#eaf6d1" style:cell-protect="protected" style:print-content="true" style:diagonal-bl-tr="none" style:diagonal-tl-br="none" style:text-align-source="fix" style:repeat-content="false" fo:wrap-option="no-wrap" fo:border-left="0.74pt solid #c0e473" style:direction="ltr" fo:border-right="none" style:rotation-angle="0" style:rotation-align="none" style:shrink-to-fit="false" fo:border-top="0.74pt solid #c0e473"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2" style:family="table-cell" style:parent-style-name="Default" style:data-style-name="N151">
      <style:table-cell-properties style:rotation-align="none"/>
      <style:map style:condition="cell-content()&gt;0" style:apply-style-name="ConditionalStyle_5f_20" style:base-cell-address="'Income Metrics'.L36"/>
      <style:map style:condition="cell-content()&lt;0" style:apply-style-name="ConditionalStyle_5f_19" style:base-cell-address="'Income Metrics'.L36"/>
    </style:style>
    <style:style style:name="ce323" style:family="table-cell" style:parent-style-name="Default">
      <style:table-cell-properties fo:border-bottom="none" fo:background-color="#eaf6d1" style:diagonal-bl-tr="none" style:diagonal-tl-br="none" style:text-align-source="value-type" style:repeat-content="false" fo:wrap-option="no-wrap" fo:border-left="0.74pt solid #c0e474"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4" style:family="table-cell" style:parent-style-name="Default">
      <style:table-cell-properties fo:border-bottom="0.74pt solid #c0e474" style:diagonal-bl-tr="none" style:diagonal-tl-br="none" style:text-align-source="fix" style:repeat-content="false" fo:wrap-option="no-wrap" fo:border-left="0.74pt solid #c0e474" style:direction="ltr" fo:border-right="none" style:rotation-angle="0" style:rotation-align="none" style:shrink-to-fit="false" fo:border-top="0.74pt solid #c0e474" style:vertical-align="middle" loext:vertical-justify="auto"/>
      <style:paragraph-properties fo:text-align="start" css3t:text-justify="auto" fo:margin-left="17.4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5" style:family="table-cell" style:parent-style-name="Default">
      <style:table-cell-properties fo:border-bottom="none" fo:background-color="#eaf6d1" style:diagonal-bl-tr="none" style:diagonal-tl-br="none" style:text-align-source="fix" style:repeat-content="false" fo:wrap-option="no-wrap" fo:border-left="0.74pt solid #c0e474" style:direction="ltr" fo:border-right="none" style:rotation-angle="0" style:rotation-align="none" style:shrink-to-fit="false" fo:border-top="none" style:vertical-align="middle" loext:vertical-justify="auto"/>
      <style:paragraph-properties fo:text-align="start" css3t:text-justify="auto" fo:margin-left="17.4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6" style:family="table-cell" style:parent-style-name="Default">
      <style:table-cell-properties fo:border-bottom="0.74pt solid #c0e473" style:diagonal-bl-tr="none" style:diagonal-tl-br="none" style:text-align-source="fix" style:repeat-content="false" fo:wrap-option="no-wrap" fo:border-left="none" style:direction="ltr" fo:border-right="none" style:rotation-angle="0" style:rotation-align="none" style:shrink-to-fit="false" fo:border-top="0.74pt solid #c0e474" style:vertical-align="middle" loext:vertical-justify="auto"/>
      <style:paragraph-properties fo:text-align="start" css3t:text-justify="auto" fo:margin-left="17.4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17.4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8" style:family="table-cell" style:parent-style-name="Excel_20_Built-in_20_Percent" style:data-style-name="N151">
      <style:table-cell-properties fo:border-bottom="0.74pt solid #c0e474" style:cell-protect="protected" style:print-content="true" style:diagonal-bl-tr="none" style:diagonal-tl-br="none" style:text-align-source="fix" style:repeat-content="false" fo:background-color="transparent" fo:wrap-option="wrap" fo:border-left="0.74pt solid #c0e473" style:direction="ltr" fo:border-right="none" style:rotation-angle="0" style:rotation-align="none" style:shrink-to-fit="false" fo:border-top="0.74pt solid #c0e474"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9" style:family="table-cell" style:parent-style-name="Default" style:data-style-name="N2">
      <style:table-cell-properties fo:border-bottom="none" fo:background-color="#eaf6d1" style:diagonal-bl-tr="none" style:diagonal-tl-br="none" style:text-align-source="fix" style:repeat-content="false" fo:wrap-option="no-wrap" fo:border-left="0.74pt solid #c0e473"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0" style:family="table-cell" style:parent-style-name="Excel_20_Built-in_20_Percent" style:data-style-name="N151">
      <style:table-cell-properties fo:border-bottom="0.74pt solid #c0e473"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c0e474"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1" style:family="table-cell" style:parent-style-name="Excel_20_Built-in_20_Percent" style:data-style-name="N151">
      <style:table-cell-properties fo:border-bottom="none" fo:background-color="#eaf6d1" style:cell-protect="protected" style:print-content="true" style:diagonal-bl-tr="none" style:diagonal-tl-br="none" style:text-align-source="fix" style:repeat-content="false" fo:wrap-option="no-wrap" fo:border-left="0.74pt solid #c0e473"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2" style:family="table-cell" style:parent-style-name="Excel_20_Built-in_20_Percent" style:data-style-name="N2">
      <style:table-cell-properties fo:border-bottom="0.74pt solid #c0e474" style:cell-protect="protected" style:print-content="true" style:diagonal-bl-tr="none" style:diagonal-tl-br="none" style:text-align-source="fix" style:repeat-content="false" fo:background-color="transparent" fo:wrap-option="wrap" fo:border-left="0.74pt solid #c0e473" style:direction="ltr" fo:border-right="none" style:rotation-angle="0" style:rotation-align="none" style:shrink-to-fit="false" fo:border-top="0.74pt solid #c0e474"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3" style:family="table-cell" style:parent-style-name="Excel_20_Built-in_20_Percent" style:data-style-name="N151">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4" style:family="table-cell" style:parent-style-name="Excel_20_Built-in_20_Percent" style:data-style-name="N151">
      <style:table-cell-properties fo:border-bottom="0.74pt solid #c0e474"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c0e474"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5" style:family="table-cell" style:parent-style-name="Default" style:data-style-name="N2">
      <style:table-cell-properties fo:background-color="#eaf6d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6" style:family="table-cell" style:parent-style-name="Excel_20_Built-in_20_Percent" style:data-style-name="N151">
      <style:table-cell-properties fo:background-color="#eaf6d1"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7" style:family="table-cell" style:parent-style-name="Excel_20_Built-in_20_Percent" style:data-style-name="N2">
      <style:table-cell-properties fo:border-bottom="0.74pt solid #c0e474"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c0e474"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8" style:family="table-cell" style:parent-style-name="Excel_20_Built-in_20_Percent" style:data-style-name="N151">
      <style:table-cell-properties fo:border-bottom="0.74pt solid #c0e474" style:cell-protect="protected" style:print-content="true" style:diagonal-bl-tr="none" style:diagonal-tl-br="none" style:text-align-source="fix" style:repeat-content="false" fo:background-color="transparent" fo:wrap-option="wrap" fo:border-left="none" style:direction="ltr" fo:border-right="0.74pt solid #c0e473" style:rotation-angle="0" style:rotation-align="none" style:shrink-to-fit="false" fo:border-top="0.74pt solid #c0e474"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9" style:family="table-cell" style:parent-style-name="Default" style:data-style-name="N2">
      <style:table-cell-properties fo:border-bottom="none" fo:background-color="#eaf6d1" style:diagonal-bl-tr="none" style:diagonal-tl-br="none" style:text-align-source="fix" style:repeat-content="false" fo:wrap-option="no-wrap" fo:border-left="none" style:direction="ltr" fo:border-right="0.74pt solid #c0e473"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0" style:family="table-cell" style:parent-style-name="Excel_20_Built-in_20_Percent" style:data-style-name="N151">
      <style:table-cell-properties fo:border-bottom="none" fo:background-color="#eaf6d1" style:cell-protect="protected" style:print-content="true" style:diagonal-bl-tr="none" style:diagonal-tl-br="none" style:text-align-source="fix" style:repeat-content="false" fo:wrap-option="no-wrap" fo:border-left="none" style:direction="ltr" fo:border-right="0.74pt solid #c0e473"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1" style:family="table-cell" style:parent-style-name="Excel_20_Built-in_20_Percent" style:data-style-name="N2">
      <style:table-cell-properties fo:border-bottom="0.74pt solid #c0e474" style:cell-protect="protected" style:print-content="true" style:diagonal-bl-tr="none" style:diagonal-tl-br="none" style:text-align-source="fix" style:repeat-content="false" fo:background-color="transparent" fo:wrap-option="wrap" fo:border-left="none" style:direction="ltr" fo:border-right="0.74pt solid #c0e473" style:rotation-angle="0" style:rotation-align="none" style:shrink-to-fit="false" fo:border-top="0.74pt solid #c0e474"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2" style:family="table-cell" style:parent-style-name="Default" style:data-style-name="N2">
      <style:table-cell-properties fo:border-bottom="none" fo:background-color="#eaf6d1" style:diagonal-bl-tr="none" style:diagonal-tl-br="none" style:text-align-source="fix" style:repeat-content="false" fo:wrap-option="no-wrap" fo:border-left="0.74pt solid #c0e473" style:direction="ltr" fo:border-right="none" style:rotation-angle="0" style:rotation-align="none" style:shrink-to-fit="false" fo:border-top="0.74pt solid #c0e473"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3" style:family="table-cell" style:parent-style-name="Excel_20_Built-in_20_Percent" style:data-style-name="N151">
      <style:table-cell-properties fo:border-bottom="none" fo:background-color="#eaf6d1" style:cell-protect="protected" style:print-content="true" style:diagonal-bl-tr="none" style:diagonal-tl-br="none" style:text-align-source="fix" style:repeat-content="false" fo:wrap-option="no-wrap" fo:border-left="0.74pt solid #c0e473" style:direction="ltr" fo:border-right="none" style:rotation-angle="0" style:rotation-align="none" style:shrink-to-fit="false" fo:border-top="0.74pt solid #c0e473"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5" style:family="table-cell" style:parent-style-name="Default" style:data-style-name="N151">
      <style:table-cell-properties style:rotation-align="none"/>
      <style:map style:condition="cell-content()&gt;0" style:apply-style-name="ConditionalStyle_5f_18" style:base-cell-address="'ROIC Metrics'.L37"/>
      <style:map style:condition="cell-content()&lt;0" style:apply-style-name="ConditionalStyle_5f_17" style:base-cell-address="'ROIC Metrics'.L37"/>
    </style:style>
    <style:style style:name="ce366" style:family="table-cell" style:parent-style-name="Excel_20_Built-in_20_Percent" style:data-style-name="N152">
      <style:table-cell-properties fo:border-bottom="0.74pt solid #c0e474" style:cell-protect="protected" style:print-content="true" style:diagonal-bl-tr="none" style:diagonal-tl-br="none" style:text-align-source="fix" style:repeat-content="false" fo:background-color="transparent" fo:wrap-option="wrap" fo:border-left="0.74pt solid #c0e473" style:direction="ltr" fo:border-right="none" style:rotation-angle="0" style:rotation-align="none" style:shrink-to-fit="false" fo:border-top="0.74pt solid #c0e474"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7" style:family="table-cell" style:parent-style-name="Default" style:data-style-name="N152">
      <style:table-cell-properties fo:border-bottom="none" fo:background-color="#eaf6d1" style:diagonal-bl-tr="none" style:diagonal-tl-br="none" style:text-align-source="fix" style:repeat-content="false" fo:wrap-option="no-wrap" fo:border-left="0.74pt solid #c0e473"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8" style:family="table-cell" style:parent-style-name="Excel_20_Built-in_20_Percent" style:data-style-name="N152">
      <style:table-cell-properties fo:border-bottom="none" fo:background-color="#eaf6d1" style:cell-protect="protected" style:print-content="true" style:diagonal-bl-tr="none" style:diagonal-tl-br="none" style:text-align-source="fix" style:repeat-content="false" fo:wrap-option="no-wrap" fo:border-left="0.74pt solid #c0e473"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9" style:family="table-cell" style:parent-style-name="Excel_20_Built-in_20_Percent" style:data-style-name="N152">
      <style:table-cell-properties fo:border-bottom="0.74pt solid #c0e474"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c0e474"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0" style:family="table-cell" style:parent-style-name="Default" style:data-style-name="N152">
      <style:table-cell-properties fo:background-color="#eaf6d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1" style:family="table-cell" style:parent-style-name="Excel_20_Built-in_20_Percent" style:data-style-name="N152">
      <style:table-cell-properties fo:background-color="#eaf6d1"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2" style:family="table-cell" style:parent-style-name="Excel_20_Built-in_20_Percent" style:data-style-name="N152">
      <style:table-cell-properties fo:border-bottom="0.74pt solid #c0e474" style:cell-protect="protected" style:print-content="true" style:diagonal-bl-tr="none" style:diagonal-tl-br="none" style:text-align-source="fix" style:repeat-content="false" fo:background-color="transparent" fo:wrap-option="wrap" fo:border-left="none" style:direction="ltr" fo:border-right="0.74pt solid #c0e473" style:rotation-angle="0" style:rotation-align="none" style:shrink-to-fit="false" fo:border-top="0.74pt solid #c0e474"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3" style:family="table-cell" style:parent-style-name="Default" style:data-style-name="N152">
      <style:table-cell-properties fo:border-bottom="none" fo:background-color="#eaf6d1" style:diagonal-bl-tr="none" style:diagonal-tl-br="none" style:text-align-source="fix" style:repeat-content="false" fo:wrap-option="no-wrap" fo:border-left="none" style:direction="ltr" fo:border-right="0.74pt solid #c0e473"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4" style:family="table-cell" style:parent-style-name="Excel_20_Built-in_20_Percent" style:data-style-name="N152">
      <style:table-cell-properties fo:border-bottom="none" fo:background-color="#eaf6d1" style:cell-protect="protected" style:print-content="true" style:diagonal-bl-tr="none" style:diagonal-tl-br="none" style:text-align-source="fix" style:repeat-content="false" fo:wrap-option="no-wrap" fo:border-left="none" style:direction="ltr" fo:border-right="0.74pt solid #c0e473"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5" style:family="table-cell" style:parent-style-name="Default" style:data-style-name="N152">
      <style:table-cell-properties fo:border-bottom="none" fo:background-color="#eaf6d1" style:diagonal-bl-tr="none" style:diagonal-tl-br="none" style:text-align-source="fix" style:repeat-content="false" fo:wrap-option="no-wrap" fo:border-left="0.74pt solid #c0e473" style:direction="ltr" fo:border-right="none" style:rotation-angle="0" style:rotation-align="none" style:shrink-to-fit="false" fo:border-top="0.74pt solid #c0e473"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6" style:family="table-cell" style:parent-style-name="Excel_20_Built-in_20_Percent" style:data-style-name="N152">
      <style:table-cell-properties fo:border-bottom="none" fo:background-color="#eaf6d1" style:cell-protect="protected" style:print-content="true" style:diagonal-bl-tr="none" style:diagonal-tl-br="none" style:text-align-source="fix" style:repeat-content="false" fo:wrap-option="no-wrap" fo:border-left="0.74pt solid #c0e473" style:direction="ltr" fo:border-right="none" style:rotation-angle="0" style:rotation-align="none" style:shrink-to-fit="false" fo:border-top="0.74pt solid #c0e473"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8" style:family="table-cell" style:parent-style-name="Default" style:data-style-name="N151">
      <style:table-cell-properties style:rotation-align="none"/>
      <style:map style:condition="cell-content()&gt;0" style:apply-style-name="ConditionalStyle_5f_16" style:base-cell-address="'NWC Metrics'.L37"/>
      <style:map style:condition="cell-content()&lt;0" style:apply-style-name="ConditionalStyle_5f_15" style:base-cell-address="'NWC Metrics'.L37"/>
    </style:style>
    <style:style style:name="ce389" style:family="table-cell" style:parent-style-name="Default">
      <style:table-cell-properties fo:border-bottom="none" fo:background-color="#eaf6d1" style:diagonal-bl-tr="none" style:diagonal-tl-br="none" style:text-align-source="fix" style:repeat-content="false" fo:wrap-option="no-wrap" fo:border-left="0.74pt solid #c0e474"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0" style:family="table-cell" style:parent-style-name="Default">
      <style:table-cell-properties fo:border-bottom="0.74pt solid #c0e474" style:diagonal-bl-tr="none" style:diagonal-tl-br="none" style:text-align-source="fix" style:repeat-content="false" fo:wrap-option="no-wrap" fo:border-left="0.74pt solid #c0e474" style:direction="ltr" fo:border-right="none" style:rotation-angle="0" style:rotation-align="none" style:shrink-to-fit="false" fo:border-top="0.74pt solid #c0e474"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1" style:family="table-cell" style:parent-style-name="Default" style:data-style-name="N151">
      <style:table-cell-properties fo:border-bottom="none" fo:background-color="#eaf6d1" style:diagonal-bl-tr="none" style:diagonal-tl-br="none" style:text-align-source="fix" style:repeat-content="false" fo:wrap-option="no-wrap" fo:border-left="0.74pt solid #c0e473"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2" style:family="table-cell" style:parent-style-name="Excel_20_Built-in_20_Comma" style:data-style-name="N2">
      <style:table-cell-properties fo:border-bottom="0.74pt solid #c0e474" style:cell-protect="protected" style:print-content="true" style:diagonal-bl-tr="none" style:diagonal-tl-br="none" style:text-align-source="fix" style:repeat-content="false" fo:background-color="transparent" fo:wrap-option="wrap" fo:border-left="0.74pt solid #c0e473" style:direction="ltr" fo:border-right="none" style:rotation-angle="0" style:rotation-align="none" style:shrink-to-fit="false" fo:border-top="0.74pt solid #c0e474"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3" style:family="table-cell" style:parent-style-name="Excel_20_Built-in_20_Comma" style:data-style-name="N2">
      <style:table-cell-properties fo:border-bottom="none" fo:background-color="#eaf6d1" style:cell-protect="protected" style:print-content="true" style:diagonal-bl-tr="none" style:diagonal-tl-br="none" style:text-align-source="fix" style:repeat-content="false" fo:wrap-option="no-wrap" fo:border-left="0.74pt solid #c0e473" style:direction="ltr" fo:border-right="none"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4" style:family="table-cell" style:parent-style-name="Default" style:data-style-name="N151">
      <style:table-cell-properties fo:background-color="#eaf6d1"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5" style:family="table-cell" style:parent-style-name="Excel_20_Built-in_20_Comma" style:data-style-name="N2">
      <style:table-cell-properties fo:border-bottom="0.74pt solid #c0e474" style:cell-protect="protected" style:print-content="tru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c0e474"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6" style:family="table-cell" style:parent-style-name="Excel_20_Built-in_20_Comma" style:data-style-name="N2">
      <style:table-cell-properties fo:background-color="#eaf6d1"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7" style:family="table-cell" style:parent-style-name="Default" style:data-style-name="N151">
      <style:table-cell-properties fo:border-bottom="none" fo:background-color="#eaf6d1" style:diagonal-bl-tr="none" style:diagonal-tl-br="none" style:text-align-source="fix" style:repeat-content="false" fo:wrap-option="no-wrap" fo:border-left="none" style:direction="ltr" fo:border-right="0.74pt solid #c0e473"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8" style:family="table-cell" style:parent-style-name="Excel_20_Built-in_20_Comma" style:data-style-name="N2">
      <style:table-cell-properties fo:border-bottom="0.74pt solid #c0e474" style:cell-protect="protected" style:print-content="true" style:diagonal-bl-tr="none" style:diagonal-tl-br="none" style:text-align-source="fix" style:repeat-content="false" fo:background-color="transparent" fo:wrap-option="wrap" fo:border-left="none" style:direction="ltr" fo:border-right="0.74pt solid #c0e473" style:rotation-angle="0" style:rotation-align="none" style:shrink-to-fit="false" fo:border-top="0.74pt solid #c0e474"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9" style:family="table-cell" style:parent-style-name="Excel_20_Built-in_20_Comma" style:data-style-name="N2">
      <style:table-cell-properties fo:border-bottom="none" fo:background-color="#eaf6d1" style:cell-protect="protected" style:print-content="true" style:diagonal-bl-tr="none" style:diagonal-tl-br="none" style:text-align-source="fix" style:repeat-content="false" fo:wrap-option="no-wrap" fo:border-left="none" style:direction="ltr" fo:border-right="0.74pt solid #c0e473" style:rotation-angle="0" style:rotation-align="none" style:shrink-to-fit="false" fo:border-top="none"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0" style:family="table-cell" style:parent-style-name="Default" style:data-style-name="N151">
      <style:table-cell-properties fo:border-bottom="none" fo:background-color="#eaf6d1" style:diagonal-bl-tr="none" style:diagonal-tl-br="none" style:text-align-source="fix" style:repeat-content="false" fo:wrap-option="no-wrap" fo:border-left="0.74pt solid #c0e473" style:direction="ltr" fo:border-right="none" style:rotation-angle="0" style:rotation-align="none" style:shrink-to-fit="false" fo:border-top="0.74pt solid #c0e473"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1" style:family="table-cell" style:parent-style-name="Excel_20_Built-in_20_Comma" style:data-style-name="N2">
      <style:table-cell-properties fo:border-bottom="none" fo:background-color="#eaf6d1" style:cell-protect="protected" style:print-content="true" style:diagonal-bl-tr="none" style:diagonal-tl-br="none" style:text-align-source="fix" style:repeat-content="false" fo:wrap-option="no-wrap" fo:border-left="0.74pt solid #c0e473" style:direction="ltr" fo:border-right="none" style:rotation-angle="0" style:rotation-align="none" style:shrink-to-fit="false" fo:border-top="0.74pt solid #c0e473" style:vertical-align="middle" loext:vertical-justify="auto"/>
      <style:paragraph-properties fo:text-align="end" css3t:text-justify="auto" fo:margin-left="0pt" style:writing-mode="page"/>
      <style:text-properties fo:color="#000000"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5" style:family="table-cell" style:parent-style-name="Default" style:data-style-name="N151">
      <style:table-cell-properties style:rotation-align="none"/>
      <style:map style:condition="cell-content()&gt;0" style:apply-style-name="ConditionalStyle_5f_14" style:base-cell-address="'Debt Metrics'.L36"/>
      <style:map style:condition="cell-content()&lt;0" style:apply-style-name="ConditionalStyle_5f_13" style:base-cell-address="'Debt Metrics'.L36"/>
    </style:style>
    <style:style style:name="ce416" style:family="table-cell" style:parent-style-name="Normal_20_2">
      <style:table-cell-properties fo:border-bottom="none" style:diagonal-bl-tr="none" style:diagonal-tl-br="none" fo:background-color="transparent" fo:border-left="none" fo:border-right="1.76pt solid #000000" style:rotation-align="none" fo:border-top="non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7" style:family="table-cell" style:parent-style-name="Normal_20_2">
      <style:table-cell-properties fo:border-bottom="non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8" style:family="table-cell" style:parent-style-name="Normal_20_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9" style:family="table-cell" style:parent-style-name="Normal_20_2">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0" style:family="table-cell" style:parent-style-name="Normal_20_2">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421" style:family="table-cell" style:parent-style-name="Normal_20_2">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2" style:family="table-cell" style:parent-style-name="Normal_20_2">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3" style:family="table-cell" style:parent-style-name="Normal_20_2">
      <style:table-cell-properties style:cell-protect="protected" style:print-content="tru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4" style:family="table-cell" style:parent-style-name="Normal_20_2">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ce425" style:family="table-cell" style:parent-style-name="Normal_20_2">
      <style:table-cell-properties style:cell-protect="protected" style:print-content="tru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Trebuchet M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26" style:family="table-cell" style:parent-style-name="Normal_20_2">
      <style:table-cell-properties style:cell-protect="protected" style:print-content="tru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Trebuchet M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27" style:family="table-cell" style:parent-style-name="Normal_20_2">
      <style:table-cell-properties style:cell-protect="protected" style:print-content="true" style:rotation-align="none"/>
      <style:text-properties style:use-window-font-color="true" style:text-outline="false" style:text-line-through-style="none" style:text-line-through-type="none" style:font-name="Trebuchet M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28" style:family="table-cell" style:parent-style-name="Normal_20_2" style:data-style-name="N10128">
      <style:table-cell-properties fo:border-bottom="none" fo:background-color="#90c226"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429" style:family="table-cell" style:parent-style-name="Normal_20_2">
      <style:table-cell-properties fo:border-bottom="1.76pt solid #000000" fo:background-color="#90c22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0" style:family="table-cell" style:parent-style-name="Normal_20_2">
      <style:table-cell-properties style:rotation-align="non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1" style:family="table-cell" style:parent-style-name="Normal_20_2" style:data-style-name="N179">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2" style:family="table-cell" style:parent-style-name="Normal_20_2" style:data-style-name="N151">
      <style:table-cell-properties style:cell-protect="protected" style:print-content="true" style:rotation-align="none"/>
      <style:text-properties fo:color="#000000"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433" style:family="table-cell" style:parent-style-name="Normal_20_2" style:data-style-name="N11">
      <style:table-cell-properties style:cell-protect="protected" style:print-content="true" style:rotation-align="non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4" style:family="table-cell" style:parent-style-name="Currency_20_2" style:data-style-name="N179">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5" style:family="table-cell" style:parent-style-name="Normal_20_2" style:data-style-name="N152">
      <style:table-cell-properties style:cell-protect="protected" style:print-content="true" style:rotation-align="none"/>
      <style:text-properties fo:color="#000000"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436" style:family="table-cell" style:parent-style-name="Normal_20_2">
      <style:table-cell-properties style:cell-protect="protected" style:print-content="true" style:rotation-align="non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7" style:family="table-cell" style:parent-style-name="Currency_20_2" style:data-style-name="N180">
      <style:table-cell-properties fo:border-bottom="0.74pt solid #000000" style:cell-protect="protected" style:print-content="true" style:diagonal-bl-tr="none" style:diagonal-tl-br="none" fo:background-color="transparent" fo:border-left="none" fo:border-right="none" style:rotation-align="none" fo:border-top="0.74pt solid #000000"/>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8" style:family="table-cell" style:parent-style-name="Normal_20_2" style:data-style-name="N180">
      <style:table-cell-properties style:cell-protect="protected" style:print-content="true" style:rotation-align="non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9" style:family="table-cell" style:parent-style-name="Currency_20_2" style:data-style-name="N180">
      <style:table-cell-properties fo:border-bottom="1.76pt double-thin #000000" style:border-line-width-bottom="0.51pt 0.74pt 0.51pt" style:cell-protect="protected" style:print-content="true" style:diagonal-bl-tr="none" style:diagonal-tl-br="none" fo:background-color="transparent" fo:border-left="none" fo:border-right="none" style:rotation-align="none" fo:border-top="non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0" style:family="table-cell" style:parent-style-name="Normal_20_2">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Trebuchet M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41" style:family="table-cell" style:parent-style-name="Normal_20_2">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Trebuchet MS"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42" style:family="table-cell" style:parent-style-name="Normal_20_2">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43" style:family="table-cell" style:parent-style-name="Normal_20_2">
      <style:table-cell-properties fo:border-bottom="none"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4" style:family="table-cell" style:parent-style-name="Normal_20_2" style:data-style-name="N179">
      <style:table-cell-properties fo:border-bottom="none" style:cell-protect="protected" style:print-content="true"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5" style:family="table-cell" style:parent-style-name="Normal_20_2" style:data-style-name="N151">
      <style:table-cell-properties fo:border-bottom="1.76pt solid #000000" fo:background-color="#eaf6d1"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446" style:family="table-cell" style:parent-style-name="Normal_20_2" style:data-style-name="N11">
      <style:table-cell-properties fo:border-bottom="none" style:cell-protect="protected" style:print-content="true"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7" style:family="table-cell" style:parent-style-name="Currency_20_2" style:data-style-name="N179">
      <style:table-cell-properties fo:border-bottom="none" style:cell-protect="protected" style:print-content="true"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8" style:family="table-cell" style:parent-style-name="Excel_20_Built-in_20_Comma" style:data-style-name="N152">
      <style:table-cell-properties fo:border-bottom="1.76pt solid #000000" fo:background-color="#eaf6d1"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449" style:family="table-cell" style:parent-style-name="Normal_20_2">
      <style:table-cell-properties fo:border-bottom="none" style:cell-protect="protected" style:print-content="true"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0" style:family="table-cell" style:parent-style-name="Currency_20_2" style:data-style-name="N18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1" style:family="table-cell" style:parent-style-name="Normal_20_2" style:data-style-name="N180">
      <style:table-cell-properties fo:border-bottom="none" style:cell-protect="protected" style:print-content="true"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2" style:family="table-cell" style:parent-style-name="Currency_20_2" style:data-style-name="N180">
      <style:table-cell-properties fo:border-bottom="1.76pt double-thin #000000" style:border-line-width-bottom="0.51pt 0.74pt 0.51pt" style:cell-protect="protected" style:print-content="true" style:diagonal-bl-tr="none" style:diagonal-tl-br="none" style:text-align-source="fix" style:repeat-content="false" fo:background-color="transparent"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3" style:family="table-cell" style:parent-style-name="Normal_20_2">
      <style:table-cell-properties fo:background-color="#ffffff" style:cell-protect="protected" style:print-content="true" style:rotation-align="non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4" style:family="table-cell" style:parent-style-name="Normal_20_2" style:data-style-name="N11">
      <style:table-cell-properties fo:background-color="#ffffff" style:cell-protect="protected" style:print-content="true" style:diagonal-bl-tr="none" style:diagonal-tl-br="none" fo:border="none" style:rotation-align="non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5" style:family="table-cell" style:parent-style-name="Normal_20_2" style:data-style-name="N154">
      <style:table-cell-properties style:cell-protect="protected" style:print-content="true" style:diagonal-bl-tr="none" style:diagonal-tl-br="none" fo:border="none" style:rotation-align="non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6" style:family="table-cell" style:parent-style-name="Normal_20_2" style:data-style-name="N154">
      <style:table-cell-properties fo:background-color="#ffffff" style:cell-protect="protected formula-hidden" style:print-content="true" style:diagonal-bl-tr="none" style:diagonal-tl-br="none" fo:border="none" style:rotation-align="non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7" style:family="table-cell" style:parent-style-name="Currency_20_2" style:data-style-name="N179">
      <style:table-cell-properties fo:border-bottom="1.76pt double-thin #000000" style:border-line-width-bottom="0.51pt 0.74pt 0.51pt" fo:background-color="#ffffff" style:cell-protect="protected" style:print-content="true" style:diagonal-bl-tr="none" style:diagonal-tl-br="none" fo:border-left="none" fo:border-right="none" style:rotation-align="none" fo:border-top="non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8" style:family="table-cell" style:parent-style-name="Currency_20_2" style:data-style-name="N177">
      <style:table-cell-properties fo:background-color="#ffffff" style:cell-protect="protected" style:print-content="true" style:diagonal-bl-tr="none" style:diagonal-tl-br="none" fo:border="none" style:rotation-align="non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9" style:family="table-cell" style:parent-style-name="Currency_20_2" style:data-style-name="N179">
      <style:table-cell-properties style:cell-protect="protected" style:print-content="true" style:diagonal-bl-tr="none" style:diagonal-tl-br="none" fo:background-color="transparent" fo:border="none" style:rotation-align="non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0" style:family="table-cell" style:parent-style-name="Currency_20_2" style:data-style-name="N181">
      <style:table-cell-properties fo:border-bottom="0.74pt solid #000000" style:cell-protect="protected" style:print-content="true" style:diagonal-bl-tr="none" style:diagonal-tl-br="none" fo:background-color="transparent" fo:border-left="none" fo:border-right="none" style:rotation-align="none" fo:border-top="non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1" style:family="table-cell" style:parent-style-name="Normal_20_2" style:data-style-name="N156">
      <style:table-cell-properties fo:border-bottom="0.74pt solid #000000" style:cell-protect="protected" style:print-content="true" style:diagonal-bl-tr="none" style:diagonal-tl-br="none" fo:border-left="none" fo:border-right="none" style:rotation-align="none" fo:border-top="non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2" style:family="table-cell" style:parent-style-name="Currency_20_2">
      <style:table-cell-properties style:cell-protect="protected" style:print-content="true" style:diagonal-bl-tr="none" style:diagonal-tl-br="none" fo:background-color="transparent" fo:border="none" style:rotation-align="non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3" style:family="table-cell" style:parent-style-name="Normal_20_2" style:data-style-name="N171">
      <style:table-cell-properties style:cell-protect="protected" style:print-content="true" style:rotation-align="non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4" style:family="table-cell" style:parent-style-name="Normal_20_2" style:data-style-name="N10106">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5" style:family="table-cell" style:parent-style-name="Normal_20_2" style:data-style-name="N149">
      <style:table-cell-properties fo:border-bottom="1.76pt double-thin #000000" style:border-line-width-bottom="0.51pt 0.74pt 0.51pt"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66" style:family="table-cell" style:parent-style-name="Normal_20_2" style:data-style-name="N149">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7" style:family="table-cell" style:parent-style-name="Normal_20_2" style:data-style-name="N149">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68" style:family="table-cell" style:parent-style-name="Normal_20_2" style:data-style-name="N1">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69" style:family="table-cell" style:parent-style-name="Normal_20_2">
      <style:table-cell-properties fo:border-bottom="none" style:diagonal-bl-tr="none" style:diagonal-tl-br="none" fo:background-color="transparent" fo:border-left="none" fo:border-right="none" style:rotation-align="none" fo:border-top="1.76pt solid #000000"/>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0" style:family="table-cell" style:parent-style-name="Normal_20_2" style:data-style-name="N179">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1" style:family="table-cell" style:parent-style-name="Normal_20_2" style:data-style-name="N151">
      <style:table-cell-properties fo:border-bottom="1.76pt solid #000000" fo:background-color="#eaf6d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472" style:family="table-cell" style:parent-style-name="Normal_20_2" style:data-style-name="N1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3" style:family="table-cell" style:parent-style-name="Excel_20_Built-in_20_Comma" style:data-style-name="N152">
      <style:table-cell-properties fo:border-bottom="1.76pt solid #000000" fo:background-color="#eaf6d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474" style:family="table-cell" style:parent-style-name="Normal_20_2">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5" style:family="table-cell" style:parent-style-name="Currency_20_2" style:data-style-name="N180">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6" style:family="table-cell" style:parent-style-name="Normal_20_2" style:data-style-name="N18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7" style:family="table-cell" style:parent-style-name="Currency_20_2" style:data-style-name="N180">
      <style:table-cell-properties fo:border-bottom="1.76pt double-thin #000000" style:border-line-width-bottom="0.51pt 0.74pt 0.51pt"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8" style:family="table-cell" style:parent-style-name="Normal_20_2"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9" style:family="table-cell" style:parent-style-name="Normal_20_2"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0" style:family="table-cell" style:parent-style-name="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1" style:family="table-cell" style:parent-style-name="Normal_20_2">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17.4pt" style:writing-mode="page"/>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2" style:family="table-cell" style:parent-style-name="Normal_20_2">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17.4pt" style:writing-mode="page"/>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3" style:family="table-cell" style:parent-style-name="Normal_20_2" style:data-style-name="N0">
      <style:table-cell-properties fo:background-color="#ffffff" style:diagonal-bl-tr="none" style:diagonal-tl-br="none" fo:border="none" style:rotation-align="none"/>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4" style:family="table-cell" style:parent-style-name="Normal_20_2">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17.4pt" style:writing-mode="page"/>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5" style:family="table-cell" style:parent-style-name="Normal_20_2">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17.4pt" style:writing-mode="page"/>
      <style:text-properties style:use-window-font-color="true" style:text-outline="false" style:text-line-through-style="none" style:text-line-through-type="none" style:font-name="Trebuchet MS"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486" style:family="table-cell" style:parent-style-name="Normal_20_2">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17.4pt" style:writing-mode="page"/>
      <style:text-properties style:use-window-font-color="true"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7" style:family="table-cell" style:parent-style-name="Normal_20_2">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8" style:family="table-cell" style:parent-style-name="Normal_20_2" style:data-style-name="N1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9" style:family="table-cell" style:parent-style-name="Normal_20_2" style:data-style-name="N1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0" style:family="table-cell" style:parent-style-name="Normal_20_2" style:data-style-name="N1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1" style:family="table-cell" style:parent-style-name="Excel_20_Built-in_20_Percent" style:data-style-name="N11">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2" style:family="table-cell" style:parent-style-name="Normal_20_2" style:data-style-name="N1">
      <style:table-cell-properties fo:background-color="#eaf6d1" style:cell-protect="protected" style:print-content="tru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3" style:family="table-cell" style:parent-style-name="Normal_20_2" style:data-style-name="N11">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4" style:family="table-cell" style:parent-style-name="Normal_20_2" style:data-style-name="N11">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5" style:family="table-cell" style:parent-style-name="Normal_20_2" style:data-style-name="N11">
      <style:table-cell-properties fo:border-bottom="1.76pt double-thin #000000" style:border-line-width-bottom="0.51pt 0.74pt 0.51pt"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6" style:family="table-cell" style:parent-style-name="Normal_20_2" style:data-style-name="N10128">
      <style:table-cell-properties fo:border-bottom="none" fo:background-color="#90c22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497" style:family="table-cell" style:parent-style-name="Normal_20_2">
      <style:table-cell-properties fo:border-bottom="1.76pt solid #000000" fo:background-color="#90c226"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8" style:family="table-cell" style:parent-style-name="Normal_20_2">
      <style:table-cell-properties fo:border-bottom="none" style:diagonal-bl-tr="none" style:diagonal-tl-br="none" fo:background-color="transparent" fo:border-left="none" fo:border-right="1.76pt solid #000000" style:rotation-align="none" fo:border-top="1.76pt solid #000000"/>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9" style:family="table-cell" style:parent-style-name="Normal_20_2" style:data-style-name="N179">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0" style:family="table-cell" style:parent-style-name="Normal_20_2" style:data-style-name="N151">
      <style:table-cell-properties fo:border-bottom="1.76pt solid #000000" fo:background-color="#eaf6d1" style:cell-protect="protected"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501" style:family="table-cell" style:parent-style-name="Normal_20_2" style:data-style-name="N11">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2" style:family="table-cell" style:parent-style-name="Currency_20_2" style:data-style-name="N179">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3" style:family="table-cell" style:parent-style-name="Excel_20_Built-in_20_Comma" style:data-style-name="N152">
      <style:table-cell-properties fo:border-bottom="1.76pt solid #000000" fo:background-color="#eaf6d1" style:cell-protect="protected" style:print-content="tru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504" style:family="table-cell" style:parent-style-name="Normal_20_2">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5" style:family="table-cell" style:parent-style-name="Currency_20_2" style:data-style-name="N180">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6" style:family="table-cell" style:parent-style-name="Normal_20_2" style:data-style-name="N180">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7" style:family="table-cell" style:parent-style-name="Currency_20_2" style:data-style-name="N180">
      <style:table-cell-properties fo:border-bottom="1.76pt double-thin #000000" style:border-line-width-bottom="0.51pt 0.74pt 0.51pt" style:cell-protect="protected" style:print-content="tru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8" style:family="table-cell" style:parent-style-name="Normal_20_2" style:data-style-name="N176">
      <style:table-cell-properties fo:background-color="#eaf6d1" style:cell-protect="protected" style:print-content="tru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9" style:family="table-cell" style:parent-style-name="Currency_20_2" style:data-style-name="N179">
      <style:table-cell-properties fo:border-bottom="1.76pt double-thin #000000" style:border-line-width-bottom="0.51pt 0.74pt 0.51pt" style:cell-protect="protected" style:print-content="true" style:diagonal-bl-tr="none" style:diagonal-tl-br="none" fo:background-color="transparent" fo:border-left="none" fo:border-right="none" style:rotation-align="none" fo:border-top="1.76pt solid #000000"/>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0" style:family="table-cell" style:parent-style-name="Currency_20_2" style:data-style-name="N179">
      <style:table-cell-properties fo:background-color="#ffffff" style:cell-protect="protected" style:print-content="true" style:diagonal-bl-tr="none" style:diagonal-tl-br="none" fo:border="none" style:rotation-align="non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1" style:family="table-cell" style:parent-style-name="Currency_20_2" style:data-style-name="N173">
      <style:table-cell-properties fo:border-bottom="none" fo:background-color="#ffffff" style:cell-protect="protected"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2" style:family="table-cell" style:parent-style-name="Currency_20_2" style:data-style-name="N172">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3" style:family="table-cell" style:parent-style-name="Normal_20_2" style:data-style-name="N179">
      <style:table-cell-properties fo:border-bottom="1.76pt double-thin #000000" style:border-line-width-bottom="0.51pt 0.74pt 0.51pt"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4" style:family="table-cell" style:parent-style-name="Normal_20_2" style:data-style-name="N17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5" style:family="table-cell" style:parent-style-name="Normal_20_2" style:data-style-name="N17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6" style:family="table-cell" style:parent-style-name="Normal_20_2" style:data-style-name="N178">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end" css3t:text-justify="auto" fo:margin-left="0pt" style:writing-mode="page"/>
      <style:text-properties style:use-window-font-color="true"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517" style:family="table-cell" style:parent-style-name="Normal_20_2"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Trebuchet M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8" style:family="table-cell" style:parent-style-name="Normal_20_2">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34.81pt" style:writing-mode="page"/>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9" style:family="table-cell" style:parent-style-name="Normal_20_2" style:data-style-name="N10128">
      <style:table-cell-properties fo:background-color="transparent" style:rotation-align="none"/>
      <style:text-properties fo:color="#000000"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520" style:family="table-cell" style:parent-style-name="Normal_20_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1" style:family="table-cell" style:parent-style-name="Normal_20_2">
      <style:table-cell-properties style:diagonal-bl-tr="none" style:diagonal-tl-br="none" fo:background-color="transparent" fo:border="none" style:rotation-align="non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2" style:family="table-cell" style:parent-style-name="Normal_20_2" style:data-style-name="N177">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3" style:family="table-cell" style:parent-style-name="Normal_20_2" style:data-style-name="N1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524" style:family="table-cell" style:parent-style-name="Currency_20_2">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5" style:family="table-cell" style:parent-style-name="Normal_20_2" style:data-style-name="N2">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526" style:family="table-cell" style:parent-style-name="Currency_20_2" style:data-style-name="N177">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7" style:family="table-cell" style:parent-style-name="Currency_20_2" style:data-style-name="N177">
      <style:table-cell-properties style:cell-protect="protected" style:print-content="true" style:diagonal-bl-tr="none" style:diagonal-tl-br="none" fo:background-color="transparent" fo:border="none" style:rotation-align="none"/>
      <style:text-properties fo:color="#000000"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8" style:family="table-cell" style:parent-style-name="Normal_20_2" style:data-style-name="N154">
      <style:table-cell-properties fo:background-color="#ffffff" style:cell-protect="protected formula-hidden" style:print-content="true" style:rotation-align="none"/>
      <style:text-properties fo:color="#000000"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9" style:family="table-cell" style:parent-style-name="Normal_20_2" style:data-style-name="N11">
      <style:table-cell-properties fo:border-bottom="1.76pt double-thin #000000" style:border-line-width-bottom="0.51pt 0.74pt 0.51pt"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0" style:family="table-cell" style:parent-style-name="Default">
      <style:table-cell-properties style:diagonal-bl-tr="none" style:diagonal-tl-br="none" fo:border="none" style:rotation-align="none"/>
    </style:style>
    <style:style style:name="ce531" style:family="table-cell" style:parent-style-name="Normal_20_2" style:data-style-name="N2">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2" style:family="table-cell" style:parent-style-name="Excel_20_Built-in_20_Percent" style:data-style-name="N11">
      <style:table-cell-properties fo:background-color="#eaf6d1" style:cell-protect="none" style:print-content="tru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3" style:family="table-cell" style:parent-style-name="Normal_20_2" style:data-style-name="N11">
      <style:table-cell-properties fo:border-bottom="1.76pt double-thin #000000" style:border-line-width-bottom="0.51pt 0.74pt 0.51pt"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rebuchet M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4" style:family="table-cell" style:parent-style-name="Normal_20_2"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5" style:family="table-cell" style:parent-style-name="Default" style:data-style-name="N151">
      <style:table-cell-properties style:rotation-align="none"/>
      <style:map style:condition="cell-content()&gt;0" style:apply-style-name="ConditionalStyle_5f_12" style:base-cell-address="DCF.P27"/>
      <style:map style:condition="cell-content()&lt;0" style:apply-style-name="ConditionalStyle_5f_11" style:base-cell-address="DCF.P27"/>
    </style:style>
    <style:style style:name="ce536" style:family="table-cell" style:parent-style-name="Default" style:data-style-name="N176">
      <style:table-cell-properties style:rotation-align="none"/>
    </style:style>
    <style:style style:name="gr1" style:family="graphic">
      <style:graphic-properties draw:textarea-vertical-align="middle" fo:background-color="#ece9d8"/>
    </style:style>
    <style:style style:name="gr2"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style:paragraph-properties fo:text-align="start"/>
      <style:text-properties fo:color="#000000" style:text-line-through-style="none" style:text-line-through-type="none" fo:font-family="'Trebuchet MS'" fo:font-size="11pt" fo:font-style="normal" style:text-underline-style="none" fo:font-weight="normal"/>
    </style:style>
    <style:style style:name="P2" style:family="paragraph">
      <loext:graphic-properties draw:fill="none"/>
      <style:paragraph-properties fo:text-align="start"/>
      <style:text-properties fo:font-size="18pt"/>
    </style:style>
    <style:style style:name="T1" style:family="text">
      <style:text-properties fo:color="#ff0000" style:font-name="Trebuchet MS"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style:font-name="Trebuchet MS"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trol Panel" table:style-name="ta1" table:print-ranges="'Control Panel'.A1:'Control Panel'.G17">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1" form:id="control1" form:label="Update"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ThisWorkbook.Update?language=Basic&amp;location=document" xlink:type="simple"/>
              </office:event-listeners>
            </form:button>
          </form:form>
        </office:forms>
        <table:shapes>
          <draw:control draw:z-index="0" draw:style-name="gr1" draw:text-style-name="P1" svg:width="54.99pt" svg:height="18.91pt" svg:x="241.17pt" svg:y="53.8pt" draw:control="control1"/>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number-columns-repeated="2" table:default-cell-style-name="Default"/>
        <table:table-column table:style-name="co7" table:default-cell-style-name="Default"/>
        <table:table-column table:style-name="co5" table:number-columns-repeated="1014" table:default-cell-style-name="Default"/>
        <table:table-row table:style-name="ro1">
          <table:table-cell/>
          <table:table-cell office:value-type="string" calcext:value-type="string">
            <text:p>Adapted from Intrinio Excel Template OverviewReport.xlsm</text:p>
          </table:table-cell>
          <table:table-cell table:number-columns-repeated="1022"/>
        </table:table-row>
        <table:table-row table:style-name="ro1">
          <table:table-cell/>
          <table:table-cell office:value-type="string" calcext:value-type="string">
            <text:p><text:a xlink:href="https://github.com/intrinio/intrinio-excel/blob/master/templates/OverviewReport.xlsm" xlink:type="simple">https://github.com/intrinio/intrinio-excel/blob/master/templates/OverviewReport.xlsm</text:a></text:p>
          </table:table-cell>
          <table:table-cell table:number-columns-repeated="1022"/>
        </table:table-row>
        <table:table-row table:style-name="ro1">
          <table:table-cell table:number-columns-repeated="1024"/>
        </table:table-row>
        <table:table-row table:style-name="ro1">
          <table:table-cell table:number-columns-repeated="6"/>
          <table:table-cell office:value-type="string" calcext:value-type="string">
            <text:p>Enter ticker symbol and click Update button</text:p>
          </table:table-cell>
          <table:table-cell table:number-columns-repeated="1017"/>
        </table:table-row>
        <table:table-row table:style-name="ro2">
          <table:table-cell/>
          <table:table-cell table:style-name="ce2" office:value-type="string" calcext:value-type="string">
            <text:p>Ticker Symbol:</text:p>
          </table:table-cell>
          <table:table-cell table:style-name="ce4" office:value-type="string" calcext:value-type="string">
            <text:p>T</text:p>
          </table:table-cell>
          <table:table-cell table:number-columns-repeated="3"/>
          <table:table-cell table:style-name="ce123" office:value-type="string" calcext:value-type="string">
            <text:p>Caution: Each report consumes about 75 API credits</text:p>
          </table:table-cell>
          <table:table-cell table:number-columns-repeated="1017"/>
        </table:table-row>
        <table:table-row table:style-name="ro1" table:number-rows-repeated="2">
          <table:table-cell/>
          <table:table-cell table:style-name="ce3"/>
          <table:table-cell table:number-columns-repeated="1022"/>
        </table:table-row>
        <table:table-row table:style-name="ro1">
          <table:table-cell/>
          <table:table-cell table:style-name="ce2" office:value-type="string" calcext:value-type="string">
            <text:p>Company Name:</text:p>
          </table:table-cell>
          <table:table-cell table:style-name="ce5" table:formula="of:=COM.INTRINIO.FINTECH.LOCALC.PYTHON.INTRINIOIMPL.INTRINIODATAPOINT(ticker;&quot;name&quot;)" office:value-type="string" office:string-value="AT&amp;T Inc" calcext:value-type="string" table:number-columns-spanned="4" table:number-rows-spanned="1">
            <text:p>AT&amp;T Inc</text:p>
          </table:table-cell>
          <table:covered-table-cell table:number-columns-repeated="3" table:style-name="ce10"/>
          <table:table-cell table:number-columns-repeated="1018"/>
        </table:table-row>
        <table:table-row table:style-name="ro1">
          <table:table-cell/>
          <table:table-cell table:style-name="ce3"/>
          <table:table-cell table:number-columns-repeated="1022"/>
        </table:table-row>
        <table:table-row table:style-name="ro1">
          <table:table-cell/>
          <table:table-cell table:style-name="ce2" office:value-type="string" calcext:value-type="string">
            <text:p>Report Date:</text:p>
          </table:table-cell>
          <table:table-cell table:style-name="ce6" table:formula="of:=NOW()" office:value-type="date" office:date-value="2017-08-23T15:48:48.129958" calcext:value-type="date" table:number-columns-spanned="4" table:number-rows-spanned="1">
            <text:p>8/23/17 3:48 PM</text:p>
          </table:table-cell>
          <table:covered-table-cell table:number-columns-repeated="3" table:style-name="ce11"/>
          <table:table-cell table:number-columns-repeated="1018"/>
        </table:table-row>
        <table:table-row table:style-name="ro1">
          <table:table-cell table:number-columns-repeated="1024"/>
        </table:table-row>
        <table:table-row table:style-name="ro1">
          <table:table-cell/>
          <table:table-cell table:style-name="ce2"/>
          <table:table-cell table:style-name="ce115"/>
          <table:table-cell table:number-columns-repeated="1021"/>
        </table:table-row>
        <table:table-row table:style-name="ro1" table:number-rows-repeated="4">
          <table:table-cell table:number-columns-repeated="2"/>
          <table:table-cell table:style-name="ce115"/>
          <table:table-cell table:number-columns-repeated="1021"/>
        </table:table-row>
        <table:table-row table:style-name="ro1" table:number-rows-repeated="2">
          <table:table-cell table:number-columns-repeated="1024"/>
        </table:table-row>
        <table:table-row table:style-name="ro1">
          <table:table-cell/>
          <table:table-cell table:style-name="ce108" office:value-type="string" calcext:value-type="string">
            <text:p>Document Legend</text:p>
          </table:table-cell>
          <table:table-cell table:number-columns-repeated="1022"/>
        </table:table-row>
        <table:table-row table:style-name="ro1">
          <table:table-cell/>
          <table:table-cell table:style-name="ce108" office:value-type="string" calcext:value-type="string">
            <text:p>Notation</text:p>
          </table:table-cell>
          <table:table-cell table:style-name="ce108" office:value-type="string" calcext:value-type="string">
            <text:p>Meaning</text:p>
          </table:table-cell>
          <table:table-cell table:number-columns-repeated="1021"/>
        </table:table-row>
        <table:table-row table:style-name="ro1">
          <table:table-cell/>
          <table:table-cell office:value-type="string" calcext:value-type="string">
            <text:p>na</text:p>
          </table:table-cell>
          <table:table-cell office:value-type="string" calcext:value-type="string">
            <text:p>Data not available</text:p>
          </table:table-cell>
          <table:table-cell table:number-columns-repeated="1021"/>
        </table:table-row>
        <table:table-row table:style-name="ro1">
          <table:table-cell/>
          <table:table-cell office:value-type="string" calcext:value-type="string">
            <text:p>nm</text:p>
          </table:table-cell>
          <table:table-cell office:value-type="string" calcext:value-type="string">
            <text:p>No metric available</text:p>
          </table:table-cell>
          <table:table-cell table:number-columns-repeated="1021"/>
        </table:table-row>
        <table:table-row table:style-name="ro1" table:number-rows-repeated="1048553">
          <table:table-cell table:number-columns-repeated="1024"/>
        </table:table-row>
        <table:table-row table:style-name="ro1">
          <table:table-cell table:number-columns-repeated="1024"/>
        </table:table-row>
        <table:named-expressions>
          <table:named-range table:name="_xlnm.Print_Area" table:base-cell-address="$'Control Panel'.$A$1" table:cell-range-address="$'Control Panel'.$A$1:.$G$17" table:range-usable-as="print-range"/>
        </table:named-expressions>
      </table:table>
      <table:table table:name="Profile" table:style-name="ta2" table:print-ranges="Profile.A1:Profile.N37">
        <table:table-column table:style-name="co8" table:default-cell-style-name="ce13"/>
        <table:table-column table:style-name="co9" table:default-cell-style-name="Default"/>
        <table:table-column table:style-name="co10" table:default-cell-style-name="Default"/>
        <table:table-column table:style-name="co11" table:default-cell-style-name="Default"/>
        <table:table-column table:style-name="co10" table:default-cell-style-name="Default"/>
        <table:table-column table:style-name="co12" table:default-cell-style-name="Default"/>
        <table:table-column table:style-name="co10" table:default-cell-style-name="Default"/>
        <table:table-column table:style-name="co12" table:default-cell-style-name="Default"/>
        <table:table-column table:style-name="co10" table:default-cell-style-name="Default"/>
        <table:table-column table:style-name="co12" table:default-cell-style-name="Default"/>
        <table:table-column table:style-name="co10" table:default-cell-style-name="Default"/>
        <table:table-column table:style-name="co13" table:default-cell-style-name="ce13"/>
        <table:table-column table:style-name="co14" table:default-cell-style-name="Default"/>
        <table:table-column table:style-name="co3" table:default-cell-style-name="ce13"/>
        <table:table-column table:style-name="co5" table:default-cell-style-name="Default"/>
        <table:table-column table:style-name="co1" table:number-columns-repeated="8" table:default-cell-style-name="Default"/>
        <table:table-column table:style-name="co15" table:default-cell-style-name="Default"/>
        <table:table-column table:style-name="co16" table:default-cell-style-name="Default"/>
        <table:table-column table:style-name="co16" table:default-cell-style-name="ce13"/>
        <table:table-column table:style-name="co5" table:number-columns-repeated="998" table:default-cell-style-name="Default"/>
        <table:table-row table:style-name="ro3">
          <table:table-cell table:style-name="ce12" office:value-type="string" calcext:value-type="string">
            <text:p>Profile</text:p>
          </table:table-cell>
          <table:table-cell table:style-name="ce12"/>
          <table:table-cell table:style-name="ce13" table:number-columns-repeated="9"/>
          <table:table-cell/>
          <table:table-cell table:style-name="ce13"/>
          <table:table-cell/>
          <table:table-cell table:style-name="ce13" table:number-columns-repeated="11"/>
          <table:table-cell/>
          <table:table-cell table:style-name="ce13" table:number-columns-repeated="998"/>
        </table:table-row>
        <table:table-row table:style-name="ro4">
          <table:table-cell/>
          <table:table-cell table:style-name="ce13" table:number-columns-repeated="10"/>
          <table:table-cell/>
          <table:table-cell table:style-name="ce13"/>
          <table:table-cell/>
          <table:table-cell table:style-name="ce13" table:number-columns-repeated="11"/>
          <table:table-cell/>
          <table:table-cell table:style-name="ce13" table:number-columns-repeated="998"/>
        </table:table-row>
        <table:table-row table:style-name="ro3">
          <table:table-cell/>
          <table:table-cell table:style-name="ce14" office:value-type="string" calcext:value-type="string">
            <text:p>Sector</text:p>
          </table:table-cell>
          <table:table-cell table:style-name="ce20"/>
          <table:table-cell table:style-name="ce14" office:value-type="string" calcext:value-type="string">
            <text:p>Industry</text:p>
          </table:table-cell>
          <table:table-cell table:style-name="ce20"/>
          <table:table-cell table:style-name="ce14" office:value-type="string" calcext:value-type="string">
            <text:p>Mkt Cap (M)</text:p>
          </table:table-cell>
          <table:table-cell table:style-name="ce20"/>
          <table:table-cell table:style-name="ce14" office:value-type="string" calcext:value-type="string">
            <text:p>EV (M)</text:p>
          </table:table-cell>
          <table:table-cell table:style-name="ce20"/>
          <table:table-cell table:style-name="ce14" office:value-type="string" calcext:value-type="string">
            <text:p>Sales (M)</text:p>
          </table:table-cell>
          <table:table-cell table:style-name="ce20"/>
          <table:table-cell table:style-name="ce14" office:value-type="string" calcext:value-type="string">
            <text:p>CEO</text:p>
          </table:table-cell>
          <table:table-cell table:style-name="ce15"/>
          <table:table-cell table:number-columns-repeated="1011"/>
        </table:table-row>
        <table:table-row table:style-name="ro3">
          <table:table-cell/>
          <table:table-cell table:style-name="ce15" table:formula="of:=COM.INTRINIO.FINTECH.LOCALC.PYTHON.INTRINIOIMPL.INTRINIODATAPOINT(ticker;&quot;sector&quot;)" office:value-type="string" office:string-value="Technology" calcext:value-type="string">
            <text:p>Technology</text:p>
          </table:table-cell>
          <table:table-cell table:style-name="ce20"/>
          <table:table-cell table:style-name="ce15" table:formula="of:=COM.INTRINIO.FINTECH.LOCALC.PYTHON.INTRINIOIMPL.INTRINIODATAPOINT(ticker;&quot;industry_group&quot;)" office:value-type="string" office:string-value="Telecom Services - Domestic" calcext:value-type="string">
            <text:p>Telecom Services - Domestic</text:p>
          </table:table-cell>
          <table:table-cell table:style-name="ce20"/>
          <table:table-cell table:style-name="ce23" table:formula="of:=COM.INTRINIO.FINTECH.LOCALC.PYTHON.INTRINIOIMPL.INTRINIODATAPOINT(ticker;&quot;marketcap&quot;)/1000000" office:value-type="float" office:value="235054.4584" calcext:value-type="float">
            <text:p>$235,054</text:p>
          </table:table-cell>
          <table:table-cell table:style-name="ce20"/>
          <table:table-cell table:style-name="ce23" table:formula="of:=COM.INTRINIO.FINTECH.LOCALC.PYTHON.INTRINIOIMPL.INTRINIODATAPOINT(ticker;&quot;enterprisevalue&quot;)/1000000" office:value-type="float" office:value="352610.4584" calcext:value-type="float">
            <text:p>$352,610</text:p>
          </table:table-cell>
          <table:table-cell table:style-name="ce20"/>
          <table:table-cell table:style-name="ce23" table:formula="of:=COM.INTRINIO.FINTECH.LOCALC.PYTHON.INTRINIOIMPL.INTRINIODATAPOINT(ticker;&quot;totalrevenue&quot;)/1000000" office:value-type="float" office:value="161933" calcext:value-type="float">
            <text:p>$161,933</text:p>
          </table:table-cell>
          <table:table-cell table:style-name="ce20"/>
          <table:table-cell table:style-name="ce25" table:formula="of:=COM.INTRINIO.FINTECH.LOCALC.PYTHON.INTRINIOIMPL.INTRINIODATAPOINT(ticker;&quot;ceo&quot;)" office:value-type="string" office:string-value="Randall L. Stephenson" calcext:value-type="string">
            <text:p>Randall L. Stephenson</text:p>
          </table:table-cell>
          <table:table-cell table:style-name="ce15"/>
          <table:table-cell table:number-columns-repeated="1011"/>
        </table:table-row>
        <table:table-row table:style-name="ro3">
          <table:table-cell/>
          <table:table-cell table:style-name="ce15" table:number-columns-repeated="2"/>
          <table:table-cell table:style-name="ce22"/>
          <table:table-cell table:style-name="ce15" table:number-columns-repeated="9"/>
          <table:table-cell table:number-columns-repeated="2"/>
          <table:table-cell office:value-type="string" calcext:value-type="string">
            <text:p>dilutedeps</text:p>
          </table:table-cell>
          <table:table-cell table:number-columns-repeated="7"/>
          <table:table-cell office:value-type="string" calcext:value-type="string">
            <text:p>52_week_high</text:p>
          </table:table-cell>
          <table:table-cell table:style-name="ce33" table:formula="of:=COM.INTRINIO.FINTECH.LOCALC.PYTHON.INTRINIOIMPL.INTRINIODATAPOINT(ticker;[.X5])" office:value-type="float" office:value="43.03" calcext:value-type="float">
            <text:p><text:s/>$43.03 </text:p>
          </table:table-cell>
          <table:table-cell table:style-name="ce33"/>
          <table:table-cell table:number-columns-repeated="998"/>
        </table:table-row>
        <table:table-row table:style-name="ro5">
          <table:table-cell/>
          <table:table-cell table:style-name="ce128" table:formula="of:=COM.INTRINIO.FINTECH.LOCALC.PYTHON.INTRINIOIMPL.INTRINIODATAPOINT(ticker;&quot;long_description&quot;)" office:value-type="string" office:string-value="AT&amp;T Inc. provides telecommunications and digital entertainment services. The company operates through four segments: Business Solutions, Entertainment Group, Consumer Mobility, and International. The Business Solutions segment offers wireless, fixed strategic, legacy voice and data, wireless equipment, and other services to business, governmental, and wholesale customers, as well as individual subscribers. The Entertainment Group segment provides video entertainment and audio programming channels to approximately 25.3 million subscribers; broadband and Internet services to 12.9 million residential subscribers; local and long-distance voice services to residential customers, as well as DSL Internet access services; and voice services over IP-based technology, and technical support and other customer service functions and equipment. The Consumer Mobility segment offers wireless services to consumers, and wireless wholesale and resale subscribers, such as long-distance and roaming services. This segment provides postpaid and prepaid wireless voice and data communications services; consulting, advertising, and application and co-location services; and sells a variety of handsets, wirelessly enabled computers, and personal computer wireless data cards through company-owned stores, agents, or third-party retail stores, as well as accessories, such as carrying cases, hands-free devices, and other items. The International segment offers digital television services, including local and international digital-quality video entertainment and audio programming under the DIRECTV and SKY brands throughout Latin America. This segment also provides postpaid and prepaid wireless services to approximately 12.0 million subscribers under the AT&amp;T and Unefon brands; and sells a range of handsets. The company was formerly known as SBC Communications Inc. and changed its name to AT&amp;T Inc. in November 2005. AT&amp;T Inc. was founded in 1983 and is based in Dallas, Texas." calcext:value-type="string" table:number-columns-spanned="12" table:number-rows-spanned="14">
            <text:p>AT&amp;T Inc. provides telecommunications and digital entertainment services. The company operates through four segments: Business Solutions, Entertainment Group, Consumer Mobility, and International. The Business Solutions segment offers wireless, fixed strategic, legacy voice and data, wireless equipment, and other services to business, governmental, and wholesale customers, as well as individual subscribers. The Entertainment Group segment provides video entertainment and audio programming channels to approximately 25.3 million subscribers; broadband and Internet services to 12.9 million residential subscribers; local and long-distance voice services to residential customers, as well as DSL Internet access services; and voice services over IP-based technology, and technical support and other customer service functions and equipment. The Consumer Mobility segment offers wireless services to consumers, and wireless wholesale and resale subscribers, such as long-distance and roaming services. This segment provides postpaid and prepaid wireless voice and data communications services; consulting, advertising, and application and co-location services; and sells a variety of handsets, wirelessly enabled computers, and personal computer wireless data cards through company-owned stores, agents, or third-party retail stores, as well as accessories, such as carrying cases, hands-free devices, and other items. The International segment offers digital television services, including local and international digital-quality video entertainment and audio programming under the DIRECTV and SKY brands throughout Latin America. This segment also provides postpaid and prepaid wireless services to approximately 12.0 million subscribers under the AT&amp;T and Unefon brands; and sells a range of handsets. The company was formerly known as SBC Communications Inc. and changed its name to AT&amp;T Inc. in November 2005. AT&amp;T Inc. was founded in 1983 and is based in Dallas, Texas.</text:p>
          </table:table-cell>
          <table:covered-table-cell table:number-columns-repeated="11" table:style-name="ce122"/>
          <table:table-cell table:style-name="ce18"/>
          <table:table-cell/>
          <table:table-cell table:style-name="ce13" table:formula="of:=+[.Q6]+1" office:value-type="float" office:value="4" calcext:value-type="float">
            <text:p>4</text:p>
          </table:table-cell>
          <table:table-cell table:style-name="ce13" table:formula="of:=+[.R6]+1" office:value-type="float" office:value="3" calcext:value-type="float">
            <text:p>3</text:p>
          </table:table-cell>
          <table:table-cell table:style-name="ce13" table:formula="of:=+[.S6]+1" office:value-type="float" office:value="2" calcext:value-type="float">
            <text:p>2</text:p>
          </table:table-cell>
          <table:table-cell table:formula="of:=+[.T6]+1" office:value-type="float" office:value="1" calcext:value-type="float">
            <text:p>1</text:p>
          </table:table-cell>
          <table:table-cell office:value-type="float" office:value="0" calcext:value-type="float">
            <text:p>0</text:p>
          </table:table-cell>
          <table:table-cell table:number-columns-repeated="3"/>
          <table:table-cell office:value-type="string" calcext:value-type="string">
            <text:p>52_week_low</text:p>
          </table:table-cell>
          <table:table-cell table:style-name="ce33" table:formula="of:=COM.INTRINIO.FINTECH.LOCALC.PYTHON.INTRINIOIMPL.INTRINIODATAPOINT(ticker;[.X6])" office:value-type="float" office:value="35.81" calcext:value-type="float">
            <text:p><text:s/>$35.81 </text:p>
          </table:table-cell>
          <table:table-cell table:style-name="ce33"/>
          <table:table-cell table:number-columns-repeated="998"/>
        </table:table-row>
        <table:table-row table:style-name="ro1">
          <table:table-cell/>
          <table:covered-table-cell table:number-columns-repeated="12" table:style-name="ce122"/>
          <table:table-cell table:style-name="ce18"/>
          <table:table-cell/>
          <table:table-cell table:style-name="ce32" table:formula="of:=[.Q7]-1" office:value-type="float" office:value="2012" calcext:value-type="float">
            <text:p>2012</text:p>
          </table:table-cell>
          <table:table-cell table:style-name="ce32" table:formula="of:=[.R7]-1" office:value-type="float" office:value="2013" calcext:value-type="float">
            <text:p>2013</text:p>
          </table:table-cell>
          <table:table-cell table:style-name="ce32" table:formula="of:=[.S7]-1" office:value-type="float" office:value="2014" calcext:value-type="float">
            <text:p>2014</text:p>
          </table:table-cell>
          <table:table-cell table:style-name="ce32" table:formula="of:=[.T7]-1" office:value-type="float" office:value="2015" calcext:value-type="float">
            <text:p>2015</text:p>
          </table:table-cell>
          <table:table-cell table:style-name="ce32" table:formula="of:=COM.INTRINIO.FINTECH.LOCALC.PYTHON.INTRINIOIMPL.INTRINIOFUNDAMENTALS(ticker;&quot;income_statement&quot;;&quot;FY&quot;;[.T6];&quot;fiscal_year&quot;)" office:value-type="float" office:value="2016" calcext:value-type="float">
            <text:p>2016</text:p>
          </table:table-cell>
          <table:table-cell table:style-name="ce37" table:formula="of:=[.T7]+1&amp;&quot;E&quot;" office:value-type="string" office:string-value="2017E" calcext:value-type="string">
            <text:p>2017E</text:p>
          </table:table-cell>
          <table:table-cell table:style-name="ce37" table:formula="of:=[.T7]+2&amp;&quot;E&quot;" office:value-type="string" office:string-value="2018E" calcext:value-type="string">
            <text:p>2018E</text:p>
          </table:table-cell>
          <table:table-cell table:style-name="ce37" table:formula="of:=[.T7]+3&amp;&quot;E&quot;" office:value-type="string" office:string-value="2019E" calcext:value-type="string">
            <text:p>2019E</text:p>
          </table:table-cell>
          <table:table-cell table:number-columns-repeated="1001"/>
        </table:table-row>
        <table:table-row table:style-name="ro1">
          <table:table-cell/>
          <table:covered-table-cell table:number-columns-repeated="12" table:style-name="ce122"/>
          <table:table-cell table:style-name="ce18"/>
          <table:table-cell/>
          <table:table-cell table:style-name="ce33" table:formula="of:=COM.INTRINIO.FINTECH.LOCALC.PYTHON.INTRINIOIMPL.INTRINIOFINANCIALS(ticker;&quot;income_statement&quot;;[.P7];&quot;FY&quot;;[.$P$5])" office:value-type="float" office:value="1.25" calcext:value-type="float">
            <text:p><text:s/>$1.25 </text:p>
          </table:table-cell>
          <table:table-cell table:style-name="ce33" table:formula="of:=COM.INTRINIO.FINTECH.LOCALC.PYTHON.INTRINIOIMPL.INTRINIOFINANCIALS(ticker;&quot;income_statement&quot;;[.Q7];&quot;FY&quot;;[.$P$5])" office:value-type="float" office:value="3.42" calcext:value-type="float">
            <text:p><text:s/>$3.42 </text:p>
          </table:table-cell>
          <table:table-cell table:style-name="ce33" table:formula="of:=COM.INTRINIO.FINTECH.LOCALC.PYTHON.INTRINIOIMPL.INTRINIOFINANCIALS(ticker;&quot;income_statement&quot;;[.R7];&quot;FY&quot;;[.$P$5])" office:value-type="float" office:value="1.24" calcext:value-type="float">
            <text:p><text:s/>$1.24 </text:p>
          </table:table-cell>
          <table:table-cell table:style-name="ce33" table:formula="of:=COM.INTRINIO.FINTECH.LOCALC.PYTHON.INTRINIOIMPL.INTRINIOFINANCIALS(ticker;&quot;income_statement&quot;;[.S7];&quot;FY&quot;;[.$P$5])" office:value-type="float" office:value="2.37" calcext:value-type="float">
            <text:p><text:s/>$2.37 </text:p>
          </table:table-cell>
          <table:table-cell table:style-name="ce33" table:formula="of:=COM.INTRINIO.FINTECH.LOCALC.PYTHON.INTRINIOIMPL.INTRINIOFINANCIALS(ticker;&quot;income_statement&quot;;[.T7];&quot;FY&quot;;[.$P$5])" office:value-type="float" office:value="2.1" calcext:value-type="float">
            <text:p><text:s/>$2.10 </text:p>
          </table:table-cell>
          <table:table-cell table:style-name="ce33" table:formula="of:=COM.INTRINIO.FINTECH.LOCALC.PYTHON.INTRINIOIMPL.INTRINIODATAPOINT(ticker;&quot;current_yr_ave_eps_est&quot;)" office:value-type="string" office:string-value="na" calcext:value-type="string">
            <text:p><text:s/>na </text:p>
          </table:table-cell>
          <table:table-cell table:style-name="ce33" table:formula="of:=COM.INTRINIO.FINTECH.LOCALC.PYTHON.INTRINIOIMPL.INTRINIODATAPOINT(ticker;&quot;next_yr_ave_eps_est&quot;)" office:value-type="string" office:string-value="na" calcext:value-type="string">
            <text:p><text:s/>na </text:p>
          </table:table-cell>
          <table:table-cell table:style-name="ce33" table:formula="of:=[.V8]*(1+(COM.INTRINIO.FINTECH.LOCALC.PYTHON.INTRINIOIMPL.INTRINIODATAPOINT(ticker;&quot;long_term_growth_rate&quot;)*0.2))" office:value-type="string" office:string-value="" calcext:value-type="error">
            <text:p>#VALUE!</text:p>
          </table:table-cell>
          <table:table-cell office:value-type="string" calcext:value-type="string">
            <text:p>Start Date</text:p>
          </table:table-cell>
          <table:table-cell table:style-name="ce34" table:formula="of:=TEXT([.Y9]-365*5;&quot;YYYY-MM-DD&quot;)" office:value-type="string" office:string-value="2012-08-24" calcext:value-type="string">
            <text:p>2012-08-24</text:p>
          </table:table-cell>
          <table:table-cell table:style-name="ce34"/>
          <table:table-cell table:number-columns-repeated="998"/>
        </table:table-row>
        <table:table-row table:style-name="ro1">
          <table:table-cell/>
          <table:covered-table-cell table:number-columns-repeated="12" table:style-name="ce122"/>
          <table:table-cell table:style-name="ce18"/>
          <table:table-cell table:number-columns-repeated="9"/>
          <table:table-cell office:value-type="string" calcext:value-type="string">
            <text:p>End Date</text:p>
          </table:table-cell>
          <table:table-cell table:style-name="ce34" table:formula="of:=TEXT(report_date;&quot;YYYY-MM-DD&quot;)" office:value-type="string" office:string-value="2017-08-23" calcext:value-type="string">
            <text:p>2017-08-23</text:p>
          </table:table-cell>
          <table:table-cell table:style-name="ce34"/>
          <table:table-cell table:number-columns-repeated="998"/>
        </table:table-row>
        <table:table-row table:style-name="ro1">
          <table:table-cell/>
          <table:covered-table-cell table:number-columns-repeated="12" table:style-name="ce122"/>
          <table:table-cell table:style-name="ce18"/>
          <table:table-cell table:number-columns-repeated="6"/>
          <table:table-cell table:style-name="ce13"/>
          <table:table-cell table:number-columns-repeated="2"/>
          <table:table-cell office:value-type="string" calcext:value-type="string">
            <text:p>Frequency</text:p>
          </table:table-cell>
          <table:table-cell office:value-type="string" calcext:value-type="string">
            <text:p>monthly</text:p>
          </table:table-cell>
          <table:table-cell table:number-columns-repeated="999"/>
        </table:table-row>
        <table:table-row table:style-name="ro1">
          <table:table-cell/>
          <table:covered-table-cell table:number-columns-repeated="12" table:style-name="ce122"/>
          <table:table-cell table:style-name="ce18"/>
          <table:table-cell table:number-columns-repeated="9"/>
          <table:table-cell office:value-type="string" calcext:value-type="string">
            <text:p>Sequence</text:p>
          </table:table-cell>
          <table:table-cell table:style-name="ce10" office:value-type="string" calcext:value-type="string">
            <text:p><text:s/>Formula Date</text:p>
          </table:table-cell>
          <table:table-cell table:style-name="ce10" office:value-type="string" calcext:value-type="string">
            <text:p>Chart Date</text:p>
          </table:table-cell>
          <table:table-cell table:style-name="ce10" office:value-type="string" calcext:value-type="string">
            <text:p>Close</text:p>
          </table:table-cell>
          <table:table-cell table:number-columns-repeated="997"/>
        </table:table-row>
        <table:table-row table:style-name="ro1">
          <table:table-cell/>
          <table:covered-table-cell table:number-columns-repeated="12" table:style-name="ce122"/>
          <table:table-cell table:style-name="ce18"/>
          <table:table-cell table:number-columns-repeated="9"/>
          <table:table-cell office:value-type="float" office:value="0" calcext:value-type="float">
            <text:p>0</text:p>
          </table:table-cell>
          <table:table-cell table:style-name="ce38" table:formula="of:=IFERROR(COM.INTRINIO.FINTECH.LOCALC.PYTHON.INTRINIOIMPL.INTRINIOHISTORICALPRICES(ticker;&quot;date&quot;;[.$X12];[.$Y$8];[.$Y$9];[.$Y$10]);&quot;&quot;)" office:value-type="string" office:string-value="2017-08-23" calcext:value-type="string">
            <text:p>2017-08-23</text:p>
          </table:table-cell>
          <table:table-cell table:style-name="ce38" table:formula="of:=DATE(YEAR([.Y12]); MONTH([.Y12]); DAY([.Y12]))" office:value-type="date" office:date-value="2017-08-23" calcext:value-type="date">
            <text:p>2017-08-23</text:p>
          </table:table-cell>
          <table:table-cell table:style-name="ce33" table:formula="of:=IFERROR(COM.INTRINIO.FINTECH.LOCALC.PYTHON.INTRINIOIMPL.INTRINIOHISTORICALPRICES(ticker;&quot;adj_close&quot;;[.$X12];[.$Y$8];[.$Y$9];[.$Y$10]);&quot;&quot;)" office:value-type="float" office:value="38.03" calcext:value-type="float">
            <text:p><text:s/>$38.03 </text:p>
          </table:table-cell>
          <table:table-cell table:number-columns-repeated="997"/>
        </table:table-row>
        <table:table-row table:style-name="ro1">
          <table:table-cell/>
          <table:covered-table-cell table:number-columns-repeated="12" table:style-name="ce122"/>
          <table:table-cell table:style-name="ce18"/>
          <table:table-cell table:number-columns-repeated="9"/>
          <table:table-cell table:formula="of:=[.X12]+1" office:value-type="float" office:value="1" calcext:value-type="float">
            <text:p>1</text:p>
          </table:table-cell>
          <table:table-cell table:style-name="ce35" table:formula="of:=IFERROR(COM.INTRINIO.FINTECH.LOCALC.PYTHON.INTRINIOIMPL.INTRINIOHISTORICALPRICES(ticker;&quot;date&quot;;[.$X13];[.$Y$8];[.$Y$9];[.$Y$10]);&quot;&quot;)" office:value-type="string" office:string-value="2017-07-31" calcext:value-type="string">
            <text:p>2017-07-31</text:p>
          </table:table-cell>
          <table:table-cell table:style-name="ce38" table:formula="of:=DATE(YEAR([.Y13]); MONTH([.Y13]); DAY([.Y13]))" office:value-type="date" office:date-value="2017-07-31" calcext:value-type="date">
            <text:p>2017-07-31</text:p>
          </table:table-cell>
          <table:table-cell table:style-name="ce33" table:formula="of:=IFERROR(COM.INTRINIO.FINTECH.LOCALC.PYTHON.INTRINIOIMPL.INTRINIOHISTORICALPRICES(ticker;&quot;adj_close&quot;;[.$X13];[.$Y$8];[.$Y$9];[.$Y$10]);&quot;&quot;)" office:value-type="float" office:value="39" calcext:value-type="float">
            <text:p><text:s/>$39.00 </text:p>
          </table:table-cell>
          <table:table-cell table:number-columns-repeated="997"/>
        </table:table-row>
        <table:table-row table:style-name="ro1">
          <table:table-cell/>
          <table:covered-table-cell table:number-columns-repeated="12" table:style-name="ce122"/>
          <table:table-cell table:style-name="ce18"/>
          <table:table-cell table:number-columns-repeated="2"/>
          <table:table-cell table:style-name="ce35"/>
          <table:table-cell table:number-columns-repeated="6"/>
          <table:table-cell table:style-name="ce13" table:formula="of:=[.X13]+1" office:value-type="float" office:value="2" calcext:value-type="float">
            <text:p>2</text:p>
          </table:table-cell>
          <table:table-cell table:style-name="ce35" table:formula="of:=IFERROR(COM.INTRINIO.FINTECH.LOCALC.PYTHON.INTRINIOIMPL.INTRINIOHISTORICALPRICES(ticker;&quot;date&quot;;[.$X14];[.$Y$8];[.$Y$9];[.$Y$10]);&quot;&quot;)" office:value-type="string" office:string-value="2017-06-30" calcext:value-type="string">
            <text:p>2017-06-30</text:p>
          </table:table-cell>
          <table:table-cell table:style-name="ce38" table:formula="of:=DATE(YEAR([.Y14]);MONTH([.Y14]);DAY([.Y14]))" office:value-type="date" office:date-value="2017-06-30" calcext:value-type="date">
            <text:p>2017-06-30</text:p>
          </table:table-cell>
          <table:table-cell table:style-name="ce33" table:formula="of:=IFERROR(COM.INTRINIO.FINTECH.LOCALC.PYTHON.INTRINIOIMPL.INTRINIOHISTORICALPRICES(ticker;&quot;adj_close&quot;;[.$X14];[.$Y$8];[.$Y$9];[.$Y$10]);&quot;&quot;)" office:value-type="float" office:value="37.239219538094" calcext:value-type="float">
            <text:p><text:s/>$37.24 </text:p>
          </table:table-cell>
          <table:table-cell table:number-columns-repeated="997"/>
        </table:table-row>
        <table:table-row table:style-name="ro1">
          <table:table-cell/>
          <table:covered-table-cell table:number-columns-repeated="12" table:style-name="ce122"/>
          <table:table-cell table:style-name="ce18"/>
          <table:table-cell table:number-columns-repeated="2"/>
          <table:table-cell table:style-name="ce35"/>
          <table:table-cell table:number-columns-repeated="6"/>
          <table:table-cell table:style-name="ce13" table:formula="of:=[.X14]+1" office:value-type="float" office:value="3" calcext:value-type="float">
            <text:p>3</text:p>
          </table:table-cell>
          <table:table-cell table:style-name="ce35" table:formula="of:=IFERROR(COM.INTRINIO.FINTECH.LOCALC.PYTHON.INTRINIOIMPL.INTRINIOHISTORICALPRICES(ticker;&quot;date&quot;;[.$X15];[.$Y$8];[.$Y$9];[.$Y$10]);&quot;&quot;)" office:value-type="string" office:string-value="2017-05-31" calcext:value-type="string">
            <text:p>2017-05-31</text:p>
          </table:table-cell>
          <table:table-cell table:style-name="ce38" table:formula="of:=DATE(YEAR([.Y15]);MONTH([.Y15]);DAY([.Y15]))" office:value-type="date" office:date-value="2017-05-31" calcext:value-type="date">
            <text:p>2017-05-31</text:p>
          </table:table-cell>
          <table:table-cell table:style-name="ce33" table:formula="of:=IFERROR(COM.INTRINIO.FINTECH.LOCALC.PYTHON.INTRINIOIMPL.INTRINIOHISTORICALPRICES(ticker;&quot;adj_close&quot;;[.$X15];[.$Y$8];[.$Y$9];[.$Y$10]);&quot;&quot;)" office:value-type="float" office:value="38.028813379347" calcext:value-type="float">
            <text:p><text:s/>$38.03 </text:p>
          </table:table-cell>
          <table:table-cell table:number-columns-repeated="997"/>
        </table:table-row>
        <table:table-row table:style-name="ro1">
          <table:table-cell/>
          <table:covered-table-cell table:number-columns-repeated="12" table:style-name="ce122"/>
          <table:table-cell table:style-name="ce18"/>
          <table:table-cell table:number-columns-repeated="9"/>
          <table:table-cell table:style-name="ce13" table:formula="of:=[.X15]+1" office:value-type="float" office:value="4" calcext:value-type="float">
            <text:p>4</text:p>
          </table:table-cell>
          <table:table-cell table:style-name="ce35" table:formula="of:=IFERROR(COM.INTRINIO.FINTECH.LOCALC.PYTHON.INTRINIOIMPL.INTRINIOHISTORICALPRICES(ticker;&quot;date&quot;;[.$X16];[.$Y$8];[.$Y$9];[.$Y$10]);&quot;&quot;)" office:value-type="string" office:string-value="2017-04-28" calcext:value-type="string">
            <text:p>2017-04-28</text:p>
          </table:table-cell>
          <table:table-cell table:style-name="ce38" table:formula="of:=DATE(YEAR([.Y16]);MONTH([.Y16]);DAY([.Y16]))" office:value-type="date" office:date-value="2017-04-28" calcext:value-type="date">
            <text:p>2017-04-28</text:p>
          </table:table-cell>
          <table:table-cell table:style-name="ce33" table:formula="of:=IFERROR(COM.INTRINIO.FINTECH.LOCALC.PYTHON.INTRINIOIMPL.INTRINIOHISTORICALPRICES(ticker;&quot;adj_close&quot;;[.$X16];[.$Y$8];[.$Y$9];[.$Y$10]);&quot;&quot;)" office:value-type="float" office:value="39.1145049110698" calcext:value-type="float">
            <text:p><text:s/>$39.11 </text:p>
          </table:table-cell>
          <table:table-cell table:number-columns-repeated="997"/>
        </table:table-row>
        <table:table-row table:style-name="ro1">
          <table:table-cell/>
          <table:covered-table-cell table:number-columns-repeated="12" table:style-name="ce122"/>
          <table:table-cell table:style-name="ce18"/>
          <table:table-cell table:number-columns-repeated="9"/>
          <table:table-cell table:style-name="ce13" table:formula="of:=[.X16]+1" office:value-type="float" office:value="5" calcext:value-type="float">
            <text:p>5</text:p>
          </table:table-cell>
          <table:table-cell table:style-name="ce35" table:formula="of:=IFERROR(COM.INTRINIO.FINTECH.LOCALC.PYTHON.INTRINIOIMPL.INTRINIOHISTORICALPRICES(ticker;&quot;date&quot;;[.$X17];[.$Y$8];[.$Y$9];[.$Y$10]);&quot;&quot;)" office:value-type="string" office:string-value="2017-03-31" calcext:value-type="string">
            <text:p>2017-03-31</text:p>
          </table:table-cell>
          <table:table-cell table:style-name="ce38" table:formula="of:=DATE(YEAR([.Y17]);MONTH([.Y17]);DAY([.Y17]))" office:value-type="date" office:date-value="2017-03-31" calcext:value-type="date">
            <text:p>2017-03-31</text:p>
          </table:table-cell>
          <table:table-cell table:style-name="ce33" table:formula="of:=IFERROR(COM.INTRINIO.FINTECH.LOCALC.PYTHON.INTRINIOIMPL.INTRINIOHISTORICALPRICES(ticker;&quot;adj_close&quot;;[.$X17];[.$Y$8];[.$Y$9];[.$Y$10]);&quot;&quot;)" office:value-type="float" office:value="40.520489736703" calcext:value-type="float">
            <text:p><text:s/>$40.52 </text:p>
          </table:table-cell>
          <table:table-cell table:number-columns-repeated="997"/>
        </table:table-row>
        <table:table-row table:style-name="ro1">
          <table:table-cell/>
          <table:covered-table-cell table:number-columns-repeated="12" table:style-name="ce122"/>
          <table:table-cell table:style-name="ce18"/>
          <table:table-cell table:number-columns-repeated="9"/>
          <table:table-cell table:style-name="ce13" table:formula="of:=[.X17]+1" office:value-type="float" office:value="6" calcext:value-type="float">
            <text:p>6</text:p>
          </table:table-cell>
          <table:table-cell table:style-name="ce35" table:formula="of:=IFERROR(COM.INTRINIO.FINTECH.LOCALC.PYTHON.INTRINIOIMPL.INTRINIOHISTORICALPRICES(ticker;&quot;date&quot;;[.$X18];[.$Y$8];[.$Y$9];[.$Y$10]);&quot;&quot;)" office:value-type="string" office:string-value="2017-02-28" calcext:value-type="string">
            <text:p>2017-02-28</text:p>
          </table:table-cell>
          <table:table-cell table:style-name="ce38" table:formula="of:=DATE(YEAR([.Y18]);MONTH([.Y18]);DAY([.Y18]))" office:value-type="date" office:date-value="2017-02-28" calcext:value-type="date">
            <text:p>2017-02-28</text:p>
          </table:table-cell>
          <table:table-cell table:style-name="ce33" table:formula="of:=IFERROR(COM.INTRINIO.FINTECH.LOCALC.PYTHON.INTRINIOIMPL.INTRINIOHISTORICALPRICES(ticker;&quot;adj_close&quot;;[.$X18];[.$Y$8];[.$Y$9];[.$Y$10]);&quot;&quot;)" office:value-type="float" office:value="40.7545431070233" calcext:value-type="float">
            <text:p><text:s/>$40.75 </text:p>
          </table:table-cell>
          <table:table-cell table:number-columns-repeated="997"/>
        </table:table-row>
        <table:table-row table:style-name="ro1">
          <table:table-cell/>
          <table:covered-table-cell table:number-columns-repeated="12" table:style-name="ce122"/>
          <table:table-cell table:style-name="ce18"/>
          <table:table-cell/>
          <table:table-cell table:style-name="ce34"/>
          <table:table-cell table:number-columns-repeated="7"/>
          <table:table-cell table:style-name="ce13" table:formula="of:=[.X18]+1" office:value-type="float" office:value="7" calcext:value-type="float">
            <text:p>7</text:p>
          </table:table-cell>
          <table:table-cell table:style-name="ce35" table:formula="of:=IFERROR(COM.INTRINIO.FINTECH.LOCALC.PYTHON.INTRINIOIMPL.INTRINIOHISTORICALPRICES(ticker;&quot;date&quot;;[.$X19];[.$Y$8];[.$Y$9];[.$Y$10]);&quot;&quot;)" office:value-type="string" office:string-value="2017-01-31" calcext:value-type="string">
            <text:p>2017-01-31</text:p>
          </table:table-cell>
          <table:table-cell table:style-name="ce38" table:formula="of:=DATE(YEAR([.Y19]);MONTH([.Y19]);DAY([.Y19]))" office:value-type="date" office:date-value="2017-01-31" calcext:value-type="date">
            <text:p>2017-01-31</text:p>
          </table:table-cell>
          <table:table-cell table:style-name="ce33" table:formula="of:=IFERROR(COM.INTRINIO.FINTECH.LOCALC.PYTHON.INTRINIOIMPL.INTRINIOHISTORICALPRICES(ticker;&quot;adj_close&quot;;[.$X19];[.$Y$8];[.$Y$9];[.$Y$10]);&quot;&quot;)" office:value-type="float" office:value="41.1153753862671" calcext:value-type="float">
            <text:p><text:s/>$41.12 </text:p>
          </table:table-cell>
          <table:table-cell table:number-columns-repeated="997"/>
        </table:table-row>
        <table:table-row table:style-name="ro1">
          <table:table-cell/>
          <table:table-cell table:style-name="ce18">
            <draw:frame table:end-cell-address="Profile.F36" table:end-x="13.1pt" table:end-y="1.19pt" draw:z-index="0" draw:name="Chart 1" draw:style-name="gr2" draw:text-style-name="P2" svg:width="303.68pt" svg:height="211.49pt" svg:x="3.23pt" svg:y="11.71pt">
              <loext:p draw:notify-on-update-of-ranges="Profile.P7:Profile.V7 Profile.P5:Profile.P5 Profile.P8:Profile.V8"/>
              <draw:object xlink:href="./Object 1" xlink:type="simple" xlink:show="embed" xlink:actuate="onLoad"/>
              <draw:image xlink:href="./ObjectReplacements/Object 1" xlink:type="simple" xlink:show="embed" xlink:actuate="onLoad"/>
            </draw:frame>
          </table:table-cell>
          <table:table-cell table:style-name="ce18" table:number-columns-repeated="3"/>
          <table:table-cell table:style-name="ce18">
            <draw:frame table:end-cell-address="Profile.L36" table:end-x="22.96pt" table:end-y="3pt" draw:z-index="1" draw:name="Chart 4" draw:style-name="gr2" draw:text-style-name="P2" svg:width="281.17pt" svg:height="218.24pt" svg:x="15.7pt" svg:y="6.77pt">
              <loext:p draw:notify-on-update-of-ranges="Profile.Z12:Profile.Z71 Profile.AA12:Profile.AA71"/>
              <draw:object xlink:href="./Object 2" xlink:type="simple" xlink:show="embed" xlink:actuate="onLoad"/>
              <draw:image xlink:href="./ObjectReplacements/Object 2" xlink:type="simple" xlink:show="embed" xlink:actuate="onLoad"/>
            </draw:frame>
          </table:table-cell>
          <table:table-cell table:style-name="ce18" table:number-columns-repeated="7"/>
          <table:table-cell table:style-name="ce26"/>
          <table:table-cell/>
          <table:table-cell table:style-name="ce34"/>
          <table:table-cell table:number-columns-repeated="7"/>
          <table:table-cell table:style-name="ce13" table:formula="of:=[.X19]+1" office:value-type="float" office:value="8" calcext:value-type="float">
            <text:p>8</text:p>
          </table:table-cell>
          <table:table-cell table:style-name="ce35" table:formula="of:=IFERROR(COM.INTRINIO.FINTECH.LOCALC.PYTHON.INTRINIOIMPL.INTRINIOHISTORICALPRICES(ticker;&quot;date&quot;;[.$X20];[.$Y$8];[.$Y$9];[.$Y$10]);&quot;&quot;)" office:value-type="string" office:string-value="2016-12-30" calcext:value-type="string">
            <text:p>2016-12-30</text:p>
          </table:table-cell>
          <table:table-cell table:style-name="ce38" table:formula="of:=DATE(YEAR([.Y20]);MONTH([.Y20]);DAY([.Y20]))" office:value-type="date" office:date-value="2016-12-30" calcext:value-type="date">
            <text:p>2016-12-30</text:p>
          </table:table-cell>
          <table:table-cell table:style-name="ce33" table:formula="of:=IFERROR(COM.INTRINIO.FINTECH.LOCALC.PYTHON.INTRINIOIMPL.INTRINIOHISTORICALPRICES(ticker;&quot;adj_close&quot;;[.$X20];[.$Y$8];[.$Y$9];[.$Y$10]);&quot;&quot;)" office:value-type="float" office:value="40.9901196062882" calcext:value-type="float">
            <text:p><text:s/>$40.99 </text:p>
          </table:table-cell>
          <table:table-cell table:number-columns-repeated="997"/>
        </table:table-row>
        <table:table-row table:style-name="ro6">
          <table:table-cell/>
          <table:table-cell table:style-name="ce18" table:number-columns-repeated="10"/>
          <table:table-cell/>
          <table:table-cell table:style-name="ce27" table:formula="of:=COM.INTRINIO.FINTECH.LOCALC.PYTHON.INTRINIOIMPL.INTRINIODATAPOINT(ticker;&quot;close_price&quot;)" office:value-type="float" office:value="38.03" calcext:value-type="float">
            <text:p>$38.03</text:p>
          </table:table-cell>
          <table:table-cell table:style-name="ce26"/>
          <table:table-cell table:number-columns-repeated="9"/>
          <table:table-cell table:style-name="ce13" table:formula="of:=[.X20]+1" office:value-type="float" office:value="9" calcext:value-type="float">
            <text:p>9</text:p>
          </table:table-cell>
          <table:table-cell table:style-name="ce35" table:formula="of:=IFERROR(COM.INTRINIO.FINTECH.LOCALC.PYTHON.INTRINIOIMPL.INTRINIOHISTORICALPRICES(ticker;&quot;date&quot;;[.$X21];[.$Y$8];[.$Y$9];[.$Y$10]);&quot;&quot;)" office:value-type="string" office:string-value="2016-11-30" calcext:value-type="string">
            <text:p>2016-11-30</text:p>
          </table:table-cell>
          <table:table-cell table:style-name="ce38" table:formula="of:=DATE(YEAR([.Y21]);MONTH([.Y21]);DAY([.Y21]))" office:value-type="date" office:date-value="2016-11-30" calcext:value-type="date">
            <text:p>2016-11-30</text:p>
          </table:table-cell>
          <table:table-cell table:style-name="ce33" table:formula="of:=IFERROR(COM.INTRINIO.FINTECH.LOCALC.PYTHON.INTRINIOIMPL.INTRINIOHISTORICALPRICES(ticker;&quot;adj_close&quot;;[.$X21];[.$Y$8];[.$Y$9];[.$Y$10]);&quot;&quot;)" office:value-type="float" office:value="37.2313266021847" calcext:value-type="float">
            <text:p><text:s/>$37.23 </text:p>
          </table:table-cell>
          <table:table-cell table:number-columns-repeated="997"/>
        </table:table-row>
        <table:table-row table:style-name="ro1">
          <table:table-cell/>
          <table:table-cell table:style-name="ce18" table:number-columns-repeated="10"/>
          <table:table-cell table:style-name="ce26"/>
          <table:table-cell table:style-name="ce18" table:number-columns-repeated="2"/>
          <table:table-cell table:number-columns-repeated="9"/>
          <table:table-cell table:style-name="ce13" table:formula="of:=[.X21]+1" office:value-type="float" office:value="10" calcext:value-type="float">
            <text:p>10</text:p>
          </table:table-cell>
          <table:table-cell table:style-name="ce35" table:formula="of:=IFERROR(COM.INTRINIO.FINTECH.LOCALC.PYTHON.INTRINIOIMPL.INTRINIOHISTORICALPRICES(ticker;&quot;date&quot;;[.$X22];[.$Y$8];[.$Y$9];[.$Y$10]);&quot;&quot;)" office:value-type="string" office:string-value="2016-10-31" calcext:value-type="string">
            <text:p>2016-10-31</text:p>
          </table:table-cell>
          <table:table-cell table:style-name="ce38" table:formula="of:=DATE(YEAR([.Y22]);MONTH([.Y22]);DAY([.Y22]))" office:value-type="date" office:date-value="2016-10-31" calcext:value-type="date">
            <text:p>2016-10-31</text:p>
          </table:table-cell>
          <table:table-cell table:style-name="ce33" table:formula="of:=IFERROR(COM.INTRINIO.FINTECH.LOCALC.PYTHON.INTRINIOIMPL.INTRINIOHISTORICALPRICES(ticker;&quot;adj_close&quot;;[.$X22];[.$Y$8];[.$Y$9];[.$Y$10]);&quot;&quot;)" office:value-type="float" office:value="35.4579473387102" calcext:value-type="float">
            <text:p><text:s/>$35.46 </text:p>
          </table:table-cell>
          <table:table-cell table:number-columns-repeated="997"/>
        </table:table-row>
        <table:table-row table:style-name="ro1">
          <table:table-cell table:number-columns-repeated="11"/>
          <table:table-cell table:style-name="ce10"/>
          <table:table-cell table:number-columns-repeated="3"/>
          <table:table-cell table:style-name="ce34"/>
          <table:table-cell table:number-columns-repeated="7"/>
          <table:table-cell table:style-name="ce13" table:formula="of:=[.X22]+1" office:value-type="float" office:value="11" calcext:value-type="float">
            <text:p>11</text:p>
          </table:table-cell>
          <table:table-cell table:style-name="ce35" table:formula="of:=IFERROR(COM.INTRINIO.FINTECH.LOCALC.PYTHON.INTRINIOIMPL.INTRINIOHISTORICALPRICES(ticker;&quot;date&quot;;[.$X23];[.$Y$8];[.$Y$9];[.$Y$10]);&quot;&quot;)" office:value-type="string" office:string-value="2016-09-30" calcext:value-type="string">
            <text:p>2016-09-30</text:p>
          </table:table-cell>
          <table:table-cell table:style-name="ce38" table:formula="of:=DATE(YEAR([.Y23]);MONTH([.Y23]);DAY([.Y23]))" office:value-type="date" office:date-value="2016-09-30" calcext:value-type="date">
            <text:p>2016-09-30</text:p>
          </table:table-cell>
          <table:table-cell table:style-name="ce33" table:formula="of:=IFERROR(COM.INTRINIO.FINTECH.LOCALC.PYTHON.INTRINIOIMPL.INTRINIOHISTORICALPRICES(ticker;&quot;adj_close&quot;;[.$X23];[.$Y$8];[.$Y$9];[.$Y$10]);&quot;&quot;)" office:value-type="float" office:value="38.6656957838018" calcext:value-type="float">
            <text:p><text:s/>$38.67 </text:p>
          </table:table-cell>
          <table:table-cell table:number-columns-repeated="997"/>
        </table:table-row>
        <table:table-row table:style-name="ro1">
          <table:table-cell table:number-columns-repeated="12"/>
          <table:table-cell table:style-name="ce3" office:value-type="string" calcext:value-type="string">
            <text:p>YTD Return</text:p>
          </table:table-cell>
          <table:table-cell table:style-name="ce29" table:formula="of:=[.AA12]/COM.INTRINIO.FINTECH.LOCALC.PYTHON.INTRINIOIMPL.INTRINIOHISTORICALPRICES(ticker;&quot;adj_close&quot;;1;[.$Y$8];[.$Y$9];&quot;yearly&quot;)-1" office:value-type="percentage" office:value="-0.0722154420314034" calcext:value-type="percentage">
            <text:p>-7.2%</text:p>
          </table:table-cell>
          <table:table-cell/>
          <table:table-cell table:style-name="ce34"/>
          <table:table-cell table:number-columns-repeated="7"/>
          <table:table-cell table:style-name="ce13" table:formula="of:=[.X23]+1" office:value-type="float" office:value="12" calcext:value-type="float">
            <text:p>12</text:p>
          </table:table-cell>
          <table:table-cell table:style-name="ce35" table:formula="of:=IFERROR(COM.INTRINIO.FINTECH.LOCALC.PYTHON.INTRINIOIMPL.INTRINIOHISTORICALPRICES(ticker;&quot;date&quot;;[.$X24];[.$Y$8];[.$Y$9];[.$Y$10]);&quot;&quot;)" office:value-type="string" office:string-value="2016-08-31" calcext:value-type="string">
            <text:p>2016-08-31</text:p>
          </table:table-cell>
          <table:table-cell table:style-name="ce38" table:formula="of:=DATE(YEAR([.Y24]);MONTH([.Y24]);DAY([.Y24]))" office:value-type="date" office:date-value="2016-08-31" calcext:value-type="date">
            <text:p>2016-08-31</text:p>
          </table:table-cell>
          <table:table-cell table:style-name="ce33" table:formula="of:=IFERROR(COM.INTRINIO.FINTECH.LOCALC.PYTHON.INTRINIOIMPL.INTRINIOHISTORICALPRICES(ticker;&quot;adj_close&quot;;[.$X24];[.$Y$8];[.$Y$9];[.$Y$10]);&quot;&quot;)" office:value-type="float" office:value="38.9227688658414" calcext:value-type="float">
            <text:p><text:s/>$38.92 </text:p>
          </table:table-cell>
          <table:table-cell table:number-columns-repeated="997"/>
        </table:table-row>
        <table:table-row table:style-name="ro1">
          <table:table-cell table:number-columns-repeated="12"/>
          <table:table-cell table:style-name="ce3" office:value-type="string" calcext:value-type="string">
            <text:p>3M Return</text:p>
          </table:table-cell>
          <table:table-cell table:style-name="ce29" table:formula="of:=[.M21]/[.AA15]-1" office:value-type="percentage" office:value="0.0000312031995626238" calcext:value-type="percentage">
            <text:p>0.0%</text:p>
          </table:table-cell>
          <table:table-cell/>
          <table:table-cell table:style-name="ce34"/>
          <table:table-cell table:number-columns-repeated="7"/>
          <table:table-cell table:style-name="ce13" table:formula="of:=[.X24]+1" office:value-type="float" office:value="13" calcext:value-type="float">
            <text:p>13</text:p>
          </table:table-cell>
          <table:table-cell table:style-name="ce35" table:formula="of:=IFERROR(COM.INTRINIO.FINTECH.LOCALC.PYTHON.INTRINIOIMPL.INTRINIOHISTORICALPRICES(ticker;&quot;date&quot;;[.$X25];[.$Y$8];[.$Y$9];[.$Y$10]);&quot;&quot;)" office:value-type="string" office:string-value="2016-07-29" calcext:value-type="string">
            <text:p>2016-07-29</text:p>
          </table:table-cell>
          <table:table-cell table:style-name="ce38" table:formula="of:=DATE(YEAR([.Y25]);MONTH([.Y25]);DAY([.Y25]))" office:value-type="date" office:date-value="2016-07-29" calcext:value-type="date">
            <text:p>2016-07-29</text:p>
          </table:table-cell>
          <table:table-cell table:style-name="ce33" table:formula="of:=IFERROR(COM.INTRINIO.FINTECH.LOCALC.PYTHON.INTRINIOIMPL.INTRINIOHISTORICALPRICES(ticker;&quot;adj_close&quot;;[.$X25];[.$Y$8];[.$Y$9];[.$Y$10]);&quot;&quot;)" office:value-type="float" office:value="41.217384153676" calcext:value-type="float">
            <text:p><text:s/>$41.22 </text:p>
          </table:table-cell>
          <table:table-cell table:number-columns-repeated="997"/>
        </table:table-row>
        <table:table-row table:style-name="ro1">
          <table:table-cell table:number-columns-repeated="12"/>
          <table:table-cell table:style-name="ce3" office:value-type="string" calcext:value-type="string">
            <text:p>1YR Return</text:p>
          </table:table-cell>
          <table:table-cell table:style-name="ce29" table:formula="of:=[.AA12]/[.AA24]-1" office:value-type="percentage" office:value="-0.0229369310523253" calcext:value-type="percentage">
            <text:p>-2.3%</text:p>
          </table:table-cell>
          <table:table-cell/>
          <table:table-cell table:style-name="ce34"/>
          <table:table-cell table:number-columns-repeated="7"/>
          <table:table-cell table:style-name="ce13" table:formula="of:=[.X25]+1" office:value-type="float" office:value="14" calcext:value-type="float">
            <text:p>14</text:p>
          </table:table-cell>
          <table:table-cell table:style-name="ce35" table:formula="of:=IFERROR(COM.INTRINIO.FINTECH.LOCALC.PYTHON.INTRINIOIMPL.INTRINIOHISTORICALPRICES(ticker;&quot;date&quot;;[.$X26];[.$Y$8];[.$Y$9];[.$Y$10]);&quot;&quot;)" office:value-type="string" office:string-value="2016-06-30" calcext:value-type="string">
            <text:p>2016-06-30</text:p>
          </table:table-cell>
          <table:table-cell table:style-name="ce38" table:formula="of:=DATE(YEAR([.Y26]);MONTH([.Y26]);DAY([.Y26]))" office:value-type="date" office:date-value="2016-06-30" calcext:value-type="date">
            <text:p>2016-06-30</text:p>
          </table:table-cell>
          <table:table-cell table:style-name="ce33" table:formula="of:=IFERROR(COM.INTRINIO.FINTECH.LOCALC.PYTHON.INTRINIOIMPL.INTRINIOHISTORICALPRICES(ticker;&quot;adj_close&quot;;[.$X26];[.$Y$8];[.$Y$9];[.$Y$10]);&quot;&quot;)" office:value-type="float" office:value="40.6880756896176" calcext:value-type="float">
            <text:p><text:s/>$40.69 </text:p>
          </table:table-cell>
          <table:table-cell table:number-columns-repeated="997"/>
        </table:table-row>
        <table:table-row table:style-name="ro1">
          <table:table-cell table:number-columns-repeated="12"/>
          <table:table-cell table:style-name="ce3" office:value-type="string" calcext:value-type="string">
            <text:p>52WK High</text:p>
          </table:table-cell>
          <table:table-cell table:style-name="ce30" table:formula="of:=[.AA12]/[.Y5]-1" office:value-type="percentage" office:value="-0.116198001394376" calcext:value-type="percentage">
            <text:p>-11.6%</text:p>
          </table:table-cell>
          <table:table-cell/>
          <table:table-cell table:style-name="ce34"/>
          <table:table-cell table:number-columns-repeated="7"/>
          <table:table-cell table:style-name="ce13" table:formula="of:=[.X26]+1" office:value-type="float" office:value="15" calcext:value-type="float">
            <text:p>15</text:p>
          </table:table-cell>
          <table:table-cell table:style-name="ce35" table:formula="of:=IFERROR(COM.INTRINIO.FINTECH.LOCALC.PYTHON.INTRINIOIMPL.INTRINIOHISTORICALPRICES(ticker;&quot;date&quot;;[.$X27];[.$Y$8];[.$Y$9];[.$Y$10]);&quot;&quot;)" office:value-type="string" office:string-value="2016-05-31" calcext:value-type="string">
            <text:p>2016-05-31</text:p>
          </table:table-cell>
          <table:table-cell table:style-name="ce38" table:formula="of:=DATE(YEAR([.Y27]);MONTH([.Y27]);DAY([.Y27]))" office:value-type="date" office:date-value="2016-05-31" calcext:value-type="date">
            <text:p>2016-05-31</text:p>
          </table:table-cell>
          <table:table-cell table:style-name="ce33" table:formula="of:=IFERROR(COM.INTRINIO.FINTECH.LOCALC.PYTHON.INTRINIOIMPL.INTRINIOHISTORICALPRICES(ticker;&quot;adj_close&quot;;[.$X27];[.$Y$8];[.$Y$9];[.$Y$10]);&quot;&quot;)" office:value-type="float" office:value="36.8650350207945" calcext:value-type="float">
            <text:p><text:s/>$36.87 </text:p>
          </table:table-cell>
          <table:table-cell table:number-columns-repeated="997"/>
        </table:table-row>
        <table:table-row table:style-name="ro1">
          <table:table-cell table:number-columns-repeated="12"/>
          <table:table-cell table:style-name="ce3" office:value-type="string" calcext:value-type="string">
            <text:p>52WK Low</text:p>
          </table:table-cell>
          <table:table-cell table:style-name="ce30" table:formula="of:=[.AA13]/[.Y6]-1" office:value-type="percentage" office:value="0.0890812622172576" calcext:value-type="percentage">
            <text:p>8.9%</text:p>
          </table:table-cell>
          <table:table-cell/>
          <table:table-cell table:style-name="ce34"/>
          <table:table-cell table:number-columns-repeated="7"/>
          <table:table-cell table:style-name="ce13" table:formula="of:=[.X27]+1" office:value-type="float" office:value="16" calcext:value-type="float">
            <text:p>16</text:p>
          </table:table-cell>
          <table:table-cell table:style-name="ce35" table:formula="of:=IFERROR(COM.INTRINIO.FINTECH.LOCALC.PYTHON.INTRINIOIMPL.INTRINIOHISTORICALPRICES(ticker;&quot;date&quot;;[.$X28];[.$Y$8];[.$Y$9];[.$Y$10]);&quot;&quot;)" office:value-type="string" office:string-value="2016-04-29" calcext:value-type="string">
            <text:p>2016-04-29</text:p>
          </table:table-cell>
          <table:table-cell table:style-name="ce38" table:formula="of:=DATE(YEAR([.Y28]);MONTH([.Y28]);DAY([.Y28]))" office:value-type="date" office:date-value="2016-04-29" calcext:value-type="date">
            <text:p>2016-04-29</text:p>
          </table:table-cell>
          <table:table-cell table:style-name="ce33" table:formula="of:=IFERROR(COM.INTRINIO.FINTECH.LOCALC.PYTHON.INTRINIOIMPL.INTRINIOHISTORICALPRICES(ticker;&quot;adj_close&quot;;[.$X28];[.$Y$8];[.$Y$9];[.$Y$10]);&quot;&quot;)" office:value-type="float" office:value="36.5542952619985" calcext:value-type="float">
            <text:p><text:s/>$36.55 </text:p>
          </table:table-cell>
          <table:table-cell table:number-columns-repeated="997"/>
        </table:table-row>
        <table:table-row table:style-name="ro1">
          <table:table-cell table:number-columns-repeated="12"/>
          <table:table-cell table:style-name="ce3" office:value-type="string" calcext:value-type="string">
            <text:p>Beta</text:p>
          </table:table-cell>
          <table:table-cell table:formula="of:=COM.INTRINIO.FINTECH.LOCALC.PYTHON.INTRINIOIMPL.INTRINIODATAPOINT(ticker;&quot;beta&quot;)" office:value-type="float" office:value="0.5506" calcext:value-type="float">
            <text:p>0.5506</text:p>
          </table:table-cell>
          <table:table-cell/>
          <table:table-cell table:style-name="ce34"/>
          <table:table-cell table:number-columns-repeated="7"/>
          <table:table-cell table:style-name="ce13" table:formula="of:=[.X28]+1" office:value-type="float" office:value="17" calcext:value-type="float">
            <text:p>17</text:p>
          </table:table-cell>
          <table:table-cell table:style-name="ce35" table:formula="of:=IFERROR(COM.INTRINIO.FINTECH.LOCALC.PYTHON.INTRINIOIMPL.INTRINIOHISTORICALPRICES(ticker;&quot;date&quot;;[.$X29];[.$Y$8];[.$Y$9];[.$Y$10]);&quot;&quot;)" office:value-type="string" office:string-value="2016-03-31" calcext:value-type="string">
            <text:p>2016-03-31</text:p>
          </table:table-cell>
          <table:table-cell table:style-name="ce38" table:formula="of:=DATE(YEAR([.Y29]);MONTH([.Y29]);DAY([.Y29]))" office:value-type="date" office:date-value="2016-03-31" calcext:value-type="date">
            <text:p>2016-03-31</text:p>
          </table:table-cell>
          <table:table-cell table:style-name="ce33" table:formula="of:=IFERROR(COM.INTRINIO.FINTECH.LOCALC.PYTHON.INTRINIOIMPL.INTRINIOHISTORICALPRICES(ticker;&quot;adj_close&quot;;[.$X29];[.$Y$8];[.$Y$9];[.$Y$10]);&quot;&quot;)" office:value-type="float" office:value="36.4313049391734" calcext:value-type="float">
            <text:p><text:s/>$36.43 </text:p>
          </table:table-cell>
          <table:table-cell table:number-columns-repeated="997"/>
        </table:table-row>
        <table:table-row table:style-name="ro1">
          <table:table-cell table:number-columns-repeated="12"/>
          <table:table-cell table:style-name="ce3" office:value-type="string" calcext:value-type="string">
            <text:p>PE TTM</text:p>
          </table:table-cell>
          <table:table-cell table:style-name="ce31" table:formula="of:=COM.INTRINIO.FINTECH.LOCALC.PYTHON.INTRINIOIMPL.INTRINIODATAPOINT(ticker;&quot;pricetoearnings&quot;)" office:value-type="float" office:value="17.8762" calcext:value-type="float">
            <text:p>17.9x</text:p>
          </table:table-cell>
          <table:table-cell/>
          <table:table-cell table:style-name="ce34"/>
          <table:table-cell table:number-columns-repeated="7"/>
          <table:table-cell table:style-name="ce13" table:formula="of:=[.X29]+1" office:value-type="float" office:value="18" calcext:value-type="float">
            <text:p>18</text:p>
          </table:table-cell>
          <table:table-cell table:style-name="ce35" table:formula="of:=IFERROR(COM.INTRINIO.FINTECH.LOCALC.PYTHON.INTRINIOIMPL.INTRINIOHISTORICALPRICES(ticker;&quot;date&quot;;[.$X30];[.$Y$8];[.$Y$9];[.$Y$10]);&quot;&quot;)" office:value-type="string" office:string-value="2016-02-29" calcext:value-type="string">
            <text:p>2016-02-29</text:p>
          </table:table-cell>
          <table:table-cell table:style-name="ce38" table:formula="of:=DATE(YEAR([.Y30]);MONTH([.Y30]);DAY([.Y30]))" office:value-type="date" office:date-value="2016-02-29" calcext:value-type="date">
            <text:p>2016-02-29</text:p>
          </table:table-cell>
          <table:table-cell table:style-name="ce33" table:formula="of:=IFERROR(COM.INTRINIO.FINTECH.LOCALC.PYTHON.INTRINIOIMPL.INTRINIOHISTORICALPRICES(ticker;&quot;adj_close&quot;;[.$X30];[.$Y$8];[.$Y$9];[.$Y$10]);&quot;&quot;)" office:value-type="float" office:value="34.3665232959524" calcext:value-type="float">
            <text:p><text:s/>$34.37 </text:p>
          </table:table-cell>
          <table:table-cell table:number-columns-repeated="997"/>
        </table:table-row>
        <table:table-row table:style-name="ro1">
          <table:table-cell table:number-columns-repeated="13"/>
          <table:table-cell table:style-name="ce31"/>
          <table:table-cell/>
          <table:table-cell table:style-name="ce34"/>
          <table:table-cell table:number-columns-repeated="7"/>
          <table:table-cell table:style-name="ce13" table:formula="of:=[.X30]+1" office:value-type="float" office:value="19" calcext:value-type="float">
            <text:p>19</text:p>
          </table:table-cell>
          <table:table-cell table:style-name="ce35" table:formula="of:=IFERROR(COM.INTRINIO.FINTECH.LOCALC.PYTHON.INTRINIOIMPL.INTRINIOHISTORICALPRICES(ticker;&quot;date&quot;;[.$X31];[.$Y$8];[.$Y$9];[.$Y$10]);&quot;&quot;)" office:value-type="string" office:string-value="2016-01-29" calcext:value-type="string">
            <text:p>2016-01-29</text:p>
          </table:table-cell>
          <table:table-cell table:style-name="ce38" table:formula="of:=DATE(YEAR([.Y31]);MONTH([.Y31]);DAY([.Y31]))" office:value-type="date" office:date-value="2016-01-29" calcext:value-type="date">
            <text:p>2016-01-29</text:p>
          </table:table-cell>
          <table:table-cell table:style-name="ce33" table:formula="of:=IFERROR(COM.INTRINIO.FINTECH.LOCALC.PYTHON.INTRINIOIMPL.INTRINIOHISTORICALPRICES(ticker;&quot;adj_close&quot;;[.$X31];[.$Y$8];[.$Y$9];[.$Y$10]);&quot;&quot;)" office:value-type="float" office:value="33.5387504750215" calcext:value-type="float">
            <text:p><text:s/>$33.54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31]+1" office:value-type="float" office:value="20" calcext:value-type="float">
            <text:p>20</text:p>
          </table:table-cell>
          <table:table-cell table:style-name="ce35" table:formula="of:=IFERROR(COM.INTRINIO.FINTECH.LOCALC.PYTHON.INTRINIOIMPL.INTRINIOHISTORICALPRICES(ticker;&quot;date&quot;;[.$X32];[.$Y$8];[.$Y$9];[.$Y$10]);&quot;&quot;)" office:value-type="string" office:string-value="2015-12-31" calcext:value-type="string">
            <text:p>2015-12-31</text:p>
          </table:table-cell>
          <table:table-cell table:style-name="ce38" table:formula="of:=DATE(YEAR([.Y32]);MONTH([.Y32]);DAY([.Y32]))" office:value-type="date" office:date-value="2015-12-31" calcext:value-type="date">
            <text:p>2015-12-31</text:p>
          </table:table-cell>
          <table:table-cell table:style-name="ce33" table:formula="of:=IFERROR(COM.INTRINIO.FINTECH.LOCALC.PYTHON.INTRINIOIMPL.INTRINIOHISTORICALPRICES(ticker;&quot;adj_close&quot;;[.$X32];[.$Y$8];[.$Y$9];[.$Y$10]);&quot;&quot;)" office:value-type="float" office:value="31.5593564825026" calcext:value-type="float">
            <text:p><text:s/>$31.56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32]+1" office:value-type="float" office:value="21" calcext:value-type="float">
            <text:p>21</text:p>
          </table:table-cell>
          <table:table-cell table:style-name="ce35" table:formula="of:=IFERROR(COM.INTRINIO.FINTECH.LOCALC.PYTHON.INTRINIOIMPL.INTRINIOHISTORICALPRICES(ticker;&quot;date&quot;;[.$X33];[.$Y$8];[.$Y$9];[.$Y$10]);&quot;&quot;)" office:value-type="string" office:string-value="2015-11-30" calcext:value-type="string">
            <text:p>2015-11-30</text:p>
          </table:table-cell>
          <table:table-cell table:style-name="ce38" table:formula="of:=DATE(YEAR([.Y33]);MONTH([.Y33]);DAY([.Y33]))" office:value-type="date" office:date-value="2015-11-30" calcext:value-type="date">
            <text:p>2015-11-30</text:p>
          </table:table-cell>
          <table:table-cell table:style-name="ce33" table:formula="of:=IFERROR(COM.INTRINIO.FINTECH.LOCALC.PYTHON.INTRINIOIMPL.INTRINIOHISTORICALPRICES(ticker;&quot;adj_close&quot;;[.$X33];[.$Y$8];[.$Y$9];[.$Y$10]);&quot;&quot;)" office:value-type="float" office:value="30.8806606441692" calcext:value-type="float">
            <text:p><text:s/>$30.88 </text:p>
          </table:table-cell>
          <table:table-cell table:number-columns-repeated="997"/>
        </table:table-row>
        <table:table-row table:style-name="ro1">
          <table:table-cell/>
          <table:table-cell table:style-name="ce13" table:number-columns-repeated="10"/>
          <table:table-cell/>
          <table:table-cell table:style-name="ce13"/>
          <table:table-cell table:number-columns-repeated="2"/>
          <table:table-cell table:style-name="ce34"/>
          <table:table-cell table:number-columns-repeated="7"/>
          <table:table-cell table:style-name="ce13" table:formula="of:=[.X33]+1" office:value-type="float" office:value="22" calcext:value-type="float">
            <text:p>22</text:p>
          </table:table-cell>
          <table:table-cell table:style-name="ce35" table:formula="of:=IFERROR(COM.INTRINIO.FINTECH.LOCALC.PYTHON.INTRINIOIMPL.INTRINIOHISTORICALPRICES(ticker;&quot;date&quot;;[.$X34];[.$Y$8];[.$Y$9];[.$Y$10]);&quot;&quot;)" office:value-type="string" office:string-value="2015-10-30" calcext:value-type="string">
            <text:p>2015-10-30</text:p>
          </table:table-cell>
          <table:table-cell table:style-name="ce38" table:formula="of:=DATE(YEAR([.Y34]);MONTH([.Y34]);DAY([.Y34]))" office:value-type="date" office:date-value="2015-10-30" calcext:value-type="date">
            <text:p>2015-10-30</text:p>
          </table:table-cell>
          <table:table-cell table:style-name="ce33" table:formula="of:=IFERROR(COM.INTRINIO.FINTECH.LOCALC.PYTHON.INTRINIOIMPL.INTRINIOHISTORICALPRICES(ticker;&quot;adj_close&quot;;[.$X34];[.$Y$8];[.$Y$9];[.$Y$10]);&quot;&quot;)" office:value-type="float" office:value="30.7339155980431" calcext:value-type="float">
            <text:p><text:s/>$30.73 </text:p>
          </table:table-cell>
          <table:table-cell table:number-columns-repeated="997"/>
        </table:table-row>
        <table:table-row table:style-name="ro1">
          <table:table-cell/>
          <table:table-cell table:style-name="ce13" table:number-columns-repeated="10"/>
          <table:table-cell/>
          <table:table-cell table:style-name="ce13"/>
          <table:table-cell table:number-columns-repeated="2"/>
          <table:table-cell table:style-name="ce34"/>
          <table:table-cell table:number-columns-repeated="7"/>
          <table:table-cell table:style-name="ce13" table:formula="of:=[.X34]+1" office:value-type="float" office:value="23" calcext:value-type="float">
            <text:p>23</text:p>
          </table:table-cell>
          <table:table-cell table:style-name="ce35" table:formula="of:=IFERROR(COM.INTRINIO.FINTECH.LOCALC.PYTHON.INTRINIOIMPL.INTRINIOHISTORICALPRICES(ticker;&quot;date&quot;;[.$X35];[.$Y$8];[.$Y$9];[.$Y$10]);&quot;&quot;)" office:value-type="string" office:string-value="2015-09-30" calcext:value-type="string">
            <text:p>2015-09-30</text:p>
          </table:table-cell>
          <table:table-cell table:style-name="ce38" table:formula="of:=DATE(YEAR([.Y35]);MONTH([.Y35]);DAY([.Y35]))" office:value-type="date" office:date-value="2015-09-30" calcext:value-type="date">
            <text:p>2015-09-30</text:p>
          </table:table-cell>
          <table:table-cell table:style-name="ce33" table:formula="of:=IFERROR(COM.INTRINIO.FINTECH.LOCALC.PYTHON.INTRINIOIMPL.INTRINIOHISTORICALPRICES(ticker;&quot;adj_close&quot;;[.$X35];[.$Y$8];[.$Y$9];[.$Y$10]);&quot;&quot;)" office:value-type="float" office:value="29.4628578677417" calcext:value-type="float">
            <text:p><text:s/>$29.46 </text:p>
          </table:table-cell>
          <table:table-cell table:number-columns-repeated="997"/>
        </table:table-row>
        <table:table-row table:style-name="ro6">
          <table:table-cell/>
          <table:table-cell table:style-name="ce14" office:value-type="string" calcext:value-type="string">
            <text:p>Company URL</text:p>
          </table:table-cell>
          <table:table-cell table:style-name="ce21"/>
          <table:table-cell table:style-name="ce14"/>
          <table:table-cell table:style-name="ce20"/>
          <table:table-cell table:style-name="ce14" office:value-type="string" calcext:value-type="string">
            <text:p>HQ Address</text:p>
          </table:table-cell>
          <table:table-cell table:style-name="ce21"/>
          <table:table-cell table:style-name="ce14"/>
          <table:table-cell table:style-name="ce21"/>
          <table:table-cell table:style-name="ce14"/>
          <table:table-cell table:style-name="ce21"/>
          <table:table-cell table:style-name="ce14"/>
          <table:table-cell table:style-name="ce28"/>
          <table:table-cell table:style-name="ce18"/>
          <table:table-cell/>
          <table:table-cell table:style-name="ce34"/>
          <table:table-cell table:number-columns-repeated="7"/>
          <table:table-cell table:style-name="ce13" table:formula="of:=[.X35]+1" office:value-type="float" office:value="24" calcext:value-type="float">
            <text:p>24</text:p>
          </table:table-cell>
          <table:table-cell table:style-name="ce35" table:formula="of:=IFERROR(COM.INTRINIO.FINTECH.LOCALC.PYTHON.INTRINIOIMPL.INTRINIOHISTORICALPRICES(ticker;&quot;date&quot;;[.$X36];[.$Y$8];[.$Y$9];[.$Y$10]);&quot;&quot;)" office:value-type="string" office:string-value="2015-08-31" calcext:value-type="string">
            <text:p>2015-08-31</text:p>
          </table:table-cell>
          <table:table-cell table:style-name="ce38" table:formula="of:=DATE(YEAR([.Y36]);MONTH([.Y36]);DAY([.Y36]))" office:value-type="date" office:date-value="2015-08-31" calcext:value-type="date">
            <text:p>2015-08-31</text:p>
          </table:table-cell>
          <table:table-cell table:style-name="ce33" table:formula="of:=IFERROR(COM.INTRINIO.FINTECH.LOCALC.PYTHON.INTRINIOIMPL.INTRINIOHISTORICALPRICES(ticker;&quot;adj_close&quot;;[.$X36];[.$Y$8];[.$Y$9];[.$Y$10]);&quot;&quot;)" office:value-type="float" office:value="30.0235384042058" calcext:value-type="float">
            <text:p><text:s/>$30.02 </text:p>
          </table:table-cell>
          <table:table-cell table:number-columns-repeated="997"/>
        </table:table-row>
        <table:table-row table:style-name="ro6">
          <table:table-cell/>
          <table:table-cell table:style-name="ce19" table:formula="of:=HYPERLINK([.P37];[.P37])" office:value-type="string" office:string-value="www.att.com" calcext:value-type="string">
            <text:p>www.att.com</text:p>
          </table:table-cell>
          <table:table-cell table:style-name="ce21"/>
          <table:table-cell table:style-name="ce15"/>
          <table:table-cell table:style-name="ce20"/>
          <table:table-cell table:style-name="ce24" table:formula="of:=COM.INTRINIO.FINTECH.LOCALC.PYTHON.INTRINIOIMPL.INTRINIODATAPOINT(ticker;&quot;business_address&quot;)" office:value-type="string" office:string-value="208 S. AKARD ST, ATTN : JAMES LACY, DALLAS, TX 75202" calcext:value-type="string">
            <text:p>208 S. AKARD ST, ATTN : JAMES LACY, DALLAS, TX 75202</text:p>
          </table:table-cell>
          <table:table-cell table:style-name="ce21"/>
          <table:table-cell table:style-name="ce23"/>
          <table:table-cell table:style-name="ce21"/>
          <table:table-cell table:style-name="ce23"/>
          <table:table-cell table:style-name="ce21"/>
          <table:table-cell table:style-name="ce25"/>
          <table:table-cell table:style-name="ce28"/>
          <table:table-cell table:style-name="ce18"/>
          <table:table-cell/>
          <table:table-cell table:style-name="ce34" table:formula="of:=COM.INTRINIO.FINTECH.LOCALC.PYTHON.INTRINIOIMPL.INTRINIODATAPOINT(ticker;&quot;company_url&quot;)" office:value-type="string" office:string-value="www.att.com" calcext:value-type="string">
            <text:p>www.att.com</text:p>
          </table:table-cell>
          <table:table-cell table:number-columns-repeated="7"/>
          <table:table-cell table:style-name="ce13" table:formula="of:=[.X36]+1" office:value-type="float" office:value="25" calcext:value-type="float">
            <text:p>25</text:p>
          </table:table-cell>
          <table:table-cell table:style-name="ce35" table:formula="of:=IFERROR(COM.INTRINIO.FINTECH.LOCALC.PYTHON.INTRINIOIMPL.INTRINIOHISTORICALPRICES(ticker;&quot;date&quot;;[.$X37];[.$Y$8];[.$Y$9];[.$Y$10]);&quot;&quot;)" office:value-type="string" office:string-value="2015-07-31" calcext:value-type="string">
            <text:p>2015-07-31</text:p>
          </table:table-cell>
          <table:table-cell table:style-name="ce38" table:formula="of:=DATE(YEAR([.Y37]);MONTH([.Y37]);DAY([.Y37]))" office:value-type="date" office:date-value="2015-07-31" calcext:value-type="date">
            <text:p>2015-07-31</text:p>
          </table:table-cell>
          <table:table-cell table:style-name="ce33" table:formula="of:=IFERROR(COM.INTRINIO.FINTECH.LOCALC.PYTHON.INTRINIOIMPL.INTRINIOHISTORICALPRICES(ticker;&quot;adj_close&quot;;[.$X37];[.$Y$8];[.$Y$9];[.$Y$10]);&quot;&quot;)" office:value-type="float" office:value="31.4161965109069" calcext:value-type="float">
            <text:p><text:s/>$31.42 </text:p>
          </table:table-cell>
          <table:table-cell table:number-columns-repeated="997"/>
        </table:table-row>
        <table:table-row table:style-name="ro1">
          <table:table-cell table:number-columns-repeated="15"/>
          <table:table-cell table:style-name="ce34"/>
          <table:table-cell table:style-name="ce36"/>
          <table:table-cell table:number-columns-repeated="6"/>
          <table:table-cell table:style-name="ce13" table:formula="of:=[.X37]+1" office:value-type="float" office:value="26" calcext:value-type="float">
            <text:p>26</text:p>
          </table:table-cell>
          <table:table-cell table:style-name="ce35" table:formula="of:=IFERROR(COM.INTRINIO.FINTECH.LOCALC.PYTHON.INTRINIOIMPL.INTRINIOHISTORICALPRICES(ticker;&quot;date&quot;;[.$X38];[.$Y$8];[.$Y$9];[.$Y$10]);&quot;&quot;)" office:value-type="string" office:string-value="2015-06-30" calcext:value-type="string">
            <text:p>2015-06-30</text:p>
          </table:table-cell>
          <table:table-cell table:style-name="ce38" table:formula="of:=DATE(YEAR([.Y38]);MONTH([.Y38]);DAY([.Y38]))" office:value-type="date" office:date-value="2015-06-30" calcext:value-type="date">
            <text:p>2015-06-30</text:p>
          </table:table-cell>
          <table:table-cell table:style-name="ce33" table:formula="of:=IFERROR(COM.INTRINIO.FINTECH.LOCALC.PYTHON.INTRINIOIMPL.INTRINIOHISTORICALPRICES(ticker;&quot;adj_close&quot;;[.$X38];[.$Y$8];[.$Y$9];[.$Y$10]);&quot;&quot;)" office:value-type="float" office:value="31.6934026802992" calcext:value-type="float">
            <text:p><text:s/>$31.69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38]+1" office:value-type="float" office:value="27" calcext:value-type="float">
            <text:p>27</text:p>
          </table:table-cell>
          <table:table-cell table:style-name="ce35" table:formula="of:=IFERROR(COM.INTRINIO.FINTECH.LOCALC.PYTHON.INTRINIOIMPL.INTRINIOHISTORICALPRICES(ticker;&quot;date&quot;;[.$X39];[.$Y$8];[.$Y$9];[.$Y$10]);&quot;&quot;)" office:value-type="string" office:string-value="2015-05-29" calcext:value-type="string">
            <text:p>2015-05-29</text:p>
          </table:table-cell>
          <table:table-cell table:style-name="ce38" table:formula="of:=DATE(YEAR([.Y39]);MONTH([.Y39]);DAY([.Y39]))" office:value-type="date" office:date-value="2015-05-29" calcext:value-type="date">
            <text:p>2015-05-29</text:p>
          </table:table-cell>
          <table:table-cell table:style-name="ce33" table:formula="of:=IFERROR(COM.INTRINIO.FINTECH.LOCALC.PYTHON.INTRINIOIMPL.INTRINIOHISTORICALPRICES(ticker;&quot;adj_close&quot;;[.$X39];[.$Y$8];[.$Y$9];[.$Y$10]);&quot;&quot;)" office:value-type="float" office:value="30.8189788450882" calcext:value-type="float">
            <text:p><text:s/>$30.82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39]+1" office:value-type="float" office:value="28" calcext:value-type="float">
            <text:p>28</text:p>
          </table:table-cell>
          <table:table-cell table:style-name="ce35" table:formula="of:=IFERROR(COM.INTRINIO.FINTECH.LOCALC.PYTHON.INTRINIOIMPL.INTRINIOHISTORICALPRICES(ticker;&quot;date&quot;;[.$X40];[.$Y$8];[.$Y$9];[.$Y$10]);&quot;&quot;)" office:value-type="string" office:string-value="2015-04-30" calcext:value-type="string">
            <text:p>2015-04-30</text:p>
          </table:table-cell>
          <table:table-cell table:style-name="ce38" table:formula="of:=DATE(YEAR([.Y40]);MONTH([.Y40]);DAY([.Y40]))" office:value-type="date" office:date-value="2015-04-30" calcext:value-type="date">
            <text:p>2015-04-30</text:p>
          </table:table-cell>
          <table:table-cell table:style-name="ce33" table:formula="of:=IFERROR(COM.INTRINIO.FINTECH.LOCALC.PYTHON.INTRINIOIMPL.INTRINIOHISTORICALPRICES(ticker;&quot;adj_close&quot;;[.$X40];[.$Y$8];[.$Y$9];[.$Y$10]);&quot;&quot;)" office:value-type="float" office:value="30.9082057670485" calcext:value-type="float">
            <text:p><text:s/>$30.91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40]+1" office:value-type="float" office:value="29" calcext:value-type="float">
            <text:p>29</text:p>
          </table:table-cell>
          <table:table-cell table:style-name="ce35" table:formula="of:=IFERROR(COM.INTRINIO.FINTECH.LOCALC.PYTHON.INTRINIOIMPL.INTRINIOHISTORICALPRICES(ticker;&quot;date&quot;;[.$X41];[.$Y$8];[.$Y$9];[.$Y$10]);&quot;&quot;)" office:value-type="string" office:string-value="2015-03-31" calcext:value-type="string">
            <text:p>2015-03-31</text:p>
          </table:table-cell>
          <table:table-cell table:style-name="ce38" table:formula="of:=DATE(YEAR([.Y41]);MONTH([.Y41]);DAY([.Y41]))" office:value-type="date" office:date-value="2015-03-31" calcext:value-type="date">
            <text:p>2015-03-31</text:p>
          </table:table-cell>
          <table:table-cell table:style-name="ce33" table:formula="of:=IFERROR(COM.INTRINIO.FINTECH.LOCALC.PYTHON.INTRINIOIMPL.INTRINIOHISTORICALPRICES(ticker;&quot;adj_close&quot;;[.$X41];[.$Y$8];[.$Y$9];[.$Y$10]);&quot;&quot;)" office:value-type="float" office:value="28.7191746423387" calcext:value-type="float">
            <text:p><text:s/>$28.72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41]+1" office:value-type="float" office:value="30" calcext:value-type="float">
            <text:p>30</text:p>
          </table:table-cell>
          <table:table-cell table:style-name="ce35" table:formula="of:=IFERROR(COM.INTRINIO.FINTECH.LOCALC.PYTHON.INTRINIOIMPL.INTRINIOHISTORICALPRICES(ticker;&quot;date&quot;;[.$X42];[.$Y$8];[.$Y$9];[.$Y$10]);&quot;&quot;)" office:value-type="string" office:string-value="2015-02-27" calcext:value-type="string">
            <text:p>2015-02-27</text:p>
          </table:table-cell>
          <table:table-cell table:style-name="ce38" table:formula="of:=DATE(YEAR([.Y42]);MONTH([.Y42]);DAY([.Y42]))" office:value-type="date" office:date-value="2015-02-27" calcext:value-type="date">
            <text:p>2015-02-27</text:p>
          </table:table-cell>
          <table:table-cell table:style-name="ce33" table:formula="of:=IFERROR(COM.INTRINIO.FINTECH.LOCALC.PYTHON.INTRINIOIMPL.INTRINIOHISTORICALPRICES(ticker;&quot;adj_close&quot;;[.$X42];[.$Y$8];[.$Y$9];[.$Y$10]);&quot;&quot;)" office:value-type="float" office:value="30.3992243687358" calcext:value-type="float">
            <text:p><text:s/>$30.40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42]+1" office:value-type="float" office:value="31" calcext:value-type="float">
            <text:p>31</text:p>
          </table:table-cell>
          <table:table-cell table:style-name="ce35" table:formula="of:=IFERROR(COM.INTRINIO.FINTECH.LOCALC.PYTHON.INTRINIOIMPL.INTRINIOHISTORICALPRICES(ticker;&quot;date&quot;;[.$X43];[.$Y$8];[.$Y$9];[.$Y$10]);&quot;&quot;)" office:value-type="string" office:string-value="2015-01-30" calcext:value-type="string">
            <text:p>2015-01-30</text:p>
          </table:table-cell>
          <table:table-cell table:style-name="ce38" table:formula="of:=DATE(YEAR([.Y43]);MONTH([.Y43]);DAY([.Y43]))" office:value-type="date" office:date-value="2015-01-30" calcext:value-type="date">
            <text:p>2015-01-30</text:p>
          </table:table-cell>
          <table:table-cell table:style-name="ce33" table:formula="of:=IFERROR(COM.INTRINIO.FINTECH.LOCALC.PYTHON.INTRINIOIMPL.INTRINIOHISTORICALPRICES(ticker;&quot;adj_close&quot;;[.$X43];[.$Y$8];[.$Y$9];[.$Y$10]);&quot;&quot;)" office:value-type="float" office:value="28.9566685827194" calcext:value-type="float">
            <text:p><text:s/>$28.96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43]+1" office:value-type="float" office:value="32" calcext:value-type="float">
            <text:p>32</text:p>
          </table:table-cell>
          <table:table-cell table:style-name="ce35" table:formula="of:=IFERROR(COM.INTRINIO.FINTECH.LOCALC.PYTHON.INTRINIOIMPL.INTRINIOHISTORICALPRICES(ticker;&quot;date&quot;;[.$X44];[.$Y$8];[.$Y$9];[.$Y$10]);&quot;&quot;)" office:value-type="string" office:string-value="2014-12-31" calcext:value-type="string">
            <text:p>2014-12-31</text:p>
          </table:table-cell>
          <table:table-cell table:style-name="ce38" table:formula="of:=DATE(YEAR([.Y44]);MONTH([.Y44]);DAY([.Y44]))" office:value-type="date" office:date-value="2014-12-31" calcext:value-type="date">
            <text:p>2014-12-31</text:p>
          </table:table-cell>
          <table:table-cell table:style-name="ce33" table:formula="of:=IFERROR(COM.INTRINIO.FINTECH.LOCALC.PYTHON.INTRINIOIMPL.INTRINIOHISTORICALPRICES(ticker;&quot;adj_close&quot;;[.$X44];[.$Y$8];[.$Y$9];[.$Y$10]);&quot;&quot;)" office:value-type="float" office:value="29.1332044899816" calcext:value-type="float">
            <text:p><text:s/>$29.13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44]+1" office:value-type="float" office:value="33" calcext:value-type="float">
            <text:p>33</text:p>
          </table:table-cell>
          <table:table-cell table:style-name="ce35" table:formula="of:=IFERROR(COM.INTRINIO.FINTECH.LOCALC.PYTHON.INTRINIOIMPL.INTRINIOHISTORICALPRICES(ticker;&quot;date&quot;;[.$X45];[.$Y$8];[.$Y$9];[.$Y$10]);&quot;&quot;)" office:value-type="string" office:string-value="2014-11-28" calcext:value-type="string">
            <text:p>2014-11-28</text:p>
          </table:table-cell>
          <table:table-cell table:style-name="ce38" table:formula="of:=DATE(YEAR([.Y45]);MONTH([.Y45]);DAY([.Y45]))" office:value-type="date" office:date-value="2014-11-28" calcext:value-type="date">
            <text:p>2014-11-28</text:p>
          </table:table-cell>
          <table:table-cell table:style-name="ce33" table:formula="of:=IFERROR(COM.INTRINIO.FINTECH.LOCALC.PYTHON.INTRINIOIMPL.INTRINIOHISTORICALPRICES(ticker;&quot;adj_close&quot;;[.$X45];[.$Y$8];[.$Y$9];[.$Y$10]);&quot;&quot;)" office:value-type="float" office:value="30.6857033300253" calcext:value-type="float">
            <text:p><text:s/>$30.69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45]+1" office:value-type="float" office:value="34" calcext:value-type="float">
            <text:p>34</text:p>
          </table:table-cell>
          <table:table-cell table:style-name="ce35" table:formula="of:=IFERROR(COM.INTRINIO.FINTECH.LOCALC.PYTHON.INTRINIOIMPL.INTRINIOHISTORICALPRICES(ticker;&quot;date&quot;;[.$X46];[.$Y$8];[.$Y$9];[.$Y$10]);&quot;&quot;)" office:value-type="string" office:string-value="2014-10-31" calcext:value-type="string">
            <text:p>2014-10-31</text:p>
          </table:table-cell>
          <table:table-cell table:style-name="ce38" table:formula="of:=DATE(YEAR([.Y46]);MONTH([.Y46]);DAY([.Y46]))" office:value-type="date" office:date-value="2014-10-31" calcext:value-type="date">
            <text:p>2014-10-31</text:p>
          </table:table-cell>
          <table:table-cell table:style-name="ce33" table:formula="of:=IFERROR(COM.INTRINIO.FINTECH.LOCALC.PYTHON.INTRINIOIMPL.INTRINIOHISTORICALPRICES(ticker;&quot;adj_close&quot;;[.$X46];[.$Y$8];[.$Y$9];[.$Y$10]);&quot;&quot;)" office:value-type="float" office:value="30.217351724649" calcext:value-type="float">
            <text:p><text:s/>$30.22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46]+1" office:value-type="float" office:value="35" calcext:value-type="float">
            <text:p>35</text:p>
          </table:table-cell>
          <table:table-cell table:style-name="ce35" table:formula="of:=IFERROR(COM.INTRINIO.FINTECH.LOCALC.PYTHON.INTRINIOIMPL.INTRINIOHISTORICALPRICES(ticker;&quot;date&quot;;[.$X47];[.$Y$8];[.$Y$9];[.$Y$10]);&quot;&quot;)" office:value-type="string" office:string-value="2014-09-30" calcext:value-type="string">
            <text:p>2014-09-30</text:p>
          </table:table-cell>
          <table:table-cell table:style-name="ce38" table:formula="of:=DATE(YEAR([.Y47]);MONTH([.Y47]);DAY([.Y47]))" office:value-type="date" office:date-value="2014-09-30" calcext:value-type="date">
            <text:p>2014-09-30</text:p>
          </table:table-cell>
          <table:table-cell table:style-name="ce33" table:formula="of:=IFERROR(COM.INTRINIO.FINTECH.LOCALC.PYTHON.INTRINIOIMPL.INTRINIOHISTORICALPRICES(ticker;&quot;adj_close&quot;;[.$X47];[.$Y$8];[.$Y$9];[.$Y$10]);&quot;&quot;)" office:value-type="float" office:value="30.1694580515852" calcext:value-type="float">
            <text:p><text:s/>$30.17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47]+1" office:value-type="float" office:value="36" calcext:value-type="float">
            <text:p>36</text:p>
          </table:table-cell>
          <table:table-cell table:style-name="ce35" table:formula="of:=IFERROR(COM.INTRINIO.FINTECH.LOCALC.PYTHON.INTRINIOIMPL.INTRINIOHISTORICALPRICES(ticker;&quot;date&quot;;[.$X48];[.$Y$8];[.$Y$9];[.$Y$10]);&quot;&quot;)" office:value-type="string" office:string-value="2014-08-29" calcext:value-type="string">
            <text:p>2014-08-29</text:p>
          </table:table-cell>
          <table:table-cell table:style-name="ce38" table:formula="of:=DATE(YEAR([.Y48]);MONTH([.Y48]);DAY([.Y48]))" office:value-type="date" office:date-value="2014-08-29" calcext:value-type="date">
            <text:p>2014-08-29</text:p>
          </table:table-cell>
          <table:table-cell table:style-name="ce33" table:formula="of:=IFERROR(COM.INTRINIO.FINTECH.LOCALC.PYTHON.INTRINIOIMPL.INTRINIOHISTORICALPRICES(ticker;&quot;adj_close&quot;;[.$X48];[.$Y$8];[.$Y$9];[.$Y$10]);&quot;&quot;)" office:value-type="float" office:value="29.9297461260902" calcext:value-type="float">
            <text:p><text:s/>$29.93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48]+1" office:value-type="float" office:value="37" calcext:value-type="float">
            <text:p>37</text:p>
          </table:table-cell>
          <table:table-cell table:style-name="ce35" table:formula="of:=IFERROR(COM.INTRINIO.FINTECH.LOCALC.PYTHON.INTRINIOIMPL.INTRINIOHISTORICALPRICES(ticker;&quot;date&quot;;[.$X49];[.$Y$8];[.$Y$9];[.$Y$10]);&quot;&quot;)" office:value-type="string" office:string-value="2014-07-31" calcext:value-type="string">
            <text:p>2014-07-31</text:p>
          </table:table-cell>
          <table:table-cell table:style-name="ce38" table:formula="of:=DATE(YEAR([.Y49]);MONTH([.Y49]);DAY([.Y49]))" office:value-type="date" office:date-value="2014-07-31" calcext:value-type="date">
            <text:p>2014-07-31</text:p>
          </table:table-cell>
          <table:table-cell table:style-name="ce33" table:formula="of:=IFERROR(COM.INTRINIO.FINTECH.LOCALC.PYTHON.INTRINIOIMPL.INTRINIOHISTORICALPRICES(ticker;&quot;adj_close&quot;;[.$X49];[.$Y$8];[.$Y$9];[.$Y$10]);&quot;&quot;)" office:value-type="float" office:value="30.469097958454" calcext:value-type="float">
            <text:p><text:s/>$30.47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49]+1" office:value-type="float" office:value="38" calcext:value-type="float">
            <text:p>38</text:p>
          </table:table-cell>
          <table:table-cell table:style-name="ce35" table:formula="of:=IFERROR(COM.INTRINIO.FINTECH.LOCALC.PYTHON.INTRINIOIMPL.INTRINIOHISTORICALPRICES(ticker;&quot;date&quot;;[.$X50];[.$Y$8];[.$Y$9];[.$Y$10]);&quot;&quot;)" office:value-type="string" office:string-value="2014-06-30" calcext:value-type="string">
            <text:p>2014-06-30</text:p>
          </table:table-cell>
          <table:table-cell table:style-name="ce38" table:formula="of:=DATE(YEAR([.Y50]);MONTH([.Y50]);DAY([.Y50]))" office:value-type="date" office:date-value="2014-06-30" calcext:value-type="date">
            <text:p>2014-06-30</text:p>
          </table:table-cell>
          <table:table-cell table:style-name="ce33" table:formula="of:=IFERROR(COM.INTRINIO.FINTECH.LOCALC.PYTHON.INTRINIOIMPL.INTRINIOHISTORICALPRICES(ticker;&quot;adj_close&quot;;[.$X50];[.$Y$8];[.$Y$9];[.$Y$10]);&quot;&quot;)" office:value-type="float" office:value="29.8855951709859" calcext:value-type="float">
            <text:p><text:s/>$29.89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50]+1" office:value-type="float" office:value="39" calcext:value-type="float">
            <text:p>39</text:p>
          </table:table-cell>
          <table:table-cell table:style-name="ce35" table:formula="of:=IFERROR(COM.INTRINIO.FINTECH.LOCALC.PYTHON.INTRINIOIMPL.INTRINIOHISTORICALPRICES(ticker;&quot;date&quot;;[.$X51];[.$Y$8];[.$Y$9];[.$Y$10]);&quot;&quot;)" office:value-type="string" office:string-value="2014-05-30" calcext:value-type="string">
            <text:p>2014-05-30</text:p>
          </table:table-cell>
          <table:table-cell table:style-name="ce38" table:formula="of:=DATE(YEAR([.Y51]);MONTH([.Y51]);DAY([.Y51]))" office:value-type="date" office:date-value="2014-05-30" calcext:value-type="date">
            <text:p>2014-05-30</text:p>
          </table:table-cell>
          <table:table-cell table:style-name="ce33" table:formula="of:=IFERROR(COM.INTRINIO.FINTECH.LOCALC.PYTHON.INTRINIOIMPL.INTRINIOHISTORICALPRICES(ticker;&quot;adj_close&quot;;[.$X51];[.$Y$8];[.$Y$9];[.$Y$10]);&quot;&quot;)" office:value-type="float" office:value="29.9785650654658" calcext:value-type="float">
            <text:p><text:s/>$29.98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51]+1" office:value-type="float" office:value="40" calcext:value-type="float">
            <text:p>40</text:p>
          </table:table-cell>
          <table:table-cell table:style-name="ce35" table:formula="of:=IFERROR(COM.INTRINIO.FINTECH.LOCALC.PYTHON.INTRINIOIMPL.INTRINIOHISTORICALPRICES(ticker;&quot;date&quot;;[.$X52];[.$Y$8];[.$Y$9];[.$Y$10]);&quot;&quot;)" office:value-type="string" office:string-value="2014-04-30" calcext:value-type="string">
            <text:p>2014-04-30</text:p>
          </table:table-cell>
          <table:table-cell table:style-name="ce38" table:formula="of:=DATE(YEAR([.Y52]);MONTH([.Y52]);DAY([.Y52]))" office:value-type="date" office:date-value="2014-04-30" calcext:value-type="date">
            <text:p>2014-04-30</text:p>
          </table:table-cell>
          <table:table-cell table:style-name="ce33" table:formula="of:=IFERROR(COM.INTRINIO.FINTECH.LOCALC.PYTHON.INTRINIOIMPL.INTRINIOHISTORICALPRICES(ticker;&quot;adj_close&quot;;[.$X52];[.$Y$8];[.$Y$9];[.$Y$10]);&quot;&quot;)" office:value-type="float" office:value="30.1729566630147" calcext:value-type="float">
            <text:p><text:s/>$30.17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52]+1" office:value-type="float" office:value="41" calcext:value-type="float">
            <text:p>41</text:p>
          </table:table-cell>
          <table:table-cell table:style-name="ce35" table:formula="of:=IFERROR(COM.INTRINIO.FINTECH.LOCALC.PYTHON.INTRINIOIMPL.INTRINIOHISTORICALPRICES(ticker;&quot;date&quot;;[.$X53];[.$Y$8];[.$Y$9];[.$Y$10]);&quot;&quot;)" office:value-type="string" office:string-value="2014-03-31" calcext:value-type="string">
            <text:p>2014-03-31</text:p>
          </table:table-cell>
          <table:table-cell table:style-name="ce38" table:formula="of:=DATE(YEAR([.Y53]);MONTH([.Y53]);DAY([.Y53]))" office:value-type="date" office:date-value="2014-03-31" calcext:value-type="date">
            <text:p>2014-03-31</text:p>
          </table:table-cell>
          <table:table-cell table:style-name="ce33" table:formula="of:=IFERROR(COM.INTRINIO.FINTECH.LOCALC.PYTHON.INTRINIOIMPL.INTRINIOHISTORICALPRICES(ticker;&quot;adj_close&quot;;[.$X53];[.$Y$8];[.$Y$9];[.$Y$10]);&quot;&quot;)" office:value-type="float" office:value="29.2588910803668" calcext:value-type="float">
            <text:p><text:s/>$29.26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53]+1" office:value-type="float" office:value="42" calcext:value-type="float">
            <text:p>42</text:p>
          </table:table-cell>
          <table:table-cell table:style-name="ce35" table:formula="of:=IFERROR(COM.INTRINIO.FINTECH.LOCALC.PYTHON.INTRINIOIMPL.INTRINIOHISTORICALPRICES(ticker;&quot;date&quot;;[.$X54];[.$Y$8];[.$Y$9];[.$Y$10]);&quot;&quot;)" office:value-type="string" office:string-value="2014-02-28" calcext:value-type="string">
            <text:p>2014-02-28</text:p>
          </table:table-cell>
          <table:table-cell table:style-name="ce38" table:formula="of:=DATE(YEAR([.Y54]);MONTH([.Y54]);DAY([.Y54]))" office:value-type="date" office:date-value="2014-02-28" calcext:value-type="date">
            <text:p>2014-02-28</text:p>
          </table:table-cell>
          <table:table-cell table:style-name="ce33" table:formula="of:=IFERROR(COM.INTRINIO.FINTECH.LOCALC.PYTHON.INTRINIOIMPL.INTRINIOHISTORICALPRICES(ticker;&quot;adj_close&quot;;[.$X54];[.$Y$8];[.$Y$9];[.$Y$10]);&quot;&quot;)" office:value-type="float" office:value="26.6391899685233" calcext:value-type="float">
            <text:p><text:s/>$26.64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54]+1" office:value-type="float" office:value="43" calcext:value-type="float">
            <text:p>43</text:p>
          </table:table-cell>
          <table:table-cell table:style-name="ce35" table:formula="of:=IFERROR(COM.INTRINIO.FINTECH.LOCALC.PYTHON.INTRINIOIMPL.INTRINIOHISTORICALPRICES(ticker;&quot;date&quot;;[.$X55];[.$Y$8];[.$Y$9];[.$Y$10]);&quot;&quot;)" office:value-type="string" office:string-value="2014-01-31" calcext:value-type="string">
            <text:p>2014-01-31</text:p>
          </table:table-cell>
          <table:table-cell table:style-name="ce38" table:formula="of:=DATE(YEAR([.Y55]);MONTH([.Y55]);DAY([.Y55]))" office:value-type="date" office:date-value="2014-01-31" calcext:value-type="date">
            <text:p>2014-01-31</text:p>
          </table:table-cell>
          <table:table-cell table:style-name="ce33" table:formula="of:=IFERROR(COM.INTRINIO.FINTECH.LOCALC.PYTHON.INTRINIOIMPL.INTRINIOHISTORICALPRICES(ticker;&quot;adj_close&quot;;[.$X55];[.$Y$8];[.$Y$9];[.$Y$10]);&quot;&quot;)" office:value-type="float" office:value="27.7988665753585" calcext:value-type="float">
            <text:p><text:s/>$27.80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55]+1" office:value-type="float" office:value="44" calcext:value-type="float">
            <text:p>44</text:p>
          </table:table-cell>
          <table:table-cell table:style-name="ce35" table:formula="of:=IFERROR(COM.INTRINIO.FINTECH.LOCALC.PYTHON.INTRINIOIMPL.INTRINIOHISTORICALPRICES(ticker;&quot;date&quot;;[.$X56];[.$Y$8];[.$Y$9];[.$Y$10]);&quot;&quot;)" office:value-type="string" office:string-value="2013-12-31" calcext:value-type="string">
            <text:p>2013-12-31</text:p>
          </table:table-cell>
          <table:table-cell table:style-name="ce38" table:formula="of:=DATE(YEAR([.Y56]);MONTH([.Y56]);DAY([.Y56]))" office:value-type="date" office:date-value="2013-12-31" calcext:value-type="date">
            <text:p>2013-12-31</text:p>
          </table:table-cell>
          <table:table-cell table:style-name="ce33" table:formula="of:=IFERROR(COM.INTRINIO.FINTECH.LOCALC.PYTHON.INTRINIOIMPL.INTRINIOHISTORICALPRICES(ticker;&quot;adj_close&quot;;[.$X56];[.$Y$8];[.$Y$9];[.$Y$10]);&quot;&quot;)" office:value-type="float" office:value="28.9451126397729" calcext:value-type="float">
            <text:p><text:s/>$28.95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56]+1" office:value-type="float" office:value="45" calcext:value-type="float">
            <text:p>45</text:p>
          </table:table-cell>
          <table:table-cell table:style-name="ce35" table:formula="of:=IFERROR(COM.INTRINIO.FINTECH.LOCALC.PYTHON.INTRINIOIMPL.INTRINIOHISTORICALPRICES(ticker;&quot;date&quot;;[.$X57];[.$Y$8];[.$Y$9];[.$Y$10]);&quot;&quot;)" office:value-type="string" office:string-value="2013-11-29" calcext:value-type="string">
            <text:p>2013-11-29</text:p>
          </table:table-cell>
          <table:table-cell table:style-name="ce38" table:formula="of:=DATE(YEAR([.Y57]);MONTH([.Y57]);DAY([.Y57]))" office:value-type="date" office:date-value="2013-11-29" calcext:value-type="date">
            <text:p>2013-11-29</text:p>
          </table:table-cell>
          <table:table-cell table:style-name="ce33" table:formula="of:=IFERROR(COM.INTRINIO.FINTECH.LOCALC.PYTHON.INTRINIOIMPL.INTRINIOHISTORICALPRICES(ticker;&quot;adj_close&quot;;[.$X57];[.$Y$8];[.$Y$9];[.$Y$10]);&quot;&quot;)" office:value-type="float" office:value="28.9862746315815" calcext:value-type="float">
            <text:p><text:s/>$28.99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57]+1" office:value-type="float" office:value="46" calcext:value-type="float">
            <text:p>46</text:p>
          </table:table-cell>
          <table:table-cell table:style-name="ce35" table:formula="of:=IFERROR(COM.INTRINIO.FINTECH.LOCALC.PYTHON.INTRINIOIMPL.INTRINIOHISTORICALPRICES(ticker;&quot;date&quot;;[.$X58];[.$Y$8];[.$Y$9];[.$Y$10]);&quot;&quot;)" office:value-type="string" office:string-value="2013-10-31" calcext:value-type="string">
            <text:p>2013-10-31</text:p>
          </table:table-cell>
          <table:table-cell table:style-name="ce38" table:formula="of:=DATE(YEAR([.Y58]);MONTH([.Y58]);DAY([.Y58]))" office:value-type="date" office:date-value="2013-10-31" calcext:value-type="date">
            <text:p>2013-10-31</text:p>
          </table:table-cell>
          <table:table-cell table:style-name="ce33" table:formula="of:=IFERROR(COM.INTRINIO.FINTECH.LOCALC.PYTHON.INTRINIOIMPL.INTRINIOHISTORICALPRICES(ticker;&quot;adj_close&quot;;[.$X58];[.$Y$8];[.$Y$9];[.$Y$10]);&quot;&quot;)" office:value-type="float" office:value="29.8012820693908" calcext:value-type="float">
            <text:p><text:s/>$29.80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58]+1" office:value-type="float" office:value="47" calcext:value-type="float">
            <text:p>47</text:p>
          </table:table-cell>
          <table:table-cell table:style-name="ce35" table:formula="of:=IFERROR(COM.INTRINIO.FINTECH.LOCALC.PYTHON.INTRINIOIMPL.INTRINIOHISTORICALPRICES(ticker;&quot;date&quot;;[.$X59];[.$Y$8];[.$Y$9];[.$Y$10]);&quot;&quot;)" office:value-type="string" office:string-value="2013-09-30" calcext:value-type="string">
            <text:p>2013-09-30</text:p>
          </table:table-cell>
          <table:table-cell table:style-name="ce38" table:formula="of:=DATE(YEAR([.Y59]);MONTH([.Y59]);DAY([.Y59]))" office:value-type="date" office:date-value="2013-09-30" calcext:value-type="date">
            <text:p>2013-09-30</text:p>
          </table:table-cell>
          <table:table-cell table:style-name="ce33" table:formula="of:=IFERROR(COM.INTRINIO.FINTECH.LOCALC.PYTHON.INTRINIOIMPL.INTRINIOHISTORICALPRICES(ticker;&quot;adj_close&quot;;[.$X59];[.$Y$8];[.$Y$9];[.$Y$10]);&quot;&quot;)" office:value-type="float" office:value="27.4686432775789" calcext:value-type="float">
            <text:p><text:s/>$27.47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59]+1" office:value-type="float" office:value="48" calcext:value-type="float">
            <text:p>48</text:p>
          </table:table-cell>
          <table:table-cell table:style-name="ce35" table:formula="of:=IFERROR(COM.INTRINIO.FINTECH.LOCALC.PYTHON.INTRINIOIMPL.INTRINIOHISTORICALPRICES(ticker;&quot;date&quot;;[.$X60];[.$Y$8];[.$Y$9];[.$Y$10]);&quot;&quot;)" office:value-type="string" office:string-value="2013-08-30" calcext:value-type="string">
            <text:p>2013-08-30</text:p>
          </table:table-cell>
          <table:table-cell table:style-name="ce38" table:formula="of:=DATE(YEAR([.Y60]);MONTH([.Y60]);DAY([.Y60]))" office:value-type="date" office:date-value="2013-08-30" calcext:value-type="date">
            <text:p>2013-08-30</text:p>
          </table:table-cell>
          <table:table-cell table:style-name="ce33" table:formula="of:=IFERROR(COM.INTRINIO.FINTECH.LOCALC.PYTHON.INTRINIOIMPL.INTRINIOHISTORICALPRICES(ticker;&quot;adj_close&quot;;[.$X60];[.$Y$8];[.$Y$9];[.$Y$10]);&quot;&quot;)" office:value-type="float" office:value="27.4767652891926" calcext:value-type="float">
            <text:p><text:s/>$27.48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60]+1" office:value-type="float" office:value="49" calcext:value-type="float">
            <text:p>49</text:p>
          </table:table-cell>
          <table:table-cell table:style-name="ce35" table:formula="of:=IFERROR(COM.INTRINIO.FINTECH.LOCALC.PYTHON.INTRINIOIMPL.INTRINIOHISTORICALPRICES(ticker;&quot;date&quot;;[.$X61];[.$Y$8];[.$Y$9];[.$Y$10]);&quot;&quot;)" office:value-type="string" office:string-value="2013-07-31" calcext:value-type="string">
            <text:p>2013-07-31</text:p>
          </table:table-cell>
          <table:table-cell table:style-name="ce38" table:formula="of:=DATE(YEAR([.Y61]);MONTH([.Y61]);DAY([.Y61]))" office:value-type="date" office:date-value="2013-07-31" calcext:value-type="date">
            <text:p>2013-07-31</text:p>
          </table:table-cell>
          <table:table-cell table:style-name="ce33" table:formula="of:=IFERROR(COM.INTRINIO.FINTECH.LOCALC.PYTHON.INTRINIOIMPL.INTRINIOHISTORICALPRICES(ticker;&quot;adj_close&quot;;[.$X61];[.$Y$8];[.$Y$9];[.$Y$10]);&quot;&quot;)" office:value-type="float" office:value="28.6463349615674" calcext:value-type="float">
            <text:p><text:s/>$28.65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61]+1" office:value-type="float" office:value="50" calcext:value-type="float">
            <text:p>50</text:p>
          </table:table-cell>
          <table:table-cell table:style-name="ce35" table:formula="of:=IFERROR(COM.INTRINIO.FINTECH.LOCALC.PYTHON.INTRINIOIMPL.INTRINIOHISTORICALPRICES(ticker;&quot;date&quot;;[.$X62];[.$Y$8];[.$Y$9];[.$Y$10]);&quot;&quot;)" office:value-type="string" office:string-value="2013-06-28" calcext:value-type="string">
            <text:p>2013-06-28</text:p>
          </table:table-cell>
          <table:table-cell table:style-name="ce38" table:formula="of:=DATE(YEAR([.Y62]);MONTH([.Y62]);DAY([.Y62]))" office:value-type="date" office:date-value="2013-06-28" calcext:value-type="date">
            <text:p>2013-06-28</text:p>
          </table:table-cell>
          <table:table-cell table:style-name="ce33" table:formula="of:=IFERROR(COM.INTRINIO.FINTECH.LOCALC.PYTHON.INTRINIOIMPL.INTRINIOHISTORICALPRICES(ticker;&quot;adj_close&quot;;[.$X62];[.$Y$8];[.$Y$9];[.$Y$10]);&quot;&quot;)" office:value-type="float" office:value="28.3928213484422" calcext:value-type="float">
            <text:p><text:s/>$28.39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62]+1" office:value-type="float" office:value="51" calcext:value-type="float">
            <text:p>51</text:p>
          </table:table-cell>
          <table:table-cell table:style-name="ce35" table:formula="of:=IFERROR(COM.INTRINIO.FINTECH.LOCALC.PYTHON.INTRINIOIMPL.INTRINIOHISTORICALPRICES(ticker;&quot;date&quot;;[.$X63];[.$Y$8];[.$Y$9];[.$Y$10]);&quot;&quot;)" office:value-type="string" office:string-value="2013-05-31" calcext:value-type="string">
            <text:p>2013-05-31</text:p>
          </table:table-cell>
          <table:table-cell table:style-name="ce38" table:formula="of:=DATE(YEAR([.Y63]);MONTH([.Y63]);DAY([.Y63]))" office:value-type="date" office:date-value="2013-05-31" calcext:value-type="date">
            <text:p>2013-05-31</text:p>
          </table:table-cell>
          <table:table-cell table:style-name="ce33" table:formula="of:=IFERROR(COM.INTRINIO.FINTECH.LOCALC.PYTHON.INTRINIOIMPL.INTRINIOHISTORICALPRICES(ticker;&quot;adj_close&quot;;[.$X63];[.$Y$8];[.$Y$9];[.$Y$10]);&quot;&quot;)" office:value-type="float" office:value="28.0639779373445" calcext:value-type="float">
            <text:p><text:s/>$28.06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63]+1" office:value-type="float" office:value="52" calcext:value-type="float">
            <text:p>52</text:p>
          </table:table-cell>
          <table:table-cell table:style-name="ce35" table:formula="of:=IFERROR(COM.INTRINIO.FINTECH.LOCALC.PYTHON.INTRINIOIMPL.INTRINIOHISTORICALPRICES(ticker;&quot;date&quot;;[.$X64];[.$Y$8];[.$Y$9];[.$Y$10]);&quot;&quot;)" office:value-type="string" office:string-value="2013-04-30" calcext:value-type="string">
            <text:p>2013-04-30</text:p>
          </table:table-cell>
          <table:table-cell table:style-name="ce38" table:formula="of:=DATE(YEAR([.Y64]);MONTH([.Y64]);DAY([.Y64]))" office:value-type="date" office:date-value="2013-04-30" calcext:value-type="date">
            <text:p>2013-04-30</text:p>
          </table:table-cell>
          <table:table-cell table:style-name="ce33" table:formula="of:=IFERROR(COM.INTRINIO.FINTECH.LOCALC.PYTHON.INTRINIOIMPL.INTRINIOHISTORICALPRICES(ticker;&quot;adj_close&quot;;[.$X64];[.$Y$8];[.$Y$9];[.$Y$10]);&quot;&quot;)" office:value-type="float" office:value="30.0450589749335" calcext:value-type="float">
            <text:p><text:s/>$30.05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64]+1" office:value-type="float" office:value="53" calcext:value-type="float">
            <text:p>53</text:p>
          </table:table-cell>
          <table:table-cell table:style-name="ce35" table:formula="of:=IFERROR(COM.INTRINIO.FINTECH.LOCALC.PYTHON.INTRINIOIMPL.INTRINIOHISTORICALPRICES(ticker;&quot;date&quot;;[.$X65];[.$Y$8];[.$Y$9];[.$Y$10]);&quot;&quot;)" office:value-type="string" office:string-value="2013-03-28" calcext:value-type="string">
            <text:p>2013-03-28</text:p>
          </table:table-cell>
          <table:table-cell table:style-name="ce38" table:formula="of:=DATE(YEAR([.Y65]);MONTH([.Y65]);DAY([.Y65]))" office:value-type="date" office:date-value="2013-03-28" calcext:value-type="date">
            <text:p>2013-03-28</text:p>
          </table:table-cell>
          <table:table-cell table:style-name="ce33" table:formula="of:=IFERROR(COM.INTRINIO.FINTECH.LOCALC.PYTHON.INTRINIOIMPL.INTRINIOHISTORICALPRICES(ticker;&quot;adj_close&quot;;[.$X65];[.$Y$8];[.$Y$9];[.$Y$10]);&quot;&quot;)" office:value-type="float" office:value="29.0796325135684" calcext:value-type="float">
            <text:p><text:s/>$29.08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65]+1" office:value-type="float" office:value="54" calcext:value-type="float">
            <text:p>54</text:p>
          </table:table-cell>
          <table:table-cell table:style-name="ce35" table:formula="of:=IFERROR(COM.INTRINIO.FINTECH.LOCALC.PYTHON.INTRINIOIMPL.INTRINIOHISTORICALPRICES(ticker;&quot;date&quot;;[.$X66];[.$Y$8];[.$Y$9];[.$Y$10]);&quot;&quot;)" office:value-type="string" office:string-value="2013-02-28" calcext:value-type="string">
            <text:p>2013-02-28</text:p>
          </table:table-cell>
          <table:table-cell table:style-name="ce38" table:formula="of:=DATE(YEAR([.Y66]);MONTH([.Y66]);DAY([.Y66]))" office:value-type="date" office:date-value="2013-02-28" calcext:value-type="date">
            <text:p>2013-02-28</text:p>
          </table:table-cell>
          <table:table-cell table:style-name="ce33" table:formula="of:=IFERROR(COM.INTRINIO.FINTECH.LOCALC.PYTHON.INTRINIOIMPL.INTRINIOHISTORICALPRICES(ticker;&quot;adj_close&quot;;[.$X66];[.$Y$8];[.$Y$9];[.$Y$10]);&quot;&quot;)" office:value-type="float" office:value="28.4614228280797" calcext:value-type="float">
            <text:p><text:s/>$28.46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66]+1" office:value-type="float" office:value="55" calcext:value-type="float">
            <text:p>55</text:p>
          </table:table-cell>
          <table:table-cell table:style-name="ce35" table:formula="of:=IFERROR(COM.INTRINIO.FINTECH.LOCALC.PYTHON.INTRINIOIMPL.INTRINIOHISTORICALPRICES(ticker;&quot;date&quot;;[.$X67];[.$Y$8];[.$Y$9];[.$Y$10]);&quot;&quot;)" office:value-type="string" office:string-value="2013-01-31" calcext:value-type="string">
            <text:p>2013-01-31</text:p>
          </table:table-cell>
          <table:table-cell table:style-name="ce38" table:formula="of:=DATE(YEAR([.Y67]);MONTH([.Y67]);DAY([.Y67]))" office:value-type="date" office:date-value="2013-01-31" calcext:value-type="date">
            <text:p>2013-01-31</text:p>
          </table:table-cell>
          <table:table-cell table:style-name="ce33" table:formula="of:=IFERROR(COM.INTRINIO.FINTECH.LOCALC.PYTHON.INTRINIOIMPL.INTRINIOHISTORICALPRICES(ticker;&quot;adj_close&quot;;[.$X67];[.$Y$8];[.$Y$9];[.$Y$10]);&quot;&quot;)" office:value-type="float" office:value="27.5737371258394" calcext:value-type="float">
            <text:p><text:s/>$27.57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67]+1" office:value-type="float" office:value="56" calcext:value-type="float">
            <text:p>56</text:p>
          </table:table-cell>
          <table:table-cell table:style-name="ce35" table:formula="of:=IFERROR(COM.INTRINIO.FINTECH.LOCALC.PYTHON.INTRINIOIMPL.INTRINIOHISTORICALPRICES(ticker;&quot;date&quot;;[.$X68];[.$Y$8];[.$Y$9];[.$Y$10]);&quot;&quot;)" office:value-type="string" office:string-value="2012-12-31" calcext:value-type="string">
            <text:p>2012-12-31</text:p>
          </table:table-cell>
          <table:table-cell table:style-name="ce38" table:formula="of:=DATE(YEAR([.Y68]);MONTH([.Y68]);DAY([.Y68]))" office:value-type="date" office:date-value="2012-12-31" calcext:value-type="date">
            <text:p>2012-12-31</text:p>
          </table:table-cell>
          <table:table-cell table:style-name="ce33" table:formula="of:=IFERROR(COM.INTRINIO.FINTECH.LOCALC.PYTHON.INTRINIOIMPL.INTRINIOHISTORICALPRICES(ticker;&quot;adj_close&quot;;[.$X68];[.$Y$8];[.$Y$9];[.$Y$10]);&quot;&quot;)" office:value-type="float" office:value="26.3722662798538" calcext:value-type="float">
            <text:p><text:s/>$26.37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68]+1" office:value-type="float" office:value="57" calcext:value-type="float">
            <text:p>57</text:p>
          </table:table-cell>
          <table:table-cell table:style-name="ce35" table:formula="of:=IFERROR(COM.INTRINIO.FINTECH.LOCALC.PYTHON.INTRINIOIMPL.INTRINIOHISTORICALPRICES(ticker;&quot;date&quot;;[.$X69];[.$Y$8];[.$Y$9];[.$Y$10]);&quot;&quot;)" office:value-type="string" office:string-value="2012-11-30" calcext:value-type="string">
            <text:p>2012-11-30</text:p>
          </table:table-cell>
          <table:table-cell table:style-name="ce38" table:formula="of:=DATE(YEAR([.Y69]);MONTH([.Y69]);DAY([.Y69]))" office:value-type="date" office:date-value="2012-11-30" calcext:value-type="date">
            <text:p>2012-11-30</text:p>
          </table:table-cell>
          <table:table-cell table:style-name="ce33" table:formula="of:=IFERROR(COM.INTRINIO.FINTECH.LOCALC.PYTHON.INTRINIOIMPL.INTRINIOHISTORICALPRICES(ticker;&quot;adj_close&quot;;[.$X69];[.$Y$8];[.$Y$9];[.$Y$10]);&quot;&quot;)" office:value-type="float" office:value="26.7008439077843" calcext:value-type="float">
            <text:p><text:s/>$26.70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69]+1" office:value-type="float" office:value="58" calcext:value-type="float">
            <text:p>58</text:p>
          </table:table-cell>
          <table:table-cell table:style-name="ce35" table:formula="of:=IFERROR(COM.INTRINIO.FINTECH.LOCALC.PYTHON.INTRINIOIMPL.INTRINIOHISTORICALPRICES(ticker;&quot;date&quot;;[.$X70];[.$Y$8];[.$Y$9];[.$Y$10]);&quot;&quot;)" office:value-type="string" office:string-value="2012-10-31" calcext:value-type="string">
            <text:p>2012-10-31</text:p>
          </table:table-cell>
          <table:table-cell table:style-name="ce38" table:formula="of:=DATE(YEAR([.Y70]);MONTH([.Y70]);DAY([.Y70]))" office:value-type="date" office:date-value="2012-10-31" calcext:value-type="date">
            <text:p>2012-10-31</text:p>
          </table:table-cell>
          <table:table-cell table:style-name="ce33" table:formula="of:=IFERROR(COM.INTRINIO.FINTECH.LOCALC.PYTHON.INTRINIOIMPL.INTRINIOHISTORICALPRICES(ticker;&quot;adj_close&quot;;[.$X70];[.$Y$8];[.$Y$9];[.$Y$10]);&quot;&quot;)" office:value-type="float" office:value="27.0607146431368" calcext:value-type="float">
            <text:p><text:s/>$27.06 </text:p>
          </table:table-cell>
          <table:table-cell table:number-columns-repeated="997"/>
        </table:table-row>
        <table:table-row table:style-name="ro1">
          <table:table-cell table:number-columns-repeated="15"/>
          <table:table-cell table:style-name="ce34"/>
          <table:table-cell table:number-columns-repeated="7"/>
          <table:table-cell table:style-name="ce13" table:formula="of:=[.X70]+1" office:value-type="float" office:value="59" calcext:value-type="float">
            <text:p>59</text:p>
          </table:table-cell>
          <table:table-cell table:style-name="ce35" table:formula="of:=IFERROR(COM.INTRINIO.FINTECH.LOCALC.PYTHON.INTRINIOIMPL.INTRINIOHISTORICALPRICES(ticker;&quot;date&quot;;[.$X71];[.$Y$8];[.$Y$9];[.$Y$10]);&quot;&quot;)" office:value-type="string" office:string-value="2012-09-28" calcext:value-type="string">
            <text:p>2012-09-28</text:p>
          </table:table-cell>
          <table:table-cell table:style-name="ce38" table:formula="of:=DATE(YEAR([.Y71]);MONTH([.Y71]);DAY([.Y71]))" office:value-type="date" office:date-value="2012-09-28" calcext:value-type="date">
            <text:p>2012-09-28</text:p>
          </table:table-cell>
          <table:table-cell table:style-name="ce33" table:formula="of:=IFERROR(COM.INTRINIO.FINTECH.LOCALC.PYTHON.INTRINIOIMPL.INTRINIOHISTORICALPRICES(ticker;&quot;adj_close&quot;;[.$X71];[.$Y$8];[.$Y$9];[.$Y$10]);&quot;&quot;)" office:value-type="float" office:value="29.1549221094789" calcext:value-type="float">
            <text:p><text:s/>$29.15 </text:p>
          </table:table-cell>
          <table:table-cell table:number-columns-repeated="997"/>
        </table:table-row>
        <table:table-row table:style-name="ro7" table:number-rows-repeated="9">
          <table:table-cell table:number-columns-repeated="15"/>
          <table:table-cell table:style-name="ce34"/>
          <table:table-cell table:number-columns-repeated="1008"/>
        </table:table-row>
        <table:table-row table:style-name="ro7">
          <table:table-cell table:number-columns-repeated="21"/>
          <table:table-cell table:style-name="ce34" table:number-columns-repeated="2"/>
          <table:table-cell table:style-name="ce33"/>
          <table:table-cell table:number-columns-repeated="1000"/>
        </table:table-row>
        <table:table-row table:style-name="ro7" table:number-rows-repeated="1048494">
          <table:table-cell table:number-columns-repeated="1024"/>
        </table:table-row>
        <table:table-row table:style-name="ro7">
          <table:table-cell table:number-columns-repeated="1024"/>
        </table:table-row>
        <table:named-expressions>
          <table:named-range table:name="_xlnm.Print_Area" table:base-cell-address="$'Control Panel'.$A$1" table:cell-range-address="$Profile.$A$1:.$N$37" table:range-usable-as="print-range"/>
        </table:named-expressions>
        <calcext:conditional-formats>
          <calcext:conditional-format calcext:target-range-address="Profile.N24:Profile.N26">
            <calcext:condition calcext:apply-style-name="ConditionalStyle_26" calcext:value="&gt;0" calcext:base-cell-address="Profile.N24"/>
            <calcext:condition calcext:apply-style-name="ConditionalStyle_25" calcext:value="&lt;0" calcext:base-cell-address="Profile.N24"/>
          </calcext:conditional-format>
        </calcext:conditional-formats>
      </table:table>
      <table:table table:name="Key Items" table:style-name="ta3" table:print="false">
        <table:table-column table:style-name="co8" table:default-cell-style-name="ce13"/>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ce13"/>
        <table:table-column table:style-name="co22" table:number-columns-repeated="3" table:default-cell-style-name="Default"/>
        <table:table-column table:style-name="co23" table:default-cell-style-name="ce13"/>
        <table:table-column table:style-name="co24" table:default-cell-style-name="Default"/>
        <table:table-column table:style-name="co25" table:default-cell-style-name="Default"/>
        <table:table-column table:style-name="co26" table:default-cell-style-name="Default"/>
        <table:table-column table:style-name="co27" table:number-columns-repeated="11" table:default-cell-style-name="Default"/>
        <table:table-column table:style-name="co27" table:number-columns-repeated="6" table:default-cell-style-name="ce13"/>
        <table:table-column table:style-name="co5" table:number-columns-repeated="993" table:default-cell-style-name="Default"/>
        <table:table-row table:style-name="ro3">
          <table:table-cell table:style-name="ce12" office:value-type="string" calcext:value-type="string">
            <text:p>Key Items</text:p>
          </table:table-cell>
          <table:table-cell table:style-name="ce12" table:number-columns-repeated="2"/>
          <table:table-cell table:style-name="ce13" table:number-columns-repeated="3"/>
          <table:table-cell/>
          <table:table-cell table:style-name="ce13" table:number-columns-repeated="3"/>
          <table:table-cell/>
          <table:table-cell table:style-name="ce13" table:number-columns-repeated="14"/>
          <table:table-cell table:number-columns-repeated="6"/>
          <table:table-cell table:style-name="ce13" table:number-columns-repeated="993"/>
        </table:table-row>
        <table:table-row table:style-name="ro7">
          <table:table-cell/>
          <table:table-cell table:style-name="ce13" table:number-columns-repeated="5"/>
          <table:table-cell/>
          <table:table-cell table:style-name="ce13" table:number-columns-repeated="3"/>
          <table:table-cell/>
          <table:table-cell table:style-name="ce13" table:number-columns-repeated="14"/>
          <table:table-cell table:number-columns-repeated="6"/>
          <table:table-cell table:style-name="ce13" table:number-columns-repeated="993"/>
        </table:table-row>
        <table:table-row table:style-name="ro8">
          <table:table-cell/>
          <table:table-cell table:style-name="ce39" office:value-type="string" calcext:value-type="string">
            <text:p>Trading Information</text:p>
          </table:table-cell>
          <table:table-cell table:style-name="ce45"/>
          <table:table-cell table:style-name="ce15"/>
          <table:table-cell table:style-name="ce174" office:value-type="string" calcext:value-type="string" table:number-columns-spanned="6" table:number-rows-spanned="1">
            <text:p>Valuation</text:p>
          </table:table-cell>
          <table:covered-table-cell table:number-columns-repeated="4" table:style-name="ce68"/>
          <table:covered-table-cell table:style-name="ce90"/>
          <table:table-cell table:number-columns-repeated="1014"/>
        </table:table-row>
        <table:table-row table:style-name="ro9">
          <table:table-cell/>
          <table:table-cell table:style-name="ce40" office:value-type="string" calcext:value-type="string">
            <text:p>Current Price</text:p>
          </table:table-cell>
          <table:table-cell table:style-name="ce46" table:formula="of:=last_price" office:value-type="float" office:value="38.03" calcext:value-type="float">
            <text:p>$38.03</text:p>
          </table:table-cell>
          <table:table-cell table:style-name="ce15"/>
          <table:table-cell table:style-name="ce58"/>
          <table:table-cell table:style-name="ce69" office:value-type="string" calcext:value-type="string">
            <text:p>Trend</text:p>
          </table:table-cell>
          <table:table-cell table:style-name="ce69" office:value-type="string" calcext:value-type="string">
            <text:p>5 Yr Ave</text:p>
          </table:table-cell>
          <table:table-cell table:style-name="ce69" office:value-type="string" calcext:value-type="string">
            <text:p>TTM</text:p>
          </table:table-cell>
          <table:table-cell table:style-name="ce69" office:value-type="string" calcext:value-type="string">
            <text:p>CFY</text:p>
          </table:table-cell>
          <table:table-cell table:style-name="ce91" office:value-type="string" calcext:value-type="string">
            <text:p>NFY</text:p>
          </table:table-cell>
          <table:table-cell/>
          <table:table-cell table:style-name="ce109"/>
          <table:table-cell table:number-columns-repeated="1012"/>
        </table:table-row>
        <table:table-row table:style-name="ro9">
          <table:table-cell/>
          <table:table-cell table:style-name="ce41" office:value-type="string" calcext:value-type="string">
            <text:p>52 Week Range</text:p>
          </table:table-cell>
          <table:table-cell table:style-name="ce47" table:formula="of:=CONCATENATE(&quot;$&quot;; [$Profile.Y6];&quot; - &quot;;&quot;$&quot;; [$Profile.Y5])" office:value-type="string" office:string-value="$35.81 - $43.03" calcext:value-type="string">
            <text:p>$35.81 - $43.03</text:p>
          </table:table-cell>
          <table:table-cell table:style-name="ce15"/>
          <table:table-cell table:style-name="ce59" office:value-type="string" calcext:value-type="string">
            <text:p>Price / Earnings</text:p>
          </table:table-cell>
          <table:table-cell table:style-name="ce70"/>
          <table:table-cell table:style-name="ce80" table:formula="of:=AVERAGE([.O11:.O15])" office:value-type="float" office:value="17.56882" calcext:value-type="float">
            <text:p>17.6</text:p>
          </table:table-cell>
          <table:table-cell table:style-name="ce80" table:formula="of:=COM.INTRINIO.FINTECH.LOCALC.PYTHON.INTRINIOIMPL.INTRINIODATAPOINT(ticker;&quot;pricetoearnings&quot;)" office:value-type="float" office:value="17.8762" calcext:value-type="float">
            <text:p>17.9</text:p>
          </table:table-cell>
          <table:table-cell table:style-name="ce80" table:formula="of:=COM.INTRINIO.FINTECH.LOCALC.PYTHON.INTRINIOIMPL.INTRINIODATAPOINT(ticker;&quot;pricetocurrentyearearnings&quot;)" office:value-type="float" office:value="13.2268" calcext:value-type="float">
            <text:p>13.2</text:p>
          </table:table-cell>
          <table:table-cell table:style-name="ce101" table:formula="of:=COM.INTRINIO.FINTECH.LOCALC.PYTHON.INTRINIOIMPL.INTRINIODATAPOINT(ticker;&quot;pricetonextyearearnings&quot;)" office:value-type="float" office:value="13.2268" calcext:value-type="float">
            <text:p>13.2</text:p>
          </table:table-cell>
          <table:table-cell table:number-columns-repeated="1014"/>
        </table:table-row>
        <table:table-row table:style-name="ro9">
          <table:table-cell/>
          <table:table-cell table:style-name="ce42" office:value-type="string" calcext:value-type="string">
            <text:p>Avg Daily Vol (3m)</text:p>
          </table:table-cell>
          <table:table-cell table:style-name="ce48" table:formula="of:=COM.INTRINIO.FINTECH.LOCALC.PYTHON.INTRINIOIMPL.INTRINIODATAPOINT(ticker;&quot;average_daily_volume&quot;)" office:value-type="float" office:value="24678838" calcext:value-type="float">
            <text:p>24,678,838 </text:p>
          </table:table-cell>
          <table:table-cell table:style-name="ce43"/>
          <table:table-cell table:style-name="ce60" office:value-type="string" calcext:value-type="string">
            <text:p>Price / Revenue</text:p>
          </table:table-cell>
          <table:table-cell table:style-name="ce71"/>
          <table:table-cell table:style-name="ce81" table:formula="of:=AVERAGE([.P11:.P15])" office:value-type="float" office:value="1.43176" calcext:value-type="float">
            <text:p>1.4</text:p>
          </table:table-cell>
          <table:table-cell table:style-name="ce81" table:formula="of:=COM.INTRINIO.FINTECH.LOCALC.PYTHON.INTRINIOIMPL.INTRINIODATAPOINT(ticker;&quot;pricetorevenue&quot;)" office:value-type="float" office:value="1.4516" calcext:value-type="float">
            <text:p>1.5</text:p>
          </table:table-cell>
          <table:table-cell table:style-name="ce81" table:formula="of:=COM.INTRINIO.FINTECH.LOCALC.PYTHON.INTRINIOIMPL.INTRINIODATAPOINT(ticker;&quot;pricetocurrentyearrevenue&quot;)" office:value-type="float" office:value="1.4567" calcext:value-type="float">
            <text:p>1.5</text:p>
          </table:table-cell>
          <table:table-cell table:style-name="ce102" table:formula="of:=COM.INTRINIO.FINTECH.LOCALC.PYTHON.INTRINIOIMPL.INTRINIODATAPOINT(ticker;&quot;pricetonextyearrevenue&quot;)" office:value-type="float" office:value="1.4362" calcext:value-type="float">
            <text:p>1.4</text:p>
          </table:table-cell>
          <table:table-cell table:style-name="ce18" table:number-columns-repeated="3"/>
          <table:table-cell office:value-type="string" calcext:value-type="string">
            <text:p>tag</text:p>
          </table:table-cell>
          <table:table-cell office:value-type="string" calcext:value-type="string">
            <text:p>pricetoearnings</text:p>
          </table:table-cell>
          <table:table-cell table:style-name="ce13" office:value-type="string" calcext:value-type="string">
            <text:p>pricetorevenue</text:p>
          </table:table-cell>
          <table:table-cell table:style-name="ce13" office:value-type="string" calcext:value-type="string">
            <text:p>pricetobook</text:p>
          </table:table-cell>
          <table:table-cell table:style-name="ce13" office:value-type="string" calcext:value-type="string">
            <text:p>evtoebitda</text:p>
          </table:table-cell>
          <table:table-cell table:style-name="ce13" office:value-type="string" calcext:value-type="string">
            <text:p>evtofcff</text:p>
          </table:table-cell>
          <table:table-cell table:style-name="ce13" office:value-type="string" calcext:value-type="string">
            <text:p>evtorevenue</text:p>
          </table:table-cell>
          <table:table-cell table:style-name="ce13" office:value-type="string" calcext:value-type="string">
            <text:p>grossmargin</text:p>
          </table:table-cell>
          <table:table-cell table:style-name="ce13" office:value-type="string" calcext:value-type="string">
            <text:p>ebitdamargin</text:p>
          </table:table-cell>
          <table:table-cell table:style-name="ce13" office:value-type="string" calcext:value-type="string">
            <text:p>operatingmargin</text:p>
          </table:table-cell>
          <table:table-cell table:style-name="ce13" office:value-type="string" calcext:value-type="string">
            <text:p>ebitmargin</text:p>
          </table:table-cell>
          <table:table-cell table:style-name="ce13" office:value-type="string" calcext:value-type="string">
            <text:p>profitmargin</text:p>
          </table:table-cell>
          <table:table-cell office:value-type="string" calcext:value-type="string">
            <text:p>roe</text:p>
          </table:table-cell>
          <table:table-cell office:value-type="string" calcext:value-type="string">
            <text:p>revenuegrowth</text:p>
          </table:table-cell>
          <table:table-cell office:value-type="string" calcext:value-type="string">
            <text:p>ebitdagrowth</text:p>
          </table:table-cell>
          <table:table-cell office:value-type="string" calcext:value-type="string">
            <text:p>ebitgrowth</text:p>
          </table:table-cell>
          <table:table-cell office:value-type="string" calcext:value-type="string">
            <text:p>netincomegrowth</text:p>
          </table:table-cell>
          <table:table-cell office:value-type="string" calcext:value-type="string">
            <text:p>epsgrowth</text:p>
          </table:table-cell>
          <table:table-cell table:number-columns-repeated="993"/>
        </table:table-row>
        <table:table-row table:style-name="ro9">
          <table:table-cell/>
          <table:table-cell table:style-name="ce41" office:value-type="string" calcext:value-type="string">
            <text:p>Days to Cover</text:p>
          </table:table-cell>
          <table:table-cell table:style-name="ce49" table:formula="of:=ROUND(COM.INTRINIO.FINTECH.LOCALC.PYTHON.INTRINIOIMPL.INTRINIODATAPOINT(ticker;&quot;days_to_cover&quot;);1)&amp;&quot; Days&quot;" office:value-type="string" office:string-value="3.4 Days" calcext:value-type="string">
            <text:p>3.4 Days</text:p>
          </table:table-cell>
          <table:table-cell table:style-name="ce43"/>
          <table:table-cell table:style-name="ce61" office:value-type="string" calcext:value-type="string">
            <text:p>Price / Book</text:p>
          </table:table-cell>
          <table:table-cell table:style-name="ce72"/>
          <table:table-cell table:style-name="ce82" table:formula="of:=AVERAGE([.Q11:.Q15])" office:value-type="float" office:value="1.71484" calcext:value-type="float">
            <text:p>1.7</text:p>
          </table:table-cell>
          <table:table-cell table:style-name="ce82" table:formula="of:=COM.INTRINIO.FINTECH.LOCALC.PYTHON.INTRINIOIMPL.INTRINIODATAPOINT(ticker;&quot;pricetobook&quot;)" office:value-type="float" office:value="1.8846" calcext:value-type="float">
            <text:p>1.9</text:p>
          </table:table-cell>
          <table:table-cell table:style-name="ce82" table:formula="of:=IFERROR([.H7]*(1-COM.INTRINIO.FINTECH.LOCALC.PYTHON.INTRINIOIMPL.INTRINIODATAPOINT(ticker;&quot;current_yr_ave_eps_growth_est&quot;));&quot;na&quot;)" office:value-type="string" office:string-value="na" calcext:value-type="string">
            <text:p>na</text:p>
          </table:table-cell>
          <table:table-cell table:style-name="ce103" table:formula="of:=IFERROR([.I7]*(1-COM.INTRINIO.FINTECH.LOCALC.PYTHON.INTRINIOIMPL.INTRINIODATAPOINT(ticker;&quot;next_yr_ave_eps_growth_est&quot;)); &quot;na&quot;)" office:value-type="string" office:string-value="na" calcext:value-type="string">
            <text:p>na</text:p>
          </table:table-cell>
          <table:table-cell table:style-name="ce18" table:number-columns-repeated="3"/>
          <table:table-cell table:style-name="ce13" office:value-type="string" calcext:value-type="string">
            <text:p>Start Date</text:p>
          </table:table-cell>
          <table:table-cell table:style-name="ce34" table:formula="of:=TEXT([.O8]-365*5;&quot;YYYY-MM-DD&quot;)" office:value-type="string" office:string-value="2012-08-24" calcext:value-type="string">
            <text:p>2012-08-24</text:p>
          </table:table-cell>
          <table:table-cell table:style-name="ce34" table:formula="of:=[.O7]" office:value-type="string" office:string-value="2012-08-24" calcext:value-type="string">
            <text:p>2012-08-24</text:p>
          </table:table-cell>
          <table:table-cell table:number-columns-repeated="4"/>
          <table:table-cell table:style-name="ce34" table:number-columns-repeated="11"/>
          <table:table-cell table:number-columns-repeated="993"/>
        </table:table-row>
        <table:table-row table:style-name="ro9">
          <table:table-cell/>
          <table:table-cell table:style-name="ce43" table:number-columns-repeated="3"/>
          <table:table-cell table:style-name="ce60" office:value-type="string" calcext:value-type="string">
            <text:p>EV / EBITDA</text:p>
          </table:table-cell>
          <table:table-cell table:style-name="ce71"/>
          <table:table-cell table:style-name="ce81" table:formula="of:=AVERAGE([.R11:.R15])" office:value-type="float" office:value="6.3838" calcext:value-type="float">
            <text:p>6.4</text:p>
          </table:table-cell>
          <table:table-cell table:style-name="ce81" table:formula="of:=COM.INTRINIO.FINTECH.LOCALC.PYTHON.INTRINIOIMPL.INTRINIODATAPOINT(ticker;&quot;evtoebitda&quot;)" office:value-type="float" office:value="7.0379" calcext:value-type="float">
            <text:p>7.0</text:p>
          </table:table-cell>
          <table:table-cell table:style-name="ce81" table:formula="of:=IFERROR(8*(1-COM.INTRINIO.FINTECH.LOCALC.PYTHON.INTRINIOIMPL.INTRINIODATAPOINT(ticker;&quot;current_yr_ave_eps_growth_est&quot;)); &quot;na&quot;)" office:value-type="string" office:string-value="na" calcext:value-type="string">
            <text:p>na</text:p>
          </table:table-cell>
          <table:table-cell table:style-name="ce102" table:formula="of:=IFERROR([.I8]*(1-COM.INTRINIO.FINTECH.LOCALC.PYTHON.INTRINIOIMPL.INTRINIODATAPOINT(ticker;&quot;next_yr_ave_eps_growth_est&quot;)); &quot;na&quot;)" office:value-type="string" office:string-value="na" calcext:value-type="string">
            <text:p>na</text:p>
          </table:table-cell>
          <table:table-cell table:style-name="ce18" table:number-columns-repeated="3"/>
          <table:table-cell table:style-name="ce13" office:value-type="string" calcext:value-type="string">
            <text:p>End Date</text:p>
          </table:table-cell>
          <table:table-cell table:style-name="ce34" table:formula="of:=TEXT(NOW();&quot;YYYY-MM-DD&quot;)" office:value-type="string" office:string-value="2017-08-23" calcext:value-type="string">
            <text:p>2017-08-23</text:p>
          </table:table-cell>
          <table:table-cell table:style-name="ce34" table:formula="of:=[.O8]" office:value-type="string" office:string-value="2017-08-23" calcext:value-type="string">
            <text:p>2017-08-23</text:p>
          </table:table-cell>
          <table:table-cell table:number-columns-repeated="4"/>
          <table:table-cell table:style-name="ce34" table:number-columns-repeated="11"/>
          <table:table-cell table:number-columns-repeated="993"/>
        </table:table-row>
        <table:table-row table:style-name="ro8">
          <table:table-cell/>
          <table:table-cell table:style-name="ce44" office:value-type="string" calcext:value-type="string" table:number-columns-spanned="2" table:number-rows-spanned="1">
            <text:p>Key Statistics</text:p>
          </table:table-cell>
          <table:covered-table-cell table:style-name="ce50"/>
          <table:table-cell table:style-name="ce43"/>
          <table:table-cell table:style-name="ce61" office:value-type="string" calcext:value-type="string">
            <text:p>EV / FCFF</text:p>
          </table:table-cell>
          <table:table-cell table:style-name="ce73"/>
          <table:table-cell table:style-name="ce82" table:formula="of:=IFERROR(AVERAGE([.S11:.S15]);&quot;nm&quot;)" office:value-type="float" office:value="30.144625" calcext:value-type="float">
            <text:p>30.1</text:p>
          </table:table-cell>
          <table:table-cell table:style-name="ce82" table:formula="of:=COM.INTRINIO.FINTECH.LOCALC.PYTHON.INTRINIOIMPL.INTRINIODATAPOINT(ticker;&quot;evtofcff&quot;)" office:value-type="float" office:value="20.8137" calcext:value-type="float">
            <text:p>20.8</text:p>
          </table:table-cell>
          <table:table-cell table:style-name="ce82" table:formula="of:=IFERROR([.H9]*(1-COM.INTRINIO.FINTECH.LOCALC.PYTHON.INTRINIOIMPL.INTRINIODATAPOINT(ticker;&quot;current_yr_ave_eps_growth_est&quot;));&quot;na&quot;)" office:value-type="string" office:string-value="na" calcext:value-type="string">
            <text:p>na</text:p>
          </table:table-cell>
          <table:table-cell table:style-name="ce103" table:formula="of:=IFERROR([.I9]*(1-COM.INTRINIO.FINTECH.LOCALC.PYTHON.INTRINIOIMPL.INTRINIODATAPOINT(ticker;&quot;next_yr_ave_eps_growth_est&quot;));&quot;na&quot;)" office:value-type="string" office:string-value="na" calcext:value-type="string">
            <text:p>na</text:p>
          </table:table-cell>
          <table:table-cell table:style-name="ce18" table:number-columns-repeated="3"/>
          <table:table-cell table:style-name="ce13" office:value-type="string" calcext:value-type="string">
            <text:p>Frequency</text:p>
          </table:table-cell>
          <table:table-cell table:style-name="ce13" office:value-type="string" calcext:value-type="string">
            <text:p>yearly</text:p>
          </table:table-cell>
          <table:table-cell table:formula="of:=[.O9]" office:value-type="string" office:string-value="yearly" calcext:value-type="string">
            <text:p>yearly</text:p>
          </table:table-cell>
          <table:table-cell table:formula="of:=[.P9]" office:value-type="string" office:string-value="yearly" calcext:value-type="string">
            <text:p>yearly</text:p>
          </table:table-cell>
          <table:table-cell table:formula="of:=[.Q9]" office:value-type="string" office:string-value="yearly" calcext:value-type="string">
            <text:p>yearly</text:p>
          </table:table-cell>
          <table:table-cell table:formula="of:=[.R9]" office:value-type="string" office:string-value="yearly" calcext:value-type="string">
            <text:p>yearly</text:p>
          </table:table-cell>
          <table:table-cell table:formula="of:=[.S9]" office:value-type="string" office:string-value="yearly" calcext:value-type="string">
            <text:p>yearly</text:p>
          </table:table-cell>
          <table:table-cell table:style-name="ce13" table:formula="of:=[.T9]" office:value-type="string" office:string-value="yearly" calcext:value-type="string">
            <text:p>yearly</text:p>
          </table:table-cell>
          <table:table-cell table:style-name="ce13" table:formula="of:=[.U9]" office:value-type="string" office:string-value="yearly" calcext:value-type="string">
            <text:p>yearly</text:p>
          </table:table-cell>
          <table:table-cell table:style-name="ce13" table:formula="of:=[.V9]" office:value-type="string" office:string-value="yearly" calcext:value-type="string">
            <text:p>yearly</text:p>
          </table:table-cell>
          <table:table-cell table:style-name="ce13" table:formula="of:=[.W9]" office:value-type="string" office:string-value="yearly" calcext:value-type="string">
            <text:p>yearly</text:p>
          </table:table-cell>
          <table:table-cell table:style-name="ce13" table:formula="of:=[.X9]" office:value-type="string" office:string-value="yearly" calcext:value-type="string">
            <text:p>yearly</text:p>
          </table:table-cell>
          <table:table-cell table:formula="of:=[.Y9]" office:value-type="string" office:string-value="yearly" calcext:value-type="string">
            <text:p>yearly</text:p>
          </table:table-cell>
          <table:table-cell office:value-type="string" calcext:value-type="string">
            <text:p>yearly</text:p>
          </table:table-cell>
          <table:table-cell table:formula="of:=[.AA9]" office:value-type="string" office:string-value="yearly" calcext:value-type="string">
            <text:p>yearly</text:p>
          </table:table-cell>
          <table:table-cell table:formula="of:=[.AB9]" office:value-type="string" office:string-value="yearly" calcext:value-type="string">
            <text:p>yearly</text:p>
          </table:table-cell>
          <table:table-cell table:formula="of:=[.AB9]" office:value-type="string" office:string-value="yearly" calcext:value-type="string">
            <text:p>yearly</text:p>
          </table:table-cell>
          <table:table-cell table:formula="of:=[.AC9]" office:value-type="string" office:string-value="yearly" calcext:value-type="string">
            <text:p>yearly</text:p>
          </table:table-cell>
          <table:table-cell table:number-columns-repeated="993"/>
        </table:table-row>
        <table:table-row table:style-name="ro9">
          <table:table-cell/>
          <table:table-cell table:style-name="ce40" office:value-type="string" calcext:value-type="string">
            <text:p>Mkt Cap (M)</text:p>
          </table:table-cell>
          <table:table-cell table:style-name="ce51" table:formula="of:=COM.INTRINIO.FINTECH.LOCALC.PYTHON.INTRINIOIMPL.INTRINIODATAPOINT(ticker;&quot;marketcap&quot;)/1000000" office:value-type="float" office:value="235054.4584" calcext:value-type="float">
            <text:p>$235,054</text:p>
          </table:table-cell>
          <table:table-cell table:style-name="ce43"/>
          <table:table-cell table:style-name="ce41" office:value-type="string" calcext:value-type="string">
            <text:p>EV / Revenue</text:p>
          </table:table-cell>
          <table:table-cell table:style-name="ce74"/>
          <table:table-cell table:style-name="ce83" table:formula="of:=AVERAGE([.T11:.T15])" office:value-type="float" office:value="1.96066" calcext:value-type="float">
            <text:p>2.0</text:p>
          </table:table-cell>
          <table:table-cell table:style-name="ce83" table:formula="of:=COM.INTRINIO.FINTECH.LOCALC.PYTHON.INTRINIOIMPL.INTRINIODATAPOINT(ticker;&quot;evtorevenue&quot;)" office:value-type="float" office:value="2.1752" calcext:value-type="float">
            <text:p>2.2</text:p>
          </table:table-cell>
          <table:table-cell table:style-name="ce83" table:formula="of:=COM.INTRINIO.FINTECH.LOCALC.PYTHON.INTRINIOIMPL.INTRINIODATAPOINT(ticker;&quot;evtocurrentyearrevenue&quot;)" office:value-type="float" office:value="2.1784" calcext:value-type="float">
            <text:p>2.2</text:p>
          </table:table-cell>
          <table:table-cell table:style-name="ce104" table:formula="of:=COM.INTRINIO.FINTECH.LOCALC.PYTHON.INTRINIOIMPL.INTRINIODATAPOINT(ticker;&quot;evtonextyearrevenue&quot;)" office:value-type="float" office:value="2.1477" calcext:value-type="float">
            <text:p>2.1</text:p>
          </table:table-cell>
          <table:table-cell table:style-name="ce18" table:number-columns-repeated="3"/>
          <table:table-cell table:style-name="ce13" office:value-type="string" calcext:value-type="string">
            <text:p>Sequence</text:p>
          </table:table-cell>
          <table:table-cell table:style-name="ce13"/>
          <table:table-cell table:number-columns-repeated="5"/>
          <table:table-cell table:style-name="ce13" table:number-columns-repeated="5"/>
          <table:table-cell table:number-columns-repeated="999"/>
        </table:table-row>
        <table:table-row table:style-name="ro9">
          <table:table-cell/>
          <table:table-cell table:style-name="ce41" office:value-type="string" calcext:value-type="string">
            <text:p>Ent Value (M)</text:p>
          </table:table-cell>
          <table:table-cell table:style-name="ce52" table:formula="of:=COM.INTRINIO.FINTECH.LOCALC.PYTHON.INTRINIOIMPL.INTRINIODATAPOINT(ticker;&quot;enterprisevalue&quot;)/1000000" office:value-type="float" office:value="352610.4584" calcext:value-type="float">
            <text:p>$352,610</text:p>
          </table:table-cell>
          <table:table-cell table:style-name="ce43" table:number-columns-repeated="7"/>
          <table:table-cell table:style-name="ce18" table:number-columns-repeated="3"/>
          <table:table-cell table:style-name="ce13" office:value-type="float" office:value="0" calcext:value-type="float">
            <text:p>0</text:p>
          </table:table-cell>
          <table:table-cell table:style-name="ce112" table:formula="of:=IFERROR(COM.INTRINIO.FINTECH.LOCALC.PYTHON.INTRINIOIMPL.INTRINIOHISTORICALDATA(ticker;[.O$6];[.$N11];[.O$7];[.O$8];[.O$9]);&quot;&quot;)" office:value-type="float" office:value="17.848" calcext:value-type="float">
            <text:p>17.85</text:p>
          </table:table-cell>
          <table:table-cell table:style-name="ce111" table:formula="of:=IFERROR(COM.INTRINIO.FINTECH.LOCALC.PYTHON.INTRINIOIMPL.INTRINIOHISTORICALDATA(ticker;[.P$6];[.$N11];[.P$7];[.P$8];[.P$9]);&quot;&quot;)" office:value-type="float" office:value="1.4493" calcext:value-type="float">
            <text:p>1.4493</text:p>
          </table:table-cell>
          <table:table-cell table:style-name="ce111" table:formula="of:=IFERROR(COM.INTRINIO.FINTECH.LOCALC.PYTHON.INTRINIOIMPL.INTRINIOHISTORICALDATA(ticker;[.Q$6];[.$N11];[.Q$7];[.Q$8];[.Q$9]);&quot;&quot;)" office:value-type="float" office:value="1.8816" calcext:value-type="float">
            <text:p>1.8816</text:p>
          </table:table-cell>
          <table:table-cell table:style-name="ce111" table:formula="of:=IFERROR(COM.INTRINIO.FINTECH.LOCALC.PYTHON.INTRINIOIMPL.INTRINIOHISTORICALDATA(ticker;[.R$6];[.$N11];[.R$7];[.R$8];[.R$9]);&quot;&quot;)" office:value-type="float" office:value="7.0379" calcext:value-type="float">
            <text:p>7.0379</text:p>
          </table:table-cell>
          <table:table-cell table:style-name="ce111" table:formula="of:=IFERROR(COM.INTRINIO.FINTECH.LOCALC.PYTHON.INTRINIOIMPL.INTRINIOHISTORICALDATA(ticker;[.S$6];[.$N11];[.S$7];[.S$8];[.S$9]);&quot;&quot;)" office:value-type="float" office:value="20.8137" calcext:value-type="float">
            <text:p>20.8137</text:p>
          </table:table-cell>
          <table:table-cell table:style-name="ce111" table:formula="of:=IFERROR(COM.INTRINIO.FINTECH.LOCALC.PYTHON.INTRINIOIMPL.INTRINIOHISTORICALDATA(ticker;[.T$6];[.$N11];[.T$7];[.T$8];[.T$9]);&quot;&quot;)" office:value-type="float" office:value="2.1752" calcext:value-type="float">
            <text:p>2.1752</text:p>
          </table:table-cell>
          <table:table-cell table:style-name="ce114" table:formula="of:=IFERROR(COM.INTRINIO.FINTECH.LOCALC.PYTHON.INTRINIOIMPL.INTRINIOHISTORICALDATA(ticker;[.U$6];[.$N11];[.U$7];[.U$8];[.U$9]);&quot;&quot;)" office:value-type="percentage" office:value="0.530583" calcext:value-type="percentage">
            <text:p>53.06%</text:p>
          </table:table-cell>
          <table:table-cell table:style-name="ce114" table:formula="of:=IFERROR(COM.INTRINIO.FINTECH.LOCALC.PYTHON.INTRINIOIMPL.INTRINIOHISTORICALDATA(ticker;[.V$6];[.$N11];[.V$7];[.V$8];[.V$9]);&quot;&quot;)" office:value-type="percentage" office:value="0.308152" calcext:value-type="percentage">
            <text:p>30.82%</text:p>
          </table:table-cell>
          <table:table-cell table:style-name="ce114" table:formula="of:=IFERROR(COM.INTRINIO.FINTECH.LOCALC.PYTHON.INTRINIOIMPL.INTRINIOHISTORICALDATA(ticker;[.W$6];[.$N11];[.W$7];[.W$8];[.W$9]);&quot;&quot;)" office:value-type="percentage" office:value="0.148651" calcext:value-type="percentage">
            <text:p>14.87%</text:p>
          </table:table-cell>
          <table:table-cell table:style-name="ce114" table:formula="of:=IFERROR(COM.INTRINIO.FINTECH.LOCALC.PYTHON.INTRINIOIMPL.INTRINIOHISTORICALDATA(ticker;[.X$6];[.$N11];[.X$7];[.X$8];[.X$9]);&quot;&quot;)" office:value-type="percentage" office:value="0.150343" calcext:value-type="percentage">
            <text:p>15.03%</text:p>
          </table:table-cell>
          <table:table-cell table:style-name="ce114" table:formula="of:=IFERROR(COM.INTRINIO.FINTECH.LOCALC.PYTHON.INTRINIOIMPL.INTRINIOHISTORICALDATA(ticker;[.Y$6];[.$N11];[.Y$7];[.Y$8];[.Y$9]);&quot;&quot;)" office:value-type="percentage" office:value="0.081405" calcext:value-type="percentage">
            <text:p>8.14%</text:p>
          </table:table-cell>
          <table:table-cell table:style-name="ce114" table:formula="of:=IFERROR(COM.INTRINIO.FINTECH.LOCALC.PYTHON.INTRINIOIMPL.INTRINIOHISTORICALDATA(ticker;[.Z$6];[.$N11];[.Z$7];[.Z$8];[.Z$9]);&quot;&quot;)" office:value-type="percentage" office:value="0.107633" calcext:value-type="percentage">
            <text:p>10.76%</text:p>
          </table:table-cell>
          <table:table-cell table:style-name="ce114" table:formula="of:=IFERROR(COM.INTRINIO.FINTECH.LOCALC.PYTHON.INTRINIOIMPL.INTRINIOHISTORICALDATA(ticker;[.AA$6];[.$N11];[.AA$7];[.AA$8];[.AA$9]);&quot;&quot;)" office:value-type="percentage" office:value="0.115701" calcext:value-type="percentage">
            <text:p>11.57%</text:p>
          </table:table-cell>
          <table:table-cell table:style-name="ce114" table:formula="of:=IFERROR(COM.INTRINIO.FINTECH.LOCALC.PYTHON.INTRINIOIMPL.INTRINIOHISTORICALDATA(ticker;[.AB$6];[.$N11];[.AB$7];[.AB$8];[.AB$9]);&quot;&quot;)" office:value-type="percentage" office:value="0.079617" calcext:value-type="percentage">
            <text:p>7.96%</text:p>
          </table:table-cell>
          <table:table-cell table:style-name="ce114" table:formula="of:=IFERROR(COM.INTRINIO.FINTECH.LOCALC.PYTHON.INTRINIOIMPL.INTRINIOHISTORICALDATA(ticker;[.AC$6];[.$N11];[.AC$7];[.AC$8];[.AC$9]);&quot;&quot;)" office:value-type="percentage" office:value="-0.004407" calcext:value-type="percentage">
            <text:p>-0.44%</text:p>
          </table:table-cell>
          <table:table-cell table:style-name="ce114" table:formula="of:=IFERROR(COM.INTRINIO.FINTECH.LOCALC.PYTHON.INTRINIOIMPL.INTRINIOHISTORICALDATA(ticker;[.AD$6];[.$N11];[.AD$7];[.AD$8];[.AD$9]);&quot;&quot;)" office:value-type="percentage" office:value="-0.025864" calcext:value-type="percentage">
            <text:p>-2.59%</text:p>
          </table:table-cell>
          <table:table-cell table:style-name="ce114" table:formula="of:=IFERROR(COM.INTRINIO.FINTECH.LOCALC.PYTHON.INTRINIOIMPL.INTRINIOHISTORICALDATA(ticker;[.AE$6];[.$N11];[.AE$7];[.AE$8];[.AE$9]);&quot;&quot;)" office:value-type="percentage" office:value="-0.113924" calcext:value-type="percentage">
            <text:p>-11.39%</text:p>
          </table:table-cell>
          <table:table-cell table:number-columns-repeated="993"/>
        </table:table-row>
        <table:table-row table:style-name="ro9">
          <table:table-cell/>
          <table:table-cell table:style-name="ce42" office:value-type="string" calcext:value-type="string">
            <text:p>Shares Out (M)</text:p>
          </table:table-cell>
          <table:table-cell table:style-name="ce53" table:formula="of:=COM.INTRINIO.FINTECH.LOCALC.PYTHON.INTRINIOIMPL.INTRINIODATAPOINT(ticker;&quot;weightedavebasicsharesos&quot;)/1000000" office:value-type="float" office:value="6165" calcext:value-type="float">
            <text:p>6,165</text:p>
          </table:table-cell>
          <table:table-cell table:style-name="ce43"/>
          <table:table-cell table:style-name="ce174" office:value-type="string" calcext:value-type="string" table:number-columns-spanned="4" table:number-rows-spanned="1">
            <text:p>Profitability (%)</text:p>
          </table:table-cell>
          <table:covered-table-cell table:number-columns-repeated="2" table:style-name="ce68"/>
          <table:covered-table-cell table:style-name="ce90"/>
          <table:table-cell table:style-name="ce98" table:number-columns-repeated="2"/>
          <table:table-cell table:style-name="ce18" table:number-columns-repeated="3"/>
          <table:table-cell table:style-name="ce13" table:formula="of:=[.N11]+1" office:value-type="float" office:value="1" calcext:value-type="float">
            <text:p>1</text:p>
          </table:table-cell>
          <table:table-cell table:style-name="ce112" table:formula="of:=IFERROR(COM.INTRINIO.FINTECH.LOCALC.PYTHON.INTRINIOIMPL.INTRINIOHISTORICALDATA(ticker;[.O$6];[.$N12];[.O$7];[.O$8];[.O$9]);&quot;&quot;)" office:value-type="float" office:value="18.0968" calcext:value-type="float">
            <text:p>18.10</text:p>
          </table:table-cell>
          <table:table-cell table:style-name="ce111" table:formula="of:=IFERROR(COM.INTRINIO.FINTECH.LOCALC.PYTHON.INTRINIOIMPL.INTRINIOHISTORICALDATA(ticker;[.P$6];[.$N12];[.P$7];[.P$8];[.P$9]);&quot;&quot;)" office:value-type="float" office:value="1.6044" calcext:value-type="float">
            <text:p>1.6044</text:p>
          </table:table-cell>
          <table:table-cell table:style-name="ce111" table:formula="of:=IFERROR(COM.INTRINIO.FINTECH.LOCALC.PYTHON.INTRINIOIMPL.INTRINIOHISTORICALDATA(ticker;[.Q$6];[.$N12];[.Q$7];[.Q$8];[.Q$9]);&quot;&quot;)" office:value-type="float" office:value="2.1294" calcext:value-type="float">
            <text:p>2.1294</text:p>
          </table:table-cell>
          <table:table-cell table:style-name="ce111" table:formula="of:=IFERROR(COM.INTRINIO.FINTECH.LOCALC.PYTHON.INTRINIOIMPL.INTRINIOHISTORICALDATA(ticker;[.R$6];[.$N12];[.R$7];[.R$8];[.R$9]);&quot;&quot;)" office:value-type="float" office:value="7.0889" calcext:value-type="float">
            <text:p>7.0889</text:p>
          </table:table-cell>
          <table:table-cell table:style-name="ce111" table:formula="of:=IFERROR(COM.INTRINIO.FINTECH.LOCALC.PYTHON.INTRINIOIMPL.INTRINIOHISTORICALDATA(ticker;[.S$6];[.$N12];[.S$7];[.S$8];[.S$9]);&quot;&quot;)" office:value-type="float" office:value="21.9104" calcext:value-type="float">
            <text:p>21.9104</text:p>
          </table:table-cell>
          <table:table-cell table:style-name="ce111" table:formula="of:=IFERROR(COM.INTRINIO.FINTECH.LOCALC.PYTHON.INTRINIOIMPL.INTRINIOHISTORICALDATA(ticker;[.T$6];[.$N12];[.T$7];[.T$8];[.T$9]);&quot;&quot;)" office:value-type="float" office:value="2.3275" calcext:value-type="float">
            <text:p>2.3275</text:p>
          </table:table-cell>
          <table:table-cell table:style-name="ce114" table:formula="of:=IFERROR(COM.INTRINIO.FINTECH.LOCALC.PYTHON.INTRINIOIMPL.INTRINIOHISTORICALDATA(ticker;[.U$6];[.$N12];[.U$7];[.U$8];[.U$9]);&quot;&quot;)" office:value-type="percentage" office:value="0.543286" calcext:value-type="percentage">
            <text:p>54.33%</text:p>
          </table:table-cell>
          <table:table-cell table:style-name="ce114" table:formula="of:=IFERROR(COM.INTRINIO.FINTECH.LOCALC.PYTHON.INTRINIOIMPL.INTRINIOHISTORICALDATA(ticker;[.V$6];[.$N12];[.V$7];[.V$8];[.V$9]);&quot;&quot;)" office:value-type="percentage" office:value="0.318452" calcext:value-type="percentage">
            <text:p>31.85%</text:p>
          </table:table-cell>
          <table:table-cell table:style-name="ce114" table:formula="of:=IFERROR(COM.INTRINIO.FINTECH.LOCALC.PYTHON.INTRINIOIMPL.INTRINIOHISTORICALDATA(ticker;[.W$6];[.$N12];[.W$7];[.W$8];[.W$9]);&quot;&quot;)" office:value-type="percentage" office:value="0.168834" calcext:value-type="percentage">
            <text:p>16.88%</text:p>
          </table:table-cell>
          <table:table-cell table:style-name="ce114" table:formula="of:=IFERROR(COM.INTRINIO.FINTECH.LOCALC.PYTHON.INTRINIOIMPL.INTRINIOHISTORICALDATA(ticker;[.X$6];[.$N12];[.X$7];[.X$8];[.X$9]);&quot;&quot;)" office:value-type="percentage" office:value="0.16848" calcext:value-type="percentage">
            <text:p>16.85%</text:p>
          </table:table-cell>
          <table:table-cell table:style-name="ce114" table:formula="of:=IFERROR(COM.INTRINIO.FINTECH.LOCALC.PYTHON.INTRINIOIMPL.INTRINIOHISTORICALDATA(ticker;[.Y$6];[.$N12];[.Y$7];[.Y$8];[.Y$9]);&quot;&quot;)" office:value-type="percentage" office:value="0.093235" calcext:value-type="percentage">
            <text:p>9.32%</text:p>
          </table:table-cell>
          <table:table-cell table:style-name="ce114" table:formula="of:=IFERROR(COM.INTRINIO.FINTECH.LOCALC.PYTHON.INTRINIOIMPL.INTRINIOHISTORICALDATA(ticker;[.Z$6];[.$N12];[.Z$7];[.Z$8];[.Z$9]);&quot;&quot;)" office:value-type="percentage" office:value="0.12797" calcext:value-type="percentage">
            <text:p>12.80%</text:p>
          </table:table-cell>
          <table:table-cell table:style-name="ce114" table:formula="of:=IFERROR(COM.INTRINIO.FINTECH.LOCALC.PYTHON.INTRINIOIMPL.INTRINIOHISTORICALDATA(ticker;[.AA$6];[.$N12];[.AA$7];[.AA$8];[.AA$9]);&quot;&quot;)" office:value-type="percentage" office:value="0.108375" calcext:value-type="percentage">
            <text:p>10.84%</text:p>
          </table:table-cell>
          <table:table-cell table:style-name="ce114" table:formula="of:=IFERROR(COM.INTRINIO.FINTECH.LOCALC.PYTHON.INTRINIOIMPL.INTRINIOHISTORICALDATA(ticker;[.AB$6];[.$N12];[.AB$7];[.AB$8];[.AB$9]);&quot;&quot;)" office:value-type="percentage" office:value="0.457899" calcext:value-type="percentage">
            <text:p>45.79%</text:p>
          </table:table-cell>
          <table:table-cell table:style-name="ce114" table:formula="of:=IFERROR(COM.INTRINIO.FINTECH.LOCALC.PYTHON.INTRINIOIMPL.INTRINIOHISTORICALDATA(ticker;[.AC$6];[.$N12];[.AC$7];[.AC$8];[.AC$9]);&quot;&quot;)" office:value-type="percentage" office:value="0.793156" calcext:value-type="percentage">
            <text:p>79.32%</text:p>
          </table:table-cell>
          <table:table-cell table:style-name="ce114" table:formula="of:=IFERROR(COM.INTRINIO.FINTECH.LOCALC.PYTHON.INTRINIOIMPL.INTRINIOHISTORICALDATA(ticker;[.AD$6];[.$N12];[.AD$7];[.AD$8];[.AD$9]);&quot;&quot;)" office:value-type="percentage" office:value="1.031918" calcext:value-type="percentage">
            <text:p>103.19%</text:p>
          </table:table-cell>
          <table:table-cell table:style-name="ce114" table:formula="of:=IFERROR(COM.INTRINIO.FINTECH.LOCALC.PYTHON.INTRINIOIMPL.INTRINIOHISTORICALDATA(ticker;[.AE$6];[.$N12];[.AE$7];[.AE$8];[.AE$9]);&quot;&quot;)" office:value-type="percentage" office:value="0.91129" calcext:value-type="percentage">
            <text:p>91.13%</text:p>
          </table:table-cell>
          <table:table-cell table:number-columns-repeated="993"/>
        </table:table-row>
        <table:table-row table:style-name="ro9">
          <table:table-cell/>
          <table:table-cell table:style-name="ce41" office:value-type="string" calcext:value-type="string">
            <text:p>Dividend (Ann)</text:p>
          </table:table-cell>
          <table:table-cell table:style-name="ce47" table:formula="of:=COM.INTRINIO.FINTECH.LOCALC.PYTHON.INTRINIOIMPL.INTRINIODATAPOINT(ticker;&quot;forward_dividend_rate&quot;)" office:value-type="float" office:value="1.96" calcext:value-type="float">
            <text:p>$1.96</text:p>
          </table:table-cell>
          <table:table-cell table:style-name="ce43"/>
          <table:table-cell table:style-name="ce58"/>
          <table:table-cell table:style-name="ce69" office:value-type="string" calcext:value-type="string">
            <text:p>Trend</text:p>
          </table:table-cell>
          <table:table-cell table:style-name="ce69" table:formula="of:=[.G4]" office:value-type="string" office:string-value="5 Yr Ave" calcext:value-type="string">
            <text:p>5 Yr Ave</text:p>
          </table:table-cell>
          <table:table-cell table:style-name="ce91" office:value-type="string" calcext:value-type="string">
            <text:p>Current</text:p>
          </table:table-cell>
          <table:table-cell table:style-name="ce99" table:number-columns-repeated="2"/>
          <table:table-cell table:style-name="ce106" table:number-columns-repeated="2"/>
          <table:table-cell table:style-name="ce18"/>
          <table:table-cell table:style-name="ce13" table:formula="of:=[.N12]+1" office:value-type="float" office:value="2" calcext:value-type="float">
            <text:p>2</text:p>
          </table:table-cell>
          <table:table-cell table:style-name="ce112" table:formula="of:=IFERROR(COM.INTRINIO.FINTECH.LOCALC.PYTHON.INTRINIOIMPL.INTRINIOHISTORICALDATA(ticker;[.O$6];[.$N13];[.O$7];[.O$8];[.O$9]);&quot;&quot;)" office:value-type="float" office:value="14.5118" calcext:value-type="float">
            <text:p>14.51</text:p>
          </table:table-cell>
          <table:table-cell table:style-name="ce111" table:formula="of:=IFERROR(COM.INTRINIO.FINTECH.LOCALC.PYTHON.INTRINIOIMPL.INTRINIOHISTORICALDATA(ticker;[.P$6];[.$N13];[.P$7];[.P$8];[.P$9]);&quot;&quot;)" office:value-type="float" office:value="1.3192" calcext:value-type="float">
            <text:p>1.3192</text:p>
          </table:table-cell>
          <table:table-cell table:style-name="ce111" table:formula="of:=IFERROR(COM.INTRINIO.FINTECH.LOCALC.PYTHON.INTRINIOIMPL.INTRINIOHISTORICALDATA(ticker;[.Q$6];[.$N13];[.Q$7];[.Q$8];[.Q$9]);&quot;&quot;)" office:value-type="float" office:value="1.5787" calcext:value-type="float">
            <text:p>1.5787</text:p>
          </table:table-cell>
          <table:table-cell table:style-name="ce111" table:formula="of:=IFERROR(COM.INTRINIO.FINTECH.LOCALC.PYTHON.INTRINIOIMPL.INTRINIOHISTORICALDATA(ticker;[.R$6];[.$N13];[.R$7];[.R$8];[.R$9]);&quot;&quot;)" office:value-type="float" office:value="6.7178" calcext:value-type="float">
            <text:p>6.7178</text:p>
          </table:table-cell>
          <table:table-cell table:style-name="ce111" table:formula="of:=IFERROR(COM.INTRINIO.FINTECH.LOCALC.PYTHON.INTRINIOIMPL.INTRINIOHISTORICALDATA(ticker;[.S$6];[.$N13];[.S$7];[.S$8];[.S$9]);&quot;&quot;)" office:value-type="string" office:string-value="nm" calcext:value-type="string">
            <text:p>nm</text:p>
          </table:table-cell>
          <table:table-cell table:style-name="ce111" table:formula="of:=IFERROR(COM.INTRINIO.FINTECH.LOCALC.PYTHON.INTRINIOIMPL.INTRINIOHISTORICALDATA(ticker;[.T$6];[.$N13];[.T$7];[.T$8];[.T$9]);&quot;&quot;)" office:value-type="float" office:value="2.1393" calcext:value-type="float">
            <text:p>2.1393</text:p>
          </table:table-cell>
          <table:table-cell table:style-name="ce114" table:formula="of:=IFERROR(COM.INTRINIO.FINTECH.LOCALC.PYTHON.INTRINIOIMPL.INTRINIOHISTORICALDATA(ticker;[.U$6];[.$N13];[.U$7];[.U$8];[.U$9]);&quot;&quot;)" office:value-type="percentage" office:value="0.545894" calcext:value-type="percentage">
            <text:p>54.59%</text:p>
          </table:table-cell>
          <table:table-cell table:style-name="ce114" table:formula="of:=IFERROR(COM.INTRINIO.FINTECH.LOCALC.PYTHON.INTRINIOIMPL.INTRINIOHISTORICALDATA(ticker;[.V$6];[.$N13];[.V$7];[.V$8];[.V$9]);&quot;&quot;)" office:value-type="percentage" office:value="0.242104" calcext:value-type="percentage">
            <text:p>24.21%</text:p>
          </table:table-cell>
          <table:table-cell table:style-name="ce114" table:formula="of:=IFERROR(COM.INTRINIO.FINTECH.LOCALC.PYTHON.INTRINIOIMPL.INTRINIOHISTORICALDATA(ticker;[.W$6];[.$N13];[.W$7];[.W$8];[.W$9]);&quot;&quot;)" office:value-type="percentage" office:value="0.092203" calcext:value-type="percentage">
            <text:p>9.22%</text:p>
          </table:table-cell>
          <table:table-cell table:style-name="ce114" table:formula="of:=IFERROR(COM.INTRINIO.FINTECH.LOCALC.PYTHON.INTRINIOIMPL.INTRINIOHISTORICALDATA(ticker;[.X$6];[.$N13];[.X$7];[.X$8];[.X$9]);&quot;&quot;)" office:value-type="percentage" office:value="0.10414" calcext:value-type="percentage">
            <text:p>10.41%</text:p>
          </table:table-cell>
          <table:table-cell table:style-name="ce114" table:formula="of:=IFERROR(COM.INTRINIO.FINTECH.LOCALC.PYTHON.INTRINIOIMPL.INTRINIOHISTORICALDATA(ticker;[.Y$6];[.$N13];[.Y$7];[.Y$8];[.Y$9]);&quot;&quot;)" office:value-type="percentage" office:value="0.050858" calcext:value-type="percentage">
            <text:p>5.09%</text:p>
          </table:table-cell>
          <table:table-cell table:style-name="ce114" table:formula="of:=IFERROR(COM.INTRINIO.FINTECH.LOCALC.PYTHON.INTRINIOIMPL.INTRINIOHISTORICALDATA(ticker;[.Z$6];[.$N13];[.Z$7];[.Z$8];[.Z$9]);&quot;&quot;)" office:value-type="percentage" office:value="0.074123" calcext:value-type="percentage">
            <text:p>7.41%</text:p>
          </table:table-cell>
          <table:table-cell table:style-name="ce114" table:formula="of:=IFERROR(COM.INTRINIO.FINTECH.LOCALC.PYTHON.INTRINIOIMPL.INTRINIOHISTORICALDATA(ticker;[.AA$6];[.$N13];[.AA$7];[.AA$8];[.AA$9]);&quot;&quot;)" office:value-type="percentage" office:value="0.028699" calcext:value-type="percentage">
            <text:p>2.87%</text:p>
          </table:table-cell>
          <table:table-cell table:style-name="ce114" table:formula="of:=IFERROR(COM.INTRINIO.FINTECH.LOCALC.PYTHON.INTRINIOIMPL.INTRINIOHISTORICALDATA(ticker;[.AB$6];[.$N13];[.AB$7];[.AB$8];[.AB$9]);&quot;&quot;)" office:value-type="percentage" office:value="-0.355367" calcext:value-type="percentage">
            <text:p>-35.54%</text:p>
          </table:table-cell>
          <table:table-cell table:style-name="ce114" table:formula="of:=IFERROR(COM.INTRINIO.FINTECH.LOCALC.PYTHON.INTRINIOIMPL.INTRINIOHISTORICALDATA(ticker;[.AC$6];[.$N13];[.AC$7];[.AC$8];[.AC$9]);&quot;&quot;)" office:value-type="percentage" office:value="-0.560004" calcext:value-type="percentage">
            <text:p>-56.00%</text:p>
          </table:table-cell>
          <table:table-cell table:style-name="ce114" table:formula="of:=IFERROR(COM.INTRINIO.FINTECH.LOCALC.PYTHON.INTRINIOIMPL.INTRINIOHISTORICALDATA(ticker;[.AD$6];[.$N13];[.AD$7];[.AD$8];[.AD$9]);&quot;&quot;)" office:value-type="percentage" office:value="-0.640209" calcext:value-type="percentage">
            <text:p>-64.02%</text:p>
          </table:table-cell>
          <table:table-cell table:style-name="ce114" table:formula="of:=IFERROR(COM.INTRINIO.FINTECH.LOCALC.PYTHON.INTRINIOIMPL.INTRINIOHISTORICALDATA(ticker;[.AE$6];[.$N13];[.AE$7];[.AE$8];[.AE$9]);&quot;&quot;)" office:value-type="percentage" office:value="-0.637427" calcext:value-type="percentage">
            <text:p>-63.74%</text:p>
          </table:table-cell>
          <table:table-cell table:number-columns-repeated="993"/>
        </table:table-row>
        <table:table-row table:style-name="ro9">
          <table:table-cell/>
          <table:table-cell table:style-name="ce42" office:value-type="string" calcext:value-type="string">
            <text:p>Dividend Yield (Ann)</text:p>
          </table:table-cell>
          <table:table-cell table:style-name="ce54" table:formula="of:=COM.INTRINIO.FINTECH.LOCALC.PYTHON.INTRINIOIMPL.INTRINIODATAPOINT(ticker;&quot;forward_dividend_yield&quot;)" office:value-type="percentage" office:value="0.051" calcext:value-type="percentage">
            <text:p>5.10%</text:p>
          </table:table-cell>
          <table:table-cell table:style-name="ce43"/>
          <table:table-cell table:style-name="ce62" office:value-type="string" calcext:value-type="string">
            <text:p>Gross Margin</text:p>
          </table:table-cell>
          <table:table-cell table:style-name="ce75"/>
          <table:table-cell table:style-name="ce84" table:formula="of:=AVERAGE([.$U$11:.$U$15])" office:value-type="percentage" office:value="0.5577568" calcext:value-type="percentage">
            <text:p>55.8%</text:p>
          </table:table-cell>
          <table:table-cell table:style-name="ce92" table:formula="of:=[.U11]" office:value-type="percentage" office:value="0.530583" calcext:value-type="percentage">
            <text:p>53.1%</text:p>
          </table:table-cell>
          <table:table-cell table:style-name="ce100"/>
          <table:table-cell table:style-name="ce105"/>
          <table:table-cell table:style-name="ce106" table:number-columns-repeated="2"/>
          <table:table-cell table:style-name="ce18"/>
          <table:table-cell table:style-name="ce13" table:formula="of:=[.N13]+1" office:value-type="float" office:value="3" calcext:value-type="float">
            <text:p>3</text:p>
          </table:table-cell>
          <table:table-cell table:style-name="ce112" table:formula="of:=IFERROR(COM.INTRINIO.FINTECH.LOCALC.PYTHON.INTRINIOIMPL.INTRINIOHISTORICALDATA(ticker;[.O$6];[.$N14];[.O$7];[.O$8];[.O$9]);&quot;&quot;)" office:value-type="float" office:value="27.14" calcext:value-type="float">
            <text:p>27.14</text:p>
          </table:table-cell>
          <table:table-cell table:style-name="ce111" table:formula="of:=IFERROR(COM.INTRINIO.FINTECH.LOCALC.PYTHON.INTRINIOIMPL.INTRINIOHISTORICALDATA(ticker;[.P$6];[.$N14];[.P$7];[.P$8];[.P$9]);&quot;&quot;)" office:value-type="float" office:value="1.32" calcext:value-type="float">
            <text:p>1.32</text:p>
          </table:table-cell>
          <table:table-cell table:style-name="ce111" table:formula="of:=IFERROR(COM.INTRINIO.FINTECH.LOCALC.PYTHON.INTRINIOIMPL.INTRINIOHISTORICALDATA(ticker;[.Q$6];[.$N14];[.Q$7];[.Q$8];[.Q$9]);&quot;&quot;)" office:value-type="float" office:value="1.9488" calcext:value-type="float">
            <text:p>1.9488</text:p>
          </table:table-cell>
          <table:table-cell table:style-name="ce111" table:formula="of:=IFERROR(COM.INTRINIO.FINTECH.LOCALC.PYTHON.INTRINIOIMPL.INTRINIOHISTORICALDATA(ticker;[.R$6];[.$N14];[.R$7];[.R$8];[.R$9]);&quot;&quot;)" office:value-type="float" office:value="7.7456" calcext:value-type="float">
            <text:p>7.7456</text:p>
          </table:table-cell>
          <table:table-cell table:style-name="ce111" table:formula="of:=IFERROR(COM.INTRINIO.FINTECH.LOCALC.PYTHON.INTRINIOIMPL.INTRINIOHISTORICALDATA(ticker;[.S$6];[.$N14];[.S$7];[.S$8];[.S$9]);&quot;&quot;)" office:value-type="float" office:value="66.5875" calcext:value-type="float">
            <text:p>66.5875</text:p>
          </table:table-cell>
          <table:table-cell table:style-name="ce111" table:formula="of:=IFERROR(COM.INTRINIO.FINTECH.LOCALC.PYTHON.INTRINIOIMPL.INTRINIOHISTORICALDATA(ticker;[.T$6];[.$N14];[.T$7];[.T$8];[.T$9]);&quot;&quot;)" office:value-type="float" office:value="1.8752" calcext:value-type="float">
            <text:p>1.8752</text:p>
          </table:table-cell>
          <table:table-cell table:style-name="ce114" table:formula="of:=IFERROR(COM.INTRINIO.FINTECH.LOCALC.PYTHON.INTRINIOIMPL.INTRINIOHISTORICALDATA(ticker;[.U$6];[.$N14];[.U$7];[.U$8];[.U$9]);&quot;&quot;)" office:value-type="percentage" office:value="0.602406" calcext:value-type="percentage">
            <text:p>60.24%</text:p>
          </table:table-cell>
          <table:table-cell table:style-name="ce114" table:formula="of:=IFERROR(COM.INTRINIO.FINTECH.LOCALC.PYTHON.INTRINIOIMPL.INTRINIOHISTORICALDATA(ticker;[.V$6];[.$N14];[.V$7];[.V$8];[.V$9]);&quot;&quot;)" office:value-type="percentage" office:value="0.386347" calcext:value-type="percentage">
            <text:p>38.63%</text:p>
          </table:table-cell>
          <table:table-cell table:style-name="ce114" table:formula="of:=IFERROR(COM.INTRINIO.FINTECH.LOCALC.PYTHON.INTRINIOIMPL.INTRINIOHISTORICALDATA(ticker;[.W$6];[.$N14];[.W$7];[.W$8];[.W$9]);&quot;&quot;)" office:value-type="percentage" office:value="0.238847" calcext:value-type="percentage">
            <text:p>23.88%</text:p>
          </table:table-cell>
          <table:table-cell table:style-name="ce114" table:formula="of:=IFERROR(COM.INTRINIO.FINTECH.LOCALC.PYTHON.INTRINIOIMPL.INTRINIOHISTORICALDATA(ticker;[.X$6];[.$N14];[.X$7];[.X$8];[.X$9]);&quot;&quot;)" office:value-type="percentage" office:value="0.243476" calcext:value-type="percentage">
            <text:p>24.35%</text:p>
          </table:table-cell>
          <table:table-cell table:style-name="ce114" table:formula="of:=IFERROR(COM.INTRINIO.FINTECH.LOCALC.PYTHON.INTRINIOIMPL.INTRINIOHISTORICALDATA(ticker;[.Y$6];[.$N14];[.Y$7];[.Y$8];[.Y$9]);&quot;&quot;)" office:value-type="percentage" office:value="0.145411" calcext:value-type="percentage">
            <text:p>14.54%</text:p>
          </table:table-cell>
          <table:table-cell table:style-name="ce114" table:formula="of:=IFERROR(COM.INTRINIO.FINTECH.LOCALC.PYTHON.INTRINIOIMPL.INTRINIOHISTORICALDATA(ticker;[.Z$6];[.$N14];[.Z$7];[.Z$8];[.Z$9]);&quot;&quot;)" office:value-type="percentage" office:value="0.203304" calcext:value-type="percentage">
            <text:p>20.33%</text:p>
          </table:table-cell>
          <table:table-cell table:style-name="ce114" table:formula="of:=IFERROR(COM.INTRINIO.FINTECH.LOCALC.PYTHON.INTRINIOIMPL.INTRINIOHISTORICALDATA(ticker;[.AA$6];[.$N14];[.AA$7];[.AA$8];[.AA$9]);&quot;&quot;)" office:value-type="percentage" office:value="0.010343" calcext:value-type="percentage">
            <text:p>1.03%</text:p>
          </table:table-cell>
          <table:table-cell table:style-name="ce114" table:formula="of:=IFERROR(COM.INTRINIO.FINTECH.LOCALC.PYTHON.INTRINIOIMPL.INTRINIOHISTORICALDATA(ticker;[.AB$6];[.$N14];[.AB$7];[.AB$8];[.AB$9]);&quot;&quot;)" office:value-type="percentage" office:value="0.590554" calcext:value-type="percentage">
            <text:p>59.06%</text:p>
          </table:table-cell>
          <table:table-cell table:style-name="ce114" table:formula="of:=IFERROR(COM.INTRINIO.FINTECH.LOCALC.PYTHON.INTRINIOIMPL.INTRINIOHISTORICALDATA(ticker;[.AC$6];[.$N14];[.AC$7];[.AC$8];[.AC$9]);&quot;&quot;)" office:value-type="percentage" office:value="1.387328" calcext:value-type="percentage">
            <text:p>138.73%</text:p>
          </table:table-cell>
          <table:table-cell table:style-name="ce114" table:formula="of:=IFERROR(COM.INTRINIO.FINTECH.LOCALC.PYTHON.INTRINIOIMPL.INTRINIOHISTORICALDATA(ticker;[.AD$6];[.$N14];[.AD$7];[.AD$8];[.AD$9]);&quot;&quot;)" office:value-type="percentage" office:value="1.483353" calcext:value-type="percentage">
            <text:p>148.34%</text:p>
          </table:table-cell>
          <table:table-cell table:style-name="ce114" table:formula="of:=IFERROR(COM.INTRINIO.FINTECH.LOCALC.PYTHON.INTRINIOIMPL.INTRINIOHISTORICALDATA(ticker;[.AE$6];[.$N14];[.AE$7];[.AE$8];[.AE$9]);&quot;&quot;)" office:value-type="percentage" office:value="1.736" calcext:value-type="percentage">
            <text:p>173.60%</text:p>
          </table:table-cell>
          <table:table-cell table:number-columns-repeated="993"/>
        </table:table-row>
        <table:table-row table:style-name="ro9">
          <table:table-cell/>
          <table:table-cell table:style-name="ce41" office:value-type="string" calcext:value-type="string">
            <text:p>Dividend Ex-Date</text:p>
          </table:table-cell>
          <table:table-cell table:style-name="ce47" table:formula="of:=IF(COM.INTRINIO.FINTECH.LOCALC.PYTHON.INTRINIOIMPL.INTRINIODATAPOINT(ticker;&quot;dividend_ex_date&quot;)=&quot;&quot;;&quot;&quot;;COM.INTRINIO.FINTECH.LOCALC.PYTHON.INTRINIOIMPL.INTRINIODATAPOINT(ticker;&quot;dividend_ex_date&quot;))" office:value-type="string" office:string-value="2017-07-06" calcext:value-type="string">
            <text:p>2017-07-06</text:p>
          </table:table-cell>
          <table:table-cell table:style-name="ce43"/>
          <table:table-cell table:style-name="ce63" office:value-type="string" calcext:value-type="string">
            <text:p>EBITDA Margin</text:p>
          </table:table-cell>
          <table:table-cell table:style-name="ce74"/>
          <table:table-cell table:style-name="ce85" table:formula="of:=AVERAGE([.$V$11:.$V$15])" office:value-type="percentage" office:value="0.3000936" calcext:value-type="percentage">
            <text:p>30.0%</text:p>
          </table:table-cell>
          <table:table-cell table:style-name="ce93" table:formula="of:=[.V11]" office:value-type="percentage" office:value="0.308152" calcext:value-type="percentage">
            <text:p>30.8%</text:p>
          </table:table-cell>
          <table:table-cell table:style-name="ce100"/>
          <table:table-cell table:style-name="ce105"/>
          <table:table-cell table:style-name="ce106" table:number-columns-repeated="2"/>
          <table:table-cell table:style-name="ce18"/>
          <table:table-cell table:style-name="ce13" table:formula="of:=[.N14]+1" office:value-type="float" office:value="4" calcext:value-type="float">
            <text:p>4</text:p>
          </table:table-cell>
          <table:table-cell table:style-name="ce112" table:formula="of:=IFERROR(COM.INTRINIO.FINTECH.LOCALC.PYTHON.INTRINIOIMPL.INTRINIOHISTORICALDATA(ticker;[.O$6];[.$N15];[.O$7];[.O$8];[.O$9]);&quot;&quot;)" office:value-type="float" office:value="10.2475" calcext:value-type="float">
            <text:p>10.25</text:p>
          </table:table-cell>
          <table:table-cell table:style-name="ce111" table:formula="of:=IFERROR(COM.INTRINIO.FINTECH.LOCALC.PYTHON.INTRINIOIMPL.INTRINIOHISTORICALDATA(ticker;[.P$6];[.$N15];[.P$7];[.P$8];[.P$9]);&quot;&quot;)" office:value-type="float" office:value="1.4659" calcext:value-type="float">
            <text:p>1.4659</text:p>
          </table:table-cell>
          <table:table-cell table:style-name="ce111" table:formula="of:=IFERROR(COM.INTRINIO.FINTECH.LOCALC.PYTHON.INTRINIOIMPL.INTRINIOHISTORICALDATA(ticker;[.Q$6];[.$N15];[.Q$7];[.Q$8];[.Q$9]);&quot;&quot;)" office:value-type="float" office:value="1.0357" calcext:value-type="float">
            <text:p>1.0357</text:p>
          </table:table-cell>
          <table:table-cell table:style-name="ce111" table:formula="of:=IFERROR(COM.INTRINIO.FINTECH.LOCALC.PYTHON.INTRINIOIMPL.INTRINIOHISTORICALDATA(ticker;[.R$6];[.$N15];[.R$7];[.R$8];[.R$9]);&quot;&quot;)" office:value-type="float" office:value="3.3288" calcext:value-type="float">
            <text:p>3.3288</text:p>
          </table:table-cell>
          <table:table-cell table:style-name="ce111" table:formula="of:=IFERROR(COM.INTRINIO.FINTECH.LOCALC.PYTHON.INTRINIOIMPL.INTRINIOHISTORICALDATA(ticker;[.S$6];[.$N15];[.S$7];[.S$8];[.S$9]);&quot;&quot;)" office:value-type="float" office:value="11.2669" calcext:value-type="float">
            <text:p>11.2669</text:p>
          </table:table-cell>
          <table:table-cell table:style-name="ce111" table:formula="of:=IFERROR(COM.INTRINIO.FINTECH.LOCALC.PYTHON.INTRINIOIMPL.INTRINIOHISTORICALDATA(ticker;[.T$6];[.$N15];[.T$7];[.T$8];[.T$9]);&quot;&quot;)" office:value-type="float" office:value="1.2861" calcext:value-type="float">
            <text:p>1.2861</text:p>
          </table:table-cell>
          <table:table-cell table:style-name="ce114" table:formula="of:=IFERROR(COM.INTRINIO.FINTECH.LOCALC.PYTHON.INTRINIOIMPL.INTRINIOHISTORICALDATA(ticker;[.U$6];[.$N15];[.U$7];[.U$8];[.U$9]);&quot;&quot;)" office:value-type="percentage" office:value="0.566615" calcext:value-type="percentage">
            <text:p>56.66%</text:p>
          </table:table-cell>
          <table:table-cell table:style-name="ce114" table:formula="of:=IFERROR(COM.INTRINIO.FINTECH.LOCALC.PYTHON.INTRINIOIMPL.INTRINIOHISTORICALDATA(ticker;[.V$6];[.$N15];[.V$7];[.V$8];[.V$9]);&quot;&quot;)" office:value-type="percentage" office:value="0.245413" calcext:value-type="percentage">
            <text:p>24.54%</text:p>
          </table:table-cell>
          <table:table-cell table:style-name="ce114" table:formula="of:=IFERROR(COM.INTRINIO.FINTECH.LOCALC.PYTHON.INTRINIOIMPL.INTRINIOHISTORICALDATA(ticker;[.W$6];[.$N15];[.W$7];[.W$8];[.W$9]);&quot;&quot;)" office:value-type="percentage" office:value="0.10199" calcext:value-type="percentage">
            <text:p>10.20%</text:p>
          </table:table-cell>
          <table:table-cell table:style-name="ce114" table:formula="of:=IFERROR(COM.INTRINIO.FINTECH.LOCALC.PYTHON.INTRINIOIMPL.INTRINIOHISTORICALDATA(ticker;[.X$6];[.$N15];[.X$7];[.X$8];[.X$9]);&quot;&quot;)" office:value-type="percentage" office:value="0.103042" calcext:value-type="percentage">
            <text:p>10.30%</text:p>
          </table:table-cell>
          <table:table-cell table:style-name="ce114" table:formula="of:=IFERROR(COM.INTRINIO.FINTECH.LOCALC.PYTHON.INTRINIOIMPL.INTRINIOHISTORICALDATA(ticker;[.Y$6];[.$N15];[.Y$7];[.Y$8];[.Y$9]);&quot;&quot;)" office:value-type="percentage" office:value="0.05916" calcext:value-type="percentage">
            <text:p>5.92%</text:p>
          </table:table-cell>
          <table:table-cell table:style-name="ce114" table:formula="of:=IFERROR(COM.INTRINIO.FINTECH.LOCALC.PYTHON.INTRINIOIMPL.INTRINIOHISTORICALDATA(ticker;[.Z$6];[.$N15];[.Z$7];[.Z$8];[.Z$9]);&quot;&quot;)" office:value-type="percentage" office:value="0.075963" calcext:value-type="percentage">
            <text:p>7.60%</text:p>
          </table:table-cell>
          <table:table-cell table:style-name="ce114" table:formula="of:=IFERROR(COM.INTRINIO.FINTECH.LOCALC.PYTHON.INTRINIOIMPL.INTRINIOHISTORICALDATA(ticker;[.AA$6];[.$N15];[.AA$7];[.AA$8];[.AA$9]);&quot;&quot;)" office:value-type="percentage" office:value="0.005611" calcext:value-type="percentage">
            <text:p>0.56%</text:p>
          </table:table-cell>
          <table:table-cell table:style-name="ce114" table:formula="of:=IFERROR(COM.INTRINIO.FINTECH.LOCALC.PYTHON.INTRINIOIMPL.INTRINIOHISTORICALDATA(ticker;[.AB$6];[.$N15];[.AB$7];[.AB$8];[.AB$9]);&quot;&quot;)" office:value-type="percentage" office:value="0.123186" calcext:value-type="percentage">
            <text:p>12.32%</text:p>
          </table:table-cell>
          <table:table-cell table:style-name="ce114" table:formula="of:=IFERROR(COM.INTRINIO.FINTECH.LOCALC.PYTHON.INTRINIOIMPL.INTRINIOHISTORICALDATA(ticker;[.AC$6];[.$N15];[.AC$7];[.AC$8];[.AC$9]);&quot;&quot;)" office:value-type="percentage" office:value="0.387029" calcext:value-type="percentage">
            <text:p>38.70%</text:p>
          </table:table-cell>
          <table:table-cell table:style-name="ce114" table:formula="of:=IFERROR(COM.INTRINIO.FINTECH.LOCALC.PYTHON.INTRINIOIMPL.INTRINIOHISTORICALDATA(ticker;[.AD$6];[.$N15];[.AD$7];[.AD$8];[.AD$9]);&quot;&quot;)" office:value-type="percentage" office:value="0.801864" calcext:value-type="percentage">
            <text:p>80.19%</text:p>
          </table:table-cell>
          <table:table-cell table:style-name="ce114" table:formula="of:=IFERROR(COM.INTRINIO.FINTECH.LOCALC.PYTHON.INTRINIOIMPL.INTRINIOHISTORICALDATA(ticker;[.AE$6];[.$N15];[.AE$7];[.AE$8];[.AE$9]);&quot;&quot;)" office:value-type="percentage" office:value="0.893939" calcext:value-type="percentage">
            <text:p>89.39%</text:p>
          </table:table-cell>
          <table:table-cell table:number-columns-repeated="993"/>
        </table:table-row>
        <table:table-row table:style-name="ro9">
          <table:table-cell/>
          <table:table-cell table:style-name="ce43" table:number-columns-repeated="3"/>
          <table:table-cell table:style-name="ce64" office:value-type="string" calcext:value-type="string">
            <text:p>EBIT Margin</text:p>
          </table:table-cell>
          <table:table-cell table:style-name="ce76"/>
          <table:table-cell table:style-name="ce86" table:formula="of:=AVERAGE([.$W$11:.$W$15])" office:value-type="percentage" office:value="0.150105" calcext:value-type="percentage">
            <text:p>15.0%</text:p>
          </table:table-cell>
          <table:table-cell table:style-name="ce94" table:formula="of:=[.W11]" office:value-type="percentage" office:value="0.148651" calcext:value-type="percentage">
            <text:p>14.9%</text:p>
          </table:table-cell>
          <table:table-cell table:style-name="ce100"/>
          <table:table-cell table:style-name="ce105"/>
          <table:table-cell table:style-name="ce106" table:number-columns-repeated="2"/>
          <table:table-cell table:style-name="ce18"/>
          <table:table-cell table:style-name="ce13" table:formula="of:=[.N15]+1" office:value-type="float" office:value="5" calcext:value-type="float">
            <text:p>5</text:p>
          </table:table-cell>
          <table:table-cell table:style-name="ce112" table:formula="of:=IFERROR(COM.INTRINIO.FINTECH.LOCALC.PYTHON.INTRINIOIMPL.INTRINIOHISTORICALDATA(ticker;[.O$6];[.$N16];[.O$7];[.O$8];[.O$9]);&quot;&quot;)" office:value-type="float" office:value="26.9207" calcext:value-type="float">
            <text:p>26.92</text:p>
          </table:table-cell>
          <table:table-cell table:style-name="ce111" table:formula="of:=IFERROR(COM.INTRINIO.FINTECH.LOCALC.PYTHON.INTRINIOIMPL.INTRINIOHISTORICALDATA(ticker;[.P$6];[.$N16];[.P$7];[.P$8];[.P$9]);&quot;&quot;)" office:value-type="float" office:value="1.5345" calcext:value-type="float">
            <text:p>1.5345</text:p>
          </table:table-cell>
          <table:table-cell table:style-name="ce111" table:formula="of:=IFERROR(COM.INTRINIO.FINTECH.LOCALC.PYTHON.INTRINIOIMPL.INTRINIOHISTORICALDATA(ticker;[.Q$6];[.$N16];[.Q$7];[.Q$8];[.Q$9]);&quot;&quot;)" office:value-type="float" office:value="1.2366" calcext:value-type="float">
            <text:p>1.2366</text:p>
          </table:table-cell>
          <table:table-cell table:style-name="ce111" table:formula="of:=IFERROR(COM.INTRINIO.FINTECH.LOCALC.PYTHON.INTRINIOIMPL.INTRINIOHISTORICALDATA(ticker;[.R$6];[.$N16];[.R$7];[.R$8];[.R$9]);&quot;&quot;)" office:value-type="float" office:value="6.0914" calcext:value-type="float">
            <text:p>6.0914</text:p>
          </table:table-cell>
          <table:table-cell table:style-name="ce111" table:formula="of:=IFERROR(COM.INTRINIO.FINTECH.LOCALC.PYTHON.INTRINIOIMPL.INTRINIOHISTORICALDATA(ticker;[.S$6];[.$N16];[.S$7];[.S$8];[.S$9]);&quot;&quot;)" office:value-type="float" office:value="9.4611" calcext:value-type="float">
            <text:p>9.4611</text:p>
          </table:table-cell>
          <table:table-cell table:style-name="ce111" table:formula="of:=IFERROR(COM.INTRINIO.FINTECH.LOCALC.PYTHON.INTRINIOIMPL.INTRINIOHISTORICALDATA(ticker;[.T$6];[.$N16];[.T$7];[.T$8];[.T$9]);&quot;&quot;)" office:value-type="float" office:value="1.4949" calcext:value-type="float">
            <text:p>1.4949</text:p>
          </table:table-cell>
          <table:table-cell table:style-name="ce114" table:formula="of:=IFERROR(COM.INTRINIO.FINTECH.LOCALC.PYTHON.INTRINIOIMPL.INTRINIOHISTORICALDATA(ticker;[.U$6];[.$N16];[.U$7];[.U$8];[.U$9]);&quot;&quot;)" office:value-type="percentage" office:value="0.56674" calcext:value-type="percentage">
            <text:p>56.67%</text:p>
          </table:table-cell>
          <table:table-cell table:style-name="ce114" table:formula="of:=IFERROR(COM.INTRINIO.FINTECH.LOCALC.PYTHON.INTRINIOIMPL.INTRINIOHISTORICALDATA(ticker;[.V$6];[.$N16];[.V$7];[.V$8];[.V$9]);&quot;&quot;)" office:value-type="percentage" office:value="0.219723" calcext:value-type="percentage">
            <text:p>21.97%</text:p>
          </table:table-cell>
          <table:table-cell table:style-name="ce114" table:formula="of:=IFERROR(COM.INTRINIO.FINTECH.LOCALC.PYTHON.INTRINIOIMPL.INTRINIOHISTORICALDATA(ticker;[.W$6];[.$N16];[.W$7];[.W$8];[.W$9]);&quot;&quot;)" office:value-type="percentage" office:value="0.072741" calcext:value-type="percentage">
            <text:p>7.27%</text:p>
          </table:table-cell>
          <table:table-cell table:style-name="ce114" table:formula="of:=IFERROR(COM.INTRINIO.FINTECH.LOCALC.PYTHON.INTRINIOIMPL.INTRINIOHISTORICALDATA(ticker;[.X$6];[.$N16];[.X$7];[.X$8];[.X$9]);&quot;&quot;)" office:value-type="percentage" office:value="0.074706" calcext:value-type="percentage">
            <text:p>7.47%</text:p>
          </table:table-cell>
          <table:table-cell table:style-name="ce114" table:formula="of:=IFERROR(COM.INTRINIO.FINTECH.LOCALC.PYTHON.INTRINIOIMPL.INTRINIOHISTORICALDATA(ticker;[.Y$6];[.$N16];[.Y$7];[.Y$8];[.Y$9]);&quot;&quot;)" office:value-type="percentage" office:value="0.033017" calcext:value-type="percentage">
            <text:p>3.30%</text:p>
          </table:table-cell>
          <table:table-cell table:style-name="ce114" table:formula="of:=IFERROR(COM.INTRINIO.FINTECH.LOCALC.PYTHON.INTRINIOIMPL.INTRINIOHISTORICALDATA(ticker;[.Z$6];[.$N16];[.Z$7];[.Z$8];[.Z$9]);&quot;&quot;)" office:value-type="percentage" office:value="0.03843" calcext:value-type="percentage">
            <text:p>3.84%</text:p>
          </table:table-cell>
          <table:table-cell table:style-name="ce114" table:formula="of:=IFERROR(COM.INTRINIO.FINTECH.LOCALC.PYTHON.INTRINIOIMPL.INTRINIOHISTORICALDATA(ticker;[.AA$6];[.$N16];[.AA$7];[.AA$8];[.AA$9]);&quot;&quot;)" office:value-type="percentage" office:value="0.019657" calcext:value-type="percentage">
            <text:p>1.97%</text:p>
          </table:table-cell>
          <table:table-cell table:style-name="ce114" table:formula="of:=IFERROR(COM.INTRINIO.FINTECH.LOCALC.PYTHON.INTRINIOIMPL.INTRINIOHISTORICALDATA(ticker;[.AB$6];[.$N16];[.AB$7];[.AB$8];[.AB$9]);&quot;&quot;)" office:value-type="percentage" office:value="-0.301262" calcext:value-type="percentage">
            <text:p>-30.13%</text:p>
          </table:table-cell>
          <table:table-cell table:style-name="ce114" table:formula="of:=IFERROR(COM.INTRINIO.FINTECH.LOCALC.PYTHON.INTRINIOIMPL.INTRINIOHISTORICALDATA(ticker;[.AC$6];[.$N16];[.AC$7];[.AC$8];[.AC$9]);&quot;&quot;)" office:value-type="percentage" office:value="-0.537518" calcext:value-type="percentage">
            <text:p>-53.75%</text:p>
          </table:table-cell>
          <table:table-cell table:style-name="ce114" table:formula="of:=IFERROR(COM.INTRINIO.FINTECH.LOCALC.PYTHON.INTRINIOIMPL.INTRINIOHISTORICALDATA(ticker;[.AD$6];[.$N16];[.AD$7];[.AD$8];[.AD$9]);&quot;&quot;)" office:value-type="percentage" office:value="-0.792656" calcext:value-type="percentage">
            <text:p>-79.27%</text:p>
          </table:table-cell>
          <table:table-cell table:style-name="ce114" table:formula="of:=IFERROR(COM.INTRINIO.FINTECH.LOCALC.PYTHON.INTRINIOIMPL.INTRINIOHISTORICALDATA(ticker;[.AE$6];[.$N16];[.AE$7];[.AE$8];[.AE$9]);&quot;&quot;)" office:value-type="percentage" office:value="-0.802985" calcext:value-type="percentage">
            <text:p>-80.30%</text:p>
          </table:table-cell>
          <table:table-cell table:style-name="ce13" table:number-columns-repeated="8"/>
          <table:table-cell table:number-columns-repeated="985"/>
        </table:table-row>
        <table:table-row table:style-name="ro9">
          <table:table-cell/>
          <table:table-cell table:style-name="ce44" office:value-type="string" calcext:value-type="string" table:number-columns-spanned="2" table:number-rows-spanned="1">
            <text:p>Estimates</text:p>
          </table:table-cell>
          <table:covered-table-cell table:style-name="ce50"/>
          <table:table-cell table:style-name="ce43"/>
          <table:table-cell table:style-name="ce63" office:value-type="string" calcext:value-type="string">
            <text:p>Profit Margin</text:p>
          </table:table-cell>
          <table:table-cell table:style-name="ce74"/>
          <table:table-cell table:style-name="ce85" table:formula="of:=AVERAGE([.$Y$11:.$Y$15])" office:value-type="percentage" office:value="0.0860138" calcext:value-type="percentage">
            <text:p>8.6%</text:p>
          </table:table-cell>
          <table:table-cell table:style-name="ce93" table:formula="of:=[.Y11]" office:value-type="percentage" office:value="0.081405" calcext:value-type="percentage">
            <text:p>8.1%</text:p>
          </table:table-cell>
          <table:table-cell table:style-name="ce100"/>
          <table:table-cell table:style-name="ce105"/>
          <table:table-cell table:style-name="ce106" table:number-columns-repeated="2"/>
          <table:table-cell table:style-name="ce18"/>
          <table:table-cell table:style-name="ce13"/>
          <table:table-cell table:style-name="ce112"/>
          <table:table-cell table:number-columns-repeated="5"/>
          <table:table-cell table:style-name="ce114" table:number-columns-repeated="11"/>
          <table:table-cell table:number-columns-repeated="993"/>
        </table:table-row>
        <table:table-row table:style-name="ro9">
          <table:table-cell/>
          <table:table-cell table:style-name="ce40" office:value-type="string" calcext:value-type="string">
            <text:p>Next Earnings Date</text:p>
          </table:table-cell>
          <table:table-cell table:style-name="ce51" table:formula="of:=COM.INTRINIO.FINTECH.LOCALC.PYTHON.INTRINIOIMPL.INTRINIODATAPOINT(ticker;&quot;next_earnings_date&quot;)" office:value-type="string" office:string-value="na" calcext:value-type="string">
            <text:p>na</text:p>
          </table:table-cell>
          <table:table-cell table:style-name="ce43"/>
          <table:table-cell table:style-name="ce65" office:value-type="string" calcext:value-type="string">
            <text:p>ROE</text:p>
          </table:table-cell>
          <table:table-cell table:style-name="ce77"/>
          <table:table-cell table:style-name="ce87" table:formula="of:=AVERAGE([.$Z$11:.$Z$15])" office:value-type="percentage" office:value="0.1177986" calcext:value-type="percentage">
            <text:p>11.8%</text:p>
          </table:table-cell>
          <table:table-cell table:style-name="ce95" table:formula="of:=[.Z11]" office:value-type="percentage" office:value="0.107633" calcext:value-type="percentage">
            <text:p>10.8%</text:p>
          </table:table-cell>
          <table:table-cell table:style-name="ce100"/>
          <table:table-cell table:style-name="ce105"/>
          <table:table-cell table:style-name="ce106" table:number-columns-repeated="2"/>
          <table:table-cell table:style-name="ce18"/>
          <table:table-cell table:style-name="ce13"/>
          <table:table-cell table:style-name="ce112"/>
          <table:table-cell table:number-columns-repeated="5"/>
          <table:table-cell table:style-name="ce114" table:number-columns-repeated="11"/>
          <table:table-cell table:number-columns-repeated="993"/>
        </table:table-row>
        <table:table-row table:style-name="ro8">
          <table:table-cell/>
          <table:table-cell table:style-name="ce157" table:formula="of:=&quot;Revenue (M) - &quot;&amp;[Profile.$T$7]&amp;&quot;A&quot;" office:value-type="string" office:string-value="Revenue (M) - 2016A" calcext:value-type="string">
            <text:p>Revenue (M) - 2016A</text:p>
          </table:table-cell>
          <table:table-cell table:style-name="ce168" table:formula="of:=COM.INTRINIO.FINTECH.LOCALC.PYTHON.INTRINIOIMPL.INTRINIOFINANCIALS(ticker;&quot;income_statement&quot;;0;&quot;FY&quot;;&quot;totalrevenue&quot;;&quot;A&quot;)/1000000" office:value-type="float" office:value="163786" calcext:value-type="float">
            <text:p>$163,786</text:p>
          </table:table-cell>
          <table:table-cell table:style-name="ce43" table:number-columns-repeated="6"/>
          <table:table-cell table:style-name="ce105"/>
          <table:table-cell table:style-name="ce106" table:number-columns-repeated="2"/>
          <table:table-cell table:style-name="ce18"/>
          <table:table-cell table:style-name="ce13"/>
          <table:table-cell table:style-name="ce112"/>
          <table:table-cell table:number-columns-repeated="5"/>
          <table:table-cell table:style-name="ce114" table:number-columns-repeated="11"/>
          <table:table-cell table:number-columns-repeated="993"/>
        </table:table-row>
        <table:table-row table:style-name="ro9">
          <table:table-cell/>
          <table:table-cell table:style-name="ce42" table:formula="of:=&quot;Revenue (M) - &quot;&amp;[Profile.$U$7]" office:value-type="string" office:string-value="Revenue (M) - 2017E" calcext:value-type="string">
            <text:p>Revenue (M) - 2017E</text:p>
          </table:table-cell>
          <table:table-cell table:style-name="ce169" table:formula="of:=IFERROR(COM.INTRINIO.FINTECH.LOCALC.PYTHON.INTRINIOIMPL.INTRINIODATAPOINT(ticker;&quot;current_yr_ave_revenue_est&quot;)/1000000;&quot;na&quot;)" office:value-type="string" office:string-value="na" calcext:value-type="string">
            <text:p>na</text:p>
          </table:table-cell>
          <table:table-cell table:style-name="ce43"/>
          <table:table-cell table:style-name="ce174" office:value-type="string" calcext:value-type="string" table:number-columns-spanned="4" table:number-rows-spanned="1">
            <text:p>Growth (%)</text:p>
          </table:table-cell>
          <table:covered-table-cell table:number-columns-repeated="2" table:style-name="ce68"/>
          <table:covered-table-cell table:style-name="ce90"/>
          <table:table-cell table:style-name="ce98" table:number-columns-repeated="2"/>
          <table:table-cell table:style-name="ce106" table:number-columns-repeated="2"/>
          <table:table-cell table:style-name="ce18"/>
          <table:table-cell table:style-name="ce13"/>
          <table:table-cell table:style-name="ce112"/>
          <table:table-cell table:number-columns-repeated="5"/>
          <table:table-cell table:style-name="ce114" table:number-columns-repeated="11"/>
          <table:table-cell table:number-columns-repeated="993"/>
        </table:table-row>
        <table:table-row table:style-name="ro9">
          <table:table-cell/>
          <table:table-cell table:style-name="ce157" table:formula="of:=&quot;Revenue (M) - &quot;&amp;[Profile.$V$7]" office:value-type="string" office:string-value="Revenue (M) - 2018E" calcext:value-type="string">
            <text:p>Revenue (M) - 2018E</text:p>
          </table:table-cell>
          <table:table-cell table:style-name="ce168" table:formula="of:=IFERROR(COM.INTRINIO.FINTECH.LOCALC.PYTHON.INTRINIOIMPL.INTRINIODATAPOINT(ticker;&quot;next_yr_ave_revenue_est&quot;)/1000000;&quot;na&quot;)" office:value-type="string" office:string-value="na" calcext:value-type="string">
            <text:p>na</text:p>
          </table:table-cell>
          <table:table-cell table:style-name="ce43"/>
          <table:table-cell table:style-name="ce58"/>
          <table:table-cell table:style-name="ce69" office:value-type="string" calcext:value-type="string">
            <text:p>Trend</text:p>
          </table:table-cell>
          <table:table-cell table:style-name="ce69" office:value-type="string" calcext:value-type="string">
            <text:p>5 Yr CAGR</text:p>
          </table:table-cell>
          <table:table-cell table:style-name="ce91" office:value-type="string" calcext:value-type="string">
            <text:p>Current</text:p>
          </table:table-cell>
          <table:table-cell table:style-name="ce99" table:number-columns-repeated="2"/>
          <table:table-cell table:style-name="ce106" table:number-columns-repeated="2"/>
          <table:table-cell table:style-name="ce18"/>
          <table:table-cell table:style-name="ce13"/>
          <table:table-cell table:style-name="ce112"/>
          <table:table-cell table:number-columns-repeated="5"/>
          <table:table-cell table:style-name="ce114" table:number-columns-repeated="11"/>
          <table:table-cell table:number-columns-repeated="993"/>
        </table:table-row>
        <table:table-row table:style-name="ro9">
          <table:table-cell/>
          <table:table-cell table:style-name="ce42" table:formula="of:=&quot;EPS - &quot;&amp;[Profile.$T$7]&amp;&quot;A&quot;" office:value-type="string" office:string-value="EPS - 2016A" calcext:value-type="string">
            <text:p>EPS - 2016A</text:p>
          </table:table-cell>
          <table:table-cell table:style-name="ce170" table:formula="of:=[$Profile.T8]" office:value-type="float" office:value="2.1" calcext:value-type="float">
            <text:p>$2.10</text:p>
          </table:table-cell>
          <table:table-cell table:style-name="ce43"/>
          <table:table-cell table:style-name="ce66" office:value-type="string" calcext:value-type="string">
            <text:p>Revenue</text:p>
          </table:table-cell>
          <table:table-cell table:style-name="ce78"/>
          <table:table-cell table:style-name="ce88" table:formula="of:=((1*(1+[.AA15])*(1+[.AA14])*(1+[.AA13])*(1+[.AA12])*(1+[.AA11]))^(1/5))-1" office:value-type="percentage" office:value="0.0526508433104111" calcext:value-type="percentage">
            <text:p>5.3%</text:p>
          </table:table-cell>
          <table:table-cell table:style-name="ce96" table:formula="of:=[.AA11]" office:value-type="percentage" office:value="0.115701" calcext:value-type="percentage">
            <text:p>11.6%</text:p>
          </table:table-cell>
          <table:table-cell table:style-name="ce100"/>
          <table:table-cell table:style-name="ce105"/>
          <table:table-cell table:style-name="ce106" table:number-columns-repeated="2"/>
          <table:table-cell table:style-name="ce18"/>
          <table:table-cell table:style-name="ce13"/>
          <table:table-cell table:style-name="ce112"/>
          <table:table-cell table:style-name="ce13" table:number-columns-repeated="5"/>
          <table:table-cell table:style-name="ce114" table:number-columns-repeated="11"/>
          <table:table-cell table:style-name="ce13" table:number-columns-repeated="8"/>
          <table:table-cell table:number-columns-repeated="985"/>
        </table:table-row>
        <table:table-row table:style-name="ro9">
          <table:table-cell/>
          <table:table-cell table:style-name="ce157" table:formula="of:=&quot;EPS - &quot;&amp;[Profile.$U$7]" office:value-type="string" office:string-value="EPS - 2017E" calcext:value-type="string">
            <text:p>EPS - 2017E</text:p>
          </table:table-cell>
          <table:table-cell table:style-name="ce171" table:formula="of:=[$Profile.U8]" office:value-type="string" office:string-value="na" calcext:value-type="string">
            <text:p>na</text:p>
          </table:table-cell>
          <table:table-cell table:style-name="ce43"/>
          <table:table-cell table:style-name="ce67" office:value-type="string" calcext:value-type="string">
            <text:p>EBITDA </text:p>
          </table:table-cell>
          <table:table-cell table:style-name="ce79"/>
          <table:table-cell table:style-name="ce89" table:formula="of:=((1*(1+[.AB15])*(1+[.AB14])*(1+[.AB13])*(1+[.AB12])*(1+[.AB11]))^(1/5))-1" office:value-type="percentage" office:value="0.126320418457413" calcext:value-type="percentage">
            <text:p>12.6%</text:p>
          </table:table-cell>
          <table:table-cell table:style-name="ce97" table:formula="of:=[.AB11]" office:value-type="percentage" office:value="0.079617" calcext:value-type="percentage">
            <text:p>8.0%</text:p>
          </table:table-cell>
          <table:table-cell table:style-name="ce100"/>
          <table:table-cell table:style-name="ce105"/>
          <table:table-cell table:style-name="ce107"/>
          <table:table-cell table:style-name="ce106"/>
          <table:table-cell table:style-name="ce18"/>
          <table:table-cell table:style-name="ce13"/>
          <table:table-cell table:style-name="ce112"/>
          <table:table-cell table:number-columns-repeated="5"/>
          <table:table-cell table:style-name="ce114" table:number-columns-repeated="11"/>
          <table:table-cell table:number-columns-repeated="993"/>
        </table:table-row>
        <table:table-row table:style-name="ro9">
          <table:table-cell/>
          <table:table-cell table:style-name="ce42" table:formula="of:=&quot;EPS - &quot;&amp;[Profile.$V$7]" office:value-type="string" office:string-value="EPS - 2018E" calcext:value-type="string">
            <text:p>EPS - 2018E</text:p>
          </table:table-cell>
          <table:table-cell table:style-name="ce170" table:formula="of:=[$Profile.V8]" office:value-type="string" office:string-value="na" calcext:value-type="string">
            <text:p>na</text:p>
          </table:table-cell>
          <table:table-cell table:style-name="ce15"/>
          <table:table-cell table:style-name="ce66" office:value-type="string" calcext:value-type="string">
            <text:p>EBIT </text:p>
          </table:table-cell>
          <table:table-cell table:style-name="ce78"/>
          <table:table-cell table:style-name="ce88" table:formula="of:=((1*(1+[.AC15])*(1+[.AC14])*(1+[.AC13])*(1+[.AC12])*(1+[.AC11]))^(1/5))-1" office:value-type="percentage" office:value="0.21067968176061" calcext:value-type="percentage">
            <text:p>21.1%</text:p>
          </table:table-cell>
          <table:table-cell table:style-name="ce96" table:formula="of:=[.AC11]" office:value-type="percentage" office:value="-0.004407" calcext:value-type="percentage">
            <text:p>-0.4%</text:p>
          </table:table-cell>
          <table:table-cell table:style-name="ce100"/>
          <table:table-cell table:style-name="ce43"/>
          <table:table-cell table:style-name="ce26"/>
          <table:table-cell table:style-name="ce18" table:number-columns-repeated="2"/>
          <table:table-cell table:style-name="ce13"/>
          <table:table-cell table:style-name="ce112"/>
          <table:table-cell table:number-columns-repeated="5"/>
          <table:table-cell table:style-name="ce114" table:number-columns-repeated="11"/>
          <table:table-cell table:number-columns-repeated="993"/>
        </table:table-row>
        <table:table-row table:style-name="ro9">
          <table:table-cell/>
          <table:table-cell table:style-name="ce157" office:value-type="string" calcext:value-type="string">
            <text:p>LT Growth</text:p>
          </table:table-cell>
          <table:table-cell table:style-name="ce172" table:formula="of:=COM.INTRINIO.FINTECH.LOCALC.PYTHON.INTRINIOIMPL.INTRINIODATAPOINT(ticker;&quot;long_term_growth_rate&quot;)" office:value-type="string" office:string-value="na" calcext:value-type="string">
            <text:p>na</text:p>
          </table:table-cell>
          <table:table-cell table:style-name="ce15"/>
          <table:table-cell table:style-name="ce67" office:value-type="string" calcext:value-type="string">
            <text:p>Net Income</text:p>
          </table:table-cell>
          <table:table-cell table:style-name="ce79"/>
          <table:table-cell table:style-name="ce89" table:formula="of:=((1*(1+[.AD15])*(1+[.AD14])*(1+[.AD13])*(1+[.AD12])*(1+[.AD11]))^(1/5))-1" office:value-type="percentage" office:value="0.26086127520569" calcext:value-type="percentage">
            <text:p>26.1%</text:p>
          </table:table-cell>
          <table:table-cell table:style-name="ce97" table:formula="of:=[.AD11]" office:value-type="percentage" office:value="-0.025864" calcext:value-type="percentage">
            <text:p>-2.6%</text:p>
          </table:table-cell>
          <table:table-cell table:style-name="ce100"/>
          <table:table-cell table:style-name="ce43"/>
          <table:table-cell table:style-name="ce18" table:number-columns-repeated="3"/>
          <table:table-cell table:style-name="ce13"/>
          <table:table-cell table:style-name="ce112"/>
          <table:table-cell table:style-name="ce13" table:number-columns-repeated="5"/>
          <table:table-cell table:style-name="ce114" table:number-columns-repeated="11"/>
          <table:table-cell table:style-name="ce13" table:number-columns-repeated="993"/>
        </table:table-row>
        <table:table-row table:style-name="ro9">
          <table:table-cell/>
          <table:table-cell table:style-name="ce42" office:value-type="string" calcext:value-type="string">
            <text:p>Target Price</text:p>
          </table:table-cell>
          <table:table-cell table:style-name="ce170" table:formula="of:=COM.INTRINIO.FINTECH.LOCALC.PYTHON.INTRINIOIMPL.INTRINIODATAPOINT(ticker;&quot;analyst_target_price&quot;)" office:value-type="string" office:string-value="na" calcext:value-type="string">
            <text:p>na</text:p>
          </table:table-cell>
          <table:table-cell table:style-name="ce15"/>
          <table:table-cell table:style-name="ce66" office:value-type="string" calcext:value-type="string">
            <text:p>EPS</text:p>
          </table:table-cell>
          <table:table-cell table:style-name="ce78"/>
          <table:table-cell table:style-name="ce88" table:formula="of:=((1*(1+[.AE15])*(1+[.AE14])*(1+[.AE13])*(1+[.AE12])*(1+[.AE11]))^(1/5))-1" office:value-type="percentage" office:value="0.260477275062463" calcext:value-type="percentage">
            <text:p>26.0%</text:p>
          </table:table-cell>
          <table:table-cell table:style-name="ce96" table:formula="of:=[.AE11]" office:value-type="percentage" office:value="-0.113924" calcext:value-type="percentage">
            <text:p>-11.4%</text:p>
          </table:table-cell>
          <table:table-cell table:style-name="ce43" table:number-columns-repeated="2"/>
          <table:table-cell table:number-columns-repeated="3"/>
          <table:table-cell table:style-name="ce13"/>
          <table:table-cell table:style-name="ce112"/>
          <table:table-cell table:number-columns-repeated="5"/>
          <table:table-cell table:style-name="ce114" table:number-columns-repeated="11"/>
          <table:table-cell table:number-columns-repeated="993"/>
        </table:table-row>
        <table:table-row table:style-name="ro10">
          <table:table-cell/>
          <table:table-cell table:style-name="ce43" table:number-columns-repeated="2"/>
          <table:table-cell table:style-name="ce15" table:number-columns-repeated="2"/>
          <table:table-cell table:style-name="ce43" table:number-columns-repeated="5"/>
          <table:table-cell table:number-columns-repeated="3"/>
          <table:table-cell table:style-name="ce13"/>
          <table:table-cell table:style-name="ce112"/>
          <table:table-cell table:number-columns-repeated="5"/>
          <table:table-cell table:style-name="ce114" table:number-columns-repeated="11"/>
          <table:table-cell table:number-columns-repeated="993"/>
        </table:table-row>
        <table:table-row table:style-name="ro11">
          <table:table-cell/>
          <table:table-cell table:style-name="ce15" table:number-columns-repeated="2"/>
          <table:table-cell/>
          <table:table-cell table:style-name="ce15"/>
          <table:table-cell table:style-name="ce43" table:number-columns-repeated="3"/>
          <table:table-cell table:number-columns-repeated="2"/>
          <table:table-cell table:style-name="ce225"/>
          <table:table-cell table:number-columns-repeated="2"/>
          <table:table-cell table:style-name="ce13"/>
          <table:table-cell table:style-name="ce112"/>
          <table:table-cell table:number-columns-repeated="5"/>
          <table:table-cell table:style-name="ce114" table:number-columns-repeated="11"/>
          <table:table-cell table:number-columns-repeated="993"/>
        </table:table-row>
        <table:table-row table:style-name="ro3" table:number-rows-repeated="2">
          <table:table-cell/>
          <table:table-cell table:style-name="ce15" table:number-columns-repeated="2"/>
          <table:table-cell table:number-columns-repeated="3"/>
          <table:table-cell table:style-name="ce34" table:number-columns-repeated="2"/>
          <table:table-cell table:number-columns-repeated="2"/>
          <table:table-cell table:style-name="ce225"/>
          <table:table-cell table:number-columns-repeated="2"/>
          <table:table-cell table:style-name="ce13"/>
          <table:table-cell table:style-name="ce112"/>
          <table:table-cell table:number-columns-repeated="5"/>
          <table:table-cell table:style-name="ce114" table:number-columns-repeated="11"/>
          <table:table-cell table:number-columns-repeated="993"/>
        </table:table-row>
        <table:table-row table:style-name="ro7">
          <table:table-cell/>
          <table:table-cell table:style-name="ce13" table:number-columns-repeated="5"/>
          <table:table-cell table:style-name="ce34" table:number-columns-repeated="2"/>
          <table:table-cell table:style-name="ce13" table:number-columns-repeated="2"/>
          <table:table-cell table:style-name="ce30"/>
          <table:table-cell table:style-name="ce13" table:number-columns-repeated="3"/>
          <table:table-cell table:style-name="ce112"/>
          <table:table-cell table:style-name="ce13" table:number-columns-repeated="5"/>
          <table:table-cell table:style-name="ce114" table:number-columns-repeated="11"/>
          <table:table-cell table:style-name="ce13" table:number-columns-repeated="993"/>
        </table:table-row>
        <table:table-row table:style-name="ro7">
          <table:table-cell table:number-columns-repeated="6"/>
          <table:table-cell table:style-name="ce34" table:number-columns-repeated="2"/>
          <table:table-cell table:number-columns-repeated="2"/>
          <table:table-cell table:style-name="ce30"/>
          <table:table-cell table:number-columns-repeated="2"/>
          <table:table-cell table:style-name="ce13"/>
          <table:table-cell table:style-name="ce33"/>
          <table:table-cell table:number-columns-repeated="5"/>
          <table:table-cell table:style-name="ce114" table:number-columns-repeated="11"/>
          <table:table-cell table:number-columns-repeated="993"/>
        </table:table-row>
        <table:table-row table:style-name="ro7">
          <table:table-cell table:number-columns-repeated="6"/>
          <table:table-cell table:style-name="ce34" table:number-columns-repeated="2"/>
          <table:table-cell table:style-name="ce13" table:number-columns-repeated="2"/>
          <table:table-cell table:number-columns-repeated="3"/>
          <table:table-cell table:style-name="ce13"/>
          <table:table-cell table:style-name="ce33"/>
          <table:table-cell table:number-columns-repeated="5"/>
          <table:table-cell table:style-name="ce114" table:number-columns-repeated="11"/>
          <table:table-cell table:number-columns-repeated="993"/>
        </table:table-row>
        <table:table-row table:style-name="ro7">
          <table:table-cell table:number-columns-repeated="4"/>
          <table:table-cell table:style-name="ce13" table:number-columns-repeated="2"/>
          <table:table-cell table:style-name="ce34" table:number-columns-repeated="2"/>
          <table:table-cell table:number-columns-repeated="2"/>
          <table:table-cell table:style-name="ce31"/>
          <table:table-cell table:number-columns-repeated="2"/>
          <table:table-cell table:style-name="ce13"/>
          <table:table-cell table:style-name="ce33"/>
          <table:table-cell table:number-columns-repeated="5"/>
          <table:table-cell table:style-name="ce114" table:number-columns-repeated="11"/>
          <table:table-cell table:number-columns-repeated="993"/>
        </table:table-row>
        <table:table-row table:style-name="ro7">
          <table:table-cell/>
          <table:table-cell table:style-name="ce13" table:number-columns-repeated="2"/>
          <table:table-cell table:number-columns-repeated="3"/>
          <table:table-cell table:style-name="ce34" table:number-columns-repeated="2"/>
          <table:table-cell table:number-columns-repeated="5"/>
          <table:table-cell table:style-name="ce13"/>
          <table:table-cell table:style-name="ce33"/>
          <table:table-cell table:number-columns-repeated="5"/>
          <table:table-cell table:style-name="ce114" table:number-columns-repeated="11"/>
          <table:table-cell table:number-columns-repeated="993"/>
        </table:table-row>
        <table:table-row table:style-name="ro7" table:number-rows-repeated="10">
          <table:table-cell table:number-columns-repeated="6"/>
          <table:table-cell table:style-name="ce34" table:number-columns-repeated="2"/>
          <table:table-cell table:number-columns-repeated="5"/>
          <table:table-cell table:style-name="ce13"/>
          <table:table-cell table:style-name="ce33"/>
          <table:table-cell table:number-columns-repeated="5"/>
          <table:table-cell table:style-name="ce114" table:number-columns-repeated="11"/>
          <table:table-cell table:number-columns-repeated="993"/>
        </table:table-row>
        <table:table-row table:style-name="ro7" table:number-rows-repeated="4">
          <table:table-cell table:number-columns-repeated="13"/>
          <table:table-cell table:style-name="ce13"/>
          <table:table-cell table:style-name="ce33"/>
          <table:table-cell table:number-columns-repeated="5"/>
          <table:table-cell table:style-name="ce114" table:number-columns-repeated="11"/>
          <table:table-cell table:number-columns-repeated="993"/>
        </table:table-row>
        <table:table-row table:style-name="ro7" table:number-rows-repeated="22">
          <table:table-cell table:number-columns-repeated="13"/>
          <table:table-cell table:style-name="ce13"/>
          <table:table-cell table:style-name="ce33"/>
          <table:table-cell table:number-columns-repeated="5"/>
          <table:table-cell table:style-name="ce33"/>
          <table:table-cell table:style-name="ce13"/>
          <table:table-cell table:style-name="ce33"/>
          <table:table-cell table:number-columns-repeated="3"/>
          <table:table-cell table:style-name="ce114" table:number-columns-repeated="5"/>
          <table:table-cell table:number-columns-repeated="993"/>
        </table:table-row>
        <table:table-row table:style-name="ro7">
          <table:table-cell table:number-columns-repeated="13"/>
          <table:table-cell table:style-name="ce34"/>
          <table:table-cell table:style-name="ce113"/>
          <table:table-cell table:number-columns-repeated="5"/>
          <table:table-cell table:style-name="ce33"/>
          <table:table-cell table:number-columns-repeated="1003"/>
        </table:table-row>
        <table:table-row table:style-name="ro7" table:number-rows-repeated="2">
          <table:table-cell table:number-columns-repeated="13"/>
          <table:table-cell table:style-name="ce110"/>
          <table:table-cell table:number-columns-repeated="10"/>
          <table:table-cell table:style-name="ce34" table:number-columns-repeated="7"/>
          <table:table-cell table:number-columns-repeated="993"/>
        </table:table-row>
        <table:table-row table:style-name="ro7" table:number-rows-repeated="2">
          <table:table-cell table:number-columns-repeated="13"/>
          <table:table-cell table:style-name="ce34"/>
          <table:table-cell table:number-columns-repeated="10"/>
          <table:table-cell table:style-name="ce34" table:number-columns-repeated="7"/>
          <table:table-cell table:number-columns-repeated="993"/>
        </table:table-row>
        <table:table-row table:style-name="ro7">
          <table:table-cell table:number-columns-repeated="13"/>
          <table:table-cell table:style-name="ce34" table:number-columns-repeated="18"/>
          <table:table-cell table:number-columns-repeated="993"/>
        </table:table-row>
        <table:table-row table:style-name="ro7" table:number-rows-repeated="2">
          <table:table-cell table:number-columns-repeated="13"/>
          <table:table-cell table:style-name="ce111" table:number-columns-repeated="18"/>
          <table:table-cell table:number-columns-repeated="993"/>
        </table:table-row>
        <table:table-row table:style-name="ro7" table:number-rows-repeated="15">
          <table:table-cell table:number-columns-repeated="13"/>
          <table:table-cell table:style-name="ce34"/>
          <table:table-cell table:number-columns-repeated="10"/>
          <table:table-cell table:style-name="ce34" table:number-columns-repeated="7"/>
          <table:table-cell table:number-columns-repeated="993"/>
        </table:table-row>
        <table:table-row table:style-name="ro7" table:number-rows-repeated="3">
          <table:table-cell table:number-columns-repeated="13"/>
          <table:table-cell table:style-name="ce34"/>
          <table:table-cell table:number-columns-repeated="4"/>
          <table:table-cell table:style-name="ce34"/>
          <table:table-cell table:number-columns-repeated="5"/>
          <table:table-cell table:style-name="ce34" table:number-columns-repeated="7"/>
          <table:table-cell table:number-columns-repeated="993"/>
        </table:table-row>
        <table:table-row table:style-name="ro7" table:number-rows-repeated="11">
          <table:table-cell table:number-columns-repeated="18"/>
          <table:table-cell table:style-name="ce34"/>
          <table:table-cell table:number-columns-repeated="1005"/>
        </table:table-row>
        <table:table-row table:style-name="ro7" table:number-rows-repeated="1048467">
          <table:table-cell table:number-columns-repeated="1024"/>
        </table:table-row>
        <table:table-row table:style-name="ro7">
          <table:table-cell table:number-columns-repeated="1024"/>
        </table:table-row>
        <table:named-expressions>
          <table:named-range table:name="_xlnm.Print_Area" table:base-cell-address="$'Key Items'.$A$1" table:cell-range-address="$'Key Items'.$A$1:.$K$26" table:range-usable-as="print-range"/>
        </table:named-expressions>
        <calcext:conditional-formats>
          <calcext:conditional-format calcext:target-range-address="'Key Items'.K28:'Key Items'.K30">
            <calcext:condition calcext:apply-style-name="ConditionalStyle_24" calcext:value="&gt;0" calcext:base-cell-address="'Key Items'.K28"/>
            <calcext:condition calcext:apply-style-name="ConditionalStyle_23" calcext:value="&lt;0" calcext:base-cell-address="'Key Items'.K28"/>
          </calcext:conditional-format>
        </calcext:conditional-formats>
      </table:table>
      <table:table table:name="Key Estimates" table:style-name="ta3">
        <table:table-column table:style-name="co8" table:default-cell-style-name="ce13"/>
        <table:table-column table:style-name="co28" table:default-cell-style-name="ce13"/>
        <table:table-column table:style-name="co29" table:number-columns-repeated="10" table:default-cell-style-name="ce13"/>
        <table:table-column table:style-name="co23" table:default-cell-style-name="ce13"/>
        <table:table-column table:style-name="co24" table:default-cell-style-name="ce13"/>
        <table:table-column table:style-name="co25" table:default-cell-style-name="ce13"/>
        <table:table-column table:style-name="co1" table:number-columns-repeated="1009" table:default-cell-style-name="ce13"/>
        <table:table-row table:style-name="ro3">
          <table:table-cell table:style-name="ce12" office:value-type="string" calcext:value-type="string">
            <text:p>Key Estimates</text:p>
          </table:table-cell>
          <table:table-cell table:number-columns-repeated="1023"/>
        </table:table-row>
        <table:table-row table:style-name="ro7">
          <table:table-cell table:number-columns-repeated="1024"/>
        </table:table-row>
        <table:table-row table:style-name="ro8">
          <table:table-cell/>
          <table:table-cell table:style-name="ce231"/>
          <table:table-cell table:style-name="ce261" office:value-type="string" calcext:value-type="string" table:number-columns-spanned="4" table:number-rows-spanned="1">
            <text:p>Annual</text:p>
          </table:table-cell>
          <table:covered-table-cell table:number-columns-repeated="2" table:style-name="ce240"/>
          <table:covered-table-cell table:style-name="ce249"/>
          <table:table-cell table:style-name="ce261" office:value-type="string" calcext:value-type="string" table:number-columns-spanned="6" table:number-rows-spanned="1">
            <text:p>Quarterly</text:p>
          </table:table-cell>
          <table:covered-table-cell table:number-columns-repeated="4" table:style-name="ce240"/>
          <table:covered-table-cell table:style-name="ce249"/>
          <table:table-cell table:number-columns-repeated="1012"/>
        </table:table-row>
        <table:table-row table:style-name="ro9">
          <table:table-cell/>
          <table:table-cell table:style-name="ce232" office:value-type="string" calcext:value-type="string">
            <text:p>Revenue (M)</text:p>
          </table:table-cell>
          <table:table-cell table:style-name="ce236" table:formula="of:=&quot;FY &quot;&amp;COM.INTRINIO.FINTECH.LOCALC.PYTHON.INTRINIOIMPL.INTRINIOFUNDAMENTALS(ticker;&quot;income_statement&quot;;&quot;FY&quot;;1;&quot;fiscal_year&quot;)&amp;&quot;A&quot;" office:value-type="string" office:string-value="FY 2015A" calcext:value-type="string">
            <text:p>FY 2015A</text:p>
          </table:table-cell>
          <table:table-cell table:style-name="ce241" table:formula="of:=&quot;FY &quot;&amp;COM.INTRINIO.FINTECH.LOCALC.PYTHON.INTRINIOIMPL.INTRINIOFUNDAMENTALS(ticker;&quot;income_statement&quot;;&quot;FY&quot;;0;&quot;fiscal_year&quot;)&amp;&quot;A&quot;" office:value-type="string" office:string-value="FY 2016A" calcext:value-type="string">
            <text:p>FY 2016A</text:p>
          </table:table-cell>
          <table:table-cell table:style-name="ce245" table:formula="of:=&quot;FY &quot;&amp;COM.INTRINIO.FINTECH.LOCALC.PYTHON.INTRINIOIMPL.INTRINIOFUNDAMENTALS(ticker;&quot;income_statement&quot;;&quot;FY&quot;;0;&quot;fiscal_year&quot;)+1&amp;&quot;E&quot;" office:value-type="string" office:string-value="FY 2017E" calcext:value-type="string">
            <text:p>FY 2017E</text:p>
          </table:table-cell>
          <table:table-cell table:style-name="ce250" table:formula="of:=&quot;FY &quot;&amp;COM.INTRINIO.FINTECH.LOCALC.PYTHON.INTRINIOIMPL.INTRINIOFUNDAMENTALS(ticker;&quot;income_statement&quot;;&quot;FY&quot;;0;&quot;fiscal_year&quot;)+2&amp;&quot;E&quot;" office:value-type="string" office:string-value="FY 2018E" calcext:value-type="string">
            <text:p>FY 2018E</text:p>
          </table:table-cell>
          <table:table-cell table:style-name="ce236" table:formula="of:=COM.INTRINIO.FINTECH.LOCALC.PYTHON.INTRINIOIMPL.INTRINIOFUNDAMENTALS(ticker;&quot;income_statement&quot;;&quot;QTR&quot;;3;&quot;fiscal_period&quot;)&amp;&quot; &quot;&amp;COM.INTRINIO.FINTECH.LOCALC.PYTHON.INTRINIOIMPL.INTRINIOFUNDAMENTALS(ticker;&quot;income_statement&quot;;&quot;QTR&quot;;3;&quot;fiscal_year&quot;)&amp;&quot;A&quot;" office:value-type="string" office:string-value="Q3 2016A" calcext:value-type="string">
            <text:p>Q3 2016A</text:p>
          </table:table-cell>
          <table:table-cell table:style-name="ce241" table:formula="of:=COM.INTRINIO.FINTECH.LOCALC.PYTHON.INTRINIOIMPL.INTRINIOFUNDAMENTALS(ticker;&quot;income_statement&quot;;&quot;QTR&quot;;2;&quot;fiscal_period&quot;)&amp;&quot; &quot;&amp;COM.INTRINIO.FINTECH.LOCALC.PYTHON.INTRINIOIMPL.INTRINIOFUNDAMENTALS(ticker;&quot;income_statement&quot;;&quot;QTR&quot;;2;&quot;fiscal_year&quot;)&amp;&quot;A&quot;" office:value-type="string" office:string-value="Q4 2016A" calcext:value-type="string">
            <text:p>Q4 2016A</text:p>
          </table:table-cell>
          <table:table-cell table:style-name="ce241" table:formula="of:=COM.INTRINIO.FINTECH.LOCALC.PYTHON.INTRINIOIMPL.INTRINIOFUNDAMENTALS(ticker;&quot;income_statement&quot;;&quot;QTR&quot;;1;&quot;fiscal_period&quot;)&amp;&quot; &quot;&amp;COM.INTRINIO.FINTECH.LOCALC.PYTHON.INTRINIOIMPL.INTRINIOFUNDAMENTALS(ticker;&quot;income_statement&quot;;&quot;QTR&quot;;1;&quot;fiscal_year&quot;)&amp;&quot;A&quot;" office:value-type="string" office:string-value="Q1 2017A" calcext:value-type="string">
            <text:p>Q1 2017A</text:p>
          </table:table-cell>
          <table:table-cell table:style-name="ce241" table:formula="of:=COM.INTRINIO.FINTECH.LOCALC.PYTHON.INTRINIOIMPL.INTRINIOFUNDAMENTALS(ticker;&quot;income_statement&quot;;&quot;QTR&quot;;0;&quot;fiscal_period&quot;)&amp;&quot; &quot;&amp;COM.INTRINIO.FINTECH.LOCALC.PYTHON.INTRINIOIMPL.INTRINIOFUNDAMENTALS(ticker;&quot;income_statement&quot;;&quot;QTR&quot;;0;&quot;fiscal_year&quot;)&amp;&quot;A&quot;" office:value-type="string" office:string-value="Q2 2017A" calcext:value-type="string">
            <text:p>Q2 2017A</text:p>
          </table:table-cell>
          <table:table-cell table:style-name="ce245" table:formula="of:=COM.INTRINIO.FINTECH.LOCALC.PYTHON.INTRINIOIMPL.INTRINIOFUNDAMENTALS(ticker;&quot;income_statement&quot;;&quot;QTR&quot;;3;&quot;fiscal_period&quot;)&amp;&quot; &quot;&amp;COM.INTRINIO.FINTECH.LOCALC.PYTHON.INTRINIOIMPL.INTRINIOFUNDAMENTALS(ticker;&quot;income_statement&quot;;&quot;QTR&quot;;3;&quot;fiscal_year&quot;)+1&amp;&quot;E&quot;" office:value-type="string" office:string-value="Q3 2017E" calcext:value-type="string">
            <text:p>Q3 2017E</text:p>
          </table:table-cell>
          <table:table-cell table:style-name="ce250" table:formula="of:=COM.INTRINIO.FINTECH.LOCALC.PYTHON.INTRINIOIMPL.INTRINIOFUNDAMENTALS(ticker;&quot;income_statement&quot;;&quot;QTR&quot;;2;&quot;fiscal_period&quot;)&amp;&quot; &quot;&amp;COM.INTRINIO.FINTECH.LOCALC.PYTHON.INTRINIOIMPL.INTRINIOFUNDAMENTALS(ticker;&quot;income_statement&quot;;&quot;QTR&quot;;2;&quot;fiscal_year&quot;)+1&amp;&quot;E&quot;" office:value-type="string" office:string-value="Q4 2017E" calcext:value-type="string">
            <text:p>Q4 2017E</text:p>
          </table:table-cell>
          <table:table-cell/>
          <table:table-cell table:style-name="ce109"/>
          <table:table-cell table:number-columns-repeated="1010"/>
        </table:table-row>
        <table:table-row table:style-name="ro9">
          <table:table-cell/>
          <table:table-cell table:style-name="ce233" office:value-type="string" calcext:value-type="string">
            <text:p>Revenue - High Est.</text:p>
          </table:table-cell>
          <table:table-cell table:style-name="ce237"/>
          <table:table-cell table:style-name="ce242"/>
          <table:table-cell table:style-name="ce246" table:formula="of:=IFERROR(COM.INTRINIO.FINTECH.LOCALC.PYTHON.INTRINIOIMPL.INTRINIODATAPOINT(ticker;&quot;current_yr_high_revenue_est&quot;)/1000000; &quot;na&quot;)" office:value-type="string" office:string-value="na" calcext:value-type="string">
            <text:p>na</text:p>
          </table:table-cell>
          <table:table-cell table:style-name="ce251" table:formula="of:=IFERROR(COM.INTRINIO.FINTECH.LOCALC.PYTHON.INTRINIOIMPL.INTRINIODATAPOINT(ticker;&quot;next_yr_high_revenue_est&quot;)/1000000;&quot;na&quot;)" office:value-type="string" office:string-value="na" calcext:value-type="string">
            <text:p>na</text:p>
          </table:table-cell>
          <table:table-cell table:style-name="ce237"/>
          <table:table-cell table:style-name="ce242" table:number-columns-repeated="3"/>
          <table:table-cell table:style-name="ce246" table:formula="of:=IFERROR(COM.INTRINIO.FINTECH.LOCALC.PYTHON.INTRINIOIMPL.INTRINIODATAPOINT(ticker;&quot;current_qtr_high_revenue_est&quot;)/1000000;&quot;na&quot;)" office:value-type="string" office:string-value="na" calcext:value-type="string">
            <text:p>na</text:p>
          </table:table-cell>
          <table:table-cell table:style-name="ce251" table:formula="of:=IFERROR(COM.INTRINIO.FINTECH.LOCALC.PYTHON.INTRINIOIMPL.INTRINIODATAPOINT(ticker;&quot;next_qtr_high_revenue_est&quot;)/1000000;&quot;na&quot;)" office:value-type="string" office:string-value="na" calcext:value-type="string">
            <text:p>na</text:p>
          </table:table-cell>
          <table:table-cell table:number-columns-repeated="1012"/>
        </table:table-row>
        <table:table-row table:style-name="ro9">
          <table:table-cell/>
          <table:table-cell table:style-name="ce234" office:value-type="string" calcext:value-type="string">
            <text:p><text:s text:c="3"/>Y/Y Growth (%)</text:p>
          </table:table-cell>
          <table:table-cell table:style-name="ce238"/>
          <table:table-cell table:style-name="ce243"/>
          <table:table-cell table:style-name="ce247" table:formula="of:=IFERROR([.E5]/[.D7]-1; &quot;na&quot;)" office:value-type="string" office:string-value="na" calcext:value-type="string">
            <text:p>na</text:p>
          </table:table-cell>
          <table:table-cell table:style-name="ce252" table:formula="of:=IFERROR([.F5]/[.E5]-1; &quot;na&quot;)" office:value-type="string" office:string-value="na" calcext:value-type="string">
            <text:p>na</text:p>
          </table:table-cell>
          <table:table-cell table:style-name="ce254"/>
          <table:table-cell table:style-name="ce255" table:number-columns-repeated="3"/>
          <table:table-cell table:style-name="ce247" table:formula="of:=IFERROR([.K5]/[.G7]-1;&quot;na&quot;)" office:value-type="string" office:string-value="na" calcext:value-type="string">
            <text:p>na</text:p>
          </table:table-cell>
          <table:table-cell table:style-name="ce252" table:formula="of:=IFERROR([.L5]/[.H7]-1;&quot;na&quot;)" office:value-type="string" office:string-value="na" calcext:value-type="string">
            <text:p>na</text:p>
          </table:table-cell>
          <table:table-cell table:style-name="ce18" table:number-columns-repeated="3"/>
          <table:table-cell table:number-columns-repeated="1009"/>
        </table:table-row>
        <table:table-row table:style-name="ro9">
          <table:table-cell/>
          <table:table-cell table:style-name="ce233" office:value-type="string" calcext:value-type="string">
            <text:p>Revenue - Act/Ave Est</text:p>
          </table:table-cell>
          <table:table-cell table:style-name="ce239" table:formula="of:=COM.INTRINIO.FINTECH.LOCALC.PYTHON.INTRINIOIMPL.INTRINIOFINANCIALS(ticker;&quot;income_statement&quot;;1;&quot;FY&quot;;&quot;totalrevenue&quot;;&quot;A&quot;)/1000000" office:value-type="float" office:value="146801" calcext:value-type="float">
            <text:p>$146,801</text:p>
          </table:table-cell>
          <table:table-cell table:style-name="ce244" table:formula="of:=COM.INTRINIO.FINTECH.LOCALC.PYTHON.INTRINIOIMPL.INTRINIOFINANCIALS(ticker;&quot;income_statement&quot;;0;&quot;FY&quot;;&quot;totalrevenue&quot;;&quot;A&quot;)/1000000" office:value-type="float" office:value="163786" calcext:value-type="float">
            <text:p>$163,786</text:p>
          </table:table-cell>
          <table:table-cell table:style-name="ce246" table:formula="of:=IFERROR(COM.INTRINIO.FINTECH.LOCALC.PYTHON.INTRINIOIMPL.INTRINIODATAPOINT(ticker;&quot;current_yr_ave_revenue_est&quot;)/1000000; &quot;na&quot;)" office:value-type="string" office:string-value="na" calcext:value-type="string">
            <text:p>na</text:p>
          </table:table-cell>
          <table:table-cell table:style-name="ce251" table:formula="of:=IFERROR(COM.INTRINIO.FINTECH.LOCALC.PYTHON.INTRINIOIMPL.INTRINIODATAPOINT(ticker;&quot;next_yr_ave_revenue_est&quot;)/1000000; &quot;na&quot;)" office:value-type="string" office:string-value="na" calcext:value-type="string">
            <text:p>na</text:p>
          </table:table-cell>
          <table:table-cell table:style-name="ce239" table:formula="of:=COM.INTRINIO.FINTECH.LOCALC.PYTHON.INTRINIOIMPL.INTRINIOFINANCIALS(ticker;&quot;income_statement&quot;;3;&quot;QTR&quot;;&quot;totalrevenue&quot;;&quot;A&quot;)/1000000" office:value-type="float" office:value="40890" calcext:value-type="float">
            <text:p>$40,890</text:p>
          </table:table-cell>
          <table:table-cell table:style-name="ce244" table:formula="of:=COM.INTRINIO.FINTECH.LOCALC.PYTHON.INTRINIOIMPL.INTRINIOFINANCIALS(ticker;&quot;income_statement&quot;;2;&quot;QTR&quot;;&quot;totalrevenue&quot;;&quot;A&quot;)/1000000" office:value-type="float" office:value="41841" calcext:value-type="float">
            <text:p>$41,841</text:p>
          </table:table-cell>
          <table:table-cell table:style-name="ce244" table:formula="of:=COM.INTRINIO.FINTECH.LOCALC.PYTHON.INTRINIOIMPL.INTRINIOFINANCIALS(ticker;&quot;income_statement&quot;;1;&quot;QTR&quot;;&quot;totalrevenue&quot;;&quot;A&quot;)/1000000" office:value-type="float" office:value="39365" calcext:value-type="float">
            <text:p>$39,365</text:p>
          </table:table-cell>
          <table:table-cell table:style-name="ce244" table:formula="of:=COM.INTRINIO.FINTECH.LOCALC.PYTHON.INTRINIOIMPL.INTRINIOFINANCIALS(ticker;&quot;income_statement&quot;;0;&quot;QTR&quot;;&quot;totalrevenue&quot;;&quot;A&quot;)/1000000" office:value-type="float" office:value="39837" calcext:value-type="float">
            <text:p>$39,837</text:p>
          </table:table-cell>
          <table:table-cell table:style-name="ce246" table:formula="of:=IFERROR(COM.INTRINIO.FINTECH.LOCALC.PYTHON.INTRINIOIMPL.INTRINIODATAPOINT(ticker;&quot;current_qtr_ave_revenue_est&quot;)/1000000;&quot;na&quot;)" office:value-type="string" office:string-value="na" calcext:value-type="string">
            <text:p>na</text:p>
          </table:table-cell>
          <table:table-cell table:style-name="ce251" table:formula="of:=IFERROR(COM.INTRINIO.FINTECH.LOCALC.PYTHON.INTRINIOIMPL.INTRINIODATAPOINT(ticker;&quot;next_qtr_ave_revenue_est&quot;)/1000000;&quot;na&quot;)" office:value-type="string" office:string-value="na" calcext:value-type="string">
            <text:p>na</text:p>
          </table:table-cell>
          <table:table-cell table:style-name="ce18" table:number-columns-repeated="3"/>
          <table:table-cell table:number-columns-repeated="1009"/>
        </table:table-row>
        <table:table-row table:style-name="ro9">
          <table:table-cell/>
          <table:table-cell table:style-name="ce234" office:value-type="string" calcext:value-type="string">
            <text:p><text:s text:c="3"/>Y/Y Growth (%)</text:p>
          </table:table-cell>
          <table:table-cell table:style-name="ce238" table:formula="of:=COM.INTRINIO.FINTECH.LOCALC.PYTHON.INTRINIOIMPL.INTRINIOFINANCIALS(ticker;&quot;calculations&quot;;1;&quot;FY&quot;;&quot;revenuegrowth&quot;)" office:value-type="percentage" office:value="0.108375" calcext:value-type="percentage">
            <text:p>10.8%</text:p>
          </table:table-cell>
          <table:table-cell table:style-name="ce243" table:formula="of:=COM.INTRINIO.FINTECH.LOCALC.PYTHON.INTRINIOIMPL.INTRINIOFINANCIALS(ticker;&quot;calculations&quot;;0;&quot;FY&quot;;&quot;revenuegrowth&quot;)" office:value-type="percentage" office:value="0.115701" calcext:value-type="percentage">
            <text:p>11.6%</text:p>
          </table:table-cell>
          <table:table-cell table:style-name="ce247" table:formula="of:=IFERROR([.E7]/[.D7]-1;&quot;na&quot;)" office:value-type="string" office:string-value="na" calcext:value-type="string">
            <text:p>na</text:p>
          </table:table-cell>
          <table:table-cell table:style-name="ce252" table:formula="of:=IFERROR([.F7]/[.E7]-1; &quot;na&quot;)" office:value-type="string" office:string-value="na" calcext:value-type="string">
            <text:p>na</text:p>
          </table:table-cell>
          <table:table-cell table:style-name="ce238" table:formula="of:=COM.INTRINIO.FINTECH.LOCALC.PYTHON.INTRINIOIMPL.INTRINIOFINANCIALS(ticker;&quot;calculations&quot;;3;&quot;QTR&quot;;&quot;revenuegrowth&quot;)" office:value-type="percentage" office:value="0.046021" calcext:value-type="percentage">
            <text:p>4.6%</text:p>
          </table:table-cell>
          <table:table-cell table:style-name="ce243" table:formula="of:=COM.INTRINIO.FINTECH.LOCALC.PYTHON.INTRINIOIMPL.INTRINIOFINANCIALS(ticker;&quot;calculations&quot;;2;&quot;QTR&quot;;&quot;revenuegrowth&quot;)" office:value-type="percentage" office:value="-0.0066" calcext:value-type="percentage">
            <text:p>-0.7%</text:p>
          </table:table-cell>
          <table:table-cell table:style-name="ce243" table:formula="of:=COM.INTRINIO.FINTECH.LOCALC.PYTHON.INTRINIOIMPL.INTRINIOFINANCIALS(ticker;&quot;calculations&quot;;1;&quot;QTR&quot;;&quot;revenuegrowth&quot;)" office:value-type="percentage" office:value="-0.028864" calcext:value-type="percentage">
            <text:p>-2.9%</text:p>
          </table:table-cell>
          <table:table-cell table:style-name="ce243" table:formula="of:=COM.INTRINIO.FINTECH.LOCALC.PYTHON.INTRINIOIMPL.INTRINIOFINANCIALS(ticker;&quot;calculations&quot;;0;&quot;QTR&quot;;&quot;revenuegrowth&quot;)" office:value-type="percentage" office:value="-0.016856" calcext:value-type="percentage">
            <text:p>-1.7%</text:p>
          </table:table-cell>
          <table:table-cell table:style-name="ce247" table:formula="of:=IFERROR([.K7]/[.G7]-1;&quot;na&quot;)" office:value-type="string" office:string-value="na" calcext:value-type="string">
            <text:p>na</text:p>
          </table:table-cell>
          <table:table-cell table:style-name="ce252" table:formula="of:=IFERROR([.L7]/[.H7]-1;&quot;na&quot;)" office:value-type="string" office:string-value="na" calcext:value-type="string">
            <text:p>na</text:p>
          </table:table-cell>
          <table:table-cell table:style-name="ce18" table:number-columns-repeated="3"/>
          <table:table-cell table:number-columns-repeated="1009"/>
        </table:table-row>
        <table:table-row table:style-name="ro8">
          <table:table-cell/>
          <table:table-cell table:style-name="ce233" office:value-type="string" calcext:value-type="string">
            <text:p>Revenue - Low Est.</text:p>
          </table:table-cell>
          <table:table-cell table:style-name="ce237"/>
          <table:table-cell table:style-name="ce242"/>
          <table:table-cell table:style-name="ce246" table:formula="of:=IFERROR(COM.INTRINIO.FINTECH.LOCALC.PYTHON.INTRINIOIMPL.INTRINIODATAPOINT(ticker;&quot;current_yr_low_revenue_est&quot;)/1000000;&quot;na&quot;)" office:value-type="string" office:string-value="na" calcext:value-type="string">
            <text:p>na</text:p>
          </table:table-cell>
          <table:table-cell table:style-name="ce251" table:formula="of:=IFERROR(COM.INTRINIO.FINTECH.LOCALC.PYTHON.INTRINIOIMPL.INTRINIODATAPOINT(ticker;&quot;next_yr_low_revenue_est&quot;)/1000000; &quot;na&quot;)" office:value-type="string" office:string-value="na" calcext:value-type="string">
            <text:p>na</text:p>
          </table:table-cell>
          <table:table-cell table:style-name="ce237"/>
          <table:table-cell table:style-name="ce242" table:number-columns-repeated="3"/>
          <table:table-cell table:style-name="ce246" table:formula="of:=IFERROR(COM.INTRINIO.FINTECH.LOCALC.PYTHON.INTRINIOIMPL.INTRINIODATAPOINT(ticker;&quot;current_qtr_low_revenue_est&quot;)/1000000;&quot;na&quot;)" office:value-type="string" office:string-value="na" calcext:value-type="string">
            <text:p>na</text:p>
          </table:table-cell>
          <table:table-cell table:style-name="ce251" table:formula="of:=IFERROR(COM.INTRINIO.FINTECH.LOCALC.PYTHON.INTRINIOIMPL.INTRINIODATAPOINT(ticker;&quot;next_qtr_low_revenue_est&quot;)/1000000;&quot;na&quot;)" office:value-type="string" office:string-value="na" calcext:value-type="string">
            <text:p>na</text:p>
          </table:table-cell>
          <table:table-cell table:style-name="ce18" table:number-columns-repeated="3"/>
          <table:table-cell table:number-columns-repeated="1009"/>
        </table:table-row>
        <table:table-row table:style-name="ro9">
          <table:table-cell/>
          <table:table-cell table:style-name="ce234" office:value-type="string" calcext:value-type="string">
            <text:p><text:s text:c="3"/>Y/Y Growth (%)</text:p>
          </table:table-cell>
          <table:table-cell table:style-name="ce238"/>
          <table:table-cell table:style-name="ce243"/>
          <table:table-cell table:style-name="ce247" table:formula="of:=IFERROR([.E9]/[.D7]-1; &quot;na&quot;)" office:value-type="string" office:string-value="na" calcext:value-type="string">
            <text:p>na</text:p>
          </table:table-cell>
          <table:table-cell table:style-name="ce252" table:formula="of:=IFERROR([.F9]/[.E9]-1; &quot;na&quot;)" office:value-type="string" office:string-value="na" calcext:value-type="string">
            <text:p>na</text:p>
          </table:table-cell>
          <table:table-cell table:style-name="ce254"/>
          <table:table-cell table:style-name="ce255" table:number-columns-repeated="3"/>
          <table:table-cell table:style-name="ce247" table:formula="of:=IFERROR([.K9]/[.G7]-1;&quot;na&quot;)" office:value-type="string" office:string-value="na" calcext:value-type="string">
            <text:p>na</text:p>
          </table:table-cell>
          <table:table-cell table:style-name="ce252" table:formula="of:=IFERROR([.L9]/[.H7]-1;&quot;na&quot;)" office:value-type="string" office:string-value="na" calcext:value-type="string">
            <text:p>na</text:p>
          </table:table-cell>
          <table:table-cell table:style-name="ce18" table:number-columns-repeated="3"/>
          <table:table-cell table:number-columns-repeated="1009"/>
        </table:table-row>
        <table:table-row table:style-name="ro9">
          <table:table-cell/>
          <table:table-cell table:style-name="ce28" table:number-columns-repeated="11"/>
          <table:table-cell table:style-name="ce18" table:number-columns-repeated="3"/>
          <table:table-cell table:number-columns-repeated="1009"/>
        </table:table-row>
        <table:table-row table:style-name="ro9">
          <table:table-cell/>
          <table:table-cell table:style-name="ce231"/>
          <table:table-cell table:style-name="ce261" office:value-type="string" calcext:value-type="string" table:number-columns-spanned="4" table:number-rows-spanned="1">
            <text:p>Annual</text:p>
          </table:table-cell>
          <table:covered-table-cell table:number-columns-repeated="2" table:style-name="ce240"/>
          <table:covered-table-cell table:style-name="ce249"/>
          <table:table-cell table:style-name="ce261" office:value-type="string" calcext:value-type="string" table:number-columns-spanned="6" table:number-rows-spanned="1">
            <text:p>Quarterly</text:p>
          </table:table-cell>
          <table:covered-table-cell table:number-columns-repeated="4" table:style-name="ce240"/>
          <table:covered-table-cell table:style-name="ce249"/>
          <table:table-cell table:style-name="ce18" table:number-columns-repeated="3"/>
          <table:table-cell table:number-columns-repeated="1009"/>
        </table:table-row>
        <table:table-row table:style-name="ro9">
          <table:table-cell/>
          <table:table-cell table:style-name="ce232" office:value-type="string" calcext:value-type="string">
            <text:p>Earnings</text:p>
          </table:table-cell>
          <table:table-cell table:style-name="ce236" table:formula="of:=&quot;FY &quot;&amp;COM.INTRINIO.FINTECH.LOCALC.PYTHON.INTRINIOIMPL.INTRINIOFUNDAMENTALS(ticker;&quot;income_statement&quot;;&quot;FY&quot;;1;&quot;fiscal_year&quot;)&amp;&quot;A&quot;" office:value-type="string" office:string-value="FY 2015A" calcext:value-type="string">
            <text:p>FY 2015A</text:p>
          </table:table-cell>
          <table:table-cell table:style-name="ce241" table:formula="of:=&quot;FY &quot;&amp;COM.INTRINIO.FINTECH.LOCALC.PYTHON.INTRINIOIMPL.INTRINIOFUNDAMENTALS(ticker;&quot;income_statement&quot;;&quot;FY&quot;;0;&quot;fiscal_year&quot;)&amp;&quot;A&quot;" office:value-type="string" office:string-value="FY 2016A" calcext:value-type="string">
            <text:p>FY 2016A</text:p>
          </table:table-cell>
          <table:table-cell table:style-name="ce245" table:formula="of:=&quot;FY &quot;&amp;COM.INTRINIO.FINTECH.LOCALC.PYTHON.INTRINIOIMPL.INTRINIOFUNDAMENTALS(ticker;&quot;income_statement&quot;;&quot;FY&quot;;0;&quot;fiscal_year&quot;)+1&amp;&quot;E&quot;" office:value-type="string" office:string-value="FY 2017E" calcext:value-type="string">
            <text:p>FY 2017E</text:p>
          </table:table-cell>
          <table:table-cell table:style-name="ce250" table:formula="of:=&quot;FY &quot;&amp;COM.INTRINIO.FINTECH.LOCALC.PYTHON.INTRINIOIMPL.INTRINIOFUNDAMENTALS(ticker;&quot;income_statement&quot;;&quot;FY&quot;;0;&quot;fiscal_year&quot;)+2&amp;&quot;E&quot;" office:value-type="string" office:string-value="FY 2018E" calcext:value-type="string">
            <text:p>FY 2018E</text:p>
          </table:table-cell>
          <table:table-cell table:style-name="ce236" table:formula="of:=COM.INTRINIO.FINTECH.LOCALC.PYTHON.INTRINIOIMPL.INTRINIOFUNDAMENTALS(ticker;&quot;income_statement&quot;;&quot;QTR&quot;;3;&quot;fiscal_period&quot;)&amp;&quot; &quot;&amp;COM.INTRINIO.FINTECH.LOCALC.PYTHON.INTRINIOIMPL.INTRINIOFUNDAMENTALS(ticker;&quot;income_statement&quot;;&quot;QTR&quot;;3;&quot;fiscal_year&quot;)&amp;&quot;A&quot;" office:value-type="string" office:string-value="Q3 2016A" calcext:value-type="string">
            <text:p>Q3 2016A</text:p>
          </table:table-cell>
          <table:table-cell table:style-name="ce241" table:formula="of:=COM.INTRINIO.FINTECH.LOCALC.PYTHON.INTRINIOIMPL.INTRINIOFUNDAMENTALS(ticker;&quot;income_statement&quot;;&quot;QTR&quot;;2;&quot;fiscal_period&quot;)&amp;&quot; &quot;&amp;COM.INTRINIO.FINTECH.LOCALC.PYTHON.INTRINIOIMPL.INTRINIOFUNDAMENTALS(ticker;&quot;income_statement&quot;;&quot;QTR&quot;;2;&quot;fiscal_year&quot;)&amp;&quot;A&quot;" office:value-type="string" office:string-value="Q4 2016A" calcext:value-type="string">
            <text:p>Q4 2016A</text:p>
          </table:table-cell>
          <table:table-cell table:style-name="ce241" table:formula="of:=COM.INTRINIO.FINTECH.LOCALC.PYTHON.INTRINIOIMPL.INTRINIOFUNDAMENTALS(ticker;&quot;income_statement&quot;;&quot;QTR&quot;;1;&quot;fiscal_period&quot;)&amp;&quot; &quot;&amp;COM.INTRINIO.FINTECH.LOCALC.PYTHON.INTRINIOIMPL.INTRINIOFUNDAMENTALS(ticker;&quot;income_statement&quot;;&quot;QTR&quot;;1;&quot;fiscal_year&quot;)&amp;&quot;A&quot;" office:value-type="string" office:string-value="Q1 2017A" calcext:value-type="string">
            <text:p>Q1 2017A</text:p>
          </table:table-cell>
          <table:table-cell table:style-name="ce241" table:formula="of:=COM.INTRINIO.FINTECH.LOCALC.PYTHON.INTRINIOIMPL.INTRINIOFUNDAMENTALS(ticker;&quot;income_statement&quot;;&quot;QTR&quot;;0;&quot;fiscal_period&quot;)&amp;&quot; &quot;&amp;COM.INTRINIO.FINTECH.LOCALC.PYTHON.INTRINIOIMPL.INTRINIOFUNDAMENTALS(ticker;&quot;income_statement&quot;;&quot;QTR&quot;;0;&quot;fiscal_year&quot;)&amp;&quot;A&quot;" office:value-type="string" office:string-value="Q2 2017A" calcext:value-type="string">
            <text:p>Q2 2017A</text:p>
          </table:table-cell>
          <table:table-cell table:style-name="ce245" table:formula="of:=COM.INTRINIO.FINTECH.LOCALC.PYTHON.INTRINIOIMPL.INTRINIOFUNDAMENTALS(ticker;&quot;income_statement&quot;;&quot;QTR&quot;;3;&quot;fiscal_period&quot;)&amp;&quot; &quot;&amp;COM.INTRINIO.FINTECH.LOCALC.PYTHON.INTRINIOIMPL.INTRINIOFUNDAMENTALS(ticker;&quot;income_statement&quot;;&quot;QTR&quot;;3;&quot;fiscal_year&quot;)+1&amp;&quot;E&quot;" office:value-type="string" office:string-value="Q3 2017E" calcext:value-type="string">
            <text:p>Q3 2017E</text:p>
          </table:table-cell>
          <table:table-cell table:style-name="ce250" table:formula="of:=COM.INTRINIO.FINTECH.LOCALC.PYTHON.INTRINIOIMPL.INTRINIOFUNDAMENTALS(ticker;&quot;income_statement&quot;;&quot;QTR&quot;;2;&quot;fiscal_period&quot;)&amp;&quot; &quot;&amp;COM.INTRINIO.FINTECH.LOCALC.PYTHON.INTRINIOIMPL.INTRINIOFUNDAMENTALS(ticker;&quot;income_statement&quot;;&quot;QTR&quot;;2;&quot;fiscal_year&quot;)+1&amp;&quot;E&quot;" office:value-type="string" office:string-value="Q4 2017E" calcext:value-type="string">
            <text:p>Q4 2017E</text:p>
          </table:table-cell>
          <table:table-cell table:style-name="ce106" table:number-columns-repeated="2"/>
          <table:table-cell table:style-name="ce18"/>
          <table:table-cell table:number-columns-repeated="1009"/>
        </table:table-row>
        <table:table-row table:style-name="ro9">
          <table:table-cell/>
          <table:table-cell table:style-name="ce233" office:value-type="string" calcext:value-type="string">
            <text:p>EPS - High Est.</text:p>
          </table:table-cell>
          <table:table-cell table:style-name="ce237"/>
          <table:table-cell table:style-name="ce242"/>
          <table:table-cell table:style-name="ce248" table:formula="of:=COM.INTRINIO.FINTECH.LOCALC.PYTHON.INTRINIOIMPL.INTRINIODATAPOINT(ticker;&quot;current_yr_high_eps_est&quot;)" office:value-type="string" office:string-value="na" calcext:value-type="string">
            <text:p>na</text:p>
          </table:table-cell>
          <table:table-cell table:style-name="ce253" table:formula="of:=COM.INTRINIO.FINTECH.LOCALC.PYTHON.INTRINIOIMPL.INTRINIODATAPOINT(ticker;&quot;next_yr_high_eps_est&quot;)" office:value-type="string" office:string-value="na" calcext:value-type="string">
            <text:p>na</text:p>
          </table:table-cell>
          <table:table-cell table:style-name="ce237"/>
          <table:table-cell table:style-name="ce242" table:number-columns-repeated="3"/>
          <table:table-cell table:style-name="ce248" table:formula="of:=COM.INTRINIO.FINTECH.LOCALC.PYTHON.INTRINIOIMPL.INTRINIODATAPOINT(ticker;&quot;current_qtr_high_eps_est&quot;)" office:value-type="string" office:string-value="na" calcext:value-type="string">
            <text:p>na</text:p>
          </table:table-cell>
          <table:table-cell table:style-name="ce253" table:formula="of:=COM.INTRINIO.FINTECH.LOCALC.PYTHON.INTRINIOIMPL.INTRINIODATAPOINT(ticker;&quot;next_qtr_high_eps_est&quot;)" office:value-type="string" office:string-value="na" calcext:value-type="string">
            <text:p>na</text:p>
          </table:table-cell>
          <table:table-cell table:style-name="ce106" table:number-columns-repeated="2"/>
          <table:table-cell table:style-name="ce18"/>
          <table:table-cell table:number-columns-repeated="1009"/>
        </table:table-row>
        <table:table-row table:style-name="ro9">
          <table:table-cell/>
          <table:table-cell table:style-name="ce234" office:value-type="string" calcext:value-type="string">
            <text:p><text:s text:c="3"/>Y/Y Growth (%)</text:p>
          </table:table-cell>
          <table:table-cell table:style-name="ce238"/>
          <table:table-cell table:style-name="ce243"/>
          <table:table-cell table:style-name="ce247" table:formula="of:=IFERROR([.E14]/[.D16]-1;&quot;na&quot;)" office:value-type="string" office:string-value="na" calcext:value-type="string">
            <text:p>na</text:p>
          </table:table-cell>
          <table:table-cell table:style-name="ce252" table:formula="of:=IFERROR([.F14]/[.E14]-1;&quot;na&quot;)" office:value-type="string" office:string-value="na" calcext:value-type="string">
            <text:p>na</text:p>
          </table:table-cell>
          <table:table-cell table:style-name="ce254"/>
          <table:table-cell table:style-name="ce255" table:number-columns-repeated="3"/>
          <table:table-cell table:style-name="ce247" table:formula="of:=IFERROR([.K14]/[.G16]-1;&quot;na&quot;)" office:value-type="string" office:string-value="na" calcext:value-type="string">
            <text:p>na</text:p>
          </table:table-cell>
          <table:table-cell table:style-name="ce252" table:formula="of:=IFERROR([.L14]/[.H16]-1;&quot;na&quot;)" office:value-type="string" office:string-value="na" calcext:value-type="string">
            <text:p>na</text:p>
          </table:table-cell>
          <table:table-cell table:style-name="ce106" table:number-columns-repeated="2"/>
          <table:table-cell table:style-name="ce18"/>
          <table:table-cell table:number-columns-repeated="1009"/>
        </table:table-row>
        <table:table-row table:style-name="ro9">
          <table:table-cell/>
          <table:table-cell table:style-name="ce233" office:value-type="string" calcext:value-type="string">
            <text:p>EPS - Act/Ave Est</text:p>
          </table:table-cell>
          <table:table-cell table:style-name="ce237" table:formula="of:=COM.INTRINIO.FINTECH.LOCALC.PYTHON.INTRINIOIMPL.INTRINIOFINANCIALS(ticker;&quot;income_statement&quot;;1;&quot;FY&quot;;&quot;dilutedeps&quot;)" office:value-type="float" office:value="2.37" calcext:value-type="float">
            <text:p>$2.37</text:p>
          </table:table-cell>
          <table:table-cell table:style-name="ce242" table:formula="of:=COM.INTRINIO.FINTECH.LOCALC.PYTHON.INTRINIOIMPL.INTRINIOFINANCIALS(ticker;&quot;income_statement&quot;;0;&quot;FY&quot;;&quot;dilutedeps&quot;)" office:value-type="float" office:value="2.1" calcext:value-type="float">
            <text:p>$2.10</text:p>
          </table:table-cell>
          <table:table-cell table:style-name="ce248" table:formula="of:=COM.INTRINIO.FINTECH.LOCALC.PYTHON.INTRINIOIMPL.INTRINIODATAPOINT(ticker;&quot;current_yr_ave_eps_est&quot;)" office:value-type="string" office:string-value="na" calcext:value-type="string">
            <text:p>na</text:p>
          </table:table-cell>
          <table:table-cell table:style-name="ce253" table:formula="of:=COM.INTRINIO.FINTECH.LOCALC.PYTHON.INTRINIOIMPL.INTRINIODATAPOINT(ticker;&quot;next_yr_ave_eps_est&quot;)" office:value-type="string" office:string-value="na" calcext:value-type="string">
            <text:p>na</text:p>
          </table:table-cell>
          <table:table-cell table:style-name="ce237" table:formula="of:=COM.INTRINIO.FINTECH.LOCALC.PYTHON.INTRINIOIMPL.INTRINIOFINANCIALS(ticker;&quot;income_statement&quot;;3;&quot;QTR&quot;;&quot;dilutedeps&quot;)" office:value-type="float" office:value="0.54" calcext:value-type="float">
            <text:p>$0.54</text:p>
          </table:table-cell>
          <table:table-cell table:style-name="ce242" table:formula="of:=COM.INTRINIO.FINTECH.LOCALC.PYTHON.INTRINIOIMPL.INTRINIOFINANCIALS(ticker;&quot;income_statement&quot;;2;&quot;QTR&quot;;&quot;dilutedeps&quot;)" office:value-type="float" office:value="0.4" calcext:value-type="float">
            <text:p>$0.40</text:p>
          </table:table-cell>
          <table:table-cell table:style-name="ce242" table:formula="of:=COM.INTRINIO.FINTECH.LOCALC.PYTHON.INTRINIOIMPL.INTRINIOFINANCIALS(ticker;&quot;income_statement&quot;;1;&quot;QTR&quot;;&quot;dilutedeps&quot;)" office:value-type="float" office:value="0.56" calcext:value-type="float">
            <text:p>$0.56</text:p>
          </table:table-cell>
          <table:table-cell table:style-name="ce242" table:formula="of:=COM.INTRINIO.FINTECH.LOCALC.PYTHON.INTRINIOIMPL.INTRINIOFINANCIALS(ticker;&quot;income_statement&quot;;0;&quot;QTR&quot;;&quot;dilutedeps&quot;)" office:value-type="float" office:value="0.63" calcext:value-type="float">
            <text:p>$0.63</text:p>
          </table:table-cell>
          <table:table-cell table:style-name="ce248" table:formula="of:=COM.INTRINIO.FINTECH.LOCALC.PYTHON.INTRINIOIMPL.INTRINIODATAPOINT(ticker;&quot;current_qtr_ave_eps_est&quot;)" office:value-type="string" office:string-value="na" calcext:value-type="string">
            <text:p>na</text:p>
          </table:table-cell>
          <table:table-cell table:style-name="ce253" table:formula="of:=IFERROR(COM.INTRINIO.FINTECH.LOCALC.PYTHON.INTRINIOIMPL.INTRINIODATAPOINT(ticker;&quot;next_qtr_ave_eps_est&quot;);&quot;na&quot;)" office:value-type="string" office:string-value="na" calcext:value-type="string">
            <text:p>na</text:p>
          </table:table-cell>
          <table:table-cell table:style-name="ce106" table:number-columns-repeated="2"/>
          <table:table-cell table:style-name="ce18"/>
          <table:table-cell table:number-columns-repeated="1009"/>
        </table:table-row>
        <table:table-row table:style-name="ro9">
          <table:table-cell/>
          <table:table-cell table:style-name="ce234" office:value-type="string" calcext:value-type="string">
            <text:p><text:s text:c="3"/>Y/Y Growth (%)</text:p>
          </table:table-cell>
          <table:table-cell table:style-name="ce238" table:formula="of:=COM.INTRINIO.FINTECH.LOCALC.PYTHON.INTRINIOIMPL.INTRINIOFINANCIALS(ticker;&quot;calculations&quot;;1;&quot;FY&quot;;&quot;epsgrowth&quot;)" office:value-type="percentage" office:value="0.91129" calcext:value-type="percentage">
            <text:p>91.1%</text:p>
          </table:table-cell>
          <table:table-cell table:style-name="ce243" table:formula="of:=COM.INTRINIO.FINTECH.LOCALC.PYTHON.INTRINIOIMPL.INTRINIOFINANCIALS(ticker;&quot;calculations&quot;;0;&quot;FY&quot;;&quot;epsgrowth&quot;)" office:value-type="percentage" office:value="-0.113924" calcext:value-type="percentage">
            <text:p>-11.4%</text:p>
          </table:table-cell>
          <table:table-cell table:style-name="ce247" table:formula="of:=IFERROR([.E16]/[.D16]-1;&quot;na&quot;)" office:value-type="string" office:string-value="na" calcext:value-type="string">
            <text:p>na</text:p>
          </table:table-cell>
          <table:table-cell table:style-name="ce252" table:formula="of:=IFERROR([.F16]/[.E16]-1;&quot;na&quot;)" office:value-type="string" office:string-value="na" calcext:value-type="string">
            <text:p>na</text:p>
          </table:table-cell>
          <table:table-cell table:style-name="ce238" table:formula="of:=COM.INTRINIO.FINTECH.LOCALC.PYTHON.INTRINIOIMPL.INTRINIOFINANCIALS(ticker;&quot;calculations&quot;;3;&quot;QTR&quot;;&quot;epsgrowth&quot;)" office:value-type="percentage" office:value="0.08" calcext:value-type="percentage">
            <text:p>8.0%</text:p>
          </table:table-cell>
          <table:table-cell table:style-name="ce243" table:formula="of:=COM.INTRINIO.FINTECH.LOCALC.PYTHON.INTRINIOIMPL.INTRINIOFINANCIALS(ticker;&quot;calculations&quot;;2;&quot;QTR&quot;;&quot;epsgrowth&quot;)" office:value-type="percentage" office:value="-0.384615" calcext:value-type="percentage">
            <text:p>-38.5%</text:p>
          </table:table-cell>
          <table:table-cell table:style-name="ce243" table:formula="of:=COM.INTRINIO.FINTECH.LOCALC.PYTHON.INTRINIOIMPL.INTRINIOFINANCIALS(ticker;&quot;calculations&quot;;1;&quot;QTR&quot;;&quot;epsgrowth&quot;)" office:value-type="percentage" office:value="-0.081967" calcext:value-type="percentage">
            <text:p>-8.2%</text:p>
          </table:table-cell>
          <table:table-cell table:style-name="ce243" table:formula="of:=COM.INTRINIO.FINTECH.LOCALC.PYTHON.INTRINIOIMPL.INTRINIOFINANCIALS(ticker;&quot;calculations&quot;;0;&quot;QTR&quot;;&quot;epsgrowth&quot;)" office:value-type="percentage" office:value="0.145455" calcext:value-type="percentage">
            <text:p>14.5%</text:p>
          </table:table-cell>
          <table:table-cell table:style-name="ce247" table:formula="of:=IFERROR([.K16]/[.G16]-1;&quot;na&quot;)" office:value-type="string" office:string-value="na" calcext:value-type="string">
            <text:p>na</text:p>
          </table:table-cell>
          <table:table-cell table:style-name="ce252" table:formula="of:=IFERROR([.L16]/[.H16]-1;&quot;na&quot;)" office:value-type="string" office:string-value="na" calcext:value-type="string">
            <text:p>na</text:p>
          </table:table-cell>
          <table:table-cell table:style-name="ce106" table:number-columns-repeated="2"/>
          <table:table-cell table:style-name="ce18"/>
          <table:table-cell table:number-columns-repeated="1009"/>
        </table:table-row>
        <table:table-row table:style-name="ro9">
          <table:table-cell/>
          <table:table-cell table:style-name="ce233" office:value-type="string" calcext:value-type="string">
            <text:p>EPS - Low Est.</text:p>
          </table:table-cell>
          <table:table-cell table:style-name="ce237"/>
          <table:table-cell table:style-name="ce242"/>
          <table:table-cell table:style-name="ce248" table:formula="of:=COM.INTRINIO.FINTECH.LOCALC.PYTHON.INTRINIOIMPL.INTRINIODATAPOINT(ticker;&quot;current_yr_low_eps_est&quot;)" office:value-type="string" office:string-value="na" calcext:value-type="string">
            <text:p>na</text:p>
          </table:table-cell>
          <table:table-cell table:style-name="ce253" table:formula="of:=COM.INTRINIO.FINTECH.LOCALC.PYTHON.INTRINIOIMPL.INTRINIODATAPOINT(ticker;&quot;next_yr_low_eps_est&quot;)" office:value-type="string" office:string-value="na" calcext:value-type="string">
            <text:p>na</text:p>
          </table:table-cell>
          <table:table-cell table:style-name="ce237"/>
          <table:table-cell table:style-name="ce242" table:number-columns-repeated="3"/>
          <table:table-cell table:style-name="ce248" table:formula="of:=COM.INTRINIO.FINTECH.LOCALC.PYTHON.INTRINIOIMPL.INTRINIODATAPOINT(ticker;&quot;current_qtr_low_eps_est&quot;)" office:value-type="string" office:string-value="na" calcext:value-type="string">
            <text:p>na</text:p>
          </table:table-cell>
          <table:table-cell table:style-name="ce253" table:formula="of:=COM.INTRINIO.FINTECH.LOCALC.PYTHON.INTRINIOIMPL.INTRINIODATAPOINT(ticker;&quot;next_qtr_low_eps_est&quot;)" office:value-type="string" office:string-value="na" calcext:value-type="string">
            <text:p>na</text:p>
          </table:table-cell>
          <table:table-cell table:style-name="ce106" table:number-columns-repeated="2"/>
          <table:table-cell table:style-name="ce18"/>
          <table:table-cell table:number-columns-repeated="1009"/>
        </table:table-row>
        <table:table-row table:style-name="ro8">
          <table:table-cell/>
          <table:table-cell table:style-name="ce234" office:value-type="string" calcext:value-type="string">
            <text:p><text:s text:c="3"/>Y/Y Growth (%)</text:p>
          </table:table-cell>
          <table:table-cell table:style-name="ce238"/>
          <table:table-cell table:style-name="ce243"/>
          <table:table-cell table:style-name="ce247" table:formula="of:=IFERROR([.E18]/[.D16]-1;&quot;na&quot;)" office:value-type="string" office:string-value="na" calcext:value-type="string">
            <text:p>na</text:p>
          </table:table-cell>
          <table:table-cell table:style-name="ce252" table:formula="of:=IFERROR([.F18]/[.E18]-1;&quot;na&quot;)" office:value-type="string" office:string-value="na" calcext:value-type="string">
            <text:p>na</text:p>
          </table:table-cell>
          <table:table-cell table:style-name="ce254"/>
          <table:table-cell table:style-name="ce255" table:number-columns-repeated="3"/>
          <table:table-cell table:style-name="ce247" table:formula="of:=IFERROR([.K18]/[.G16]-1;&quot;na&quot;)" office:value-type="string" office:string-value="na" calcext:value-type="string">
            <text:p>na</text:p>
          </table:table-cell>
          <table:table-cell table:style-name="ce252" table:formula="of:=IFERROR([.L18]/[.H16]-1;&quot;na&quot;)" office:value-type="string" office:string-value="na" calcext:value-type="string">
            <text:p>na</text:p>
          </table:table-cell>
          <table:table-cell table:style-name="ce106" table:number-columns-repeated="2"/>
          <table:table-cell table:style-name="ce18"/>
          <table:table-cell table:number-columns-repeated="1009"/>
        </table:table-row>
        <table:table-row table:style-name="ro9">
          <table:table-cell/>
          <table:table-cell table:style-name="ce28" table:number-columns-repeated="11"/>
          <table:table-cell table:style-name="ce106" table:number-columns-repeated="2"/>
          <table:table-cell table:style-name="ce18"/>
          <table:table-cell/>
          <table:table-cell table:style-name="ce258"/>
          <table:table-cell table:number-columns-repeated="1007"/>
        </table:table-row>
        <table:table-row table:style-name="ro9" table:number-rows-repeated="2">
          <table:table-cell/>
          <table:table-cell table:style-name="ce43" table:number-columns-repeated="11"/>
          <table:table-cell table:style-name="ce106" table:number-columns-repeated="2"/>
          <table:table-cell table:style-name="ce18"/>
          <table:table-cell table:number-columns-repeated="1009"/>
        </table:table-row>
        <table:table-row table:style-name="ro9">
          <table:table-cell/>
          <table:table-cell table:style-name="ce43" table:number-columns-repeated="11"/>
          <table:table-cell table:style-name="ce107"/>
          <table:table-cell table:style-name="ce106"/>
          <table:table-cell table:style-name="ce18"/>
          <table:table-cell table:number-columns-repeated="1009"/>
        </table:table-row>
        <table:table-row table:style-name="ro9">
          <table:table-cell/>
          <table:table-cell table:style-name="ce43" table:number-columns-repeated="11"/>
          <table:table-cell table:style-name="ce26"/>
          <table:table-cell table:style-name="ce18" table:number-columns-repeated="2"/>
          <table:table-cell table:number-columns-repeated="1009"/>
        </table:table-row>
        <table:table-row table:style-name="ro9">
          <table:table-cell/>
          <table:table-cell table:style-name="ce43" table:number-columns-repeated="11"/>
          <table:table-cell table:style-name="ce18" table:number-columns-repeated="3"/>
          <table:table-cell table:number-columns-repeated="1009"/>
        </table:table-row>
        <table:table-row table:style-name="ro9">
          <table:table-cell/>
          <table:table-cell table:style-name="ce43" table:number-columns-repeated="11"/>
          <table:table-cell table:number-columns-repeated="1012"/>
        </table:table-row>
        <table:table-row table:style-name="ro10">
          <table:table-cell/>
          <table:table-cell table:style-name="ce43" table:number-columns-repeated="11"/>
          <table:table-cell table:number-columns-repeated="1012"/>
        </table:table-row>
        <table:table-row table:style-name="ro11">
          <table:table-cell table:number-columns-repeated="2"/>
          <table:table-cell table:style-name="ce34" table:number-columns-repeated="3"/>
          <table:table-cell/>
          <table:table-cell table:style-name="ce34" table:number-columns-repeated="5"/>
          <table:table-cell/>
          <table:table-cell table:style-name="ce283"/>
          <table:table-cell table:number-columns-repeated="1011"/>
        </table:table-row>
        <table:table-row table:style-name="ro7" table:number-rows-repeated="2">
          <table:table-cell table:number-columns-repeated="2"/>
          <table:table-cell table:style-name="ce34" table:number-columns-repeated="3"/>
          <table:table-cell/>
          <table:table-cell table:style-name="ce34" table:number-columns-repeated="5"/>
          <table:table-cell/>
          <table:table-cell table:style-name="ce283"/>
          <table:table-cell table:number-columns-repeated="1011"/>
        </table:table-row>
        <table:table-row table:style-name="ro7" table:number-rows-repeated="2">
          <table:table-cell table:number-columns-repeated="2"/>
          <table:table-cell table:style-name="ce34" table:number-columns-repeated="3"/>
          <table:table-cell/>
          <table:table-cell table:style-name="ce34" table:number-columns-repeated="5"/>
          <table:table-cell/>
          <table:table-cell table:style-name="ce30"/>
          <table:table-cell table:number-columns-repeated="1011"/>
        </table:table-row>
        <table:table-row table:style-name="ro7">
          <table:table-cell table:number-columns-repeated="2"/>
          <table:table-cell table:style-name="ce34" table:number-columns-repeated="3"/>
          <table:table-cell/>
          <table:table-cell table:style-name="ce34" table:number-columns-repeated="5"/>
          <table:table-cell table:number-columns-repeated="1013"/>
        </table:table-row>
        <table:table-row table:style-name="ro7">
          <table:table-cell table:number-columns-repeated="2"/>
          <table:table-cell table:style-name="ce34" table:number-columns-repeated="3"/>
          <table:table-cell/>
          <table:table-cell table:style-name="ce34" table:number-columns-repeated="5"/>
          <table:table-cell/>
          <table:table-cell table:style-name="ce31"/>
          <table:table-cell table:number-columns-repeated="1011"/>
        </table:table-row>
        <table:table-row table:style-name="ro7" table:number-rows-repeated="6">
          <table:table-cell table:number-columns-repeated="2"/>
          <table:table-cell table:style-name="ce34" table:number-columns-repeated="3"/>
          <table:table-cell/>
          <table:table-cell table:style-name="ce34" table:number-columns-repeated="5"/>
          <table:table-cell table:number-columns-repeated="1013"/>
        </table:table-row>
        <table:table-row table:style-name="ro7" table:number-rows-repeated="1048535">
          <table:table-cell table:number-columns-repeated="1024"/>
        </table:table-row>
        <table:table-row table:style-name="ro7">
          <table:table-cell table:number-columns-repeated="1024"/>
        </table:table-row>
        <table:named-expressions>
          <table:named-range table:name="_xlnm.Print_Area" table:base-cell-address="$'Key Estimates'.$A$1" table:cell-range-address="$'Key Estimates'.$A$1:.$M$20" table:range-usable-as="print-range"/>
        </table:named-expressions>
        <calcext:conditional-formats>
          <calcext:conditional-format calcext:target-range-address="'Key Estimates'.M28:'Key Estimates'.M30">
            <calcext:condition calcext:apply-style-name="ConditionalStyle_22" calcext:value="&gt;0" calcext:base-cell-address="'Key Estimates'.M28"/>
            <calcext:condition calcext:apply-style-name="ConditionalStyle_21" calcext:value="&lt;0" calcext:base-cell-address="'Key Estimates'.M28"/>
          </calcext:conditional-format>
        </calcext:conditional-formats>
      </table:table>
      <table:table table:name="Income Metrics" table:style-name="ta4">
        <table:table-column table:style-name="co8" table:default-cell-style-name="ce13"/>
        <table:table-column table:style-name="co30" table:default-cell-style-name="ce13"/>
        <table:table-column table:style-name="co31" table:number-columns-repeated="4" table:default-cell-style-name="ce13"/>
        <table:table-column table:style-name="co32" table:default-cell-style-name="ce13"/>
        <table:table-column table:style-name="co31" table:number-columns-repeated="4" table:default-cell-style-name="ce13"/>
        <table:table-column table:style-name="co23" table:default-cell-style-name="ce13"/>
        <table:table-column table:style-name="co24" table:default-cell-style-name="ce13"/>
        <table:table-column table:style-name="co25" table:default-cell-style-name="ce13"/>
        <table:table-column table:style-name="co1" table:number-columns-repeated="1010" table:default-cell-style-name="ce13"/>
        <table:table-row table:style-name="ro3">
          <table:table-cell table:style-name="ce12" office:value-type="string" calcext:value-type="string">
            <text:p>Income Metrics</text:p>
          </table:table-cell>
          <table:table-cell table:number-columns-repeated="1023"/>
        </table:table-row>
        <table:table-row table:style-name="ro7">
          <table:table-cell table:number-columns-repeated="1024"/>
        </table:table-row>
        <table:table-row table:style-name="ro8">
          <table:table-cell/>
          <table:table-cell table:style-name="ce231"/>
          <table:table-cell table:style-name="ce263" office:value-type="string" calcext:value-type="string" table:number-columns-spanned="5" table:number-rows-spanned="1">
            <text:p>Annual</text:p>
          </table:table-cell>
          <table:covered-table-cell table:number-columns-repeated="3" table:style-name="ce240"/>
          <table:covered-table-cell table:style-name="ce249"/>
          <table:table-cell table:style-name="ce300" office:value-type="string" calcext:value-type="string" table:number-columns-spanned="4" table:number-rows-spanned="1">
            <text:p>Quarterly</text:p>
          </table:table-cell>
          <table:covered-table-cell table:number-columns-repeated="3" table:style-name="ce240"/>
          <table:table-cell table:number-columns-repeated="1013"/>
        </table:table-row>
        <table:table-row table:style-name="ro9">
          <table:table-cell/>
          <table:table-cell table:style-name="ce232"/>
          <table:table-cell table:style-name="ce236" table:formula="of:=&quot;FY &quot;&amp;COM.INTRINIO.FINTECH.LOCALC.PYTHON.INTRINIOIMPL.INTRINIOFUNDAMENTALS(ticker;&quot;income_statement&quot;;[.C29];[.C30];&quot;fiscal_year&quot;)" office:value-type="string" office:string-value="FY 2013" calcext:value-type="string">
            <text:p>FY 2013</text:p>
          </table:table-cell>
          <table:table-cell table:style-name="ce241" table:formula="of:=&quot;FY &quot;&amp;COM.INTRINIO.FINTECH.LOCALC.PYTHON.INTRINIOIMPL.INTRINIOFUNDAMENTALS(ticker;&quot;income_statement&quot;;[.D29];[.D30];&quot;fiscal_year&quot;)" office:value-type="string" office:string-value="FY 2014" calcext:value-type="string">
            <text:p>FY 2014</text:p>
          </table:table-cell>
          <table:table-cell table:style-name="ce241" table:formula="of:=&quot;FY &quot;&amp;COM.INTRINIO.FINTECH.LOCALC.PYTHON.INTRINIOIMPL.INTRINIOFUNDAMENTALS(ticker;&quot;income_statement&quot;;[.E29];[.E30];&quot;fiscal_year&quot;)" office:value-type="string" office:string-value="FY 2015" calcext:value-type="string">
            <text:p>FY 2015</text:p>
          </table:table-cell>
          <table:table-cell table:style-name="ce241" table:formula="of:=&quot;FY &quot;&amp;COM.INTRINIO.FINTECH.LOCALC.PYTHON.INTRINIOIMPL.INTRINIOFUNDAMENTALS(ticker;&quot;income_statement&quot;;[.F29];[.F30];&quot;fiscal_year&quot;)" office:value-type="string" office:string-value="FY 2016" calcext:value-type="string">
            <text:p>FY 2016</text:p>
          </table:table-cell>
          <table:table-cell table:style-name="ce296" table:formula="of:=[.G29]&amp; &quot; &quot; &amp;[.G30]" office:value-type="string" office:string-value="Q2TTM 2017" calcext:value-type="string">
            <text:p>Q2TTM 2017</text:p>
          </table:table-cell>
          <table:table-cell table:style-name="ce236" table:formula="of:=COM.INTRINIO.FINTECH.LOCALC.PYTHON.INTRINIOIMPL.INTRINIOFUNDAMENTALS(ticker;&quot;income_statement&quot;;[.H29];[.H30];&quot;fiscal_period&quot;)&amp;&quot; &quot;&amp;COM.INTRINIO.FINTECH.LOCALC.PYTHON.INTRINIOIMPL.INTRINIOFUNDAMENTALS(ticker;&quot;income_statement&quot;;[.H29];[.H30];&quot;fiscal_year&quot;)" office:value-type="string" office:string-value="Q3 2016" calcext:value-type="string">
            <text:p>Q3 2016</text:p>
          </table:table-cell>
          <table:table-cell table:style-name="ce241" table:formula="of:=COM.INTRINIO.FINTECH.LOCALC.PYTHON.INTRINIOIMPL.INTRINIOFUNDAMENTALS(ticker;&quot;income_statement&quot;;[.I29];[.I30];&quot;fiscal_period&quot;)&amp;&quot; &quot;&amp;COM.INTRINIO.FINTECH.LOCALC.PYTHON.INTRINIOIMPL.INTRINIOFUNDAMENTALS(ticker;&quot;income_statement&quot;;[.I29];[.I30];&quot;fiscal_year&quot;)" office:value-type="string" office:string-value="Q4 2016" calcext:value-type="string">
            <text:p>Q4 2016</text:p>
          </table:table-cell>
          <table:table-cell table:style-name="ce241" table:formula="of:=COM.INTRINIO.FINTECH.LOCALC.PYTHON.INTRINIOIMPL.INTRINIOFUNDAMENTALS(ticker;&quot;income_statement&quot;;[.J29];[.J30];&quot;fiscal_period&quot;)&amp;&quot; &quot;&amp;COM.INTRINIO.FINTECH.LOCALC.PYTHON.INTRINIOIMPL.INTRINIOFUNDAMENTALS(ticker;&quot;income_statement&quot;;[.J29];[.J30];&quot;fiscal_year&quot;)" office:value-type="string" office:string-value="Q1 2017" calcext:value-type="string">
            <text:p>Q1 2017</text:p>
          </table:table-cell>
          <table:table-cell table:style-name="ce241" table:formula="of:=COM.INTRINIO.FINTECH.LOCALC.PYTHON.INTRINIOIMPL.INTRINIOFUNDAMENTALS(ticker;&quot;income_statement&quot;;[.K29];[.K30];&quot;fiscal_period&quot;)&amp;&quot; &quot;&amp;COM.INTRINIO.FINTECH.LOCALC.PYTHON.INTRINIOIMPL.INTRINIOFUNDAMENTALS(ticker;&quot;income_statement&quot;;[.K29];[.K30];&quot;fiscal_year&quot;)" office:value-type="string" office:string-value="Q2 2017" calcext:value-type="string">
            <text:p>Q2 2017</text:p>
          </table:table-cell>
          <table:table-cell/>
          <table:table-cell table:style-name="ce109"/>
          <table:table-cell table:number-columns-repeated="1011"/>
        </table:table-row>
        <table:table-row table:style-name="ro9">
          <table:table-cell/>
          <table:table-cell table:style-name="ce287" office:value-type="string" calcext:value-type="string">
            <text:p>Revenue</text:p>
          </table:table-cell>
          <table:table-cell table:style-name="ce289" table:formula="of:=COM.INTRINIO.FINTECH.LOCALC.PYTHON.INTRINIOIMPL.INTRINIOFINANCIALS(ticker;&quot;income_statement&quot;;[.C$30];[.C$29];&quot;totalrevenue&quot;;&quot;A&quot;)/1000000" office:value-type="float" office:value="128752" calcext:value-type="float">
            <text:p>$128,752</text:p>
          </table:table-cell>
          <table:table-cell table:style-name="ce293" table:formula="of:=COM.INTRINIO.FINTECH.LOCALC.PYTHON.INTRINIOIMPL.INTRINIOFINANCIALS(ticker;&quot;income_statement&quot;;[.D$30];[.D$29];&quot;totalrevenue&quot;;&quot;A&quot;)/1000000" office:value-type="float" office:value="132447" calcext:value-type="float">
            <text:p>$132,447</text:p>
          </table:table-cell>
          <table:table-cell table:style-name="ce293" table:formula="of:=COM.INTRINIO.FINTECH.LOCALC.PYTHON.INTRINIOIMPL.INTRINIOFINANCIALS(ticker;&quot;income_statement&quot;;[.E$30];[.E$29];&quot;totalrevenue&quot;;&quot;A&quot;)/1000000" office:value-type="float" office:value="146801" calcext:value-type="float">
            <text:p>$146,801</text:p>
          </table:table-cell>
          <table:table-cell table:style-name="ce293" table:formula="of:=COM.INTRINIO.FINTECH.LOCALC.PYTHON.INTRINIOIMPL.INTRINIOFINANCIALS(ticker;&quot;income_statement&quot;;[.F$30];[.F$29];&quot;totalrevenue&quot;;&quot;A&quot;)/1000000" office:value-type="float" office:value="163786" calcext:value-type="float">
            <text:p>$163,786</text:p>
          </table:table-cell>
          <table:table-cell table:style-name="ce297" table:formula="of:=COM.INTRINIO.FINTECH.LOCALC.PYTHON.INTRINIOIMPL.INTRINIOFINANCIALS(ticker;&quot;income_statement&quot;;[.G$30];[.G$29];&quot;totalrevenue&quot;;&quot;A&quot;)/1000000" office:value-type="float" office:value="161933" calcext:value-type="float">
            <text:p>$161,933</text:p>
          </table:table-cell>
          <table:table-cell table:style-name="ce301" table:formula="of:=COM.INTRINIO.FINTECH.LOCALC.PYTHON.INTRINIOIMPL.INTRINIOFINANCIALS(ticker;&quot;income_statement&quot;;[.H$30];[.H$29];&quot;totalrevenue&quot;;&quot;A&quot;)/1000000" office:value-type="float" office:value="40890" calcext:value-type="float">
            <text:p>$40,890</text:p>
          </table:table-cell>
          <table:table-cell table:style-name="ce293" table:formula="of:=COM.INTRINIO.FINTECH.LOCALC.PYTHON.INTRINIOIMPL.INTRINIOFINANCIALS(ticker;&quot;income_statement&quot;;[.I$30];[.I$29];&quot;totalrevenue&quot;;&quot;A&quot;)/1000000" office:value-type="float" office:value="41841" calcext:value-type="float">
            <text:p>$41,841</text:p>
          </table:table-cell>
          <table:table-cell table:style-name="ce293" table:formula="of:=COM.INTRINIO.FINTECH.LOCALC.PYTHON.INTRINIOIMPL.INTRINIOFINANCIALS(ticker;&quot;income_statement&quot;;[.J$30];[.J$29];&quot;totalrevenue&quot;;&quot;A&quot;)/1000000" office:value-type="float" office:value="39365" calcext:value-type="float">
            <text:p>$39,365</text:p>
          </table:table-cell>
          <table:table-cell table:style-name="ce293" table:formula="of:=COM.INTRINIO.FINTECH.LOCALC.PYTHON.INTRINIOIMPL.INTRINIOFINANCIALS(ticker;&quot;income_statement&quot;;[.K$30];[.K$29];&quot;totalrevenue&quot;;&quot;A&quot;)/1000000" office:value-type="float" office:value="39837" calcext:value-type="float">
            <text:p>$39,837</text:p>
          </table:table-cell>
          <table:table-cell table:number-columns-repeated="1013"/>
        </table:table-row>
        <table:table-row table:style-name="ro12">
          <table:table-cell table:style-name="ce286"/>
          <table:table-cell table:style-name="ce288" office:value-type="string" calcext:value-type="string">
            <text:p><text:s text:c="3"/>Y/Y Growth (%)</text:p>
          </table:table-cell>
          <table:table-cell table:style-name="ce290" table:formula="of:=COM.INTRINIO.FINTECH.LOCALC.PYTHON.INTRINIOIMPL.INTRINIOFINANCIALS(ticker;&quot;calculations&quot;;[.C$30];[.C$29];&quot;revenuegrowth&quot;)" office:value-type="percentage" office:value="0.010343" calcext:value-type="percentage">
            <text:p>1.0%</text:p>
          </table:table-cell>
          <table:table-cell table:style-name="ce294" table:formula="of:=COM.INTRINIO.FINTECH.LOCALC.PYTHON.INTRINIOIMPL.INTRINIOFINANCIALS(ticker;&quot;calculations&quot;;[.D$30];[.D$29];&quot;revenuegrowth&quot;)" office:value-type="percentage" office:value="0.028699" calcext:value-type="percentage">
            <text:p>2.9%</text:p>
          </table:table-cell>
          <table:table-cell table:style-name="ce294" table:formula="of:=COM.INTRINIO.FINTECH.LOCALC.PYTHON.INTRINIOIMPL.INTRINIOFINANCIALS(ticker;&quot;calculations&quot;;[.E$30];[.E$29];&quot;revenuegrowth&quot;)" office:value-type="percentage" office:value="0.108375" calcext:value-type="percentage">
            <text:p>10.8%</text:p>
          </table:table-cell>
          <table:table-cell table:style-name="ce294" table:formula="of:=COM.INTRINIO.FINTECH.LOCALC.PYTHON.INTRINIOIMPL.INTRINIOFINANCIALS(ticker;&quot;calculations&quot;;[.F$30];[.F$29];&quot;revenuegrowth&quot;)" office:value-type="percentage" office:value="0.115701" calcext:value-type="percentage">
            <text:p>11.6%</text:p>
          </table:table-cell>
          <table:table-cell table:style-name="ce298" table:formula="of:=COM.INTRINIO.FINTECH.LOCALC.PYTHON.INTRINIOIMPL.INTRINIOFINANCIALS(ticker;&quot;calculations&quot;;[.G$30];[.G$29];&quot;revenuegrowth&quot;)" office:value-type="percentage" office:value="-0.002046" calcext:value-type="percentage">
            <text:p>-0.2%</text:p>
          </table:table-cell>
          <table:table-cell table:style-name="ce290" table:formula="of:=COM.INTRINIO.FINTECH.LOCALC.PYTHON.INTRINIOIMPL.INTRINIOFINANCIALS(ticker;&quot;calculations&quot;;[.H$30];[.H$29];&quot;revenuegrowth&quot;)" office:value-type="percentage" office:value="0.046021" calcext:value-type="percentage">
            <text:p>4.6%</text:p>
          </table:table-cell>
          <table:table-cell table:style-name="ce294" table:formula="of:=COM.INTRINIO.FINTECH.LOCALC.PYTHON.INTRINIOIMPL.INTRINIOFINANCIALS(ticker;&quot;calculations&quot;;[.I$30];[.I$29];&quot;revenuegrowth&quot;)" office:value-type="percentage" office:value="-0.0066" calcext:value-type="percentage">
            <text:p>-0.7%</text:p>
          </table:table-cell>
          <table:table-cell table:style-name="ce294" table:formula="of:=COM.INTRINIO.FINTECH.LOCALC.PYTHON.INTRINIOIMPL.INTRINIOFINANCIALS(ticker;&quot;calculations&quot;;[.J$30];[.J$29];&quot;revenuegrowth&quot;)" office:value-type="percentage" office:value="-0.028864" calcext:value-type="percentage">
            <text:p>-2.9%</text:p>
          </table:table-cell>
          <table:table-cell table:style-name="ce294" table:formula="of:=COM.INTRINIO.FINTECH.LOCALC.PYTHON.INTRINIOIMPL.INTRINIOFINANCIALS(ticker;&quot;calculations&quot;;[.K$30];[.K$29];&quot;revenuegrowth&quot;)" office:value-type="percentage" office:value="-0.016856" calcext:value-type="percentage">
            <text:p>-1.7%</text:p>
          </table:table-cell>
          <table:table-cell table:style-name="ce303" table:number-columns-repeated="3"/>
          <table:table-cell table:style-name="ce286" table:number-columns-repeated="1010"/>
        </table:table-row>
        <table:table-row table:style-name="ro9">
          <table:table-cell/>
          <table:table-cell table:style-name="ce287" office:value-type="string" calcext:value-type="string">
            <text:p>Gross Profit</text:p>
          </table:table-cell>
          <table:table-cell table:style-name="ce289" table:formula="of:=COM.INTRINIO.FINTECH.LOCALC.PYTHON.INTRINIOIMPL.INTRINIOFINANCIALS(ticker;&quot;income_statement&quot;;[.C$30];[.C$29];&quot;totalgrossprofit&quot;;&quot;A&quot;)/1000000" office:value-type="float" office:value="77561" calcext:value-type="float">
            <text:p>$77,561</text:p>
          </table:table-cell>
          <table:table-cell table:style-name="ce293" table:formula="of:=COM.INTRINIO.FINTECH.LOCALC.PYTHON.INTRINIOIMPL.INTRINIOFINANCIALS(ticker;&quot;income_statement&quot;;[.D$30];[.D$29];&quot;totalgrossprofit&quot;;&quot;A&quot;)/1000000" office:value-type="float" office:value="72302" calcext:value-type="float">
            <text:p>$72,302</text:p>
          </table:table-cell>
          <table:table-cell table:style-name="ce293" table:formula="of:=COM.INTRINIO.FINTECH.LOCALC.PYTHON.INTRINIOIMPL.INTRINIOFINANCIALS(ticker;&quot;income_statement&quot;;[.E$30];[.E$29];&quot;totalgrossprofit&quot;;&quot;A&quot;)/1000000" office:value-type="float" office:value="79755" calcext:value-type="float">
            <text:p>$79,755</text:p>
          </table:table-cell>
          <table:table-cell table:style-name="ce293" table:formula="of:=COM.INTRINIO.FINTECH.LOCALC.PYTHON.INTRINIOIMPL.INTRINIOFINANCIALS(ticker;&quot;income_statement&quot;;[.F$30];[.F$29];&quot;totalgrossprofit&quot;;&quot;A&quot;)/1000000" office:value-type="float" office:value="86902" calcext:value-type="float">
            <text:p>$86,902</text:p>
          </table:table-cell>
          <table:table-cell table:style-name="ce297" table:formula="of:=COM.INTRINIO.FINTECH.LOCALC.PYTHON.INTRINIOIMPL.INTRINIOFINANCIALS(ticker;&quot;income_statement&quot;;[.G$30];[.G$29];&quot;totalgrossprofit&quot;;&quot;A&quot;)/1000000" office:value-type="float" office:value="85156" calcext:value-type="float">
            <text:p>$85,156</text:p>
          </table:table-cell>
          <table:table-cell table:style-name="ce301" table:formula="of:=COM.INTRINIO.FINTECH.LOCALC.PYTHON.INTRINIOIMPL.INTRINIOFINANCIALS(ticker;&quot;income_statement&quot;;[.H$30];[.H$29];&quot;totalgrossprofit&quot;;&quot;A&quot;)/1000000" office:value-type="float" office:value="31526" calcext:value-type="float">
            <text:p>$31,526</text:p>
          </table:table-cell>
          <table:table-cell table:style-name="ce293" table:formula="of:=COM.INTRINIO.FINTECH.LOCALC.PYTHON.INTRINIOIMPL.INTRINIOFINANCIALS(ticker;&quot;income_statement&quot;;[.I$30];[.I$29];&quot;totalgrossprofit&quot;;&quot;A&quot;)/1000000" office:value-type="float" office:value="-7714" calcext:value-type="float">
            <text:p>-$7,714</text:p>
          </table:table-cell>
          <table:table-cell table:style-name="ce293" table:formula="of:=COM.INTRINIO.FINTECH.LOCALC.PYTHON.INTRINIOIMPL.INTRINIOFINANCIALS(ticker;&quot;income_statement&quot;;[.J$30];[.J$29];&quot;totalgrossprofit&quot;;&quot;A&quot;)/1000000" office:value-type="float" office:value="30543" calcext:value-type="float">
            <text:p>$30,543</text:p>
          </table:table-cell>
          <table:table-cell table:style-name="ce293" table:formula="of:=COM.INTRINIO.FINTECH.LOCALC.PYTHON.INTRINIOIMPL.INTRINIOFINANCIALS(ticker;&quot;income_statement&quot;;[.K$30];[.K$29];&quot;totalgrossprofit&quot;;&quot;A&quot;)/1000000" office:value-type="float" office:value="30801" calcext:value-type="float">
            <text:p>$30,801</text:p>
          </table:table-cell>
          <table:table-cell table:style-name="ce18" table:number-columns-repeated="3"/>
          <table:table-cell table:number-columns-repeated="1010"/>
        </table:table-row>
        <table:table-row table:style-name="ro12">
          <table:table-cell table:style-name="ce286"/>
          <table:table-cell table:style-name="ce288" office:value-type="string" calcext:value-type="string">
            <text:p><text:s text:c="3"/>Margin (%)</text:p>
          </table:table-cell>
          <table:table-cell table:style-name="ce290" table:formula="of:=COM.INTRINIO.FINTECH.LOCALC.PYTHON.INTRINIOIMPL.INTRINIOFINANCIALS(ticker;&quot;calculations&quot;;[.C$30];[.C$29];&quot;grossmargin&quot;)" office:value-type="percentage" office:value="0.602406" calcext:value-type="percentage">
            <text:p>60.2%</text:p>
          </table:table-cell>
          <table:table-cell table:style-name="ce294" table:formula="of:=COM.INTRINIO.FINTECH.LOCALC.PYTHON.INTRINIOIMPL.INTRINIOFINANCIALS(ticker;&quot;calculations&quot;;[.D$30];[.D$29];&quot;grossmargin&quot;)" office:value-type="percentage" office:value="0.545894" calcext:value-type="percentage">
            <text:p>54.6%</text:p>
          </table:table-cell>
          <table:table-cell table:style-name="ce294" table:formula="of:=COM.INTRINIO.FINTECH.LOCALC.PYTHON.INTRINIOIMPL.INTRINIOFINANCIALS(ticker;&quot;calculations&quot;;[.E$30];[.E$29];&quot;grossmargin&quot;)" office:value-type="percentage" office:value="0.543286" calcext:value-type="percentage">
            <text:p>54.3%</text:p>
          </table:table-cell>
          <table:table-cell table:style-name="ce294" table:formula="of:=COM.INTRINIO.FINTECH.LOCALC.PYTHON.INTRINIOIMPL.INTRINIOFINANCIALS(ticker;&quot;calculations&quot;;[.F$30];[.F$29];&quot;grossmargin&quot;)" office:value-type="percentage" office:value="0.530583" calcext:value-type="percentage">
            <text:p>53.1%</text:p>
          </table:table-cell>
          <table:table-cell table:style-name="ce298" table:formula="of:=COM.INTRINIO.FINTECH.LOCALC.PYTHON.INTRINIOIMPL.INTRINIOFINANCIALS(ticker;&quot;calculations&quot;;[.G$30];[.G$29];&quot;grossmargin&quot;)" office:value-type="percentage" office:value="0.525872" calcext:value-type="percentage">
            <text:p>52.6%</text:p>
          </table:table-cell>
          <table:table-cell table:style-name="ce290" table:formula="of:=COM.INTRINIO.FINTECH.LOCALC.PYTHON.INTRINIOIMPL.INTRINIOFINANCIALS(ticker;&quot;calculations&quot;;[.H$30];[.H$29];&quot;grossmargin&quot;)" office:value-type="percentage" office:value="0.770995" calcext:value-type="percentage">
            <text:p>77.1%</text:p>
          </table:table-cell>
          <table:table-cell table:style-name="ce294" table:formula="of:=COM.INTRINIO.FINTECH.LOCALC.PYTHON.INTRINIOIMPL.INTRINIOFINANCIALS(ticker;&quot;calculations&quot;;[.I$30];[.I$29];&quot;grossmargin&quot;)" office:value-type="percentage" office:value="-0.184365" calcext:value-type="percentage">
            <text:p>-18.4%</text:p>
          </table:table-cell>
          <table:table-cell table:style-name="ce294" table:formula="of:=COM.INTRINIO.FINTECH.LOCALC.PYTHON.INTRINIOIMPL.INTRINIOFINANCIALS(ticker;&quot;calculations&quot;;[.J$30];[.J$29];&quot;grossmargin&quot;)" office:value-type="percentage" office:value="0.775892" calcext:value-type="percentage">
            <text:p>77.6%</text:p>
          </table:table-cell>
          <table:table-cell table:style-name="ce294" table:formula="of:=COM.INTRINIO.FINTECH.LOCALC.PYTHON.INTRINIOIMPL.INTRINIOFINANCIALS(ticker;&quot;calculations&quot;;[.K$30];[.K$29];&quot;grossmargin&quot;)" office:value-type="percentage" office:value="0.773176" calcext:value-type="percentage">
            <text:p>77.3%</text:p>
          </table:table-cell>
          <table:table-cell table:style-name="ce303" table:number-columns-repeated="3"/>
          <table:table-cell table:style-name="ce286" table:number-columns-repeated="1010"/>
        </table:table-row>
        <table:table-row table:style-name="ro8">
          <table:table-cell/>
          <table:table-cell table:style-name="ce287" office:value-type="string" calcext:value-type="string">
            <text:p>Operating Income</text:p>
          </table:table-cell>
          <table:table-cell table:style-name="ce289" table:formula="of:=COM.INTRINIO.FINTECH.LOCALC.PYTHON.INTRINIOIMPL.INTRINIOFINANCIALS(ticker;&quot;income_statement&quot;;[.C$30];[.C$29];&quot;totaloperatingincome&quot;;&quot;A&quot;)/1000000" office:value-type="float" office:value="30752" calcext:value-type="float">
            <text:p>$30,752</text:p>
          </table:table-cell>
          <table:table-cell table:style-name="ce293" table:formula="of:=COM.INTRINIO.FINTECH.LOCALC.PYTHON.INTRINIOIMPL.INTRINIOFINANCIALS(ticker;&quot;income_statement&quot;;[.D$30];[.D$29];&quot;totaloperatingincome&quot;;&quot;A&quot;)/1000000" office:value-type="float" office:value="12212" calcext:value-type="float">
            <text:p>$12,212</text:p>
          </table:table-cell>
          <table:table-cell table:style-name="ce293" table:formula="of:=COM.INTRINIO.FINTECH.LOCALC.PYTHON.INTRINIOIMPL.INTRINIOFINANCIALS(ticker;&quot;income_statement&quot;;[.E$30];[.E$29];&quot;totaloperatingincome&quot;;&quot;A&quot;)/1000000" office:value-type="float" office:value="24785" calcext:value-type="float">
            <text:p>$24,785</text:p>
          </table:table-cell>
          <table:table-cell table:style-name="ce293" table:formula="of:=COM.INTRINIO.FINTECH.LOCALC.PYTHON.INTRINIOIMPL.INTRINIOFINANCIALS(ticker;&quot;income_statement&quot;;[.F$30];[.F$29];&quot;totaloperatingincome&quot;;&quot;A&quot;)/1000000" office:value-type="float" office:value="24347" calcext:value-type="float">
            <text:p>$24,347</text:p>
          </table:table-cell>
          <table:table-cell table:style-name="ce297" table:formula="of:=COM.INTRINIO.FINTECH.LOCALC.PYTHON.INTRINIOIMPL.INTRINIOFINANCIALS(ticker;&quot;income_statement&quot;;[.G$30];[.G$29];&quot;totaloperatingincome&quot;;&quot;A&quot;)/1000000" office:value-type="float" office:value="24843" calcext:value-type="float">
            <text:p>$24,843</text:p>
          </table:table-cell>
          <table:table-cell table:style-name="ce301" table:formula="of:=COM.INTRINIO.FINTECH.LOCALC.PYTHON.INTRINIOIMPL.INTRINIOFINANCIALS(ticker;&quot;income_statement&quot;;[.H$30];[.H$29];&quot;totaloperatingincome&quot;;&quot;A&quot;)/1000000" office:value-type="float" office:value="6408" calcext:value-type="float">
            <text:p>$6,408</text:p>
          </table:table-cell>
          <table:table-cell table:style-name="ce293" table:formula="of:=COM.INTRINIO.FINTECH.LOCALC.PYTHON.INTRINIOIMPL.INTRINIOFINANCIALS(ticker;&quot;income_statement&quot;;[.I$30];[.I$29];&quot;totaloperatingincome&quot;;&quot;A&quot;)/1000000" office:value-type="float" office:value="4248" calcext:value-type="float">
            <text:p>$4,248</text:p>
          </table:table-cell>
          <table:table-cell table:style-name="ce293" table:formula="of:=COM.INTRINIO.FINTECH.LOCALC.PYTHON.INTRINIOIMPL.INTRINIOFINANCIALS(ticker;&quot;income_statement&quot;;[.J$30];[.J$29];&quot;totaloperatingincome&quot;;&quot;A&quot;)/1000000" office:value-type="float" office:value="6864" calcext:value-type="float">
            <text:p>$6,864</text:p>
          </table:table-cell>
          <table:table-cell table:style-name="ce293" table:formula="of:=COM.INTRINIO.FINTECH.LOCALC.PYTHON.INTRINIOIMPL.INTRINIOFINANCIALS(ticker;&quot;income_statement&quot;;[.K$30];[.K$29];&quot;totaloperatingincome&quot;;&quot;A&quot;)/1000000" office:value-type="float" office:value="7323" calcext:value-type="float">
            <text:p>$7,323</text:p>
          </table:table-cell>
          <table:table-cell table:style-name="ce18" table:number-columns-repeated="3"/>
          <table:table-cell table:number-columns-repeated="1010"/>
        </table:table-row>
        <table:table-row table:style-name="ro12">
          <table:table-cell table:style-name="ce286"/>
          <table:table-cell table:style-name="ce288" office:value-type="string" calcext:value-type="string">
            <text:p><text:s text:c="3"/>Margin (%)</text:p>
          </table:table-cell>
          <table:table-cell table:style-name="ce290" table:formula="of:=COM.INTRINIO.FINTECH.LOCALC.PYTHON.INTRINIOIMPL.INTRINIOFINANCIALS(ticker;&quot;calculations&quot;;[.C$30];[.C$29];&quot;operatingmargin&quot;)" office:value-type="percentage" office:value="0.238847" calcext:value-type="percentage">
            <text:p>23.9%</text:p>
          </table:table-cell>
          <table:table-cell table:style-name="ce294" table:formula="of:=COM.INTRINIO.FINTECH.LOCALC.PYTHON.INTRINIOIMPL.INTRINIOFINANCIALS(ticker;&quot;calculations&quot;;[.D$30];[.D$29];&quot;operatingmargin&quot;)" office:value-type="percentage" office:value="0.092203" calcext:value-type="percentage">
            <text:p>9.2%</text:p>
          </table:table-cell>
          <table:table-cell table:style-name="ce294" table:formula="of:=COM.INTRINIO.FINTECH.LOCALC.PYTHON.INTRINIOIMPL.INTRINIOFINANCIALS(ticker;&quot;calculations&quot;;[.E$30];[.E$29];&quot;operatingmargin&quot;)" office:value-type="percentage" office:value="0.168834" calcext:value-type="percentage">
            <text:p>16.9%</text:p>
          </table:table-cell>
          <table:table-cell table:style-name="ce294" table:formula="of:=COM.INTRINIO.FINTECH.LOCALC.PYTHON.INTRINIOIMPL.INTRINIOFINANCIALS(ticker;&quot;calculations&quot;;[.F$30];[.F$29];&quot;operatingmargin&quot;)" office:value-type="percentage" office:value="0.148651" calcext:value-type="percentage">
            <text:p>14.9%</text:p>
          </table:table-cell>
          <table:table-cell table:style-name="ce298" table:formula="of:=COM.INTRINIO.FINTECH.LOCALC.PYTHON.INTRINIOIMPL.INTRINIOFINANCIALS(ticker;&quot;calculations&quot;;[.G$30];[.G$29];&quot;operatingmargin&quot;)" office:value-type="percentage" office:value="0.153415" calcext:value-type="percentage">
            <text:p>15.3%</text:p>
          </table:table-cell>
          <table:table-cell table:style-name="ce290" table:formula="of:=COM.INTRINIO.FINTECH.LOCALC.PYTHON.INTRINIOIMPL.INTRINIOFINANCIALS(ticker;&quot;calculations&quot;;[.H$30];[.H$29];&quot;operatingmargin&quot;)" office:value-type="percentage" office:value="0.156713" calcext:value-type="percentage">
            <text:p>15.7%</text:p>
          </table:table-cell>
          <table:table-cell table:style-name="ce294" table:formula="of:=COM.INTRINIO.FINTECH.LOCALC.PYTHON.INTRINIOIMPL.INTRINIOFINANCIALS(ticker;&quot;calculations&quot;;[.I$30];[.I$29];&quot;operatingmargin&quot;)" office:value-type="percentage" office:value="0.101527" calcext:value-type="percentage">
            <text:p>10.2%</text:p>
          </table:table-cell>
          <table:table-cell table:style-name="ce294" table:formula="of:=COM.INTRINIO.FINTECH.LOCALC.PYTHON.INTRINIOIMPL.INTRINIOFINANCIALS(ticker;&quot;calculations&quot;;[.J$30];[.J$29];&quot;operatingmargin&quot;)" office:value-type="percentage" office:value="0.174368" calcext:value-type="percentage">
            <text:p>17.4%</text:p>
          </table:table-cell>
          <table:table-cell table:style-name="ce294" table:formula="of:=COM.INTRINIO.FINTECH.LOCALC.PYTHON.INTRINIOIMPL.INTRINIOFINANCIALS(ticker;&quot;calculations&quot;;[.K$30];[.K$29];&quot;operatingmargin&quot;)" office:value-type="percentage" office:value="0.183824" calcext:value-type="percentage">
            <text:p>18.4%</text:p>
          </table:table-cell>
          <table:table-cell table:style-name="ce303" table:number-columns-repeated="3"/>
          <table:table-cell table:style-name="ce286" table:number-columns-repeated="1010"/>
        </table:table-row>
        <table:table-row table:style-name="ro8">
          <table:table-cell/>
          <table:table-cell table:style-name="ce287" office:value-type="string" calcext:value-type="string">
            <text:p>EBITDA</text:p>
          </table:table-cell>
          <table:table-cell table:style-name="ce289" table:formula="of:=COM.INTRINIO.FINTECH.LOCALC.PYTHON.INTRINIOIMPL.INTRINIOFINANCIALS(ticker;&quot;calculations&quot;;[.C$30];[.C$29];&quot;ebitda&quot;;&quot;A&quot;)/1000000" office:value-type="float" office:value="49743" calcext:value-type="float">
            <text:p>$49,743</text:p>
          </table:table-cell>
          <table:table-cell table:style-name="ce293" table:formula="of:=COM.INTRINIO.FINTECH.LOCALC.PYTHON.INTRINIOIMPL.INTRINIOFINANCIALS(ticker;&quot;calculations&quot;;[.D$30];[.D$29];&quot;ebitda&quot;;&quot;A&quot;)/1000000" office:value-type="float" office:value="32066" calcext:value-type="float">
            <text:p>$32,066</text:p>
          </table:table-cell>
          <table:table-cell table:style-name="ce293" table:formula="of:=COM.INTRINIO.FINTECH.LOCALC.PYTHON.INTRINIOIMPL.INTRINIOFINANCIALS(ticker;&quot;calculations&quot;;[.E$30];[.E$29];&quot;ebitda&quot;;&quot;A&quot;)/1000000" office:value-type="float" office:value="46749" calcext:value-type="float">
            <text:p>$46,749</text:p>
          </table:table-cell>
          <table:table-cell table:style-name="ce293" table:formula="of:=COM.INTRINIO.FINTECH.LOCALC.PYTHON.INTRINIOIMPL.INTRINIOFINANCIALS(ticker;&quot;calculations&quot;;[.F$30];[.F$29];&quot;ebitda&quot;;&quot;A&quot;)/1000000" office:value-type="float" office:value="50471" calcext:value-type="float">
            <text:p>$50,471</text:p>
          </table:table-cell>
          <table:table-cell table:style-name="ce297" table:formula="of:=COM.INTRINIO.FINTECH.LOCALC.PYTHON.INTRINIOIMPL.INTRINIOFINANCIALS(ticker;&quot;calculations&quot;;[.G$30];[.G$29];&quot;ebitda&quot;;&quot;A&quot;)/1000000" office:value-type="float" office:value="50049" calcext:value-type="float">
            <text:p>$50,049</text:p>
          </table:table-cell>
          <table:table-cell table:style-name="ce301" table:formula="of:=COM.INTRINIO.FINTECH.LOCALC.PYTHON.INTRINIOIMPL.INTRINIOFINANCIALS(ticker;&quot;calculations&quot;;[.H$30];[.H$29];&quot;ebitda&quot;;&quot;A&quot;)/1000000" office:value-type="float" office:value="12980" calcext:value-type="float">
            <text:p>$12,980</text:p>
          </table:table-cell>
          <table:table-cell table:style-name="ce301" table:formula="of:=COM.INTRINIO.FINTECH.LOCALC.PYTHON.INTRINIOIMPL.INTRINIOFINANCIALS(ticker;&quot;calculations&quot;;[.I$30];[.I$29];&quot;ebitda&quot;;&quot;A&quot;)/1000000" office:value-type="float" office:value="10500" calcext:value-type="float">
            <text:p>$10,500</text:p>
          </table:table-cell>
          <table:table-cell table:style-name="ce301" table:formula="of:=COM.INTRINIO.FINTECH.LOCALC.PYTHON.INTRINIOIMPL.INTRINIOFINANCIALS(ticker;&quot;calculations&quot;;[.J$30];[.J$29];&quot;ebitda&quot;;&quot;A&quot;)/1000000" office:value-type="float" office:value="12971" calcext:value-type="float">
            <text:p>$12,971</text:p>
          </table:table-cell>
          <table:table-cell table:style-name="ce301" table:formula="of:=COM.INTRINIO.FINTECH.LOCALC.PYTHON.INTRINIOIMPL.INTRINIOFINANCIALS(ticker;&quot;calculations&quot;;[.K$30];[.K$29];&quot;ebitda&quot;;&quot;A&quot;)/1000000" office:value-type="float" office:value="13598" calcext:value-type="float">
            <text:p>$13,598</text:p>
          </table:table-cell>
          <table:table-cell table:style-name="ce18" table:number-columns-repeated="3"/>
          <table:table-cell table:number-columns-repeated="1010"/>
        </table:table-row>
        <table:table-row table:style-name="ro12">
          <table:table-cell table:style-name="ce286"/>
          <table:table-cell table:style-name="ce288" office:value-type="string" calcext:value-type="string">
            <text:p><text:s text:c="3"/>Margin (%)</text:p>
          </table:table-cell>
          <table:table-cell table:style-name="ce290" table:formula="of:=COM.INTRINIO.FINTECH.LOCALC.PYTHON.INTRINIOIMPL.INTRINIOFINANCIALS(ticker;&quot;calculations&quot;;[.C$30];[.C$29];&quot;ebitdamargin&quot;)" office:value-type="percentage" office:value="0.386347" calcext:value-type="percentage">
            <text:p>38.6%</text:p>
          </table:table-cell>
          <table:table-cell table:style-name="ce294" table:formula="of:=COM.INTRINIO.FINTECH.LOCALC.PYTHON.INTRINIOIMPL.INTRINIOFINANCIALS(ticker;&quot;calculations&quot;;[.D$30];[.D$29];&quot;ebitdamargin&quot;)" office:value-type="percentage" office:value="0.242104" calcext:value-type="percentage">
            <text:p>24.2%</text:p>
          </table:table-cell>
          <table:table-cell table:style-name="ce294" table:formula="of:=COM.INTRINIO.FINTECH.LOCALC.PYTHON.INTRINIOIMPL.INTRINIOFINANCIALS(ticker;&quot;calculations&quot;;[.E$30];[.E$29];&quot;ebitdamargin&quot;)" office:value-type="percentage" office:value="0.318452" calcext:value-type="percentage">
            <text:p>31.8%</text:p>
          </table:table-cell>
          <table:table-cell table:style-name="ce294" table:formula="of:=COM.INTRINIO.FINTECH.LOCALC.PYTHON.INTRINIOIMPL.INTRINIOFINANCIALS(ticker;&quot;calculations&quot;;[.F$30];[.F$29];&quot;ebitdamargin&quot;)" office:value-type="percentage" office:value="0.308152" calcext:value-type="percentage">
            <text:p>30.8%</text:p>
          </table:table-cell>
          <table:table-cell table:style-name="ce298" table:formula="of:=COM.INTRINIO.FINTECH.LOCALC.PYTHON.INTRINIOIMPL.INTRINIOFINANCIALS(ticker;&quot;calculations&quot;;[.G$30];[.G$29];&quot;ebitdamargin&quot;)" office:value-type="percentage" office:value="0.309072" calcext:value-type="percentage">
            <text:p>30.9%</text:p>
          </table:table-cell>
          <table:table-cell table:style-name="ce290" table:formula="of:=COM.INTRINIO.FINTECH.LOCALC.PYTHON.INTRINIOIMPL.INTRINIOFINANCIALS(ticker;&quot;calculations&quot;;[.H$30];[.H$29];&quot;ebitdamargin&quot;)" office:value-type="percentage" office:value="0.317437" calcext:value-type="percentage">
            <text:p>31.7%</text:p>
          </table:table-cell>
          <table:table-cell table:style-name="ce294" table:formula="of:=COM.INTRINIO.FINTECH.LOCALC.PYTHON.INTRINIOIMPL.INTRINIOFINANCIALS(ticker;&quot;calculations&quot;;[.I$30];[.I$29];&quot;ebitdamargin&quot;)" office:value-type="percentage" office:value="0.25095" calcext:value-type="percentage">
            <text:p>25.1%</text:p>
          </table:table-cell>
          <table:table-cell table:style-name="ce294" table:formula="of:=COM.INTRINIO.FINTECH.LOCALC.PYTHON.INTRINIOIMPL.INTRINIOFINANCIALS(ticker;&quot;calculations&quot;;[.J$30];[.J$29];&quot;ebitdamargin&quot;)" office:value-type="percentage" office:value="0.329506" calcext:value-type="percentage">
            <text:p>33.0%</text:p>
          </table:table-cell>
          <table:table-cell table:style-name="ce294" table:formula="of:=COM.INTRINIO.FINTECH.LOCALC.PYTHON.INTRINIOIMPL.INTRINIOFINANCIALS(ticker;&quot;calculations&quot;;[.K$30];[.K$29];&quot;ebitdamargin&quot;)" office:value-type="percentage" office:value="0.341341" calcext:value-type="percentage">
            <text:p>34.1%</text:p>
          </table:table-cell>
          <table:table-cell table:style-name="ce303" table:number-columns-repeated="3"/>
          <table:table-cell table:style-name="ce286" table:number-columns-repeated="1010"/>
        </table:table-row>
        <table:table-row table:style-name="ro8">
          <table:table-cell/>
          <table:table-cell table:style-name="ce287" office:value-type="string" calcext:value-type="string">
            <text:p>EBIT</text:p>
          </table:table-cell>
          <table:table-cell table:style-name="ce289" table:formula="of:=COM.INTRINIO.FINTECH.LOCALC.PYTHON.INTRINIOIMPL.INTRINIOFINANCIALS(ticker;&quot;calculations&quot;;[.C$30];[.C$29];&quot;ebit&quot;;&quot;A&quot;)/1000000" office:value-type="float" office:value="31348" calcext:value-type="float">
            <text:p>$31,348</text:p>
          </table:table-cell>
          <table:table-cell table:style-name="ce293" table:formula="of:=COM.INTRINIO.FINTECH.LOCALC.PYTHON.INTRINIOIMPL.INTRINIOFINANCIALS(ticker;&quot;calculations&quot;;[.D$30];[.D$29];&quot;ebit&quot;;&quot;A&quot;)/1000000" office:value-type="float" office:value="13793" calcext:value-type="float">
            <text:p>$13,793</text:p>
          </table:table-cell>
          <table:table-cell table:style-name="ce293" table:formula="of:=COM.INTRINIO.FINTECH.LOCALC.PYTHON.INTRINIOIMPL.INTRINIOFINANCIALS(ticker;&quot;calculations&quot;;[.E$30];[.E$29];&quot;ebit&quot;;&quot;A&quot;)/1000000" office:value-type="float" office:value="24733" calcext:value-type="float">
            <text:p>$24,733</text:p>
          </table:table-cell>
          <table:table-cell table:style-name="ce293" table:formula="of:=COM.INTRINIO.FINTECH.LOCALC.PYTHON.INTRINIOIMPL.INTRINIOFINANCIALS(ticker;&quot;calculations&quot;;[.F$30];[.F$29];&quot;ebit&quot;;&quot;A&quot;)/1000000" office:value-type="float" office:value="24624" calcext:value-type="float">
            <text:p>$24,624</text:p>
          </table:table-cell>
          <table:table-cell table:style-name="ce297" table:formula="of:=COM.INTRINIO.FINTECH.LOCALC.PYTHON.INTRINIOIMPL.INTRINIOFINANCIALS(ticker;&quot;calculations&quot;;[.G$30];[.G$29];&quot;ebit&quot;;&quot;A&quot;)/1000000" office:value-type="float" office:value="25067" calcext:value-type="float">
            <text:p>$25,067</text:p>
          </table:table-cell>
          <table:table-cell table:style-name="ce301" table:formula="of:=COM.INTRINIO.FINTECH.LOCALC.PYTHON.INTRINIOIMPL.INTRINIOFINANCIALS(ticker;&quot;calculations&quot;;[.H$30];[.H$29];&quot;ebit&quot;;&quot;A&quot;)/1000000" office:value-type="float" office:value="6401" calcext:value-type="float">
            <text:p>$6,401</text:p>
          </table:table-cell>
          <table:table-cell table:style-name="ce293" table:formula="of:=COM.INTRINIO.FINTECH.LOCALC.PYTHON.INTRINIOIMPL.INTRINIOFINANCIALS(ticker;&quot;calculations&quot;;[.I$30];[.I$29];&quot;ebit&quot;;&quot;A&quot;)/1000000" office:value-type="float" office:value="4371" calcext:value-type="float">
            <text:p>$4,371</text:p>
          </table:table-cell>
          <table:table-cell table:style-name="ce293" table:formula="of:=COM.INTRINIO.FINTECH.LOCALC.PYTHON.INTRINIOIMPL.INTRINIOFINANCIALS(ticker;&quot;calculations&quot;;[.J$30];[.J$29];&quot;ebit&quot;;&quot;A&quot;)/1000000" office:value-type="float" office:value="6844" calcext:value-type="float">
            <text:p>$6,844</text:p>
          </table:table-cell>
          <table:table-cell table:style-name="ce293" table:formula="of:=COM.INTRINIO.FINTECH.LOCALC.PYTHON.INTRINIOIMPL.INTRINIOFINANCIALS(ticker;&quot;calculations&quot;;[.K$30];[.K$29];&quot;ebit&quot;;&quot;A&quot;)/1000000" office:value-type="float" office:value="7451" calcext:value-type="float">
            <text:p>$7,451</text:p>
          </table:table-cell>
          <table:table-cell table:style-name="ce18" table:number-columns-repeated="3"/>
          <table:table-cell table:number-columns-repeated="1010"/>
        </table:table-row>
        <table:table-row table:style-name="ro12">
          <table:table-cell table:style-name="ce286"/>
          <table:table-cell table:style-name="ce288" office:value-type="string" calcext:value-type="string">
            <text:p><text:s text:c="3"/>Margin (%)</text:p>
          </table:table-cell>
          <table:table-cell table:style-name="ce290" table:formula="of:=COM.INTRINIO.FINTECH.LOCALC.PYTHON.INTRINIOIMPL.INTRINIOFINANCIALS(ticker;&quot;calculations&quot;;[.C$30];[.C$29];&quot;ebitmargin&quot;)" office:value-type="percentage" office:value="0.243476" calcext:value-type="percentage">
            <text:p>24.3%</text:p>
          </table:table-cell>
          <table:table-cell table:style-name="ce294" table:formula="of:=COM.INTRINIO.FINTECH.LOCALC.PYTHON.INTRINIOIMPL.INTRINIOFINANCIALS(ticker;&quot;calculations&quot;;[.D$30];[.D$29];&quot;ebitmargin&quot;)" office:value-type="percentage" office:value="0.10414" calcext:value-type="percentage">
            <text:p>10.4%</text:p>
          </table:table-cell>
          <table:table-cell table:style-name="ce294" table:formula="of:=COM.INTRINIO.FINTECH.LOCALC.PYTHON.INTRINIOIMPL.INTRINIOFINANCIALS(ticker;&quot;calculations&quot;;[.E$30];[.E$29];&quot;ebitmargin&quot;)" office:value-type="percentage" office:value="0.16848" calcext:value-type="percentage">
            <text:p>16.8%</text:p>
          </table:table-cell>
          <table:table-cell table:style-name="ce294" table:formula="of:=COM.INTRINIO.FINTECH.LOCALC.PYTHON.INTRINIOIMPL.INTRINIOFINANCIALS(ticker;&quot;calculations&quot;;[.F$30];[.F$29];&quot;ebitmargin&quot;)" office:value-type="percentage" office:value="0.150343" calcext:value-type="percentage">
            <text:p>15.0%</text:p>
          </table:table-cell>
          <table:table-cell table:style-name="ce298" table:formula="of:=COM.INTRINIO.FINTECH.LOCALC.PYTHON.INTRINIOIMPL.INTRINIOFINANCIALS(ticker;&quot;calculations&quot;;[.G$30];[.G$29];&quot;ebitmargin&quot;)" office:value-type="percentage" office:value="0.154799" calcext:value-type="percentage">
            <text:p>15.5%</text:p>
          </table:table-cell>
          <table:table-cell table:style-name="ce290" table:formula="of:=COM.INTRINIO.FINTECH.LOCALC.PYTHON.INTRINIOIMPL.INTRINIOFINANCIALS(ticker;&quot;calculations&quot;;[.H$30];[.H$29];&quot;ebitmargin&quot;)" office:value-type="percentage" office:value="0.156542" calcext:value-type="percentage">
            <text:p>15.7%</text:p>
          </table:table-cell>
          <table:table-cell table:style-name="ce294" table:formula="of:=COM.INTRINIO.FINTECH.LOCALC.PYTHON.INTRINIOIMPL.INTRINIOFINANCIALS(ticker;&quot;calculations&quot;;[.I$30];[.I$29];&quot;ebitmargin&quot;)" office:value-type="percentage" office:value="0.104467" calcext:value-type="percentage">
            <text:p>10.4%</text:p>
          </table:table-cell>
          <table:table-cell table:style-name="ce294" table:formula="of:=COM.INTRINIO.FINTECH.LOCALC.PYTHON.INTRINIOIMPL.INTRINIOFINANCIALS(ticker;&quot;calculations&quot;;[.J$30];[.J$29];&quot;ebitmargin&quot;)" office:value-type="percentage" office:value="0.17386" calcext:value-type="percentage">
            <text:p>17.4%</text:p>
          </table:table-cell>
          <table:table-cell table:style-name="ce294" table:formula="of:=COM.INTRINIO.FINTECH.LOCALC.PYTHON.INTRINIOIMPL.INTRINIOFINANCIALS(ticker;&quot;calculations&quot;;[.K$30];[.K$29];&quot;ebitmargin&quot;)" office:value-type="percentage" office:value="0.187037" calcext:value-type="percentage">
            <text:p>18.7%</text:p>
          </table:table-cell>
          <table:table-cell table:style-name="ce303" table:number-columns-repeated="3"/>
          <table:table-cell table:style-name="ce286" table:number-columns-repeated="1010"/>
        </table:table-row>
        <table:table-row table:style-name="ro8">
          <table:table-cell/>
          <table:table-cell table:style-name="ce287" office:value-type="string" calcext:value-type="string">
            <text:p>Net Income</text:p>
          </table:table-cell>
          <table:table-cell table:style-name="ce289" table:formula="of:=COM.INTRINIO.FINTECH.LOCALC.PYTHON.INTRINIOIMPL.INTRINIOFINANCIALS(ticker;&quot;income_statement&quot;;[.C$30];[.C$29];&quot;netincome&quot;;&quot;A&quot;)/1000000" office:value-type="float" office:value="18722" calcext:value-type="float">
            <text:p>$18,722</text:p>
          </table:table-cell>
          <table:table-cell table:style-name="ce293" table:formula="of:=COM.INTRINIO.FINTECH.LOCALC.PYTHON.INTRINIOIMPL.INTRINIOFINANCIALS(ticker;&quot;income_statement&quot;;[.D$30];[.D$29];&quot;netincome&quot;;&quot;A&quot;)/1000000" office:value-type="float" office:value="6736" calcext:value-type="float">
            <text:p>$6,736</text:p>
          </table:table-cell>
          <table:table-cell table:style-name="ce293" table:formula="of:=COM.INTRINIO.FINTECH.LOCALC.PYTHON.INTRINIOIMPL.INTRINIOFINANCIALS(ticker;&quot;income_statement&quot;;[.E$30];[.E$29];&quot;netincome&quot;;&quot;A&quot;)/1000000" office:value-type="float" office:value="13687" calcext:value-type="float">
            <text:p>$13,687</text:p>
          </table:table-cell>
          <table:table-cell table:style-name="ce293" table:formula="of:=COM.INTRINIO.FINTECH.LOCALC.PYTHON.INTRINIOIMPL.INTRINIOFINANCIALS(ticker;&quot;income_statement&quot;;[.F$30];[.F$29];&quot;netincome&quot;;&quot;A&quot;)/1000000" office:value-type="float" office:value="13333" calcext:value-type="float">
            <text:p>$13,333</text:p>
          </table:table-cell>
          <table:table-cell table:style-name="ce297" table:formula="of:=COM.INTRINIO.FINTECH.LOCALC.PYTHON.INTRINIOIMPL.INTRINIOFINANCIALS(ticker;&quot;income_statement&quot;;[.G$30];[.G$29];&quot;netincome&quot;;&quot;A&quot;)/1000000" office:value-type="float" office:value="13521" calcext:value-type="float">
            <text:p>$13,521</text:p>
          </table:table-cell>
          <table:table-cell table:style-name="ce301" table:formula="of:=COM.INTRINIO.FINTECH.LOCALC.PYTHON.INTRINIOIMPL.INTRINIOFINANCIALS(ticker;&quot;income_statement&quot;;[.H$30];[.H$29];&quot;netincome&quot;;&quot;A&quot;)/1000000" office:value-type="float" office:value="3418" calcext:value-type="float">
            <text:p>$3,418</text:p>
          </table:table-cell>
          <table:table-cell table:style-name="ce293" table:formula="of:=COM.INTRINIO.FINTECH.LOCALC.PYTHON.INTRINIOIMPL.INTRINIOFINANCIALS(ticker;&quot;income_statement&quot;;[.I$30];[.I$29];&quot;netincome&quot;;&quot;A&quot;)/1000000" office:value-type="float" office:value="2515" calcext:value-type="float">
            <text:p>$2,515</text:p>
          </table:table-cell>
          <table:table-cell table:style-name="ce293" table:formula="of:=COM.INTRINIO.FINTECH.LOCALC.PYTHON.INTRINIOIMPL.INTRINIOFINANCIALS(ticker;&quot;income_statement&quot;;[.J$30];[.J$29];&quot;netincome&quot;;&quot;A&quot;)/1000000" office:value-type="float" office:value="3574" calcext:value-type="float">
            <text:p>$3,574</text:p>
          </table:table-cell>
          <table:table-cell table:style-name="ce293" table:formula="of:=COM.INTRINIO.FINTECH.LOCALC.PYTHON.INTRINIOIMPL.INTRINIOFINANCIALS(ticker;&quot;income_statement&quot;;[.K$30];[.K$29];&quot;netincome&quot;;&quot;A&quot;)/1000000" office:value-type="float" office:value="4014" calcext:value-type="float">
            <text:p>$4,014</text:p>
          </table:table-cell>
          <table:table-cell table:style-name="ce18" table:number-columns-repeated="3"/>
          <table:table-cell table:number-columns-repeated="1010"/>
        </table:table-row>
        <table:table-row table:style-name="ro12">
          <table:table-cell table:style-name="ce286"/>
          <table:table-cell table:style-name="ce288" office:value-type="string" calcext:value-type="string">
            <text:p><text:s text:c="3"/>Margin (%)</text:p>
          </table:table-cell>
          <table:table-cell table:style-name="ce290" table:formula="of:=COM.INTRINIO.FINTECH.LOCALC.PYTHON.INTRINIOIMPL.INTRINIOFINANCIALS(ticker;&quot;calculations&quot;;[.C$30];[.C$29];&quot;profitmargin&quot;)" office:value-type="percentage" office:value="0.145411" calcext:value-type="percentage">
            <text:p>14.5%</text:p>
          </table:table-cell>
          <table:table-cell table:style-name="ce294" table:formula="of:=COM.INTRINIO.FINTECH.LOCALC.PYTHON.INTRINIOIMPL.INTRINIOFINANCIALS(ticker;&quot;calculations&quot;;[.D$30];[.D$29];&quot;profitmargin&quot;)" office:value-type="percentage" office:value="0.050858" calcext:value-type="percentage">
            <text:p>5.1%</text:p>
          </table:table-cell>
          <table:table-cell table:style-name="ce294" table:formula="of:=COM.INTRINIO.FINTECH.LOCALC.PYTHON.INTRINIOIMPL.INTRINIOFINANCIALS(ticker;&quot;calculations&quot;;[.E$30];[.E$29];&quot;profitmargin&quot;)" office:value-type="percentage" office:value="0.093235" calcext:value-type="percentage">
            <text:p>9.3%</text:p>
          </table:table-cell>
          <table:table-cell table:style-name="ce294" table:formula="of:=COM.INTRINIO.FINTECH.LOCALC.PYTHON.INTRINIOIMPL.INTRINIOFINANCIALS(ticker;&quot;calculations&quot;;[.F$30];[.F$29];&quot;profitmargin&quot;)" office:value-type="percentage" office:value="0.081405" calcext:value-type="percentage">
            <text:p>8.1%</text:p>
          </table:table-cell>
          <table:table-cell table:style-name="ce298" table:formula="of:=COM.INTRINIO.FINTECH.LOCALC.PYTHON.INTRINIOIMPL.INTRINIOFINANCIALS(ticker;&quot;calculations&quot;;[.G$30];[.G$29];&quot;profitmargin&quot;)" office:value-type="percentage" office:value="0.083497" calcext:value-type="percentage">
            <text:p>8.3%</text:p>
          </table:table-cell>
          <table:table-cell table:style-name="ce290" table:formula="of:=COM.INTRINIO.FINTECH.LOCALC.PYTHON.INTRINIOIMPL.INTRINIOFINANCIALS(ticker;&quot;calculations&quot;;[.H$30];[.H$29];&quot;profitmargin&quot;)" office:value-type="percentage" office:value="0.08359" calcext:value-type="percentage">
            <text:p>8.4%</text:p>
          </table:table-cell>
          <table:table-cell table:style-name="ce294" table:formula="of:=COM.INTRINIO.FINTECH.LOCALC.PYTHON.INTRINIOIMPL.INTRINIOFINANCIALS(ticker;&quot;calculations&quot;;[.I$30];[.I$29];&quot;profitmargin&quot;)" office:value-type="percentage" office:value="0.060109" calcext:value-type="percentage">
            <text:p>6.0%</text:p>
          </table:table-cell>
          <table:table-cell table:style-name="ce294" table:formula="of:=COM.INTRINIO.FINTECH.LOCALC.PYTHON.INTRINIOIMPL.INTRINIOFINANCIALS(ticker;&quot;calculations&quot;;[.J$30];[.J$29];&quot;profitmargin&quot;)" office:value-type="percentage" office:value="0.090791" calcext:value-type="percentage">
            <text:p>9.1%</text:p>
          </table:table-cell>
          <table:table-cell table:style-name="ce294" table:formula="of:=COM.INTRINIO.FINTECH.LOCALC.PYTHON.INTRINIOIMPL.INTRINIOFINANCIALS(ticker;&quot;calculations&quot;;[.K$30];[.K$29];&quot;profitmargin&quot;)" office:value-type="percentage" office:value="0.100761" calcext:value-type="percentage">
            <text:p>10.1%</text:p>
          </table:table-cell>
          <table:table-cell table:style-name="ce303" table:number-columns-repeated="3"/>
          <table:table-cell table:style-name="ce286" table:number-columns-repeated="1010"/>
        </table:table-row>
        <table:table-row table:style-name="ro8">
          <table:table-cell/>
          <table:table-cell table:style-name="ce287" office:value-type="string" calcext:value-type="string">
            <text:p>Diluted EPS</text:p>
          </table:table-cell>
          <table:table-cell table:style-name="ce291" table:formula="of:=COM.INTRINIO.FINTECH.LOCALC.PYTHON.INTRINIOIMPL.INTRINIOFINANCIALS(ticker;&quot;income_statement&quot;;[.C$30];[.C$29];&quot;dilutedeps&quot;)" office:value-type="float" office:value="3.42" calcext:value-type="float">
            <text:p>$3.42</text:p>
          </table:table-cell>
          <table:table-cell table:style-name="ce295" table:formula="of:=COM.INTRINIO.FINTECH.LOCALC.PYTHON.INTRINIOIMPL.INTRINIOFINANCIALS(ticker;&quot;income_statement&quot;;[.D$30];[.D$29];&quot;dilutedeps&quot;)" office:value-type="float" office:value="1.24" calcext:value-type="float">
            <text:p>$1.24</text:p>
          </table:table-cell>
          <table:table-cell table:style-name="ce295" table:formula="of:=COM.INTRINIO.FINTECH.LOCALC.PYTHON.INTRINIOIMPL.INTRINIOFINANCIALS(ticker;&quot;income_statement&quot;;[.E$30];[.E$29];&quot;dilutedeps&quot;)" office:value-type="float" office:value="2.37" calcext:value-type="float">
            <text:p>$2.37</text:p>
          </table:table-cell>
          <table:table-cell table:style-name="ce295" table:formula="of:=COM.INTRINIO.FINTECH.LOCALC.PYTHON.INTRINIOIMPL.INTRINIOFINANCIALS(ticker;&quot;income_statement&quot;;[.F$30];[.F$29];&quot;dilutedeps&quot;)" office:value-type="float" office:value="2.1" calcext:value-type="float">
            <text:p>$2.10</text:p>
          </table:table-cell>
          <table:table-cell table:style-name="ce299" table:formula="of:=COM.INTRINIO.FINTECH.LOCALC.PYTHON.INTRINIOIMPL.INTRINIOFINANCIALS(ticker;&quot;income_statement&quot;;[.G$30];[.G$29];&quot;dilutedeps&quot;)" office:value-type="float" office:value="2.13" calcext:value-type="float">
            <text:p>$2.13</text:p>
          </table:table-cell>
          <table:table-cell table:style-name="ce302" table:formula="of:=COM.INTRINIO.FINTECH.LOCALC.PYTHON.INTRINIOIMPL.INTRINIOFINANCIALS(ticker;&quot;income_statement&quot;;[.H$30];[.H$29];&quot;dilutedeps&quot;)" office:value-type="float" office:value="0.54" calcext:value-type="float">
            <text:p>$0.54</text:p>
          </table:table-cell>
          <table:table-cell table:style-name="ce295" table:formula="of:=COM.INTRINIO.FINTECH.LOCALC.PYTHON.INTRINIOIMPL.INTRINIOFINANCIALS(ticker;&quot;income_statement&quot;;[.I$30];[.I$29];&quot;dilutedeps&quot;)" office:value-type="float" office:value="0.4" calcext:value-type="float">
            <text:p>$0.40</text:p>
          </table:table-cell>
          <table:table-cell table:style-name="ce295" table:formula="of:=COM.INTRINIO.FINTECH.LOCALC.PYTHON.INTRINIOIMPL.INTRINIOFINANCIALS(ticker;&quot;income_statement&quot;;[.J$30];[.J$29];&quot;dilutedeps&quot;)" office:value-type="float" office:value="0.56" calcext:value-type="float">
            <text:p>$0.56</text:p>
          </table:table-cell>
          <table:table-cell table:style-name="ce295" table:formula="of:=COM.INTRINIO.FINTECH.LOCALC.PYTHON.INTRINIOIMPL.INTRINIOFINANCIALS(ticker;&quot;income_statement&quot;;[.K$30];[.K$29];&quot;dilutedeps&quot;)" office:value-type="float" office:value="0.63" calcext:value-type="float">
            <text:p>$0.63</text:p>
          </table:table-cell>
          <table:table-cell table:style-name="ce18" table:number-columns-repeated="3"/>
          <table:table-cell table:number-columns-repeated="1010"/>
        </table:table-row>
        <table:table-row table:style-name="ro12">
          <table:table-cell table:style-name="ce286"/>
          <table:table-cell table:style-name="ce288" office:value-type="string" calcext:value-type="string">
            <text:p><text:s text:c="3"/>Y/Y Growth (%)</text:p>
          </table:table-cell>
          <table:table-cell table:style-name="ce290" table:formula="of:=COM.INTRINIO.FINTECH.LOCALC.PYTHON.INTRINIOIMPL.INTRINIOFINANCIALS(ticker;&quot;calculations&quot;;[.C$30];[.C$29];&quot;epsgrowth&quot;)" office:value-type="percentage" office:value="1.736" calcext:value-type="percentage">
            <text:p>173.6%</text:p>
          </table:table-cell>
          <table:table-cell table:style-name="ce294" table:formula="of:=COM.INTRINIO.FINTECH.LOCALC.PYTHON.INTRINIOIMPL.INTRINIOFINANCIALS(ticker;&quot;calculations&quot;;[.D$30];[.D$29];&quot;epsgrowth&quot;)" office:value-type="percentage" office:value="-0.637427" calcext:value-type="percentage">
            <text:p>-63.7%</text:p>
          </table:table-cell>
          <table:table-cell table:style-name="ce294" table:formula="of:=COM.INTRINIO.FINTECH.LOCALC.PYTHON.INTRINIOIMPL.INTRINIOFINANCIALS(ticker;&quot;calculations&quot;;[.E$30];[.E$29];&quot;epsgrowth&quot;)" office:value-type="percentage" office:value="0.91129" calcext:value-type="percentage">
            <text:p>91.1%</text:p>
          </table:table-cell>
          <table:table-cell table:style-name="ce294" table:formula="of:=COM.INTRINIO.FINTECH.LOCALC.PYTHON.INTRINIOIMPL.INTRINIOFINANCIALS(ticker;&quot;calculations&quot;;[.F$30];[.F$29];&quot;epsgrowth&quot;)" office:value-type="percentage" office:value="-0.113924" calcext:value-type="percentage">
            <text:p>-11.4%</text:p>
          </table:table-cell>
          <table:table-cell table:style-name="ce298" table:formula="of:=COM.INTRINIO.FINTECH.LOCALC.PYTHON.INTRINIOIMPL.INTRINIOFINANCIALS(ticker;&quot;calculations&quot;;[.G$30];[.G$29];&quot;epsgrowth&quot;)" office:value-type="percentage" office:value="-0.077922" calcext:value-type="percentage">
            <text:p>-7.8%</text:p>
          </table:table-cell>
          <table:table-cell table:style-name="ce290" table:formula="of:=COM.INTRINIO.FINTECH.LOCALC.PYTHON.INTRINIOIMPL.INTRINIOFINANCIALS(ticker;&quot;calculations&quot;;[.H$30];[.H$29];&quot;epsgrowth&quot;)" office:value-type="percentage" office:value="0.08" calcext:value-type="percentage">
            <text:p>8.0%</text:p>
          </table:table-cell>
          <table:table-cell table:style-name="ce294" table:formula="of:=COM.INTRINIO.FINTECH.LOCALC.PYTHON.INTRINIOIMPL.INTRINIOFINANCIALS(ticker;&quot;calculations&quot;;[.I$30];[.I$29];&quot;epsgrowth&quot;)" office:value-type="percentage" office:value="-0.384615" calcext:value-type="percentage">
            <text:p>-38.5%</text:p>
          </table:table-cell>
          <table:table-cell table:style-name="ce294" table:formula="of:=COM.INTRINIO.FINTECH.LOCALC.PYTHON.INTRINIOIMPL.INTRINIOFINANCIALS(ticker;&quot;calculations&quot;;[.J$30];[.J$29];&quot;epsgrowth&quot;)" office:value-type="percentage" office:value="-0.081967" calcext:value-type="percentage">
            <text:p>-8.2%</text:p>
          </table:table-cell>
          <table:table-cell table:style-name="ce294" table:formula="of:=COM.INTRINIO.FINTECH.LOCALC.PYTHON.INTRINIOIMPL.INTRINIOFINANCIALS(ticker;&quot;calculations&quot;;[.K$30];[.K$29];&quot;epsgrowth&quot;)" office:value-type="percentage" office:value="0.145455" calcext:value-type="percentage">
            <text:p>14.5%</text:p>
          </table:table-cell>
          <table:table-cell table:style-name="ce303" table:number-columns-repeated="3"/>
          <table:table-cell table:style-name="ce286" table:number-columns-repeated="1010"/>
        </table:table-row>
        <table:table-row table:style-name="ro9">
          <table:table-cell>
            <draw:frame table:end-cell-address="'Income Metrics'.K28" table:end-x="63.27pt" table:end-y="19.19pt" draw:z-index="0" draw:name="Chart 1" draw:style-name="gr2" draw:text-style-name="P2" svg:width="711.27pt" svg:height="205.48pt" svg:x="4pt" svg:y="11.25pt">
              <loext:p draw:notify-on-update-of-ranges="'Income Metrics'.C4:'Income Metrics'.G4 'Income Metrics'.B16:'Income Metrics'.B16 'Income Metrics'.C16:'Income Metrics'.G16 'Income Metrics'.B6:'Income Metrics'.B6 'Income Metrics'.C6:'Income Metrics'.G6"/>
              <draw:object xlink:href="./Object 3" xlink:type="simple" xlink:show="embed" xlink:actuate="onLoad"/>
              <draw:image xlink:href="./ObjectReplacements/Object 3" xlink:type="simple" xlink:show="embed" xlink:actuate="onLoad"/>
            </draw:frame>
          </table:table-cell>
          <table:table-cell table:style-name="ce28" table:number-columns-repeated="10"/>
          <table:table-cell table:style-name="ce18" table:number-columns-repeated="3"/>
          <table:table-cell table:number-columns-repeated="1010"/>
        </table:table-row>
        <table:table-row table:style-name="ro9" table:number-rows-repeated="8">
          <table:table-cell/>
          <table:table-cell table:style-name="ce28" table:number-columns-repeated="10"/>
          <table:table-cell table:style-name="ce18" table:number-columns-repeated="3"/>
          <table:table-cell table:number-columns-repeated="1010"/>
        </table:table-row>
        <table:table-row table:style-name="ro9">
          <table:table-cell/>
          <table:table-cell table:style-name="ce28" table:number-columns-repeated="10"/>
          <table:table-cell table:style-name="ce106" table:number-columns-repeated="2"/>
          <table:table-cell table:style-name="ce18"/>
          <table:table-cell table:number-columns-repeated="1010"/>
        </table:table-row>
        <table:table-row table:style-name="ro9">
          <table:table-cell/>
          <table:table-cell table:style-name="ce43"/>
          <table:table-cell table:style-name="ce292" table:formula="of:=[.D29]" office:value-type="string" office:string-value="FY" calcext:value-type="string">
            <text:p>FY</text:p>
          </table:table-cell>
          <table:table-cell table:style-name="ce292" table:formula="of:=[.E29]" office:value-type="string" office:string-value="FY" calcext:value-type="string">
            <text:p>FY</text:p>
          </table:table-cell>
          <table:table-cell table:style-name="ce292" table:formula="of:=[.F29]" office:value-type="string" office:string-value="FY" calcext:value-type="string">
            <text:p>FY</text:p>
          </table:table-cell>
          <table:table-cell table:style-name="ce292" office:value-type="string" calcext:value-type="string">
            <text:p>FY</text:p>
          </table:table-cell>
          <table:table-cell table:style-name="ce292" table:formula="of:=COM.INTRINIO.FINTECH.LOCALC.PYTHON.INTRINIOIMPL.INTRINIOFUNDAMENTALS(ticker;&quot;income_statement&quot;;&quot;TTM&quot;;[.G31];&quot;fiscal_period&quot;)" office:value-type="string" office:string-value="Q2TTM" calcext:value-type="string">
            <text:p>Q2TTM</text:p>
          </table:table-cell>
          <table:table-cell table:style-name="ce292" table:formula="of:=[.I29]" office:value-type="string" office:string-value="QTR" calcext:value-type="string">
            <text:p>QTR</text:p>
          </table:table-cell>
          <table:table-cell table:style-name="ce292" table:formula="of:=[.J29]" office:value-type="string" office:string-value="QTR" calcext:value-type="string">
            <text:p>QTR</text:p>
          </table:table-cell>
          <table:table-cell table:style-name="ce292" table:formula="of:=[.K29]" office:value-type="string" office:string-value="QTR" calcext:value-type="string">
            <text:p>QTR</text:p>
          </table:table-cell>
          <table:table-cell table:style-name="ce292" office:value-type="string" calcext:value-type="string">
            <text:p>QTR</text:p>
          </table:table-cell>
          <table:table-cell table:style-name="ce106" table:number-columns-repeated="2"/>
          <table:table-cell table:style-name="ce18"/>
          <table:table-cell table:number-columns-repeated="1010"/>
        </table:table-row>
        <table:table-row table:style-name="ro9">
          <table:table-cell/>
          <table:table-cell table:style-name="ce43"/>
          <table:table-cell table:style-name="ce43" table:formula="of:=[.D30]+1" office:value-type="float" office:value="3" calcext:value-type="float">
            <text:p>3</text:p>
          </table:table-cell>
          <table:table-cell table:style-name="ce43" table:formula="of:=[.E30]+1" office:value-type="float" office:value="2" calcext:value-type="float">
            <text:p>2</text:p>
          </table:table-cell>
          <table:table-cell table:style-name="ce43" table:formula="of:=[.F30]+1" office:value-type="float" office:value="1" calcext:value-type="float">
            <text:p>1</text:p>
          </table:table-cell>
          <table:table-cell table:style-name="ce43" table:formula="of:=IF([.G29]=&quot;FY&quot;;1;0)" office:value-type="float" office:value="0" calcext:value-type="float">
            <text:p>0</text:p>
          </table:table-cell>
          <table:table-cell table:style-name="ce43" table:formula="of:=COM.INTRINIO.FINTECH.LOCALC.PYTHON.INTRINIOIMPL.INTRINIOFUNDAMENTALS(ticker;&quot;income_statement&quot;;&quot;TTM&quot;;[.G31];&quot;fiscal_year&quot;)" office:value-type="float" office:value="2017" calcext:value-type="float">
            <text:p>2017</text:p>
          </table:table-cell>
          <table:table-cell table:style-name="ce43" table:formula="of:=[.I30]+1" office:value-type="float" office:value="3" calcext:value-type="float">
            <text:p>3</text:p>
          </table:table-cell>
          <table:table-cell table:style-name="ce43" table:formula="of:=[.J30]+1" office:value-type="float" office:value="2" calcext:value-type="float">
            <text:p>2</text:p>
          </table:table-cell>
          <table:table-cell table:style-name="ce43" table:formula="of:=[.K30]+1" office:value-type="float" office:value="1" calcext:value-type="float">
            <text:p>1</text:p>
          </table:table-cell>
          <table:table-cell table:style-name="ce43" office:value-type="float" office:value="0" calcext:value-type="float">
            <text:p>0</text:p>
          </table:table-cell>
          <table:table-cell table:style-name="ce106" table:number-columns-repeated="2"/>
          <table:table-cell table:style-name="ce18"/>
          <table:table-cell table:number-columns-repeated="1010"/>
        </table:table-row>
        <table:table-row table:style-name="ro9">
          <table:table-cell/>
          <table:table-cell table:style-name="ce43" table:number-columns-repeated="5"/>
          <table:table-cell table:style-name="ce43" office:value-type="float" office:value="0" calcext:value-type="float">
            <text:p>0</text:p>
          </table:table-cell>
          <table:table-cell table:style-name="ce43" table:number-columns-repeated="4"/>
          <table:table-cell table:style-name="ce107"/>
          <table:table-cell table:style-name="ce106"/>
          <table:table-cell table:style-name="ce18"/>
          <table:table-cell table:number-columns-repeated="1010"/>
        </table:table-row>
        <table:table-row table:style-name="ro9">
          <table:table-cell/>
          <table:table-cell table:style-name="ce43" table:number-columns-repeated="10"/>
          <table:table-cell table:style-name="ce26"/>
          <table:table-cell table:style-name="ce18" table:number-columns-repeated="2"/>
          <table:table-cell table:number-columns-repeated="1010"/>
        </table:table-row>
        <table:table-row table:style-name="ro9">
          <table:table-cell/>
          <table:table-cell table:style-name="ce43" table:number-columns-repeated="10"/>
          <table:table-cell table:style-name="ce18" table:number-columns-repeated="3"/>
          <table:table-cell table:number-columns-repeated="1010"/>
        </table:table-row>
        <table:table-row table:style-name="ro9">
          <table:table-cell/>
          <table:table-cell table:style-name="ce43" table:number-columns-repeated="10"/>
          <table:table-cell table:number-columns-repeated="1013"/>
        </table:table-row>
        <table:table-row table:style-name="ro10">
          <table:table-cell/>
          <table:table-cell table:style-name="ce43" table:number-columns-repeated="10"/>
          <table:table-cell table:number-columns-repeated="1013"/>
        </table:table-row>
        <table:table-row table:style-name="ro11">
          <table:table-cell table:number-columns-repeated="2"/>
          <table:table-cell table:style-name="ce34" table:number-columns-repeated="9"/>
          <table:table-cell table:style-name="ce322"/>
          <table:table-cell table:number-columns-repeated="1012"/>
        </table:table-row>
        <table:table-row table:style-name="ro7" table:number-rows-repeated="2">
          <table:table-cell table:number-columns-repeated="2"/>
          <table:table-cell table:style-name="ce34" table:number-columns-repeated="9"/>
          <table:table-cell table:style-name="ce322"/>
          <table:table-cell table:number-columns-repeated="1012"/>
        </table:table-row>
        <table:table-row table:style-name="ro7" table:number-rows-repeated="2">
          <table:table-cell table:number-columns-repeated="2"/>
          <table:table-cell table:style-name="ce34" table:number-columns-repeated="9"/>
          <table:table-cell table:style-name="ce30"/>
          <table:table-cell table:number-columns-repeated="1012"/>
        </table:table-row>
        <table:table-row table:style-name="ro7">
          <table:table-cell table:number-columns-repeated="2"/>
          <table:table-cell table:style-name="ce34" table:number-columns-repeated="9"/>
          <table:table-cell table:number-columns-repeated="1013"/>
        </table:table-row>
        <table:table-row table:style-name="ro7">
          <table:table-cell table:number-columns-repeated="2"/>
          <table:table-cell table:style-name="ce34" table:number-columns-repeated="9"/>
          <table:table-cell table:style-name="ce31"/>
          <table:table-cell table:number-columns-repeated="1012"/>
        </table:table-row>
        <table:table-row table:style-name="ro7" table:number-rows-repeated="6">
          <table:table-cell table:number-columns-repeated="2"/>
          <table:table-cell table:style-name="ce34" table:number-columns-repeated="9"/>
          <table:table-cell table:number-columns-repeated="1013"/>
        </table:table-row>
        <table:table-row table:style-name="ro7" table:number-rows-repeated="1048527">
          <table:table-cell table:number-columns-repeated="1024"/>
        </table:table-row>
        <table:table-row table:style-name="ro7">
          <table:table-cell table:number-columns-repeated="1024"/>
        </table:table-row>
        <table:named-expressions>
          <table:named-range table:name="_xlnm.Print_Area" table:base-cell-address="$'Income Metrics'.$A$1" table:cell-range-address="$'Income Metrics'.$A$1:.$L$28" table:range-usable-as="print-range"/>
        </table:named-expressions>
        <calcext:conditional-formats>
          <calcext:conditional-format calcext:target-range-address="'Income Metrics'.L36:'Income Metrics'.L38">
            <calcext:condition calcext:apply-style-name="ConditionalStyle_20" calcext:value="&gt;0" calcext:base-cell-address="'Income Metrics'.L36"/>
            <calcext:condition calcext:apply-style-name="ConditionalStyle_19" calcext:value="&lt;0" calcext:base-cell-address="'Income Metrics'.L36"/>
          </calcext:conditional-format>
        </calcext:conditional-formats>
      </table:table>
      <table:table table:name="ROIC Metrics" table:style-name="ta4">
        <table:table-column table:style-name="co8" table:default-cell-style-name="ce13"/>
        <table:table-column table:style-name="co33" table:default-cell-style-name="ce13"/>
        <table:table-column table:style-name="co34" table:number-columns-repeated="9" table:default-cell-style-name="ce13"/>
        <table:table-column table:style-name="co23" table:default-cell-style-name="ce13"/>
        <table:table-column table:style-name="co24" table:default-cell-style-name="ce13"/>
        <table:table-column table:style-name="co35" table:default-cell-style-name="ce13"/>
        <table:table-column table:style-name="co1" table:number-columns-repeated="1010" table:default-cell-style-name="ce13"/>
        <table:table-row table:style-name="ro3">
          <table:table-cell table:style-name="ce12" office:value-type="string" calcext:value-type="string">
            <text:p>ROIC / ROE Metrics</text:p>
          </table:table-cell>
          <table:table-cell table:number-columns-repeated="1023"/>
        </table:table-row>
        <table:table-row table:style-name="ro7">
          <table:table-cell table:number-columns-repeated="1024"/>
        </table:table-row>
        <table:table-row table:style-name="ro8">
          <table:table-cell/>
          <table:table-cell table:style-name="ce231"/>
          <table:table-cell table:style-name="ce261" office:value-type="string" calcext:value-type="string" table:number-columns-spanned="5" table:number-rows-spanned="1">
            <text:p>Annual</text:p>
          </table:table-cell>
          <table:covered-table-cell table:number-columns-repeated="3" table:style-name="ce240"/>
          <table:covered-table-cell table:style-name="ce249"/>
          <table:table-cell table:style-name="ce300" office:value-type="string" calcext:value-type="string" table:number-columns-spanned="4" table:number-rows-spanned="1">
            <text:p>Quarterly</text:p>
          </table:table-cell>
          <table:covered-table-cell table:number-columns-repeated="3" table:style-name="ce240"/>
          <table:table-cell table:number-columns-repeated="1013"/>
        </table:table-row>
        <table:table-row table:style-name="ro9">
          <table:table-cell/>
          <table:table-cell table:style-name="ce232"/>
          <table:table-cell table:style-name="ce236" table:formula="of:=&quot;FY &quot;&amp;COM.INTRINIO.FINTECH.LOCALC.PYTHON.INTRINIOIMPL.INTRINIOFUNDAMENTALS(ticker;&quot;income_statement&quot;;[.C30];[.C31];&quot;fiscal_year&quot;)" office:value-type="string" office:string-value="FY 2013" calcext:value-type="string">
            <text:p>FY 2013</text:p>
          </table:table-cell>
          <table:table-cell table:style-name="ce241" table:formula="of:=&quot;FY &quot;&amp;COM.INTRINIO.FINTECH.LOCALC.PYTHON.INTRINIOIMPL.INTRINIOFUNDAMENTALS(ticker;&quot;income_statement&quot;;[.D30];[.D31];&quot;fiscal_year&quot;)" office:value-type="string" office:string-value="FY 2014" calcext:value-type="string">
            <text:p>FY 2014</text:p>
          </table:table-cell>
          <table:table-cell table:style-name="ce241" table:formula="of:=&quot;FY &quot;&amp;COM.INTRINIO.FINTECH.LOCALC.PYTHON.INTRINIOIMPL.INTRINIOFUNDAMENTALS(ticker;&quot;income_statement&quot;;[.E30];[.E31];&quot;fiscal_year&quot;)" office:value-type="string" office:string-value="FY 2015" calcext:value-type="string">
            <text:p>FY 2015</text:p>
          </table:table-cell>
          <table:table-cell table:style-name="ce241" table:formula="of:=&quot;FY &quot;&amp;COM.INTRINIO.FINTECH.LOCALC.PYTHON.INTRINIOIMPL.INTRINIOFUNDAMENTALS(ticker;&quot;income_statement&quot;;[.F30];[.F31];&quot;fiscal_year&quot;)" office:value-type="string" office:string-value="FY 2016" calcext:value-type="string">
            <text:p>FY 2016</text:p>
          </table:table-cell>
          <table:table-cell table:style-name="ce296" table:formula="of:=[.G30]&amp; &quot; &quot; &amp;[.G31]" office:value-type="string" office:string-value="Q2TTM 2017" calcext:value-type="string">
            <text:p>Q2TTM 2017</text:p>
          </table:table-cell>
          <table:table-cell table:style-name="ce236" table:formula="of:=COM.INTRINIO.FINTECH.LOCALC.PYTHON.INTRINIOIMPL.INTRINIOFUNDAMENTALS(ticker;&quot;income_statement&quot;;[.H30];[.H31];&quot;fiscal_period&quot;)&amp;&quot; &quot;&amp;COM.INTRINIO.FINTECH.LOCALC.PYTHON.INTRINIOIMPL.INTRINIOFUNDAMENTALS(ticker;&quot;income_statement&quot;;[.H30];[.H31];&quot;fiscal_year&quot;)" office:value-type="string" office:string-value="Q3 2016" calcext:value-type="string">
            <text:p>Q3 2016</text:p>
          </table:table-cell>
          <table:table-cell table:style-name="ce241" table:formula="of:=COM.INTRINIO.FINTECH.LOCALC.PYTHON.INTRINIOIMPL.INTRINIOFUNDAMENTALS(ticker;&quot;income_statement&quot;;[.I30];[.I31];&quot;fiscal_period&quot;)&amp;&quot; &quot;&amp;COM.INTRINIO.FINTECH.LOCALC.PYTHON.INTRINIOIMPL.INTRINIOFUNDAMENTALS(ticker;&quot;income_statement&quot;;[.I30];[.I31];&quot;fiscal_year&quot;)" office:value-type="string" office:string-value="Q4 2016" calcext:value-type="string">
            <text:p>Q4 2016</text:p>
          </table:table-cell>
          <table:table-cell table:style-name="ce241" table:formula="of:=COM.INTRINIO.FINTECH.LOCALC.PYTHON.INTRINIOIMPL.INTRINIOFUNDAMENTALS(ticker;&quot;income_statement&quot;;[.J30];[.J31];&quot;fiscal_period&quot;)&amp;&quot; &quot;&amp;COM.INTRINIO.FINTECH.LOCALC.PYTHON.INTRINIOIMPL.INTRINIOFUNDAMENTALS(ticker;&quot;income_statement&quot;;[.J30];[.J31];&quot;fiscal_year&quot;)" office:value-type="string" office:string-value="Q1 2017" calcext:value-type="string">
            <text:p>Q1 2017</text:p>
          </table:table-cell>
          <table:table-cell table:style-name="ce241" table:formula="of:=COM.INTRINIO.FINTECH.LOCALC.PYTHON.INTRINIOIMPL.INTRINIOFUNDAMENTALS(ticker;&quot;income_statement&quot;;[.K30];[.K31];&quot;fiscal_period&quot;)&amp;&quot; &quot;&amp;COM.INTRINIO.FINTECH.LOCALC.PYTHON.INTRINIOIMPL.INTRINIOFUNDAMENTALS(ticker;&quot;income_statement&quot;;[.K30];[.K31];&quot;fiscal_year&quot;)" office:value-type="string" office:string-value="Q2 2017" calcext:value-type="string">
            <text:p>Q2 2017</text:p>
          </table:table-cell>
          <table:table-cell/>
          <table:table-cell table:style-name="ce109"/>
          <table:table-cell table:number-columns-repeated="1011"/>
        </table:table-row>
        <table:table-row table:style-name="ro13">
          <table:table-cell/>
          <table:table-cell table:style-name="ce323" office:value-type="string" calcext:value-type="string">
            <text:p>ROIC Disaggregation:</text:p>
          </table:table-cell>
          <table:table-cell table:style-name="ce289"/>
          <table:table-cell table:style-name="ce293" table:number-columns-repeated="3"/>
          <table:table-cell table:style-name="ce297"/>
          <table:table-cell table:style-name="ce301"/>
          <table:table-cell table:style-name="ce293" table:number-columns-repeated="3"/>
          <table:table-cell table:number-columns-repeated="1013"/>
        </table:table-row>
        <table:table-row table:style-name="ro13">
          <table:table-cell table:style-name="ce286"/>
          <table:table-cell table:style-name="ce324" office:value-type="string" calcext:value-type="string">
            <text:p>NOPAT Margin</text:p>
          </table:table-cell>
          <table:table-cell table:style-name="ce328" table:formula="of:=COM.INTRINIO.FINTECH.LOCALC.PYTHON.INTRINIOIMPL.INTRINIOFINANCIALS(ticker;&quot;calculations&quot;;[.C$31];[.C$30];[.$N6])" office:value-type="percentage" office:value="0.159419" calcext:value-type="percentage">
            <text:p>15.9%</text:p>
          </table:table-cell>
          <table:table-cell table:style-name="ce334" table:formula="of:=COM.INTRINIO.FINTECH.LOCALC.PYTHON.INTRINIOIMPL.INTRINIOFINANCIALS(ticker;&quot;calculations&quot;;[.D$31];[.D$30];[.$N6])" office:value-type="percentage" office:value="0.059979" calcext:value-type="percentage">
            <text:p>6.0%</text:p>
          </table:table-cell>
          <table:table-cell table:style-name="ce334" table:formula="of:=COM.INTRINIO.FINTECH.LOCALC.PYTHON.INTRINIOIMPL.INTRINIOFINANCIALS(ticker;&quot;calculations&quot;;[.E$31];[.E$30];[.$N6])" office:value-type="percentage" office:value="0.111678" calcext:value-type="percentage">
            <text:p>11.2%</text:p>
          </table:table-cell>
          <table:table-cell table:style-name="ce334" table:formula="of:=COM.INTRINIO.FINTECH.LOCALC.PYTHON.INTRINIOIMPL.INTRINIOFINANCIALS(ticker;&quot;calculations&quot;;[.F$31];[.F$30];[.$N6])" office:value-type="percentage" office:value="0.100039" calcext:value-type="percentage">
            <text:p>10.0%</text:p>
          </table:table-cell>
          <table:table-cell table:style-name="ce338" table:formula="of:=COM.INTRINIO.FINTECH.LOCALC.PYTHON.INTRINIOIMPL.INTRINIOFINANCIALS(ticker;&quot;calculations&quot;;[.G$31];[.G$30];[.$N6])" office:value-type="percentage" office:value="0.104595" calcext:value-type="percentage">
            <text:p>10.5%</text:p>
          </table:table-cell>
          <table:table-cell table:style-name="ce328" table:formula="of:=COM.INTRINIO.FINTECH.LOCALC.PYTHON.INTRINIOIMPL.INTRINIOFINANCIALS(ticker;&quot;calculations&quot;;[.H$31];[.H$30];[.$N6])" office:value-type="percentage" office:value="0.103148" calcext:value-type="percentage">
            <text:p>10.3%</text:p>
          </table:table-cell>
          <table:table-cell table:style-name="ce334" table:formula="of:=COM.INTRINIO.FINTECH.LOCALC.PYTHON.INTRINIOIMPL.INTRINIOFINANCIALS(ticker;&quot;calculations&quot;;[.I$31];[.I$30];[.$N6])" office:value-type="percentage" office:value="0.080019" calcext:value-type="percentage">
            <text:p>8.0%</text:p>
          </table:table-cell>
          <table:table-cell table:style-name="ce334" table:formula="of:=COM.INTRINIO.FINTECH.LOCALC.PYTHON.INTRINIOIMPL.INTRINIOFINANCIALS(ticker;&quot;calculations&quot;;[.J$31];[.J$30];[.$N6])" office:value-type="percentage" office:value="0.115878" calcext:value-type="percentage">
            <text:p>11.6%</text:p>
          </table:table-cell>
          <table:table-cell table:style-name="ce334" table:formula="of:=COM.INTRINIO.FINTECH.LOCALC.PYTHON.INTRINIOIMPL.INTRINIOFINANCIALS(ticker;&quot;calculations&quot;;[.K$31];[.K$30];[.$N6])" office:value-type="percentage" office:value="0.12156" calcext:value-type="percentage">
            <text:p>12.2%</text:p>
          </table:table-cell>
          <table:table-cell table:style-name="ce303" table:number-columns-repeated="2"/>
          <table:table-cell table:style-name="ce303" office:value-type="string" calcext:value-type="string">
            <text:p>nopatmargin</text:p>
          </table:table-cell>
          <table:table-cell table:style-name="ce286" table:number-columns-repeated="1010"/>
        </table:table-row>
        <table:table-row table:style-name="ro13">
          <table:table-cell/>
          <table:table-cell table:style-name="ce325" office:value-type="string" calcext:value-type="string">
            <text:p>x Invested Capital Turnover</text:p>
          </table:table-cell>
          <table:table-cell table:style-name="ce329" table:formula="of:=COM.INTRINIO.FINTECH.LOCALC.PYTHON.INTRINIOIMPL.INTRINIOFINANCIALS(ticker;&quot;calculations&quot;;[.C$31];[.C$30];[.$N7])" office:value-type="float" office:value="0.812" calcext:value-type="float">
            <text:p>0.81</text:p>
          </table:table-cell>
          <table:table-cell table:style-name="ce335" table:formula="of:=COM.INTRINIO.FINTECH.LOCALC.PYTHON.INTRINIOIMPL.INTRINIOFINANCIALS(ticker;&quot;calculations&quot;;[.D$31];[.D$30];[.$N7])" office:value-type="float" office:value="0.8097" calcext:value-type="float">
            <text:p>0.81</text:p>
          </table:table-cell>
          <table:table-cell table:style-name="ce335" table:formula="of:=COM.INTRINIO.FINTECH.LOCALC.PYTHON.INTRINIOIMPL.INTRINIOFINANCIALS(ticker;&quot;calculations&quot;;[.E$31];[.E$30];[.$N7])" office:value-type="float" office:value="0.7131" calcext:value-type="float">
            <text:p>0.71</text:p>
          </table:table-cell>
          <table:table-cell table:style-name="ce335" table:formula="of:=COM.INTRINIO.FINTECH.LOCALC.PYTHON.INTRINIOIMPL.INTRINIOFINANCIALS(ticker;&quot;calculations&quot;;[.F$31];[.F$30];[.$N7])" office:value-type="float" office:value="0.6696" calcext:value-type="float">
            <text:p>0.67</text:p>
          </table:table-cell>
          <table:table-cell table:style-name="ce339" table:formula="of:=COM.INTRINIO.FINTECH.LOCALC.PYTHON.INTRINIOIMPL.INTRINIOFINANCIALS(ticker;&quot;calculations&quot;;[.G$31];[.G$30];[.$N7])" office:value-type="float" office:value="0.6602" calcext:value-type="float">
            <text:p>0.66</text:p>
          </table:table-cell>
          <table:table-cell table:style-name="ce342" table:formula="of:=COM.INTRINIO.FINTECH.LOCALC.PYTHON.INTRINIOIMPL.INTRINIOFINANCIALS(ticker;&quot;calculations&quot;;[.H$31];[.H$30];[.$N7])" office:value-type="float" office:value="0.6698" calcext:value-type="float">
            <text:p>0.67</text:p>
          </table:table-cell>
          <table:table-cell table:style-name="ce335" table:formula="of:=COM.INTRINIO.FINTECH.LOCALC.PYTHON.INTRINIOIMPL.INTRINIOFINANCIALS(ticker;&quot;calculations&quot;;[.I$31];[.I$30];[.$N7])" office:value-type="float" office:value="0.6696" calcext:value-type="float">
            <text:p>0.67</text:p>
          </table:table-cell>
          <table:table-cell table:style-name="ce335" table:formula="of:=COM.INTRINIO.FINTECH.LOCALC.PYTHON.INTRINIOIMPL.INTRINIOFINANCIALS(ticker;&quot;calculations&quot;;[.J$31];[.J$30];[.$N7])" office:value-type="float" office:value="0.6623" calcext:value-type="float">
            <text:p>0.66</text:p>
          </table:table-cell>
          <table:table-cell table:style-name="ce335" table:formula="of:=COM.INTRINIO.FINTECH.LOCALC.PYTHON.INTRINIOIMPL.INTRINIOFINANCIALS(ticker;&quot;calculations&quot;;[.K$31];[.K$30];[.$N7])" office:value-type="float" office:value="0.6602" calcext:value-type="float">
            <text:p>0.66</text:p>
          </table:table-cell>
          <table:table-cell table:style-name="ce18" table:number-columns-repeated="2"/>
          <table:table-cell table:style-name="ce18" office:value-type="string" calcext:value-type="string">
            <text:p>investedcapitalturnover</text:p>
          </table:table-cell>
          <table:table-cell table:number-columns-repeated="1010"/>
        </table:table-row>
        <table:table-row table:style-name="ro13">
          <table:table-cell/>
          <table:table-cell table:style-name="ce324" office:value-type="string" calcext:value-type="string">
            <text:p>= Return on Invested Capital (ROIC)</text:p>
          </table:table-cell>
          <table:table-cell table:style-name="ce328" table:formula="of:=COM.INTRINIO.FINTECH.LOCALC.PYTHON.INTRINIOIMPL.INTRINIOFINANCIALS(ticker;&quot;calculations&quot;;[.C$31];[.C$30];[.$N8])" office:value-type="percentage" office:value="0.129449" calcext:value-type="percentage">
            <text:p>12.9%</text:p>
          </table:table-cell>
          <table:table-cell table:style-name="ce334" table:formula="of:=COM.INTRINIO.FINTECH.LOCALC.PYTHON.INTRINIOIMPL.INTRINIOFINANCIALS(ticker;&quot;calculations&quot;;[.D$31];[.D$30];[.$N8])" office:value-type="percentage" office:value="0.048563" calcext:value-type="percentage">
            <text:p>4.9%</text:p>
          </table:table-cell>
          <table:table-cell table:style-name="ce334" table:formula="of:=COM.INTRINIO.FINTECH.LOCALC.PYTHON.INTRINIOIMPL.INTRINIOFINANCIALS(ticker;&quot;calculations&quot;;[.E$31];[.E$30];[.$N8])" office:value-type="percentage" office:value="0.079642" calcext:value-type="percentage">
            <text:p>8.0%</text:p>
          </table:table-cell>
          <table:table-cell table:style-name="ce334" table:formula="of:=COM.INTRINIO.FINTECH.LOCALC.PYTHON.INTRINIOIMPL.INTRINIOFINANCIALS(ticker;&quot;calculations&quot;;[.F$31];[.F$30];[.$N8])" office:value-type="percentage" office:value="0.066989" calcext:value-type="percentage">
            <text:p>6.7%</text:p>
          </table:table-cell>
          <table:table-cell table:style-name="ce338" table:formula="of:=COM.INTRINIO.FINTECH.LOCALC.PYTHON.INTRINIOIMPL.INTRINIOFINANCIALS(ticker;&quot;calculations&quot;;[.G$31];[.G$30];[.$N8])" office:value-type="percentage" office:value="0.069053" calcext:value-type="percentage">
            <text:p>6.9%</text:p>
          </table:table-cell>
          <table:table-cell table:style-name="ce328" table:formula="of:=COM.INTRINIO.FINTECH.LOCALC.PYTHON.INTRINIOIMPL.INTRINIOFINANCIALS(ticker;&quot;calculations&quot;;[.H$31];[.H$30];[.$N8])" office:value-type="percentage" office:value="0.069092" calcext:value-type="percentage">
            <text:p>6.9%</text:p>
          </table:table-cell>
          <table:table-cell table:style-name="ce334" table:formula="of:=COM.INTRINIO.FINTECH.LOCALC.PYTHON.INTRINIOIMPL.INTRINIOFINANCIALS(ticker;&quot;calculations&quot;;[.I$31];[.I$30];[.$N8])" office:value-type="percentage" office:value="0.053583" calcext:value-type="percentage">
            <text:p>5.4%</text:p>
          </table:table-cell>
          <table:table-cell table:style-name="ce334" table:formula="of:=COM.INTRINIO.FINTECH.LOCALC.PYTHON.INTRINIOIMPL.INTRINIOFINANCIALS(ticker;&quot;calculations&quot;;[.J$31];[.J$30];[.$N8])" office:value-type="percentage" office:value="0.076745" calcext:value-type="percentage">
            <text:p>7.7%</text:p>
          </table:table-cell>
          <table:table-cell table:style-name="ce334" table:formula="of:=COM.INTRINIO.FINTECH.LOCALC.PYTHON.INTRINIOIMPL.INTRINIOFINANCIALS(ticker;&quot;calculations&quot;;[.K$31];[.K$30];[.$N8])" office:value-type="percentage" office:value="0.080253" calcext:value-type="percentage">
            <text:p>8.0%</text:p>
          </table:table-cell>
          <table:table-cell table:style-name="ce18" table:number-columns-repeated="2"/>
          <table:table-cell table:style-name="ce18" office:value-type="string" calcext:value-type="string">
            <text:p>roic</text:p>
          </table:table-cell>
          <table:table-cell table:number-columns-repeated="1010"/>
        </table:table-row>
        <table:table-row table:style-name="ro13">
          <table:table-cell/>
          <table:table-cell table:style-name="ce326"/>
          <table:table-cell table:style-name="ce330" table:number-columns-repeated="9"/>
          <table:table-cell table:style-name="ce18" table:number-columns-repeated="3"/>
          <table:table-cell table:number-columns-repeated="1010"/>
        </table:table-row>
        <table:table-row table:style-name="ro13">
          <table:table-cell/>
          <table:table-cell table:style-name="ce323" office:value-type="string" calcext:value-type="string">
            <text:p>ROE Disaggregation:</text:p>
          </table:table-cell>
          <table:table-cell table:style-name="ce289"/>
          <table:table-cell table:style-name="ce293" table:number-columns-repeated="3"/>
          <table:table-cell table:style-name="ce297"/>
          <table:table-cell table:style-name="ce289"/>
          <table:table-cell table:style-name="ce293" table:number-columns-repeated="3"/>
          <table:table-cell table:number-columns-repeated="1013"/>
        </table:table-row>
        <table:table-row table:style-name="ro13">
          <table:table-cell table:style-name="ce286"/>
          <table:table-cell table:style-name="ce324" office:value-type="string" calcext:value-type="string">
            <text:p>Net Nonoperating Expense Percent</text:p>
          </table:table-cell>
          <table:table-cell table:style-name="ce328" table:formula="of:=COM.INTRINIO.FINTECH.LOCALC.PYTHON.INTRINIOIMPL.INTRINIOFINANCIALS(ticker;&quot;calculations&quot;;[.C$31];[.C$30];[.$N11])" office:value-type="percentage" office:value="0.027131" calcext:value-type="percentage">
            <text:p>2.7%</text:p>
          </table:table-cell>
          <table:table-cell table:style-name="ce334" table:formula="of:=COM.INTRINIO.FINTECH.LOCALC.PYTHON.INTRINIOIMPL.INTRINIOFINANCIALS(ticker;&quot;calculations&quot;;[.D$31];[.D$30];[.$N11])" office:value-type="percentage" office:value="0.016615" calcext:value-type="percentage">
            <text:p>1.7%</text:p>
          </table:table-cell>
          <table:table-cell table:style-name="ce334" table:formula="of:=COM.INTRINIO.FINTECH.LOCALC.PYTHON.INTRINIOIMPL.INTRINIOFINANCIALS(ticker;&quot;calculations&quot;;[.E$31];[.E$30];[.$N11])" office:value-type="percentage" office:value="0.027376" calcext:value-type="percentage">
            <text:p>2.7%</text:p>
          </table:table-cell>
          <table:table-cell table:style-name="ce334" table:formula="of:=COM.INTRINIO.FINTECH.LOCALC.PYTHON.INTRINIOIMPL.INTRINIOFINANCIALS(ticker;&quot;calculations&quot;;[.F$31];[.F$30];[.$N11])" office:value-type="percentage" office:value="0.025282" calcext:value-type="percentage">
            <text:p>2.5%</text:p>
          </table:table-cell>
          <table:table-cell table:style-name="ce338" table:formula="of:=COM.INTRINIO.FINTECH.LOCALC.PYTHON.INTRINIOIMPL.INTRINIOFINANCIALS(ticker;&quot;calculations&quot;;[.G$31];[.G$30];[.$N11])" office:value-type="percentage" office:value="0.02843" calcext:value-type="percentage">
            <text:p>2.8%</text:p>
          </table:table-cell>
          <table:table-cell table:style-name="ce328" table:formula="of:=COM.INTRINIO.FINTECH.LOCALC.PYTHON.INTRINIOIMPL.INTRINIOFINANCIALS(ticker;&quot;calculations&quot;;[.H$31];[.H$30];[.$N11])" office:value-type="percentage" office:value="0.006596" calcext:value-type="percentage">
            <text:p>0.7%</text:p>
          </table:table-cell>
          <table:table-cell table:style-name="ce334" table:formula="of:=COM.INTRINIO.FINTECH.LOCALC.PYTHON.INTRINIOIMPL.INTRINIOFINANCIALS(ticker;&quot;calculations&quot;;[.I$31];[.I$30];[.$N11])" office:value-type="percentage" office:value="0.006901" calcext:value-type="percentage">
            <text:p>0.7%</text:p>
          </table:table-cell>
          <table:table-cell table:style-name="ce334" table:formula="of:=COM.INTRINIO.FINTECH.LOCALC.PYTHON.INTRINIOIMPL.INTRINIOFINANCIALS(ticker;&quot;calculations&quot;;[.J$31];[.J$30];[.$N11])" office:value-type="percentage" office:value="0.008172" calcext:value-type="percentage">
            <text:p>0.8%</text:p>
          </table:table-cell>
          <table:table-cell table:style-name="ce334" table:formula="of:=COM.INTRINIO.FINTECH.LOCALC.PYTHON.INTRINIOIMPL.INTRINIOFINANCIALS(ticker;&quot;calculations&quot;;[.K$31];[.K$30];[.$N11])" office:value-type="percentage" office:value="0.006895" calcext:value-type="percentage">
            <text:p>0.7%</text:p>
          </table:table-cell>
          <table:table-cell table:style-name="ce303" table:number-columns-repeated="2"/>
          <table:table-cell table:style-name="ce303" office:value-type="string" calcext:value-type="string">
            <text:p>nnep</text:p>
          </table:table-cell>
          <table:table-cell table:style-name="ce286" table:number-columns-repeated="1010"/>
        </table:table-row>
        <table:table-row table:style-name="ro13">
          <table:table-cell/>
          <table:table-cell table:style-name="ce325" office:value-type="string" calcext:value-type="string">
            <text:p>ROIC-NNEP Spread</text:p>
          </table:table-cell>
          <table:table-cell table:style-name="ce331" table:formula="of:=COM.INTRINIO.FINTECH.LOCALC.PYTHON.INTRINIOIMPL.INTRINIOFINANCIALS(ticker;&quot;calculations&quot;;[.C$31];[.C$30];[.$N12])" office:value-type="percentage" office:value="0.102318" calcext:value-type="percentage">
            <text:p>10.2%</text:p>
          </table:table-cell>
          <table:table-cell table:style-name="ce336" table:formula="of:=COM.INTRINIO.FINTECH.LOCALC.PYTHON.INTRINIOIMPL.INTRINIOFINANCIALS(ticker;&quot;calculations&quot;;[.D$31];[.D$30];[.$N12])" office:value-type="percentage" office:value="0.031948" calcext:value-type="percentage">
            <text:p>3.2%</text:p>
          </table:table-cell>
          <table:table-cell table:style-name="ce336" table:formula="of:=COM.INTRINIO.FINTECH.LOCALC.PYTHON.INTRINIOIMPL.INTRINIOFINANCIALS(ticker;&quot;calculations&quot;;[.E$31];[.E$30];[.$N12])" office:value-type="percentage" office:value="0.052266" calcext:value-type="percentage">
            <text:p>5.2%</text:p>
          </table:table-cell>
          <table:table-cell table:style-name="ce336" table:formula="of:=COM.INTRINIO.FINTECH.LOCALC.PYTHON.INTRINIOIMPL.INTRINIOFINANCIALS(ticker;&quot;calculations&quot;;[.F$31];[.F$30];[.$N12])" office:value-type="percentage" office:value="0.041707" calcext:value-type="percentage">
            <text:p>4.2%</text:p>
          </table:table-cell>
          <table:table-cell table:style-name="ce340" table:formula="of:=COM.INTRINIO.FINTECH.LOCALC.PYTHON.INTRINIOIMPL.INTRINIOFINANCIALS(ticker;&quot;calculations&quot;;[.G$31];[.G$30];[.$N12])" office:value-type="percentage" office:value="0.040623" calcext:value-type="percentage">
            <text:p>4.1%</text:p>
          </table:table-cell>
          <table:table-cell table:style-name="ce343" table:formula="of:=COM.INTRINIO.FINTECH.LOCALC.PYTHON.INTRINIOIMPL.INTRINIOFINANCIALS(ticker;&quot;calculations&quot;;[.H$31];[.H$30];[.$N12])" office:value-type="percentage" office:value="0.062496" calcext:value-type="percentage">
            <text:p>6.2%</text:p>
          </table:table-cell>
          <table:table-cell table:style-name="ce336" table:formula="of:=COM.INTRINIO.FINTECH.LOCALC.PYTHON.INTRINIOIMPL.INTRINIOFINANCIALS(ticker;&quot;calculations&quot;;[.I$31];[.I$30];[.$N12])" office:value-type="percentage" office:value="0.046682" calcext:value-type="percentage">
            <text:p>4.7%</text:p>
          </table:table-cell>
          <table:table-cell table:style-name="ce336" table:formula="of:=COM.INTRINIO.FINTECH.LOCALC.PYTHON.INTRINIOIMPL.INTRINIOFINANCIALS(ticker;&quot;calculations&quot;;[.J$31];[.J$30];[.$N12])" office:value-type="percentage" office:value="0.068573" calcext:value-type="percentage">
            <text:p>6.9%</text:p>
          </table:table-cell>
          <table:table-cell table:style-name="ce336" table:formula="of:=COM.INTRINIO.FINTECH.LOCALC.PYTHON.INTRINIOIMPL.INTRINIOFINANCIALS(ticker;&quot;calculations&quot;;[.K$31];[.K$30];[.$N12])" office:value-type="percentage" office:value="0.073358" calcext:value-type="percentage">
            <text:p>7.3%</text:p>
          </table:table-cell>
          <table:table-cell table:number-columns-repeated="2"/>
          <table:table-cell table:style-name="ce303" office:value-type="string" calcext:value-type="string">
            <text:p>roicnnepspread</text:p>
          </table:table-cell>
          <table:table-cell table:number-columns-repeated="1010"/>
        </table:table-row>
        <table:table-row table:style-name="ro13">
          <table:table-cell table:style-name="ce286"/>
          <table:table-cell table:style-name="ce324" office:value-type="string" calcext:value-type="string">
            <text:p>x Financial Leverage</text:p>
          </table:table-cell>
          <table:table-cell table:style-name="ce332" table:formula="of:=COM.INTRINIO.FINTECH.LOCALC.PYTHON.INTRINIOIMPL.INTRINIOFINANCIALS(ticker;&quot;calculations&quot;;[.C$31];[.C$30];[.$N13])" office:value-type="float" office:value="0.7218" calcext:value-type="float">
            <text:p>0.72</text:p>
          </table:table-cell>
          <table:table-cell table:style-name="ce337" table:formula="of:=COM.INTRINIO.FINTECH.LOCALC.PYTHON.INTRINIOIMPL.INTRINIOFINANCIALS(ticker;&quot;calculations&quot;;[.D$31];[.D$30];[.$N13])" office:value-type="float" office:value="0.8001" calcext:value-type="float">
            <text:p>0.80</text:p>
          </table:table-cell>
          <table:table-cell table:style-name="ce337" table:formula="of:=COM.INTRINIO.FINTECH.LOCALC.PYTHON.INTRINIOIMPL.INTRINIOFINANCIALS(ticker;&quot;calculations&quot;;[.E$31];[.E$30];[.$N13])" office:value-type="float" office:value="0.9247" calcext:value-type="float">
            <text:p>0.92</text:p>
          </table:table-cell>
          <table:table-cell table:style-name="ce337" table:formula="of:=COM.INTRINIO.FINTECH.LOCALC.PYTHON.INTRINIOIMPL.INTRINIOFINANCIALS(ticker;&quot;calculations&quot;;[.F$31];[.F$30];[.$N13])" office:value-type="float" office:value="0.9745" calcext:value-type="float">
            <text:p>0.97</text:p>
          </table:table-cell>
          <table:table-cell table:style-name="ce341" table:formula="of:=COM.INTRINIO.FINTECH.LOCALC.PYTHON.INTRINIOIMPL.INTRINIOFINANCIALS(ticker;&quot;calculations&quot;;[.G$31];[.G$30];[.$N13])" office:value-type="float" office:value="0.9605" calcext:value-type="float">
            <text:p>0.96</text:p>
          </table:table-cell>
          <table:table-cell table:style-name="ce332" table:formula="of:=COM.INTRINIO.FINTECH.LOCALC.PYTHON.INTRINIOIMPL.INTRINIOFINANCIALS(ticker;&quot;calculations&quot;;[.H$31];[.H$30];[.$N13])" office:value-type="float" office:value="0.9801" calcext:value-type="float">
            <text:p>0.98</text:p>
          </table:table-cell>
          <table:table-cell table:style-name="ce337" table:formula="of:=COM.INTRINIO.FINTECH.LOCALC.PYTHON.INTRINIOIMPL.INTRINIOFINANCIALS(ticker;&quot;calculations&quot;;[.I$31];[.I$30];[.$N13])" office:value-type="float" office:value="0.9745" calcext:value-type="float">
            <text:p>0.97</text:p>
          </table:table-cell>
          <table:table-cell table:style-name="ce337" table:formula="of:=COM.INTRINIO.FINTECH.LOCALC.PYTHON.INTRINIOIMPL.INTRINIOFINANCIALS(ticker;&quot;calculations&quot;;[.J$31];[.J$30];[.$N13])" office:value-type="float" office:value="0.9691" calcext:value-type="float">
            <text:p>0.97</text:p>
          </table:table-cell>
          <table:table-cell table:style-name="ce337" table:formula="of:=COM.INTRINIO.FINTECH.LOCALC.PYTHON.INTRINIOIMPL.INTRINIOFINANCIALS(ticker;&quot;calculations&quot;;[.K$31];[.K$30];[.$N13])" office:value-type="float" office:value="0.9605" calcext:value-type="float">
            <text:p>0.96</text:p>
          </table:table-cell>
          <table:table-cell table:style-name="ce303" table:number-columns-repeated="2"/>
          <table:table-cell table:style-name="ce303" office:value-type="string" calcext:value-type="string">
            <text:p>finleverage</text:p>
          </table:table-cell>
          <table:table-cell table:style-name="ce286" table:number-columns-repeated="1010"/>
        </table:table-row>
        <table:table-row table:style-name="ro13">
          <table:table-cell/>
          <table:table-cell table:style-name="ce325" office:value-type="string" calcext:value-type="string">
            <text:p>= Return on Net Nonoperating Assets (RNNOA)</text:p>
          </table:table-cell>
          <table:table-cell table:style-name="ce331" table:formula="of:=COM.INTRINIO.FINTECH.LOCALC.PYTHON.INTRINIOIMPL.INTRINIOFINANCIALS(ticker;&quot;calculations&quot;;[.C$31];[.C$30];[.$N14])" office:value-type="percentage" office:value="0.073856" calcext:value-type="percentage">
            <text:p>7.4%</text:p>
          </table:table-cell>
          <table:table-cell table:style-name="ce336" table:formula="of:=COM.INTRINIO.FINTECH.LOCALC.PYTHON.INTRINIOIMPL.INTRINIOFINANCIALS(ticker;&quot;calculations&quot;;[.D$31];[.D$30];[.$N14])" office:value-type="percentage" office:value="0.02556" calcext:value-type="percentage">
            <text:p>2.6%</text:p>
          </table:table-cell>
          <table:table-cell table:style-name="ce336" table:formula="of:=COM.INTRINIO.FINTECH.LOCALC.PYTHON.INTRINIOIMPL.INTRINIOFINANCIALS(ticker;&quot;calculations&quot;;[.E$31];[.E$30];[.$N14])" office:value-type="percentage" office:value="0.048328" calcext:value-type="percentage">
            <text:p>4.8%</text:p>
          </table:table-cell>
          <table:table-cell table:style-name="ce336" table:formula="of:=COM.INTRINIO.FINTECH.LOCALC.PYTHON.INTRINIOIMPL.INTRINIOFINANCIALS(ticker;&quot;calculations&quot;;[.F$31];[.F$30];[.$N14])" office:value-type="percentage" office:value="0.040644" calcext:value-type="percentage">
            <text:p>4.1%</text:p>
          </table:table-cell>
          <table:table-cell table:style-name="ce340" table:formula="of:=COM.INTRINIO.FINTECH.LOCALC.PYTHON.INTRINIOIMPL.INTRINIOFINANCIALS(ticker;&quot;calculations&quot;;[.G$31];[.G$30];[.$N14])" office:value-type="percentage" office:value="0.039016" calcext:value-type="percentage">
            <text:p>3.9%</text:p>
          </table:table-cell>
          <table:table-cell table:style-name="ce343" table:formula="of:=COM.INTRINIO.FINTECH.LOCALC.PYTHON.INTRINIOIMPL.INTRINIOFINANCIALS(ticker;&quot;calculations&quot;;[.H$31];[.H$30];[.$N14])" office:value-type="percentage" office:value="0.061253" calcext:value-type="percentage">
            <text:p>6.1%</text:p>
          </table:table-cell>
          <table:table-cell table:style-name="ce336" table:formula="of:=COM.INTRINIO.FINTECH.LOCALC.PYTHON.INTRINIOIMPL.INTRINIOFINANCIALS(ticker;&quot;calculations&quot;;[.I$31];[.I$30];[.$N14])" office:value-type="percentage" office:value="0.045492" calcext:value-type="percentage">
            <text:p>4.5%</text:p>
          </table:table-cell>
          <table:table-cell table:style-name="ce336" table:formula="of:=COM.INTRINIO.FINTECH.LOCALC.PYTHON.INTRINIOIMPL.INTRINIOFINANCIALS(ticker;&quot;calculations&quot;;[.J$31];[.J$30];[.$N14])" office:value-type="percentage" office:value="0.066455" calcext:value-type="percentage">
            <text:p>6.6%</text:p>
          </table:table-cell>
          <table:table-cell table:style-name="ce336" table:formula="of:=COM.INTRINIO.FINTECH.LOCALC.PYTHON.INTRINIOIMPL.INTRINIOFINANCIALS(ticker;&quot;calculations&quot;;[.K$31];[.K$30];[.$N14])" office:value-type="percentage" office:value="0.070457" calcext:value-type="percentage">
            <text:p>7.0%</text:p>
          </table:table-cell>
          <table:table-cell table:style-name="ce18" table:number-columns-repeated="2"/>
          <table:table-cell table:style-name="ce303" office:value-type="string" calcext:value-type="string">
            <text:p>rnnoa</text:p>
          </table:table-cell>
          <table:table-cell table:number-columns-repeated="1010"/>
        </table:table-row>
        <table:table-row table:style-name="ro13">
          <table:table-cell/>
          <table:table-cell table:style-name="ce324" office:value-type="string" calcext:value-type="string">
            <text:p>Return on Equity (ROE) = ROIC + RNNOA</text:p>
          </table:table-cell>
          <table:table-cell table:style-name="ce328" table:formula="of:=COM.INTRINIO.FINTECH.LOCALC.PYTHON.INTRINIOIMPL.INTRINIOFINANCIALS(ticker;&quot;calculations&quot;;[.C$31];[.C$30];[.$N15])" office:value-type="percentage" office:value="0.203304" calcext:value-type="percentage">
            <text:p>20.3%</text:p>
          </table:table-cell>
          <table:table-cell table:style-name="ce334" table:formula="of:=COM.INTRINIO.FINTECH.LOCALC.PYTHON.INTRINIOIMPL.INTRINIOFINANCIALS(ticker;&quot;calculations&quot;;[.D$31];[.D$30];[.$N15])" office:value-type="percentage" office:value="0.074123" calcext:value-type="percentage">
            <text:p>7.4%</text:p>
          </table:table-cell>
          <table:table-cell table:style-name="ce334" table:formula="of:=COM.INTRINIO.FINTECH.LOCALC.PYTHON.INTRINIOIMPL.INTRINIOFINANCIALS(ticker;&quot;calculations&quot;;[.E$31];[.E$30];[.$N15])" office:value-type="percentage" office:value="0.12797" calcext:value-type="percentage">
            <text:p>12.8%</text:p>
          </table:table-cell>
          <table:table-cell table:style-name="ce334" table:formula="of:=COM.INTRINIO.FINTECH.LOCALC.PYTHON.INTRINIOIMPL.INTRINIOFINANCIALS(ticker;&quot;calculations&quot;;[.F$31];[.F$30];[.$N15])" office:value-type="percentage" office:value="0.107633" calcext:value-type="percentage">
            <text:p>10.8%</text:p>
          </table:table-cell>
          <table:table-cell table:style-name="ce338" table:formula="of:=COM.INTRINIO.FINTECH.LOCALC.PYTHON.INTRINIOIMPL.INTRINIOFINANCIALS(ticker;&quot;calculations&quot;;[.G$31];[.G$30];[.$N15])" office:value-type="percentage" office:value="0.108069" calcext:value-type="percentage">
            <text:p>10.8%</text:p>
          </table:table-cell>
          <table:table-cell table:style-name="ce328" table:formula="of:=COM.INTRINIO.FINTECH.LOCALC.PYTHON.INTRINIOIMPL.INTRINIOFINANCIALS(ticker;&quot;calculations&quot;;[.H$31];[.H$30];[.$N15])" office:value-type="percentage" office:value="0.130345" calcext:value-type="percentage">
            <text:p>13.0%</text:p>
          </table:table-cell>
          <table:table-cell table:style-name="ce334" table:formula="of:=COM.INTRINIO.FINTECH.LOCALC.PYTHON.INTRINIOIMPL.INTRINIOFINANCIALS(ticker;&quot;calculations&quot;;[.I$31];[.I$30];[.$N15])" office:value-type="percentage" office:value="0.099075" calcext:value-type="percentage">
            <text:p>9.9%</text:p>
          </table:table-cell>
          <table:table-cell table:style-name="ce334" table:formula="of:=COM.INTRINIO.FINTECH.LOCALC.PYTHON.INTRINIOIMPL.INTRINIOFINANCIALS(ticker;&quot;calculations&quot;;[.J$31];[.J$30];[.$N15])" office:value-type="percentage" office:value="0.1432" calcext:value-type="percentage">
            <text:p>14.3%</text:p>
          </table:table-cell>
          <table:table-cell table:style-name="ce334" table:formula="of:=COM.INTRINIO.FINTECH.LOCALC.PYTHON.INTRINIOIMPL.INTRINIOFINANCIALS(ticker;&quot;calculations&quot;;[.K$31];[.K$30];[.$N15])" office:value-type="percentage" office:value="0.15071" calcext:value-type="percentage">
            <text:p>15.1%</text:p>
          </table:table-cell>
          <table:table-cell table:number-columns-repeated="2"/>
          <table:table-cell table:style-name="ce303" office:value-type="string" calcext:value-type="string">
            <text:p>roe</text:p>
          </table:table-cell>
          <table:table-cell table:number-columns-repeated="1010"/>
        </table:table-row>
        <table:table-row table:style-name="ro14">
          <table:table-cell/>
          <table:table-cell table:style-name="ce327"/>
          <table:table-cell table:style-name="ce333" table:number-columns-repeated="9"/>
          <table:table-cell table:number-columns-repeated="2"/>
          <table:table-cell table:style-name="ce303"/>
          <table:table-cell table:number-columns-repeated="1010"/>
        </table:table-row>
        <table:table-row table:style-name="ro9">
          <table:table-cell>
            <draw:frame table:end-cell-address="'ROIC Metrics'.E29" table:end-x="19.81pt" table:end-y="15.45pt" draw:z-index="0" draw:name="Chart 1" draw:style-name="gr2" draw:text-style-name="P2" svg:width="404.76pt" svg:height="274.48pt" svg:x="4pt" svg:y="4.39pt">
              <loext:p draw:notify-on-update-of-ranges="'ROIC Metrics'.C4:'ROIC Metrics'.G4 'ROIC Metrics'.B8:'ROIC Metrics'.B8 'ROIC Metrics'.C8:'ROIC Metrics'.G8 'ROIC Metrics'.B15:'ROIC Metrics'.B15 'ROIC Metrics'.C15:'ROIC Metrics'.G15"/>
              <draw:object xlink:href="./Object 4" xlink:type="simple" xlink:show="embed" xlink:actuate="onLoad"/>
              <draw:image xlink:href="./ObjectReplacements/Object 4" xlink:type="simple" xlink:show="embed" xlink:actuate="onLoad"/>
            </draw:frame>
          </table:table-cell>
          <table:table-cell table:style-name="ce28" table:number-columns-repeated="3"/>
          <table:table-cell table:style-name="ce28">
            <draw:frame table:end-cell-address="'ROIC Metrics'.K29" table:end-x="59.9pt" table:end-y="18.26pt" draw:z-index="1" draw:name="Chart 2" draw:style-name="gr2" draw:text-style-name="P2" svg:width="405.24pt" svg:height="278.22pt" svg:x="29.71pt" svg:y="3.46pt">
              <loext:p draw:notify-on-update-of-ranges="'ROIC Metrics'.C4:'ROIC Metrics'.G4 'ROIC Metrics'.B6:'ROIC Metrics'.B6 'ROIC Metrics'.C6:'ROIC Metrics'.G6 'ROIC Metrics'.B7:'ROIC Metrics'.B7 'ROIC Metrics'.C7:'ROIC Metrics'.G7"/>
              <draw:object xlink:href="./Object 5" xlink:type="simple" xlink:show="embed" xlink:actuate="onLoad"/>
              <draw:image xlink:href="./ObjectReplacements/Object 5" xlink:type="simple" xlink:show="embed" xlink:actuate="onLoad"/>
            </draw:frame>
          </table:table-cell>
          <table:table-cell table:style-name="ce28" table:number-columns-repeated="6"/>
          <table:table-cell table:style-name="ce18" table:number-columns-repeated="3"/>
          <table:table-cell table:number-columns-repeated="1010"/>
        </table:table-row>
        <table:table-row table:style-name="ro9" table:number-rows-repeated="11">
          <table:table-cell/>
          <table:table-cell table:style-name="ce28" table:number-columns-repeated="10"/>
          <table:table-cell table:style-name="ce18" table:number-columns-repeated="3"/>
          <table:table-cell table:number-columns-repeated="1010"/>
        </table:table-row>
        <table:table-row table:style-name="ro9">
          <table:table-cell/>
          <table:table-cell table:style-name="ce28" table:number-columns-repeated="10"/>
          <table:table-cell table:style-name="ce106" table:number-columns-repeated="2"/>
          <table:table-cell table:style-name="ce18"/>
          <table:table-cell table:number-columns-repeated="1010"/>
        </table:table-row>
        <table:table-row table:style-name="ro9">
          <table:table-cell/>
          <table:table-cell table:style-name="ce43"/>
          <table:table-cell table:style-name="ce292" table:formula="of:=[.D30]" office:value-type="string" office:string-value="FY" calcext:value-type="string">
            <text:p>FY</text:p>
          </table:table-cell>
          <table:table-cell table:style-name="ce292" table:formula="of:=[.E30]" office:value-type="string" office:string-value="FY" calcext:value-type="string">
            <text:p>FY</text:p>
          </table:table-cell>
          <table:table-cell table:style-name="ce292" table:formula="of:=[.F30]" office:value-type="string" office:string-value="FY" calcext:value-type="string">
            <text:p>FY</text:p>
          </table:table-cell>
          <table:table-cell table:style-name="ce292" office:value-type="string" calcext:value-type="string">
            <text:p>FY</text:p>
          </table:table-cell>
          <table:table-cell table:style-name="ce292" table:formula="of:=COM.INTRINIO.FINTECH.LOCALC.PYTHON.INTRINIOIMPL.INTRINIOFUNDAMENTALS(ticker;&quot;income_statement&quot;;&quot;TTM&quot;;[.G32];&quot;fiscal_period&quot;)" office:value-type="string" office:string-value="Q2TTM" calcext:value-type="string">
            <text:p>Q2TTM</text:p>
          </table:table-cell>
          <table:table-cell table:style-name="ce292" table:formula="of:=[.I30]" office:value-type="string" office:string-value="QTR" calcext:value-type="string">
            <text:p>QTR</text:p>
          </table:table-cell>
          <table:table-cell table:style-name="ce292" table:formula="of:=[.J30]" office:value-type="string" office:string-value="QTR" calcext:value-type="string">
            <text:p>QTR</text:p>
          </table:table-cell>
          <table:table-cell table:style-name="ce292" table:formula="of:=[.K30]" office:value-type="string" office:string-value="QTR" calcext:value-type="string">
            <text:p>QTR</text:p>
          </table:table-cell>
          <table:table-cell table:style-name="ce292" office:value-type="string" calcext:value-type="string">
            <text:p>QTR</text:p>
          </table:table-cell>
          <table:table-cell table:style-name="ce106" table:number-columns-repeated="2"/>
          <table:table-cell table:style-name="ce18"/>
          <table:table-cell table:number-columns-repeated="1010"/>
        </table:table-row>
        <table:table-row table:style-name="ro9">
          <table:table-cell/>
          <table:table-cell table:style-name="ce43"/>
          <table:table-cell table:style-name="ce43" table:formula="of:=[.D31]+1" office:value-type="float" office:value="3" calcext:value-type="float">
            <text:p>3</text:p>
          </table:table-cell>
          <table:table-cell table:style-name="ce43" table:formula="of:=[.E31]+1" office:value-type="float" office:value="2" calcext:value-type="float">
            <text:p>2</text:p>
          </table:table-cell>
          <table:table-cell table:style-name="ce43" table:formula="of:=[.F31]+1" office:value-type="float" office:value="1" calcext:value-type="float">
            <text:p>1</text:p>
          </table:table-cell>
          <table:table-cell table:style-name="ce43" table:formula="of:=IF([.G30]=&quot;FY&quot;;1;0)" office:value-type="float" office:value="0" calcext:value-type="float">
            <text:p>0</text:p>
          </table:table-cell>
          <table:table-cell table:style-name="ce43" table:formula="of:=COM.INTRINIO.FINTECH.LOCALC.PYTHON.INTRINIOIMPL.INTRINIOFUNDAMENTALS(ticker;&quot;income_statement&quot;;&quot;TTM&quot;;[.G32];&quot;fiscal_year&quot;)" office:value-type="float" office:value="2017" calcext:value-type="float">
            <text:p>2017</text:p>
          </table:table-cell>
          <table:table-cell table:style-name="ce43" table:formula="of:=[.I31]+1" office:value-type="float" office:value="3" calcext:value-type="float">
            <text:p>3</text:p>
          </table:table-cell>
          <table:table-cell table:style-name="ce43" table:formula="of:=[.J31]+1" office:value-type="float" office:value="2" calcext:value-type="float">
            <text:p>2</text:p>
          </table:table-cell>
          <table:table-cell table:style-name="ce43" table:formula="of:=[.K31]+1" office:value-type="float" office:value="1" calcext:value-type="float">
            <text:p>1</text:p>
          </table:table-cell>
          <table:table-cell table:style-name="ce43" office:value-type="float" office:value="0" calcext:value-type="float">
            <text:p>0</text:p>
          </table:table-cell>
          <table:table-cell table:style-name="ce106" table:number-columns-repeated="2"/>
          <table:table-cell table:style-name="ce18"/>
          <table:table-cell table:number-columns-repeated="1010"/>
        </table:table-row>
        <table:table-row table:style-name="ro9">
          <table:table-cell/>
          <table:table-cell table:style-name="ce43" table:number-columns-repeated="5"/>
          <table:table-cell table:style-name="ce43" office:value-type="float" office:value="0" calcext:value-type="float">
            <text:p>0</text:p>
          </table:table-cell>
          <table:table-cell table:style-name="ce43" table:number-columns-repeated="4"/>
          <table:table-cell table:style-name="ce107"/>
          <table:table-cell table:style-name="ce106"/>
          <table:table-cell table:style-name="ce18"/>
          <table:table-cell table:number-columns-repeated="1010"/>
        </table:table-row>
        <table:table-row table:style-name="ro9">
          <table:table-cell/>
          <table:table-cell table:style-name="ce43" table:number-columns-repeated="10"/>
          <table:table-cell table:style-name="ce26"/>
          <table:table-cell table:style-name="ce18" table:number-columns-repeated="2"/>
          <table:table-cell table:number-columns-repeated="1010"/>
        </table:table-row>
        <table:table-row table:style-name="ro9">
          <table:table-cell/>
          <table:table-cell table:style-name="ce43" table:number-columns-repeated="10"/>
          <table:table-cell table:style-name="ce18" table:number-columns-repeated="3"/>
          <table:table-cell table:number-columns-repeated="1010"/>
        </table:table-row>
        <table:table-row table:style-name="ro9">
          <table:table-cell/>
          <table:table-cell table:style-name="ce43" table:number-columns-repeated="10"/>
          <table:table-cell table:number-columns-repeated="1013"/>
        </table:table-row>
        <table:table-row table:style-name="ro10">
          <table:table-cell/>
          <table:table-cell table:style-name="ce43" table:number-columns-repeated="10"/>
          <table:table-cell table:number-columns-repeated="1013"/>
        </table:table-row>
        <table:table-row table:style-name="ro11">
          <table:table-cell table:number-columns-repeated="2"/>
          <table:table-cell table:style-name="ce34" table:number-columns-repeated="9"/>
          <table:table-cell table:style-name="ce365"/>
          <table:table-cell table:number-columns-repeated="1012"/>
        </table:table-row>
        <table:table-row table:style-name="ro7" table:number-rows-repeated="2">
          <table:table-cell table:number-columns-repeated="2"/>
          <table:table-cell table:style-name="ce34" table:number-columns-repeated="9"/>
          <table:table-cell table:style-name="ce365"/>
          <table:table-cell table:number-columns-repeated="1012"/>
        </table:table-row>
        <table:table-row table:style-name="ro7" table:number-rows-repeated="2">
          <table:table-cell table:number-columns-repeated="2"/>
          <table:table-cell table:style-name="ce34" table:number-columns-repeated="9"/>
          <table:table-cell table:style-name="ce30"/>
          <table:table-cell table:number-columns-repeated="1012"/>
        </table:table-row>
        <table:table-row table:style-name="ro7">
          <table:table-cell table:number-columns-repeated="2"/>
          <table:table-cell table:style-name="ce34" table:number-columns-repeated="9"/>
          <table:table-cell table:number-columns-repeated="1013"/>
        </table:table-row>
        <table:table-row table:style-name="ro7">
          <table:table-cell table:number-columns-repeated="2"/>
          <table:table-cell table:style-name="ce34" table:number-columns-repeated="9"/>
          <table:table-cell table:style-name="ce31"/>
          <table:table-cell table:number-columns-repeated="1012"/>
        </table:table-row>
        <table:table-row table:style-name="ro7" table:number-rows-repeated="6">
          <table:table-cell table:number-columns-repeated="2"/>
          <table:table-cell table:style-name="ce34" table:number-columns-repeated="9"/>
          <table:table-cell table:number-columns-repeated="1013"/>
        </table:table-row>
        <table:table-row table:style-name="ro7" table:number-rows-repeated="1048526">
          <table:table-cell table:number-columns-repeated="1024"/>
        </table:table-row>
        <table:table-row table:style-name="ro7">
          <table:table-cell table:number-columns-repeated="1024"/>
        </table:table-row>
        <table:named-expressions>
          <table:named-range table:name="_xlnm.Print_Area" table:base-cell-address="$'ROIC Metrics'.$A$1" table:cell-range-address="$'ROIC Metrics'.$A$1:.$L$29" table:range-usable-as="print-range"/>
        </table:named-expressions>
        <calcext:conditional-formats>
          <calcext:conditional-format calcext:target-range-address="'ROIC Metrics'.L37:'ROIC Metrics'.L39">
            <calcext:condition calcext:apply-style-name="ConditionalStyle_18" calcext:value="&gt;0" calcext:base-cell-address="'ROIC Metrics'.L37"/>
            <calcext:condition calcext:apply-style-name="ConditionalStyle_17" calcext:value="&lt;0" calcext:base-cell-address="'ROIC Metrics'.L37"/>
          </calcext:conditional-format>
        </calcext:conditional-formats>
      </table:table>
      <table:table table:name="NWC Metrics" table:style-name="ta4">
        <table:table-column table:style-name="co8" table:default-cell-style-name="ce13"/>
        <table:table-column table:style-name="co33" table:default-cell-style-name="ce13"/>
        <table:table-column table:style-name="co34" table:number-columns-repeated="9" table:default-cell-style-name="ce13"/>
        <table:table-column table:style-name="co23" table:default-cell-style-name="ce13"/>
        <table:table-column table:style-name="co24" table:default-cell-style-name="ce13"/>
        <table:table-column table:style-name="co35" table:default-cell-style-name="ce13"/>
        <table:table-column table:style-name="co1" table:number-columns-repeated="1010" table:default-cell-style-name="ce13"/>
        <table:table-row table:style-name="ro3">
          <table:table-cell table:style-name="ce12" office:value-type="string" calcext:value-type="string">
            <text:p>Net Working Capital &amp; Liquidity Metrics</text:p>
          </table:table-cell>
          <table:table-cell table:number-columns-repeated="1023"/>
        </table:table-row>
        <table:table-row table:style-name="ro7">
          <table:table-cell table:number-columns-repeated="1024"/>
        </table:table-row>
        <table:table-row table:style-name="ro8">
          <table:table-cell/>
          <table:table-cell table:style-name="ce231"/>
          <table:table-cell table:style-name="ce261" office:value-type="string" calcext:value-type="string" table:number-columns-spanned="5" table:number-rows-spanned="1">
            <text:p>Annual</text:p>
          </table:table-cell>
          <table:covered-table-cell table:number-columns-repeated="3" table:style-name="ce240"/>
          <table:covered-table-cell table:style-name="ce249"/>
          <table:table-cell table:style-name="ce300" office:value-type="string" calcext:value-type="string" table:number-columns-spanned="4" table:number-rows-spanned="1">
            <text:p>Quarterly</text:p>
          </table:table-cell>
          <table:covered-table-cell table:number-columns-repeated="3" table:style-name="ce240"/>
          <table:table-cell table:number-columns-repeated="1013"/>
        </table:table-row>
        <table:table-row table:style-name="ro9">
          <table:table-cell/>
          <table:table-cell table:style-name="ce232"/>
          <table:table-cell table:style-name="ce236" table:formula="of:=&quot;FY &quot;&amp;COM.INTRINIO.FINTECH.LOCALC.PYTHON.INTRINIOIMPL.INTRINIOFUNDAMENTALS(ticker;&quot;income_statement&quot;;[.C30];[.C31];&quot;fiscal_year&quot;)" office:value-type="string" office:string-value="FY 2013" calcext:value-type="string">
            <text:p>FY 2013</text:p>
          </table:table-cell>
          <table:table-cell table:style-name="ce241" table:formula="of:=&quot;FY &quot;&amp;COM.INTRINIO.FINTECH.LOCALC.PYTHON.INTRINIOIMPL.INTRINIOFUNDAMENTALS(ticker;&quot;income_statement&quot;;[.D30];[.D31];&quot;fiscal_year&quot;)" office:value-type="string" office:string-value="FY 2014" calcext:value-type="string">
            <text:p>FY 2014</text:p>
          </table:table-cell>
          <table:table-cell table:style-name="ce241" table:formula="of:=&quot;FY &quot;&amp;COM.INTRINIO.FINTECH.LOCALC.PYTHON.INTRINIOIMPL.INTRINIOFUNDAMENTALS(ticker;&quot;income_statement&quot;;[.E30];[.E31];&quot;fiscal_year&quot;)" office:value-type="string" office:string-value="FY 2015" calcext:value-type="string">
            <text:p>FY 2015</text:p>
          </table:table-cell>
          <table:table-cell table:style-name="ce241" table:formula="of:=&quot;FY &quot;&amp;COM.INTRINIO.FINTECH.LOCALC.PYTHON.INTRINIOIMPL.INTRINIOFUNDAMENTALS(ticker;&quot;income_statement&quot;;[.F30];[.F31];&quot;fiscal_year&quot;)" office:value-type="string" office:string-value="FY 2016" calcext:value-type="string">
            <text:p>FY 2016</text:p>
          </table:table-cell>
          <table:table-cell table:style-name="ce296" table:formula="of:=[.G30]&amp; &quot; &quot; &amp;[.G31]" office:value-type="string" office:string-value="Q2TTM 2017" calcext:value-type="string">
            <text:p>Q2TTM 2017</text:p>
          </table:table-cell>
          <table:table-cell table:style-name="ce236" table:formula="of:=COM.INTRINIO.FINTECH.LOCALC.PYTHON.INTRINIOIMPL.INTRINIOFUNDAMENTALS(ticker;&quot;income_statement&quot;;[.H30];[.H31];&quot;fiscal_period&quot;)&amp;&quot; &quot;&amp;COM.INTRINIO.FINTECH.LOCALC.PYTHON.INTRINIOIMPL.INTRINIOFUNDAMENTALS(ticker;&quot;income_statement&quot;;[.H30];[.H31];&quot;fiscal_year&quot;)" office:value-type="string" office:string-value="Q3 2016" calcext:value-type="string">
            <text:p>Q3 2016</text:p>
          </table:table-cell>
          <table:table-cell table:style-name="ce241" table:formula="of:=COM.INTRINIO.FINTECH.LOCALC.PYTHON.INTRINIOIMPL.INTRINIOFUNDAMENTALS(ticker;&quot;income_statement&quot;;[.I30];[.I31];&quot;fiscal_period&quot;)&amp;&quot; &quot;&amp;COM.INTRINIO.FINTECH.LOCALC.PYTHON.INTRINIOIMPL.INTRINIOFUNDAMENTALS(ticker;&quot;income_statement&quot;;[.I30];[.I31];&quot;fiscal_year&quot;)" office:value-type="string" office:string-value="Q4 2016" calcext:value-type="string">
            <text:p>Q4 2016</text:p>
          </table:table-cell>
          <table:table-cell table:style-name="ce241" table:formula="of:=COM.INTRINIO.FINTECH.LOCALC.PYTHON.INTRINIOIMPL.INTRINIOFUNDAMENTALS(ticker;&quot;income_statement&quot;;[.J30];[.J31];&quot;fiscal_period&quot;)&amp;&quot; &quot;&amp;COM.INTRINIO.FINTECH.LOCALC.PYTHON.INTRINIOIMPL.INTRINIOFUNDAMENTALS(ticker;&quot;income_statement&quot;;[.J30];[.J31];&quot;fiscal_year&quot;)" office:value-type="string" office:string-value="Q1 2017" calcext:value-type="string">
            <text:p>Q1 2017</text:p>
          </table:table-cell>
          <table:table-cell table:style-name="ce241" table:formula="of:=COM.INTRINIO.FINTECH.LOCALC.PYTHON.INTRINIOIMPL.INTRINIOFUNDAMENTALS(ticker;&quot;income_statement&quot;;[.K30];[.K31];&quot;fiscal_period&quot;)&amp;&quot; &quot;&amp;COM.INTRINIO.FINTECH.LOCALC.PYTHON.INTRINIOIMPL.INTRINIOFUNDAMENTALS(ticker;&quot;income_statement&quot;;[.K30];[.K31];&quot;fiscal_year&quot;)" office:value-type="string" office:string-value="Q2 2017" calcext:value-type="string">
            <text:p>Q2 2017</text:p>
          </table:table-cell>
          <table:table-cell/>
          <table:table-cell table:style-name="ce109"/>
          <table:table-cell table:number-columns-repeated="1011"/>
        </table:table-row>
        <table:table-row table:style-name="ro13">
          <table:table-cell/>
          <table:table-cell table:style-name="ce323" office:value-type="string" calcext:value-type="string">
            <text:p>Cash Conversion Cycle:</text:p>
          </table:table-cell>
          <table:table-cell table:style-name="ce289"/>
          <table:table-cell table:style-name="ce293" table:number-columns-repeated="3"/>
          <table:table-cell table:style-name="ce297"/>
          <table:table-cell table:style-name="ce301"/>
          <table:table-cell table:style-name="ce293" table:number-columns-repeated="3"/>
          <table:table-cell table:number-columns-repeated="1013"/>
        </table:table-row>
        <table:table-row table:style-name="ro13">
          <table:table-cell table:style-name="ce286"/>
          <table:table-cell table:style-name="ce324" office:value-type="string" calcext:value-type="string">
            <text:p>Days Sales Outstanding (DSO)</text:p>
          </table:table-cell>
          <table:table-cell table:style-name="ce366" table:formula="of:=COM.INTRINIO.FINTECH.LOCALC.PYTHON.INTRINIOIMPL.INTRINIOFINANCIALS(ticker;&quot;calculations&quot;;[.C$31];[.C$30];[.$N6])" office:value-type="float" office:value="36.2514" calcext:value-type="float">
            <text:p>36.3</text:p>
          </table:table-cell>
          <table:table-cell table:style-name="ce369" table:formula="of:=COM.INTRINIO.FINTECH.LOCALC.PYTHON.INTRINIOIMPL.INTRINIOFINANCIALS(ticker;&quot;calculations&quot;;[.D$31];[.D$30];[.$N6])" office:value-type="float" office:value="37.8167" calcext:value-type="float">
            <text:p>37.8</text:p>
          </table:table-cell>
          <table:table-cell table:style-name="ce369" table:formula="of:=COM.INTRINIO.FINTECH.LOCALC.PYTHON.INTRINIOIMPL.INTRINIOFINANCIALS(ticker;&quot;calculations&quot;;[.E$31];[.E$30];[.$N6])" office:value-type="float" office:value="38.6119" calcext:value-type="float">
            <text:p>38.6</text:p>
          </table:table-cell>
          <table:table-cell table:style-name="ce369" table:formula="of:=COM.INTRINIO.FINTECH.LOCALC.PYTHON.INTRINIOIMPL.INTRINIOFINANCIALS(ticker;&quot;calculations&quot;;[.F$31];[.F$30];[.$N6])" office:value-type="float" office:value="37.1338" calcext:value-type="float">
            <text:p>37.1</text:p>
          </table:table-cell>
          <table:table-cell table:style-name="ce372" table:formula="of:=COM.INTRINIO.FINTECH.LOCALC.PYTHON.INTRINIOIMPL.INTRINIOFINANCIALS(ticker;&quot;calculations&quot;;[.G$31];[.G$30];[.$N6])" office:value-type="float" office:value="34.7423" calcext:value-type="float">
            <text:p>34.7</text:p>
          </table:table-cell>
          <table:table-cell table:style-name="ce366" table:formula="of:=COM.INTRINIO.FINTECH.LOCALC.PYTHON.INTRINIOIMPL.INTRINIOFINANCIALS(ticker;&quot;calculations&quot;;[.H$31];[.H$30];[.$N6])" office:value-type="float" office:value="36.9129" calcext:value-type="float">
            <text:p>36.9</text:p>
          </table:table-cell>
          <table:table-cell table:style-name="ce369" table:formula="of:=COM.INTRINIO.FINTECH.LOCALC.PYTHON.INTRINIOIMPL.INTRINIOFINANCIALS(ticker;&quot;calculations&quot;;[.I$31];[.I$30];[.$N6])" office:value-type="float" office:value="37.1338" calcext:value-type="float">
            <text:p>37.1</text:p>
          </table:table-cell>
          <table:table-cell table:style-name="ce369" table:formula="of:=COM.INTRINIO.FINTECH.LOCALC.PYTHON.INTRINIOIMPL.INTRINIOFINANCIALS(ticker;&quot;calculations&quot;;[.J$31];[.J$30];[.$N6])" office:value-type="float" office:value="34.9566" calcext:value-type="float">
            <text:p>35.0</text:p>
          </table:table-cell>
          <table:table-cell table:style-name="ce369" table:formula="of:=COM.INTRINIO.FINTECH.LOCALC.PYTHON.INTRINIOIMPL.INTRINIOFINANCIALS(ticker;&quot;calculations&quot;;[.K$31];[.K$30];[.$N6])" office:value-type="float" office:value="34.7423" calcext:value-type="float">
            <text:p>34.7</text:p>
          </table:table-cell>
          <table:table-cell table:style-name="ce303" table:number-columns-repeated="2"/>
          <table:table-cell table:style-name="ce303" office:value-type="string" calcext:value-type="string">
            <text:p>dso</text:p>
          </table:table-cell>
          <table:table-cell table:style-name="ce286" table:number-columns-repeated="1010"/>
        </table:table-row>
        <table:table-row table:style-name="ro13">
          <table:table-cell/>
          <table:table-cell table:style-name="ce325" office:value-type="string" calcext:value-type="string">
            <text:p>+ Days Inventory Outstanding (DIO)</text:p>
          </table:table-cell>
          <table:table-cell table:style-name="ce367" table:formula="of:=COM.INTRINIO.FINTECH.LOCALC.PYTHON.INTRINIOIMPL.INTRINIOFINANCIALS(ticker;&quot;calculations&quot;;[.C$31];[.C$30];[.$N7])" office:value-type="float" office:value="0" calcext:value-type="float">
            <text:p>0.0</text:p>
          </table:table-cell>
          <table:table-cell table:style-name="ce370" table:formula="of:=COM.INTRINIO.FINTECH.LOCALC.PYTHON.INTRINIOIMPL.INTRINIOFINANCIALS(ticker;&quot;calculations&quot;;[.D$31];[.D$30];[.$N7])" office:value-type="float" office:value="0" calcext:value-type="float">
            <text:p>0.0</text:p>
          </table:table-cell>
          <table:table-cell table:style-name="ce370" table:formula="of:=COM.INTRINIO.FINTECH.LOCALC.PYTHON.INTRINIOIMPL.INTRINIOFINANCIALS(ticker;&quot;calculations&quot;;[.E$31];[.E$30];[.$N7])" office:value-type="float" office:value="0" calcext:value-type="float">
            <text:p>0.0</text:p>
          </table:table-cell>
          <table:table-cell table:style-name="ce370" table:formula="of:=COM.INTRINIO.FINTECH.LOCALC.PYTHON.INTRINIOIMPL.INTRINIOFINANCIALS(ticker;&quot;calculations&quot;;[.F$31];[.F$30];[.$N7])" office:value-type="float" office:value="0" calcext:value-type="float">
            <text:p>0.0</text:p>
          </table:table-cell>
          <table:table-cell table:style-name="ce373" table:formula="of:=COM.INTRINIO.FINTECH.LOCALC.PYTHON.INTRINIOIMPL.INTRINIOFINANCIALS(ticker;&quot;calculations&quot;;[.G$31];[.G$30];[.$N7])" office:value-type="float" office:value="0" calcext:value-type="float">
            <text:p>0.0</text:p>
          </table:table-cell>
          <table:table-cell table:style-name="ce375" table:formula="of:=COM.INTRINIO.FINTECH.LOCALC.PYTHON.INTRINIOIMPL.INTRINIOFINANCIALS(ticker;&quot;calculations&quot;;[.H$31];[.H$30];[.$N7])" office:value-type="float" office:value="0" calcext:value-type="float">
            <text:p>0.0</text:p>
          </table:table-cell>
          <table:table-cell table:style-name="ce370" table:formula="of:=COM.INTRINIO.FINTECH.LOCALC.PYTHON.INTRINIOIMPL.INTRINIOFINANCIALS(ticker;&quot;calculations&quot;;[.I$31];[.I$30];[.$N7])" office:value-type="float" office:value="0" calcext:value-type="float">
            <text:p>0.0</text:p>
          </table:table-cell>
          <table:table-cell table:style-name="ce370" table:formula="of:=COM.INTRINIO.FINTECH.LOCALC.PYTHON.INTRINIOIMPL.INTRINIOFINANCIALS(ticker;&quot;calculations&quot;;[.J$31];[.J$30];[.$N7])" office:value-type="float" office:value="0" calcext:value-type="float">
            <text:p>0.0</text:p>
          </table:table-cell>
          <table:table-cell table:style-name="ce370" table:formula="of:=COM.INTRINIO.FINTECH.LOCALC.PYTHON.INTRINIOIMPL.INTRINIOFINANCIALS(ticker;&quot;calculations&quot;;[.K$31];[.K$30];[.$N7])" office:value-type="float" office:value="0" calcext:value-type="float">
            <text:p>0.0</text:p>
          </table:table-cell>
          <table:table-cell table:style-name="ce18" table:number-columns-repeated="2"/>
          <table:table-cell table:style-name="ce303" office:value-type="string" calcext:value-type="string">
            <text:p>dio</text:p>
          </table:table-cell>
          <table:table-cell table:number-columns-repeated="1010"/>
        </table:table-row>
        <table:table-row table:style-name="ro13">
          <table:table-cell/>
          <table:table-cell table:style-name="ce324" office:value-type="string" calcext:value-type="string">
            <text:p>- Days Payable Outstanding (DPO)</text:p>
          </table:table-cell>
          <table:table-cell table:style-name="ce366" table:formula="of:=-COM.INTRINIO.FINTECH.LOCALC.PYTHON.INTRINIOIMPL.INTRINIOFINANCIALS(ticker;&quot;calculations&quot;;[.C$31];[.C$30];[.$N8])" office:value-type="float" office:value="-148.3109" calcext:value-type="float">
            <text:p>-148.3</text:p>
          </table:table-cell>
          <table:table-cell table:style-name="ce369" table:formula="of:=-COM.INTRINIO.FINTECH.LOCALC.PYTHON.INTRINIOIMPL.INTRINIOFINANCIALS(ticker;&quot;calculations&quot;;[.D$31];[.D$30];[.$N8])" office:value-type="float" office:value="-135.6317" calcext:value-type="float">
            <text:p>-135.6</text:p>
          </table:table-cell>
          <table:table-cell table:style-name="ce369" table:formula="of:=-COM.INTRINIO.FINTECH.LOCALC.PYTHON.INTRINIOIMPL.INTRINIOFINANCIALS(ticker;&quot;calculations&quot;;[.E$31];[.E$30];[.$N8])" office:value-type="float" office:value="-146.8906" calcext:value-type="float">
            <text:p>-146.9</text:p>
          </table:table-cell>
          <table:table-cell table:style-name="ce369" table:formula="of:=-COM.INTRINIO.FINTECH.LOCALC.PYTHON.INTRINIOIMPL.INTRINIOFINANCIALS(ticker;&quot;calculations&quot;;[.F$31];[.F$30];[.$N8])" office:value-type="float" office:value="-146.0066" calcext:value-type="float">
            <text:p>-146.0</text:p>
          </table:table-cell>
          <table:table-cell table:style-name="ce372" table:formula="of:=-COM.INTRINIO.FINTECH.LOCALC.PYTHON.INTRINIOIMPL.INTRINIOFINANCIALS(ticker;&quot;calculations&quot;;[.G$31];[.G$30];[.$N8])" office:value-type="float" office:value="-126.4976" calcext:value-type="float">
            <text:p>-126.5</text:p>
          </table:table-cell>
          <table:table-cell table:style-name="ce366" table:formula="of:=-COM.INTRINIO.FINTECH.LOCALC.PYTHON.INTRINIOIMPL.INTRINIOFINANCIALS(ticker;&quot;calculations&quot;;[.H$31];[.H$30];[.$N8])" office:value-type="float" office:value="-139.7143" calcext:value-type="float">
            <text:p>-139.7</text:p>
          </table:table-cell>
          <table:table-cell table:style-name="ce369" table:formula="of:=-COM.INTRINIO.FINTECH.LOCALC.PYTHON.INTRINIOIMPL.INTRINIOFINANCIALS(ticker;&quot;calculations&quot;;[.I$31];[.I$30];[.$N8])" office:value-type="float" office:value="-146.0066" calcext:value-type="float">
            <text:p>-146.0</text:p>
          </table:table-cell>
          <table:table-cell table:style-name="ce369" table:formula="of:=-COM.INTRINIO.FINTECH.LOCALC.PYTHON.INTRINIOIMPL.INTRINIOFINANCIALS(ticker;&quot;calculations&quot;;[.J$31];[.J$30];[.$N8])" office:value-type="float" office:value="-126.7926" calcext:value-type="float">
            <text:p>-126.8</text:p>
          </table:table-cell>
          <table:table-cell table:style-name="ce369" table:formula="of:=-COM.INTRINIO.FINTECH.LOCALC.PYTHON.INTRINIOIMPL.INTRINIOFINANCIALS(ticker;&quot;calculations&quot;;[.K$31];[.K$30];[.$N8])" office:value-type="float" office:value="-126.4976" calcext:value-type="float">
            <text:p>-126.5</text:p>
          </table:table-cell>
          <table:table-cell table:style-name="ce18" table:number-columns-repeated="2"/>
          <table:table-cell table:style-name="ce303" office:value-type="string" calcext:value-type="string">
            <text:p>dpo</text:p>
          </table:table-cell>
          <table:table-cell table:number-columns-repeated="1010"/>
        </table:table-row>
        <table:table-row table:style-name="ro13">
          <table:table-cell/>
          <table:table-cell table:style-name="ce325" office:value-type="string" calcext:value-type="string">
            <text:p>= Cash Conversion Cycle (CCC)</text:p>
          </table:table-cell>
          <table:table-cell table:style-name="ce367" table:formula="of:=COM.INTRINIO.FINTECH.LOCALC.PYTHON.INTRINIOIMPL.INTRINIOFINANCIALS(ticker;&quot;calculations&quot;;[.C$31];[.C$30];[.$N9])" office:value-type="float" office:value="-112.0595" calcext:value-type="float">
            <text:p>-112.1</text:p>
          </table:table-cell>
          <table:table-cell table:style-name="ce370" table:formula="of:=COM.INTRINIO.FINTECH.LOCALC.PYTHON.INTRINIOIMPL.INTRINIOFINANCIALS(ticker;&quot;calculations&quot;;[.D$31];[.D$30];[.$N9])" office:value-type="float" office:value="-97.815" calcext:value-type="float">
            <text:p>-97.8</text:p>
          </table:table-cell>
          <table:table-cell table:style-name="ce370" table:formula="of:=COM.INTRINIO.FINTECH.LOCALC.PYTHON.INTRINIOIMPL.INTRINIOFINANCIALS(ticker;&quot;calculations&quot;;[.E$31];[.E$30];[.$N9])" office:value-type="float" office:value="-108.2787" calcext:value-type="float">
            <text:p>-108.3</text:p>
          </table:table-cell>
          <table:table-cell table:style-name="ce370" table:formula="of:=COM.INTRINIO.FINTECH.LOCALC.PYTHON.INTRINIOIMPL.INTRINIOFINANCIALS(ticker;&quot;calculations&quot;;[.F$31];[.F$30];[.$N9])" office:value-type="float" office:value="-108.8729" calcext:value-type="float">
            <text:p>-108.9</text:p>
          </table:table-cell>
          <table:table-cell table:style-name="ce373" table:formula="of:=COM.INTRINIO.FINTECH.LOCALC.PYTHON.INTRINIOIMPL.INTRINIOFINANCIALS(ticker;&quot;calculations&quot;;[.G$31];[.G$30];[.$N9])" office:value-type="float" office:value="-91.7552" calcext:value-type="float">
            <text:p>-91.8</text:p>
          </table:table-cell>
          <table:table-cell table:style-name="ce375" table:formula="of:=COM.INTRINIO.FINTECH.LOCALC.PYTHON.INTRINIOIMPL.INTRINIOFINANCIALS(ticker;&quot;calculations&quot;;[.H$31];[.H$30];[.$N9])" office:value-type="float" office:value="-102.8014" calcext:value-type="float">
            <text:p>-102.8</text:p>
          </table:table-cell>
          <table:table-cell table:style-name="ce370" table:formula="of:=COM.INTRINIO.FINTECH.LOCALC.PYTHON.INTRINIOIMPL.INTRINIOFINANCIALS(ticker;&quot;calculations&quot;;[.I$31];[.I$30];[.$N9])" office:value-type="float" office:value="-108.8729" calcext:value-type="float">
            <text:p>-108.9</text:p>
          </table:table-cell>
          <table:table-cell table:style-name="ce370" table:formula="of:=COM.INTRINIO.FINTECH.LOCALC.PYTHON.INTRINIOIMPL.INTRINIOFINANCIALS(ticker;&quot;calculations&quot;;[.J$31];[.J$30];[.$N9])" office:value-type="float" office:value="-91.8359" calcext:value-type="float">
            <text:p>-91.8</text:p>
          </table:table-cell>
          <table:table-cell table:style-name="ce370" table:formula="of:=COM.INTRINIO.FINTECH.LOCALC.PYTHON.INTRINIOIMPL.INTRINIOFINANCIALS(ticker;&quot;calculations&quot;;[.K$31];[.K$30];[.$N9])" office:value-type="float" office:value="-91.7552" calcext:value-type="float">
            <text:p>-91.8</text:p>
          </table:table-cell>
          <table:table-cell table:style-name="ce18" table:number-columns-repeated="2"/>
          <table:table-cell table:style-name="ce303" office:value-type="string" calcext:value-type="string">
            <text:p>ccc</text:p>
          </table:table-cell>
          <table:table-cell table:number-columns-repeated="1010"/>
        </table:table-row>
        <table:table-row table:style-name="ro13">
          <table:table-cell/>
          <table:table-cell table:style-name="ce326"/>
          <table:table-cell table:style-name="ce330" table:number-columns-repeated="9"/>
          <table:table-cell table:style-name="ce18" table:number-columns-repeated="3"/>
          <table:table-cell table:number-columns-repeated="1010"/>
        </table:table-row>
        <table:table-row table:style-name="ro13">
          <table:table-cell/>
          <table:table-cell table:style-name="ce323" office:value-type="string" calcext:value-type="string">
            <text:p>Liquidity:</text:p>
          </table:table-cell>
          <table:table-cell table:style-name="ce289"/>
          <table:table-cell table:style-name="ce293" table:number-columns-repeated="3"/>
          <table:table-cell table:style-name="ce297"/>
          <table:table-cell table:style-name="ce289"/>
          <table:table-cell table:style-name="ce293" table:number-columns-repeated="3"/>
          <table:table-cell table:number-columns-repeated="1013"/>
        </table:table-row>
        <table:table-row table:style-name="ro13">
          <table:table-cell table:style-name="ce286"/>
          <table:table-cell table:style-name="ce324" office:value-type="string" calcext:value-type="string">
            <text:p>Current Ratio</text:p>
          </table:table-cell>
          <table:table-cell table:style-name="ce366" table:formula="of:=COM.INTRINIO.FINTECH.LOCALC.PYTHON.INTRINIOIMPL.INTRINIOFINANCIALS(ticker;&quot;calculations&quot;;[.C$31];[.C$30];[.$N12])" office:value-type="float" office:value="0.6628" calcext:value-type="float">
            <text:p>0.7</text:p>
          </table:table-cell>
          <table:table-cell table:style-name="ce369" table:formula="of:=COM.INTRINIO.FINTECH.LOCALC.PYTHON.INTRINIOIMPL.INTRINIOFINANCIALS(ticker;&quot;calculations&quot;;[.D$31];[.D$30];[.$N12])" office:value-type="float" office:value="0.9014" calcext:value-type="float">
            <text:p>0.9</text:p>
          </table:table-cell>
          <table:table-cell table:style-name="ce369" table:formula="of:=COM.INTRINIO.FINTECH.LOCALC.PYTHON.INTRINIOIMPL.INTRINIOFINANCIALS(ticker;&quot;calculations&quot;;[.E$31];[.E$30];[.$N12])" office:value-type="float" office:value="0.7527" calcext:value-type="float">
            <text:p>0.8</text:p>
          </table:table-cell>
          <table:table-cell table:style-name="ce369" table:formula="of:=COM.INTRINIO.FINTECH.LOCALC.PYTHON.INTRINIOIMPL.INTRINIOFINANCIALS(ticker;&quot;calculations&quot;;[.F$31];[.F$30];[.$N12])" office:value-type="float" office:value="0.7586" calcext:value-type="float">
            <text:p>0.8</text:p>
          </table:table-cell>
          <table:table-cell table:style-name="ce372" table:formula="of:=COM.INTRINIO.FINTECH.LOCALC.PYTHON.INTRINIOIMPL.INTRINIOFINANCIALS(ticker;&quot;calculations&quot;;[.G$31];[.G$30];[.$N12])" office:value-type="float" office:value="1.1153" calcext:value-type="float">
            <text:p>1.1</text:p>
          </table:table-cell>
          <table:table-cell table:style-name="ce366" table:formula="of:=COM.INTRINIO.FINTECH.LOCALC.PYTHON.INTRINIOIMPL.INTRINIOFINANCIALS(ticker;&quot;calculations&quot;;[.H$31];[.H$30];[.$N12])" office:value-type="float" office:value="0.7935" calcext:value-type="float">
            <text:p>0.8</text:p>
          </table:table-cell>
          <table:table-cell table:style-name="ce369" table:formula="of:=COM.INTRINIO.FINTECH.LOCALC.PYTHON.INTRINIOIMPL.INTRINIOFINANCIALS(ticker;&quot;calculations&quot;;[.I$31];[.I$30];[.$N12])" office:value-type="float" office:value="0.7586" calcext:value-type="float">
            <text:p>0.8</text:p>
          </table:table-cell>
          <table:table-cell table:style-name="ce369" table:formula="of:=COM.INTRINIO.FINTECH.LOCALC.PYTHON.INTRINIOIMPL.INTRINIOFINANCIALS(ticker;&quot;calculations&quot;;[.J$31];[.J$30];[.$N12])" office:value-type="float" office:value="0.9021" calcext:value-type="float">
            <text:p>0.9</text:p>
          </table:table-cell>
          <table:table-cell table:style-name="ce369" table:formula="of:=COM.INTRINIO.FINTECH.LOCALC.PYTHON.INTRINIOIMPL.INTRINIOFINANCIALS(ticker;&quot;calculations&quot;;[.K$31];[.K$30];[.$N12])" office:value-type="float" office:value="1.1153" calcext:value-type="float">
            <text:p>1.1</text:p>
          </table:table-cell>
          <table:table-cell table:style-name="ce303" table:number-columns-repeated="2"/>
          <table:table-cell table:style-name="ce303" office:value-type="string" calcext:value-type="string">
            <text:p>currentratio</text:p>
          </table:table-cell>
          <table:table-cell table:style-name="ce286" table:number-columns-repeated="1010"/>
        </table:table-row>
        <table:table-row table:style-name="ro13">
          <table:table-cell/>
          <table:table-cell table:style-name="ce325" office:value-type="string" calcext:value-type="string">
            <text:p>Quick Ratio</text:p>
          </table:table-cell>
          <table:table-cell table:style-name="ce368" table:formula="of:=COM.INTRINIO.FINTECH.LOCALC.PYTHON.INTRINIOIMPL.INTRINIOFINANCIALS(ticker;&quot;calculations&quot;;[.C$31];[.C$30];[.$N13])" office:value-type="float" office:value="0.4646" calcext:value-type="float">
            <text:p>0.5</text:p>
          </table:table-cell>
          <table:table-cell table:style-name="ce371" table:formula="of:=COM.INTRINIO.FINTECH.LOCALC.PYTHON.INTRINIOIMPL.INTRINIOFINANCIALS(ticker;&quot;calculations&quot;;[.D$31];[.D$30];[.$N13])" office:value-type="float" office:value="0.6204" calcext:value-type="float">
            <text:p>0.6</text:p>
          </table:table-cell>
          <table:table-cell table:style-name="ce371" table:formula="of:=COM.INTRINIO.FINTECH.LOCALC.PYTHON.INTRINIOIMPL.INTRINIOFINANCIALS(ticker;&quot;calculations&quot;;[.E$31];[.E$30];[.$N13])" office:value-type="float" office:value="0.4528" calcext:value-type="float">
            <text:p>0.5</text:p>
          </table:table-cell>
          <table:table-cell table:style-name="ce371" table:formula="of:=COM.INTRINIO.FINTECH.LOCALC.PYTHON.INTRINIOIMPL.INTRINIOFINANCIALS(ticker;&quot;calculations&quot;;[.F$31];[.F$30];[.$N13])" office:value-type="float" office:value="0.4465" calcext:value-type="float">
            <text:p>0.4</text:p>
          </table:table-cell>
          <table:table-cell table:style-name="ce374" table:formula="of:=COM.INTRINIO.FINTECH.LOCALC.PYTHON.INTRINIOIMPL.INTRINIOFINANCIALS(ticker;&quot;calculations&quot;;[.G$31];[.G$30];[.$N13])" office:value-type="float" office:value="0.8459" calcext:value-type="float">
            <text:p>0.8</text:p>
          </table:table-cell>
          <table:table-cell table:style-name="ce376" table:formula="of:=COM.INTRINIO.FINTECH.LOCALC.PYTHON.INTRINIOIMPL.INTRINIOFINANCIALS(ticker;&quot;calculations&quot;;[.H$31];[.H$30];[.$N13])" office:value-type="float" office:value="0.483" calcext:value-type="float">
            <text:p>0.5</text:p>
          </table:table-cell>
          <table:table-cell table:style-name="ce371" table:formula="of:=COM.INTRINIO.FINTECH.LOCALC.PYTHON.INTRINIOIMPL.INTRINIOFINANCIALS(ticker;&quot;calculations&quot;;[.I$31];[.I$30];[.$N13])" office:value-type="float" office:value="0.4465" calcext:value-type="float">
            <text:p>0.4</text:p>
          </table:table-cell>
          <table:table-cell table:style-name="ce371" table:formula="of:=COM.INTRINIO.FINTECH.LOCALC.PYTHON.INTRINIOIMPL.INTRINIOFINANCIALS(ticker;&quot;calculations&quot;;[.J$31];[.J$30];[.$N13])" office:value-type="float" office:value="0.5911" calcext:value-type="float">
            <text:p>0.6</text:p>
          </table:table-cell>
          <table:table-cell table:style-name="ce371" table:formula="of:=COM.INTRINIO.FINTECH.LOCALC.PYTHON.INTRINIOIMPL.INTRINIOFINANCIALS(ticker;&quot;calculations&quot;;[.K$31];[.K$30];[.$N13])" office:value-type="float" office:value="0.8459" calcext:value-type="float">
            <text:p>0.8</text:p>
          </table:table-cell>
          <table:table-cell table:number-columns-repeated="2"/>
          <table:table-cell table:style-name="ce303" office:value-type="string" calcext:value-type="string">
            <text:p>quickratio</text:p>
          </table:table-cell>
          <table:table-cell table:number-columns-repeated="1010"/>
        </table:table-row>
        <table:table-row table:style-name="ro13">
          <table:table-cell table:style-name="ce286"/>
          <table:table-cell table:style-name="ce324" office:value-type="string" calcext:value-type="string">
            <text:p>Debt-free, Cash-free NWC to Revenue</text:p>
          </table:table-cell>
          <table:table-cell table:style-name="ce328" table:formula="of:=COM.INTRINIO.FINTECH.LOCALC.PYTHON.INTRINIOIMPL.INTRINIOFINANCIALS(ticker;&quot;calculations&quot;;[.C$31];[.C$30];[.$N14])" office:value-type="percentage" office:value="-0.074873" calcext:value-type="percentage">
            <text:p>-7.5%</text:p>
          </table:table-cell>
          <table:table-cell table:style-name="ce334" table:formula="of:=COM.INTRINIO.FINTECH.LOCALC.PYTHON.INTRINIOIMPL.INTRINIOFINANCIALS(ticker;&quot;calculations&quot;;[.D$31];[.D$30];[.$N14])" office:value-type="percentage" office:value="-0.046985" calcext:value-type="percentage">
            <text:p>-4.7%</text:p>
          </table:table-cell>
          <table:table-cell table:style-name="ce334" table:formula="of:=COM.INTRINIO.FINTECH.LOCALC.PYTHON.INTRINIOIMPL.INTRINIOFINANCIALS(ticker;&quot;calculations&quot;;[.E$31];[.E$30];[.$N14])" office:value-type="percentage" office:value="-0.063412" calcext:value-type="percentage">
            <text:p>-6.3%</text:p>
          </table:table-cell>
          <table:table-cell table:style-name="ce334" table:formula="of:=COM.INTRINIO.FINTECH.LOCALC.PYTHON.INTRINIOIMPL.INTRINIOFINANCIALS(ticker;&quot;calculations&quot;;[.F$31];[.F$30];[.$N14])" office:value-type="percentage" office:value="-0.049839" calcext:value-type="percentage">
            <text:p>-5.0%</text:p>
          </table:table-cell>
          <table:table-cell table:style-name="ce338" table:formula="of:=COM.INTRINIO.FINTECH.LOCALC.PYTHON.INTRINIOIMPL.INTRINIOFINANCIALS(ticker;&quot;calculations&quot;;[.G$31];[.G$30];[.$N14])" office:value-type="percentage" office:value="-0.057129" calcext:value-type="percentage">
            <text:p>-5.7%</text:p>
          </table:table-cell>
          <table:table-cell table:style-name="ce328" table:formula="of:=COM.INTRINIO.FINTECH.LOCALC.PYTHON.INTRINIOIMPL.INTRINIOFINANCIALS(ticker;&quot;calculations&quot;;[.H$31];[.H$30];[.$N14])" office:value-type="percentage" office:value="-0.046573" calcext:value-type="percentage">
            <text:p>-4.7%</text:p>
          </table:table-cell>
          <table:table-cell table:style-name="ce334" table:formula="of:=COM.INTRINIO.FINTECH.LOCALC.PYTHON.INTRINIOIMPL.INTRINIOFINANCIALS(ticker;&quot;calculations&quot;;[.I$31];[.I$30];[.$N14])" office:value-type="percentage" office:value="-0.049839" calcext:value-type="percentage">
            <text:p>-5.0%</text:p>
          </table:table-cell>
          <table:table-cell table:style-name="ce334" table:formula="of:=COM.INTRINIO.FINTECH.LOCALC.PYTHON.INTRINIOIMPL.INTRINIOFINANCIALS(ticker;&quot;calculations&quot;;[.J$31];[.J$30];[.$N14])" office:value-type="percentage" office:value="-0.044067" calcext:value-type="percentage">
            <text:p>-4.4%</text:p>
          </table:table-cell>
          <table:table-cell table:style-name="ce334" table:formula="of:=COM.INTRINIO.FINTECH.LOCALC.PYTHON.INTRINIOIMPL.INTRINIOFINANCIALS(ticker;&quot;calculations&quot;;[.K$31];[.K$30];[.$N14])" office:value-type="percentage" office:value="-0.057129" calcext:value-type="percentage">
            <text:p>-5.7%</text:p>
          </table:table-cell>
          <table:table-cell table:style-name="ce303" table:number-columns-repeated="2"/>
          <table:table-cell table:style-name="ce303" office:value-type="string" calcext:value-type="string">
            <text:p>dfcfnwctorev</text:p>
          </table:table-cell>
          <table:table-cell table:style-name="ce286" table:number-columns-repeated="1010"/>
        </table:table-row>
        <table:table-row table:style-name="ro13">
          <table:table-cell/>
          <table:table-cell table:style-name="ce325" office:value-type="string" calcext:value-type="string">
            <text:p>Debt-free NWC to Revenue</text:p>
          </table:table-cell>
          <table:table-cell table:style-name="ce331" table:formula="of:=COM.INTRINIO.FINTECH.LOCALC.PYTHON.INTRINIOIMPL.INTRINIOFINANCIALS(ticker;&quot;calculations&quot;;[.C$31];[.C$30];[.$N15])" office:value-type="percentage" office:value="-0.048939" calcext:value-type="percentage">
            <text:p>-4.9%</text:p>
          </table:table-cell>
          <table:table-cell table:style-name="ce336" table:formula="of:=COM.INTRINIO.FINTECH.LOCALC.PYTHON.INTRINIOIMPL.INTRINIOFINANCIALS(ticker;&quot;calculations&quot;;[.D$31];[.D$30];[.$N15])" office:value-type="percentage" office:value="0.017969" calcext:value-type="percentage">
            <text:p>1.8%</text:p>
          </table:table-cell>
          <table:table-cell table:style-name="ce336" table:formula="of:=COM.INTRINIO.FINTECH.LOCALC.PYTHON.INTRINIOIMPL.INTRINIOFINANCIALS(ticker;&quot;calculations&quot;;[.E$31];[.E$30];[.$N15])" office:value-type="percentage" office:value="-0.028528" calcext:value-type="percentage">
            <text:p>-2.9%</text:p>
          </table:table-cell>
          <table:table-cell table:style-name="ce336" table:formula="of:=COM.INTRINIO.FINTECH.LOCALC.PYTHON.INTRINIOIMPL.INTRINIOFINANCIALS(ticker;&quot;calculations&quot;;[.F$31];[.F$30];[.$N15])" office:value-type="percentage" office:value="-0.014501" calcext:value-type="percentage">
            <text:p>-1.5%</text:p>
          </table:table-cell>
          <table:table-cell table:style-name="ce340" table:formula="of:=COM.INTRINIO.FINTECH.LOCALC.PYTHON.INTRINIOIMPL.INTRINIOFINANCIALS(ticker;&quot;calculations&quot;;[.G$31];[.G$30];[.$N15])" office:value-type="percentage" office:value="0.101066" calcext:value-type="percentage">
            <text:p>10.1%</text:p>
          </table:table-cell>
          <table:table-cell table:style-name="ce343" table:formula="of:=COM.INTRINIO.FINTECH.LOCALC.PYTHON.INTRINIOIMPL.INTRINIOFINANCIALS(ticker;&quot;calculations&quot;;[.H$31];[.H$30];[.$N15])" office:value-type="percentage" office:value="-0.010642" calcext:value-type="percentage">
            <text:p>-1.1%</text:p>
          </table:table-cell>
          <table:table-cell table:style-name="ce336" table:formula="of:=COM.INTRINIO.FINTECH.LOCALC.PYTHON.INTRINIOIMPL.INTRINIOFINANCIALS(ticker;&quot;calculations&quot;;[.I$31];[.I$30];[.$N15])" office:value-type="percentage" office:value="-0.014501" calcext:value-type="percentage">
            <text:p>-1.5%</text:p>
          </table:table-cell>
          <table:table-cell table:style-name="ce336" table:formula="of:=COM.INTRINIO.FINTECH.LOCALC.PYTHON.INTRINIOIMPL.INTRINIOFINANCIALS(ticker;&quot;calculations&quot;;[.J$31];[.J$30];[.$N15])" office:value-type="percentage" office:value="0.047462" calcext:value-type="percentage">
            <text:p>4.7%</text:p>
          </table:table-cell>
          <table:table-cell table:style-name="ce336" table:formula="of:=COM.INTRINIO.FINTECH.LOCALC.PYTHON.INTRINIOIMPL.INTRINIOFINANCIALS(ticker;&quot;calculations&quot;;[.K$31];[.K$30];[.$N15])" office:value-type="percentage" office:value="0.101066" calcext:value-type="percentage">
            <text:p>10.1%</text:p>
          </table:table-cell>
          <table:table-cell table:style-name="ce18" table:number-columns-repeated="2"/>
          <table:table-cell table:style-name="ce303" office:value-type="string" calcext:value-type="string">
            <text:p>dfnwctorev</text:p>
          </table:table-cell>
          <table:table-cell table:number-columns-repeated="1010"/>
        </table:table-row>
        <table:table-row table:style-name="ro13">
          <table:table-cell/>
          <table:table-cell table:style-name="ce324" office:value-type="string" calcext:value-type="string">
            <text:p>NWC to Revenue</text:p>
          </table:table-cell>
          <table:table-cell table:style-name="ce328" table:formula="of:=COM.INTRINIO.FINTECH.LOCALC.PYTHON.INTRINIOIMPL.INTRINIOFINANCIALS(ticker;&quot;calculations&quot;;[.C$31];[.C$30];[.$N16])" office:value-type="percentage" office:value="-0.091641" calcext:value-type="percentage">
            <text:p>-9.2%</text:p>
          </table:table-cell>
          <table:table-cell table:style-name="ce334" table:formula="of:=COM.INTRINIO.FINTECH.LOCALC.PYTHON.INTRINIOIMPL.INTRINIOFINANCIALS(ticker;&quot;calculations&quot;;[.D$31];[.D$30];[.$N16])" office:value-type="percentage" office:value="-0.027754" calcext:value-type="percentage">
            <text:p>-2.8%</text:p>
          </table:table-cell>
          <table:table-cell table:style-name="ce334" table:formula="of:=COM.INTRINIO.FINTECH.LOCALC.PYTHON.INTRINIOIMPL.INTRINIOFINANCIALS(ticker;&quot;calculations&quot;;[.E$31];[.E$30];[.$N16])" office:value-type="percentage" office:value="-0.080544" calcext:value-type="percentage">
            <text:p>-8.1%</text:p>
          </table:table-cell>
          <table:table-cell table:style-name="ce334" table:formula="of:=COM.INTRINIO.FINTECH.LOCALC.PYTHON.INTRINIOIMPL.INTRINIOFINANCIALS(ticker;&quot;calculations&quot;;[.F$31];[.F$30];[.$N16])" office:value-type="percentage" office:value="-0.07453" calcext:value-type="percentage">
            <text:p>-7.5%</text:p>
          </table:table-cell>
          <table:table-cell table:style-name="ce338" table:formula="of:=COM.INTRINIO.FINTECH.LOCALC.PYTHON.INTRINIOIMPL.INTRINIOFINANCIALS(ticker;&quot;calculations&quot;;[.G$31];[.G$30];[.$N16])" office:value-type="percentage" office:value="0.034181" calcext:value-type="percentage">
            <text:p>3.4%</text:p>
          </table:table-cell>
          <table:table-cell table:style-name="ce328" table:formula="of:=COM.INTRINIO.FINTECH.LOCALC.PYTHON.INTRINIOIMPL.INTRINIOFINANCIALS(ticker;&quot;calculations&quot;;[.H$31];[.H$30];[.$N16])" office:value-type="percentage" office:value="-0.059294" calcext:value-type="percentage">
            <text:p>-5.9%</text:p>
          </table:table-cell>
          <table:table-cell table:style-name="ce334" table:formula="of:=COM.INTRINIO.FINTECH.LOCALC.PYTHON.INTRINIOIMPL.INTRINIOFINANCIALS(ticker;&quot;calculations&quot;;[.I$31];[.I$30];[.$N16])" office:value-type="percentage" office:value="-0.07453" calcext:value-type="percentage">
            <text:p>-7.5%</text:p>
          </table:table-cell>
          <table:table-cell table:style-name="ce334" table:formula="of:=COM.INTRINIO.FINTECH.LOCALC.PYTHON.INTRINIOIMPL.INTRINIOFINANCIALS(ticker;&quot;calculations&quot;;[.J$31];[.J$30];[.$N16])" office:value-type="percentage" office:value="-0.03052" calcext:value-type="percentage">
            <text:p>-3.1%</text:p>
          </table:table-cell>
          <table:table-cell table:style-name="ce334" table:formula="of:=COM.INTRINIO.FINTECH.LOCALC.PYTHON.INTRINIOIMPL.INTRINIOFINANCIALS(ticker;&quot;calculations&quot;;[.K$31];[.K$30];[.$N16])" office:value-type="percentage" office:value="0.034181" calcext:value-type="percentage">
            <text:p>3.4%</text:p>
          </table:table-cell>
          <table:table-cell table:number-columns-repeated="2"/>
          <table:table-cell table:style-name="ce303" office:value-type="string" calcext:value-type="string">
            <text:p>nwctorev</text:p>
          </table:table-cell>
          <table:table-cell table:number-columns-repeated="1010"/>
        </table:table-row>
        <table:table-row table:style-name="ro14">
          <table:table-cell/>
          <table:table-cell table:style-name="ce327"/>
          <table:table-cell table:style-name="ce333" table:number-columns-repeated="9"/>
          <table:table-cell table:number-columns-repeated="2"/>
          <table:table-cell table:style-name="ce303"/>
          <table:table-cell table:number-columns-repeated="1010"/>
        </table:table-row>
        <table:table-row table:style-name="ro9">
          <table:table-cell>
            <draw:frame table:end-cell-address="'NWC Metrics'.E29" table:end-x="19.7pt" table:end-y="15.45pt" draw:z-index="0" draw:name="Chart 1" draw:style-name="gr2" draw:text-style-name="P2" svg:width="396.68pt" svg:height="252.74pt" svg:x="11.96pt" svg:y="4.22pt">
              <loext:p draw:notify-on-update-of-ranges="'NWC Metrics'.C4:'NWC Metrics'.G4 'NWC Metrics'.B6:'NWC Metrics'.B6 'NWC Metrics'.C6:'NWC Metrics'.G6 'NWC Metrics'.B7:'NWC Metrics'.B7 'NWC Metrics'.C7:'NWC Metrics'.G7 'NWC Metrics'.B8:'NWC Metrics'.B8 'NWC Metrics'.C8:'NWC Metrics'.G8 'NWC Metrics'.B9:'NWC Metrics'.B9 'NWC Metrics'.C9:'NWC Metrics'.G9"/>
              <draw:object xlink:href="./Object 6" xlink:type="simple" xlink:show="embed" xlink:actuate="onLoad"/>
              <draw:image xlink:href="./ObjectReplacements/Object 6" xlink:type="simple" xlink:show="embed" xlink:actuate="onLoad"/>
            </draw:frame>
          </table:table-cell>
          <table:table-cell table:style-name="ce28" table:number-columns-repeated="3"/>
          <table:table-cell table:style-name="ce28">
            <draw:frame table:end-cell-address="'NWC Metrics'.K29" table:end-x="59.9pt" table:end-y="16.38pt" draw:z-index="1" draw:name="Chart 2" draw:style-name="gr2" draw:text-style-name="P2" svg:width="405.3pt" svg:height="254.49pt" svg:x="29.65pt" svg:y="3.4pt">
              <loext:p draw:notify-on-update-of-ranges="'NWC Metrics'.C4:'NWC Metrics'.G4 'NWC Metrics'.B14:'NWC Metrics'.B14 'NWC Metrics'.C14:'NWC Metrics'.G14 'NWC Metrics'.B12:'NWC Metrics'.B12 'NWC Metrics'.C12:'NWC Metrics'.G12"/>
              <draw:object xlink:href="./Object 7" xlink:type="simple" xlink:show="embed" xlink:actuate="onLoad"/>
              <draw:image xlink:href="./ObjectReplacements/Object 7" xlink:type="simple" xlink:show="embed" xlink:actuate="onLoad"/>
            </draw:frame>
          </table:table-cell>
          <table:table-cell table:style-name="ce28" table:number-columns-repeated="6"/>
          <table:table-cell table:style-name="ce18" table:number-columns-repeated="3"/>
          <table:table-cell table:number-columns-repeated="1010"/>
        </table:table-row>
        <table:table-row table:style-name="ro9" table:number-rows-repeated="8">
          <table:table-cell/>
          <table:table-cell table:style-name="ce28" table:number-columns-repeated="10"/>
          <table:table-cell table:style-name="ce18" table:number-columns-repeated="3"/>
          <table:table-cell table:number-columns-repeated="1010"/>
        </table:table-row>
        <table:table-row table:style-name="ro9" table:number-rows-repeated="3">
          <table:table-cell/>
          <table:table-cell table:style-name="ce28" table:number-columns-repeated="10"/>
          <table:table-cell table:style-name="ce106" table:number-columns-repeated="2"/>
          <table:table-cell table:style-name="ce18"/>
          <table:table-cell table:number-columns-repeated="1010"/>
        </table:table-row>
        <table:table-row table:style-name="ro9">
          <table:table-cell/>
          <table:table-cell table:style-name="ce43"/>
          <table:table-cell table:style-name="ce292" table:formula="of:=[.D30]" office:value-type="string" office:string-value="FY" calcext:value-type="string">
            <text:p>FY</text:p>
          </table:table-cell>
          <table:table-cell table:style-name="ce292" table:formula="of:=[.E30]" office:value-type="string" office:string-value="FY" calcext:value-type="string">
            <text:p>FY</text:p>
          </table:table-cell>
          <table:table-cell table:style-name="ce292" table:formula="of:=[.F30]" office:value-type="string" office:string-value="FY" calcext:value-type="string">
            <text:p>FY</text:p>
          </table:table-cell>
          <table:table-cell table:style-name="ce292" office:value-type="string" calcext:value-type="string">
            <text:p>FY</text:p>
          </table:table-cell>
          <table:table-cell table:style-name="ce292" table:formula="of:=COM.INTRINIO.FINTECH.LOCALC.PYTHON.INTRINIOIMPL.INTRINIOFUNDAMENTALS(ticker;&quot;income_statement&quot;;&quot;TTM&quot;;[.G32];&quot;fiscal_period&quot;)" office:value-type="string" office:string-value="Q2TTM" calcext:value-type="string">
            <text:p>Q2TTM</text:p>
          </table:table-cell>
          <table:table-cell table:style-name="ce292" table:formula="of:=[.I30]" office:value-type="string" office:string-value="QTR" calcext:value-type="string">
            <text:p>QTR</text:p>
          </table:table-cell>
          <table:table-cell table:style-name="ce292" table:formula="of:=[.J30]" office:value-type="string" office:string-value="QTR" calcext:value-type="string">
            <text:p>QTR</text:p>
          </table:table-cell>
          <table:table-cell table:style-name="ce292" table:formula="of:=[.K30]" office:value-type="string" office:string-value="QTR" calcext:value-type="string">
            <text:p>QTR</text:p>
          </table:table-cell>
          <table:table-cell table:style-name="ce292" office:value-type="string" calcext:value-type="string">
            <text:p>QTR</text:p>
          </table:table-cell>
          <table:table-cell table:style-name="ce106" table:number-columns-repeated="2"/>
          <table:table-cell table:style-name="ce18"/>
          <table:table-cell table:number-columns-repeated="1010"/>
        </table:table-row>
        <table:table-row table:style-name="ro9">
          <table:table-cell/>
          <table:table-cell table:style-name="ce43"/>
          <table:table-cell table:style-name="ce43" table:formula="of:=[.D31]+1" office:value-type="float" office:value="3" calcext:value-type="float">
            <text:p>3</text:p>
          </table:table-cell>
          <table:table-cell table:style-name="ce43" table:formula="of:=[.E31]+1" office:value-type="float" office:value="2" calcext:value-type="float">
            <text:p>2</text:p>
          </table:table-cell>
          <table:table-cell table:style-name="ce43" table:formula="of:=[.F31]+1" office:value-type="float" office:value="1" calcext:value-type="float">
            <text:p>1</text:p>
          </table:table-cell>
          <table:table-cell table:style-name="ce43" table:formula="of:=IF([.G30]=&quot;FY&quot;;1;0)" office:value-type="float" office:value="0" calcext:value-type="float">
            <text:p>0</text:p>
          </table:table-cell>
          <table:table-cell table:style-name="ce43" table:formula="of:=COM.INTRINIO.FINTECH.LOCALC.PYTHON.INTRINIOIMPL.INTRINIOFUNDAMENTALS(ticker;&quot;income_statement&quot;;&quot;TTM&quot;;[.G32];&quot;fiscal_year&quot;)" office:value-type="float" office:value="2017" calcext:value-type="float">
            <text:p>2017</text:p>
          </table:table-cell>
          <table:table-cell table:style-name="ce43" table:formula="of:=[.I31]+1" office:value-type="float" office:value="3" calcext:value-type="float">
            <text:p>3</text:p>
          </table:table-cell>
          <table:table-cell table:style-name="ce43" table:formula="of:=[.J31]+1" office:value-type="float" office:value="2" calcext:value-type="float">
            <text:p>2</text:p>
          </table:table-cell>
          <table:table-cell table:style-name="ce43" table:formula="of:=[.K31]+1" office:value-type="float" office:value="1" calcext:value-type="float">
            <text:p>1</text:p>
          </table:table-cell>
          <table:table-cell table:style-name="ce43" office:value-type="float" office:value="0" calcext:value-type="float">
            <text:p>0</text:p>
          </table:table-cell>
          <table:table-cell table:style-name="ce106" table:number-columns-repeated="2"/>
          <table:table-cell table:style-name="ce18"/>
          <table:table-cell table:number-columns-repeated="1010"/>
        </table:table-row>
        <table:table-row table:style-name="ro9">
          <table:table-cell/>
          <table:table-cell table:style-name="ce43" table:number-columns-repeated="5"/>
          <table:table-cell table:style-name="ce43" office:value-type="float" office:value="0" calcext:value-type="float">
            <text:p>0</text:p>
          </table:table-cell>
          <table:table-cell table:style-name="ce43" table:number-columns-repeated="4"/>
          <table:table-cell table:style-name="ce107"/>
          <table:table-cell table:style-name="ce106"/>
          <table:table-cell table:style-name="ce18"/>
          <table:table-cell table:number-columns-repeated="1010"/>
        </table:table-row>
        <table:table-row table:style-name="ro9">
          <table:table-cell/>
          <table:table-cell table:style-name="ce43" table:number-columns-repeated="10"/>
          <table:table-cell table:style-name="ce26"/>
          <table:table-cell table:style-name="ce18" table:number-columns-repeated="2"/>
          <table:table-cell table:number-columns-repeated="1010"/>
        </table:table-row>
        <table:table-row table:style-name="ro9">
          <table:table-cell/>
          <table:table-cell table:style-name="ce43" table:number-columns-repeated="10"/>
          <table:table-cell table:style-name="ce18" table:number-columns-repeated="3"/>
          <table:table-cell table:number-columns-repeated="1010"/>
        </table:table-row>
        <table:table-row table:style-name="ro9">
          <table:table-cell/>
          <table:table-cell table:style-name="ce43" table:number-columns-repeated="10"/>
          <table:table-cell table:number-columns-repeated="1013"/>
        </table:table-row>
        <table:table-row table:style-name="ro10">
          <table:table-cell/>
          <table:table-cell table:style-name="ce43" table:number-columns-repeated="10"/>
          <table:table-cell table:number-columns-repeated="1013"/>
        </table:table-row>
        <table:table-row table:style-name="ro11">
          <table:table-cell table:number-columns-repeated="2"/>
          <table:table-cell table:style-name="ce34" table:number-columns-repeated="9"/>
          <table:table-cell table:style-name="ce388"/>
          <table:table-cell table:number-columns-repeated="1012"/>
        </table:table-row>
        <table:table-row table:style-name="ro7" table:number-rows-repeated="2">
          <table:table-cell table:number-columns-repeated="2"/>
          <table:table-cell table:style-name="ce34" table:number-columns-repeated="9"/>
          <table:table-cell table:style-name="ce388"/>
          <table:table-cell table:number-columns-repeated="1012"/>
        </table:table-row>
        <table:table-row table:style-name="ro7" table:number-rows-repeated="2">
          <table:table-cell table:number-columns-repeated="2"/>
          <table:table-cell table:style-name="ce34" table:number-columns-repeated="9"/>
          <table:table-cell table:style-name="ce30"/>
          <table:table-cell table:number-columns-repeated="1012"/>
        </table:table-row>
        <table:table-row table:style-name="ro7">
          <table:table-cell table:number-columns-repeated="2"/>
          <table:table-cell table:style-name="ce34" table:number-columns-repeated="9"/>
          <table:table-cell table:number-columns-repeated="1013"/>
        </table:table-row>
        <table:table-row table:style-name="ro7">
          <table:table-cell table:number-columns-repeated="2"/>
          <table:table-cell table:style-name="ce34" table:number-columns-repeated="9"/>
          <table:table-cell table:style-name="ce31"/>
          <table:table-cell table:number-columns-repeated="1012"/>
        </table:table-row>
        <table:table-row table:style-name="ro7" table:number-rows-repeated="6">
          <table:table-cell table:number-columns-repeated="2"/>
          <table:table-cell table:style-name="ce34" table:number-columns-repeated="9"/>
          <table:table-cell table:number-columns-repeated="1013"/>
        </table:table-row>
        <table:table-row table:style-name="ro7" table:number-rows-repeated="1048526">
          <table:table-cell table:number-columns-repeated="1024"/>
        </table:table-row>
        <table:table-row table:style-name="ro7">
          <table:table-cell table:number-columns-repeated="1024"/>
        </table:table-row>
        <table:named-expressions>
          <table:named-range table:name="_xlnm.Print_Area" table:base-cell-address="$'NWC Metrics'.$A$1" table:cell-range-address="$'NWC Metrics'.$A$1:.$L$29" table:range-usable-as="print-range"/>
        </table:named-expressions>
        <calcext:conditional-formats>
          <calcext:conditional-format calcext:target-range-address="'NWC Metrics'.L37:'NWC Metrics'.L39">
            <calcext:condition calcext:apply-style-name="ConditionalStyle_16" calcext:value="&gt;0" calcext:base-cell-address="'NWC Metrics'.L37"/>
            <calcext:condition calcext:apply-style-name="ConditionalStyle_15" calcext:value="&lt;0" calcext:base-cell-address="'NWC Metrics'.L37"/>
          </calcext:conditional-format>
        </calcext:conditional-formats>
      </table:table>
      <table:table table:name="Debt Metrics" table:style-name="ta4">
        <office:forms form:automatic-focus="false" form:apply-design-mode="false"/>
        <table:table-column table:style-name="co8" table:default-cell-style-name="ce13"/>
        <table:table-column table:style-name="co36" table:default-cell-style-name="ce13"/>
        <table:table-column table:style-name="co34" table:number-columns-repeated="4" table:default-cell-style-name="ce13"/>
        <table:table-column table:style-name="co32" table:default-cell-style-name="ce13"/>
        <table:table-column table:style-name="co34" table:number-columns-repeated="4" table:default-cell-style-name="ce13"/>
        <table:table-column table:style-name="co23" table:default-cell-style-name="ce13"/>
        <table:table-column table:style-name="co24" table:default-cell-style-name="ce13"/>
        <table:table-column table:style-name="co35" table:default-cell-style-name="ce13"/>
        <table:table-column table:style-name="co1" table:number-columns-repeated="1010" table:default-cell-style-name="ce13"/>
        <table:table-row table:style-name="ro3">
          <table:table-cell table:style-name="ce12" office:value-type="string" calcext:value-type="string">
            <text:p>Debt Metrics</text:p>
          </table:table-cell>
          <table:table-cell table:number-columns-repeated="1023"/>
        </table:table-row>
        <table:table-row table:style-name="ro7">
          <table:table-cell table:number-columns-repeated="1024"/>
        </table:table-row>
        <table:table-row table:style-name="ro8">
          <table:table-cell/>
          <table:table-cell table:style-name="ce231"/>
          <table:table-cell table:style-name="ce261" office:value-type="string" calcext:value-type="string" table:number-columns-spanned="5" table:number-rows-spanned="1">
            <text:p>Annual</text:p>
          </table:table-cell>
          <table:covered-table-cell table:number-columns-repeated="3" table:style-name="ce240"/>
          <table:covered-table-cell table:style-name="ce249"/>
          <table:table-cell table:style-name="ce300" office:value-type="string" calcext:value-type="string" table:number-columns-spanned="4" table:number-rows-spanned="1">
            <text:p>Quarterly</text:p>
          </table:table-cell>
          <table:covered-table-cell table:number-columns-repeated="3" table:style-name="ce240"/>
          <table:table-cell table:number-columns-repeated="1013"/>
        </table:table-row>
        <table:table-row table:style-name="ro9">
          <table:table-cell/>
          <table:table-cell table:style-name="ce232"/>
          <table:table-cell table:style-name="ce236" table:formula="of:=&quot;FY &quot;&amp;COM.INTRINIO.FINTECH.LOCALC.PYTHON.INTRINIOIMPL.INTRINIOFUNDAMENTALS(ticker;&quot;income_statement&quot;;[.C29];[.C30];&quot;fiscal_year&quot;)" office:value-type="string" office:string-value="FY 2013" calcext:value-type="string">
            <text:p>FY 2013</text:p>
          </table:table-cell>
          <table:table-cell table:style-name="ce241" table:formula="of:=&quot;FY &quot;&amp;COM.INTRINIO.FINTECH.LOCALC.PYTHON.INTRINIOIMPL.INTRINIOFUNDAMENTALS(ticker;&quot;income_statement&quot;;[.D29];[.D30];&quot;fiscal_year&quot;)" office:value-type="string" office:string-value="FY 2014" calcext:value-type="string">
            <text:p>FY 2014</text:p>
          </table:table-cell>
          <table:table-cell table:style-name="ce241" table:formula="of:=&quot;FY &quot;&amp;COM.INTRINIO.FINTECH.LOCALC.PYTHON.INTRINIOIMPL.INTRINIOFUNDAMENTALS(ticker;&quot;income_statement&quot;;[.E29];[.E30];&quot;fiscal_year&quot;)" office:value-type="string" office:string-value="FY 2015" calcext:value-type="string">
            <text:p>FY 2015</text:p>
          </table:table-cell>
          <table:table-cell table:style-name="ce241" table:formula="of:=&quot;FY &quot;&amp;COM.INTRINIO.FINTECH.LOCALC.PYTHON.INTRINIOIMPL.INTRINIOFUNDAMENTALS(ticker;&quot;income_statement&quot;;[.F29];[.F30];&quot;fiscal_year&quot;)" office:value-type="string" office:string-value="FY 2016" calcext:value-type="string">
            <text:p>FY 2016</text:p>
          </table:table-cell>
          <table:table-cell table:style-name="ce296" table:formula="of:=[.G29]&amp; &quot; &quot; &amp;[.G30]" office:value-type="string" office:string-value="Q2TTM 2017" calcext:value-type="string">
            <text:p>Q2TTM 2017</text:p>
          </table:table-cell>
          <table:table-cell table:style-name="ce236" table:formula="of:=COM.INTRINIO.FINTECH.LOCALC.PYTHON.INTRINIOIMPL.INTRINIOFUNDAMENTALS(ticker;&quot;income_statement&quot;;[.H29];[.H30];&quot;fiscal_period&quot;)&amp;&quot; &quot;&amp;COM.INTRINIO.FINTECH.LOCALC.PYTHON.INTRINIOIMPL.INTRINIOFUNDAMENTALS(ticker;&quot;income_statement&quot;;[.H29];[.H30];&quot;fiscal_year&quot;)" office:value-type="string" office:string-value="Q3 2016" calcext:value-type="string">
            <text:p>Q3 2016</text:p>
          </table:table-cell>
          <table:table-cell table:style-name="ce241" table:formula="of:=COM.INTRINIO.FINTECH.LOCALC.PYTHON.INTRINIOIMPL.INTRINIOFUNDAMENTALS(ticker;&quot;income_statement&quot;;[.I29];[.I30];&quot;fiscal_period&quot;)&amp;&quot; &quot;&amp;COM.INTRINIO.FINTECH.LOCALC.PYTHON.INTRINIOIMPL.INTRINIOFUNDAMENTALS(ticker;&quot;income_statement&quot;;[.I29];[.I30];&quot;fiscal_year&quot;)" office:value-type="string" office:string-value="Q4 2016" calcext:value-type="string">
            <text:p>Q4 2016</text:p>
          </table:table-cell>
          <table:table-cell table:style-name="ce241" table:formula="of:=COM.INTRINIO.FINTECH.LOCALC.PYTHON.INTRINIOIMPL.INTRINIOFUNDAMENTALS(ticker;&quot;income_statement&quot;;[.J29];[.J30];&quot;fiscal_period&quot;)&amp;&quot; &quot;&amp;COM.INTRINIO.FINTECH.LOCALC.PYTHON.INTRINIOIMPL.INTRINIOFUNDAMENTALS(ticker;&quot;income_statement&quot;;[.J29];[.J30];&quot;fiscal_year&quot;)" office:value-type="string" office:string-value="Q1 2017" calcext:value-type="string">
            <text:p>Q1 2017</text:p>
          </table:table-cell>
          <table:table-cell table:style-name="ce241" table:formula="of:=COM.INTRINIO.FINTECH.LOCALC.PYTHON.INTRINIOIMPL.INTRINIOFUNDAMENTALS(ticker;&quot;income_statement&quot;;[.K29];[.K30];&quot;fiscal_period&quot;)&amp;&quot; &quot;&amp;COM.INTRINIO.FINTECH.LOCALC.PYTHON.INTRINIOIMPL.INTRINIOFUNDAMENTALS(ticker;&quot;income_statement&quot;;[.K29];[.K30];&quot;fiscal_year&quot;)" office:value-type="string" office:string-value="Q2 2017" calcext:value-type="string">
            <text:p>Q2 2017</text:p>
          </table:table-cell>
          <table:table-cell/>
          <table:table-cell table:style-name="ce109"/>
          <table:table-cell table:number-columns-repeated="1011"/>
        </table:table-row>
        <table:table-row table:style-name="ro13">
          <table:table-cell/>
          <table:table-cell table:style-name="ce323" office:value-type="string" calcext:value-type="string">
            <text:p>Capital Structure:</text:p>
          </table:table-cell>
          <table:table-cell table:style-name="ce289"/>
          <table:table-cell table:style-name="ce293" table:number-columns-repeated="3"/>
          <table:table-cell table:style-name="ce297"/>
          <table:table-cell table:style-name="ce301"/>
          <table:table-cell table:style-name="ce293" table:number-columns-repeated="3"/>
          <table:table-cell table:number-columns-repeated="1013"/>
        </table:table-row>
        <table:table-row table:style-name="ro13">
          <table:table-cell table:style-name="ce286"/>
          <table:table-cell table:style-name="ce324" office:value-type="string" calcext:value-type="string">
            <text:p>Short-Term Debt to Total Capital</text:p>
          </table:table-cell>
          <table:table-cell table:style-name="ce328" table:formula="of:=COM.INTRINIO.FINTECH.LOCALC.PYTHON.INTRINIOIMPL.INTRINIOFINANCIALS(ticker;&quot;calculations&quot;;[.C$30];[.C$29];[.$N6])" office:value-type="percentage" office:value="0.033067" calcext:value-type="percentage">
            <text:p>3.3%</text:p>
          </table:table-cell>
          <table:table-cell table:style-name="ce334" table:formula="of:=COM.INTRINIO.FINTECH.LOCALC.PYTHON.INTRINIOIMPL.INTRINIOFINANCIALS(ticker;&quot;calculations&quot;;[.D$30];[.D$29];[.$N6])" office:value-type="percentage" office:value="0.035188" calcext:value-type="percentage">
            <text:p>3.5%</text:p>
          </table:table-cell>
          <table:table-cell table:style-name="ce334" table:formula="of:=COM.INTRINIO.FINTECH.LOCALC.PYTHON.INTRINIOIMPL.INTRINIOFINANCIALS(ticker;&quot;calculations&quot;;[.E$30];[.E$29];[.$N6])" office:value-type="percentage" office:value="0.03057" calcext:value-type="percentage">
            <text:p>3.1%</text:p>
          </table:table-cell>
          <table:table-cell table:style-name="ce334" table:formula="of:=COM.INTRINIO.FINTECH.LOCALC.PYTHON.INTRINIOIMPL.INTRINIOFINANCIALS(ticker;&quot;calculations&quot;;[.F$30];[.F$29];[.$N6])" office:value-type="percentage" office:value="0.039706" calcext:value-type="percentage">
            <text:p>4.0%</text:p>
          </table:table-cell>
          <table:table-cell table:style-name="ce338" table:formula="of:=COM.INTRINIO.FINTECH.LOCALC.PYTHON.INTRINIOIMPL.INTRINIOFINANCIALS(ticker;&quot;calculations&quot;;[.G$30];[.G$29];[.$N6])" office:value-type="percentage" office:value="0.040187" calcext:value-type="percentage">
            <text:p>4.0%</text:p>
          </table:table-cell>
          <table:table-cell table:style-name="ce328" table:formula="of:=COM.INTRINIO.FINTECH.LOCALC.PYTHON.INTRINIOIMPL.INTRINIOFINANCIALS(ticker;&quot;calculations&quot;;[.H$30];[.H$29];[.$N6])" office:value-type="percentage" office:value="0.03195" calcext:value-type="percentage">
            <text:p>3.2%</text:p>
          </table:table-cell>
          <table:table-cell table:style-name="ce334" table:formula="of:=COM.INTRINIO.FINTECH.LOCALC.PYTHON.INTRINIOIMPL.INTRINIOFINANCIALS(ticker;&quot;calculations&quot;;[.I$30];[.I$29];[.$N6])" office:value-type="percentage" office:value="0.039706" calcext:value-type="percentage">
            <text:p>4.0%</text:p>
          </table:table-cell>
          <table:table-cell table:style-name="ce334" table:formula="of:=COM.INTRINIO.FINTECH.LOCALC.PYTHON.INTRINIOIMPL.INTRINIOFINANCIALS(ticker;&quot;calculations&quot;;[.J$30];[.J$29];[.$N6])" office:value-type="percentage" office:value="0.049107" calcext:value-type="percentage">
            <text:p>4.9%</text:p>
          </table:table-cell>
          <table:table-cell table:style-name="ce334" table:formula="of:=COM.INTRINIO.FINTECH.LOCALC.PYTHON.INTRINIOIMPL.INTRINIOFINANCIALS(ticker;&quot;calculations&quot;;[.K$30];[.K$29];[.$N6])" office:value-type="percentage" office:value="0.040187" calcext:value-type="percentage">
            <text:p>4.0%</text:p>
          </table:table-cell>
          <table:table-cell table:style-name="ce303" table:number-columns-repeated="2"/>
          <table:table-cell table:style-name="ce303" office:value-type="string" calcext:value-type="string">
            <text:p>stdebttocap</text:p>
          </table:table-cell>
          <table:table-cell table:style-name="ce286" table:number-columns-repeated="1010"/>
        </table:table-row>
        <table:table-row table:style-name="ro13">
          <table:table-cell/>
          <table:table-cell table:style-name="ce325" office:value-type="string" calcext:value-type="string">
            <text:p>Long-Term Debt to Total Capital</text:p>
          </table:table-cell>
          <table:table-cell table:style-name="ce391" table:formula="of:=COM.INTRINIO.FINTECH.LOCALC.PYTHON.INTRINIOIMPL.INTRINIOFINANCIALS(ticker;&quot;calculations&quot;;[.C$30];[.C$29];[.$N7])" office:value-type="percentage" office:value="0.416732" calcext:value-type="percentage">
            <text:p>41.7%</text:p>
          </table:table-cell>
          <table:table-cell table:style-name="ce394" table:formula="of:=COM.INTRINIO.FINTECH.LOCALC.PYTHON.INTRINIOIMPL.INTRINIOFINANCIALS(ticker;&quot;calculations&quot;;[.D$30];[.D$29];[.$N7])" office:value-type="percentage" office:value="0.440304" calcext:value-type="percentage">
            <text:p>44.0%</text:p>
          </table:table-cell>
          <table:table-cell table:style-name="ce394" table:formula="of:=COM.INTRINIO.FINTECH.LOCALC.PYTHON.INTRINIOIMPL.INTRINIOFINANCIALS(ticker;&quot;calculations&quot;;[.E$30];[.E$29];[.$N7])" office:value-type="percentage" office:value="0.474457" calcext:value-type="percentage">
            <text:p>47.4%</text:p>
          </table:table-cell>
          <table:table-cell table:style-name="ce394" table:formula="of:=COM.INTRINIO.FINTECH.LOCALC.PYTHON.INTRINIOIMPL.INTRINIOFINANCIALS(ticker;&quot;calculations&quot;;[.F$30];[.F$29];[.$N7])" office:value-type="percentage" office:value="0.459089" calcext:value-type="percentage">
            <text:p>45.9%</text:p>
          </table:table-cell>
          <table:table-cell table:style-name="ce397" table:formula="of:=COM.INTRINIO.FINTECH.LOCALC.PYTHON.INTRINIOIMPL.INTRINIOFINANCIALS(ticker;&quot;calculations&quot;;[.G$30];[.G$29];[.$N7])" office:value-type="percentage" office:value="0.49283" calcext:value-type="percentage">
            <text:p>49.3%</text:p>
          </table:table-cell>
          <table:table-cell table:style-name="ce400" table:formula="of:=COM.INTRINIO.FINTECH.LOCALC.PYTHON.INTRINIOIMPL.INTRINIOFINANCIALS(ticker;&quot;calculations&quot;;[.H$30];[.H$29];[.$N7])" office:value-type="percentage" office:value="0.469286" calcext:value-type="percentage">
            <text:p>46.9%</text:p>
          </table:table-cell>
          <table:table-cell table:style-name="ce394" table:formula="of:=COM.INTRINIO.FINTECH.LOCALC.PYTHON.INTRINIOIMPL.INTRINIOFINANCIALS(ticker;&quot;calculations&quot;;[.I$30];[.I$29];[.$N7])" office:value-type="percentage" office:value="0.459089" calcext:value-type="percentage">
            <text:p>45.9%</text:p>
          </table:table-cell>
          <table:table-cell table:style-name="ce394" table:formula="of:=COM.INTRINIO.FINTECH.LOCALC.PYTHON.INTRINIOIMPL.INTRINIOFINANCIALS(ticker;&quot;calculations&quot;;[.J$30];[.J$29];[.$N7])" office:value-type="percentage" office:value="0.466902" calcext:value-type="percentage">
            <text:p>46.7%</text:p>
          </table:table-cell>
          <table:table-cell table:style-name="ce394" table:formula="of:=COM.INTRINIO.FINTECH.LOCALC.PYTHON.INTRINIOIMPL.INTRINIOFINANCIALS(ticker;&quot;calculations&quot;;[.K$30];[.K$29];[.$N7])" office:value-type="percentage" office:value="0.49283" calcext:value-type="percentage">
            <text:p>49.3%</text:p>
          </table:table-cell>
          <table:table-cell table:style-name="ce18" table:number-columns-repeated="2"/>
          <table:table-cell table:style-name="ce18" office:value-type="string" calcext:value-type="string">
            <text:p>ltdebttocap</text:p>
          </table:table-cell>
          <table:table-cell table:number-columns-repeated="1010"/>
        </table:table-row>
        <table:table-row table:style-name="ro13">
          <table:table-cell/>
          <table:table-cell table:style-name="ce324" office:value-type="string" calcext:value-type="string">
            <text:p>Preferred Equity to Total Capital</text:p>
          </table:table-cell>
          <table:table-cell table:style-name="ce328" table:formula="of:=COM.INTRINIO.FINTECH.LOCALC.PYTHON.INTRINIOIMPL.INTRINIOFINANCIALS(ticker;&quot;calculations&quot;;[.C$30];[.C$29];[.$N8])" office:value-type="percentage" office:value="0" calcext:value-type="percentage">
            <text:p>0.0%</text:p>
          </table:table-cell>
          <table:table-cell table:style-name="ce334" table:formula="of:=COM.INTRINIO.FINTECH.LOCALC.PYTHON.INTRINIOIMPL.INTRINIOFINANCIALS(ticker;&quot;calculations&quot;;[.D$30];[.D$29];[.$N8])" office:value-type="percentage" office:value="0" calcext:value-type="percentage">
            <text:p>0.0%</text:p>
          </table:table-cell>
          <table:table-cell table:style-name="ce334" table:formula="of:=COM.INTRINIO.FINTECH.LOCALC.PYTHON.INTRINIOIMPL.INTRINIOFINANCIALS(ticker;&quot;calculations&quot;;[.E$30];[.E$29];[.$N8])" office:value-type="percentage" office:value="0" calcext:value-type="percentage">
            <text:p>0.0%</text:p>
          </table:table-cell>
          <table:table-cell table:style-name="ce334" table:formula="of:=COM.INTRINIO.FINTECH.LOCALC.PYTHON.INTRINIOIMPL.INTRINIOFINANCIALS(ticker;&quot;calculations&quot;;[.F$30];[.F$29];[.$N8])" office:value-type="percentage" office:value="0" calcext:value-type="percentage">
            <text:p>0.0%</text:p>
          </table:table-cell>
          <table:table-cell table:style-name="ce338" table:formula="of:=COM.INTRINIO.FINTECH.LOCALC.PYTHON.INTRINIOIMPL.INTRINIOFINANCIALS(ticker;&quot;calculations&quot;;[.G$30];[.G$29];[.$N8])" office:value-type="percentage" office:value="0" calcext:value-type="percentage">
            <text:p>0.0%</text:p>
          </table:table-cell>
          <table:table-cell table:style-name="ce328" table:formula="of:=COM.INTRINIO.FINTECH.LOCALC.PYTHON.INTRINIOIMPL.INTRINIOFINANCIALS(ticker;&quot;calculations&quot;;[.H$30];[.H$29];[.$N8])" office:value-type="percentage" office:value="0" calcext:value-type="percentage">
            <text:p>0.0%</text:p>
          </table:table-cell>
          <table:table-cell table:style-name="ce334" table:formula="of:=COM.INTRINIO.FINTECH.LOCALC.PYTHON.INTRINIOIMPL.INTRINIOFINANCIALS(ticker;&quot;calculations&quot;;[.I$30];[.I$29];[.$N8])" office:value-type="percentage" office:value="0" calcext:value-type="percentage">
            <text:p>0.0%</text:p>
          </table:table-cell>
          <table:table-cell table:style-name="ce334" table:formula="of:=COM.INTRINIO.FINTECH.LOCALC.PYTHON.INTRINIOIMPL.INTRINIOFINANCIALS(ticker;&quot;calculations&quot;;[.J$30];[.J$29];[.$N8])" office:value-type="percentage" office:value="0" calcext:value-type="percentage">
            <text:p>0.0%</text:p>
          </table:table-cell>
          <table:table-cell table:style-name="ce334" table:formula="of:=COM.INTRINIO.FINTECH.LOCALC.PYTHON.INTRINIOIMPL.INTRINIOFINANCIALS(ticker;&quot;calculations&quot;;[.K$30];[.K$29];[.$N8])" office:value-type="percentage" office:value="0" calcext:value-type="percentage">
            <text:p>0.0%</text:p>
          </table:table-cell>
          <table:table-cell table:style-name="ce18" table:number-columns-repeated="2"/>
          <table:table-cell table:style-name="ce18" office:value-type="string" calcext:value-type="string">
            <text:p>preferredtocap</text:p>
          </table:table-cell>
          <table:table-cell table:number-columns-repeated="1010"/>
        </table:table-row>
        <table:table-row table:style-name="ro13">
          <table:table-cell table:style-name="ce286"/>
          <table:table-cell table:style-name="ce325" office:value-type="string" calcext:value-type="string">
            <text:p>Noncontrolling Interests to Total Capital</text:p>
          </table:table-cell>
          <table:table-cell table:style-name="ce391" table:formula="of:=COM.INTRINIO.FINTECH.LOCALC.PYTHON.INTRINIOIMPL.INTRINIOFINANCIALS(ticker;&quot;calculations&quot;;[.C$30];[.C$29];[.$N9])" office:value-type="percentage" office:value="0.002971" calcext:value-type="percentage">
            <text:p>0.3%</text:p>
          </table:table-cell>
          <table:table-cell table:style-name="ce394" table:formula="of:=COM.INTRINIO.FINTECH.LOCALC.PYTHON.INTRINIOIMPL.INTRINIOFINANCIALS(ticker;&quot;calculations&quot;;[.D$30];[.D$29];[.$N9])" office:value-type="percentage" office:value="0.003219" calcext:value-type="percentage">
            <text:p>0.3%</text:p>
          </table:table-cell>
          <table:table-cell table:style-name="ce394" table:formula="of:=COM.INTRINIO.FINTECH.LOCALC.PYTHON.INTRINIOIMPL.INTRINIOFINANCIALS(ticker;&quot;calculations&quot;;[.E$30];[.E$29];[.$N9])" office:value-type="percentage" office:value="0.003879" calcext:value-type="percentage">
            <text:p>0.4%</text:p>
          </table:table-cell>
          <table:table-cell table:style-name="ce394" table:formula="of:=COM.INTRINIO.FINTECH.LOCALC.PYTHON.INTRINIOIMPL.INTRINIOFINANCIALS(ticker;&quot;calculations&quot;;[.F$30];[.F$29];[.$N9])" office:value-type="percentage" office:value="0.003937" calcext:value-type="percentage">
            <text:p>0.4%</text:p>
          </table:table-cell>
          <table:table-cell table:style-name="ce397" table:formula="of:=COM.INTRINIO.FINTECH.LOCALC.PYTHON.INTRINIOIMPL.INTRINIOFINANCIALS(ticker;&quot;calculations&quot;;[.G$30];[.G$29];[.$N9])" office:value-type="percentage" office:value="0.004204" calcext:value-type="percentage">
            <text:p>0.4%</text:p>
          </table:table-cell>
          <table:table-cell table:style-name="ce400" table:formula="of:=COM.INTRINIO.FINTECH.LOCALC.PYTHON.INTRINIOIMPL.INTRINIOFINANCIALS(ticker;&quot;calculations&quot;;[.H$30];[.H$29];[.$N9])" office:value-type="percentage" office:value="0.003971" calcext:value-type="percentage">
            <text:p>0.4%</text:p>
          </table:table-cell>
          <table:table-cell table:style-name="ce394" table:formula="of:=COM.INTRINIO.FINTECH.LOCALC.PYTHON.INTRINIOIMPL.INTRINIOFINANCIALS(ticker;&quot;calculations&quot;;[.I$30];[.I$29];[.$N9])" office:value-type="percentage" office:value="0.003937" calcext:value-type="percentage">
            <text:p>0.4%</text:p>
          </table:table-cell>
          <table:table-cell table:style-name="ce394" table:formula="of:=COM.INTRINIO.FINTECH.LOCALC.PYTHON.INTRINIOIMPL.INTRINIOFINANCIALS(ticker;&quot;calculations&quot;;[.J$30];[.J$29];[.$N9])" office:value-type="percentage" office:value="0.004415" calcext:value-type="percentage">
            <text:p>0.4%</text:p>
          </table:table-cell>
          <table:table-cell table:style-name="ce394" table:formula="of:=COM.INTRINIO.FINTECH.LOCALC.PYTHON.INTRINIOIMPL.INTRINIOFINANCIALS(ticker;&quot;calculations&quot;;[.K$30];[.K$29];[.$N9])" office:value-type="percentage" office:value="0.004204" calcext:value-type="percentage">
            <text:p>0.4%</text:p>
          </table:table-cell>
          <table:table-cell table:style-name="ce303" table:number-columns-repeated="2"/>
          <table:table-cell table:style-name="ce303" office:value-type="string" calcext:value-type="string">
            <text:p>noncontrolinttocap</text:p>
          </table:table-cell>
          <table:table-cell table:style-name="ce286" table:number-columns-repeated="1010"/>
        </table:table-row>
        <table:table-row table:style-name="ro13">
          <table:table-cell/>
          <table:table-cell table:style-name="ce324" office:value-type="string" calcext:value-type="string">
            <text:p>Common Equity to Total Capital</text:p>
          </table:table-cell>
          <table:table-cell table:style-name="ce328" table:formula="of:=COM.INTRINIO.FINTECH.LOCALC.PYTHON.INTRINIOIMPL.INTRINIOFINANCIALS(ticker;&quot;calculations&quot;;[.C$30];[.C$29];[.$N10])" office:value-type="percentage" office:value="0.54723" calcext:value-type="percentage">
            <text:p>54.7%</text:p>
          </table:table-cell>
          <table:table-cell table:style-name="ce334" table:formula="of:=COM.INTRINIO.FINTECH.LOCALC.PYTHON.INTRINIOIMPL.INTRINIOFINANCIALS(ticker;&quot;calculations&quot;;[.D$30];[.D$29];[.$N10])" office:value-type="percentage" office:value="0.521289" calcext:value-type="percentage">
            <text:p>52.1%</text:p>
          </table:table-cell>
          <table:table-cell table:style-name="ce334" table:formula="of:=COM.INTRINIO.FINTECH.LOCALC.PYTHON.INTRINIOIMPL.INTRINIOFINANCIALS(ticker;&quot;calculations&quot;;[.E$30];[.E$29];[.$N10])" office:value-type="percentage" office:value="0.491095" calcext:value-type="percentage">
            <text:p>49.1%</text:p>
          </table:table-cell>
          <table:table-cell table:style-name="ce334" table:formula="of:=COM.INTRINIO.FINTECH.LOCALC.PYTHON.INTRINIOIMPL.INTRINIOFINANCIALS(ticker;&quot;calculations&quot;;[.F$30];[.F$29];[.$N10])" office:value-type="percentage" office:value="0.497268" calcext:value-type="percentage">
            <text:p>49.7%</text:p>
          </table:table-cell>
          <table:table-cell table:style-name="ce338" table:formula="of:=COM.INTRINIO.FINTECH.LOCALC.PYTHON.INTRINIOIMPL.INTRINIOFINANCIALS(ticker;&quot;calculations&quot;;[.G$30];[.G$29];[.$N10])" office:value-type="percentage" office:value="0.462779" calcext:value-type="percentage">
            <text:p>46.3%</text:p>
          </table:table-cell>
          <table:table-cell table:style-name="ce328" table:formula="of:=COM.INTRINIO.FINTECH.LOCALC.PYTHON.INTRINIOIMPL.INTRINIOFINANCIALS(ticker;&quot;calculations&quot;;[.H$30];[.H$29];[.$N10])" office:value-type="percentage" office:value="0.494792" calcext:value-type="percentage">
            <text:p>49.5%</text:p>
          </table:table-cell>
          <table:table-cell table:style-name="ce334" table:formula="of:=COM.INTRINIO.FINTECH.LOCALC.PYTHON.INTRINIOIMPL.INTRINIOFINANCIALS(ticker;&quot;calculations&quot;;[.I$30];[.I$29];[.$N10])" office:value-type="percentage" office:value="0.497268" calcext:value-type="percentage">
            <text:p>49.7%</text:p>
          </table:table-cell>
          <table:table-cell table:style-name="ce334" table:formula="of:=COM.INTRINIO.FINTECH.LOCALC.PYTHON.INTRINIOIMPL.INTRINIOFINANCIALS(ticker;&quot;calculations&quot;;[.J$30];[.J$29];[.$N10])" office:value-type="percentage" office:value="0.479576" calcext:value-type="percentage">
            <text:p>48.0%</text:p>
          </table:table-cell>
          <table:table-cell table:style-name="ce334" table:formula="of:=COM.INTRINIO.FINTECH.LOCALC.PYTHON.INTRINIOIMPL.INTRINIOFINANCIALS(ticker;&quot;calculations&quot;;[.K$30];[.K$29];[.$N10])" office:value-type="percentage" office:value="0.462779" calcext:value-type="percentage">
            <text:p>46.3%</text:p>
          </table:table-cell>
          <table:table-cell table:style-name="ce18" table:number-columns-repeated="2"/>
          <table:table-cell table:style-name="ce18" office:value-type="string" calcext:value-type="string">
            <text:p>commontocap</text:p>
          </table:table-cell>
          <table:table-cell table:number-columns-repeated="1010"/>
        </table:table-row>
        <table:table-row table:style-name="ro13">
          <table:table-cell/>
          <table:table-cell table:style-name="ce323" office:value-type="string" calcext:value-type="string">
            <text:p>Leverage:</text:p>
          </table:table-cell>
          <table:table-cell table:style-name="ce289"/>
          <table:table-cell table:style-name="ce293" table:number-columns-repeated="3"/>
          <table:table-cell table:style-name="ce297"/>
          <table:table-cell table:style-name="ce301"/>
          <table:table-cell table:style-name="ce293" table:number-columns-repeated="3"/>
          <table:table-cell table:number-columns-repeated="1013"/>
        </table:table-row>
        <table:table-row table:style-name="ro13">
          <table:table-cell table:style-name="ce286"/>
          <table:table-cell table:style-name="ce324" office:value-type="string" calcext:value-type="string">
            <text:p>Debt to Equity</text:p>
          </table:table-cell>
          <table:table-cell table:style-name="ce392" table:formula="of:=COM.INTRINIO.FINTECH.LOCALC.PYTHON.INTRINIOIMPL.INTRINIOFINANCIALS(ticker;&quot;calculations&quot;;[.C$30];[.C$29];[.$N12])" office:value-type="float" office:value="0.8175" calcext:value-type="float">
            <text:p>0.82</text:p>
          </table:table-cell>
          <table:table-cell table:style-name="ce395" table:formula="of:=COM.INTRINIO.FINTECH.LOCALC.PYTHON.INTRINIOIMPL.INTRINIOFINANCIALS(ticker;&quot;calculations&quot;;[.D$30];[.D$29];[.$N12])" office:value-type="float" office:value="0.9065" calcext:value-type="float">
            <text:p>0.91</text:p>
          </table:table-cell>
          <table:table-cell table:style-name="ce395" table:formula="of:=COM.INTRINIO.FINTECH.LOCALC.PYTHON.INTRINIOIMPL.INTRINIOFINANCIALS(ticker;&quot;calculations&quot;;[.E$30];[.E$29];[.$N12])" office:value-type="float" office:value="1.0203" calcext:value-type="float">
            <text:p>1.02</text:p>
          </table:table-cell>
          <table:table-cell table:style-name="ce395" table:formula="of:=COM.INTRINIO.FINTECH.LOCALC.PYTHON.INTRINIOIMPL.INTRINIOFINANCIALS(ticker;&quot;calculations&quot;;[.F$30];[.F$29];[.$N12])" office:value-type="float" office:value="0.9952" calcext:value-type="float">
            <text:p>1.00</text:p>
          </table:table-cell>
          <table:table-cell table:style-name="ce398" table:formula="of:=COM.INTRINIO.FINTECH.LOCALC.PYTHON.INTRINIOIMPL.INTRINIOFINANCIALS(ticker;&quot;calculations&quot;;[.G$30];[.G$29];[.$N12])" office:value-type="float" office:value="1.1414" calcext:value-type="float">
            <text:p>1.14</text:p>
          </table:table-cell>
          <table:table-cell table:style-name="ce392" table:formula="of:=COM.INTRINIO.FINTECH.LOCALC.PYTHON.INTRINIOIMPL.INTRINIOFINANCIALS(ticker;&quot;calculations&quot;;[.H$30];[.H$29];[.$N12])" office:value-type="float" office:value="1.005" calcext:value-type="float">
            <text:p>1.01</text:p>
          </table:table-cell>
          <table:table-cell table:style-name="ce395" table:formula="of:=COM.INTRINIO.FINTECH.LOCALC.PYTHON.INTRINIOIMPL.INTRINIOFINANCIALS(ticker;&quot;calculations&quot;;[.I$30];[.I$29];[.$N12])" office:value-type="float" office:value="0.9952" calcext:value-type="float">
            <text:p>1.00</text:p>
          </table:table-cell>
          <table:table-cell table:style-name="ce395" table:formula="of:=COM.INTRINIO.FINTECH.LOCALC.PYTHON.INTRINIOIMPL.INTRINIOFINANCIALS(ticker;&quot;calculations&quot;;[.J$30];[.J$29];[.$N12])" office:value-type="float" office:value="1.0662" calcext:value-type="float">
            <text:p>1.07</text:p>
          </table:table-cell>
          <table:table-cell table:style-name="ce395" table:formula="of:=COM.INTRINIO.FINTECH.LOCALC.PYTHON.INTRINIOIMPL.INTRINIOFINANCIALS(ticker;&quot;calculations&quot;;[.K$30];[.K$29];[.$N12])" office:value-type="float" office:value="1.1414" calcext:value-type="float">
            <text:p>1.14</text:p>
          </table:table-cell>
          <table:table-cell table:style-name="ce303" table:number-columns-repeated="2"/>
          <table:table-cell table:style-name="ce303" office:value-type="string" calcext:value-type="string">
            <text:p>debttoequity</text:p>
          </table:table-cell>
          <table:table-cell table:style-name="ce286" table:number-columns-repeated="1010"/>
        </table:table-row>
        <table:table-row table:style-name="ro13">
          <table:table-cell/>
          <table:table-cell table:style-name="ce389" office:value-type="string" calcext:value-type="string">
            <text:p>Capital Structure:</text:p>
          </table:table-cell>
          <table:table-cell table:style-name="ce393"/>
          <table:table-cell table:style-name="ce396" table:number-columns-repeated="3"/>
          <table:table-cell table:style-name="ce399"/>
          <table:table-cell table:style-name="ce401"/>
          <table:table-cell table:style-name="ce396" table:number-columns-repeated="3"/>
          <table:table-cell table:number-columns-repeated="1013"/>
        </table:table-row>
        <table:table-row table:style-name="ro13">
          <table:table-cell table:style-name="ce286"/>
          <table:table-cell table:style-name="ce324" office:value-type="string" calcext:value-type="string">
            <text:p>EBIT to Int Exp</text:p>
          </table:table-cell>
          <table:table-cell table:style-name="ce392" table:formula="of:=COM.INTRINIO.FINTECH.LOCALC.PYTHON.INTRINIOIMPL.INTRINIOFINANCIALS(ticker;&quot;calculations&quot;;[.C$30];[.C$29];[.$N14])" office:value-type="float" office:value="7.9563" calcext:value-type="float">
            <text:p>7.96</text:p>
          </table:table-cell>
          <table:table-cell table:style-name="ce395" table:formula="of:=COM.INTRINIO.FINTECH.LOCALC.PYTHON.INTRINIOIMPL.INTRINIOFINANCIALS(ticker;&quot;calculations&quot;;[.D$30];[.D$29];[.$N14])" office:value-type="float" office:value="3.8176" calcext:value-type="float">
            <text:p>3.82</text:p>
          </table:table-cell>
          <table:table-cell table:style-name="ce395" table:formula="of:=COM.INTRINIO.FINTECH.LOCALC.PYTHON.INTRINIOIMPL.INTRINIOFINANCIALS(ticker;&quot;calculations&quot;;[.E$30];[.E$29];[.$N14])" office:value-type="float" office:value="6.0032" calcext:value-type="float">
            <text:p>6.00</text:p>
          </table:table-cell>
          <table:table-cell table:style-name="ce395" table:formula="of:=COM.INTRINIO.FINTECH.LOCALC.PYTHON.INTRINIOIMPL.INTRINIOFINANCIALS(ticker;&quot;calculations&quot;;[.F$30];[.F$29];[.$N14])" office:value-type="float" office:value="5.0151" calcext:value-type="float">
            <text:p>5.02</text:p>
          </table:table-cell>
          <table:table-cell table:style-name="ce398" table:formula="of:=COM.INTRINIO.FINTECH.LOCALC.PYTHON.INTRINIOIMPL.INTRINIOFINANCIALS(ticker;&quot;calculations&quot;;[.G$30];[.G$29];[.$N14])" office:value-type="float" office:value="4.8835" calcext:value-type="float">
            <text:p>4.88</text:p>
          </table:table-cell>
          <table:table-cell table:style-name="ce392" table:formula="of:=COM.INTRINIO.FINTECH.LOCALC.PYTHON.INTRINIOIMPL.INTRINIOFINANCIALS(ticker;&quot;calculations&quot;;[.H$30];[.H$29];[.$N14])" office:value-type="float" office:value="5.2296" calcext:value-type="float">
            <text:p>5.23</text:p>
          </table:table-cell>
          <table:table-cell table:style-name="ce395" table:formula="of:=COM.INTRINIO.FINTECH.LOCALC.PYTHON.INTRINIOIMPL.INTRINIOFINANCIALS(ticker;&quot;calculations&quot;;[.I$30];[.I$29];[.$N14])" office:value-type="float" office:value="3.5799" calcext:value-type="float">
            <text:p>3.58</text:p>
          </table:table-cell>
          <table:table-cell table:style-name="ce395" table:formula="of:=COM.INTRINIO.FINTECH.LOCALC.PYTHON.INTRINIOIMPL.INTRINIOFINANCIALS(ticker;&quot;calculations&quot;;[.J$30];[.J$29];[.$N14])" office:value-type="float" office:value="5.2931" calcext:value-type="float">
            <text:p>5.29</text:p>
          </table:table-cell>
          <table:table-cell table:style-name="ce395" table:formula="of:=COM.INTRINIO.FINTECH.LOCALC.PYTHON.INTRINIOIMPL.INTRINIOFINANCIALS(ticker;&quot;calculations&quot;;[.K$30];[.K$29];[.$N14])" office:value-type="float" office:value="5.3412" calcext:value-type="float">
            <text:p>5.34</text:p>
          </table:table-cell>
          <table:table-cell table:style-name="ce303" table:number-columns-repeated="2"/>
          <table:table-cell table:style-name="ce303" office:value-type="string" calcext:value-type="string">
            <text:p>ebittointerestex</text:p>
          </table:table-cell>
          <table:table-cell table:style-name="ce286" table:number-columns-repeated="1010"/>
        </table:table-row>
        <table:table-row table:style-name="ro13">
          <table:table-cell/>
          <table:table-cell table:style-name="ce325" office:value-type="string" calcext:value-type="string">
            <text:p>EBIT Less CapEx to Int Exp</text:p>
          </table:table-cell>
          <table:table-cell table:style-name="ce393" table:formula="of:=COM.INTRINIO.FINTECH.LOCALC.PYTHON.INTRINIOIMPL.INTRINIOFINANCIALS(ticker;&quot;calculations&quot;;[.C$30];[.C$29];[.$N15])" office:value-type="float" office:value="2.6406" calcext:value-type="float">
            <text:p>2.64</text:p>
          </table:table-cell>
          <table:table-cell table:style-name="ce396" table:formula="of:=COM.INTRINIO.FINTECH.LOCALC.PYTHON.INTRINIOIMPL.INTRINIOFINANCIALS(ticker;&quot;calculations&quot;;[.D$30];[.D$29];[.$N15])" office:value-type="float" office:value="-2.0498" calcext:value-type="float">
            <text:p>-2.05</text:p>
          </table:table-cell>
          <table:table-cell table:style-name="ce396" table:formula="of:=COM.INTRINIO.FINTECH.LOCALC.PYTHON.INTRINIOIMPL.INTRINIOFINANCIALS(ticker;&quot;calculations&quot;;[.E$30];[.E$29];[.$N15])" office:value-type="float" office:value="1.3386" calcext:value-type="float">
            <text:p>1.34</text:p>
          </table:table-cell>
          <table:table-cell table:style-name="ce396" table:formula="of:=COM.INTRINIO.FINTECH.LOCALC.PYTHON.INTRINIOIMPL.INTRINIOFINANCIALS(ticker;&quot;calculations&quot;;[.F$30];[.F$29];[.$N15])" office:value-type="float" office:value="0.633" calcext:value-type="float">
            <text:p>0.63</text:p>
          </table:table-cell>
          <table:table-cell table:style-name="ce399" table:formula="of:=COM.INTRINIO.FINTECH.LOCALC.PYTHON.INTRINIOIMPL.INTRINIOFINANCIALS(ticker;&quot;calculations&quot;;[.G$30];[.G$29];[.$N15])" office:value-type="float" office:value="0.4876" calcext:value-type="float">
            <text:p>0.49</text:p>
          </table:table-cell>
          <table:table-cell table:style-name="ce401" table:formula="of:=COM.INTRINIO.FINTECH.LOCALC.PYTHON.INTRINIOIMPL.INTRINIOFINANCIALS(ticker;&quot;calculations&quot;;[.H$30];[.H$29];[.$N15])" office:value-type="float" office:value="0.6699" calcext:value-type="float">
            <text:p>0.67</text:p>
          </table:table-cell>
          <table:table-cell table:style-name="ce396" table:formula="of:=COM.INTRINIO.FINTECH.LOCALC.PYTHON.INTRINIOIMPL.INTRINIOFINANCIALS(ticker;&quot;calculations&quot;;[.I$30];[.I$29];[.$N15])" office:value-type="float" office:value="-1.525" calcext:value-type="float">
            <text:p>-1.53</text:p>
          </table:table-cell>
          <table:table-cell table:style-name="ce396" table:formula="of:=COM.INTRINIO.FINTECH.LOCALC.PYTHON.INTRINIOIMPL.INTRINIOFINANCIALS(ticker;&quot;calculations&quot;;[.J$30];[.J$29];[.$N15])" office:value-type="float" office:value="0.8198" calcext:value-type="float">
            <text:p>0.82</text:p>
          </table:table-cell>
          <table:table-cell table:style-name="ce396" table:formula="of:=COM.INTRINIO.FINTECH.LOCALC.PYTHON.INTRINIOIMPL.INTRINIOFINANCIALS(ticker;&quot;calculations&quot;;[.K$30];[.K$29];[.$N15])" office:value-type="float" office:value="1.7814" calcext:value-type="float">
            <text:p>1.78</text:p>
          </table:table-cell>
          <table:table-cell table:style-name="ce18" table:number-columns-repeated="2"/>
          <table:table-cell table:style-name="ce18" office:value-type="string" calcext:value-type="string">
            <text:p>ebitlesscapextointerestex</text:p>
          </table:table-cell>
          <table:table-cell table:number-columns-repeated="1010"/>
        </table:table-row>
        <table:table-row table:style-name="ro13">
          <table:table-cell/>
          <table:table-cell table:style-name="ce390" office:value-type="string" calcext:value-type="string">
            <text:p>Solvency:</text:p>
          </table:table-cell>
          <table:table-cell table:style-name="ce392"/>
          <table:table-cell table:style-name="ce395" table:number-columns-repeated="3"/>
          <table:table-cell table:style-name="ce398"/>
          <table:table-cell table:style-name="ce392"/>
          <table:table-cell table:style-name="ce395" table:number-columns-repeated="3"/>
          <table:table-cell table:number-columns-repeated="1013"/>
        </table:table-row>
        <table:table-row table:style-name="ro13">
          <table:table-cell table:style-name="ce286"/>
          <table:table-cell table:style-name="ce325" office:value-type="string" calcext:value-type="string">
            <text:p>Debt to EBITDA</text:p>
          </table:table-cell>
          <table:table-cell table:style-name="ce393" table:formula="of:=COM.INTRINIO.FINTECH.LOCALC.PYTHON.INTRINIOIMPL.INTRINIOFINANCIALS(ticker;&quot;calculations&quot;;[.C$30];[.C$29];[.$N17])" office:value-type="float" office:value="1.5035" calcext:value-type="float">
            <text:p>1.50</text:p>
          </table:table-cell>
          <table:table-cell table:style-name="ce396" table:formula="of:=COM.INTRINIO.FINTECH.LOCALC.PYTHON.INTRINIOIMPL.INTRINIOFINANCIALS(ticker;&quot;calculations&quot;;[.D$30];[.D$29];[.$N17])" office:value-type="float" office:value="2.552" calcext:value-type="float">
            <text:p>2.55</text:p>
          </table:table-cell>
          <table:table-cell table:style-name="ce396" table:formula="of:=COM.INTRINIO.FINTECH.LOCALC.PYTHON.INTRINIOIMPL.INTRINIOFINANCIALS(ticker;&quot;calculations&quot;;[.E$30];[.E$29];[.$N17])" office:value-type="float" office:value="2.6985" calcext:value-type="float">
            <text:p>2.70</text:p>
          </table:table-cell>
          <table:table-cell table:style-name="ce396" table:formula="of:=COM.INTRINIO.FINTECH.LOCALC.PYTHON.INTRINIOIMPL.INTRINIOFINANCIALS(ticker;&quot;calculations&quot;;[.F$30];[.F$29];[.$N17])" office:value-type="float" office:value="2.4472" calcext:value-type="float">
            <text:p>2.45</text:p>
          </table:table-cell>
          <table:table-cell table:style-name="ce399" table:formula="of:=COM.INTRINIO.FINTECH.LOCALC.PYTHON.INTRINIOIMPL.INTRINIOFINANCIALS(ticker;&quot;calculations&quot;;[.G$30];[.G$29];[.$N17])" office:value-type="float" office:value="2.8703" calcext:value-type="float">
            <text:p>2.87</text:p>
          </table:table-cell>
          <table:table-cell table:style-name="ce401" table:formula="of:=COM.INTRINIO.FINTECH.LOCALC.PYTHON.INTRINIOIMPL.INTRINIOFINANCIALS(ticker;&quot;calculations&quot;;[.H$30];[.H$29];[.$N17])" office:value-type="float" office:value="2.3246" calcext:value-type="float">
            <text:p>2.32</text:p>
          </table:table-cell>
          <table:table-cell table:style-name="ce396" table:formula="of:=COM.INTRINIO.FINTECH.LOCALC.PYTHON.INTRINIOIMPL.INTRINIOFINANCIALS(ticker;&quot;calculations&quot;;[.I$30];[.I$29];[.$N17])" office:value-type="float" office:value="2.4472" calcext:value-type="float">
            <text:p>2.45</text:p>
          </table:table-cell>
          <table:table-cell table:style-name="ce396" table:formula="of:=COM.INTRINIO.FINTECH.LOCALC.PYTHON.INTRINIOIMPL.INTRINIOFINANCIALS(ticker;&quot;calculations&quot;;[.J$30];[.J$29];[.$N17])" office:value-type="float" office:value="2.6823" calcext:value-type="float">
            <text:p>2.68</text:p>
          </table:table-cell>
          <table:table-cell table:style-name="ce396" table:formula="of:=COM.INTRINIO.FINTECH.LOCALC.PYTHON.INTRINIOIMPL.INTRINIOFINANCIALS(ticker;&quot;calculations&quot;;[.K$30];[.K$29];[.$N17])" office:value-type="float" office:value="2.8703" calcext:value-type="float">
            <text:p>2.87</text:p>
          </table:table-cell>
          <table:table-cell table:style-name="ce303" table:number-columns-repeated="2"/>
          <table:table-cell table:style-name="ce303" office:value-type="string" calcext:value-type="string">
            <text:p>debttoebitda</text:p>
          </table:table-cell>
          <table:table-cell table:style-name="ce286" table:number-columns-repeated="1010"/>
        </table:table-row>
        <table:table-row table:style-name="ro13">
          <table:table-cell/>
          <table:table-cell table:style-name="ce324" office:value-type="string" calcext:value-type="string">
            <text:p>Net Debt to EBITDA</text:p>
          </table:table-cell>
          <table:table-cell table:style-name="ce392" table:formula="of:=COM.INTRINIO.FINTECH.LOCALC.PYTHON.INTRINIOIMPL.INTRINIOFINANCIALS(ticker;&quot;calculations&quot;;[.C$30];[.C$29];[.$N18])" office:value-type="float" office:value="1.3588" calcext:value-type="float">
            <text:p>1.36</text:p>
          </table:table-cell>
          <table:table-cell table:style-name="ce395" table:formula="of:=COM.INTRINIO.FINTECH.LOCALC.PYTHON.INTRINIOIMPL.INTRINIOFINANCIALS(ticker;&quot;calculations&quot;;[.D$30];[.D$29];[.$N18])" office:value-type="float" office:value="2.276" calcext:value-type="float">
            <text:p>2.28</text:p>
          </table:table-cell>
          <table:table-cell table:style-name="ce395" table:formula="of:=COM.INTRINIO.FINTECH.LOCALC.PYTHON.INTRINIOIMPL.INTRINIOFINANCIALS(ticker;&quot;calculations&quot;;[.E$30];[.E$29];[.$N18])" office:value-type="float" office:value="2.5546" calcext:value-type="float">
            <text:p>2.55</text:p>
          </table:table-cell>
          <table:table-cell table:style-name="ce395" table:formula="of:=COM.INTRINIO.FINTECH.LOCALC.PYTHON.INTRINIOIMPL.INTRINIOFINANCIALS(ticker;&quot;calculations&quot;;[.F$30];[.F$29];[.$N18])" office:value-type="float" office:value="2.2994" calcext:value-type="float">
            <text:p>2.30</text:p>
          </table:table-cell>
          <table:table-cell table:style-name="ce398" table:formula="of:=COM.INTRINIO.FINTECH.LOCALC.PYTHON.INTRINIOIMPL.INTRINIOFINANCIALS(ticker;&quot;calculations&quot;;[.G$30];[.G$29];[.$N18])" office:value-type="float" office:value="2.3262" calcext:value-type="float">
            <text:p>2.33</text:p>
          </table:table-cell>
          <table:table-cell table:style-name="ce392" table:formula="of:=COM.INTRINIO.FINTECH.LOCALC.PYTHON.INTRINIOIMPL.INTRINIOFINANCIALS(ticker;&quot;calculations&quot;;[.H$30];[.H$29];[.$N18])" office:value-type="float" office:value="2.184" calcext:value-type="float">
            <text:p>2.18</text:p>
          </table:table-cell>
          <table:table-cell table:style-name="ce395" table:formula="of:=COM.INTRINIO.FINTECH.LOCALC.PYTHON.INTRINIOIMPL.INTRINIOFINANCIALS(ticker;&quot;calculations&quot;;[.I$30];[.I$29];[.$N18])" office:value-type="float" office:value="2.2994" calcext:value-type="float">
            <text:p>2.30</text:p>
          </table:table-cell>
          <table:table-cell table:style-name="ce395" table:formula="of:=COM.INTRINIO.FINTECH.LOCALC.PYTHON.INTRINIOIMPL.INTRINIOFINANCIALS(ticker;&quot;calculations&quot;;[.J$30];[.J$29];[.$N18])" office:value-type="float" office:value="2.3514" calcext:value-type="float">
            <text:p>2.35</text:p>
          </table:table-cell>
          <table:table-cell table:style-name="ce395" table:formula="of:=COM.INTRINIO.FINTECH.LOCALC.PYTHON.INTRINIOIMPL.INTRINIOFINANCIALS(ticker;&quot;calculations&quot;;[.K$30];[.K$29];[.$N18])" office:value-type="float" office:value="2.3262" calcext:value-type="float">
            <text:p>2.33</text:p>
          </table:table-cell>
          <table:table-cell table:style-name="ce18" table:number-columns-repeated="2"/>
          <table:table-cell table:style-name="ce18" office:value-type="string" calcext:value-type="string">
            <text:p>netdebttoebitda</text:p>
          </table:table-cell>
          <table:table-cell table:number-columns-repeated="1010"/>
        </table:table-row>
        <table:table-row table:style-name="ro9">
          <table:table-cell>
            <draw:frame table:end-cell-address="'Debt Metrics'.K27" table:end-x="58.05pt" table:end-y="19.3pt" draw:z-index="0" draw:name="Chart 1" draw:style-name="gr2" draw:text-style-name="P2" svg:width="810.99pt" svg:height="190.6pt" svg:x="4pt" svg:y="4.37pt">
              <loext:p draw:notify-on-update-of-ranges="'Debt Metrics'.C4:'Debt Metrics'.G4 'Debt Metrics'.B10:'Debt Metrics'.B10 'Debt Metrics'.C10:'Debt Metrics'.G10 'Debt Metrics'.B9:'Debt Metrics'.B9 'Debt Metrics'.C9:'Debt Metrics'.G9 'Debt Metrics'.B8:'Debt Metrics'.B8 'Debt Metrics'.C8:'Debt Metrics'.G8 'Debt Metrics'.B7:'Debt Metrics'.B7 'Debt Metrics'.C7:'Debt Metrics'.G7 'Debt Metrics'.B6:'Debt Metrics'.B6 'Debt Metrics'.C6:'Debt Metrics'.G6 'Debt Metrics'.B14:'Debt Metrics'.B14 'Debt Metrics'.C14:'Debt Metrics'.G14"/>
              <draw:object xlink:href="./Object 8" xlink:type="simple" xlink:show="embed" xlink:actuate="onLoad"/>
              <draw:image xlink:href="./ObjectReplacements/Object 8" xlink:type="simple" xlink:show="embed" xlink:actuate="onLoad"/>
            </draw:frame>
          </table:table-cell>
          <table:table-cell table:style-name="ce28" table:number-columns-repeated="10"/>
          <table:table-cell table:style-name="ce18" table:number-columns-repeated="3"/>
          <table:table-cell table:number-columns-repeated="1010"/>
        </table:table-row>
        <table:table-row table:style-name="ro9" table:number-rows-repeated="8">
          <table:table-cell/>
          <table:table-cell table:style-name="ce28" table:number-columns-repeated="10"/>
          <table:table-cell table:style-name="ce18" table:number-columns-repeated="3"/>
          <table:table-cell table:number-columns-repeated="1010"/>
        </table:table-row>
        <table:table-row table:style-name="ro9">
          <table:table-cell/>
          <table:table-cell table:style-name="ce28" table:number-columns-repeated="10"/>
          <table:table-cell table:style-name="ce106" table:number-columns-repeated="2"/>
          <table:table-cell table:style-name="ce18"/>
          <table:table-cell table:number-columns-repeated="1010"/>
        </table:table-row>
        <table:table-row table:style-name="ro9">
          <table:table-cell/>
          <table:table-cell table:style-name="ce43"/>
          <table:table-cell table:style-name="ce292" table:formula="of:=[.D29]" office:value-type="string" office:string-value="FY" calcext:value-type="string">
            <text:p>FY</text:p>
          </table:table-cell>
          <table:table-cell table:style-name="ce292" table:formula="of:=[.E29]" office:value-type="string" office:string-value="FY" calcext:value-type="string">
            <text:p>FY</text:p>
          </table:table-cell>
          <table:table-cell table:style-name="ce292" table:formula="of:=[.F29]" office:value-type="string" office:string-value="FY" calcext:value-type="string">
            <text:p>FY</text:p>
          </table:table-cell>
          <table:table-cell table:style-name="ce292" office:value-type="string" calcext:value-type="string">
            <text:p>FY</text:p>
          </table:table-cell>
          <table:table-cell table:style-name="ce292" table:formula="of:=COM.INTRINIO.FINTECH.LOCALC.PYTHON.INTRINIOIMPL.INTRINIOFUNDAMENTALS(ticker;&quot;income_statement&quot;;&quot;TTM&quot;;[.G31];&quot;fiscal_period&quot;)" office:value-type="string" office:string-value="Q2TTM" calcext:value-type="string">
            <text:p>Q2TTM</text:p>
          </table:table-cell>
          <table:table-cell table:style-name="ce292" table:formula="of:=[.I29]" office:value-type="string" office:string-value="QTR" calcext:value-type="string">
            <text:p>QTR</text:p>
          </table:table-cell>
          <table:table-cell table:style-name="ce292" table:formula="of:=[.J29]" office:value-type="string" office:string-value="QTR" calcext:value-type="string">
            <text:p>QTR</text:p>
          </table:table-cell>
          <table:table-cell table:style-name="ce292" table:formula="of:=[.K29]" office:value-type="string" office:string-value="QTR" calcext:value-type="string">
            <text:p>QTR</text:p>
          </table:table-cell>
          <table:table-cell table:style-name="ce292" office:value-type="string" calcext:value-type="string">
            <text:p>QTR</text:p>
          </table:table-cell>
          <table:table-cell table:style-name="ce106" table:number-columns-repeated="2"/>
          <table:table-cell table:style-name="ce18"/>
          <table:table-cell table:number-columns-repeated="1010"/>
        </table:table-row>
        <table:table-row table:style-name="ro9">
          <table:table-cell/>
          <table:table-cell table:style-name="ce43"/>
          <table:table-cell table:style-name="ce43" table:formula="of:=[.D30]+1" office:value-type="float" office:value="3" calcext:value-type="float">
            <text:p>3</text:p>
          </table:table-cell>
          <table:table-cell table:style-name="ce43" table:formula="of:=[.E30]+1" office:value-type="float" office:value="2" calcext:value-type="float">
            <text:p>2</text:p>
          </table:table-cell>
          <table:table-cell table:style-name="ce43" table:formula="of:=[.F30]+1" office:value-type="float" office:value="1" calcext:value-type="float">
            <text:p>1</text:p>
          </table:table-cell>
          <table:table-cell table:style-name="ce43" table:formula="of:=IF([.G29]=&quot;FY&quot;;1;0)" office:value-type="float" office:value="0" calcext:value-type="float">
            <text:p>0</text:p>
          </table:table-cell>
          <table:table-cell table:style-name="ce43" table:formula="of:=COM.INTRINIO.FINTECH.LOCALC.PYTHON.INTRINIOIMPL.INTRINIOFUNDAMENTALS(ticker;&quot;income_statement&quot;;&quot;TTM&quot;;[.G31];&quot;fiscal_year&quot;)" office:value-type="float" office:value="2017" calcext:value-type="float">
            <text:p>2017</text:p>
          </table:table-cell>
          <table:table-cell table:style-name="ce43" table:formula="of:=[.I30]+1" office:value-type="float" office:value="3" calcext:value-type="float">
            <text:p>3</text:p>
          </table:table-cell>
          <table:table-cell table:style-name="ce43" table:formula="of:=[.J30]+1" office:value-type="float" office:value="2" calcext:value-type="float">
            <text:p>2</text:p>
          </table:table-cell>
          <table:table-cell table:style-name="ce43" table:formula="of:=[.K30]+1" office:value-type="float" office:value="1" calcext:value-type="float">
            <text:p>1</text:p>
          </table:table-cell>
          <table:table-cell table:style-name="ce43" office:value-type="float" office:value="0" calcext:value-type="float">
            <text:p>0</text:p>
          </table:table-cell>
          <table:table-cell table:style-name="ce106" table:number-columns-repeated="2"/>
          <table:table-cell table:style-name="ce18"/>
          <table:table-cell table:number-columns-repeated="1010"/>
        </table:table-row>
        <table:table-row table:style-name="ro9">
          <table:table-cell/>
          <table:table-cell table:style-name="ce43" table:number-columns-repeated="5"/>
          <table:table-cell table:style-name="ce43" office:value-type="float" office:value="0" calcext:value-type="float">
            <text:p>0</text:p>
          </table:table-cell>
          <table:table-cell table:style-name="ce43" table:number-columns-repeated="4"/>
          <table:table-cell table:style-name="ce107"/>
          <table:table-cell table:style-name="ce106"/>
          <table:table-cell table:style-name="ce18"/>
          <table:table-cell table:number-columns-repeated="1010"/>
        </table:table-row>
        <table:table-row table:style-name="ro9">
          <table:table-cell/>
          <table:table-cell table:style-name="ce43" table:number-columns-repeated="10"/>
          <table:table-cell table:style-name="ce26"/>
          <table:table-cell table:style-name="ce18" table:number-columns-repeated="2"/>
          <table:table-cell table:number-columns-repeated="1010"/>
        </table:table-row>
        <table:table-row table:style-name="ro9">
          <table:table-cell/>
          <table:table-cell table:style-name="ce43" table:number-columns-repeated="10"/>
          <table:table-cell table:style-name="ce18" table:number-columns-repeated="3"/>
          <table:table-cell table:number-columns-repeated="1010"/>
        </table:table-row>
        <table:table-row table:style-name="ro9">
          <table:table-cell/>
          <table:table-cell table:style-name="ce43" table:number-columns-repeated="10"/>
          <table:table-cell table:number-columns-repeated="1013"/>
        </table:table-row>
        <table:table-row table:style-name="ro10">
          <table:table-cell/>
          <table:table-cell table:style-name="ce43" table:number-columns-repeated="10"/>
          <table:table-cell table:number-columns-repeated="1013"/>
        </table:table-row>
        <table:table-row table:style-name="ro11">
          <table:table-cell table:number-columns-repeated="2"/>
          <table:table-cell table:style-name="ce34" table:number-columns-repeated="9"/>
          <table:table-cell table:style-name="ce415"/>
          <table:table-cell table:number-columns-repeated="1012"/>
        </table:table-row>
        <table:table-row table:style-name="ro7" table:number-rows-repeated="2">
          <table:table-cell table:number-columns-repeated="2"/>
          <table:table-cell table:style-name="ce34" table:number-columns-repeated="9"/>
          <table:table-cell table:style-name="ce415"/>
          <table:table-cell table:number-columns-repeated="1012"/>
        </table:table-row>
        <table:table-row table:style-name="ro7" table:number-rows-repeated="2">
          <table:table-cell table:number-columns-repeated="2"/>
          <table:table-cell table:style-name="ce34" table:number-columns-repeated="9"/>
          <table:table-cell table:style-name="ce30"/>
          <table:table-cell table:number-columns-repeated="1012"/>
        </table:table-row>
        <table:table-row table:style-name="ro7">
          <table:table-cell table:number-columns-repeated="2"/>
          <table:table-cell table:style-name="ce34" table:number-columns-repeated="9"/>
          <table:table-cell table:number-columns-repeated="1013"/>
        </table:table-row>
        <table:table-row table:style-name="ro7">
          <table:table-cell table:number-columns-repeated="2"/>
          <table:table-cell table:style-name="ce34" table:number-columns-repeated="9"/>
          <table:table-cell table:style-name="ce31"/>
          <table:table-cell table:number-columns-repeated="1012"/>
        </table:table-row>
        <table:table-row table:style-name="ro7" table:number-rows-repeated="6">
          <table:table-cell table:number-columns-repeated="2"/>
          <table:table-cell table:style-name="ce34" table:number-columns-repeated="9"/>
          <table:table-cell table:number-columns-repeated="1013"/>
        </table:table-row>
        <table:table-row table:style-name="ro7" table:number-rows-repeated="1048527">
          <table:table-cell table:number-columns-repeated="1024"/>
        </table:table-row>
        <table:table-row table:style-name="ro7">
          <table:table-cell table:number-columns-repeated="1024"/>
        </table:table-row>
        <table:named-expressions>
          <table:named-range table:name="_xlnm.Print_Area" table:base-cell-address="$'Debt Metrics'.$A$1" table:cell-range-address="$'Debt Metrics'.$A$1:.$L$27" table:range-usable-as="print-range"/>
        </table:named-expressions>
        <calcext:conditional-formats>
          <calcext:conditional-format calcext:target-range-address="'Debt Metrics'.L36:'Debt Metrics'.L38">
            <calcext:condition calcext:apply-style-name="ConditionalStyle_14" calcext:value="&gt;0" calcext:base-cell-address="'Debt Metrics'.L36"/>
            <calcext:condition calcext:apply-style-name="ConditionalStyle_13" calcext:value="&lt;0" calcext:base-cell-address="'Debt Metrics'.L36"/>
          </calcext:conditional-format>
        </calcext:conditional-formats>
      </table:table>
      <table:table table:name="DCF" table:style-name="ta5">
        <office:forms form:automatic-focus="false" form:apply-design-mode="false"/>
        <table:table-column table:style-name="co8" table:default-cell-style-name="ce13"/>
        <table:table-column table:style-name="co37" table:default-cell-style-name="ce13"/>
        <table:table-column table:style-name="co20" table:number-columns-repeated="5" table:default-cell-style-name="ce13"/>
        <table:table-column table:style-name="co38" table:default-cell-style-name="ce13"/>
        <table:table-column table:style-name="co39" table:default-cell-style-name="ce13"/>
        <table:table-column table:style-name="co20" table:number-columns-repeated="2" table:default-cell-style-name="ce13"/>
        <table:table-column table:style-name="co40" table:number-columns-repeated="2" table:default-cell-style-name="ce13"/>
        <table:table-column table:style-name="co41" table:number-columns-repeated="2" table:default-cell-style-name="ce13"/>
        <table:table-column table:style-name="co23" table:default-cell-style-name="ce13"/>
        <table:table-column table:style-name="co24" table:default-cell-style-name="ce13"/>
        <table:table-column table:style-name="co1" table:number-columns-repeated="1007" table:default-cell-style-name="ce13"/>
        <table:table-row table:style-name="ro3">
          <table:table-cell table:style-name="ce12" office:value-type="string" calcext:value-type="string">
            <text:p>Discounted Cash Flow Valuation</text:p>
          </table:table-cell>
          <table:table-cell table:style-name="ce12" table:number-columns-repeated="2"/>
          <table:table-cell table:number-columns-repeated="1021"/>
        </table:table-row>
        <table:table-row table:style-name="ro15">
          <table:table-cell table:number-columns-repeated="1024"/>
        </table:table-row>
        <table:table-row table:style-name="ro8">
          <table:table-cell/>
          <table:table-cell table:style-name="ce416"/>
          <table:table-cell table:style-name="ce428" table:formula="of:=IFERROR(DATEVALUE((COM.INTRINIO.FINTECH.LOCALC.PYTHON.INTRINIOIMPL.INTRINIOFUNDAMENTALS(ticker;&quot;income_statement&quot;;&quot;FY&quot;;0;&quot;end_date&quot;)));&quot;&quot;)" office:value-type="date" office:date-value="2016-12-31" calcext:value-type="date">
            <text:p>31-Dec</text:p>
          </table:table-cell>
          <table:table-cell table:style-name="ce428" table:formula="of:=DATE(YEAR([.C3])+1;MONTH([.C3]);DAY([.C3]))" office:value-type="date" office:date-value="2017-12-31" calcext:value-type="date">
            <text:p>31-Dec</text:p>
          </table:table-cell>
          <table:table-cell table:style-name="ce428" table:formula="of:=DATE(YEAR([.D3])+1;MONTH([.D3]);DAY([.D3]))" office:value-type="date" office:date-value="2018-12-31" calcext:value-type="date">
            <text:p>31-Dec</text:p>
          </table:table-cell>
          <table:table-cell table:style-name="ce428" table:formula="of:=DATE(YEAR([.E3])+1;MONTH([.E3]);DAY([.E3]))" office:value-type="date" office:date-value="2019-12-31" calcext:value-type="date">
            <text:p>31-Dec</text:p>
          </table:table-cell>
          <table:table-cell table:style-name="ce428" table:formula="of:=DATE(YEAR([.F3])+1;MONTH([.F3]);DAY([.F3]))" office:value-type="date" office:date-value="2020-12-31" calcext:value-type="date">
            <text:p>31-Dec</text:p>
          </table:table-cell>
          <table:table-cell table:style-name="ce496" table:formula="of:=DATE(YEAR([.G3])+1;MONTH([.G3]);DAY([.G3]))" office:value-type="date" office:date-value="2021-12-31" calcext:value-type="date">
            <text:p>31-Dec</text:p>
          </table:table-cell>
          <table:table-cell table:style-name="ce519" table:number-columns-repeated="5"/>
          <table:table-cell table:style-name="ce43" table:number-columns-repeated="2"/>
          <table:table-cell table:number-columns-repeated="1009"/>
        </table:table-row>
        <table:table-row table:style-name="ro8">
          <table:table-cell/>
          <table:table-cell table:style-name="ce417"/>
          <table:table-cell table:style-name="ce429" table:formula="of:=&quot;FY &quot;&amp;COM.INTRINIO.FINTECH.LOCALC.PYTHON.INTRINIOIMPL.INTRINIOFUNDAMENTALS(ticker;&quot;calculations&quot;;&quot;FY&quot;;0;&quot;fiscal_year&quot;)&amp;&quot;A&quot;" office:value-type="string" office:string-value="FY 2016A" calcext:value-type="string">
            <text:p>FY 2016A</text:p>
          </table:table-cell>
          <table:table-cell table:style-name="ce429" table:formula="of:=&quot;FY &quot;&amp;COM.INTRINIO.FINTECH.LOCALC.PYTHON.INTRINIOIMPL.INTRINIOFUNDAMENTALS(ticker;&quot;calculations&quot;;&quot;FY&quot;;0;&quot;fiscal_year&quot;)+1&amp;&quot;E&quot;" office:value-type="string" office:string-value="FY 2017E" calcext:value-type="string">
            <text:p>FY 2017E</text:p>
          </table:table-cell>
          <table:table-cell table:style-name="ce429" table:formula="of:=&quot;FY &quot;&amp;COM.INTRINIO.FINTECH.LOCALC.PYTHON.INTRINIOIMPL.INTRINIOFUNDAMENTALS(ticker;&quot;calculations&quot;;&quot;FY&quot;;0;&quot;fiscal_year&quot;)+2&amp;&quot;E&quot;" office:value-type="string" office:string-value="FY 2018E" calcext:value-type="string">
            <text:p>FY 2018E</text:p>
          </table:table-cell>
          <table:table-cell table:style-name="ce429" table:formula="of:=&quot;FY &quot;&amp;COM.INTRINIO.FINTECH.LOCALC.PYTHON.INTRINIOIMPL.INTRINIOFUNDAMENTALS(ticker;&quot;calculations&quot;;&quot;FY&quot;;0;&quot;fiscal_year&quot;)+3&amp;&quot;E&quot;" office:value-type="string" office:string-value="FY 2019E" calcext:value-type="string">
            <text:p>FY 2019E</text:p>
          </table:table-cell>
          <table:table-cell table:style-name="ce429" table:formula="of:=&quot;FY &quot;&amp;COM.INTRINIO.FINTECH.LOCALC.PYTHON.INTRINIOIMPL.INTRINIOFUNDAMENTALS(ticker;&quot;calculations&quot;;&quot;FY&quot;;0;&quot;fiscal_year&quot;)+4&amp;&quot;E&quot;" office:value-type="string" office:string-value="FY 2020E" calcext:value-type="string">
            <text:p>FY 2020E</text:p>
          </table:table-cell>
          <table:table-cell table:style-name="ce497" table:formula="of:=&quot;FY &quot;&amp;COM.INTRINIO.FINTECH.LOCALC.PYTHON.INTRINIOIMPL.INTRINIOFUNDAMENTALS(ticker;&quot;calculations&quot;;&quot;FY&quot;;0;&quot;fiscal_year&quot;)+5&amp;&quot;E&quot;" office:value-type="string" office:string-value="FY 2021E" calcext:value-type="string">
            <text:p>FY 2021E</text:p>
          </table:table-cell>
          <table:table-cell table:style-name="ce520" table:number-columns-repeated="5"/>
          <table:table-cell table:style-name="ce43" table:number-columns-repeated="2"/>
          <table:table-cell/>
          <table:table-cell table:style-name="ce109"/>
          <table:table-cell table:number-columns-repeated="1007"/>
        </table:table-row>
        <table:table-row table:style-name="ro3">
          <table:table-cell/>
          <table:table-cell table:style-name="ce418"/>
          <table:table-cell table:style-name="ce430"/>
          <table:table-cell table:style-name="ce443" office:value-type="string" calcext:value-type="string">
            <text:p>Projected -&gt;</text:p>
          </table:table-cell>
          <table:table-cell table:style-name="ce469" table:number-columns-repeated="3"/>
          <table:table-cell table:style-name="ce498"/>
          <table:table-cell table:style-name="ce521" table:number-columns-repeated="5"/>
          <table:table-cell table:number-columns-repeated="1011"/>
        </table:table-row>
        <table:table-row table:style-name="ro9">
          <table:table-cell/>
          <table:table-cell table:style-name="ce419" office:value-type="string" calcext:value-type="string">
            <text:p>Revenue</text:p>
          </table:table-cell>
          <table:table-cell table:style-name="ce431" table:formula="of:=IFERROR(COM.INTRINIO.FINTECH.LOCALC.PYTHON.INTRINIOIMPL.INTRINIOFINANCIALS(ticker;&quot;income_statement&quot;;0;&quot;FY&quot;;&quot;totalrevenue&quot;;&quot;A&quot;)/1000000;&quot;&quot;)" office:value-type="float" office:value="163786" calcext:value-type="float">
            <text:p><text:s/>$163,786 </text:p>
          </table:table-cell>
          <table:table-cell table:style-name="ce444" table:formula="of:=IFERROR([.C6]*(1+[.D7]);&quot;&quot;)">
            <text:p><text:s text:c="2"/></text:p>
          </table:table-cell>
          <table:table-cell table:style-name="ce470" table:formula="of:=IFERROR([.D6]*(1+[.E7]);&quot;&quot;)">
            <text:p><text:s text:c="2"/></text:p>
          </table:table-cell>
          <table:table-cell table:style-name="ce470" table:formula="of:=IFERROR([.E6]*(1+[.F7]);&quot;&quot;)">
            <text:p><text:s text:c="2"/></text:p>
          </table:table-cell>
          <table:table-cell table:style-name="ce470" table:formula="of:=IFERROR([.F6]*(1+[.G7]);&quot;&quot;)">
            <text:p><text:s text:c="2"/></text:p>
          </table:table-cell>
          <table:table-cell table:style-name="ce499" table:formula="of:=IFERROR([.G6]*(1+[.H7]);&quot;&quot;)">
            <text:p><text:s text:c="2"/></text:p>
          </table:table-cell>
          <table:table-cell table:style-name="ce522" table:number-columns-repeated="5"/>
          <table:table-cell table:number-columns-repeated="2"/>
          <table:table-cell table:style-name="ce18" table:number-columns-repeated="2"/>
          <table:table-cell table:number-columns-repeated="1007"/>
        </table:table-row>
        <table:table-row table:style-name="ro9">
          <table:table-cell/>
          <table:table-cell table:style-name="ce420" office:value-type="string" calcext:value-type="string">
            <text:p><text:s text:c="3"/>Growth</text:p>
          </table:table-cell>
          <table:table-cell table:style-name="ce432" table:formula="of:=COM.INTRINIO.FINTECH.LOCALC.PYTHON.INTRINIOIMPL.INTRINIOFINANCIALS(ticker;&quot;calculations&quot;;0;&quot;FY&quot;;&quot;revenuegrowth&quot;)" office:value-type="percentage" office:value="0.115701" calcext:value-type="percentage">
            <text:p>11.6%</text:p>
          </table:table-cell>
          <table:table-cell table:style-name="ce445" table:formula="of:=IFERROR(TEXT((COM.INTRINIO.FINTECH.LOCALC.PYTHON.INTRINIOIMPL.INTRINIODATAPOINT(ticker;&quot;current_yr_ave_revenue_est&quot;)/1000000)/[.C6]-1;&quot;0.0%&quot;);&quot;&quot;)">
            <text:p/>
          </table:table-cell>
          <table:table-cell table:style-name="ce471" table:formula="of:=IFERROR(TEXT((COM.INTRINIO.FINTECH.LOCALC.PYTHON.INTRINIOIMPL.INTRINIODATAPOINT(ticker;&quot;next_yr_ave_revenue_est&quot;))/(COM.INTRINIO.FINTECH.LOCALC.PYTHON.INTRINIOIMPL.INTRINIODATAPOINT(ticker;&quot;current_yr_ave_revenue_est&quot;))-1;&quot;0.0%&quot;);&quot;&quot;)">
            <text:p/>
          </table:table-cell>
          <table:table-cell table:style-name="ce471" table:formula="of:=IFERROR(TEXT([.E7] - ([.$E$7] - [.$H$7]) / 3;&quot;0.0%&quot;);&quot;&quot;)">
            <text:p/>
          </table:table-cell>
          <table:table-cell table:style-name="ce471" table:formula="of:=IFERROR(TEXT([.F7] - ([.$E$7] - [.$H$7]) / 3;&quot;0.0%&quot;);&quot;&quot;)">
            <text:p/>
          </table:table-cell>
          <table:table-cell table:style-name="ce500" table:formula="of:=IFERROR(TEXT(((1+COM.INTRINIO.FINTECH.LOCALC.PYTHON.INTRINIOIMPL.INTRINIODATAPOINT(ticker;&quot;long_term_growth_rate&quot;))^(1/5))-1;&quot;0.0%&quot;);&quot;&quot;)">
            <text:p/>
          </table:table-cell>
          <table:table-cell table:style-name="ce523" table:number-columns-repeated="5"/>
          <table:table-cell table:number-columns-repeated="2"/>
          <table:table-cell table:style-name="ce18" table:number-columns-repeated="2"/>
          <table:table-cell table:number-columns-repeated="1007"/>
        </table:table-row>
        <table:table-row table:style-name="ro16">
          <table:table-cell/>
          <table:table-cell table:style-name="ce420"/>
          <table:table-cell table:style-name="ce433"/>
          <table:table-cell table:style-name="ce446"/>
          <table:table-cell table:style-name="ce472" table:number-columns-repeated="3"/>
          <table:table-cell table:style-name="ce501"/>
          <table:table-cell table:style-name="ce472" table:number-columns-repeated="5"/>
          <table:table-cell table:number-columns-repeated="2"/>
          <table:table-cell table:style-name="ce18" table:number-columns-repeated="2"/>
          <table:table-cell table:number-columns-repeated="1007"/>
        </table:table-row>
        <table:table-row table:style-name="ro8">
          <table:table-cell/>
          <table:table-cell table:style-name="ce419" office:value-type="string" calcext:value-type="string">
            <text:p>NOPAT</text:p>
          </table:table-cell>
          <table:table-cell table:style-name="ce434" table:formula="of:=IFERROR(COM.INTRINIO.FINTECH.LOCALC.PYTHON.INTRINIOIMPL.INTRINIOFINANCIALS(ticker;&quot;calculations&quot;;0;&quot;FY&quot;;&quot;nopat&quot;;&quot;A&quot;)/1000000;&quot;&quot;)" office:value-type="float" office:value="16384.9460428" calcext:value-type="float">
            <text:p><text:s/>$16,385 </text:p>
          </table:table-cell>
          <table:table-cell table:style-name="ce447" table:formula="of:=IFERROR([.D6]*[.D10];&quot;&quot;)">
            <text:p><text:s text:c="2"/></text:p>
          </table:table-cell>
          <table:table-cell table:style-name="ce434" table:formula="of:=IFERROR([.E6]*[.E10];&quot;&quot;)">
            <text:p><text:s text:c="2"/></text:p>
          </table:table-cell>
          <table:table-cell table:style-name="ce434" table:formula="of:=IFERROR([.F6]*[.F10];&quot;&quot;)">
            <text:p><text:s text:c="2"/></text:p>
          </table:table-cell>
          <table:table-cell table:style-name="ce434" table:formula="of:=IFERROR([.G6]*[.G10];&quot;&quot;)">
            <text:p><text:s text:c="2"/></text:p>
          </table:table-cell>
          <table:table-cell table:style-name="ce502" table:formula="of:=IFERROR([.H6]*[.H10];&quot;&quot;)">
            <text:p><text:s text:c="2"/></text:p>
          </table:table-cell>
          <table:table-cell table:style-name="ce524" table:number-columns-repeated="5"/>
          <table:table-cell table:number-columns-repeated="2"/>
          <table:table-cell table:style-name="ce18" table:number-columns-repeated="2"/>
          <table:table-cell table:number-columns-repeated="1007"/>
        </table:table-row>
        <table:table-row table:style-name="ro9">
          <table:table-cell/>
          <table:table-cell table:style-name="ce420" office:value-type="string" calcext:value-type="string">
            <text:p><text:s text:c="3"/>Margin</text:p>
          </table:table-cell>
          <table:table-cell table:style-name="ce432" table:formula="of:=IFERROR([.C9]/[.C6];&quot;&quot;)" office:value-type="percentage" office:value="0.100038745941656" calcext:value-type="percentage">
            <text:p>10.0%</text:p>
          </table:table-cell>
          <table:table-cell table:style-name="ce445" table:formula="of:=IFERROR(TEXT([.C10] - ([.$C$10] -[.$H$10]) / 5;&quot;0.0%&quot;);&quot;&quot;)" office:value-type="string" office:string-value="9.8%" calcext:value-type="string">
            <text:p>9.8%</text:p>
          </table:table-cell>
          <table:table-cell table:style-name="ce471" table:formula="of:=IFERROR(TEXT([.D10] - ([.$C$10] -[.$H$10]) / 5;&quot;0.0%&quot;);&quot;&quot;)" office:value-type="string" office:string-value="9.6%" calcext:value-type="string">
            <text:p>9.6%</text:p>
          </table:table-cell>
          <table:table-cell table:style-name="ce471" table:formula="of:=IFERROR(TEXT([.E10] - ([.$C$10] -[.$H$10]) / 5;&quot;0.0%&quot;);&quot;&quot;)" office:value-type="string" office:string-value="9.4%" calcext:value-type="string">
            <text:p>9.4%</text:p>
          </table:table-cell>
          <table:table-cell table:style-name="ce471" table:formula="of:=IFERROR(TEXT([.F10] - ([.$C$10] -[.$H$10]) / 5;&quot;0.0%&quot;);&quot;&quot;)" office:value-type="string" office:string-value="9.2%" calcext:value-type="string">
            <text:p>9.2%</text:p>
          </table:table-cell>
          <table:table-cell table:style-name="ce500" table:formula="of:=IFERROR(AVERAGE(COM.INTRINIO.FINTECH.LOCALC.PYTHON.INTRINIOIMPL.INTRINIOFINANCIALS(ticker;&quot;calculations&quot;;0;&quot;FY&quot;;&quot;nopatmargin&quot;);COM.INTRINIO.FINTECH.LOCALC.PYTHON.INTRINIOIMPL.INTRINIOFINANCIALS(ticker;&quot;calculations&quot;;1;&quot;FY&quot;;&quot;nopatmargin&quot;);COM.INTRINIO.FINTECH.LOCALC.PYTHON.INTRINIOIMPL.INTRINIOFINANCIALS(ticker;&quot;calculations&quot;;2;&quot;FY&quot;;&quot;nopatmargin&quot;));[.C10])" office:value-type="percentage" office:value="0.0905653333333333" calcext:value-type="percentage">
            <text:p>9.1%</text:p>
          </table:table-cell>
          <table:table-cell table:style-name="ce523" table:number-columns-repeated="5"/>
          <table:table-cell table:number-columns-repeated="2"/>
          <table:table-cell table:style-name="ce18" table:number-columns-repeated="2"/>
          <table:table-cell table:number-columns-repeated="1007"/>
        </table:table-row>
        <table:table-row table:style-name="ro16">
          <table:table-cell/>
          <table:table-cell table:style-name="ce420"/>
          <table:table-cell table:style-name="ce433"/>
          <table:table-cell table:style-name="ce446"/>
          <table:table-cell table:style-name="ce472" table:number-columns-repeated="3"/>
          <table:table-cell table:style-name="ce501"/>
          <table:table-cell table:style-name="ce472" table:number-columns-repeated="5"/>
          <table:table-cell table:number-columns-repeated="2"/>
          <table:table-cell table:style-name="ce18" table:number-columns-repeated="2"/>
          <table:table-cell table:number-columns-repeated="1007"/>
        </table:table-row>
        <table:table-row table:style-name="ro9">
          <table:table-cell/>
          <table:table-cell table:style-name="ce419" office:value-type="string" calcext:value-type="string">
            <text:p>Invested Capital</text:p>
          </table:table-cell>
          <table:table-cell table:style-name="ce434" table:formula="of:=IFERROR(COM.INTRINIO.FINTECH.LOCALC.PYTHON.INTRINIOIMPL.INTRINIOFINANCIALS(ticker;&quot;calculations&quot;;0;&quot;FY&quot;;&quot;investedcapital&quot;;&quot;A&quot;)/1000000;&quot;&quot;)" office:value-type="float" office:value="243169" calcext:value-type="float">
            <text:p><text:s/>$243,169 </text:p>
          </table:table-cell>
          <table:table-cell table:style-name="ce447" table:formula="of:=IFERROR([.D6]/[.D13];&quot;&quot;)">
            <text:p><text:s text:c="2"/></text:p>
          </table:table-cell>
          <table:table-cell table:style-name="ce434" table:formula="of:=IFERROR([.E6]/[.E13];&quot;&quot;)">
            <text:p><text:s text:c="2"/></text:p>
          </table:table-cell>
          <table:table-cell table:style-name="ce434" table:formula="of:=IFERROR([.F6]/[.F13];&quot;&quot;)">
            <text:p><text:s text:c="2"/></text:p>
          </table:table-cell>
          <table:table-cell table:style-name="ce434" table:formula="of:=IFERROR([.G6]/[.G13];&quot;&quot;)">
            <text:p><text:s text:c="2"/></text:p>
          </table:table-cell>
          <table:table-cell table:style-name="ce502" table:formula="of:=IFERROR([.H6]/[.H13];&quot;&quot;)">
            <text:p><text:s text:c="2"/></text:p>
          </table:table-cell>
          <table:table-cell table:style-name="ce524" table:number-columns-repeated="5"/>
          <table:table-cell table:number-columns-repeated="2"/>
          <table:table-cell table:style-name="ce106" table:number-columns-repeated="2"/>
          <table:table-cell table:number-columns-repeated="1007"/>
        </table:table-row>
        <table:table-row table:style-name="ro9">
          <table:table-cell/>
          <table:table-cell table:style-name="ce420" office:value-type="string" calcext:value-type="string">
            <text:p><text:s text:c="3"/>Turnover</text:p>
          </table:table-cell>
          <table:table-cell table:style-name="ce435" table:formula="of:=IFERROR([.C6]/[.C12];&quot;&quot;)" office:value-type="float" office:value="0.673548026269796" calcext:value-type="float">
            <text:p>0.7</text:p>
          </table:table-cell>
          <table:table-cell table:style-name="ce448" table:formula="of:=IFERROR([.C13] - ([.$C$13] -[.$H$13]) / 5;&quot;&quot;)" office:value-type="float" office:value="0.684998421015837" calcext:value-type="float">
            <text:p>0.7</text:p>
          </table:table-cell>
          <table:table-cell table:style-name="ce473" table:formula="of:=IFERROR([.D13] - ([.$C$13] -[.$H$13]) / 5;&quot;&quot;)" office:value-type="float" office:value="0.696448815761878" calcext:value-type="float">
            <text:p>0.7</text:p>
          </table:table-cell>
          <table:table-cell table:style-name="ce473" table:formula="of:=IFERROR([.E13] - ([.$C$13] -[.$H$13]) / 5;&quot;&quot;)" office:value-type="float" office:value="0.707899210507918" calcext:value-type="float">
            <text:p>0.7</text:p>
          </table:table-cell>
          <table:table-cell table:style-name="ce473" table:formula="of:=IFERROR([.F13] - ([.$C$13] -[.$H$13]) / 5;&quot;&quot;)" office:value-type="float" office:value="0.719349605253959" calcext:value-type="float">
            <text:p>0.7</text:p>
          </table:table-cell>
          <table:table-cell table:style-name="ce503" table:formula="of:=IFERROR(AVERAGE(COM.INTRINIO.FINTECH.LOCALC.PYTHON.INTRINIOIMPL.INTRINIOFINANCIALS(ticker;&quot;calculations&quot;;0;&quot;FY&quot;;&quot;investedcapitalturnover&quot;);COM.INTRINIO.FINTECH.LOCALC.PYTHON.INTRINIOIMPL.INTRINIOFINANCIALS(ticker;&quot;calculations&quot;;1;&quot;FY&quot;;&quot;investedcapitalturnover&quot;);COM.INTRINIO.FINTECH.LOCALC.PYTHON.INTRINIOIMPL.INTRINIOFINANCIALS(ticker;&quot;calculations&quot;;2;&quot;FY&quot;;&quot;investedcapitalturnover&quot;));[.C13])" office:value-type="float" office:value="0.7308" calcext:value-type="float">
            <text:p>0.7</text:p>
          </table:table-cell>
          <table:table-cell table:style-name="ce525" table:number-columns-repeated="5"/>
          <table:table-cell table:number-columns-repeated="2"/>
          <table:table-cell table:style-name="ce106" table:number-columns-repeated="2"/>
          <table:table-cell table:number-columns-repeated="1007"/>
        </table:table-row>
        <table:table-row table:style-name="ro17">
          <table:table-cell/>
          <table:table-cell table:style-name="ce420"/>
          <table:table-cell table:style-name="ce436"/>
          <table:table-cell table:style-name="ce449"/>
          <table:table-cell table:style-name="ce474" table:number-columns-repeated="3"/>
          <table:table-cell table:style-name="ce504"/>
          <table:table-cell table:style-name="ce474" table:number-columns-repeated="5"/>
          <table:table-cell table:number-columns-repeated="2"/>
          <table:table-cell table:style-name="ce106" table:number-columns-repeated="2"/>
          <table:table-cell table:number-columns-repeated="1007"/>
        </table:table-row>
        <table:table-row table:style-name="ro9">
          <table:table-cell/>
          <table:table-cell table:style-name="ce419" office:value-type="string" calcext:value-type="string">
            <text:p>Inc / <text:span text:style-name="T1">(Dec)</text:span><text:span text:style-name="T2"> in IC</text:span></text:p>
          </table:table-cell>
          <table:table-cell table:style-name="ce437" table:formula="of:=IFERROR([.C12]-COM.INTRINIO.FINTECH.LOCALC.PYTHON.INTRINIOIMPL.INTRINIOFINANCIALS(ticker;&quot;calculations&quot;;1;&quot;FY&quot;;&quot;investedcapital&quot;;&quot;A&quot;)/1000000;&quot;&quot;)" office:value-type="float" office:value="-2845" calcext:value-type="float">
            <text:p><text:s/>$(2,845)</text:p>
          </table:table-cell>
          <table:table-cell table:style-name="ce450" table:formula="of:=IFERROR([.D12]-[.C12];&quot;&quot;)">
            <text:p><text:s text:c="2"/></text:p>
          </table:table-cell>
          <table:table-cell table:style-name="ce475" table:formula="of:=IFERROR([.E12]-[.D12];&quot;&quot;)">
            <text:p><text:s text:c="2"/></text:p>
          </table:table-cell>
          <table:table-cell table:style-name="ce475" table:formula="of:=IFERROR([.F12]-[.E12];&quot;&quot;)">
            <text:p><text:s text:c="2"/></text:p>
          </table:table-cell>
          <table:table-cell table:style-name="ce475" table:formula="of:=IFERROR([.G12]-[.F12];&quot;&quot;)">
            <text:p><text:s text:c="2"/></text:p>
          </table:table-cell>
          <table:table-cell table:style-name="ce505" table:formula="of:=IFERROR([.H12]-[.G12];&quot;&quot;)">
            <text:p><text:s text:c="2"/></text:p>
          </table:table-cell>
          <table:table-cell table:style-name="ce526" table:number-columns-repeated="5"/>
          <table:table-cell table:number-columns-repeated="2"/>
          <table:table-cell table:style-name="ce106" table:number-columns-repeated="2"/>
          <table:table-cell table:number-columns-repeated="1007"/>
        </table:table-row>
        <table:table-row table:style-name="ro16">
          <table:table-cell/>
          <table:table-cell table:style-name="ce421"/>
          <table:table-cell table:style-name="ce438"/>
          <table:table-cell table:style-name="ce451"/>
          <table:table-cell table:style-name="ce476" table:number-columns-repeated="3"/>
          <table:table-cell table:style-name="ce506"/>
          <table:table-cell table:style-name="ce474" table:number-columns-repeated="5"/>
          <table:table-cell table:number-columns-repeated="2"/>
          <table:table-cell table:style-name="ce106" table:number-columns-repeated="2"/>
          <table:table-cell table:number-columns-repeated="1007"/>
        </table:table-row>
        <table:table-row table:style-name="ro8">
          <table:table-cell/>
          <table:table-cell table:style-name="ce419" office:value-type="string" calcext:value-type="string">
            <text:p>FCFF</text:p>
          </table:table-cell>
          <table:table-cell table:style-name="ce439" table:formula="of:=IFERROR([.C9]-[.C15];&quot;&quot;)" office:value-type="float" office:value="19229.9460428" calcext:value-type="float">
            <text:p><text:s/>$19,230 </text:p>
          </table:table-cell>
          <table:table-cell table:style-name="ce452" table:formula="of:=IFERROR([.D9]-[.D15];&quot;&quot;)">
            <text:p><text:s text:c="2"/></text:p>
          </table:table-cell>
          <table:table-cell table:style-name="ce477" table:formula="of:=IFERROR([.E9]-[.E15];&quot;&quot;)">
            <text:p><text:s text:c="2"/></text:p>
          </table:table-cell>
          <table:table-cell table:style-name="ce477" table:formula="of:=IFERROR([.F9]-[.F15];&quot;&quot;)">
            <text:p><text:s text:c="2"/></text:p>
          </table:table-cell>
          <table:table-cell table:style-name="ce477" table:formula="of:=IFERROR([.G9]-[.G15];&quot;&quot;)">
            <text:p><text:s text:c="2"/></text:p>
          </table:table-cell>
          <table:table-cell table:style-name="ce507" table:formula="of:=IFERROR([.H9]-[.H15];&quot;&quot;)">
            <text:p><text:s text:c="2"/></text:p>
          </table:table-cell>
          <table:table-cell table:style-name="ce524" table:number-columns-repeated="5"/>
          <table:table-cell table:number-columns-repeated="2"/>
          <table:table-cell table:style-name="ce106" table:number-columns-repeated="2"/>
          <table:table-cell table:number-columns-repeated="1007"/>
        </table:table-row>
        <table:table-row table:style-name="ro18">
          <table:table-cell/>
          <table:table-cell table:style-name="ce422"/>
          <table:table-cell table:style-name="ce436"/>
          <table:table-cell table:style-name="ce453" table:number-columns-repeated="10"/>
          <table:table-cell table:number-columns-repeated="2"/>
          <table:table-cell table:style-name="ce106" table:number-columns-repeated="2"/>
          <table:table-cell table:number-columns-repeated="1007"/>
        </table:table-row>
        <table:table-row-group table:display="false">
          <table:table-row table:style-name="ro9" table:visibility="collapse">
            <table:table-cell/>
            <table:table-cell table:style-name="ce423" office:value-type="string" calcext:value-type="string" table:number-columns-spanned="2" table:number-rows-spanned="1">
              <text:p>Weighted Average Cost of Capital</text:p>
            </table:table-cell>
            <table:covered-table-cell table:style-name="ce421"/>
            <table:table-cell table:style-name="ce454" table:formula="of:=[.J32]" office:value-type="percentage" office:value="0.0474885923498021" calcext:value-type="percentage">
              <text:p>4.75%</text:p>
            </table:table-cell>
            <table:table-cell table:style-name="ce454" table:formula="of:=[.D19]" office:value-type="percentage" office:value="0.0474885923498021" calcext:value-type="percentage">
              <text:p>4.75%</text:p>
            </table:table-cell>
            <table:table-cell table:style-name="ce454" table:formula="of:=[.E19]" office:value-type="percentage" office:value="0.0474885923498021" calcext:value-type="percentage">
              <text:p>4.75%</text:p>
            </table:table-cell>
            <table:table-cell table:style-name="ce454" table:formula="of:=[.F19]" office:value-type="percentage" office:value="0.0474885923498021" calcext:value-type="percentage">
              <text:p>4.75%</text:p>
            </table:table-cell>
            <table:table-cell table:style-name="ce454" table:formula="of:=[.G19]" office:value-type="percentage" office:value="0.0474885923498021" calcext:value-type="percentage">
              <text:p>4.75%</text:p>
            </table:table-cell>
            <table:table-cell table:style-name="ce454" table:number-columns-repeated="5"/>
            <table:table-cell table:number-columns-repeated="2"/>
            <table:table-cell table:style-name="ce106" table:number-columns-repeated="2"/>
            <table:table-cell table:number-columns-repeated="1007"/>
          </table:table-row>
          <table:table-row table:style-name="ro9" table:visibility="collapse">
            <table:table-cell/>
            <table:table-cell table:style-name="ce423" office:value-type="string" calcext:value-type="string" table:number-columns-spanned="2" table:number-rows-spanned="1">
              <text:p>Partial Period Adjustment</text:p>
            </table:table-cell>
            <table:covered-table-cell table:style-name="ce421"/>
            <table:table-cell table:style-name="ce455" table:formula="of:=IFERROR(IF(([.D3]-DATE(YEAR(NOW());MONTH(NOW());DAY(NOW())))/365&lt;1;IF(([.D3]-DATE(YEAR(NOW());MONTH(NOW());DAY(NOW())))/365&lt;0;0;([.D3]-DATE(YEAR(NOW());MONTH(NOW());DAY(NOW())))/365);0);1)" office:value-type="float" office:value="0.356164383561644" calcext:value-type="float">
              <text:p>0.356</text:p>
            </table:table-cell>
            <table:table-cell table:style-name="ce455" table:formula="of:=IFERROR(IF((([.E3]-NOW())/365)&gt;1;1;([.E3]-NOW())/365);1)" office:value-type="float" office:value="1" calcext:value-type="float">
              <text:p>1.000</text:p>
            </table:table-cell>
            <table:table-cell table:number-columns-repeated="3" table:style-name="ce455" office:value-type="float" office:value="1" calcext:value-type="float">
              <text:p>1.000</text:p>
            </table:table-cell>
            <table:table-cell table:style-name="ce455" table:number-columns-repeated="5"/>
            <table:table-cell table:number-columns-repeated="2"/>
            <table:table-cell table:style-name="ce106" table:number-columns-repeated="2"/>
            <table:table-cell table:number-columns-repeated="1007"/>
          </table:table-row>
        </table:table-row-group>
        <table:table-row table:style-name="ro9">
          <table:table-cell/>
          <table:table-cell table:style-name="ce421" table:number-columns-repeated="2"/>
          <table:table-cell table:style-name="ce455" table:number-columns-repeated="2"/>
          <table:table-cell/>
          <table:table-cell table:style-name="ce486" office:value-type="string" calcext:value-type="string">
            <text:p>Terminal NOPAT Multiple</text:p>
          </table:table-cell>
          <table:table-cell table:style-name="ce508" table:formula="of:=IFERROR(1/([.H19]-[.H7]);&quot;&quot;)">
            <text:p/>
          </table:table-cell>
          <table:table-cell table:style-name="ce455" table:number-columns-repeated="5"/>
          <table:table-cell table:number-columns-repeated="2"/>
          <table:table-cell table:style-name="ce106" table:number-columns-repeated="2"/>
          <table:table-cell table:number-columns-repeated="1007"/>
        </table:table-row>
        <table:table-row table:style-name="ro9">
          <table:table-cell/>
          <table:table-cell table:style-name="ce423" table:number-columns-spanned="2" table:number-rows-spanned="1"/>
          <table:covered-table-cell table:style-name="ce421"/>
          <table:table-cell table:style-name="ce453" table:number-columns-repeated="2"/>
          <table:table-cell/>
          <table:table-cell table:style-name="ce486" office:value-type="string" calcext:value-type="string">
            <text:p>Terminal Value of IC</text:p>
          </table:table-cell>
          <table:table-cell table:style-name="ce509" table:formula="of:=IFERROR([.H9]*[.H21];&quot;&quot;)">
            <text:p><text:s text:c="2"/></text:p>
          </table:table-cell>
          <table:table-cell table:style-name="ce527" table:number-columns-repeated="5"/>
          <table:table-cell table:number-columns-repeated="2"/>
          <table:table-cell table:style-name="ce107"/>
          <table:table-cell table:style-name="ce106"/>
          <table:table-cell table:number-columns-repeated="1007"/>
        </table:table-row>
        <table:table-row-group table:display="false">
          <table:table-row table:style-name="ro19" table:visibility="collapse">
            <table:table-cell/>
            <table:table-cell table:style-name="ce421" table:number-columns-repeated="2"/>
            <table:table-cell table:style-name="ce453" table:number-columns-repeated="4"/>
            <table:table-cell table:style-name="ce510"/>
            <table:table-cell table:style-name="ce458" table:number-columns-repeated="5"/>
            <table:table-cell table:number-columns-repeated="2"/>
            <table:table-cell table:style-name="ce26"/>
            <table:table-cell table:style-name="ce18"/>
            <table:table-cell table:number-columns-repeated="1007"/>
          </table:table-row>
          <table:table-row table:style-name="ro9" table:visibility="collapse">
            <table:table-cell/>
            <table:table-cell table:style-name="ce423" office:value-type="string" calcext:value-type="string" table:number-columns-spanned="2" table:number-rows-spanned="1">
              <text:p>Discount Periods</text:p>
            </table:table-cell>
            <table:covered-table-cell table:style-name="ce421"/>
            <table:table-cell table:style-name="ce456" table:formula="of:=IFERROR(IF(([.D3]-DATE(YEAR(NOW());MONTH(NOW());DAY(NOW())))/365&lt;1;IF(([.D3]-DATE(YEAR(NOW());MONTH(NOW());DAY(NOW())))/365&lt;0;0;([.D3]-DATE(YEAR(NOW());MONTH(NOW());DAY(NOW())))/365);0);1)" office:value-type="float" office:value="0.356164383561644" calcext:value-type="float">
              <text:p>0.356</text:p>
            </table:table-cell>
            <table:table-cell table:style-name="ce456" table:formula="of:=IFERROR(IFERROR(IF((([.E3]-NOW())/365)&gt;1;[.D24]+1;([.E3]-NOW())/365);1);&quot;&quot;)" office:value-type="float" office:value="1.35616438356164" calcext:value-type="float">
              <text:p>1.356</text:p>
            </table:table-cell>
            <table:table-cell table:style-name="ce456" table:formula="of:=IFERROR([.E24]+1;&quot;&quot;)" office:value-type="float" office:value="2.35616438356164" calcext:value-type="float">
              <text:p>2.356</text:p>
            </table:table-cell>
            <table:table-cell table:style-name="ce456" table:formula="of:=IFERROR([.F24]+1;&quot;&quot;)" office:value-type="float" office:value="3.35616438356164" calcext:value-type="float">
              <text:p>3.356</text:p>
            </table:table-cell>
            <table:table-cell table:style-name="ce456" table:formula="of:=IFERROR([.G24];&quot;&quot;)" office:value-type="float" office:value="3.35616438356164" calcext:value-type="float">
              <text:p>3.356</text:p>
            </table:table-cell>
            <table:table-cell table:style-name="ce528" table:number-columns-repeated="5"/>
            <table:table-cell table:number-columns-repeated="2"/>
            <table:table-cell table:style-name="ce18" table:number-columns-repeated="2"/>
            <table:table-cell table:number-columns-repeated="1007"/>
          </table:table-row>
        </table:table-row-group>
        <table:table-row table:style-name="ro9">
          <table:table-cell/>
          <table:table-cell table:style-name="ce423" office:value-type="string" calcext:value-type="string" table:number-columns-spanned="2" table:number-rows-spanned="1">
            <text:p>Discounted FCFF</text:p>
          </table:table-cell>
          <table:covered-table-cell table:style-name="ce421"/>
          <table:table-cell table:style-name="ce457" table:formula="of:=IFERROR(IF([.D20]=0;0;PV([.D19];[.D24];0;-[.D17];0)*[.D20]);&quot;&quot;)">
            <text:p><text:s text:c="2"/></text:p>
          </table:table-cell>
          <table:table-cell table:style-name="ce457" table:formula="of:=IFERROR(PV([.E19];[.E24];0;-[.E17];0)*[.E20];&quot;&quot;)">
            <text:p><text:s text:c="2"/></text:p>
          </table:table-cell>
          <table:table-cell table:style-name="ce457" table:formula="of:=IFERROR(PV([.F19];[.F24];0;-[.F17];0);&quot;&quot;)">
            <text:p><text:s text:c="2"/></text:p>
          </table:table-cell>
          <table:table-cell table:style-name="ce457" table:formula="of:=IFERROR(PV([.G19];[.G24];0;-[.G17];0);&quot;&quot;)">
            <text:p><text:s text:c="2"/></text:p>
          </table:table-cell>
          <table:table-cell table:style-name="ce457" table:formula="of:=IFERROR(PV([.H19];[.H24];0;-[.H22];0);&quot;&quot;)">
            <text:p><text:s text:c="2"/></text:p>
          </table:table-cell>
          <table:table-cell table:style-name="ce458" table:number-columns-repeated="5"/>
          <table:table-cell table:number-columns-repeated="1011"/>
        </table:table-row>
        <table:table-row table:style-name="ro16">
          <table:table-cell/>
          <table:table-cell table:style-name="ce421" table:number-columns-repeated="2"/>
          <table:table-cell table:style-name="ce458" table:number-columns-repeated="10"/>
          <table:table-cell table:number-columns-repeated="1011"/>
        </table:table-row>
        <table:table-row table:style-name="ro3">
          <table:table-cell/>
          <table:table-cell table:style-name="ce423" office:value-type="string" calcext:value-type="string" table:number-columns-spanned="2" table:number-rows-spanned="1">
            <text:p>Cumulative PV of FCFF </text:p>
          </table:table-cell>
          <table:covered-table-cell table:style-name="ce421"/>
          <table:table-cell table:style-name="ce459" table:formula="of:=IF([.D25]=&quot;&quot;;&quot;&quot;;IFERROR(SUM([.$D$25:.$G$25]);&quot;&quot;))">
            <text:p><text:s text:c="2"/></text:p>
          </table:table-cell>
          <table:table-cell table:style-name="ce478"/>
          <table:table-cell table:number-columns-repeated="6"/>
          <table:table-cell table:style-name="ce462" table:number-columns-repeated="2"/>
          <table:table-cell table:number-columns-repeated="2"/>
          <table:table-cell table:style-name="ce535"/>
          <table:table-cell table:number-columns-repeated="1008"/>
        </table:table-row>
        <table:table-row table:style-name="ro3">
          <table:table-cell/>
          <table:table-cell table:style-name="ce423" office:value-type="string" calcext:value-type="string" table:number-columns-spanned="2" table:number-rows-spanned="1">
            <text:p>PV of Terminal Value </text:p>
          </table:table-cell>
          <table:covered-table-cell table:style-name="ce421"/>
          <table:table-cell table:style-name="ce460" table:formula="of:=IFERROR([.H25];&quot;&quot;)">
            <text:p><text:s text:c="2"/></text:p>
          </table:table-cell>
          <table:table-cell table:style-name="ce478"/>
          <table:table-cell table:number-columns-repeated="6"/>
          <table:table-cell table:style-name="ce517" table:number-columns-repeated="2"/>
          <table:table-cell table:number-columns-repeated="2"/>
          <table:table-cell table:style-name="ce30"/>
          <table:table-cell table:number-columns-repeated="1008"/>
        </table:table-row>
        <table:table-row table:style-name="ro20">
          <table:table-cell/>
          <table:table-cell table:style-name="ce423" office:value-type="string" calcext:value-type="string" table:number-columns-spanned="2" table:number-rows-spanned="1">
            <text:p>Indicated Value of Invested Capital </text:p>
          </table:table-cell>
          <table:covered-table-cell table:style-name="ce421"/>
          <table:table-cell table:style-name="ce459" table:formula="of:=IFERROR([.D28]+[.D27];&quot;&quot;)">
            <text:p><text:s text:c="2"/></text:p>
          </table:table-cell>
          <table:table-cell table:style-name="ce478"/>
          <table:table-cell table:style-name="ce480" office:value-type="string" calcext:value-type="string">
            <text:p>Capital </text:p>
            <text:p>Structure</text:p>
          </table:table-cell>
          <table:table-cell table:style-name="ce487" office:value-type="string" calcext:value-type="string">
            <text:p>Cost of Capital</text:p>
          </table:table-cell>
          <table:table-cell table:style-name="ce487" office:value-type="string" calcext:value-type="string">
            <text:p>Market Value</text:p>
            <text:p>($mm)</text:p>
          </table:table-cell>
          <table:table-cell table:style-name="ce487" office:value-type="string" calcext:value-type="string">
            <text:p>Capital Structure</text:p>
          </table:table-cell>
          <table:table-cell table:style-name="ce487" office:value-type="string" calcext:value-type="string">
            <text:p>WACC</text:p>
          </table:table-cell>
          <table:table-cell table:style-name="ce462"/>
          <table:table-cell table:style-name="ce515" table:number-columns-repeated="2"/>
          <table:table-cell table:number-columns-repeated="2"/>
          <table:table-cell table:style-name="ce30"/>
          <table:table-cell table:number-columns-repeated="1008"/>
        </table:table-row>
        <table:table-row table:style-name="ro3">
          <table:table-cell/>
          <table:table-cell table:style-name="ce423" office:value-type="string" calcext:value-type="string" table:number-columns-spanned="2" table:number-rows-spanned="1">
            <text:p>Mid-year Adjustment Factor </text:p>
          </table:table-cell>
          <table:covered-table-cell table:style-name="ce421"/>
          <table:table-cell table:style-name="ce461" table:formula="of:=IFERROR((1+[.D19])^0.5;&quot;&quot;)" office:value-type="float" office:value="1.02346890150595" calcext:value-type="float">
            <text:p>1.023</text:p>
          </table:table-cell>
          <table:table-cell table:style-name="ce478"/>
          <table:table-cell table:style-name="ce481" office:value-type="string" calcext:value-type="string">
            <text:p>Debt</text:p>
          </table:table-cell>
          <table:table-cell table:style-name="ce488" table:formula="of:=[.G40]" office:value-type="percentage" office:value="0.0294527664" calcext:value-type="percentage">
            <text:p>2.95%</text:p>
          </table:table-cell>
          <table:table-cell table:style-name="ce511" table:formula="of:=IFERROR(COM.INTRINIO.FINTECH.LOCALC.PYTHON.INTRINIOIMPL.INTRINIODATAPOINT(ticker;&quot;debt&quot;)/1000000;&quot;&quot;)" office:value-type="float" office:value="143655" calcext:value-type="float">
            <text:p><text:s/>$143,655 </text:p>
          </table:table-cell>
          <table:table-cell table:style-name="ce488" table:formula="of:=IFERROR([.H30]/[.$H$32];&quot;&quot;)" office:value-type="percentage" office:value="0.379327732153626" calcext:value-type="percentage">
            <text:p>37.93%</text:p>
          </table:table-cell>
          <table:table-cell table:style-name="ce488" table:formula="of:=IFERROR([.I30]*[.G30];&quot;&quot;)" office:value-type="percentage" office:value="0.0111722510841625" calcext:value-type="percentage">
            <text:p>1.12%</text:p>
          </table:table-cell>
          <table:table-cell table:style-name="ce517"/>
          <table:table-cell table:style-name="ce516" table:number-columns-repeated="2"/>
          <table:table-cell table:number-columns-repeated="1011"/>
        </table:table-row>
        <table:table-row table:style-name="ro3">
          <table:table-cell/>
          <table:table-cell table:style-name="ce423" office:value-type="string" calcext:value-type="string" table:number-columns-spanned="2" table:number-rows-spanned="1">
            <text:p>Intrinsic Value of Invested Capital </text:p>
          </table:table-cell>
          <table:covered-table-cell table:style-name="ce421"/>
          <table:table-cell table:style-name="ce459" table:formula="of:=IFERROR([.$D$29]*[.$D$30];&quot;&quot;)">
            <text:p><text:s text:c="2"/></text:p>
          </table:table-cell>
          <table:table-cell table:style-name="ce478"/>
          <table:table-cell table:style-name="ce482" office:value-type="string" calcext:value-type="string">
            <text:p>Equity</text:p>
          </table:table-cell>
          <table:table-cell table:style-name="ce489" table:formula="of:=[.J40]" office:value-type="percentage" office:value="0.0585113" calcext:value-type="percentage">
            <text:p>5.85%</text:p>
          </table:table-cell>
          <table:table-cell table:style-name="ce512" table:formula="of:=IFERROR(COM.INTRINIO.FINTECH.LOCALC.PYTHON.INTRINIOIMPL.INTRINIODATAPOINT(ticker;&quot;marketcap&quot;)/1000000;&quot;&quot;)" office:value-type="float" office:value="235054.4584" calcext:value-type="float">
            <text:p><text:s/>235,054 </text:p>
          </table:table-cell>
          <table:table-cell table:style-name="ce489" table:formula="of:=IFERROR([.H31]/[.$H$32];&quot;&quot;)" office:value-type="percentage" office:value="0.620672267846374" calcext:value-type="percentage">
            <text:p>62.07%</text:p>
          </table:table-cell>
          <table:table-cell table:style-name="ce489" table:formula="of:=IFERROR([.I31]*[.G31];&quot;&quot;)" office:value-type="percentage" office:value="0.0363163412656395" calcext:value-type="percentage">
            <text:p>3.63%</text:p>
          </table:table-cell>
          <table:table-cell table:style-name="ce515"/>
          <table:table-cell table:style-name="ce517" table:number-columns-repeated="2"/>
          <table:table-cell table:number-columns-repeated="2"/>
          <table:table-cell table:style-name="ce536"/>
          <table:table-cell table:number-columns-repeated="1008"/>
        </table:table-row>
        <table:table-row table:style-name="ro21">
          <table:table-cell/>
          <table:table-cell table:style-name="ce423" table:number-columns-spanned="2" table:number-rows-spanned="1"/>
          <table:covered-table-cell table:style-name="ce421"/>
          <table:table-cell table:style-name="ce462"/>
          <table:table-cell table:style-name="ce478"/>
          <table:table-cell table:style-name="ce483"/>
          <table:table-cell table:style-name="ce490"/>
          <table:table-cell table:style-name="ce513" table:formula="of:=SUM([.H30:.H31])" office:value-type="float" office:value="378709.4584" calcext:value-type="float">
            <text:p><text:s/>$378,709 </text:p>
          </table:table-cell>
          <table:table-cell table:style-name="ce529" table:formula="of:=SUM([.I30:.I31])" office:value-type="percentage" office:value="1" calcext:value-type="percentage">
            <text:p>100.00%</text:p>
          </table:table-cell>
          <table:table-cell table:style-name="ce529" table:formula="of:=SUM([.J30:.J31])" office:value-type="percentage" office:value="0.0474885923498021" calcext:value-type="percentage">
            <text:p>4.75%</text:p>
          </table:table-cell>
          <table:table-cell table:style-name="ce516"/>
          <table:table-cell table:style-name="ce515" table:number-columns-repeated="2"/>
          <table:table-cell table:number-columns-repeated="1011"/>
        </table:table-row>
        <table:table-row table:style-name="ro21">
          <table:table-cell/>
          <table:table-cell table:style-name="ce423" office:value-type="string" calcext:value-type="string" table:number-columns-spanned="2" table:number-rows-spanned="1">
            <text:p>Less: Net Debt and Lease Obligations </text:p>
          </table:table-cell>
          <table:covered-table-cell table:style-name="ce421"/>
          <table:table-cell table:style-name="ce459" table:formula="of:=-COM.INTRINIO.FINTECH.LOCALC.PYTHON.INTRINIOIMPL.INTRINIOFINANCIALS(ticker;&quot;calculations&quot;;0;&quot;QTR&quot;;&quot;netdebt&quot;;&quot;A&quot;)/1000000" office:value-type="float" office:value="-116423" calcext:value-type="float">
            <text:p><text:s/>$(116,423)</text:p>
          </table:table-cell>
          <table:table-cell table:style-name="ce478"/>
          <table:table-cell table:style-name="ce483"/>
          <table:table-cell table:style-name="ce490"/>
          <table:table-cell table:style-name="ce514"/>
          <table:table-cell table:style-name="ce490" table:number-columns-repeated="2"/>
          <table:table-cell table:style-name="ce517"/>
          <table:table-cell table:style-name="ce516" table:number-columns-repeated="2"/>
          <table:table-cell table:number-columns-repeated="1011"/>
        </table:table-row>
        <table:table-row table:style-name="ro3">
          <table:table-cell/>
          <table:table-cell table:style-name="ce423" office:value-type="string" calcext:value-type="string" table:number-columns-spanned="2" table:number-rows-spanned="1">
            <text:p>Less: Pref Stock &amp; Noncontrolling Int</text:p>
          </table:table-cell>
          <table:covered-table-cell table:style-name="ce421"/>
          <table:table-cell table:style-name="ce460" table:formula="of:=-(COM.INTRINIO.FINTECH.LOCALC.PYTHON.INTRINIOIMPL.INTRINIOFINANCIALS(ticker;&quot;balance_sheet&quot;;0;&quot;FY&quot;;&quot;redeemablenoncontrollinginterest&quot;;&quot;A&quot;)+COM.INTRINIO.FINTECH.LOCALC.PYTHON.INTRINIOIMPL.INTRINIOFINANCIALS(ticker;&quot;balance_sheet&quot;;0;&quot;FY&quot;;&quot;totalpreferredequity&quot;;&quot;A&quot;)+COM.INTRINIO.FINTECH.LOCALC.PYTHON.INTRINIOIMPL.INTRINIOFINANCIALS(ticker;&quot;balance_sheet&quot;;0;&quot;FY&quot;;&quot;noncontrollinginterests&quot;;&quot;A&quot;))/1000000">
            <text:p><text:s text:c="2"/></text:p>
          </table:table-cell>
          <table:table-cell table:style-name="ce478" table:number-columns-repeated="3"/>
          <table:table-cell table:style-name="ce515" table:number-columns-repeated="4"/>
          <table:table-cell/>
          <table:table-cell table:style-name="ce517"/>
          <table:table-cell table:number-columns-repeated="1011"/>
        </table:table-row>
        <table:table-row table:style-name="ro3">
          <table:table-cell/>
          <table:table-cell table:style-name="ce423" office:value-type="string" calcext:value-type="string" table:number-columns-spanned="2" table:number-rows-spanned="1">
            <text:p>Intrinsic Value of Equity</text:p>
          </table:table-cell>
          <table:covered-table-cell table:style-name="ce421"/>
          <table:table-cell table:style-name="ce459" table:formula="of:=IF([.D31]=&quot;&quot;;&quot;&quot;;IFERROR(SUM([.$D$31:.$D$34]);&quot;&quot;))">
            <text:p><text:s text:c="2"/></text:p>
          </table:table-cell>
          <table:table-cell table:style-name="ce478" table:number-columns-repeated="3"/>
          <table:table-cell table:style-name="ce516" table:number-columns-repeated="4"/>
          <table:table-cell table:style-name="ce493"/>
          <table:table-cell table:style-name="ce515"/>
          <table:table-cell table:number-columns-repeated="1011"/>
        </table:table-row>
        <table:table-row table:style-name="ro22">
          <table:table-cell/>
          <table:table-cell table:style-name="ce424"/>
          <table:table-cell table:style-name="ce421"/>
          <table:table-cell table:style-name="ce463"/>
          <table:table-cell table:style-name="ce478"/>
          <table:table-cell table:style-name="ce484" office:value-type="string" calcext:value-type="string">
            <text:p>Risk-Free Rate (20Yr)</text:p>
          </table:table-cell>
          <table:table-cell table:style-name="ce491" table:formula="of:=COM.INTRINIO.FINTECH.LOCALC.PYTHON.INTRINIOIMPL.INTRINIODATAPOINT(&quot;$DGS20&quot;;&quot;level&quot;)/100" office:value-type="percentage" office:value="0.0252" calcext:value-type="percentage">
            <text:p>2.52%</text:p>
          </table:table-cell>
          <table:table-cell table:style-name="ce517"/>
          <table:table-cell table:style-name="ce484" table:formula="of:=[.F36]" office:value-type="string" office:string-value="Risk-Free Rate (20Yr)" calcext:value-type="string">
            <text:p>Risk-Free Rate (20Yr)</text:p>
          </table:table-cell>
          <table:table-cell table:style-name="ce491" table:formula="of:=COM.INTRINIO.FINTECH.LOCALC.PYTHON.INTRINIOIMPL.INTRINIODATAPOINT(&quot;$DGS20&quot;;&quot;level&quot;)/100" office:value-type="percentage" office:value="0.0252" calcext:value-type="percentage">
            <text:p>2.52%</text:p>
          </table:table-cell>
          <table:table-cell/>
          <table:table-cell table:style-name="ce493"/>
          <table:table-cell table:style-name="ce516"/>
          <table:table-cell table:number-columns-repeated="1011"/>
        </table:table-row>
        <table:table-row table:style-name="ro6">
          <table:table-cell/>
          <table:table-cell table:style-name="ce423" office:value-type="string" calcext:value-type="string" table:number-columns-spanned="2" table:number-rows-spanned="1">
            <text:p>Diluted Shares Outstanding</text:p>
          </table:table-cell>
          <table:covered-table-cell table:style-name="ce421"/>
          <table:table-cell table:style-name="ce464" table:formula="of:=COM.INTRINIO.FINTECH.LOCALC.PYTHON.INTRINIOIMPL.INTRINIOFINANCIALS(ticker;&quot;income_statement&quot;;0;&quot;FY&quot;;&quot;weightedavedilutedsharesos&quot;;&quot;A&quot;)/1000000" office:value-type="float" office:value="6168" calcext:value-type="float">
            <text:p>6,168 </text:p>
          </table:table-cell>
          <table:table-cell table:style-name="ce478"/>
          <table:table-cell table:style-name="ce484" office:value-type="string" calcext:value-type="string">
            <text:p>Credit Spread (bps)</text:p>
          </table:table-cell>
          <table:table-cell table:style-name="ce492" table:formula="of:=(COM.INTRINIO.FINTECH.LOCALC.PYTHON.INTRINIOIMPL.INTRINIODATAPOINT(&quot;$DBAA&quot;;&quot;level&quot;)/100-[.G36])*10000" office:value-type="float" office:value="180" calcext:value-type="float">
            <text:p>180</text:p>
          </table:table-cell>
          <table:table-cell table:style-name="ce515"/>
          <table:table-cell table:style-name="ce484" office:value-type="string" calcext:value-type="string">
            <text:p>Equity Risk Premium (ERP)</text:p>
          </table:table-cell>
          <table:table-cell table:style-name="ce493" table:formula="of:=COM.INTRINIO.FINTECH.LOCALC.PYTHON.INTRINIOIMPL.INTRINIODATAPOINT(&quot;DMD.ERP&quot;;&quot;smoothed_erp&quot;)" office:value-type="percentage" office:value="0.0605" calcext:value-type="percentage">
            <text:p>6.05%</text:p>
          </table:table-cell>
          <table:table-cell/>
          <table:table-cell table:style-name="ce534"/>
          <table:table-cell table:style-name="ce517"/>
          <table:table-cell table:number-columns-repeated="1011"/>
        </table:table-row>
        <table:table-row table:style-name="ro23">
          <table:table-cell/>
          <table:table-cell table:style-name="ce425" office:value-type="string" calcext:value-type="string" table:number-columns-spanned="2" table:number-rows-spanned="1">
            <text:p>Intrinsic Value per Share</text:p>
          </table:table-cell>
          <table:covered-table-cell table:style-name="ce440"/>
          <table:table-cell table:style-name="ce465" table:formula="of:=IFERROR([.D35]/[.D37];&quot;&quot;)">
            <text:p/>
          </table:table-cell>
          <table:table-cell table:style-name="ce478"/>
          <table:table-cell table:style-name="ce484" office:value-type="string" calcext:value-type="string">
            <text:p>Cost of Debt, before Tax</text:p>
          </table:table-cell>
          <table:table-cell table:style-name="ce493" table:formula="of:=[.G36]+[.G37]/10000" office:value-type="percentage" office:value="0.0432" calcext:value-type="percentage">
            <text:p>4.32%</text:p>
          </table:table-cell>
          <table:table-cell table:style-name="ce516"/>
          <table:table-cell table:style-name="ce484" office:value-type="string" calcext:value-type="string">
            <text:p>Beta</text:p>
          </table:table-cell>
          <table:table-cell table:style-name="ce531" table:formula="of:=COM.INTRINIO.FINTECH.LOCALC.PYTHON.INTRINIOIMPL.INTRINIODATAPOINT(ticker;&quot;beta&quot;)" office:value-type="float" office:value="0.5506" calcext:value-type="float">
            <text:p>0.55</text:p>
          </table:table-cell>
          <table:table-cell/>
          <table:table-cell table:style-name="ce515" table:number-columns-repeated="2"/>
          <table:table-cell table:number-columns-repeated="1011"/>
        </table:table-row>
        <table:table-row table:style-name="ro6">
          <table:table-cell/>
          <table:table-cell table:style-name="ce421" table:number-columns-repeated="2"/>
          <table:table-cell table:style-name="ce466"/>
          <table:table-cell table:style-name="ce478"/>
          <table:table-cell table:style-name="ce484" office:value-type="string" calcext:value-type="string">
            <text:p>Marginal Tax Rate</text:p>
          </table:table-cell>
          <table:table-cell table:style-name="ce494" table:formula="of:=COM.INTRINIO.FINTECH.LOCALC.PYTHON.INTRINIOIMPL.INTRINIOFINANCIALS(ticker;&quot;calculations&quot;;0;&quot;TTM&quot;;&quot;efftaxrate&quot;)" office:value-type="percentage" office:value="0.318223" calcext:value-type="percentage">
            <text:p>31.82%</text:p>
          </table:table-cell>
          <table:table-cell table:style-name="ce518"/>
          <table:table-cell table:style-name="ce484" office:value-type="string" calcext:value-type="string">
            <text:p>CSRP</text:p>
          </table:table-cell>
          <table:table-cell table:style-name="ce532" office:value-type="percentage" office:value="0" calcext:value-type="percentage">
            <text:p>0.00%</text:p>
          </table:table-cell>
          <table:table-cell table:number-columns-repeated="1014"/>
        </table:table-row>
        <table:table-row table:style-name="ro24">
          <table:table-cell/>
          <table:table-cell table:style-name="ce426" office:value-type="string" calcext:value-type="string" table:number-columns-spanned="2" table:number-rows-spanned="1">
            <text:p>Current Price per Share</text:p>
          </table:table-cell>
          <table:covered-table-cell table:style-name="ce441"/>
          <table:table-cell table:style-name="ce467" table:formula="of:=COM.INTRINIO.FINTECH.LOCALC.PYTHON.INTRINIOIMPL.INTRINIODATAPOINT(ticker;&quot;close_price&quot;)" office:value-type="float" office:value="38.03" calcext:value-type="float">
            <text:p>$38.03</text:p>
          </table:table-cell>
          <table:table-cell table:style-name="ce479"/>
          <table:table-cell table:style-name="ce485" office:value-type="string" calcext:value-type="string">
            <text:p>Cost of Debt</text:p>
          </table:table-cell>
          <table:table-cell table:style-name="ce495" table:formula="of:=IFERROR([.G38]*(1-[.G39]);&quot;&quot;)" office:value-type="percentage" office:value="0.0294527664" calcext:value-type="percentage">
            <text:p>2.95%</text:p>
          </table:table-cell>
          <table:table-cell table:style-name="ce515"/>
          <table:table-cell table:style-name="ce485" office:value-type="string" calcext:value-type="string">
            <text:p>Cost of Equity</text:p>
          </table:table-cell>
          <table:table-cell table:style-name="ce533" table:formula="of:=[.J36]+[.J37]*[.J38]+[.J39]" office:value-type="percentage" office:value="0.0585113" calcext:value-type="percentage">
            <text:p>5.85%</text:p>
          </table:table-cell>
          <table:table-cell table:number-columns-repeated="1014"/>
        </table:table-row>
        <table:table-row table:style-name="ro25">
          <table:table-cell/>
          <table:table-cell table:style-name="ce427"/>
          <table:table-cell table:style-name="ce442" office:value-type="string" calcext:value-type="string">
            <text:p>MoS Score</text:p>
          </table:table-cell>
          <table:table-cell table:style-name="ce468" table:formula="of:=IFERROR(IF([.D38]&gt;[.D40];IF([.D38]&lt;0;&quot;NA&quot;;([.D38]-[.D40])/[.D38]*100);IF([.D38]&lt;0;&quot;NA&quot;;-([.D40]-[.D38])/[.D40]*100));&quot;&quot;)">
            <text:p/>
          </table:table-cell>
          <table:table-cell table:style-name="ce479"/>
          <table:table-cell table:style-name="ce478" table:number-columns-repeated="2"/>
          <table:table-cell table:style-name="ce516" table:number-columns-repeated="2"/>
          <table:table-cell table:number-columns-repeated="1015"/>
        </table:table-row>
        <table:table-row table:style-name="ro3">
          <table:table-cell table:number-columns-repeated="4"/>
          <table:table-cell table:style-name="ce478" table:number-columns-repeated="3"/>
          <table:table-cell table:style-name="ce517" table:number-columns-repeated="2"/>
          <table:table-cell table:number-columns-repeated="1015"/>
        </table:table-row>
        <table:table-row table:style-name="ro7" table:number-rows-repeated="6">
          <table:table-cell table:number-columns-repeated="8"/>
          <table:table-cell table:style-name="ce530"/>
          <table:table-cell table:number-columns-repeated="1015"/>
        </table:table-row>
        <table:table-row table:style-name="ro7" table:number-rows-repeated="1048527">
          <table:table-cell table:number-columns-repeated="1024"/>
        </table:table-row>
        <table:table-row table:style-name="ro7">
          <table:table-cell table:number-columns-repeated="1024"/>
        </table:table-row>
        <table:named-expressions>
          <table:named-range table:name="_xlnm.Print_Area" table:base-cell-address="$DCF.$A$1" table:cell-range-address="$DCF.$A$1:.$J$41" table:range-usable-as="print-range"/>
        </table:named-expressions>
        <calcext:conditional-formats>
          <calcext:conditional-format calcext:target-range-address="DCF.P27:DCF.P27">
            <calcext:condition calcext:apply-style-name="ConditionalStyle_12" calcext:value="&gt;0" calcext:base-cell-address="DCF.P27"/>
            <calcext:condition calcext:apply-style-name="ConditionalStyle_11" calcext:value="&lt;0" calcext:base-cell-address="DCF.P27"/>
          </calcext:conditional-format>
          <calcext:conditional-format calcext:target-range-address="DCF.D41:DCF.D41">
            <calcext:color-scale>
              <calcext:color-scale-entry calcext:value="-100" calcext:type="number" calcext:color="#f8696b"/>
              <calcext:color-scale-entry calcext:value="0" calcext:type="number" calcext:color="#ffeb84"/>
              <calcext:color-scale-entry calcext:value="100" calcext:type="number" calcext:color="#63be7b"/>
            </calcext:color-scale>
          </calcext:conditional-format>
        </calcext:conditional-formats>
      </table:table>
      <table:named-expressions>
        <table:named-range table:name="comp1" table:base-cell-address="$'Control Panel'.$A$1" table:cell-range-address="$'Control Panel'.$C$12"/>
        <table:named-range table:name="comp2" table:base-cell-address="$'Control Panel'.$A$1" table:cell-range-address="$'Control Panel'.$C$13"/>
        <table:named-range table:name="comp3" table:base-cell-address="$'Control Panel'.$A$1" table:cell-range-address="$'Control Panel'.$C$14"/>
        <table:named-range table:name="comp4" table:base-cell-address="$'Control Panel'.$A$1" table:cell-range-address="$'Control Panel'.$C$15"/>
        <table:named-range table:name="comp5" table:base-cell-address="$'Control Panel'.$A$1" table:cell-range-address="$'Control Panel'.$C$16"/>
        <table:named-range table:name="last_price" table:base-cell-address="$'Control Panel'.$A$1" table:cell-range-address="$Profile.$M$21"/>
        <table:named-range table:name="name" table:base-cell-address="$'Control Panel'.$A$1" table:cell-range-address="$'Control Panel'.$C$8"/>
        <table:named-range table:name="report_date" table:base-cell-address="$'Control Panel'.$A$1" table:cell-range-address="$'Control Panel'.$C$10"/>
        <table:named-expression table:name="rounding" table:base-cell-address="$'Control Panel'.$A$1" table:expression="&quot;M&quot;"/>
        <table:named-range table:name="ticker" table:base-cell-address="$'Control Panel'.$A$1" table:cell-range-address="$'Control Panel'.$C$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Trebuchet MS" svg:font-family="'Trebuchet M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loext:text>
      <loext:fill-character> </loext:fill-character>
      <number:number number:decimal-places="2" loext:min-decimal-places="2" number:min-integer-digits="1" number:grouping="true"/>
      <number:text> </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loext:text> $</loext:text>
      <loext:fill-character> </loext:fill-character>
      <number:number number:decimal-places="1" loext:min-decimal-places="1" number:min-integer-digits="1" number:grouping="true"/>
      <number:text> </number:text>
    </number:number-style>
    <number:number-style style:name="N131P1" style:volatile="true">
      <loext:text> $</loext:text>
      <loext:fill-character> </loext:fill-character>
      <number:text>(</number:text>
      <number:number number:decimal-places="1" loext:min-decimal-places="1" number:min-integer-digits="1" number:grouping="true"/>
      <number:text>)</number:text>
    </number:number-style>
    <number:number-style style:name="N131P2" style:volatile="true">
      <loext:text> $</loext:text>
      <loext:fill-character> </loext:fill-character>
      <number:text>-</number:text>
      <number:number number:decimal-places="0" loext: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hours/>
      <number:text>:</number:text>
      <number:minutes number:style="long"/>
      <number:text>:</number:text>
      <number:seconds number:style="long"/>
      <number:text> </number:text>
      <number:am-pm/>
    </number:time-style>
    <number:number-style style:name="N134P0" style:volatile="true">
      <number:text>$</number:text>
      <number:number number:decimal-places="0" loext:min-decimal-places="0" number:min-integer-digits="1" number:grouping="true"/>
      <number:text> </number:text>
    </number:number-style>
    <number:number-style style:name="N134">
      <number:text>($</number:text>
      <number:number number:decimal-places="0" loext:min-decimal-places="0" number:min-integer-digits="1" number:grouping="true"/>
      <number:text>)</number:text>
      <style:map style:condition="value()&gt;=0" style:apply-style-name="N134P0"/>
    </number:number-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 </loext:text>
      <loext:fill-character> </loext:fill-character>
      <number:text>(</number:text>
      <number:number number:decimal-places="0" loext:min-decimal-places="0" number:min-integer-digits="1" number:grouping="true"/>
      <number:text>)</number:text>
    </number:number-style>
    <number:number-style style:name="N138P2" style:volatile="true">
      <loext:text> </loext: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loext:min-decimal-places="1" number:min-integer-digits="1" number:min-exponent-digits="1" loext:exponent-interval="3" loext:forced-exponent-sign="true"/>
    </number:number-style>
    <number:date-style style:name="N147">
      <number:month number:style="long"/>
      <number:text>-</number:text>
      <number:day number:style="long"/>
      <number:text>-</number:text>
      <number:year number:style="long"/>
    </number:date-style>
    <number:date-style style:name="N148">
      <number:year number:style="long"/>
    </number:date-style>
    <number:number-style style:name="N149">
      <number:text>$</number:text>
      <number:number number:decimal-places="2" loext:min-decimal-places="2" number:min-integer-digits="1" number:grouping="true"/>
    </number:number-style>
    <number:number-style style:name="N150">
      <number:number number:decimal-places="1" loext:min-decimal-places="1" number:min-integer-digits="1"/>
      <number:text>x</number:text>
    </number:number-style>
    <number:percentage-style style:name="N151">
      <number:number number:decimal-places="1" loext:min-decimal-places="1" number:min-integer-digits="1"/>
      <number:text>%</number:text>
    </number:percentage-style>
    <number:number-style style:name="N152">
      <number:number number:decimal-places="1" loext:min-decimal-places="1" number:min-integer-digits="1"/>
    </number:number-style>
    <number:number-style style:name="N153">
      <number:text>$</number:text>
      <number:number number:decimal-places="0" loext:min-decimal-places="0" number:min-integer-digits="1" number:grouping="true"/>
    </number:number-style>
    <number:number-style style:name="N154">
      <number:number number:decimal-places="3" loext:min-decimal-places="3" number:min-integer-digits="1"/>
    </number:number-style>
    <number:number-style style:name="N156P0" style:volatile="true">
      <number:number number:decimal-places="3" loext:min-decimal-places="3" number:min-integer-digits="1" number:grouping="true"/>
    </number:number-style>
    <number:number-style style:name="N156">
      <style:text-properties fo:color="#ff0000"/>
      <number:number number:decimal-places="3" loext:min-decimal-places="3" number:min-integer-digits="1" number:grouping="true"/>
      <style:map style:condition="value()&gt;=0" style:apply-style-name="N156P0"/>
    </number:number-style>
    <number:number-style style:name="N157">
      <number:number number:decimal-places="2" loext:min-decimal-places="2" number:min-integer-digits="1"/>
      <number:text>x</number:text>
    </number:number-style>
    <number:number-style style:name="N158P0" style:volatile="true">
      <loext:text> $</loext:text>
      <loext:fill-character> </loext:fill-character>
      <number:number number:decimal-places="0" loext:min-decimal-places="0" number:min-integer-digits="1" number:grouping="true"/>
      <number:text> </number:text>
    </number:number-style>
    <number:number-style style:name="N158P1" style:volatile="true">
      <loext:text> $</loext:text>
      <loext:fill-character> </loext:fill-character>
      <number:text>(</number:text>
      <number:number number:decimal-places="0" loext:min-decimal-places="0" number:min-integer-digits="1" number:grouping="true"/>
      <number:text>)</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loext:fill-character> </loext:fill-character>
      <number:text> $</number:text>
      <number:number number:decimal-places="0" loext:min-decimal-places="0" number:min-integer-digits="1" number:grouping="true"/>
      <number:text> </number:text>
    </number:number-style>
    <number:number-style style:name="N163P1" style:volatile="true">
      <loext:fill-character> </loext:fill-character>
      <number:text>($</number:text>
      <number:number number:decimal-places="0" loext:min-decimal-places="0" number:min-integer-digits="1" number:grouping="true"/>
      <number:text>)</number:text>
    </number:number-style>
    <number:number-style style:name="N163P2" style:volatile="true">
      <loext:fill-character> </loext:fill-character>
      <number:text> -</number:text>
      <number:number number:decimal-places="0" loext:min-decimal-places="0" number:min-integer-digits="0"/>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1" loext:min-decimal-places="1" number:min-integer-digits="1" number:grouping="true"/>
    </number:number-style>
    <number:number-style style:name="N171P0" style:volatile="true">
      <number:text>$</number:text>
      <number:number number:decimal-places="0" loext:min-decimal-places="0" number:min-integer-digits="1" number:grouping="true"/>
      <number:text> </number:text>
    </number:number-style>
    <number:number-style style:name="N171">
      <number:text>($</number:text>
      <number:number number:decimal-places="0" loext:min-decimal-places="0" number:min-integer-digits="1" number:grouping="true"/>
      <number:text>)</number:text>
      <style:map style:condition="value()&gt;=0" style:apply-style-name="N171P0"/>
    </number:number-style>
    <number:number-style style:name="N172P0" style:volatile="true">
      <loext:text> </loext:text>
      <loext:fill-character> </loext:fill-character>
      <number:number number:decimal-places="0" loext:min-decimal-places="0" number:min-integer-digits="1" number:grouping="true"/>
      <number:text> </number:text>
    </number:number-style>
    <number:number-style style:name="N172P1" style:volatile="true">
      <loext:text> </loext:text>
      <loext:fill-character> </loext:fill-character>
      <number:text>(</number:text>
      <number:number number:decimal-places="0" loext:min-decimal-places="0" number:min-integer-digits="1" number:grouping="true"/>
      <number:text>)</number:text>
    </number:number-style>
    <number:number-style style:name="N172P2" style:volatile="true">
      <loext:text> </loext:text>
      <loext:fill-character> </loext: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P0" style:volatile="true">
      <loext:text> $</loext:text>
      <loext:fill-character> </loext:fill-character>
      <number:number number:decimal-places="0" loext:min-decimal-places="0" number:min-integer-digits="1" number:grouping="true"/>
      <number:text> </number:text>
    </number:number-style>
    <number:number-style style:name="N173P1" style:volatile="true">
      <loext:text> $</loext:text>
      <loext:fill-character> </loext:fill-character>
      <number:text>(</number:text>
      <number:number number:decimal-places="0" loext:min-decimal-places="0" number:min-integer-digits="1" number:grouping="true"/>
      <number:text>)</number:text>
    </number:number-style>
    <number:number-style style:name="N173P2" style:volatile="true">
      <loext:text> $</loext:text>
      <loext:fill-character> </loext:fill-character>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number-style style:name="N174P0" style:volatile="true">
      <loext:text> </loext:text>
      <loext:fill-character> </loext:fill-character>
      <number:number number:decimal-places="2" loext:min-decimal-places="2" number:min-integer-digits="1" number:grouping="true"/>
      <number:text> </number:text>
    </number:number-style>
    <number:number-style style:name="N174P1" style:volatile="true">
      <loext:text> </loext:text>
      <loext:fill-character> </loext:fill-character>
      <number:text>(</number:text>
      <number:number number:decimal-places="2" loext:min-decimal-places="2" number:min-integer-digits="1" number:grouping="true"/>
      <number:text>)</number:text>
    </number:number-style>
    <number:number-style style:name="N174P2" style:volatile="true">
      <loext:text> </loext:text>
      <loext:fill-character> </loext:fill-character>
      <number:text>-</number:text>
      <number:number number:decimal-places="0" loext:min-decimal-places="0" number:min-integer-digits="0"/>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2" loext:min-decimal-places="2" number:min-integer-digits="1" number:grouping="true"/>
      <number:text> </number:text>
    </number:number-style>
    <number:number-style style:name="N175P1" style:volatile="true">
      <loext:text>-$</loext:text>
      <loext:fill-character> </loext:fill-character>
      <number:number number:decimal-places="2" loext:min-decimal-places="2" number:min-integer-digits="1" number:grouping="true"/>
      <number:text> </number:text>
    </number:number-style>
    <number:number-style style:name="N175P2" style:volatile="true">
      <loext:text> $</loext:text>
      <loext:fill-character> </loext:fill-character>
      <number:text>-</number:text>
      <number:number number:decimal-places="0" loext:min-decimal-places="0" number:min-integer-digits="0"/>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
      <number:number number:decimal-places="1" loext:min-decimal-places="1" number:min-integer-digits="1"/>
      <number:text>x</number:text>
    </number:number-style>
    <number:number-style style:name="N177P0" style:volatile="true">
      <loext:text> $</loext:text>
      <loext:fill-character> </loext:fill-character>
      <number:number number:decimal-places="1" loext:min-decimal-places="1" number:min-integer-digits="1" number:grouping="true"/>
      <number:text> </number:text>
    </number:number-style>
    <number:number-style style:name="N177P1" style:volatile="true">
      <loext:text> $</loext:text>
      <loext:fill-character> </loext:fill-character>
      <number:text>(</number:text>
      <number:number number:decimal-places="1" loext:min-decimal-places="1"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decimal-places="2" loext:min-decimal-places="2" number:min-integer-digits="1"/>
      <number:text>x</number:text>
    </number:number-style>
    <number:number-style style:name="N179P0" style:volatile="true">
      <loext:text> $</loext:text>
      <loext:fill-character> </loext:fill-character>
      <number:number number:decimal-places="0" loext:min-decimal-places="0" number:min-integer-digits="1" number:grouping="true"/>
      <number:text> </number:text>
    </number:number-style>
    <number:number-style style:name="N179P1" style:volatile="true">
      <loext:text> $</loext:text>
      <loext:fill-character> </loext:fill-character>
      <number:text>(</number:text>
      <number:number number:decimal-places="0" loext:min-decimal-places="0" number:min-integer-digits="1" number:grouping="true"/>
      <number:text>)</number:text>
    </number:number-style>
    <number:number-style style:name="N179P2" style:volatile="true">
      <loext:text> $</loext:text>
      <loext:fill-character> </loext:fill-character>
      <number:text>-</number:text>
      <number:number number:decimal-places="0" loext:min-decimal-places="0" number:min-integer-digits="0"/>
      <number:text>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P0" style:volatile="true">
      <loext:text> $</loext:text>
      <loext:fill-character> </loext:fill-character>
      <number:number number:decimal-places="0" loext:min-decimal-places="0" number:min-integer-digits="1" number:grouping="true"/>
      <number:text> </number:text>
    </number:number-style>
    <number:number-style style:name="N180P1" style:volatile="true">
      <loext:text> $</loext:text>
      <loext:fill-character> </loext:fill-character>
      <number:text>(</number:text>
      <number:number number:decimal-places="0" loext:min-decimal-places="0" number:min-integer-digits="1" number:grouping="true"/>
      <number:text>)</number:text>
    </number:number-style>
    <number:number-style style:name="N180P2" style:volatile="true">
      <loext:text> $</loext:text>
      <loext:fill-character> </loext:fill-character>
      <number:text>-</number:text>
      <number:number number:decimal-places="0" loext:min-decimal-places="0" number:min-integer-digits="0"/>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loext:text> </loext:text>
      <loext:fill-character> </loext:fill-character>
      <number:number number:decimal-places="0" loext:min-decimal-places="0" number:min-integer-digits="1" number:grouping="true"/>
      <number:text> </number:text>
    </number:number-style>
    <number:number-style style:name="N181P1" style:volatile="true">
      <loext:text> </loext:text>
      <loext:fill-character> </loext:fill-character>
      <number:text>(</number:text>
      <number:number number:decimal-places="0" loext:min-decimal-places="0"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time-style style:name="N182">
      <number:hours/>
      <number:text>:</number:text>
      <number:minutes number:style="long"/>
      <number:text>:</number:text>
      <number:seconds number:style="long"/>
      <number:text> </number:text>
      <number:am-pm/>
    </number:time-style>
    <number:number-style style:name="N183P0" style:volatile="true">
      <loext:text> </loext:text>
      <loext:fill-character> </loext:fill-character>
      <number:number number:decimal-places="0" loext:min-decimal-places="0" number:min-integer-digits="1" number:grouping="true"/>
      <number:text> </number:text>
    </number:number-style>
    <number:number-style style:name="N183P1" style:volatile="true">
      <loext:text> </loext:text>
      <loext:fill-character> </loext:fill-character>
      <number:text>(</number:text>
      <number:number number:decimal-places="0" loext:min-decimal-places="0" number:min-integer-digits="1" number:grouping="true"/>
      <number:text>)</number:text>
    </number:number-style>
    <number:number-style style:name="N183P2" style:volatile="true">
      <loext:text> </loext:text>
      <loext:fill-character> </loext:fill-character>
      <number:text>-</number:text>
      <number:number number:decimal-places="0" loext:min-decimal-places="0" number:min-integer-digits="0"/>
      <number:text> </number:text>
    </number:number-style>
    <number:text-style style:name="N183">
      <number:text> </number:text>
      <number:text-content/>
      <number:text> </number:text>
      <style:map style:condition="value()&gt;0" style:apply-style-name="N183P0"/>
      <style:map style:condition="value()&lt;0" style:apply-style-name="N183P1"/>
      <style:map style:condition="value()=0" style:apply-style-name="N183P2"/>
    </number:text-style>
    <number:number-style style:name="N184P0" style:volatile="true">
      <loext:fill-character> </loext:fill-character>
      <number:text> $</number:text>
      <number:number number:decimal-places="0" loext:min-decimal-places="0" number:min-integer-digits="1" number:grouping="true"/>
      <number:text> </number:text>
    </number:number-style>
    <number:number-style style:name="N184P1" style:volatile="true">
      <loext:fill-character> </loext:fill-character>
      <number:text>($</number:text>
      <number:number number:decimal-places="0" loext:min-decimal-places="0" number:min-integer-digits="1" number:grouping="true"/>
      <number:text>)</number:text>
    </number:number-style>
    <number:number-style style:name="N184P2" style:volatile="true">
      <loext:fill-character> </loext:fill-character>
      <number:text> -</number:text>
      <number:number number:decimal-places="0" loext:min-decimal-places="0" number:min-integer-digits="0"/>
      <number:text>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number:text>(</number:text>
      <number:currency-symbol/>
      <number:number number:decimal-places="2" loext:min-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loext:min-decimal-places="0" number:min-integer-digits="1" number:grouping="true"/>
      <number:text> </number:text>
    </number:number-style>
    <number:number-style style:name="N10136" number:language="en" number:country="US">
      <style:text-properties fo:color="#ff0000"/>
      <number:text>(</number:text>
      <number:number number:decimal-places="0" loext:min-decimal-places="0" number:min-integer-digits="1" number:grouping="true"/>
      <number:text>)</number:text>
      <style:map style:condition="value()&gt;=0" style:apply-style-name="N10136P0"/>
    </number:number-style>
    <number:number-style style:name="N10138P0" style:volatile="true" number:language="en" number:country="US">
      <number:number number:decimal-places="2" loext:min-decimal-places="2" number:min-integer-digits="1" number:grouping="true"/>
      <number:text> </number:text>
    </number:number-style>
    <number:number-style style:name="N10138" number:language="en" number:country="US">
      <style:text-properties fo:color="#ff0000"/>
      <number:text>(</number:text>
      <number:number number:decimal-places="2" loext:min-decimal-places="2" number:min-integer-digits="1" number:grouping="true"/>
      <number:text>)</number:text>
      <style:map style:condition="value()&gt;=0" style:apply-style-name="N10138P0"/>
    </number:number-style>
    <number:currency-style style:name="N10142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42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42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42" number:language="en" number:country="US">
      <number:text> </number:text>
      <number:text-content/>
      <number:text> </number:text>
      <style:map style:condition="value()&gt;0" style:apply-style-name="N10142P0"/>
      <style:map style:condition="value()&lt;0" style:apply-style-name="N10142P1"/>
      <style:map style:condition="value()=0" style:apply-style-name="N10142P2"/>
    </number:text-style>
    <number:currency-style style:name="N10143P0" style:volatile="true" number:language="en" number:country="US">
      <number:currency-symbol/>
      <number:number number:decimal-places="0" loext:min-decimal-places="0" number:min-integer-digits="1" number:grouping="true"/>
      <number:text> </number:text>
    </number:currency-style>
    <number:currency-style style:name="N10143" number:language="en" number:country="US">
      <number:text>(</number:text>
      <number:currency-symbol/>
      <number:number number:decimal-places="0" loext:min-decimal-places="0" number:min-integer-digits="1" number:grouping="true"/>
      <number:text>)</number:text>
      <style:map style:condition="value()&gt;=0" style:apply-style-name="N10143P0"/>
    </number:currency-style>
    <number:date-style style:name="N10145P0" style:volatile="true" number:language="en" number:country="US">
      <number:month/>
      <number:text>/</number:text>
      <number:day/>
      <number:text>/</number:text>
      <number:year/>
      <number:text> </number:text>
      <number:hours/>
      <number:text>:</number:text>
      <number:minutes number:style="long"/>
      <number:text> </number:text>
      <number:am-pm/>
    </number:date-style>
    <number:text-style style:name="N10145" number:language="en" number:country="US">
      <number:text-content/>
      <style:map style:condition="value()&lt;=1.79769313486232E+308" style:apply-style-name="N10145P0"/>
    </number:text-style>
    <number:number-style style:name="N10146P0" style:volatile="true" number:language="en" number:country="US">
      <number:number number:decimal-places="0" loext:min-decimal-places="0" number:min-integer-digits="1" number:grouping="true"/>
      <number:text> </number:text>
    </number:number-style>
    <number:number-style style:name="N10146" number:language="en" number:country="US">
      <number:text>(</number:text>
      <number:number number:decimal-places="0" loext:min-decimal-places="0" number:min-integer-digits="1" number:grouping="true"/>
      <number:text>)</number:text>
      <style:map style:condition="value()&gt;=0" style:apply-style-name="N10146P0"/>
    </number:number-style>
    <number:currency-style style:name="N10147P0" style:volatile="true" number:language="en" number:country="US">
      <number:currency-symbol/>
      <number:number number:decimal-places="0" loext:min-decimal-places="0" number:min-integer-digits="1" number:grouping="true"/>
      <number:text> </number:text>
    </number:currency-style>
    <number:currency-style style:name="N10147"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47P0"/>
    </number:currency-style>
    <number:currency-style style:name="N10148P0" style:volatile="true" number:language="en" number:country="US">
      <number:currency-symbol/>
      <number:number number:decimal-places="2" loext:min-decimal-places="2" number:min-integer-digits="1" number:grouping="true"/>
      <number:text> </number:text>
    </number:currency-style>
    <number:currency-style style:name="N10148" number:language="en" number:country="US">
      <number:text>(</number:text>
      <number:currency-symbol/>
      <number:number number:decimal-places="2" loext:min-decimal-places="2" number:min-integer-digits="1" number:grouping="true"/>
      <number:text>)</number:text>
      <style:map style:condition="value()&gt;=0" style:apply-style-name="N10148P0"/>
    </number:currency-style>
    <number:currency-style style:name="N10149P0" style:volatile="true" number:language="en" number:country="US">
      <number:currency-symbol/>
      <number:number number:decimal-places="2" loext:min-decimal-places="2" number:min-integer-digits="1" number:grouping="true"/>
      <number:text> </number:text>
    </number:currency-style>
    <number:currency-style style:name="N1014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9P0"/>
    </number:currency-style>
    <number:number-style style:name="N10150P0" style:volatile="true" number:language="en" number:country="US">
      <number:number number:decimal-places="0" loext:min-decimal-places="0" number:min-integer-digits="1" number:grouping="true"/>
      <number:text> </number:text>
    </number:number-style>
    <number:number-style style:name="N10150" number:language="en" number:country="US">
      <style:text-properties fo:color="#ff0000"/>
      <number:text>(</number:text>
      <number:number number:decimal-places="0" loext:min-decimal-places="0" number:min-integer-digits="1" number:grouping="true"/>
      <number:text>)</number:text>
      <style:map style:condition="value()&gt;=0" style:apply-style-name="N10150P0"/>
    </number:number-style>
    <number:number-style style:name="N10151P0" style:volatile="true" number:language="en" number:country="US">
      <number:number number:decimal-places="2" loext:min-decimal-places="2" number:min-integer-digits="1" number:grouping="true"/>
      <number:text> </number:text>
    </number:number-style>
    <number:number-style style:name="N10151" number:language="en" number:country="US">
      <style:text-properties fo:color="#ff0000"/>
      <number:text>(</number:text>
      <number:number number:decimal-places="2" loext:min-decimal-places="2" number:min-integer-digits="1" number:grouping="true"/>
      <number:text>)</number:text>
      <style:map style:condition="value()&gt;=0" style:apply-style-name="N10151P0"/>
    </number:number-style>
    <number:currency-style style:name="N10152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52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52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3P0" style:volatile="true" number:language="en" number:country="US">
      <number:currency-symbol/>
      <number:number number:decimal-places="0" loext:min-decimal-places="0" number:min-integer-digits="1" number:grouping="true"/>
      <number:text> </number:text>
    </number:currency-style>
    <number:currency-style style:name="N10153" number:language="en" number:country="US">
      <number:text>(</number:text>
      <number:currency-symbol/>
      <number:number number:decimal-places="0" loext:min-decimal-places="0" number:min-integer-digits="1" number:grouping="true"/>
      <number:text>)</number:text>
      <style:map style:condition="value()&gt;=0" style:apply-style-name="N10153P0"/>
    </number:currency-style>
    <number:date-style style:name="N10154P0" style:volatile="true" number:language="en" number:country="US">
      <number:month/>
      <number:text>/</number:text>
      <number:day/>
      <number:text>/</number:text>
      <number:year/>
      <number:text> </number:text>
      <number:hours/>
      <number:text>:</number:text>
      <number:minutes number:style="long"/>
      <number:text> </number:text>
      <number:am-pm/>
    </number:date-style>
    <number:text-style style:name="N10154" number:language="en" number:country="US">
      <number:text-content/>
      <style:map style:condition="value()&lt;=1.79769313486232E+308" style:apply-style-name="N10154P0"/>
    </number:text-style>
    <style:style style:name="Default" style:family="table-cell">
      <style:table-cell-properties style:rotation-align="none" style:vertical-align="bottom"/>
      <style:text-properties fo:color="#000000" style:font-name="Trebuchet MS" fo:font-family="'Trebuchet MS'" style:font-family-generic="swiss" fo:font-size="11pt" style:font-name-asian="Arial Unicode MS" style:font-family-asian="'Arial Unicode MS'" style:font-family-generic-asian="system" style:font-pitch-asian="variable" style:font-size-asian="11pt" style:font-name-complex="Arial Unicode MS" style:font-family-complex="'Arial Unicode MS'"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urrency_20_2" style:display-name="Currency 2" style:family="table-cell" style:parent-style-name="Default" style:data-style-name="N13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Excel_20_Built-in_20_Hyperlink" style:display-name="Excel Built-in Hyperlink" style:family="table-cell" style:parent-style-name="Default">
      <style:text-properties fo:color="#54a021" style:text-outline="false" style:text-line-through-style="none" style:text-line-through-type="none" style:font-name="Trebuchet MS" fo:font-family="'Trebuchet MS'"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Normal_20_10" style:display-name="Normal 10" style:family="table-cell" style:parent-style-name="Default" style:data-style-name="N13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 style:display-name="Normal 2" style:family="table-cell" style:parent-style-name="Default" style:data-style-name="N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Trebuchet MS" fo:font-family="'Trebuchet MS'"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20_Built-in_20_Currency" style:display-name="Excel Built-in Currency" style:family="table-cell" style:parent-style-name="Default" style:data-style-name="N128"/>
    <style:style style:name="ConditionalStyle_5f_26" style:display-name="ConditionalStyle_26" style:family="table-cell" style:parent-style-name="Default">
      <style:text-properties fo:color="#54a021"/>
    </style:style>
    <style:style style:name="ConditionalStyle_5f_25" style:display-name="ConditionalStyle_25" style:family="table-cell" style:parent-style-name="Default">
      <style:text-properties fo:color="#9c0006"/>
    </style:style>
    <style:style style:name="Excel_20_Built-in_20_Comma" style:display-name="Excel Built-in Comma" style:family="table-cell" style:parent-style-name="Default" style:data-style-name="N124"/>
    <style:style style:name="Excel_20_Built-in_20_Percent" style:display-name="Excel Built-in Percent" style:family="table-cell" style:parent-style-name="Default" style:data-style-name="N10"/>
    <style:style style:name="ConditionalStyle_5f_24" style:display-name="ConditionalStyle_24" style:family="table-cell" style:parent-style-name="Default">
      <style:text-properties fo:color="#54a021"/>
    </style:style>
    <style:style style:name="ConditionalStyle_5f_23" style:display-name="ConditionalStyle_23" style:family="table-cell" style:parent-style-name="Default">
      <style:text-properties fo:color="#9c0006"/>
    </style:style>
    <style:style style:name="ConditionalStyle_5f_22" style:display-name="ConditionalStyle_22" style:family="table-cell" style:parent-style-name="Default">
      <style:text-properties fo:color="#54a021"/>
    </style:style>
    <style:style style:name="ConditionalStyle_5f_21" style:display-name="ConditionalStyle_21" style:family="table-cell" style:parent-style-name="Default">
      <style:text-properties fo:color="#9c0006"/>
    </style:style>
    <style:style style:name="ConditionalStyle_5f_20" style:display-name="ConditionalStyle_20" style:family="table-cell" style:parent-style-name="Default">
      <style:text-properties fo:color="#54a021"/>
    </style:style>
    <style:style style:name="ConditionalStyle_5f_19" style:display-name="ConditionalStyle_19" style:family="table-cell" style:parent-style-name="Default">
      <style:text-properties fo:color="#9c0006"/>
    </style:style>
    <style:style style:name="ConditionalStyle_5f_18" style:display-name="ConditionalStyle_18" style:family="table-cell" style:parent-style-name="Default">
      <style:text-properties fo:color="#54a021"/>
    </style:style>
    <style:style style:name="ConditionalStyle_5f_17" style:display-name="ConditionalStyle_17" style:family="table-cell" style:parent-style-name="Default">
      <style:text-properties fo:color="#9c0006"/>
    </style:style>
    <style:style style:name="ConditionalStyle_5f_14" style:display-name="ConditionalStyle_14" style:family="table-cell" style:parent-style-name="Default">
      <style:text-properties fo:color="#54a021"/>
    </style:style>
    <style:style style:name="ConditionalStyle_5f_13" style:display-name="ConditionalStyle_13" style:family="table-cell" style:parent-style-name="Default">
      <style:text-properties fo:color="#9c0006"/>
    </style:style>
    <style:style style:name="ConditionalStyle_5f_16" style:display-name="ConditionalStyle_16" style:family="table-cell" style:parent-style-name="Default">
      <style:text-properties fo:color="#54a021"/>
    </style:style>
    <style:style style:name="ConditionalStyle_5f_15" style:display-name="ConditionalStyle_15" style:family="table-cell" style:parent-style-name="Default">
      <style:text-properties fo:color="#9c0006"/>
    </style:style>
    <style:style style:name="ConditionalStyle_5f_10" style:display-name="ConditionalStyle_10" style:family="table-cell" style:parent-style-name="Default">
      <style:text-properties fo:color="#54a021"/>
    </style:style>
    <style:style style:name="ConditionalStyle_5f_9" style:display-name="ConditionalStyle_9" style:family="table-cell" style:parent-style-name="Default">
      <style:text-properties fo:color="#9c0006"/>
    </style:style>
    <style:style style:name="ConditionalStyle_5f_8" style:display-name="ConditionalStyle_8" style:family="table-cell" style:parent-style-name="Default">
      <style:text-properties fo:color="#54a021"/>
    </style:style>
    <style:style style:name="ConditionalStyle_5f_7" style:display-name="ConditionalStyle_7" style:family="table-cell" style:parent-style-name="Default">
      <style:text-properties fo:color="#9c0006"/>
    </style:style>
    <style:style style:name="ConditionalStyle_5f_6" style:display-name="ConditionalStyle_6" style:family="table-cell" style:parent-style-name="Default">
      <style:text-properties fo:color="#54a021"/>
    </style:style>
    <style:style style:name="ConditionalStyle_5f_5" style:display-name="ConditionalStyle_5" style:family="table-cell" style:parent-style-name="Default">
      <style:text-properties fo:color="#9c0006"/>
    </style:style>
    <style:style style:name="ConditionalStyle_5f_4" style:display-name="ConditionalStyle_4" style:family="table-cell" style:parent-style-name="Default">
      <style:text-properties fo:color="#54a021"/>
    </style:style>
    <style:style style:name="ConditionalStyle_5f_3" style:display-name="ConditionalStyle_3" style:family="table-cell" style:parent-style-name="Default">
      <style:text-properties fo:color="#9c0006"/>
    </style:style>
    <style:style style:name="ConditionalStyle_5f_2" style:display-name="ConditionalStyle_2" style:family="table-cell" style:parent-style-name="Default">
      <style:text-properties fo:color="#54a021"/>
    </style:style>
    <style:style style:name="ConditionalStyle_5f_1" style:display-name="ConditionalStyle_1" style:family="table-cell" style:parent-style-name="Default">
      <style:text-properties fo:color="#9c0006"/>
    </style:style>
    <style:style style:name="ConditionalStyle_5f_12" style:display-name="ConditionalStyle_12" style:family="table-cell" style:parent-style-name="Default">
      <style:text-properties fo:color="#54a021"/>
    </style:style>
    <style:style style:name="ConditionalStyle_5f_11" style:display-name="ConditionalStyle_11" style:family="table-cell" style:parent-style-name="Default">
      <style:text-properties fo:color="#9c0006"/>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21.6pt" fo:margin-bottom="21.6pt" fo:margin-left="50.4pt" fo:margin-right="50.4pt" style:print-page-order="ttb" style:first-page-number="continue" loext:scale-to-X="1" loext:scale-to-Y="1" style:table-centering="both" style:writing-mode="lr-tb" style:print="charts drawings objects zero-values"/>
      <style:header-style>
        <style:header-footer-properties fo:min-height="32.4pt" fo:margin-left="0pt" fo:margin-right="0pt" fo:margin-bottom="21.4pt"/>
      </style:header-style>
      <style:footer-style>
        <style:header-footer-properties fo:min-height="32.4pt" fo:margin-left="0pt" fo:margin-right="0pt" fo:margin-top="21.4pt"/>
      </style:footer-style>
    </style:page-layout>
    <style:page-layout style:name="Mpm4">
      <style:page-layout-properties fo:page-width="792pt" fo:page-height="612pt" style:num-format="1" style:print-orientation="landscape" fo:margin-top="21.6pt" fo:margin-bottom="21.6pt" fo:margin-left="50.4pt" fo:margin-right="50.4pt" style:print-page-order="ttb" style:first-page-number="continue" loext:scale-to-X="1" loext:scale-to-Y="1" style:writing-mode="lr-tb" style:print="charts drawings objects zero-values"/>
      <style:header-style>
        <style:header-footer-properties fo:min-height="32.4pt" fo:margin-left="0pt" fo:margin-right="0pt" fo:margin-bottom="21.4pt"/>
      </style:header-style>
      <style:footer-style>
        <style:header-footer-properties fo:min-height="32.4pt" fo:margin-left="0pt" fo:margin-right="0pt" fo:margin-top="21.4pt"/>
      </style:footer-style>
    </style:page-layout>
    <style:style style:name="MT1" style:family="text">
      <style:text-properties fo:color="#000000" style:text-outline="false" style:text-line-through-style="none" style:text-line-through-type="none" style:text-position="0% 100%" style:font-name="Trebuchet MS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8-23">00/00/0000</text:date>, <text:time style:data-style-name="N2" text:time-value="15:44:45.289102000">00:00:00</text:time></text:p>
        </style:region-right>
      </style:header>
      <style:header-left style:display="false"/>
      <style:footer>
        <text:p>Page <text:page-number>1</text:page-number><text:s/>/ <text:page-count>99</text:page-count></text:p>
      </style:footer>
      <style:footer-left style:display="false"/>
    </style:master-page>
    <style:master-page style:name="PageStyle_5f_Control_20_Panel" style:display-name="PageStyle_Control Panel" style:page-layout-name="Mpm3">
      <style:header>
        <style:region-left>
          <text:p><text:span text:style-name="MT1">Apple Inc (AAPL) <text:s text:c="9"/>$116.52</text:span></text:p>
        </style:region-left>
        <style:region-right>
          <text:p><text:span text:style-name="MT1">Report Date: 12/26/2016</text:span></text:p>
        </style:region-right>
      </style:header>
      <style:header-left style:display="false"/>
      <style:footer/>
      <style:footer-left style:display="false"/>
    </style:master-page>
    <style:master-page style:name="PageStyle_5f_Key_20_Items" style:display-name="PageStyle_Key Items" style:page-layout-name="Mpm4">
      <style:header>
        <style:region-left>
          <text:p><text:span text:style-name="MT1">Apple Inc (AAPL) <text:s text:c="9"/>$116.52</text:span></text:p>
        </style:region-left>
        <style:region-right>
          <text:p><text:span text:style-name="MT1">Report Date: 12/26/2016</text:span></text:p>
        </style:region-right>
      </style:header>
      <style:header-left style:display="false"/>
      <style:footer>
        <style:region-right>
          <text:p><text:span text:style-name="MT1"><text:page-number>1</text:page-number></text:span></text:p>
        </style:region-right>
      </style:footer>
      <style:footer-left style:display="false"/>
    </style:master-page>
    <style:master-page style:name="PageStyle_5f_Key_20_Estimates" style:display-name="PageStyle_Key Estimates" style:page-layout-name="Mpm4">
      <style:header>
        <style:region-left>
          <text:p><text:span text:style-name="MT1">Apple Inc (AAPL) <text:s text:c="9"/>$116.52</text:span></text:p>
        </style:region-left>
        <style:region-right>
          <text:p><text:span text:style-name="MT1">Report Date: 12/26/2016</text:span></text:p>
        </style:region-right>
      </style:header>
      <style:header-left style:display="false"/>
      <style:footer>
        <style:region-right>
          <text:p><text:span text:style-name="MT1"><text:page-number>1</text:page-number></text:span></text:p>
        </style:region-right>
      </style:footer>
      <style:footer-left style:display="false"/>
    </style:master-page>
    <style:master-page style:name="PageStyle_5f_Income_20_Metrics" style:display-name="PageStyle_Income Metrics" style:page-layout-name="Mpm4">
      <style:header>
        <style:region-left>
          <text:p><text:span text:style-name="MT1">Apple Inc (AAPL) <text:s text:c="9"/>$116.52</text:span></text:p>
        </style:region-left>
        <style:region-right>
          <text:p><text:span text:style-name="MT1">Report Date: 12/26/2016</text:span></text:p>
        </style:region-right>
      </style:header>
      <style:header-left style:display="false"/>
      <style:footer>
        <style:region-right>
          <text:p><text:span text:style-name="MT1"><text:page-number>1</text:page-number></text:span></text:p>
        </style:region-right>
      </style:footer>
      <style:footer-left style:display="false"/>
    </style:master-page>
    <style:master-page style:name="PageStyle_5f_ROIC_20_Metrics" style:display-name="PageStyle_ROIC Metrics" style:page-layout-name="Mpm4">
      <style:header>
        <style:region-left>
          <text:p><text:span text:style-name="MT1">Apple Inc (AAPL) <text:s text:c="9"/>$116.52</text:span></text:p>
        </style:region-left>
        <style:region-right>
          <text:p><text:span text:style-name="MT1">Report Date: 12/26/2016</text:span></text:p>
        </style:region-right>
      </style:header>
      <style:header-left style:display="false"/>
      <style:footer>
        <style:region-right>
          <text:p><text:span text:style-name="MT1"><text:page-number>1</text:page-number></text:span></text:p>
        </style:region-right>
      </style:footer>
      <style:footer-left style:display="false"/>
    </style:master-page>
    <style:master-page style:name="PageStyle_5f_Debt_20_Metrics" style:display-name="PageStyle_Debt Metrics" style:page-layout-name="Mpm4">
      <style:header>
        <style:region-left>
          <text:p><text:span text:style-name="MT1">Apple Inc (AAPL) <text:s text:c="9"/>$116.52</text:span></text:p>
        </style:region-left>
        <style:region-right>
          <text:p><text:span text:style-name="MT1">Report Date: 12/26/2016</text:span></text:p>
        </style:region-right>
      </style:header>
      <style:header-left style:display="false"/>
      <style:footer>
        <style:region-right>
          <text:p><text:span text:style-name="MT1"><text:page-number>1</text:page-number></text:span></text:p>
        </style:region-right>
      </style:footer>
      <style:footer-left style:display="false"/>
    </style:master-page>
    <style:master-page style:name="PageStyle_5f_NWC_20_Metrics" style:display-name="PageStyle_NWC Metrics" style:page-layout-name="Mpm4">
      <style:header>
        <style:region-left>
          <text:p><text:span text:style-name="MT1">Apple Inc (AAPL) <text:s text:c="9"/>$116.52</text:span></text:p>
        </style:region-left>
        <style:region-right>
          <text:p><text:span text:style-name="MT1">Report Date: 12/26/2016</text:span></text:p>
        </style:region-right>
      </style:header>
      <style:header-left style:display="false"/>
      <style:footer>
        <style:region-right>
          <text:p><text:span text:style-name="MT1"><text:page-number>1</text:page-number></text:span></text:p>
        </style:region-right>
      </style:footer>
      <style:footer-left style:display="false"/>
    </style:master-page>
    <style:master-page style:name="PageStyle_5f_Profile" style:display-name="PageStyle_Profile" style:page-layout-name="Mpm4">
      <style:header>
        <style:region-left>
          <text:p><text:span text:style-name="MT1">Apple Inc (AAPL) <text:s text:c="9"/>$116.52</text:span></text:p>
        </style:region-left>
        <style:region-right>
          <text:p><text:span text:style-name="MT1">Report Date: 12/26/2016</text:span></text:p>
        </style:region-right>
      </style:header>
      <style:header-left style:display="false"/>
      <style:footer>
        <style:region-right>
          <text:p><text:span text:style-name="MT1"><text:page-number>1</text:page-number></text:span></text:p>
        </style:region-right>
      </style:footer>
      <style:footer-left style:display="false"/>
    </style:master-page>
    <style:master-page style:name="PageStyle_5f_Income_20_Comps" style:display-name="PageStyle_Income Comps" style:page-layout-name="Mpm4">
      <style:header>
        <style:region-left>
          <text:p><text:span text:style-name="MT1">Apple Inc (AAPL) <text:s text:c="9"/>$116.52</text:span></text:p>
        </style:region-left>
        <style:region-right>
          <text:p><text:span text:style-name="MT1">Report Date: 12/26/2016</text:span></text:p>
        </style:region-right>
      </style:header>
      <style:header-left style:display="false"/>
      <style:footer>
        <style:region-right>
          <text:p><text:span text:style-name="MT1"><text:page-number>1</text:page-number></text:span></text:p>
        </style:region-right>
      </style:footer>
      <style:footer-left style:display="false"/>
    </style:master-page>
    <style:master-page style:name="PageStyle_5f_ROIC_20_Comps" style:display-name="PageStyle_ROIC Comps" style:page-layout-name="Mpm4">
      <style:header>
        <style:region-left>
          <text:p><text:span text:style-name="MT1">Apple Inc (AAPL) <text:s text:c="9"/>$116.52</text:span></text:p>
        </style:region-left>
        <style:region-right>
          <text:p><text:span text:style-name="MT1">Report Date: 12/26/2016</text:span></text:p>
        </style:region-right>
      </style:header>
      <style:header-left style:display="false"/>
      <style:footer>
        <style:region-right>
          <text:p><text:span text:style-name="MT1"><text:page-number>1</text:page-number></text:span></text:p>
        </style:region-right>
      </style:footer>
      <style:footer-left style:display="false"/>
    </style:master-page>
    <style:master-page style:name="PageStyle_5f_NWC_20_Comps" style:display-name="PageStyle_NWC Comps" style:page-layout-name="Mpm4">
      <style:header>
        <style:region-left>
          <text:p><text:span text:style-name="MT1">Apple Inc (AAPL) <text:s text:c="9"/>$116.52</text:span></text:p>
        </style:region-left>
        <style:region-right>
          <text:p><text:span text:style-name="MT1">Report Date: 12/26/2016</text:span></text:p>
        </style:region-right>
      </style:header>
      <style:header-left style:display="false"/>
      <style:footer>
        <style:region-right>
          <text:p><text:span text:style-name="MT1"><text:page-number>1</text:page-number></text:span></text:p>
        </style:region-right>
      </style:footer>
      <style:footer-left style:display="false"/>
    </style:master-page>
    <style:master-page style:name="PageStyle_5f_Debt_20_Comps" style:display-name="PageStyle_Debt Comps" style:page-layout-name="Mpm4">
      <style:header>
        <style:region-left>
          <text:p><text:span text:style-name="MT1">Apple Inc (AAPL) <text:s text:c="9"/>$116.52</text:span></text:p>
        </style:region-left>
        <style:region-right>
          <text:p><text:span text:style-name="MT1">Report Date: 12/26/2016</text:span></text:p>
        </style:region-right>
      </style:header>
      <style:header-left style:display="false"/>
      <style:footer>
        <style:region-right>
          <text:p><text:span text:style-name="MT1"><text:page-number>1</text:page-number></text:span></text:p>
        </style:region-right>
      </style:footer>
      <style:footer-left style:display="false"/>
    </style:master-page>
    <style:master-page style:name="PageStyle_5f_Comps_20_Overview" style:display-name="PageStyle_Comps Overview" style:page-layout-name="Mpm4">
      <style:header>
        <style:region-left>
          <text:p><text:span text:style-name="MT1">Apple Inc (AAPL) <text:s text:c="9"/>$116.52</text:span></text:p>
        </style:region-left>
        <style:region-right>
          <text:p><text:span text:style-name="MT1">Report Date: 12/26/2016</text:span></text:p>
        </style:region-right>
      </style:header>
      <style:header-left style:display="false"/>
      <style:footer>
        <style:region-right>
          <text:p><text:span text:style-name="MT1"><text:page-number>1</text:page-number></text:span></text:p>
        </style:region-right>
      </style:footer>
      <style:footer-left style:display="false"/>
    </style:master-page>
    <style:master-page style:name="PageStyle_5f_DCF" style:display-name="PageStyle_DCF" style:page-layout-name="Mpm4">
      <style:header>
        <style:region-left>
          <text:p><text:span text:style-name="MT1">Apple Inc (AAPL) <text:s text:c="9"/>$116.52</text:span></text:p>
        </style:region-left>
        <style:region-right>
          <text:p><text:span text:style-name="MT1">Report Date: 12/26/2016</text:span></text:p>
        </style:region-right>
      </style:header>
      <style:header-left style:display="false"/>
      <style:footer>
        <style:region-right>
          <text:p><text:span text:style-name="MT1"><text:page-number>1</text:page-number></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trinio</meta:initial-creator>
    <meta:print-date>2016-08-27T09:05:53</meta:print-date>
    <meta:creation-date>2016-02-24T21:39:54</meta:creation-date>
    <dc:date>2017-08-23T16:05:12.702908000</dc:date>
    <meta:generator>LibreOffice/5.4.0.3$MacOSX_X86_64 LibreOffice_project/7556cbc6811c9d992f4064ab9287069087d7f62c</meta:generator>
    <meta:editing-duration>PT6H21M</meta:editing-duration>
    <meta:editing-cycles>32</meta:editing-cycles>
    <meta:document-statistic meta:table-count="9" meta:cell-count="1434" meta:object-count="9"/>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Microsoft.ReportingServices.InteractiveReport.Excel.SheetName" meta:value-type="float">4</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Standard/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Standard/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Standard/Sheet6.xml><?xml version="1.0" encoding="utf-8"?>
<!DOCTYPE module  PUBLIC '-//OpenOffice.org//DTD OfficeDocument 1.0//EN'  'module.dtd'>
<script:module xmlns:script="http://openoffice.org/2000/script" script:name="Sheet6"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element library:name="Sheet3"/>
  <library:element library:name="Sheet4"/>
  <library:element library:name="Sheet5"/>
  <library:element library:name="Sheet6"/>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ub Update()
	ThisComponent.calculateAll()
End Sub

</script:module>
</file>

<file path=Basic/VBAProject/Sheet1 (Control Panel).xml><?xml version="1.0" encoding="utf-8"?>
<!DOCTYPE module  PUBLIC '-//OpenOffice.org//DTD OfficeDocument 1.0//EN'  'module.dtd'>
<script:module xmlns:script="http://openoffice.org/2000/script" script:name="Sheet1 (Control Panel)" script:language="StarBasic" script:moduleType="normal">REM  *****  BASIC  *****

Sub Main

End Sub
</script:module>
</file>

<file path=Basic/VBAProject/Sheet1.xml><?xml version="1.0" encoding="utf-8"?>
<!DOCTYPE module  PUBLIC '-//OpenOffice.org//DTD OfficeDocument 1.0//EN'  'module.dtd'>
<script:module xmlns:script="http://openoffice.org/2000/script" script:name="Sheet1" script:language="StarBasic" script:moduleType="document">
</script:module>
</file>

<file path=Basic/VBAProject/Sheet2.xml><?xml version="1.0" encoding="utf-8"?>
<!DOCTYPE module  PUBLIC '-//OpenOffice.org//DTD OfficeDocument 1.0//EN'  'module.dtd'>
<script:module xmlns:script="http://openoffice.org/2000/script" script:name="Sheet2" script:language="StarBasic" script:moduleType="document">
</script:module>
</file>

<file path=Basic/VBAProject/Sheet3.xml><?xml version="1.0" encoding="utf-8"?>
<!DOCTYPE module  PUBLIC '-//OpenOffice.org//DTD OfficeDocument 1.0//EN'  'module.dtd'>
<script:module xmlns:script="http://openoffice.org/2000/script" script:name="Sheet3" script:language="StarBasic" script:moduleType="document">
</script:module>
</file>

<file path=Basic/VBAProject/ThisWorkbook.xml><?xml version="1.0" encoding="utf-8"?>
<!DOCTYPE module  PUBLIC '-//OpenOffice.org//DTD OfficeDocument 1.0//EN'  'module.dtd'>
<script:module xmlns:script="http://openoffice.org/2000/script" script:name="ThisWorkbook" script:language="StarBasic" script:moduleType="document">Public Sub Update()
	ThisComponent.calculateAll()
End Sub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ThisWorkbook"/>
  <library:element library:name="Sheet2"/>
  <library:element library:name="Sheet3"/>
  <library:element library:name="Sheet1 (Control Pane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loext:text>
      <loext:fill-character> </loext:fill-character>
      <number:number number:decimal-places="2" loext:min-decimal-places="2" number:min-integer-digits="1" number:grouping="true"/>
      <number:text> </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style:style style:name="ch1" style:family="chart">
      <style:graphic-properties draw:stroke="none" svg:stroke-width="0.026cm" draw:fill="none"/>
    </style:style>
    <style:style style:name="ch2" style:family="chart">
      <style:chart-properties style:rotation-angle="0"/>
      <style:text-properties fo:color="#000000" style:text-position="0% 100%" fo:font-family="'Trebuchet MS'" fo:font-size="12pt" fo:font-weight="bold" style:font-size-asian="12pt" style:font-weight-asian="bold" style:font-size-complex="12pt" style:font-weight-complex="bold"/>
    </style:style>
    <style:style style:name="ch3" style:family="chart">
      <style:chart-properties chart:include-hidden-cells="false" chart:treat-empty-cells="leave-gap" chart:series-source="rows"/>
    </style:style>
    <style:style style:name="ch4" style:family="chart" style:data-style-name="N1">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be3e7"/>
      <style:text-properties fo:color="#000000" style:text-position="0% 100%" fo:font-family="'Trebuchet MS'" fo:font-size="9pt" style:font-size-asian="9pt" style:font-size-complex="9pt"/>
    </style:style>
    <style:style style:name="ch5" style:family="chart" style:data-style-name="N128">
      <style:chart-properties chart:display-label="true" chart:tick-marks-major-inner="false" chart:tick-marks-major-outer="false" chart:logarithmic="false" chart:gap-width="49" chart:overlap="-24" chart:reverse-direction="false" text:line-break="false" loext:try-staggering-first="false" chart:link-data-style-to-source="false" chart:axis-position="0" chart:tick-mark-position="at-axis"/>
      <style:graphic-properties draw:stroke="none" svg:stroke-width="0.035cm" svg:stroke-color="#b3b3b3"/>
      <style:text-properties fo:color="#000000" style:text-position="0% 100%" fo:font-family="'Trebuchet MS'" fo:font-size="9pt" style:font-size-asian="9pt" style:font-size-complex="9pt"/>
    </style:style>
    <style:style style:name="ch6" style:family="chart">
      <style:graphic-properties svg:stroke-width="0.026cm" svg:stroke-color="#dbe3e7"/>
    </style:style>
    <style:style style:name="ch7" style:family="chart" style:data-style-name="N128">
      <style:chart-properties chart:link-data-style-to-source="true" chart:label-position="outside">
        <chart:label-separator>
          <text:p>; </text:p>
        </chart:label-separator>
      </style:chart-properties>
      <style:graphic-properties draw:stroke="none" draw:fill="gradient" draw:fill-gradient-name="msFillGradient_20_1"/>
      <style:text-properties fo:color="#000000" style:text-position="0% 100%" fo:font-family="'Trebuchet MS'" fo:font-size="10pt" style:font-size-asian="10pt" style:font-size-complex="10pt"/>
    </style:style>
    <style:style style:name="ch8" style:family="chart">
      <style:chart-properties chart:solid-type="cuboid"/>
      <style:graphic-properties draw:fill="solid" draw:fill-color="#54a021"/>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0.727cm" svg:height="7.472cm" xlink:href=".." xlink:type="simple" chart:class="chart:bar" chart:style-name="ch1">
        <chart:title svg:x="0.01cm" svg:y="0.003cm" chart:style-name="ch2">
          <text:p>EPS</text:p>
        </chart:title>
        <chart:plot-area chart:style-name="ch3" table:cell-range-address="Profile.P7:Profile.V8 Profile.P5:Profile.P5" chart:data-source-has-labels="both" svg:x="0.447cm" svg:y="0.823cm" svg:width="10.199cm" svg:height="6.314cm">
          <chartooo:coordinate-region svg:x="1.521cm" svg:y="0.999cm" svg:width="9.125cm" svg:height="5.687cm"/>
          <chart:axis chart:dimension="x" chart:name="primary-x" chart:style-name="ch4" chartooo:axis-type="auto">
            <chartooo:date-scale/>
            <chart:categories table:cell-range-address="Profile.P7:Profile.V7"/>
          </chart:axis>
          <chart:axis chart:dimension="y" chart:name="primary-y" chart:style-name="ch5">
            <chart:grid chart:style-name="ch6" chart:class="major"/>
          </chart:axis>
          <chart:series chart:style-name="ch7" chart:values-cell-range-address="Profile.P8:Profile.V8" chart:label-cell-address="Profile.P5:Profile.P5" chart:class="chart:bar">
            <chart:data-point chart:repeated="5"/>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2012">
                <text:p>2012</text:p>
                <draw:g>
                  <svg:desc>Profile.P7:Profile.V7</svg:desc>
                </draw:g>
              </table:table-cell>
              <table:table-cell office:value-type="float" office:value="2013">
                <text:p>2013</text:p>
              </table:table-cell>
              <table:table-cell office:value-type="float" office:value="2014">
                <text:p>2014</text:p>
              </table:table-cell>
              <table:table-cell office:value-type="float" office:value="2015">
                <text:p>2015</text:p>
              </table:table-cell>
              <table:table-cell office:value-type="float" office:value="2016">
                <text:p>2016</text:p>
              </table:table-cell>
              <table:table-cell office:value-type="string">
                <text:p>2017E</text:p>
              </table:table-cell>
              <table:table-cell office:value-type="string">
                <text:p>2018E</text:p>
              </table:table-cell>
            </table:table-row>
          </table:table-header-rows>
          <table:table-rows>
            <table:table-row>
              <table:table-cell office:value-type="string">
                <text:p>dilutedeps</text:p>
                <draw:g>
                  <svg:desc>Profile.P5:Profile.P5</svg:desc>
                </draw:g>
              </table:table-cell>
              <table:table-cell office:value-type="float" office:value="1.25">
                <text:p>1.25</text:p>
                <draw:g>
                  <svg:desc>Profile.P8:Profile.V8</svg:desc>
                </draw:g>
              </table:table-cell>
              <table:table-cell office:value-type="float" office:value="3.42">
                <text:p>3.42</text:p>
              </table:table-cell>
              <table:table-cell office:value-type="float" office:value="1.24">
                <text:p>1.24</text:p>
              </table:table-cell>
              <table:table-cell office:value-type="float" office:value="2.37">
                <text:p>2.37</text:p>
              </table:table-cell>
              <table:table-cell office:value-type="float" office:value="2.1">
                <text:p>2.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0.3$MacOSX_X86_64 LibreOffice_project/7556cbc6811c9d992f4064ab9287069087d7f62c</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linear" draw:start-color="#84b122" draw:end-color="#96c446" draw:start-intensity="100%" draw:end-intensity="100%" draw:angle="1800" draw:border="2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loext:text>
      <loext:fill-character> </loext:fill-character>
      <number:number number:decimal-places="2" loext:min-decimal-places="2" number:min-integer-digits="1" number:grouping="true"/>
      <number:text> </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date-style style:name="N10084" number:language="en" number:country="US">
      <number:year number:style="long"/>
      <number:text>-</number:text>
      <number:month number:style="long"/>
      <number:text>-</number:text>
      <number:day number:style="long"/>
    </number:date-style>
    <style:style style:name="ch1" style:family="chart">
      <style:graphic-properties draw:stroke="none" svg:stroke-width="0.026cm" draw:fill="none"/>
    </style:style>
    <style:style style:name="ch2" style:family="chart">
      <style:chart-properties chart:include-hidden-cells="false" chart:treat-empty-cells="leave-gap"/>
    </style:style>
    <style:style style:name="ch3" style:family="chart" style:data-style-name="N10084">
      <style:chart-properties chart:display-label="true" chart:logarithmic="false" chart:reverse-direction="false" text:line-break="false" loext:try-staggering-first="false" chart:link-data-style-to-source="true" chart:axis-position="0" chart:tick-mark-position="at-axis"/>
      <style:graphic-properties svg:stroke-width="0.026cm" svg:stroke-color="#d9d9d9"/>
      <style:text-properties fo:color="#595959" style:text-position="0% 100%" fo:font-family="'Trebuchet MS'" fo:font-size="9pt" style:font-size-asian="9pt" style:font-size-complex="9pt"/>
    </style:style>
    <style:style style:name="ch4" style:family="chart" style:data-style-name="N128">
      <style:chart-properties chart:display-label="true" chart:tick-marks-major-inner="false" chart:tick-marks-major-outer="false" chart:logarithmic="false" chart:reverse-direction="false" text:line-break="false" loext:try-staggering-first="false" chart:link-data-style-to-source="false" chart:axis-position="end" chart:tick-mark-position="at-axis"/>
      <style:graphic-properties draw:stroke="none" svg:stroke-width="0.035cm" svg:stroke-color="#b3b3b3"/>
      <style:text-properties fo:color="#595959" style:text-position="0% 100%" fo:font-family="'Trebuchet MS'" fo:font-size="9pt" style:font-size-asian="9pt" style:font-size-complex="9pt"/>
    </style:style>
    <style:style style:name="ch5" style:family="chart">
      <style:graphic-properties svg:stroke-width="0.026cm" svg:stroke-color="#d9d9d9"/>
    </style:style>
    <style:style style:name="ch6" style:family="chart" style:data-style-name="N128">
      <style:chart-properties chart:symbol-type="none" chart:link-data-style-to-source="true" chart:label-position="right">
        <chart:label-separator>
          <text:p>; </text:p>
        </chart:label-separator>
      </style:chart-properties>
      <style:graphic-properties svg:stroke-width="0.079cm" svg:stroke-color="#90c226" draw:fill-color="#90c226"/>
      <style:text-properties fo:color="#000000" style:text-position="0% 100%" fo:font-family="'Trebuchet M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9.92cm" svg:height="7.71cm" xlink:href=".." xlink:type="simple" chart:class="chart:line" chart:style-name="ch1">
        <chart:plot-area chart:style-name="ch2" table:cell-range-address="Profile.Z12:Profile.AA71" chart:data-source-has-labels="column" svg:x="0.001cm" svg:y="0.44cm" svg:width="9.646cm" svg:height="7.04cm">
          <chartooo:coordinate-region svg:x="0.694cm" svg:y="0.616cm" svg:width="7.716cm" svg:height="6.263cm"/>
          <chart:axis chart:dimension="x" chart:name="primary-x" chart:style-name="ch3" chartooo:axis-type="auto">
            <chartooo:date-scale chart:base-time-unit="days" chart:major-interval-value="6" chart:major-interval-unit="months"/>
            <chart:categories table:cell-range-address="Profile.Z12:Profile.Z71"/>
          </chart:axis>
          <chart:axis chart:dimension="y" chart:name="primary-y" chart:style-name="ch4">
            <chart:grid chart:style-name="ch5" chart:class="major"/>
          </chart:axis>
          <chart:series chart:style-name="ch6" chart:values-cell-range-address="Profile.AA12:Profile.AA71" chart:class="chart:line">
            <chart:data-point chart:repeated="6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AA</text:p>
              </table:table-cell>
            </table:table-row>
          </table:table-header-rows>
          <table:table-rows>
            <table:table-row>
              <table:table-cell office:value-type="float" office:value="42970">
                <text:p>42970</text:p>
                <draw:g>
                  <svg:desc>Profile.Z12:Profile.Z71</svg:desc>
                </draw:g>
              </table:table-cell>
              <table:table-cell office:value-type="float" office:value="38.03">
                <text:p>38.03</text:p>
                <draw:g>
                  <svg:desc>Profile.AA12:Profile.AA71</svg:desc>
                </draw:g>
              </table:table-cell>
            </table:table-row>
            <table:table-row>
              <table:table-cell office:value-type="float" office:value="42947">
                <text:p>42947</text:p>
              </table:table-cell>
              <table:table-cell office:value-type="float" office:value="39">
                <text:p>39</text:p>
              </table:table-cell>
            </table:table-row>
            <table:table-row>
              <table:table-cell office:value-type="float" office:value="42916">
                <text:p>42916</text:p>
              </table:table-cell>
              <table:table-cell office:value-type="float" office:value="37.239219538094">
                <text:p>37.239219538094</text:p>
              </table:table-cell>
            </table:table-row>
            <table:table-row>
              <table:table-cell office:value-type="float" office:value="42886">
                <text:p>42886</text:p>
              </table:table-cell>
              <table:table-cell office:value-type="float" office:value="38.028813379347">
                <text:p>38.028813379347</text:p>
              </table:table-cell>
            </table:table-row>
            <table:table-row>
              <table:table-cell office:value-type="float" office:value="42853">
                <text:p>42853</text:p>
              </table:table-cell>
              <table:table-cell office:value-type="float" office:value="39.1145049110698">
                <text:p>39.1145049110698</text:p>
              </table:table-cell>
            </table:table-row>
            <table:table-row>
              <table:table-cell office:value-type="float" office:value="42825">
                <text:p>42825</text:p>
              </table:table-cell>
              <table:table-cell office:value-type="float" office:value="40.520489736703">
                <text:p>40.520489736703</text:p>
              </table:table-cell>
            </table:table-row>
            <table:table-row>
              <table:table-cell office:value-type="float" office:value="42794">
                <text:p>42794</text:p>
              </table:table-cell>
              <table:table-cell office:value-type="float" office:value="40.7545431070233">
                <text:p>40.7545431070233</text:p>
              </table:table-cell>
            </table:table-row>
            <table:table-row>
              <table:table-cell office:value-type="float" office:value="42766">
                <text:p>42766</text:p>
              </table:table-cell>
              <table:table-cell office:value-type="float" office:value="41.1153753862671">
                <text:p>41.1153753862671</text:p>
              </table:table-cell>
            </table:table-row>
            <table:table-row>
              <table:table-cell office:value-type="float" office:value="42734">
                <text:p>42734</text:p>
              </table:table-cell>
              <table:table-cell office:value-type="float" office:value="40.9901196062882">
                <text:p>40.9901196062882</text:p>
              </table:table-cell>
            </table:table-row>
            <table:table-row>
              <table:table-cell office:value-type="float" office:value="42704">
                <text:p>42704</text:p>
              </table:table-cell>
              <table:table-cell office:value-type="float" office:value="37.2313266021847">
                <text:p>37.2313266021847</text:p>
              </table:table-cell>
            </table:table-row>
            <table:table-row>
              <table:table-cell office:value-type="float" office:value="42674">
                <text:p>42674</text:p>
              </table:table-cell>
              <table:table-cell office:value-type="float" office:value="35.4579473387102">
                <text:p>35.4579473387102</text:p>
              </table:table-cell>
            </table:table-row>
            <table:table-row>
              <table:table-cell office:value-type="float" office:value="42643">
                <text:p>42643</text:p>
              </table:table-cell>
              <table:table-cell office:value-type="float" office:value="38.6656957838018">
                <text:p>38.6656957838018</text:p>
              </table:table-cell>
            </table:table-row>
            <table:table-row>
              <table:table-cell office:value-type="float" office:value="42613">
                <text:p>42613</text:p>
              </table:table-cell>
              <table:table-cell office:value-type="float" office:value="38.9227688658414">
                <text:p>38.9227688658414</text:p>
              </table:table-cell>
            </table:table-row>
            <table:table-row>
              <table:table-cell office:value-type="float" office:value="42580">
                <text:p>42580</text:p>
              </table:table-cell>
              <table:table-cell office:value-type="float" office:value="41.217384153676">
                <text:p>41.217384153676</text:p>
              </table:table-cell>
            </table:table-row>
            <table:table-row>
              <table:table-cell office:value-type="float" office:value="42551">
                <text:p>42551</text:p>
              </table:table-cell>
              <table:table-cell office:value-type="float" office:value="40.6880756896176">
                <text:p>40.6880756896176</text:p>
              </table:table-cell>
            </table:table-row>
            <table:table-row>
              <table:table-cell office:value-type="float" office:value="42521">
                <text:p>42521</text:p>
              </table:table-cell>
              <table:table-cell office:value-type="float" office:value="36.8650350207945">
                <text:p>36.8650350207945</text:p>
              </table:table-cell>
            </table:table-row>
            <table:table-row>
              <table:table-cell office:value-type="float" office:value="42489">
                <text:p>42489</text:p>
              </table:table-cell>
              <table:table-cell office:value-type="float" office:value="36.5542952619985">
                <text:p>36.5542952619985</text:p>
              </table:table-cell>
            </table:table-row>
            <table:table-row>
              <table:table-cell office:value-type="float" office:value="42460">
                <text:p>42460</text:p>
              </table:table-cell>
              <table:table-cell office:value-type="float" office:value="36.4313049391734">
                <text:p>36.4313049391734</text:p>
              </table:table-cell>
            </table:table-row>
            <table:table-row>
              <table:table-cell office:value-type="float" office:value="42429">
                <text:p>42429</text:p>
              </table:table-cell>
              <table:table-cell office:value-type="float" office:value="34.3665232959524">
                <text:p>34.3665232959524</text:p>
              </table:table-cell>
            </table:table-row>
            <table:table-row>
              <table:table-cell office:value-type="float" office:value="42398">
                <text:p>42398</text:p>
              </table:table-cell>
              <table:table-cell office:value-type="float" office:value="33.5387504750215">
                <text:p>33.5387504750215</text:p>
              </table:table-cell>
            </table:table-row>
            <table:table-row>
              <table:table-cell office:value-type="float" office:value="42369">
                <text:p>42369</text:p>
              </table:table-cell>
              <table:table-cell office:value-type="float" office:value="31.5593564825026">
                <text:p>31.5593564825026</text:p>
              </table:table-cell>
            </table:table-row>
            <table:table-row>
              <table:table-cell office:value-type="float" office:value="42338">
                <text:p>42338</text:p>
              </table:table-cell>
              <table:table-cell office:value-type="float" office:value="30.8806606441692">
                <text:p>30.8806606441692</text:p>
              </table:table-cell>
            </table:table-row>
            <table:table-row>
              <table:table-cell office:value-type="float" office:value="42307">
                <text:p>42307</text:p>
              </table:table-cell>
              <table:table-cell office:value-type="float" office:value="30.7339155980431">
                <text:p>30.7339155980431</text:p>
              </table:table-cell>
            </table:table-row>
            <table:table-row>
              <table:table-cell office:value-type="float" office:value="42277">
                <text:p>42277</text:p>
              </table:table-cell>
              <table:table-cell office:value-type="float" office:value="29.4628578677417">
                <text:p>29.4628578677417</text:p>
              </table:table-cell>
            </table:table-row>
            <table:table-row>
              <table:table-cell office:value-type="float" office:value="42247">
                <text:p>42247</text:p>
              </table:table-cell>
              <table:table-cell office:value-type="float" office:value="30.0235384042058">
                <text:p>30.0235384042058</text:p>
              </table:table-cell>
            </table:table-row>
            <table:table-row>
              <table:table-cell office:value-type="float" office:value="42216">
                <text:p>42216</text:p>
              </table:table-cell>
              <table:table-cell office:value-type="float" office:value="31.4161965109069">
                <text:p>31.4161965109069</text:p>
              </table:table-cell>
            </table:table-row>
            <table:table-row>
              <table:table-cell office:value-type="float" office:value="42185">
                <text:p>42185</text:p>
              </table:table-cell>
              <table:table-cell office:value-type="float" office:value="31.6934026802992">
                <text:p>31.6934026802992</text:p>
              </table:table-cell>
            </table:table-row>
            <table:table-row>
              <table:table-cell office:value-type="float" office:value="42153">
                <text:p>42153</text:p>
              </table:table-cell>
              <table:table-cell office:value-type="float" office:value="30.8189788450882">
                <text:p>30.8189788450882</text:p>
              </table:table-cell>
            </table:table-row>
            <table:table-row>
              <table:table-cell office:value-type="float" office:value="42124">
                <text:p>42124</text:p>
              </table:table-cell>
              <table:table-cell office:value-type="float" office:value="30.9082057670485">
                <text:p>30.9082057670485</text:p>
              </table:table-cell>
            </table:table-row>
            <table:table-row>
              <table:table-cell office:value-type="float" office:value="42094">
                <text:p>42094</text:p>
              </table:table-cell>
              <table:table-cell office:value-type="float" office:value="28.7191746423387">
                <text:p>28.7191746423387</text:p>
              </table:table-cell>
            </table:table-row>
            <table:table-row>
              <table:table-cell office:value-type="float" office:value="42062">
                <text:p>42062</text:p>
              </table:table-cell>
              <table:table-cell office:value-type="float" office:value="30.3992243687358">
                <text:p>30.3992243687358</text:p>
              </table:table-cell>
            </table:table-row>
            <table:table-row>
              <table:table-cell office:value-type="float" office:value="42034">
                <text:p>42034</text:p>
              </table:table-cell>
              <table:table-cell office:value-type="float" office:value="28.9566685827194">
                <text:p>28.9566685827194</text:p>
              </table:table-cell>
            </table:table-row>
            <table:table-row>
              <table:table-cell office:value-type="float" office:value="42004">
                <text:p>42004</text:p>
              </table:table-cell>
              <table:table-cell office:value-type="float" office:value="29.1332044899816">
                <text:p>29.1332044899816</text:p>
              </table:table-cell>
            </table:table-row>
            <table:table-row>
              <table:table-cell office:value-type="float" office:value="41971">
                <text:p>41971</text:p>
              </table:table-cell>
              <table:table-cell office:value-type="float" office:value="30.6857033300253">
                <text:p>30.6857033300253</text:p>
              </table:table-cell>
            </table:table-row>
            <table:table-row>
              <table:table-cell office:value-type="float" office:value="41943">
                <text:p>41943</text:p>
              </table:table-cell>
              <table:table-cell office:value-type="float" office:value="30.217351724649">
                <text:p>30.217351724649</text:p>
              </table:table-cell>
            </table:table-row>
            <table:table-row>
              <table:table-cell office:value-type="float" office:value="41912">
                <text:p>41912</text:p>
              </table:table-cell>
              <table:table-cell office:value-type="float" office:value="30.1694580515852">
                <text:p>30.1694580515852</text:p>
              </table:table-cell>
            </table:table-row>
            <table:table-row>
              <table:table-cell office:value-type="float" office:value="41880">
                <text:p>41880</text:p>
              </table:table-cell>
              <table:table-cell office:value-type="float" office:value="29.9297461260902">
                <text:p>29.9297461260902</text:p>
              </table:table-cell>
            </table:table-row>
            <table:table-row>
              <table:table-cell office:value-type="float" office:value="41851">
                <text:p>41851</text:p>
              </table:table-cell>
              <table:table-cell office:value-type="float" office:value="30.469097958454">
                <text:p>30.469097958454</text:p>
              </table:table-cell>
            </table:table-row>
            <table:table-row>
              <table:table-cell office:value-type="float" office:value="41820">
                <text:p>41820</text:p>
              </table:table-cell>
              <table:table-cell office:value-type="float" office:value="29.8855951709859">
                <text:p>29.8855951709859</text:p>
              </table:table-cell>
            </table:table-row>
            <table:table-row>
              <table:table-cell office:value-type="float" office:value="41789">
                <text:p>41789</text:p>
              </table:table-cell>
              <table:table-cell office:value-type="float" office:value="29.9785650654658">
                <text:p>29.9785650654658</text:p>
              </table:table-cell>
            </table:table-row>
            <table:table-row>
              <table:table-cell office:value-type="float" office:value="41759">
                <text:p>41759</text:p>
              </table:table-cell>
              <table:table-cell office:value-type="float" office:value="30.1729566630147">
                <text:p>30.1729566630147</text:p>
              </table:table-cell>
            </table:table-row>
            <table:table-row>
              <table:table-cell office:value-type="float" office:value="41729">
                <text:p>41729</text:p>
              </table:table-cell>
              <table:table-cell office:value-type="float" office:value="29.2588910803668">
                <text:p>29.2588910803668</text:p>
              </table:table-cell>
            </table:table-row>
            <table:table-row>
              <table:table-cell office:value-type="float" office:value="41698">
                <text:p>41698</text:p>
              </table:table-cell>
              <table:table-cell office:value-type="float" office:value="26.6391899685233">
                <text:p>26.6391899685233</text:p>
              </table:table-cell>
            </table:table-row>
            <table:table-row>
              <table:table-cell office:value-type="float" office:value="41670">
                <text:p>41670</text:p>
              </table:table-cell>
              <table:table-cell office:value-type="float" office:value="27.7988665753585">
                <text:p>27.7988665753585</text:p>
              </table:table-cell>
            </table:table-row>
            <table:table-row>
              <table:table-cell office:value-type="float" office:value="41639">
                <text:p>41639</text:p>
              </table:table-cell>
              <table:table-cell office:value-type="float" office:value="28.9451126397729">
                <text:p>28.9451126397729</text:p>
              </table:table-cell>
            </table:table-row>
            <table:table-row>
              <table:table-cell office:value-type="float" office:value="41607">
                <text:p>41607</text:p>
              </table:table-cell>
              <table:table-cell office:value-type="float" office:value="28.9862746315815">
                <text:p>28.9862746315815</text:p>
              </table:table-cell>
            </table:table-row>
            <table:table-row>
              <table:table-cell office:value-type="float" office:value="41578">
                <text:p>41578</text:p>
              </table:table-cell>
              <table:table-cell office:value-type="float" office:value="29.8012820693908">
                <text:p>29.8012820693908</text:p>
              </table:table-cell>
            </table:table-row>
            <table:table-row>
              <table:table-cell office:value-type="float" office:value="41547">
                <text:p>41547</text:p>
              </table:table-cell>
              <table:table-cell office:value-type="float" office:value="27.4686432775789">
                <text:p>27.4686432775789</text:p>
              </table:table-cell>
            </table:table-row>
            <table:table-row>
              <table:table-cell office:value-type="float" office:value="41516">
                <text:p>41516</text:p>
              </table:table-cell>
              <table:table-cell office:value-type="float" office:value="27.4767652891926">
                <text:p>27.4767652891926</text:p>
              </table:table-cell>
            </table:table-row>
            <table:table-row>
              <table:table-cell office:value-type="float" office:value="41486">
                <text:p>41486</text:p>
              </table:table-cell>
              <table:table-cell office:value-type="float" office:value="28.6463349615674">
                <text:p>28.6463349615674</text:p>
              </table:table-cell>
            </table:table-row>
            <table:table-row>
              <table:table-cell office:value-type="float" office:value="41453">
                <text:p>41453</text:p>
              </table:table-cell>
              <table:table-cell office:value-type="float" office:value="28.3928213484422">
                <text:p>28.3928213484422</text:p>
              </table:table-cell>
            </table:table-row>
            <table:table-row>
              <table:table-cell office:value-type="float" office:value="41425">
                <text:p>41425</text:p>
              </table:table-cell>
              <table:table-cell office:value-type="float" office:value="28.0639779373445">
                <text:p>28.0639779373445</text:p>
              </table:table-cell>
            </table:table-row>
            <table:table-row>
              <table:table-cell office:value-type="float" office:value="41394">
                <text:p>41394</text:p>
              </table:table-cell>
              <table:table-cell office:value-type="float" office:value="30.0450589749335">
                <text:p>30.0450589749335</text:p>
              </table:table-cell>
            </table:table-row>
            <table:table-row>
              <table:table-cell office:value-type="float" office:value="41361">
                <text:p>41361</text:p>
              </table:table-cell>
              <table:table-cell office:value-type="float" office:value="29.0796325135684">
                <text:p>29.0796325135684</text:p>
              </table:table-cell>
            </table:table-row>
            <table:table-row>
              <table:table-cell office:value-type="float" office:value="41333">
                <text:p>41333</text:p>
              </table:table-cell>
              <table:table-cell office:value-type="float" office:value="28.4614228280797">
                <text:p>28.4614228280797</text:p>
              </table:table-cell>
            </table:table-row>
            <table:table-row>
              <table:table-cell office:value-type="float" office:value="41305">
                <text:p>41305</text:p>
              </table:table-cell>
              <table:table-cell office:value-type="float" office:value="27.5737371258394">
                <text:p>27.5737371258394</text:p>
              </table:table-cell>
            </table:table-row>
            <table:table-row>
              <table:table-cell office:value-type="float" office:value="41274">
                <text:p>41274</text:p>
              </table:table-cell>
              <table:table-cell office:value-type="float" office:value="26.3722662798538">
                <text:p>26.3722662798538</text:p>
              </table:table-cell>
            </table:table-row>
            <table:table-row>
              <table:table-cell office:value-type="float" office:value="41243">
                <text:p>41243</text:p>
              </table:table-cell>
              <table:table-cell office:value-type="float" office:value="26.7008439077843">
                <text:p>26.7008439077843</text:p>
              </table:table-cell>
            </table:table-row>
            <table:table-row>
              <table:table-cell office:value-type="float" office:value="41213">
                <text:p>41213</text:p>
              </table:table-cell>
              <table:table-cell office:value-type="float" office:value="27.0607146431368">
                <text:p>27.0607146431368</text:p>
              </table:table-cell>
            </table:table-row>
            <table:table-row>
              <table:table-cell office:value-type="float" office:value="41180">
                <text:p>41180</text:p>
              </table:table-cell>
              <table:table-cell office:value-type="float" office:value="29.1549221094789">
                <text:p>29.154922109478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0.3$MacOSX_X86_64 LibreOffice_project/7556cbc6811c9d992f4064ab9287069087d7f62c</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number:percentage-style style:name="N151">
      <number:number number:decimal-places="1" loext:min-decimal-places="1" number:min-integer-digits="1"/>
      <number:text>%</number:text>
    </number:percentage-style>
    <style:style style:name="ch1" style:family="chart">
      <style:graphic-properties draw:stroke="none" svg:stroke-width="0.026cm"/>
    </style:style>
    <style:style style:name="ch2" style:family="chart">
      <style:chart-properties style:rotation-angle="0"/>
      <style:text-properties fo:color="#000000" style:text-position="0% 100%" fo:font-family="'Trebuchet MS'" fo:font-size="12pt" fo:font-weight="bold" style:font-size-asian="12pt" style:font-weight-asian="bold" style:font-size-complex="12pt" style:font-weight-complex="bold"/>
    </style:style>
    <style:style style:name="ch3" style:family="chart">
      <style:graphic-properties draw:stroke="none" draw:fill="none" draw:fill-color="#d9d9d9"/>
      <style:text-properties fo:color="#595959" style:text-position="0% 100%" fo:font-family="'Trebuchet MS'" fo:font-size="9pt" style:font-size-asian="9pt" style:font-size-complex="9pt"/>
    </style:style>
    <style:style style:name="ch4" style:family="chart">
      <style:chart-properties chart:include-hidden-cells="false" chart:treat-empty-cells="leave-gap" chart:series-source="rows"/>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axis-label-position="outside-start" chart:tick-mark-position="at-axis"/>
      <style:graphic-properties svg:stroke-width="0.035cm" svg:stroke-color="#d9d9d9"/>
      <style:text-properties fo:color="#595959" style:text-position="0% 100%" fo:font-family="'Trebuchet MS'" fo:font-size="9pt" style:font-size-asian="9pt" style:font-size-complex="9pt"/>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visible="false" chart:axis-position="0" chart:tick-mark-position="at-axis"/>
      <style:graphic-properties svg:stroke-width="0.035cm" svg:stroke-color="#8b8b8b"/>
      <style:text-properties fo:color="#000000" style:text-position="0% 100%" fo:font-family="'Trebuchet MS'" fo:font-size="10pt" style:font-size-asian="10pt" style:font-size-complex="10pt"/>
    </style:style>
    <style:style style:name="ch7" style:family="chart" style:data-style-name="N1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draw:stroke="none" svg:stroke-width="0.035cm" svg:stroke-color="#b3b3b3"/>
      <style:text-properties fo:color="#595959" style:text-position="0% 100%" fo:font-family="'Trebuchet MS'" fo:font-size="9pt" style:font-size-asian="9pt" style:font-size-complex="9pt"/>
    </style:style>
    <style:style style:name="ch8" style:family="chart">
      <style:chart-properties chart:auto-position="true" style:rotation-angle="90"/>
      <style:text-properties fo:color="#595959" style:text-position="0% 100%" fo:font-family="'Trebuchet MS'" fo:font-size="9pt" style:font-size-asian="9pt" style:font-size-complex="9pt"/>
    </style:style>
    <style:style style:name="ch9" style:family="chart">
      <style:graphic-properties svg:stroke-width="0.026cm" svg:stroke-color="#d9d9d9"/>
    </style:style>
    <style:style style:name="ch10" style:family="chart" style:data-style-name="N10">
      <style:chart-properties chart:display-label="true" chart:tick-marks-major-inner="false" chart:tick-marks-major-outer="false" chart:logarithmic="false" chart:reverse-direction="false" text:line-break="false" loext:try-staggering-first="false" chart:link-data-style-to-source="false" chart:axis-position="end" chart:tick-mark-position="at-axis"/>
      <style:graphic-properties draw:stroke="none" svg:stroke-width="0.035cm" svg:stroke-color="#b3b3b3"/>
      <style:text-properties fo:color="#595959" style:text-position="0% 100%" fo:font-family="'Trebuchet MS'" fo:font-size="9pt" style:font-size-asian="9pt" style:font-size-complex="9pt"/>
    </style:style>
    <style:style style:name="ch11" style:family="chart">
      <style:chart-properties chart:auto-position="true" style:rotation-angle="270"/>
      <style:text-properties fo:color="#595959" style:text-position="0% 100%" fo:font-family="'Trebuchet MS'" fo:font-size="9pt" style:font-size-asian="9pt" style:font-size-complex="9pt"/>
    </style:style>
    <style:style style:name="ch12" style:family="chart" style:data-style-name="N151">
      <style:chart-properties chart:link-data-style-to-source="true" chart:label-position="outside">
        <chart:label-separator>
          <text:p>; </text:p>
        </chart:label-separator>
      </style:chart-properties>
      <style:graphic-properties draw:stroke="none" draw:fill="gradient" draw:fill-gradient-name="msFillGradient_20_1"/>
      <style:text-properties fo:color="#000000" style:text-position="0% 100%" fo:font-family="'Trebuchet MS'" fo:font-size="10pt" style:font-size-asian="10pt" style:font-size-complex="10pt"/>
    </style:style>
    <style:style style:name="ch13" style:family="chart" style:data-style-name="N151">
      <style:chart-properties chart:symbol-type="none" chart:link-data-style-to-source="true" chart:label-position="right">
        <chart:label-separator>
          <text:p>; </text:p>
        </chart:label-separator>
      </style:chart-properties>
      <style:graphic-properties svg:stroke-width="0.097cm" svg:stroke-color="#90c226" draw:fill-color="#90c226"/>
      <style:text-properties fo:color="#000000" style:text-position="0% 100%" fo:font-family="'Trebuchet MS'" fo:font-size="10pt" style:font-size-asian="10pt"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25.093cm" svg:height="7.25cm" xlink:href=".." xlink:type="simple" chart:class="chart:bar" chart:row-mapping="1 0" chart:style-name="ch1">
        <chart:title svg:x="0.027cm" svg:y="0cm" chart:style-name="ch2">
          <text:p>Revenue Growth &amp; Profit Margin</text:p>
        </chart:title>
        <chart:legend svg:x="8.378cm" svg:y="6.547cm" style:legend-expansion="custom" chartooo:width="8.335cm" chartooo:height="0.656cm" style:legend-expansion-aspect-ratio="12.7057926829268" chart:style-name="ch3"/>
        <chart:plot-area chart:style-name="ch4" table:cell-range-address="'Income Metrics'.C4:'Income Metrics'.G4 'Income Metrics'.B16:'Income Metrics'.G16 'Income Metrics'.B6:'Income Metrics'.G6" chart:data-source-has-labels="both" svg:x="0.743cm" svg:y="0.921cm" svg:width="23.607cm" svg:height="5.6cm">
          <chartooo:coordinate-region svg:x="1.357cm" svg:y="1.097cm" svg:width="22.378cm" svg:height="4.823cm"/>
          <chart:axis chart:dimension="x" chart:name="primary-x" chart:style-name="ch5" chartooo:axis-type="auto">
            <chartooo:date-scale/>
            <chart:categories table:cell-range-address="'Income Metrics'.C4:'Income Metrics'.G4"/>
          </chart:axis>
          <chart:axis chart:dimension="x" chart:name="secondary-x" chart:style-name="ch6"/>
          <chart:axis chart:dimension="y" chart:name="primary-y" chart:style-name="ch7">
            <chart:title svg:x="0.001cm" svg:y="4.724cm" chart:style-name="ch8">
              <text:p>Profit Margin</text:p>
            </chart:title>
            <chart:grid chart:style-name="ch9" chart:class="major"/>
          </chart:axis>
          <chart:axis chart:dimension="y" chart:name="secondary-y" chart:style-name="ch10">
            <chart:title svg:x="25.092cm" svg:y="2.421cm" chart:style-name="ch11">
              <text:p>Revenue Growth</text:p>
            </chart:title>
          </chart:axis>
          <chart:series chart:attached-axis="primary-y" chart:style-name="ch12" chart:values-cell-range-address="'Income Metrics'.C16:'Income Metrics'.G16" chart:label-cell-address="'Income Metrics'.B16:'Income Metrics'.B16" chart:class="chart:bar">
            <chart:data-point chart:repeated="5"/>
          </chart:series>
          <chart:series chart:attached-axis="secondary-y" chart:style-name="ch13" chart:values-cell-range-address="'Income Metrics'.C6:'Income Metrics'.G6" chart:label-cell-address="'Income Metrics'.B6:'Income Metrics'.B6"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Y 2013</text:p>
                <draw:g>
                  <svg:desc>'Income Metrics'.C4:'Income Metrics'.G4</svg:desc>
                </draw:g>
              </table:table-cell>
              <table:table-cell office:value-type="string">
                <text:p>FY 2014</text:p>
              </table:table-cell>
              <table:table-cell office:value-type="string">
                <text:p>FY 2015</text:p>
              </table:table-cell>
              <table:table-cell office:value-type="string">
                <text:p>FY 2016</text:p>
              </table:table-cell>
              <table:table-cell office:value-type="string">
                <text:p>Q2TTM 2017</text:p>
              </table:table-cell>
            </table:table-row>
          </table:table-header-rows>
          <table:table-rows>
            <table:table-row>
              <table:table-cell office:value-type="string">
                <text:p>   Margin (%)</text:p>
                <draw:g>
                  <svg:desc>'Income Metrics'.B16:'Income Metrics'.B16</svg:desc>
                </draw:g>
              </table:table-cell>
              <table:table-cell office:value-type="float" office:value="0.145411">
                <text:p>0.145411</text:p>
                <draw:g>
                  <svg:desc>'Income Metrics'.C16:'Income Metrics'.G16</svg:desc>
                </draw:g>
              </table:table-cell>
              <table:table-cell office:value-type="float" office:value="0.050858">
                <text:p>0.050858</text:p>
              </table:table-cell>
              <table:table-cell office:value-type="float" office:value="0.093235">
                <text:p>0.093235</text:p>
              </table:table-cell>
              <table:table-cell office:value-type="float" office:value="0.081405">
                <text:p>0.081405</text:p>
              </table:table-cell>
              <table:table-cell office:value-type="float" office:value="0.083497">
                <text:p>0.083497</text:p>
              </table:table-cell>
            </table:table-row>
            <table:table-row>
              <table:table-cell office:value-type="string">
                <text:p>   Y/Y Growth (%)</text:p>
                <draw:g>
                  <svg:desc>'Income Metrics'.B6:'Income Metrics'.B6</svg:desc>
                </draw:g>
              </table:table-cell>
              <table:table-cell office:value-type="float" office:value="0.010343">
                <text:p>0.010343</text:p>
                <draw:g>
                  <svg:desc>'Income Metrics'.C6:'Income Metrics'.G6</svg:desc>
                </draw:g>
              </table:table-cell>
              <table:table-cell office:value-type="float" office:value="0.028699">
                <text:p>0.028699</text:p>
              </table:table-cell>
              <table:table-cell office:value-type="float" office:value="0.108375">
                <text:p>0.108375</text:p>
              </table:table-cell>
              <table:table-cell office:value-type="float" office:value="0.115701">
                <text:p>0.115701</text:p>
              </table:table-cell>
              <table:table-cell office:value-type="float" office:value="-0.002046">
                <text:p>-0.00204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0.3$MacOSX_X86_64 LibreOffice_project/7556cbc6811c9d992f4064ab9287069087d7f62c</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linear" draw:start-color="#4c921e" draw:end-color="#63a544" draw:start-intensity="100%" draw:end-intensity="100%" draw:angle="1800" draw:border="2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number:percentage-style style:name="N151">
      <number:number number:decimal-places="1" loext:min-decimal-places="1" number:min-integer-digits="1"/>
      <number:text>%</number:text>
    </number:percentage-style>
    <style:style style:name="ch1" style:family="chart">
      <style:graphic-properties draw:stroke="none" svg:stroke-width="0.026cm" draw:fill="none"/>
    </style:style>
    <style:style style:name="ch2" style:family="chart">
      <style:chart-properties style:rotation-angle="0"/>
      <style:text-properties fo:color="#000000" style:text-position="0% 100%" fo:font-family="'Trebuchet MS'" fo:font-size="12pt" fo:font-weight="bold" style:font-size-asian="12pt" style:font-weight-asian="bold" style:font-size-complex="12pt" style:font-weight-complex="bold"/>
    </style:style>
    <style:style style:name="ch3" style:family="chart">
      <style:graphic-properties draw:stroke="none" draw:fill="none" draw:fill-color="#d9d9d9"/>
      <style:text-properties fo:color="#595959" style:text-position="0% 100%" fo:font-family="'Trebuchet MS'" fo:font-size="9pt" style:font-size-asian="9pt" style:font-size-complex="9pt"/>
    </style:style>
    <style:style style:name="ch4" style:family="chart">
      <style:chart-properties chart:include-hidden-cells="false" chart:treat-empty-cells="leave-gap" chart:series-source="rows"/>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axis-label-position="outside-start" chart:tick-mark-position="at-axis"/>
      <style:graphic-properties svg:stroke-width="0.035cm" svg:stroke-color="#d9d9d9"/>
      <style:text-properties fo:color="#595959" style:text-position="0% 100%" fo:font-family="'Trebuchet MS'" fo:font-size="9pt" style:font-size-asian="9pt" style:font-size-complex="9pt"/>
    </style:style>
    <style:style style:name="ch6" style:family="chart" style:data-style-name="N10">
      <style:chart-properties chart:display-label="true" chart:tick-marks-major-inner="false" chart:tick-marks-major-outer="false" chart:logarithmic="false" chart:gap-width="150" chart:reverse-direction="false" text:line-break="false" loext:try-staggering-first="false" chart:link-data-style-to-source="false" chart:axis-position="0" chart:tick-mark-position="at-axis"/>
      <style:graphic-properties draw:stroke="none" svg:stroke-width="0.035cm" svg:stroke-color="#b3b3b3"/>
      <style:text-properties fo:color="#595959" style:text-position="0% 100%" fo:font-family="'Trebuchet MS'" fo:font-size="9pt" style:font-size-asian="9pt" style:font-size-complex="9pt"/>
    </style:style>
    <style:style style:name="ch7" style:family="chart">
      <style:graphic-properties svg:stroke-width="0.026cm" svg:stroke-color="#d9d9d9"/>
    </style:style>
    <style:style style:name="ch8" style:family="chart" style:data-style-name="N151">
      <style:chart-properties chart:link-data-style-to-source="true" chart:label-position="outside">
        <chart:label-separator>
          <text:p>; </text:p>
        </chart:label-separator>
      </style:chart-properties>
      <style:graphic-properties draw:stroke="none" draw:fill-color="#90c226"/>
      <style:text-properties fo:color="#000000" style:text-position="0% 100%" fo:font-family="'Trebuchet MS'" fo:font-size="10pt" style:font-size-asian="10pt" style:font-size-complex="10pt"/>
    </style:style>
    <style:style style:name="ch9" style:family="chart" style:data-style-name="N151">
      <style:chart-properties chart:link-data-style-to-source="true" chart:label-position="outside">
        <chart:label-separator>
          <text:p>; </text:p>
        </chart:label-separator>
      </style:chart-properties>
      <style:graphic-properties draw:stroke="none" draw:fill-color="#e6b91e"/>
      <style:text-properties fo:color="#000000" style:text-position="0% 100%" fo:font-family="'Trebuchet M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4.28cm" svg:height="9.688cm" xlink:href=".." xlink:type="simple" chart:class="chart:bar" chart:style-name="ch1">
        <chart:title svg:x="0.196cm" svg:y="0cm" chart:style-name="ch2">
          <text:p>Return on Investment</text:p>
        </chart:title>
        <chart:legend svg:x="0.731cm" svg:y="7.981cm" style:legend-expansion="custom" chartooo:width="12.874cm" chartooo:height="1.706cm" style:legend-expansion-aspect-ratio="7.54630715123095" chart:style-name="ch3"/>
        <chart:plot-area chart:style-name="ch4" table:cell-range-address="'ROIC Metrics'.C4:'ROIC Metrics'.G4 'ROIC Metrics'.B8:'ROIC Metrics'.G8 'ROIC Metrics'.B15:'ROIC Metrics'.G15" chart:data-source-has-labels="both" svg:x="0.533cm" svg:y="1.083cm" svg:width="13.551cm" svg:height="7.376cm">
          <chartooo:coordinate-region svg:x="1.147cm" svg:y="1.259cm" svg:width="12.937cm" svg:height="6.599cm"/>
          <chart:axis chart:dimension="x" chart:name="primary-x" chart:style-name="ch5" chartooo:axis-type="auto">
            <chartooo:date-scale/>
            <chart:categories table:cell-range-address="'ROIC Metrics'.C4:'ROIC Metrics'.G4"/>
          </chart:axis>
          <chart:axis chart:dimension="y" chart:name="primary-y" chart:style-name="ch6">
            <chart:grid chart:style-name="ch7" chart:class="major"/>
          </chart:axis>
          <chart:series chart:style-name="ch8" chart:values-cell-range-address="'ROIC Metrics'.C8:'ROIC Metrics'.G8" chart:label-cell-address="'ROIC Metrics'.B8:'ROIC Metrics'.B8" chart:class="chart:bar">
            <chart:data-point chart:repeated="5"/>
          </chart:series>
          <chart:series chart:style-name="ch9" chart:values-cell-range-address="'ROIC Metrics'.C15:'ROIC Metrics'.G15" chart:label-cell-address="'ROIC Metrics'.B15:'ROIC Metrics'.B15"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Y 2013</text:p>
                <draw:g>
                  <svg:desc>'ROIC Metrics'.C4:'ROIC Metrics'.G4</svg:desc>
                </draw:g>
              </table:table-cell>
              <table:table-cell office:value-type="string">
                <text:p>FY 2014</text:p>
              </table:table-cell>
              <table:table-cell office:value-type="string">
                <text:p>FY 2015</text:p>
              </table:table-cell>
              <table:table-cell office:value-type="string">
                <text:p>FY 2016</text:p>
              </table:table-cell>
              <table:table-cell office:value-type="string">
                <text:p>Q2TTM 2017</text:p>
              </table:table-cell>
            </table:table-row>
          </table:table-header-rows>
          <table:table-rows>
            <table:table-row>
              <table:table-cell office:value-type="string">
                <text:p>= Return on Invested Capital (ROIC)</text:p>
                <draw:g>
                  <svg:desc>'ROIC Metrics'.B8:'ROIC Metrics'.B8</svg:desc>
                </draw:g>
              </table:table-cell>
              <table:table-cell office:value-type="float" office:value="0.129449">
                <text:p>0.129449</text:p>
                <draw:g>
                  <svg:desc>'ROIC Metrics'.C8:'ROIC Metrics'.G8</svg:desc>
                </draw:g>
              </table:table-cell>
              <table:table-cell office:value-type="float" office:value="0.048563">
                <text:p>0.048563</text:p>
              </table:table-cell>
              <table:table-cell office:value-type="float" office:value="0.079642">
                <text:p>0.079642</text:p>
              </table:table-cell>
              <table:table-cell office:value-type="float" office:value="0.066989">
                <text:p>0.066989</text:p>
              </table:table-cell>
              <table:table-cell office:value-type="float" office:value="0.069053">
                <text:p>0.069053</text:p>
              </table:table-cell>
            </table:table-row>
            <table:table-row>
              <table:table-cell office:value-type="string">
                <text:p>Return on Equity (ROE) = ROIC + RNNOA</text:p>
                <draw:g>
                  <svg:desc>'ROIC Metrics'.B15:'ROIC Metrics'.B15</svg:desc>
                </draw:g>
              </table:table-cell>
              <table:table-cell office:value-type="float" office:value="0.203304">
                <text:p>0.203304</text:p>
                <draw:g>
                  <svg:desc>'ROIC Metrics'.C15:'ROIC Metrics'.G15</svg:desc>
                </draw:g>
              </table:table-cell>
              <table:table-cell office:value-type="float" office:value="0.074123">
                <text:p>0.074123</text:p>
              </table:table-cell>
              <table:table-cell office:value-type="float" office:value="0.12797">
                <text:p>0.12797</text:p>
              </table:table-cell>
              <table:table-cell office:value-type="float" office:value="0.107633">
                <text:p>0.107633</text:p>
              </table:table-cell>
              <table:table-cell office:value-type="float" office:value="0.108069">
                <text:p>0.10806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0.3$MacOSX_X86_64 LibreOffice_project/7556cbc6811c9d992f4064ab9287069087d7f62c</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percentage-style style:name="N151">
      <number:number number:decimal-places="1" loext:min-decimal-places="1" number:min-integer-digits="1"/>
      <number:text>%</number:text>
    </number:percentage-style>
    <number:number-style style:name="N152">
      <number:number number:decimal-places="1" loext:min-decimal-places="1" number:min-integer-digits="1"/>
    </number:number-style>
    <style:style style:name="ch1" style:family="chart">
      <style:graphic-properties draw:stroke="none" svg:stroke-width="0.026cm" draw:fill="none"/>
    </style:style>
    <style:style style:name="ch2" style:family="chart">
      <style:chart-properties style:rotation-angle="0"/>
      <style:text-properties fo:color="#000000" style:text-position="0% 100%" fo:font-family="'Trebuchet MS'" fo:font-size="12pt" fo:font-weight="bold" style:font-size-asian="12pt" style:font-weight-asian="bold" style:font-size-complex="12pt" style:font-weight-complex="bold"/>
    </style:style>
    <style:style style:name="ch3" style:family="chart">
      <style:graphic-properties draw:stroke="none" draw:fill="none" draw:fill-color="#d9d9d9"/>
      <style:text-properties fo:color="#595959" style:text-position="0% 100%" fo:font-family="'Trebuchet MS'" fo:font-size="9pt" style:font-size-asian="9pt" style:font-size-complex="9pt"/>
    </style:style>
    <style:style style:name="ch4" style:family="chart">
      <style:chart-properties chart:include-hidden-cells="false" chart:treat-empty-cells="leave-gap" chart:series-source="rows"/>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axis-label-position="outside-start" chart:tick-mark-position="at-axis"/>
      <style:graphic-properties svg:stroke-width="0.035cm" svg:stroke-color="#d9d9d9"/>
      <style:text-properties fo:color="#595959" style:text-position="0% 100%" fo:font-family="'Trebuchet M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abel-arrangement="side-by-side" chart:link-data-style-to-source="true" chart:visible="false" chart:axis-position="0" chart:tick-mark-position="at-axis"/>
      <style:graphic-properties svg:stroke-width="0.035cm" svg:stroke-color="#8b8b8b"/>
      <style:text-properties fo:color="#000000" style:text-position="0% 100%" fo:font-family="'Trebuchet MS'" fo:font-size="10pt" style:font-size-asian="10pt" style:font-size-complex="10pt"/>
    </style:style>
    <style:style style:name="ch7" style:family="chart" style:data-style-name="N10">
      <style:chart-properties chart:display-label="true" chart:tick-marks-major-inner="false" chart:tick-marks-major-outer="false" chart:logarithmic="false" chart:gap-width="150" chart:reverse-direction="false" text:line-break="false" loext:try-staggering-first="false" chart:link-data-style-to-source="false" chart:axis-position="0" chart:tick-mark-position="at-axis"/>
      <style:graphic-properties draw:stroke="none" svg:stroke-width="0.035cm" svg:stroke-color="#b3b3b3"/>
      <style:text-properties fo:color="#595959" style:text-position="0% 100%" fo:font-family="'Trebuchet MS'" fo:font-size="9pt" style:font-size-asian="9pt" style:font-size-complex="9pt"/>
    </style:style>
    <style:style style:name="ch8" style:family="chart">
      <style:graphic-properties svg:stroke-width="0.026cm" svg:stroke-color="#d9d9d9"/>
    </style:style>
    <style:style style:name="ch9" style:family="chart" style:data-style-name="N152">
      <style:chart-properties chart:display-label="true" chart:logarithmic="false" chart:gap-width="150" chart:reverse-direction="false" text:line-break="false" loext:try-staggering-first="false" chart:link-data-style-to-source="false" chart:axis-position="end" chart:tick-mark-position="at-axis"/>
      <style:graphic-properties draw:stroke="none" svg:stroke-width="0.035cm" svg:stroke-color="#b3b3b3"/>
      <style:text-properties fo:color="#595959" style:text-position="0% 100%" fo:font-family="'Trebuchet MS'" fo:font-size="9pt" style:font-size-asian="9pt" style:font-size-complex="9pt"/>
    </style:style>
    <style:style style:name="ch10" style:family="chart" style:data-style-name="N151">
      <style:chart-properties chart:link-data-style-to-source="true" chart:label-position="outside">
        <chart:label-separator>
          <text:p>; </text:p>
        </chart:label-separator>
      </style:chart-properties>
      <style:graphic-properties draw:stroke="none" draw:fill-color="#90c226"/>
      <style:text-properties fo:color="#000000" style:text-position="0% 100%" fo:font-family="'Trebuchet MS'" fo:font-size="10pt" style:font-size-asian="10pt" style:font-size-complex="10pt"/>
    </style:style>
    <style:style style:name="ch11" style:family="chart" style:data-style-name="N2">
      <style:chart-properties chart:symbol-type="none" chart:link-data-style-to-source="true" chart:label-position="right">
        <chart:label-separator>
          <text:p>; </text:p>
        </chart:label-separator>
      </style:chart-properties>
      <style:graphic-properties svg:stroke-width="0.097cm" svg:stroke-color="#e76618" draw:fill-color="#e76618"/>
      <style:text-properties fo:color="#000000" style:text-position="0% 100%" fo:font-family="'Trebuchet MS'"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4.301cm" svg:height="9.82cm" xlink:href=".." xlink:type="simple" chart:class="chart:bar" chart:style-name="ch1">
        <chart:title svg:x="0.024cm" svg:y="0cm" chart:style-name="ch2">
          <text:p>NOPAT &amp; Invested Capital Turnover</text:p>
        </chart:title>
        <chart:legend svg:x="2.749cm" svg:y="8.92cm" style:legend-expansion="custom" chartooo:width="9.712cm" chartooo:height="0.854cm" style:legend-expansion-aspect-ratio="11.3723653395785" chart:style-name="ch3"/>
        <chart:plot-area chart:style-name="ch4" table:cell-range-address="'ROIC Metrics'.C4:'ROIC Metrics'.G4 'ROIC Metrics'.B6:'ROIC Metrics'.G7" chart:data-source-has-labels="both" svg:x="0.535cm" svg:y="1.099cm" svg:width="14.255cm" svg:height="7.467cm">
          <chartooo:coordinate-region svg:x="1.149cm" svg:y="1.276cm" svg:width="12.957cm" svg:height="6.689cm"/>
          <chart:axis chart:dimension="x" chart:name="primary-x" chart:style-name="ch5" chartooo:axis-type="auto">
            <chartooo:date-scale/>
            <chart:categories table:cell-range-address="'ROIC Metrics'.C4:'ROIC Metrics'.G4"/>
          </chart:axis>
          <chart:axis chart:dimension="x" chart:name="secondary-x" chart:style-name="ch6"/>
          <chart:axis chart:dimension="y" chart:name="primary-y" chart:style-name="ch7">
            <chart:grid chart:style-name="ch8" chart:class="major"/>
          </chart:axis>
          <chart:axis chart:dimension="y" chart:name="secondary-y" chart:style-name="ch9"/>
          <chart:series chart:attached-axis="primary-y" chart:style-name="ch10" chart:values-cell-range-address="'ROIC Metrics'.C6:'ROIC Metrics'.G6" chart:label-cell-address="'ROIC Metrics'.B6:'ROIC Metrics'.B6" chart:class="chart:bar">
            <chart:data-point chart:repeated="5"/>
          </chart:series>
          <chart:series chart:attached-axis="secondary-y" chart:style-name="ch11" chart:values-cell-range-address="'ROIC Metrics'.C7:'ROIC Metrics'.G7" chart:label-cell-address="'ROIC Metrics'.B7:'ROIC Metrics'.B7"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Y 2013</text:p>
                <draw:g>
                  <svg:desc>'ROIC Metrics'.C4:'ROIC Metrics'.G4</svg:desc>
                </draw:g>
              </table:table-cell>
              <table:table-cell office:value-type="string">
                <text:p>FY 2014</text:p>
              </table:table-cell>
              <table:table-cell office:value-type="string">
                <text:p>FY 2015</text:p>
              </table:table-cell>
              <table:table-cell office:value-type="string">
                <text:p>FY 2016</text:p>
              </table:table-cell>
              <table:table-cell office:value-type="string">
                <text:p>Q2TTM 2017</text:p>
              </table:table-cell>
            </table:table-row>
          </table:table-header-rows>
          <table:table-rows>
            <table:table-row>
              <table:table-cell office:value-type="string">
                <text:p>NOPAT Margin</text:p>
                <draw:g>
                  <svg:desc>'ROIC Metrics'.B6:'ROIC Metrics'.B6</svg:desc>
                </draw:g>
              </table:table-cell>
              <table:table-cell office:value-type="float" office:value="0.159419">
                <text:p>0.159419</text:p>
                <draw:g>
                  <svg:desc>'ROIC Metrics'.C6:'ROIC Metrics'.G6</svg:desc>
                </draw:g>
              </table:table-cell>
              <table:table-cell office:value-type="float" office:value="0.059979">
                <text:p>0.059979</text:p>
              </table:table-cell>
              <table:table-cell office:value-type="float" office:value="0.111678">
                <text:p>0.111678</text:p>
              </table:table-cell>
              <table:table-cell office:value-type="float" office:value="0.100039">
                <text:p>0.100039</text:p>
              </table:table-cell>
              <table:table-cell office:value-type="float" office:value="0.104595">
                <text:p>0.104595</text:p>
              </table:table-cell>
            </table:table-row>
            <table:table-row>
              <table:table-cell office:value-type="string">
                <text:p>x Invested Capital Turnover</text:p>
                <draw:g>
                  <svg:desc>'ROIC Metrics'.B7:'ROIC Metrics'.B7</svg:desc>
                </draw:g>
              </table:table-cell>
              <table:table-cell office:value-type="float" office:value="0.812">
                <text:p>0.812</text:p>
                <draw:g>
                  <svg:desc>'ROIC Metrics'.C7:'ROIC Metrics'.G7</svg:desc>
                </draw:g>
              </table:table-cell>
              <table:table-cell office:value-type="float" office:value="0.8097">
                <text:p>0.8097</text:p>
              </table:table-cell>
              <table:table-cell office:value-type="float" office:value="0.7131">
                <text:p>0.7131</text:p>
              </table:table-cell>
              <table:table-cell office:value-type="float" office:value="0.6696">
                <text:p>0.6696</text:p>
              </table:table-cell>
              <table:table-cell office:value-type="float" office:value="0.6602">
                <text:p>0.660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0.3$MacOSX_X86_64 LibreOffice_project/7556cbc6811c9d992f4064ab9287069087d7f62c</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52">
      <number:number number:decimal-places="1" loext:min-decimal-places="1" number:min-integer-digits="1"/>
    </number:number-style>
    <number:number-style style:name="N164">
      <number:number number:decimal-places="1" loext:min-decimal-places="1" number:min-integer-digits="1" number:grouping="true"/>
    </number:number-style>
    <style:style style:name="ch1" style:family="chart">
      <style:graphic-properties draw:stroke="none" svg:stroke-width="0.026cm" draw:fill="none"/>
    </style:style>
    <style:style style:name="ch2" style:family="chart">
      <style:chart-properties style:rotation-angle="0"/>
      <style:text-properties fo:color="#000000" style:text-position="0% 100%" fo:font-family="'Trebuchet MS'" fo:font-size="12pt" fo:font-weight="bold" style:font-size-asian="12pt" style:font-weight-asian="bold" style:font-size-complex="12pt" style:font-weight-complex="bold"/>
    </style:style>
    <style:style style:name="ch3" style:family="chart">
      <style:graphic-properties draw:stroke="none" draw:fill="none" draw:fill-color="#d9d9d9"/>
      <style:text-properties fo:color="#595959" style:text-position="0% 100%" fo:font-family="'Trebuchet MS'" fo:font-size="9pt" style:font-size-asian="9pt" style:font-size-complex="9pt"/>
    </style:style>
    <style:style style:name="ch4" style:family="chart">
      <style:chart-properties chart:stacked="true" chart:include-hidden-cells="false" chart:treat-empty-cells="leave-gap" chart:series-source="rows"/>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axis-label-position="outside-start" chart:tick-mark-position="at-axis"/>
      <style:graphic-properties svg:stroke-width="0.035cm" svg:stroke-color="#d9d9d9"/>
      <style:text-properties fo:color="#595959" style:text-position="0% 100%" fo:font-family="'Trebuchet MS'" fo:font-size="9pt" style:font-size-asian="9pt" style:font-size-complex="9pt"/>
    </style:style>
    <style:style style:name="ch6" style:family="chart" style:data-style-name="N164">
      <style:chart-properties chart:display-label="true" chart:tick-marks-major-inner="false" chart:tick-marks-major-outer="false" chart:logarithmic="false" chart:gap-width="150" chart:overlap="100" chart:reverse-direction="false" text:line-break="false" loext:try-staggering-first="false" chart:link-data-style-to-source="false" chart:axis-position="0" chart:tick-mark-position="at-axis"/>
      <style:graphic-properties draw:stroke="none" svg:stroke-width="0.035cm" svg:stroke-color="#b3b3b3"/>
      <style:text-properties fo:color="#595959" style:text-position="0% 100%" fo:font-family="'Trebuchet MS'" fo:font-size="9pt" style:font-size-asian="9pt" style:font-size-complex="9pt"/>
    </style:style>
    <style:style style:name="ch7" style:family="chart">
      <style:graphic-properties svg:stroke-width="0.026cm" svg:stroke-color="#d9d9d9"/>
    </style:style>
    <style:style style:name="ch8" style:family="chart" style:data-style-name="N152">
      <style:chart-properties chart:link-data-style-to-source="true" chart:label-position="outside">
        <chart:label-separator>
          <text:p>; </text:p>
        </chart:label-separator>
      </style:chart-properties>
      <style:graphic-properties draw:stroke="none" draw:fill-color="#e6b91e"/>
      <style:text-properties fo:color="#000000" style:text-position="0% 100%" fo:font-family="'Trebuchet MS'" fo:font-size="10pt" style:font-size-asian="10pt" style:font-size-complex="10pt"/>
    </style:style>
    <style:style style:name="ch9" style:family="chart" style:data-style-name="N152">
      <style:chart-properties chart:link-data-style-to-source="true" chart:label-position="outside">
        <chart:label-separator>
          <text:p>; </text:p>
        </chart:label-separator>
      </style:chart-properties>
      <style:graphic-properties draw:stroke="none" draw:fill-color="#90c226"/>
      <style:text-properties fo:color="#000000" style:text-position="0% 100%" fo:font-family="'Trebuchet MS'" fo:font-size="10pt" style:font-size-asian="10pt" style:font-size-complex="10pt"/>
    </style:style>
    <style:style style:name="ch10" style:family="chart" style:data-style-name="N152">
      <style:chart-properties chart:link-data-style-to-source="true" chart:label-position="outside">
        <chart:label-separator>
          <text:p>; </text:p>
        </chart:label-separator>
      </style:chart-properties>
      <style:graphic-properties draw:stroke="none" draw:fill-color="#e76618"/>
      <style:text-properties fo:color="#000000" style:text-position="0% 100%" fo:font-family="'Trebuchet MS'" fo:font-size="10pt" style:font-size-asian="10pt" style:font-size-complex="10pt"/>
    </style:style>
    <style:style style:name="ch11" style:family="chart" style:data-style-name="N152">
      <style:chart-properties chart:symbol-type="none" chart:link-data-style-to-source="true" chart:label-position="right">
        <chart:label-separator>
          <text:p>; </text:p>
        </chart:label-separator>
      </style:chart-properties>
      <style:graphic-properties svg:stroke-width="0.097cm" svg:stroke-color="#918655" draw:fill-color="#918655"/>
      <style:text-properties fo:color="#000000" style:text-position="0% 100%" fo:font-family="'Trebuchet MS'"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3.993cm" svg:height="8.917cm" xlink:href=".." xlink:type="simple" chart:class="chart:bar" chart:style-name="ch1">
        <chart:title svg:x="0.191cm" svg:y="0cm" chart:style-name="ch2">
          <text:p>Cash Conversion Cycle
</text:p>
        </chart:title>
        <chart:legend svg:x="0.547cm" svg:y="7.735cm" style:legend-expansion="custom" chartooo:width="12.898cm" chartooo:height="1.181cm" style:legend-expansion-aspect-ratio="10.9212531752752" chart:style-name="ch3"/>
        <chart:plot-area chart:style-name="ch4" table:cell-range-address="'NWC Metrics'.C4:'NWC Metrics'.G4 'NWC Metrics'.B6:'NWC Metrics'.G9" chart:data-source-has-labels="both" svg:x="0.482cm" svg:y="0.983cm" svg:width="13.319cm" svg:height="6.85cm">
          <chartooo:coordinate-region svg:x="1.448cm" svg:y="1.159cm" svg:width="12.353cm" svg:height="6.073cm"/>
          <chart:axis chart:dimension="x" chart:name="primary-x" chart:style-name="ch5" chartooo:axis-type="auto">
            <chartooo:date-scale/>
            <chart:categories table:cell-range-address="'NWC Metrics'.C4:'NWC Metrics'.G4"/>
          </chart:axis>
          <chart:axis chart:dimension="y" chart:name="primary-y" chart:style-name="ch6">
            <chart:grid chart:style-name="ch7" chart:class="major"/>
          </chart:axis>
          <chart:series chart:style-name="ch8" chart:values-cell-range-address="'NWC Metrics'.C6:'NWC Metrics'.G6" chart:label-cell-address="'NWC Metrics'.B6:'NWC Metrics'.B6" chart:class="chart:bar">
            <chart:data-point chart:repeated="5"/>
          </chart:series>
          <chart:series chart:style-name="ch9" chart:values-cell-range-address="'NWC Metrics'.C7:'NWC Metrics'.G7" chart:label-cell-address="'NWC Metrics'.B7:'NWC Metrics'.B7" chart:class="chart:bar">
            <chart:data-point chart:repeated="5"/>
          </chart:series>
          <chart:series chart:style-name="ch10" chart:values-cell-range-address="'NWC Metrics'.C8:'NWC Metrics'.G8" chart:label-cell-address="'NWC Metrics'.B8:'NWC Metrics'.B8" chart:class="chart:bar">
            <chart:data-point chart:repeated="5"/>
          </chart:series>
          <chart:series chart:style-name="ch11" chart:values-cell-range-address="'NWC Metrics'.C9:'NWC Metrics'.G9" chart:label-cell-address="'NWC Metrics'.B9:'NWC Metrics'.B9"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Y 2013</text:p>
                <draw:g>
                  <svg:desc>'NWC Metrics'.C4:'NWC Metrics'.G4</svg:desc>
                </draw:g>
              </table:table-cell>
              <table:table-cell office:value-type="string">
                <text:p>FY 2014</text:p>
              </table:table-cell>
              <table:table-cell office:value-type="string">
                <text:p>FY 2015</text:p>
              </table:table-cell>
              <table:table-cell office:value-type="string">
                <text:p>FY 2016</text:p>
              </table:table-cell>
              <table:table-cell office:value-type="string">
                <text:p>Q2TTM 2017</text:p>
              </table:table-cell>
            </table:table-row>
          </table:table-header-rows>
          <table:table-rows>
            <table:table-row>
              <table:table-cell office:value-type="string">
                <text:p>Days Sales Outstanding (DSO)</text:p>
                <draw:g>
                  <svg:desc>'NWC Metrics'.B6:'NWC Metrics'.B6</svg:desc>
                </draw:g>
              </table:table-cell>
              <table:table-cell office:value-type="float" office:value="36.2514">
                <text:p>36.2514</text:p>
                <draw:g>
                  <svg:desc>'NWC Metrics'.C6:'NWC Metrics'.G6</svg:desc>
                </draw:g>
              </table:table-cell>
              <table:table-cell office:value-type="float" office:value="37.8167">
                <text:p>37.8167</text:p>
              </table:table-cell>
              <table:table-cell office:value-type="float" office:value="38.6119">
                <text:p>38.6119</text:p>
              </table:table-cell>
              <table:table-cell office:value-type="float" office:value="37.1338">
                <text:p>37.1338</text:p>
              </table:table-cell>
              <table:table-cell office:value-type="float" office:value="34.7423">
                <text:p>34.7423</text:p>
              </table:table-cell>
            </table:table-row>
            <table:table-row>
              <table:table-cell office:value-type="string">
                <text:p>+ Days Inventory Outstanding (DIO)</text:p>
                <draw:g>
                  <svg:desc>'NWC Metrics'.B7:'NWC Metrics'.B7</svg:desc>
                </draw:g>
              </table:table-cell>
              <table:table-cell office:value-type="float" office:value="0">
                <text:p>0</text:p>
                <draw:g>
                  <svg:desc>'NWC Metrics'.C7:'NWC Metrics'.G7</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 Days Payable Outstanding (DPO)</text:p>
                <draw:g>
                  <svg:desc>'NWC Metrics'.B8:'NWC Metrics'.B8</svg:desc>
                </draw:g>
              </table:table-cell>
              <table:table-cell office:value-type="float" office:value="-148.3109">
                <text:p>-148.3109</text:p>
                <draw:g>
                  <svg:desc>'NWC Metrics'.C8:'NWC Metrics'.G8</svg:desc>
                </draw:g>
              </table:table-cell>
              <table:table-cell office:value-type="float" office:value="-135.6317">
                <text:p>-135.6317</text:p>
              </table:table-cell>
              <table:table-cell office:value-type="float" office:value="-146.8906">
                <text:p>-146.8906</text:p>
              </table:table-cell>
              <table:table-cell office:value-type="float" office:value="-146.0066">
                <text:p>-146.0066</text:p>
              </table:table-cell>
              <table:table-cell office:value-type="float" office:value="-126.4976">
                <text:p>-126.4976</text:p>
              </table:table-cell>
            </table:table-row>
            <table:table-row>
              <table:table-cell office:value-type="string">
                <text:p>= Cash Conversion Cycle (CCC)</text:p>
                <draw:g>
                  <svg:desc>'NWC Metrics'.B9:'NWC Metrics'.B9</svg:desc>
                </draw:g>
              </table:table-cell>
              <table:table-cell office:value-type="float" office:value="-112.0595">
                <text:p>-112.0595</text:p>
                <draw:g>
                  <svg:desc>'NWC Metrics'.C9:'NWC Metrics'.G9</svg:desc>
                </draw:g>
              </table:table-cell>
              <table:table-cell office:value-type="float" office:value="-97.815">
                <text:p>-97.815</text:p>
              </table:table-cell>
              <table:table-cell office:value-type="float" office:value="-108.2787">
                <text:p>-108.2787</text:p>
              </table:table-cell>
              <table:table-cell office:value-type="float" office:value="-108.8729">
                <text:p>-108.8729</text:p>
              </table:table-cell>
              <table:table-cell office:value-type="float" office:value="-91.7552">
                <text:p>-91.755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0.3$MacOSX_X86_64 LibreOffice_project/7556cbc6811c9d992f4064ab9287069087d7f62c</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number:percentage-style style:name="N151">
      <number:number number:decimal-places="1" loext:min-decimal-places="1" number:min-integer-digits="1"/>
      <number:text>%</number:text>
    </number:percentage-style>
    <number:number-style style:name="N152">
      <number:number number:decimal-places="1" loext:min-decimal-places="1" number:min-integer-digits="1"/>
    </number:number-style>
    <style:style style:name="ch1" style:family="chart">
      <style:graphic-properties draw:stroke="none" svg:stroke-width="0.026cm" draw:fill="none"/>
    </style:style>
    <style:style style:name="ch2" style:family="chart">
      <style:chart-properties style:rotation-angle="0"/>
      <style:text-properties fo:color="#000000" style:text-position="0% 100%" fo:font-family="'Trebuchet MS'" fo:font-size="12pt" fo:font-weight="bold" style:font-size-asian="12pt" style:font-weight-asian="bold" style:font-size-complex="12pt" style:font-weight-complex="bold"/>
    </style:style>
    <style:style style:name="ch3" style:family="chart">
      <style:graphic-properties draw:stroke="none" draw:fill="none" draw:fill-color="#d9d9d9"/>
      <style:text-properties fo:color="#595959" style:text-position="0% 100%" fo:font-family="'Trebuchet MS'" fo:font-size="9pt" style:font-size-asian="9pt" style:font-size-complex="9pt"/>
    </style:style>
    <style:style style:name="ch4" style:family="chart">
      <style:chart-properties chart:include-hidden-cells="false" chart:treat-empty-cells="leave-gap" chart:series-source="rows"/>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axis-label-position="outside-start" chart:tick-mark-position="at-axis"/>
      <style:graphic-properties svg:stroke-width="0.035cm" svg:stroke-color="#d9d9d9"/>
      <style:text-properties fo:color="#595959" style:text-position="0% 100%" fo:font-family="'Trebuchet M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abel-arrangement="side-by-side" chart:link-data-style-to-source="true" chart:visible="false" chart:axis-position="0" chart:tick-mark-position="at-axis"/>
      <style:graphic-properties svg:stroke-width="0.035cm" svg:stroke-color="#8b8b8b"/>
      <style:text-properties fo:color="#000000" style:text-position="0% 100%" fo:font-family="'Trebuchet MS'" fo:font-size="10pt" style:font-size-asian="10pt" style:font-size-complex="10pt"/>
    </style:style>
    <style:style style:name="ch7" style:family="chart" style:data-style-name="N10">
      <style:chart-properties chart:display-label="true" chart:tick-marks-major-inner="false" chart:tick-marks-major-outer="false" chart:logarithmic="false" chart:gap-width="150" chart:reverse-direction="false" text:line-break="false" loext:try-staggering-first="false" chart:link-data-style-to-source="false" chart:axis-position="0" chart:tick-mark-position="at-axis"/>
      <style:graphic-properties draw:stroke="none" svg:stroke-width="0.035cm" svg:stroke-color="#b3b3b3"/>
      <style:text-properties fo:color="#595959" style:text-position="0% 100%" fo:font-family="'Trebuchet MS'" fo:font-size="9pt" style:font-size-asian="9pt" style:font-size-complex="9pt"/>
    </style:style>
    <style:style style:name="ch8" style:family="chart">
      <style:graphic-properties svg:stroke-width="0.026cm" svg:stroke-color="#d9d9d9"/>
    </style:style>
    <style:style style:name="ch9" style:family="chart" style:data-style-name="N152">
      <style:chart-properties chart:display-label="true" chart:logarithmic="false" chart:gap-width="150" chart:reverse-direction="false" text:line-break="false" loext:try-staggering-first="false" chart:link-data-style-to-source="false" chart:axis-position="end" chart:tick-mark-position="at-axis"/>
      <style:graphic-properties draw:stroke="none" svg:stroke-width="0.035cm" svg:stroke-color="#b3b3b3"/>
      <style:text-properties fo:color="#595959" style:text-position="0% 100%" fo:font-family="'Trebuchet MS'" fo:font-size="9pt" style:font-size-asian="9pt" style:font-size-complex="9pt"/>
    </style:style>
    <style:style style:name="ch10" style:family="chart" style:data-style-name="N151">
      <style:chart-properties chart:link-data-style-to-source="true" chart:label-position="outside">
        <chart:label-separator>
          <text:p>; </text:p>
        </chart:label-separator>
      </style:chart-properties>
      <style:graphic-properties draw:stroke="none" draw:fill-color="#90c226"/>
      <style:text-properties fo:color="#000000" style:text-position="0% 100%" fo:font-family="'Trebuchet MS'" fo:font-size="10pt" style:font-size-asian="10pt" style:font-size-complex="10pt"/>
    </style:style>
    <style:style style:name="ch11" style:family="chart" style:data-style-name="N152">
      <style:chart-properties chart:symbol-type="none" chart:link-data-style-to-source="true" chart:label-position="right">
        <chart:label-separator>
          <text:p>; </text:p>
        </chart:label-separator>
      </style:chart-properties>
      <style:graphic-properties svg:stroke-width="0.097cm" svg:stroke-color="#e76618" draw:fill-color="#e76618"/>
      <style:text-properties fo:color="#000000" style:text-position="0% 100%" fo:font-family="'Trebuchet MS'"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4.301cm" svg:height="8.981cm" xlink:href=".." xlink:type="simple" chart:class="chart:bar" chart:row-mapping="1 0" chart:style-name="ch1">
        <chart:title svg:x="0.023cm" svg:y="0cm" chart:style-name="ch2">
          <text:p>NWC &amp; Current Ratio</text:p>
        </chart:title>
        <chart:legend svg:x="0.979cm" svg:y="8.158cm" style:legend-expansion="custom" chartooo:width="12.492cm" chartooo:height="0.782cm" style:legend-expansion-aspect-ratio="15.9744245524297" chart:style-name="ch3"/>
        <chart:plot-area chart:style-name="ch4" table:cell-range-address="'NWC Metrics'.C4:'NWC Metrics'.G4 'NWC Metrics'.B14:'NWC Metrics'.G14 'NWC Metrics'.B12:'NWC Metrics'.G12" chart:data-source-has-labels="both" svg:x="0.589cm" svg:y="0.991cm" svg:width="14.201cm" svg:height="6.896cm">
          <chartooo:coordinate-region svg:x="1.149cm" svg:y="1.168cm" svg:width="12.957cm" svg:height="6.118cm"/>
          <chart:axis chart:dimension="x" chart:name="primary-x" chart:style-name="ch5" chartooo:axis-type="auto">
            <chartooo:date-scale/>
            <chart:categories table:cell-range-address="'NWC Metrics'.C4:'NWC Metrics'.G4"/>
          </chart:axis>
          <chart:axis chart:dimension="x" chart:name="secondary-x" chart:style-name="ch6"/>
          <chart:axis chart:dimension="y" chart:name="primary-y" chart:style-name="ch7">
            <chart:grid chart:style-name="ch8" chart:class="major"/>
          </chart:axis>
          <chart:axis chart:dimension="y" chart:name="secondary-y" chart:style-name="ch9"/>
          <chart:series chart:attached-axis="primary-y" chart:style-name="ch10" chart:values-cell-range-address="'NWC Metrics'.C14:'NWC Metrics'.G14" chart:label-cell-address="'NWC Metrics'.B14:'NWC Metrics'.B14" chart:class="chart:bar">
            <chart:data-point chart:repeated="5"/>
          </chart:series>
          <chart:series chart:attached-axis="secondary-y" chart:style-name="ch11" chart:values-cell-range-address="'NWC Metrics'.C12:'NWC Metrics'.G12" chart:label-cell-address="'NWC Metrics'.B12:'NWC Metrics'.B12"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Y 2013</text:p>
                <draw:g>
                  <svg:desc>'NWC Metrics'.C4:'NWC Metrics'.G4</svg:desc>
                </draw:g>
              </table:table-cell>
              <table:table-cell office:value-type="string">
                <text:p>FY 2014</text:p>
              </table:table-cell>
              <table:table-cell office:value-type="string">
                <text:p>FY 2015</text:p>
              </table:table-cell>
              <table:table-cell office:value-type="string">
                <text:p>FY 2016</text:p>
              </table:table-cell>
              <table:table-cell office:value-type="string">
                <text:p>Q2TTM 2017</text:p>
              </table:table-cell>
            </table:table-row>
          </table:table-header-rows>
          <table:table-rows>
            <table:table-row>
              <table:table-cell office:value-type="string">
                <text:p>Debt-free, Cash-free NWC to Revenue</text:p>
                <draw:g>
                  <svg:desc>'NWC Metrics'.B14:'NWC Metrics'.B14</svg:desc>
                </draw:g>
              </table:table-cell>
              <table:table-cell office:value-type="float" office:value="-0.074873">
                <text:p>-0.074873</text:p>
                <draw:g>
                  <svg:desc>'NWC Metrics'.C14:'NWC Metrics'.G14</svg:desc>
                </draw:g>
              </table:table-cell>
              <table:table-cell office:value-type="float" office:value="-0.046985">
                <text:p>-0.046985</text:p>
              </table:table-cell>
              <table:table-cell office:value-type="float" office:value="-0.063412">
                <text:p>-0.063412</text:p>
              </table:table-cell>
              <table:table-cell office:value-type="float" office:value="-0.049839">
                <text:p>-0.049839</text:p>
              </table:table-cell>
              <table:table-cell office:value-type="float" office:value="-0.057129">
                <text:p>-0.057129</text:p>
              </table:table-cell>
            </table:table-row>
            <table:table-row>
              <table:table-cell office:value-type="string">
                <text:p>Current Ratio</text:p>
                <draw:g>
                  <svg:desc>'NWC Metrics'.B12:'NWC Metrics'.B12</svg:desc>
                </draw:g>
              </table:table-cell>
              <table:table-cell office:value-type="float" office:value="0.6628">
                <text:p>0.6628</text:p>
                <draw:g>
                  <svg:desc>'NWC Metrics'.C12:'NWC Metrics'.G12</svg:desc>
                </draw:g>
              </table:table-cell>
              <table:table-cell office:value-type="float" office:value="0.9014">
                <text:p>0.9014</text:p>
              </table:table-cell>
              <table:table-cell office:value-type="float" office:value="0.7527">
                <text:p>0.7527</text:p>
              </table:table-cell>
              <table:table-cell office:value-type="float" office:value="0.7586">
                <text:p>0.7586</text:p>
              </table:table-cell>
              <table:table-cell office:value-type="float" office:value="1.1153">
                <text:p>1.115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0.3$MacOSX_X86_64 LibreOffice_project/7556cbc6811c9d992f4064ab9287069087d7f62c</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number:percentage-style style:name="N10">
      <number:number number:decimal-places="0" loext:min-decimal-places="0" number:min-integer-digits="1"/>
      <number:text>%</number:text>
    </number:percentage-style>
    <number:percentage-style style:name="N151">
      <number:number number:decimal-places="1" loext:min-decimal-places="1" number:min-integer-digits="1"/>
      <number:text>%</number:text>
    </number:percentage-style>
    <number:number-style style:name="N152">
      <number:number number:decimal-places="1" loext:min-decimal-places="1" number:min-integer-digits="1"/>
    </number:number-style>
    <style:style style:name="ch1" style:family="chart">
      <style:graphic-properties draw:stroke="none" svg:stroke-width="0.026cm" draw:fill="none"/>
    </style:style>
    <style:style style:name="ch2" style:family="chart">
      <style:chart-properties style:rotation-angle="0"/>
      <style:text-properties fo:color="#000000" style:text-position="0% 100%" fo:font-family="'Trebuchet MS'" fo:font-size="12pt" fo:font-weight="bold" style:font-size-asian="12pt" style:font-weight-asian="bold" style:font-size-complex="12pt" style:font-weight-complex="bold"/>
    </style:style>
    <style:style style:name="ch3" style:family="chart">
      <style:graphic-properties draw:stroke="none" draw:fill="none" draw:fill-color="#d9d9d9"/>
      <style:text-properties fo:color="#595959" style:text-position="0% 100%" fo:font-family="'Trebuchet MS'" fo:font-size="9pt" style:font-size-asian="9pt" style:font-size-complex="9pt"/>
    </style:style>
    <style:style style:name="ch4" style:family="chart">
      <style:chart-properties chart:stacked="true" chart:include-hidden-cells="false" chart:treat-empty-cells="leave-gap" chart:series-source="rows"/>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axis-label-position="outside-start" chart:tick-mark-position="at-axis"/>
      <style:graphic-properties svg:stroke-width="0.035cm" svg:stroke-color="#d9d9d9"/>
      <style:text-properties fo:color="#595959" style:text-position="0% 100%" fo:font-family="'Trebuchet M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abel-arrangement="side-by-side" chart:link-data-style-to-source="true" chart:visible="false" chart:axis-position="0" chart:tick-mark-position="at-axis"/>
      <style:graphic-properties svg:stroke-width="0.035cm" svg:stroke-color="#8b8b8b"/>
      <style:text-properties fo:color="#000000" style:text-position="0% 100%" fo:font-family="'Trebuchet MS'" fo:font-size="10pt" style:font-size-asian="10pt" style:font-size-complex="10pt"/>
    </style:style>
    <style:style style:name="ch7" style:family="chart" style:data-style-name="N10">
      <style:chart-properties chart:display-label="true" chart:tick-marks-major-inner="false" chart:tick-marks-major-outer="false" chart:logarithmic="false" chart:maximum="1" chart:gap-width="0" chart:overlap="100" chart:reverse-direction="false" text:line-break="false" loext:try-staggering-first="false" chart:link-data-style-to-source="false" chart:axis-position="0" chart:tick-mark-position="at-axis"/>
      <style:graphic-properties draw:stroke="none" svg:stroke-width="0.035cm" svg:stroke-color="#b3b3b3"/>
      <style:text-properties fo:color="#595959" style:text-position="0% 100%" fo:font-family="'Trebuchet MS'" fo:font-size="9pt" style:font-size-asian="9pt" style:font-size-complex="9pt"/>
    </style:style>
    <style:style style:name="ch8" style:family="chart">
      <style:chart-properties chart:auto-position="true" style:rotation-angle="90"/>
      <style:text-properties fo:color="#595959" style:text-position="0% 100%" fo:font-family="'Trebuchet MS'" fo:font-size="9pt" style:font-size-asian="9pt" style:font-size-complex="9pt"/>
    </style:style>
    <style:style style:name="ch9" style:family="chart">
      <style:graphic-properties svg:stroke-width="0.026cm" svg:stroke-color="#d9d9d9"/>
    </style:style>
    <style:style style:name="ch10" style:family="chart" style:data-style-name="N152">
      <style:chart-properties chart:display-label="true" chart:logarithmic="false" chart:gap-width="0" chart:overlap="100" chart:reverse-direction="false" text:line-break="false" loext:try-staggering-first="false" chart:link-data-style-to-source="false" chart:axis-position="end" chart:tick-mark-position="at-axis"/>
      <style:graphic-properties draw:stroke="none" svg:stroke-width="0.035cm" svg:stroke-color="#b3b3b3"/>
      <style:text-properties fo:color="#595959" style:text-position="0% 100%" fo:font-family="'Trebuchet MS'" fo:font-size="9pt" style:font-size-asian="9pt" style:font-size-complex="9pt"/>
    </style:style>
    <style:style style:name="ch11" style:family="chart">
      <style:chart-properties style:rotation-angle="270"/>
      <style:text-properties fo:color="#595959" style:text-position="0% 100%" fo:font-family="'Trebuchet MS'" fo:font-size="9pt" style:font-size-asian="9pt" style:font-size-complex="9pt"/>
    </style:style>
    <style:style style:name="ch12" style:family="chart" style:data-style-name="N151">
      <style:chart-properties chart:link-data-style-to-source="true" chart:label-position="outside">
        <chart:label-separator>
          <text:p>; </text:p>
        </chart:label-separator>
      </style:chart-properties>
      <style:graphic-properties draw:stroke="none" draw:fill="gradient" draw:fill-gradient-name="msFillGradient_20_1"/>
      <style:text-properties fo:color="#000000" style:text-position="0% 100%" fo:font-family="'Trebuchet MS'" fo:font-size="10pt" style:font-size-asian="10pt" style:font-size-complex="10pt"/>
    </style:style>
    <style:style style:name="ch13" style:family="chart" style:data-style-name="N151">
      <style:chart-properties chart:link-data-style-to-source="true" chart:label-position="outside">
        <chart:label-separator>
          <text:p>; </text:p>
        </chart:label-separator>
      </style:chart-properties>
      <style:graphic-properties draw:stroke="none" draw:fill="gradient" draw:fill-gradient-name="msFillGradient_20_2"/>
      <style:text-properties fo:color="#000000" style:text-position="0% 100%" fo:font-family="'Trebuchet MS'" fo:font-size="10pt" style:font-size-asian="10pt" style:font-size-complex="10pt"/>
    </style:style>
    <style:style style:name="ch14" style:family="chart" style:data-style-name="N151">
      <style:chart-properties chart:link-data-style-to-source="true" chart:label-position="outside">
        <chart:label-separator>
          <text:p>; </text:p>
        </chart:label-separator>
      </style:chart-properties>
      <style:graphic-properties draw:stroke="none" draw:fill="gradient" draw:fill-gradient-name="msFillGradient_20_3"/>
      <style:text-properties fo:color="#000000" style:text-position="0% 100%" fo:font-family="'Trebuchet MS'" fo:font-size="10pt" style:font-size-asian="10pt" style:font-size-complex="10pt"/>
    </style:style>
    <style:style style:name="ch15" style:family="chart" style:data-style-name="N151">
      <style:chart-properties chart:link-data-style-to-source="true" chart:label-position="outside">
        <chart:label-separator>
          <text:p>; </text:p>
        </chart:label-separator>
      </style:chart-properties>
      <style:graphic-properties draw:stroke="none" draw:fill="gradient" draw:fill-gradient-name="msFillGradient_20_4"/>
      <style:text-properties fo:color="#000000" style:text-position="0% 100%" fo:font-family="'Trebuchet MS'" fo:font-size="10pt" style:font-size-asian="10pt" style:font-size-complex="10pt"/>
    </style:style>
    <style:style style:name="ch16" style:family="chart" style:data-style-name="N151">
      <style:chart-properties chart:link-data-style-to-source="true" chart:label-position="outside">
        <chart:label-separator>
          <text:p>; </text:p>
        </chart:label-separator>
      </style:chart-properties>
      <style:graphic-properties draw:stroke="none" draw:fill="gradient" draw:fill-gradient-name="msFillGradient_20_5"/>
      <style:text-properties fo:color="#000000" style:text-position="0% 100%" fo:font-family="'Trebuchet MS'" fo:font-size="10pt" style:font-size-asian="10pt" style:font-size-complex="10pt"/>
    </style:style>
    <style:style style:name="ch17" style:family="chart" style:data-style-name="N2">
      <style:chart-properties chart:symbol-type="none" chart:link-data-style-to-source="true" chart:label-position="right">
        <chart:label-separator>
          <text:p>; </text:p>
        </chart:label-separator>
      </style:chart-properties>
      <style:graphic-properties svg:stroke-width="0.097cm" svg:stroke-color="#918655" draw:fill-color="#918655"/>
      <style:text-properties fo:color="#000000" style:text-position="0% 100%" fo:font-family="'Trebuchet MS'" fo:font-size="10pt" style:font-size-asian="10pt" style:font-size-complex="10pt"/>
    </style:style>
    <style:style style:name="ch18" style:family="chart">
      <style:graphic-properties draw:fill="none" draw:fill-color="#d9d9d9"/>
    </style:style>
    <style:style style:name="ch19" style:family="chart">
      <style:graphic-properties draw:fill-color="#d9d9d9"/>
    </style:style>
  </office:automatic-styles>
  <office:body>
    <office:chart>
      <chart:chart svg:width="28.609cm" svg:height="6.725cm" xlink:href=".." xlink:type="simple" chart:class="chart:bar" chart:row-mapping="4 3 2 1 0 5" chart:style-name="ch1">
        <chart:title svg:x="0.029cm" svg:y="0cm" chart:style-name="ch2">
          <text:p>Capital Structure</text:p>
        </chart:title>
        <chart:legend svg:x="2.608cm" svg:y="6.008cm" style:legend-expansion="custom" chartooo:width="23.498cm" chartooo:height="0.699cm" style:legend-expansion-aspect-ratio="33.6165951359084" chart:style-name="ch3"/>
        <chart:plot-area chart:style-name="ch4" table:cell-range-address="'Debt Metrics'.C4:'Debt Metrics'.G4 'Debt Metrics'.B6:'Debt Metrics'.G10 'Debt Metrics'.B14:'Debt Metrics'.G14" chart:data-source-has-labels="both" svg:x="1.422cm" svg:y="0.697cm" svg:width="26.259cm" svg:height="5.358cm">
          <chartooo:coordinate-region svg:x="2.199cm" svg:y="0.873cm" svg:width="24.798cm" svg:height="4.581cm"/>
          <chart:axis chart:dimension="x" chart:name="primary-x" chart:style-name="ch5" chartooo:axis-type="auto">
            <chartooo:date-scale/>
            <chart:categories table:cell-range-address="'Debt Metrics'.C4:'Debt Metrics'.G4"/>
          </chart:axis>
          <chart:axis chart:dimension="x" chart:name="secondary-x" chart:style-name="ch6"/>
          <chart:axis chart:dimension="y" chart:name="primary-y" chart:style-name="ch7">
            <chart:title svg:x="0.309cm" svg:y="5.055cm" chart:style-name="ch8">
              <text:p>% of Capital Structure</text:p>
            </chart:title>
            <chart:grid chart:style-name="ch9" chart:class="major"/>
          </chart:axis>
          <chart:axis chart:dimension="y" chart:name="secondary-y" chart:style-name="ch10">
            <chart:title svg:x="28.465cm" svg:y="2.105cm" chart:style-name="ch11">
              <text:p>EBIT / Int Exp</text:p>
            </chart:title>
          </chart:axis>
          <chart:series chart:attached-axis="primary-y" chart:style-name="ch12" chart:values-cell-range-address="'Debt Metrics'.C10:'Debt Metrics'.G10" chart:label-cell-address="'Debt Metrics'.B10:'Debt Metrics'.B10" chart:class="chart:bar">
            <chart:data-point chart:repeated="5"/>
          </chart:series>
          <chart:series chart:attached-axis="primary-y" chart:style-name="ch13" chart:values-cell-range-address="'Debt Metrics'.C9:'Debt Metrics'.G9" chart:label-cell-address="'Debt Metrics'.B9:'Debt Metrics'.B9" chart:class="chart:bar">
            <chart:data-point chart:repeated="5"/>
          </chart:series>
          <chart:series chart:attached-axis="primary-y" chart:style-name="ch14" chart:values-cell-range-address="'Debt Metrics'.C8:'Debt Metrics'.G8" chart:label-cell-address="'Debt Metrics'.B8:'Debt Metrics'.B8" chart:class="chart:bar">
            <chart:data-point chart:repeated="5"/>
          </chart:series>
          <chart:series chart:attached-axis="primary-y" chart:style-name="ch15" chart:values-cell-range-address="'Debt Metrics'.C7:'Debt Metrics'.G7" chart:label-cell-address="'Debt Metrics'.B7:'Debt Metrics'.B7" chart:class="chart:bar">
            <chart:data-point chart:repeated="5"/>
          </chart:series>
          <chart:series chart:attached-axis="primary-y" chart:style-name="ch16" chart:values-cell-range-address="'Debt Metrics'.C6:'Debt Metrics'.G6" chart:label-cell-address="'Debt Metrics'.B6:'Debt Metrics'.B6" chart:class="chart:bar">
            <chart:data-point chart:repeated="5"/>
          </chart:series>
          <chart:series chart:attached-axis="secondary-y" chart:style-name="ch17" chart:values-cell-range-address="'Debt Metrics'.C14:'Debt Metrics'.G14" chart:label-cell-address="'Debt Metrics'.B14:'Debt Metrics'.B14" chart:class="chart:line">
            <chart:data-point chart:repeated="5"/>
          </chart:series>
          <chart:wall chart:style-name="ch18"/>
          <chart:floor chart:style-name="ch1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FY 2013</text:p>
                <draw:g>
                  <svg:desc>'Debt Metrics'.C4:'Debt Metrics'.G4</svg:desc>
                </draw:g>
              </table:table-cell>
              <table:table-cell office:value-type="string">
                <text:p>FY 2014</text:p>
              </table:table-cell>
              <table:table-cell office:value-type="string">
                <text:p>FY 2015</text:p>
              </table:table-cell>
              <table:table-cell office:value-type="string">
                <text:p>FY 2016</text:p>
              </table:table-cell>
              <table:table-cell office:value-type="string">
                <text:p>Q2TTM 2017</text:p>
              </table:table-cell>
            </table:table-row>
          </table:table-header-rows>
          <table:table-rows>
            <table:table-row>
              <table:table-cell office:value-type="string">
                <text:p>Common Equity to Total Capital</text:p>
                <draw:g>
                  <svg:desc>'Debt Metrics'.B10:'Debt Metrics'.B10</svg:desc>
                </draw:g>
              </table:table-cell>
              <table:table-cell office:value-type="float" office:value="0.54723">
                <text:p>0.54723</text:p>
                <draw:g>
                  <svg:desc>'Debt Metrics'.C10:'Debt Metrics'.G10</svg:desc>
                </draw:g>
              </table:table-cell>
              <table:table-cell office:value-type="float" office:value="0.521289">
                <text:p>0.521289</text:p>
              </table:table-cell>
              <table:table-cell office:value-type="float" office:value="0.491095">
                <text:p>0.491095</text:p>
              </table:table-cell>
              <table:table-cell office:value-type="float" office:value="0.497268">
                <text:p>0.497268</text:p>
              </table:table-cell>
              <table:table-cell office:value-type="float" office:value="0.462779">
                <text:p>0.462779</text:p>
              </table:table-cell>
            </table:table-row>
            <table:table-row>
              <table:table-cell office:value-type="string">
                <text:p>Noncontrolling Interests to Total Capital</text:p>
                <draw:g>
                  <svg:desc>'Debt Metrics'.B9:'Debt Metrics'.B9</svg:desc>
                </draw:g>
              </table:table-cell>
              <table:table-cell office:value-type="float" office:value="0.002971">
                <text:p>0.002971</text:p>
                <draw:g>
                  <svg:desc>'Debt Metrics'.C9:'Debt Metrics'.G9</svg:desc>
                </draw:g>
              </table:table-cell>
              <table:table-cell office:value-type="float" office:value="0.003219">
                <text:p>0.003219</text:p>
              </table:table-cell>
              <table:table-cell office:value-type="float" office:value="0.003879">
                <text:p>0.003879</text:p>
              </table:table-cell>
              <table:table-cell office:value-type="float" office:value="0.003937">
                <text:p>0.003937</text:p>
              </table:table-cell>
              <table:table-cell office:value-type="float" office:value="0.004204">
                <text:p>0.004204</text:p>
              </table:table-cell>
            </table:table-row>
            <table:table-row>
              <table:table-cell office:value-type="string">
                <text:p>Preferred Equity to Total Capital</text:p>
                <draw:g>
                  <svg:desc>'Debt Metrics'.B8:'Debt Metrics'.B8</svg:desc>
                </draw:g>
              </table:table-cell>
              <table:table-cell office:value-type="float" office:value="0">
                <text:p>0</text:p>
                <draw:g>
                  <svg:desc>'Debt Metrics'.C8:'Debt Metrics'.G8</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Long-Term Debt to Total Capital</text:p>
                <draw:g>
                  <svg:desc>'Debt Metrics'.B7:'Debt Metrics'.B7</svg:desc>
                </draw:g>
              </table:table-cell>
              <table:table-cell office:value-type="float" office:value="0.416732">
                <text:p>0.416732</text:p>
                <draw:g>
                  <svg:desc>'Debt Metrics'.C7:'Debt Metrics'.G7</svg:desc>
                </draw:g>
              </table:table-cell>
              <table:table-cell office:value-type="float" office:value="0.440304">
                <text:p>0.440304</text:p>
              </table:table-cell>
              <table:table-cell office:value-type="float" office:value="0.474457">
                <text:p>0.474457</text:p>
              </table:table-cell>
              <table:table-cell office:value-type="float" office:value="0.459089">
                <text:p>0.459089</text:p>
              </table:table-cell>
              <table:table-cell office:value-type="float" office:value="0.49283">
                <text:p>0.49283</text:p>
              </table:table-cell>
            </table:table-row>
            <table:table-row>
              <table:table-cell office:value-type="string">
                <text:p>Short-Term Debt to Total Capital</text:p>
                <draw:g>
                  <svg:desc>'Debt Metrics'.B6:'Debt Metrics'.B6</svg:desc>
                </draw:g>
              </table:table-cell>
              <table:table-cell office:value-type="float" office:value="0.033067">
                <text:p>0.033067</text:p>
                <draw:g>
                  <svg:desc>'Debt Metrics'.C6:'Debt Metrics'.G6</svg:desc>
                </draw:g>
              </table:table-cell>
              <table:table-cell office:value-type="float" office:value="0.035188">
                <text:p>0.035188</text:p>
              </table:table-cell>
              <table:table-cell office:value-type="float" office:value="0.03057">
                <text:p>0.03057</text:p>
              </table:table-cell>
              <table:table-cell office:value-type="float" office:value="0.039706">
                <text:p>0.039706</text:p>
              </table:table-cell>
              <table:table-cell office:value-type="float" office:value="0.040187">
                <text:p>0.040187</text:p>
              </table:table-cell>
            </table:table-row>
            <table:table-row>
              <table:table-cell office:value-type="string">
                <text:p>EBIT to Int Exp</text:p>
                <draw:g>
                  <svg:desc>'Debt Metrics'.B14:'Debt Metrics'.B14</svg:desc>
                </draw:g>
              </table:table-cell>
              <table:table-cell office:value-type="float" office:value="7.9563">
                <text:p>7.9563</text:p>
                <draw:g>
                  <svg:desc>'Debt Metrics'.C14:'Debt Metrics'.G14</svg:desc>
                </draw:g>
              </table:table-cell>
              <table:table-cell office:value-type="float" office:value="3.8176">
                <text:p>3.8176</text:p>
              </table:table-cell>
              <table:table-cell office:value-type="float" office:value="6.0032">
                <text:p>6.0032</text:p>
              </table:table-cell>
              <table:table-cell office:value-type="float" office:value="5.0151">
                <text:p>5.0151</text:p>
              </table:table-cell>
              <table:table-cell office:value-type="float" office:value="4.8835">
                <text:p>4.883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0.3$MacOSX_X86_64 LibreOffice_project/7556cbc6811c9d992f4064ab9287069087d7f62c</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msFillGradient_20_1" draw:display-name="msFillGradient 1" draw:style="linear" draw:start-color="#b32a17" draw:end-color="#c64a42" draw:start-intensity="100%" draw:end-intensity="100%" draw:angle="1800" draw:border="22%"/>
    <draw:gradient draw:name="msFillGradient_20_2" draw:display-name="msFillGradient 2" draw:style="linear" draw:start-color="#d35d16" draw:end-color="#e87141" draw:start-intensity="100%" draw:end-intensity="100%" draw:angle="1800" draw:border="22%"/>
    <draw:gradient draw:name="msFillGradient_20_3" draw:display-name="msFillGradient 3" draw:style="linear" draw:start-color="#d2a91b" draw:end-color="#e7bc43" draw:start-intensity="100%" draw:end-intensity="100%" draw:angle="1800" draw:border="22%"/>
    <draw:gradient draw:name="msFillGradient_20_4" draw:display-name="msFillGradient 4" draw:style="linear" draw:start-color="#84b122" draw:end-color="#96c446" draw:start-intensity="100%" draw:end-intensity="100%" draw:angle="1800" draw:border="22%"/>
    <draw:gradient draw:name="msFillGradient_20_5" draw:display-name="msFillGradient 5" draw:style="linear" draw:start-color="#4c921e" draw:end-color="#63a544" draw:start-intensity="100%" draw:end-intensity="100%" draw:angle="1800" draw:border="22%"/>
  </office:styles>
</office:document-styles>
</file>